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571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1.9425in"/>
    </style:style>
    <style:style style:name="co7" style:family="table-column">
      <style:table-column-properties fo:break-before="auto" style:column-width="3.4236in"/>
    </style:style>
    <style:style style:name="co8" style:family="table-column">
      <style:table-column-properties fo:break-before="auto" style:column-width="0.2339in"/>
    </style:style>
    <style:style style:name="co9" style:family="table-column">
      <style:table-column-properties fo:break-before="auto" style:column-width="4.5756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5" table:default-cell-style-name="ce2"/>
        <table:table-column table:style-name="co6" table:default-cell-style-name="ce2"/>
        <table:table-column table:style-name="co9" table:default-cell-style-name="ce2"/>
        <table:table-column table:style-name="co10" table:number-columns-repeated="1013" table:default-cell-style-name="Default"/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bandon</text:p>
          </table:table-cell>
          <table:table-cell office:value-type="string" calcext:value-type="string">
            <text:p>senbrideco</text:p>
          </table:table-cell>
          <table:table-cell office:value-type="string" calcext:value-type="string">
            <text:p>lit. unbridled-ness</text:p>
          </table:table-cell>
          <table:table-cell/>
          <table:table-cell table:formula="of:=IF(ISTEXT([.E1]);[.E1];&quot;&quot;)" office:value-type="string" office:string-value="abandon" calcext:value-type="string">
            <text:p>abandon</text:p>
          </table:table-cell>
          <table:table-cell table:formula="of:=CONCATENATE([.F1]; IF(ISTEXT([.B1]); CONCATENATE(&quot; {&quot;;[.B1];&quot;}&quot;);&quot;&quot;))" office:value-type="string" office:string-value="senbrideco" calcext:value-type="string">
            <text:p>senbrideco</text:p>
          </table:table-cell>
          <table:table-cell table:formula="of:=IF(ISTEXT([.G1]);[.G1];&quot;&quot;)" office:value-type="string" office:string-value="lit. unbridled-ness" calcext:value-type="string">
            <text:p>lit. unbridled-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rezigni</text:p>
          </table:table-cell>
          <table:table-cell office:value-type="string" calcext:value-type="string">
            <text:p>definitely leave as unworkable or unattainable</text:p>
          </table:table-cell>
          <table:table-cell/>
          <table:table-cell table:formula="of:=IF(ISTEXT([.E2]);[.E2];&quot;&quot;)" office:value-type="string" office:string-value="abjure" calcext:value-type="string">
            <text:p>abjure</text:p>
          </table:table-cell>
          <table:table-cell table:formula="of:=CONCATENATE([.F2]; IF(ISTEXT([.B2]); CONCATENATE(&quot; {&quot;;[.B2];&quot;}&quot;);&quot;&quot;))" office:value-type="string" office:string-value="rezigni {tr}" calcext:value-type="string">
            <text:p>rezigni {tr}</text:p>
          </table:table-cell>
          <table:table-cell table:formula="of:=IF(ISTEXT([.G2]);[.G2];&quot;&quot;)" office:value-type="string" office:string-value="definitely leave as unworkable or unattainable" calcext:value-type="string">
            <text:p>definitely leave as unworkable or unattai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bo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E3]);[.E3];&quot;&quot;)" office:value-type="string" office:string-value="about" calcext:value-type="string">
            <text:p>about</text:p>
          </table:table-cell>
          <table:table-cell table:formula="of:=CONCATENATE([.F3]; IF(ISTEXT([.B3]); CONCATENATE(&quot; {&quot;;[.B3];&quot;}&quot;);&quot;&quot;))" office:value-type="string" office:string-value="pri" calcext:value-type="string">
            <text:p>pri</text:p>
          </table:table-cell>
          <table:table-cell table:formula="of:=IF(ISTEXT([.G3]);[.G3];&quot;&quot;)" office:value-type="string" office:string-value="talk about something" calcext:value-type="string">
            <text:p>talk about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E4]);[.E4];&quot;&quot;)" office:value-type="string" office:string-value="above" calcext:value-type="string">
            <text:p>above</text:p>
          </table:table-cell>
          <table:table-cell table:formula="of:=CONCATENATE([.F4]; IF(ISTEXT([.B4]); CONCATENATE(&quot; {&quot;;[.B4];&quot;}&quot;);&quot;&quot;))" office:value-type="string" office:string-value="super" calcext:value-type="string">
            <text:p>super</text:p>
          </table:table-cell>
          <table:table-cell table:formula="of:=IF(ISTEXT([.G4]);[.G4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bove the door</text:p>
          </table:table-cell>
          <table:table-cell office:value-type="string" calcext:value-type="string">
            <text:p>super'porde</text:p>
          </table:table-cell>
          <table:table-cell table:number-columns-repeated="2"/>
          <table:table-cell table:formula="of:=IF(ISTEXT([.E5]);[.E5];&quot;&quot;)" office:value-type="string" office:string-value="above the door" calcext:value-type="string">
            <text:p>above the door</text:p>
          </table:table-cell>
          <table:table-cell table:formula="of:=CONCATENATE([.F5]; IF(ISTEXT([.B5]); CONCATENATE(&quot; {&quot;;[.B5];&quot;}&quot;);&quot;&quot;))" office:value-type="string" office:string-value="super'porde" calcext:value-type="string">
            <text:p>super'porde</text:p>
          </table:table-cell>
          <table:table-cell table:formula="of:=IF(ISTEXT([.G5]);[.G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bsurd</text:p>
          </table:table-cell>
          <table:table-cell office:value-type="string" calcext:value-type="string">
            <text:p>absurda</text:p>
          </table:table-cell>
          <table:table-cell table:number-columns-repeated="2"/>
          <table:table-cell table:formula="of:=IF(ISTEXT([.E6]);[.E6];&quot;&quot;)" office:value-type="string" office:string-value="absurd" calcext:value-type="string">
            <text:p>absurd</text:p>
          </table:table-cell>
          <table:table-cell table:formula="of:=CONCATENATE([.F6]; IF(ISTEXT([.B6]); CONCATENATE(&quot; {&quot;;[.B6];&quot;}&quot;);&quot;&quot;))" office:value-type="string" office:string-value="absurda" calcext:value-type="string">
            <text:p>absurda</text:p>
          </table:table-cell>
          <table:table-cell table:formula="of:=IF(ISTEXT([.G6]);[.G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cord</text:p>
          </table:table-cell>
          <table:table-cell office:value-type="string" calcext:value-type="string">
            <text:p>akordo</text:p>
          </table:table-cell>
          <table:table-cell table:number-columns-repeated="2"/>
          <table:table-cell table:formula="of:=IF(ISTEXT([.E7]);[.E7];&quot;&quot;)" office:value-type="string" office:string-value="accord" calcext:value-type="string">
            <text:p>accord</text:p>
          </table:table-cell>
          <table:table-cell table:formula="of:=CONCATENATE([.F7]; IF(ISTEXT([.B7]); CONCATENATE(&quot; {&quot;;[.B7];&quot;}&quot;);&quot;&quot;))" office:value-type="string" office:string-value="akordo" calcext:value-type="string">
            <text:p>akordo</text:p>
          </table:table-cell>
          <table:table-cell table:formula="of:=IF(ISTEXT([.G7]);[.G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ccording to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in agreement with, as stated</text:p>
          </table:table-cell>
          <table:table-cell/>
          <table:table-cell table:formula="of:=IF(ISTEXT([.E8]);[.E8];&quot;&quot;)" office:value-type="string" office:string-value="according to" calcext:value-type="string">
            <text:p>according to</text:p>
          </table:table-cell>
          <table:table-cell table:formula="of:=CONCATENATE([.F8]; IF(ISTEXT([.B8]); CONCATENATE(&quot; {&quot;;[.B8];&quot;}&quot;);&quot;&quot;))" office:value-type="string" office:string-value="laŭ" calcext:value-type="string">
            <text:p>laŭ</text:p>
          </table:table-cell>
          <table:table-cell table:formula="of:=IF(ISTEXT([.G8]);[.G8];&quot;&quot;)" office:value-type="string" office:string-value="in agreement with, as stated" calcext:value-type="string">
            <text:p>in agreement with, as sta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ccordingly</text:p>
          </table:table-cell>
          <table:table-cell office:value-type="string" calcext:value-type="string">
            <text:p>konforme</text:p>
          </table:table-cell>
          <table:table-cell office:value-type="string" calcext:value-type="string">
            <text:p>so that it's similar to a model object</text:p>
          </table:table-cell>
          <table:table-cell/>
          <table:table-cell table:formula="of:=IF(ISTEXT([.E9]);[.E9];&quot;&quot;)" office:value-type="string" office:string-value="accordingly" calcext:value-type="string">
            <text:p>accordingly</text:p>
          </table:table-cell>
          <table:table-cell table:formula="of:=CONCATENATE([.F9]; IF(ISTEXT([.B9]); CONCATENATE(&quot; {&quot;;[.B9];&quot;}&quot;);&quot;&quot;))" office:value-type="string" office:string-value="konforme" calcext:value-type="string">
            <text:p>konforme</text:p>
          </table:table-cell>
          <table:table-cell table:formula="of:=IF(ISTEXT([.G9]);[.G9];&quot;&quot;)" office:value-type="string" office:string-value="so that it's similar to a model object" calcext:value-type="string">
            <text:p>so that it's similar to a model obj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chieve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E10]);[.E10];&quot;&quot;)" office:value-type="string" office:string-value="achieve" calcext:value-type="string">
            <text:p>achieve</text:p>
          </table:table-cell>
          <table:table-cell table:formula="of:=CONCATENATE([.F10]; IF(ISTEXT([.B10]); CONCATENATE(&quot; {&quot;;[.B10];&quot;}&quot;);&quot;&quot;))" office:value-type="string" office:string-value="atingi {tr}" calcext:value-type="string">
            <text:p>atingi {tr}</text:p>
          </table:table-cell>
          <table:table-cell table:formula="of:=IF(ISTEXT([.G10]);[.G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cro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E11]);[.E11];&quot;&quot;)" office:value-type="string" office:string-value="across" calcext:value-type="string">
            <text:p>across</text:p>
          </table:table-cell>
          <table:table-cell table:formula="of:=CONCATENATE([.F11]; IF(ISTEXT([.B11]); CONCATENATE(&quot; {&quot;;[.B11];&quot;}&quot;);&quot;&quot;))" office:value-type="string" office:string-value="trans" calcext:value-type="string">
            <text:p>trans</text:p>
          </table:table-cell>
          <table:table-cell table:formula="of:=IF(ISTEXT([.G11]);[.G11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ldoni</text:p>
          </table:table-cell>
          <table:table-cell table:number-columns-repeated="2"/>
          <table:table-cell table:formula="of:=IF(ISTEXT([.E12]);[.E12];&quot;&quot;)" office:value-type="string" office:string-value="add" calcext:value-type="string">
            <text:p>add</text:p>
          </table:table-cell>
          <table:table-cell table:formula="of:=CONCATENATE([.F12]; IF(ISTEXT([.B12]); CONCATENATE(&quot; {&quot;;[.B12];&quot;}&quot;);&quot;&quot;))" office:value-type="string" office:string-value="aldoni {tr}" calcext:value-type="string">
            <text:p>aldoni {tr}</text:p>
          </table:table-cell>
          <table:table-cell table:formula="of:=IF(ISTEXT([.G12]);[.G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dorable</text:p>
          </table:table-cell>
          <table:table-cell office:value-type="string" calcext:value-type="string">
            <text:p>adorinda</text:p>
          </table:table-cell>
          <table:table-cell table:number-columns-repeated="2"/>
          <table:table-cell table:formula="of:=IF(ISTEXT([.E13]);[.E13];&quot;&quot;)" office:value-type="string" office:string-value="adorable" calcext:value-type="string">
            <text:p>adorable</text:p>
          </table:table-cell>
          <table:table-cell table:formula="of:=CONCATENATE([.F13]; IF(ISTEXT([.B13]); CONCATENATE(&quot; {&quot;;[.B13];&quot;}&quot;);&quot;&quot;))" office:value-type="string" office:string-value="adorinda" calcext:value-type="string">
            <text:p>adorinda</text:p>
          </table:table-cell>
          <table:table-cell table:formula="of:=IF(ISTEXT([.G13]);[.G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dvance</text:p>
          </table:table-cell>
          <table:table-cell office:value-type="string" calcext:value-type="string">
            <text:p>antaŭiĝi</text:p>
          </table:table-cell>
          <table:table-cell office:value-type="string" calcext:value-type="string">
            <text:p>move forward, "progresi" for advancement through ranks</text:p>
          </table:table-cell>
          <table:table-cell/>
          <table:table-cell table:formula="of:=IF(ISTEXT([.E14]);[.E14];&quot;&quot;)" office:value-type="string" office:string-value="advance" calcext:value-type="string">
            <text:p>advance</text:p>
          </table:table-cell>
          <table:table-cell table:formula="of:=CONCATENATE([.F14]; IF(ISTEXT([.B14]); CONCATENATE(&quot; {&quot;;[.B14];&quot;}&quot;);&quot;&quot;))" office:value-type="string" office:string-value="antaŭiĝi {ntr}" calcext:value-type="string">
            <text:p>antaŭiĝi {ntr}</text:p>
          </table:table-cell>
          <table:table-cell table:formula="of:=IF(ISTEXT([.G14]);[.G14];&quot;&quot;)" office:value-type="string" office:string-value="move forward, &quot;progresi&quot; for advancement through ranks" calcext:value-type="string">
            <text:p>move forward, "progresi" for advancement through rank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 office:value-type="string" calcext:value-type="string">
            <text:p>afekcii</text:p>
          </table:table-cell>
          <table:table-cell office:value-type="string" calcext:value-type="string">
            <text:p>create change in</text:p>
          </table:table-cell>
          <table:table-cell/>
          <table:table-cell table:formula="of:=IF(ISTEXT([.E15]);[.E15];&quot;&quot;)" office:value-type="string" office:string-value="affect" calcext:value-type="string">
            <text:p>affect</text:p>
          </table:table-cell>
          <table:table-cell table:formula="of:=CONCATENATE([.F15]; IF(ISTEXT([.B15]); CONCATENATE(&quot; {&quot;;[.B15];&quot;}&quot;);&quot;&quot;))" office:value-type="string" office:string-value="afekcii {tr}" calcext:value-type="string">
            <text:p>afekcii {tr}</text:p>
          </table:table-cell>
          <table:table-cell table:formula="of:=IF(ISTEXT([.G15]);[.G15];&quot;&quot;)" office:value-type="string" office:string-value="create change in" calcext:value-type="string">
            <text:p>create change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frai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E16]);[.E16];&quot;&quot;)" office:value-type="string" office:string-value="afraid" calcext:value-type="string">
            <text:p>afraid</text:p>
          </table:table-cell>
          <table:table-cell table:formula="of:=CONCATENATE([.F16]; IF(ISTEXT([.B16]); CONCATENATE(&quot; {&quot;;[.B16];&quot;}&quot;);&quot;&quot;))" office:value-type="string" office:string-value="tima" calcext:value-type="string">
            <text:p>tima</text:p>
          </table:table-cell>
          <table:table-cell table:formula="of:=IF(ISTEXT([.G16]);[.G1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reet</text:p>
          </table:table-cell>
          <table:table-cell office:value-type="string" calcext:value-type="string">
            <text:p>efrito</text:p>
          </table:table-cell>
          <table:table-cell office:value-type="string" calcext:value-type="string">
            <text:p>a powerful evil jinni, demon, or monstrous giant in Arabic mythology</text:p>
          </table:table-cell>
          <table:table-cell/>
          <table:table-cell table:formula="of:=IF(ISTEXT([.E17]);[.E17];&quot;&quot;)" office:value-type="string" office:string-value="afreet" calcext:value-type="string">
            <text:p>afreet</text:p>
          </table:table-cell>
          <table:table-cell table:formula="of:=CONCATENATE([.F17]; IF(ISTEXT([.B17]); CONCATENATE(&quot; {&quot;;[.B17];&quot;}&quot;);&quot;&quot;))" office:value-type="string" office:string-value="efrito" calcext:value-type="string">
            <text:p>efrito</text:p>
          </table:table-cell>
          <table:table-cell table:formula="of:=IF(ISTEXT([.G17]);[.G17];&quot;&quot;)" office:value-type="string" office:string-value="a powerful evil jinni, demon, or monstrous giant in Arabic mythology" calcext:value-type="string">
            <text:p>a powerful evil jinni, demon, or monstrous giant in Arabic mytholog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fter something</text:p>
          </table:table-cell>
          <table:table-cell/>
          <table:table-cell table:formula="of:=IF(ISTEXT([.E18]);[.E18];&quot;&quot;)" office:value-type="string" office:string-value="after" calcext:value-type="string">
            <text:p>after</text:p>
          </table:table-cell>
          <table:table-cell table:formula="of:=CONCATENATE([.F18]; IF(ISTEXT([.B18]); CONCATENATE(&quot; {&quot;;[.B18];&quot;}&quot;);&quot;&quot;))" office:value-type="string" office:string-value="post" calcext:value-type="string">
            <text:p>post</text:p>
          </table:table-cell>
          <table:table-cell table:formula="of:=IF(ISTEXT([.G18]);[.G18];&quot;&quot;)" office:value-type="string" office:string-value="after something" calcext:value-type="string">
            <text:p>afte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glow</text:p>
          </table:table-cell>
          <table:table-cell office:value-type="string" calcext:value-type="string">
            <text:p>post'brilo</text:p>
          </table:table-cell>
          <table:table-cell table:number-columns-repeated="2"/>
          <table:table-cell table:formula="of:=IF(ISTEXT([.E19]);[.E19];&quot;&quot;)" office:value-type="string" office:string-value="afterglow" calcext:value-type="string">
            <text:p>afterglow</text:p>
          </table:table-cell>
          <table:table-cell table:formula="of:=CONCATENATE([.F19]; IF(ISTEXT([.B19]); CONCATENATE(&quot; {&quot;;[.B19];&quot;}&quot;);&quot;&quot;))" office:value-type="string" office:string-value="post'brilo" calcext:value-type="string">
            <text:p>post'brilo</text:p>
          </table:table-cell>
          <table:table-cell table:formula="of:=IF(ISTEXT([.G19]);[.G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gainst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opponent of someone/thing</text:p>
          </table:table-cell>
          <table:table-cell/>
          <table:table-cell table:formula="of:=IF(ISTEXT([.E20]);[.E20];&quot;&quot;)" office:value-type="string" office:string-value="against" calcext:value-type="string">
            <text:p>against</text:p>
          </table:table-cell>
          <table:table-cell table:formula="of:=CONCATENATE([.F20]; IF(ISTEXT([.B20]); CONCATENATE(&quot; {&quot;;[.B20];&quot;}&quot;);&quot;&quot;))" office:value-type="string" office:string-value="kontraŭ" calcext:value-type="string">
            <text:p>kontraŭ</text:p>
          </table:table-cell>
          <table:table-cell table:formula="of:=IF(ISTEXT([.G20]);[.G20];&quot;&quot;)" office:value-type="string" office:string-value="opponent of someone/thing" calcext:value-type="string">
            <text:p>opponent of someone/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epoko</text:p>
          </table:table-cell>
          <table:table-cell office:value-type="string" calcext:value-type="string">
            <text:p>era or epoch</text:p>
          </table:table-cell>
          <table:table-cell/>
          <table:table-cell table:formula="of:=IF(ISTEXT([.E21]);[.E21];&quot;&quot;)" office:value-type="string" office:string-value="age" calcext:value-type="string">
            <text:p>age</text:p>
          </table:table-cell>
          <table:table-cell table:formula="of:=CONCATENATE([.F21]; IF(ISTEXT([.B21]); CONCATENATE(&quot; {&quot;;[.B21];&quot;}&quot;);&quot;&quot;))" office:value-type="string" office:string-value="epoko" calcext:value-type="string">
            <text:p>epoko</text:p>
          </table:table-cell>
          <table:table-cell table:formula="of:=IF(ISTEXT([.G21]);[.G21];&quot;&quot;)" office:value-type="string" office:string-value="era or epoch" calcext:value-type="string">
            <text:p>era or epo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nt</text:p>
          </table:table-cell>
          <table:table-cell office:value-type="string" calcext:value-type="string">
            <text:p>agento</text:p>
          </table:table-cell>
          <table:table-cell table:number-columns-repeated="2"/>
          <table:table-cell table:formula="of:=IF(ISTEXT([.E22]);[.E22];&quot;&quot;)" office:value-type="string" office:string-value="agent" calcext:value-type="string">
            <text:p>agent</text:p>
          </table:table-cell>
          <table:table-cell table:formula="of:=CONCATENATE([.F22]; IF(ISTEXT([.B22]); CONCATENATE(&quot; {&quot;;[.B22];&quot;}&quot;);&quot;&quot;))" office:value-type="string" office:string-value="agento" calcext:value-type="string">
            <text:p>agento</text:p>
          </table:table-cell>
          <table:table-cell table:formula="of:=IF(ISTEXT([.G22]);[.G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itation</text:p>
          </table:table-cell>
          <table:table-cell office:value-type="string" calcext:value-type="string">
            <text:p>agitado</text:p>
          </table:table-cell>
          <table:table-cell table:number-columns-repeated="2"/>
          <table:table-cell table:formula="of:=IF(ISTEXT([.E23]);[.E23];&quot;&quot;)" office:value-type="string" office:string-value="agitation" calcext:value-type="string">
            <text:p>agitation</text:p>
          </table:table-cell>
          <table:table-cell table:formula="of:=CONCATENATE([.F23]; IF(ISTEXT([.B23]); CONCATENATE(&quot; {&quot;;[.B23];&quot;}&quot;);&quot;&quot;))" office:value-type="string" office:string-value="agitado" calcext:value-type="string">
            <text:p>agitado</text:p>
          </table:table-cell>
          <table:table-cell table:formula="of:=IF(ISTEXT([.G23]);[.G2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go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E24]);[.E24];&quot;&quot;)" office:value-type="string" office:string-value="ago" calcext:value-type="string">
            <text:p>ago</text:p>
          </table:table-cell>
          <table:table-cell table:formula="of:=CONCATENATE([.F24]; IF(ISTEXT([.B24]); CONCATENATE(&quot; {&quot;;[.B24];&quot;}&quot;);&quot;&quot;))" office:value-type="string" office:string-value="antaŭ" calcext:value-type="string">
            <text:p>antaŭ</text:p>
          </table:table-cell>
          <table:table-cell table:formula="of:=IF(ISTEXT([.G24]);[.G24];&quot;&quot;)" office:value-type="string" office:string-value="at or during a earlier time" calcext:value-type="string">
            <text:p>at or during a earlier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gree</text:p>
          </table:table-cell>
          <table:table-cell office:value-type="string" calcext:value-type="string">
            <text:p>konsenti</text:p>
          </table:table-cell>
          <table:table-cell table:number-columns-repeated="2"/>
          <table:table-cell table:formula="of:=IF(ISTEXT([.E25]);[.E25];&quot;&quot;)" office:value-type="string" office:string-value="agree" calcext:value-type="string">
            <text:p>agree</text:p>
          </table:table-cell>
          <table:table-cell table:formula="of:=CONCATENATE([.F25]; IF(ISTEXT([.B25]); CONCATENATE(&quot; {&quot;;[.B25];&quot;}&quot;);&quot;&quot;))" office:value-type="string" office:string-value="konsenti {ntr}" calcext:value-type="string">
            <text:p>konsenti {ntr}</text:p>
          </table:table-cell>
          <table:table-cell table:formula="of:=IF(ISTEXT([.G25]);[.G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iling</text:p>
          </table:table-cell>
          <table:table-cell office:value-type="string" calcext:value-type="string">
            <text:p>malsana</text:p>
          </table:table-cell>
          <table:table-cell office:value-type="string" calcext:value-type="string">
            <text:p>not healthy</text:p>
          </table:table-cell>
          <table:table-cell/>
          <table:table-cell table:formula="of:=IF(ISTEXT([.E26]);[.E26];&quot;&quot;)" office:value-type="string" office:string-value="ailing" calcext:value-type="string">
            <text:p>ailing</text:p>
          </table:table-cell>
          <table:table-cell table:formula="of:=CONCATENATE([.F26]; IF(ISTEXT([.B26]); CONCATENATE(&quot; {&quot;;[.B26];&quot;}&quot;);&quot;&quot;))" office:value-type="string" office:string-value="malsana" calcext:value-type="string">
            <text:p>malsana</text:p>
          </table:table-cell>
          <table:table-cell table:formula="of:=IF(ISTEXT([.G26]);[.G26];&quot;&quot;)" office:value-type="string" office:string-value="not healthy" calcext:value-type="string">
            <text:p>not health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ilment</text:p>
          </table:table-cell>
          <table:table-cell office:value-type="string" calcext:value-type="string">
            <text:p>malsaneto</text:p>
          </table:table-cell>
          <table:table-cell table:number-columns-repeated="2"/>
          <table:table-cell table:formula="of:=IF(ISTEXT([.E27]);[.E27];&quot;&quot;)" office:value-type="string" office:string-value="ailment" calcext:value-type="string">
            <text:p>ailment</text:p>
          </table:table-cell>
          <table:table-cell table:formula="of:=CONCATENATE([.F27]; IF(ISTEXT([.B27]); CONCATENATE(&quot; {&quot;;[.B27];&quot;}&quot;);&quot;&quot;))" office:value-type="string" office:string-value="malsaneto" calcext:value-type="string">
            <text:p>malsaneto</text:p>
          </table:table-cell>
          <table:table-cell table:formula="of:=IF(ISTEXT([.G27]);[.G27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armed</text:p>
          </table:table-cell>
          <table:table-cell office:value-type="string" calcext:value-type="string">
            <text:p>alarmite</text:p>
          </table:table-cell>
          <table:table-cell table:number-columns-repeated="2"/>
          <table:table-cell table:formula="of:=IF(ISTEXT([.E28]);[.E28];&quot;&quot;)" office:value-type="string" office:string-value="alarmed" calcext:value-type="string">
            <text:p>alarmed</text:p>
          </table:table-cell>
          <table:table-cell table:formula="of:=CONCATENATE([.F28]; IF(ISTEXT([.B28]); CONCATENATE(&quot; {&quot;;[.B28];&quot;}&quot;);&quot;&quot;))" office:value-type="string" office:string-value="alarmite" calcext:value-type="string">
            <text:p>alarmite</text:p>
          </table:table-cell>
          <table:table-cell table:formula="of:=IF(ISTEXT([.G28]);[.G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3"/>
          <table:table-cell office:value-type="string" calcext:value-type="string">
            <text:p>alas</text:p>
          </table:table-cell>
          <table:table-cell office:value-type="string" calcext:value-type="string">
            <text:p>ve</text:p>
          </table:table-cell>
          <table:table-cell table:number-columns-repeated="2"/>
          <table:table-cell table:formula="of:=IF(ISTEXT([.E29]);[.E29];&quot;&quot;)" office:value-type="string" office:string-value="alas" calcext:value-type="string">
            <text:p>alas</text:p>
          </table:table-cell>
          <table:table-cell table:formula="of:=CONCATENATE([.F29]; IF(ISTEXT([.B29]); CONCATENATE(&quot; {&quot;;[.B29];&quot;}&quot;);&quot;&quot;))" office:value-type="string" office:string-value="ve" calcext:value-type="string">
            <text:p>ve</text:p>
          </table:table-cell>
          <table:table-cell table:formula="of:=IF(ISTEXT([.G29]);[.G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Aleksandrio</text:p>
          </table:table-cell>
          <table:table-cell table:number-columns-repeated="2"/>
          <table:table-cell table:formula="of:=IF(ISTEXT([.E30]);[.E30];&quot;&quot;)" office:value-type="string" office:string-value="Alexandria" calcext:value-type="string">
            <text:p>Alexandria</text:p>
          </table:table-cell>
          <table:table-cell table:formula="of:=CONCATENATE([.F30]; IF(ISTEXT([.B30]); CONCATENATE(&quot; {&quot;;[.B30];&quot;}&quot;);&quot;&quot;))" office:value-type="string" office:string-value="Aleksandrio" calcext:value-type="string">
            <text:p>Aleksandrio</text:p>
          </table:table-cell>
          <table:table-cell table:formula="of:=IF(ISTEXT([.G30]);[.G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ive</text:p>
          </table:table-cell>
          <table:table-cell office:value-type="string" calcext:value-type="string">
            <text:p>viva</text:p>
          </table:table-cell>
          <table:table-cell table:number-columns-repeated="2"/>
          <table:table-cell table:formula="of:=IF(ISTEXT([.E31]);[.E31];&quot;&quot;)" office:value-type="string" office:string-value="alive" calcext:value-type="string">
            <text:p>alive</text:p>
          </table:table-cell>
          <table:table-cell table:formula="of:=CONCATENATE([.F31]; IF(ISTEXT([.B31]); CONCATENATE(&quot; {&quot;;[.B31];&quot;}&quot;);&quot;&quot;))" office:value-type="string" office:string-value="viva" calcext:value-type="string">
            <text:p>viva</text:p>
          </table:table-cell>
          <table:table-cell table:formula="of:=IF(ISTEXT([.G31]);[.G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E32]);[.E32];&quot;&quot;)" office:value-type="string" office:string-value="all" calcext:value-type="string">
            <text:p>all</text:p>
          </table:table-cell>
          <table:table-cell table:formula="of:=CONCATENATE([.F32]; IF(ISTEXT([.B32]); CONCATENATE(&quot; {&quot;;[.B32];&quot;}&quot;);&quot;&quot;))" office:value-type="string" office:string-value="tuta" calcext:value-type="string">
            <text:p>tuta</text:p>
          </table:table-cell>
          <table:table-cell table:formula="of:=IF(ISTEXT([.G32]);[.G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ll these years</text:p>
          </table:table-cell>
          <table:table-cell office:value-type="string" calcext:value-type="string">
            <text:p>ĉiuj ĉi tiuj jaroj</text:p>
          </table:table-cell>
          <table:table-cell table:number-columns-repeated="2"/>
          <table:table-cell table:formula="of:=IF(ISTEXT([.E33]);[.E33];&quot;&quot;)" office:value-type="string" office:string-value="all these years" calcext:value-type="string">
            <text:p>all these years</text:p>
          </table:table-cell>
          <table:table-cell table:formula="of:=CONCATENATE([.F33]; IF(ISTEXT([.B33]); CONCATENATE(&quot; {&quot;;[.B33];&quot;}&quot;);&quot;&quot;))" office:value-type="string" office:string-value="ĉiuj ĉi tiuj jaroj" calcext:value-type="string">
            <text:p>ĉiuj ĉi tiuj jaroj</text:p>
          </table:table-cell>
          <table:table-cell table:formula="of:=IF(ISTEXT([.G33]);[.G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llow</text:p>
          </table:table-cell>
          <table:table-cell office:value-type="string" calcext:value-type="string">
            <text:p>permesi</text:p>
          </table:table-cell>
          <table:table-cell table:number-columns-repeated="2"/>
          <table:table-cell table:formula="of:=IF(ISTEXT([.E34]);[.E34];&quot;&quot;)" office:value-type="string" office:string-value="allow" calcext:value-type="string">
            <text:p>allow</text:p>
          </table:table-cell>
          <table:table-cell table:formula="of:=CONCATENATE([.F34]; IF(ISTEXT([.B34]); CONCATENATE(&quot; {&quot;;[.B34];&quot;}&quot;);&quot;&quot;))" office:value-type="string" office:string-value="permesi {tr}" calcext:value-type="string">
            <text:p>permesi {tr}</text:p>
          </table:table-cell>
          <table:table-cell table:formula="of:=IF(ISTEXT([.G34]);[.G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most</text:p>
          </table:table-cell>
          <table:table-cell office:value-type="string" calcext:value-type="string">
            <text:p>preskaŭ </text:p>
          </table:table-cell>
          <table:table-cell table:number-columns-repeated="2"/>
          <table:table-cell table:formula="of:=IF(ISTEXT([.E35]);[.E35];&quot;&quot;)" office:value-type="string" office:string-value="almost" calcext:value-type="string">
            <text:p>almost</text:p>
          </table:table-cell>
          <table:table-cell table:formula="of:=CONCATENATE([.F35]; IF(ISTEXT([.B35]); CONCATENATE(&quot; {&quot;;[.B35];&quot;}&quot;);&quot;&quot;))" office:value-type="string" office:string-value="preskaŭ " calcext:value-type="string">
            <text:p>preskaŭ </text:p>
          </table:table-cell>
          <table:table-cell table:formula="of:=IF(ISTEXT([.G35]);[.G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long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following lengthwise</text:p>
          </table:table-cell>
          <table:table-cell/>
          <table:table-cell table:formula="of:=IF(ISTEXT([.E36]);[.E36];&quot;&quot;)" office:value-type="string" office:string-value="along" calcext:value-type="string">
            <text:p>along</text:p>
          </table:table-cell>
          <table:table-cell table:formula="of:=CONCATENATE([.F36]; IF(ISTEXT([.B36]); CONCATENATE(&quot; {&quot;;[.B36];&quot;}&quot;);&quot;&quot;))" office:value-type="string" office:string-value="laŭ" calcext:value-type="string">
            <text:p>laŭ</text:p>
          </table:table-cell>
          <table:table-cell table:formula="of:=IF(ISTEXT([.G36]);[.G36];&quot;&quot;)" office:value-type="string" office:string-value="following lengthwise" calcext:value-type="string">
            <text:p>following lengthw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loud</text:p>
          </table:table-cell>
          <table:table-cell office:value-type="string" calcext:value-type="string">
            <text:p>laŭte</text:p>
          </table:table-cell>
          <table:table-cell table:number-columns-repeated="2"/>
          <table:table-cell table:formula="of:=IF(ISTEXT([.E37]);[.E37];&quot;&quot;)" office:value-type="string" office:string-value="aloud" calcext:value-type="string">
            <text:p>aloud</text:p>
          </table:table-cell>
          <table:table-cell table:formula="of:=CONCATENATE([.F37]; IF(ISTEXT([.B37]); CONCATENATE(&quot; {&quot;;[.B37];&quot;}&quot;);&quot;&quot;))" office:value-type="string" office:string-value="laŭte" calcext:value-type="string">
            <text:p>laŭte</text:p>
          </table:table-cell>
          <table:table-cell table:formula="of:=IF(ISTEXT([.G37]);[.G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jam </text:p>
          </table:table-cell>
          <table:table-cell table:number-columns-repeated="2"/>
          <table:table-cell table:formula="of:=IF(ISTEXT([.E38]);[.E38];&quot;&quot;)" office:value-type="string" office:string-value="already" calcext:value-type="string">
            <text:p>already</text:p>
          </table:table-cell>
          <table:table-cell table:formula="of:=CONCATENATE([.F38]; IF(ISTEXT([.B38]); CONCATENATE(&quot; {&quot;;[.B38];&quot;}&quot;);&quot;&quot;))" office:value-type="string" office:string-value="jam " calcext:value-type="string">
            <text:p>jam </text:p>
          </table:table-cell>
          <table:table-cell table:formula="of:=IF(ISTEXT([.G38]);[.G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E39]);[.E39];&quot;&quot;)" office:value-type="string" office:string-value="also" calcext:value-type="string">
            <text:p>also</text:p>
          </table:table-cell>
          <table:table-cell table:formula="of:=CONCATENATE([.F39]; IF(ISTEXT([.B39]); CONCATENATE(&quot; {&quot;;[.B39];&quot;}&quot;);&quot;&quot;))" office:value-type="string" office:string-value="ankaŭ " calcext:value-type="string">
            <text:p>ankaŭ </text:p>
          </table:table-cell>
          <table:table-cell table:formula="of:=IF(ISTEXT([.G39]);[.G3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tar</text:p>
          </table:table-cell>
          <table:table-cell office:value-type="string" calcext:value-type="string">
            <text:p>altaro</text:p>
          </table:table-cell>
          <table:table-cell table:number-columns-repeated="2"/>
          <table:table-cell table:formula="of:=IF(ISTEXT([.E40]);[.E40];&quot;&quot;)" office:value-type="string" office:string-value="altar" calcext:value-type="string">
            <text:p>altar</text:p>
          </table:table-cell>
          <table:table-cell table:formula="of:=CONCATENATE([.F40]; IF(ISTEXT([.B40]); CONCATENATE(&quot; {&quot;;[.B40];&quot;}&quot;);&quot;&quot;))" office:value-type="string" office:string-value="altaro" calcext:value-type="string">
            <text:p>altaro</text:p>
          </table:table-cell>
          <table:table-cell table:formula="of:=IF(ISTEXT([.G40]);[.G40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though</text:p>
          </table:table-cell>
          <table:table-cell office:value-type="string" calcext:value-type="string">
            <text:p>kvankam</text:p>
          </table:table-cell>
          <table:table-cell table:number-columns-repeated="2"/>
          <table:table-cell table:formula="of:=IF(ISTEXT([.E41]);[.E41];&quot;&quot;)" office:value-type="string" office:string-value="although" calcext:value-type="string">
            <text:p>although</text:p>
          </table:table-cell>
          <table:table-cell table:formula="of:=CONCATENATE([.F41]; IF(ISTEXT([.B41]); CONCATENATE(&quot; {&quot;;[.B41];&quot;}&quot;);&quot;&quot;))" office:value-type="string" office:string-value="kvankam" calcext:value-type="string">
            <text:p>kvankam</text:p>
          </table:table-cell>
          <table:table-cell table:formula="of:=IF(ISTEXT([.G41]);[.G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ĉiam </text:p>
          </table:table-cell>
          <table:table-cell table:number-columns-repeated="2"/>
          <table:table-cell table:formula="of:=IF(ISTEXT([.E42]);[.E42];&quot;&quot;)" office:value-type="string" office:string-value="always" calcext:value-type="string">
            <text:p>always</text:p>
          </table:table-cell>
          <table:table-cell table:formula="of:=CONCATENATE([.F42]; IF(ISTEXT([.B42]); CONCATENATE(&quot; {&quot;;[.B42];&quot;}&quot;);&quot;&quot;))" office:value-type="string" office:string-value="ĉiam " calcext:value-type="string">
            <text:p>ĉiam </text:p>
          </table:table-cell>
          <table:table-cell table:formula="of:=IF(ISTEXT([.G42]);[.G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m ashamed</text:p>
          </table:table-cell>
          <table:table-cell office:value-type="string" calcext:value-type="string">
            <text:p>hontas</text:p>
          </table:table-cell>
          <table:table-cell table:number-columns-repeated="2"/>
          <table:table-cell table:formula="of:=IF(ISTEXT([.E43]);[.E43];&quot;&quot;)" office:value-type="string" office:string-value="am ashamed" calcext:value-type="string">
            <text:p>am ashamed</text:p>
          </table:table-cell>
          <table:table-cell table:formula="of:=CONCATENATE([.F43]; IF(ISTEXT([.B43]); CONCATENATE(&quot; {&quot;;[.B43];&quot;}&quot;);&quot;&quot;))" office:value-type="string" office:string-value="hontas {tr}" calcext:value-type="string">
            <text:p>hontas {tr}</text:p>
          </table:table-cell>
          <table:table-cell table:formula="of:=IF(ISTEXT([.G43]);[.G43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m forgiven</text:p>
          </table:table-cell>
          <table:table-cell office:value-type="string" calcext:value-type="string">
            <text:p>estas pardonita</text:p>
          </table:table-cell>
          <table:table-cell table:number-columns-repeated="2"/>
          <table:table-cell table:formula="of:=IF(ISTEXT([.E44]);[.E44];&quot;&quot;)" office:value-type="string" office:string-value="am forgiven" calcext:value-type="string">
            <text:p>am forgiven</text:p>
          </table:table-cell>
          <table:table-cell table:formula="of:=CONCATENATE([.F44]; IF(ISTEXT([.B44]); CONCATENATE(&quot; {&quot;;[.B44];&quot;}&quot;);&quot;&quot;))" office:value-type="string" office:string-value="estas pardonita" calcext:value-type="string">
            <text:p>estas pardonita</text:p>
          </table:table-cell>
          <table:table-cell table:formula="of:=IF(ISTEXT([.G44]);[.G4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E45]);[.E45];&quot;&quot;)" office:value-type="string" office:string-value="ambitious" calcext:value-type="string">
            <text:p>ambitious</text:p>
          </table:table-cell>
          <table:table-cell table:formula="of:=CONCATENATE([.F45]; IF(ISTEXT([.B45]); CONCATENATE(&quot; {&quot;;[.B45];&quot;}&quot;);&quot;&quot;))" office:value-type="string" office:string-value="ambicia" calcext:value-type="string">
            <text:p>ambicia</text:p>
          </table:table-cell>
          <table:table-cell table:formula="of:=IF(ISTEXT([.G45]);[.G4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miss</text:p>
          </table:table-cell>
          <table:table-cell office:value-type="string" calcext:value-type="string">
            <text:p>malbone</text:p>
          </table:table-cell>
          <table:table-cell table:number-columns-repeated="2"/>
          <table:table-cell table:formula="of:=IF(ISTEXT([.E46]);[.E46];&quot;&quot;)" office:value-type="string" office:string-value="amiss" calcext:value-type="string">
            <text:p>amiss</text:p>
          </table:table-cell>
          <table:table-cell table:formula="of:=CONCATENATE([.F46]; IF(ISTEXT([.B46]); CONCATENATE(&quot; {&quot;;[.B46];&quot;}&quot;);&quot;&quot;))" office:value-type="string" office:string-value="malbone" calcext:value-type="string">
            <text:p>malbone</text:p>
          </table:table-cell>
          <table:table-cell table:formula="of:=IF(ISTEXT([.G46]);[.G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ple</text:p>
          </table:table-cell>
          <table:table-cell office:value-type="string" calcext:value-type="string">
            <text:p>ampleksa</text:p>
          </table:table-cell>
          <table:table-cell table:number-columns-repeated="2"/>
          <table:table-cell table:formula="of:=IF(ISTEXT([.E47]);[.E47];&quot;&quot;)" office:value-type="string" office:string-value="ample" calcext:value-type="string">
            <text:p>ample</text:p>
          </table:table-cell>
          <table:table-cell table:formula="of:=CONCATENATE([.F47]; IF(ISTEXT([.B47]); CONCATENATE(&quot; {&quot;;[.B47];&quot;}&quot;);&quot;&quot;))" office:value-type="string" office:string-value="ampleksa" calcext:value-type="string">
            <text:p>ampleksa</text:p>
          </table:table-cell>
          <table:table-cell table:formula="of:=IF(ISTEXT([.G47]);[.G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usement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E48]);[.E48];&quot;&quot;)" office:value-type="string" office:string-value="amusement" calcext:value-type="string">
            <text:p>amusement</text:p>
          </table:table-cell>
          <table:table-cell table:formula="of:=CONCATENATE([.F48]; IF(ISTEXT([.B48]); CONCATENATE(&quot; {&quot;;[.B48];&quot;}&quot;);&quot;&quot;))" office:value-type="string" office:string-value="amuzaĵo" calcext:value-type="string">
            <text:p>amuzaĵo</text:p>
          </table:table-cell>
          <table:table-cell table:formula="of:=IF(ISTEXT([.G48]);[.G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using</text:p>
          </table:table-cell>
          <table:table-cell office:value-type="string" calcext:value-type="string">
            <text:p>amuza</text:p>
          </table:table-cell>
          <table:table-cell table:number-columns-repeated="2"/>
          <table:table-cell table:formula="of:=IF(ISTEXT([.E49]);[.E49];&quot;&quot;)" office:value-type="string" office:string-value="amusing" calcext:value-type="string">
            <text:p>amusing</text:p>
          </table:table-cell>
          <table:table-cell table:formula="of:=CONCATENATE([.F49]; IF(ISTEXT([.B49]); CONCATENATE(&quot; {&quot;;[.B49];&quot;}&quot;);&quot;&quot;))" office:value-type="string" office:string-value="amuza" calcext:value-type="string">
            <text:p>amuza</text:p>
          </table:table-cell>
          <table:table-cell table:formula="of:=IF(ISTEXT([.G49]);[.G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cestor</text:p>
          </table:table-cell>
          <table:table-cell office:value-type="string" calcext:value-type="string">
            <text:p>praulo</text:p>
          </table:table-cell>
          <table:table-cell table:number-columns-repeated="2"/>
          <table:table-cell table:formula="of:=IF(ISTEXT([.E50]);[.E50];&quot;&quot;)" office:value-type="string" office:string-value="ancestor" calcext:value-type="string">
            <text:p>ancestor</text:p>
          </table:table-cell>
          <table:table-cell table:formula="of:=CONCATENATE([.F50]; IF(ISTEXT([.B50]); CONCATENATE(&quot; {&quot;;[.B50];&quot;}&quot;);&quot;&quot;))" office:value-type="string" office:string-value="praulo" calcext:value-type="string">
            <text:p>praulo</text:p>
          </table:table-cell>
          <table:table-cell table:formula="of:=IF(ISTEXT([.G50]);[.G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cient</text:p>
          </table:table-cell>
          <table:table-cell office:value-type="string" calcext:value-type="string">
            <text:p>antikva</text:p>
          </table:table-cell>
          <table:table-cell table:number-columns-repeated="2"/>
          <table:table-cell table:formula="of:=IF(ISTEXT([.E51]);[.E51];&quot;&quot;)" office:value-type="string" office:string-value="ancient" calcext:value-type="string">
            <text:p>ancient</text:p>
          </table:table-cell>
          <table:table-cell table:formula="of:=CONCATENATE([.F51]; IF(ISTEXT([.B51]); CONCATENATE(&quot; {&quot;;[.B51];&quot;}&quot;);&quot;&quot;))" office:value-type="string" office:string-value="antikva" calcext:value-type="string">
            <text:p>antikva</text:p>
          </table:table-cell>
          <table:table-cell table:formula="of:=IF(ISTEXT([.G51]);[.G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gel</text:p>
          </table:table-cell>
          <table:table-cell office:value-type="string" calcext:value-type="string">
            <text:p>anĝelo</text:p>
          </table:table-cell>
          <table:table-cell table:number-columns-repeated="2"/>
          <table:table-cell table:formula="of:=IF(ISTEXT([.E52]);[.E52];&quot;&quot;)" office:value-type="string" office:string-value="angel" calcext:value-type="string">
            <text:p>angel</text:p>
          </table:table-cell>
          <table:table-cell table:formula="of:=CONCATENATE([.F52]; IF(ISTEXT([.B52]); CONCATENATE(&quot; {&quot;;[.B52];&quot;}&quot;);&quot;&quot;))" office:value-type="string" office:string-value="anĝelo" calcext:value-type="string">
            <text:p>anĝelo</text:p>
          </table:table-cell>
          <table:table-cell table:formula="of:=IF(ISTEXT([.G52]);[.G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body</text:p>
          </table:table-cell>
          <table:table-cell office:value-type="string" calcext:value-type="string">
            <text:p>iu ajn</text:p>
          </table:table-cell>
          <table:table-cell table:number-columns-repeated="2"/>
          <table:table-cell table:formula="of:=IF(ISTEXT([.E53]);[.E53];&quot;&quot;)" office:value-type="string" office:string-value="anybody" calcext:value-type="string">
            <text:p>anybody</text:p>
          </table:table-cell>
          <table:table-cell table:formula="of:=CONCATENATE([.F53]; IF(ISTEXT([.B53]); CONCATENATE(&quot; {&quot;;[.B53];&quot;}&quot;);&quot;&quot;))" office:value-type="string" office:string-value="iu ajn" calcext:value-type="string">
            <text:p>iu ajn</text:p>
          </table:table-cell>
          <table:table-cell table:formula="of:=IF(ISTEXT([.G53]);[.G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thing</text:p>
          </table:table-cell>
          <table:table-cell office:value-type="string" calcext:value-type="string">
            <text:p>io ajn</text:p>
          </table:table-cell>
          <table:table-cell table:number-columns-repeated="2"/>
          <table:table-cell table:formula="of:=IF(ISTEXT([.E54]);[.E54];&quot;&quot;)" office:value-type="string" office:string-value="anything" calcext:value-type="string">
            <text:p>anything</text:p>
          </table:table-cell>
          <table:table-cell table:formula="of:=CONCATENATE([.F54]; IF(ISTEXT([.B54]); CONCATENATE(&quot; {&quot;;[.B54];&quot;}&quot;);&quot;&quot;))" office:value-type="string" office:string-value="io ajn" calcext:value-type="string">
            <text:p>io ajn</text:p>
          </table:table-cell>
          <table:table-cell table:formula="of:=IF(ISTEXT([.G54]);[.G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part</text:p>
          </table:table-cell>
          <table:table-cell office:value-type="string" calcext:value-type="string">
            <text:p>aparte</text:p>
          </table:table-cell>
          <table:table-cell table:number-columns-repeated="2"/>
          <table:table-cell table:formula="of:=IF(ISTEXT([.E55]);[.E55];&quot;&quot;)" office:value-type="string" office:string-value="apart" calcext:value-type="string">
            <text:p>apart</text:p>
          </table:table-cell>
          <table:table-cell table:formula="of:=CONCATENATE([.F55]; IF(ISTEXT([.B55]); CONCATENATE(&quot; {&quot;;[.B55];&quot;}&quot;);&quot;&quot;))" office:value-type="string" office:string-value="aparte" calcext:value-type="string">
            <text:p>aparte</text:p>
          </table:table-cell>
          <table:table-cell table:formula="of:=IF(ISTEXT([.G55]);[.G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part from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E56]);[.E56];&quot;&quot;)" office:value-type="string" office:string-value="apart from" calcext:value-type="string">
            <text:p>apart from</text:p>
          </table:table-cell>
          <table:table-cell table:formula="of:=CONCATENATE([.F56]; IF(ISTEXT([.B56]); CONCATENATE(&quot; {&quot;;[.B56];&quot;}&quot;);&quot;&quot;))" office:value-type="string" office:string-value="krom" calcext:value-type="string">
            <text:p>krom</text:p>
          </table:table-cell>
          <table:table-cell table:formula="of:=IF(ISTEXT([.G56]);[.G56];&quot;&quot;)" office:value-type="string" office:string-value="not considering" calcext:value-type="string">
            <text:p>not conside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Apolono</text:p>
          </table:table-cell>
          <table:table-cell table:number-columns-repeated="2"/>
          <table:table-cell table:formula="of:=IF(ISTEXT([.E57]);[.E57];&quot;&quot;)" office:value-type="string" office:string-value="Apollo" calcext:value-type="string">
            <text:p>Apollo</text:p>
          </table:table-cell>
          <table:table-cell table:formula="of:=CONCATENATE([.F57]; IF(ISTEXT([.B57]); CONCATENATE(&quot; {&quot;;[.B57];&quot;}&quot;);&quot;&quot;))" office:value-type="string" office:string-value="Apolono" calcext:value-type="string">
            <text:p>Apolono</text:p>
          </table:table-cell>
          <table:table-cell table:formula="of:=IF(ISTEXT([.G57]);[.G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pologise</text:p>
          </table:table-cell>
          <table:table-cell office:value-type="string" calcext:value-type="string">
            <text:p>pardonpeti</text:p>
          </table:table-cell>
          <table:table-cell table:number-columns-repeated="2"/>
          <table:table-cell table:formula="of:=IF(ISTEXT([.E58]);[.E58];&quot;&quot;)" office:value-type="string" office:string-value="apologise" calcext:value-type="string">
            <text:p>apologise</text:p>
          </table:table-cell>
          <table:table-cell table:formula="of:=CONCATENATE([.F58]; IF(ISTEXT([.B58]); CONCATENATE(&quot; {&quot;;[.B58];&quot;}&quot;);&quot;&quot;))" office:value-type="string" office:string-value="pardonpeti" calcext:value-type="string">
            <text:p>pardonpeti</text:p>
          </table:table-cell>
          <table:table-cell table:formula="of:=IF(ISTEXT([.G58]);[.G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earance</text:p>
          </table:table-cell>
          <table:table-cell office:value-type="string" calcext:value-type="string">
            <text:p>aspekto</text:p>
          </table:table-cell>
          <table:table-cell table:number-columns-repeated="2"/>
          <table:table-cell table:formula="of:=IF(ISTEXT([.E59]);[.E59];&quot;&quot;)" office:value-type="string" office:string-value="appearance" calcext:value-type="string">
            <text:p>appearance</text:p>
          </table:table-cell>
          <table:table-cell table:formula="of:=CONCATENATE([.F59]; IF(ISTEXT([.B59]); CONCATENATE(&quot; {&quot;;[.B59];&quot;}&quot;);&quot;&quot;))" office:value-type="string" office:string-value="aspekto" calcext:value-type="string">
            <text:p>aspekto</text:p>
          </table:table-cell>
          <table:table-cell table:formula="of:=IF(ISTEXT([.G59]);[.G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roval</text:p>
          </table:table-cell>
          <table:table-cell office:value-type="string" calcext:value-type="string">
            <text:p>aprobo</text:p>
          </table:table-cell>
          <table:table-cell table:number-columns-repeated="2"/>
          <table:table-cell table:formula="of:=IF(ISTEXT([.E60]);[.E60];&quot;&quot;)" office:value-type="string" office:string-value="approval" calcext:value-type="string">
            <text:p>approval</text:p>
          </table:table-cell>
          <table:table-cell table:formula="of:=CONCATENATE([.F60]; IF(ISTEXT([.B60]); CONCATENATE(&quot; {&quot;;[.B60];&quot;}&quot;);&quot;&quot;))" office:value-type="string" office:string-value="aprobo" calcext:value-type="string">
            <text:p>aprobo</text:p>
          </table:table-cell>
          <table:table-cell table:formula="of:=IF(ISTEXT([.G60]);[.G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aprilo</text:p>
          </table:table-cell>
          <table:table-cell table:number-columns-repeated="2"/>
          <table:table-cell table:formula="of:=IF(ISTEXT([.E61]);[.E61];&quot;&quot;)" office:value-type="string" office:string-value="April" calcext:value-type="string">
            <text:p>April</text:p>
          </table:table-cell>
          <table:table-cell table:formula="of:=CONCATENATE([.F61]; IF(ISTEXT([.B61]); CONCATENATE(&quot; {&quot;;[.B61];&quot;}&quot;);&quot;&quot;))" office:value-type="string" office:string-value="aprilo" calcext:value-type="string">
            <text:p>aprilo</text:p>
          </table:table-cell>
          <table:table-cell table:formula="of:=IF(ISTEXT([.G61]);[.G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ron</text:p>
          </table:table-cell>
          <table:table-cell office:value-type="string" calcext:value-type="string">
            <text:p>antaŭtuko</text:p>
          </table:table-cell>
          <table:table-cell table:number-columns-repeated="2"/>
          <table:table-cell table:formula="of:=IF(ISTEXT([.E62]);[.E62];&quot;&quot;)" office:value-type="string" office:string-value="apron" calcext:value-type="string">
            <text:p>apron</text:p>
          </table:table-cell>
          <table:table-cell table:formula="of:=CONCATENATE([.F62]; IF(ISTEXT([.B62]); CONCATENATE(&quot; {&quot;;[.B62];&quot;}&quot;);&quot;&quot;))" office:value-type="string" office:string-value="antaŭtuko" calcext:value-type="string">
            <text:p>antaŭtuko</text:p>
          </table:table-cell>
          <table:table-cell table:formula="of:=IF(ISTEXT([.G62]);[.G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re giving way</text:p>
          </table:table-cell>
          <table:table-cell office:value-type="string" calcext:value-type="string">
            <text:p>cedas</text:p>
          </table:table-cell>
          <table:table-cell table:number-columns-repeated="2"/>
          <table:table-cell table:formula="of:=IF(ISTEXT([.E63]);[.E63];&quot;&quot;)" office:value-type="string" office:string-value="are giving way" calcext:value-type="string">
            <text:p>are giving way</text:p>
          </table:table-cell>
          <table:table-cell table:formula="of:=CONCATENATE([.F63]; IF(ISTEXT([.B63]); CONCATENATE(&quot; {&quot;;[.B63];&quot;}&quot;);&quot;&quot;))" office:value-type="string" office:string-value="cedas" calcext:value-type="string">
            <text:p>cedas</text:p>
          </table:table-cell>
          <table:table-cell table:formula="of:=IF(ISTEXT([.G63]);[.G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re practiced</text:p>
          </table:table-cell>
          <table:table-cell office:value-type="string" calcext:value-type="string">
            <text:p>praktikitaj</text:p>
          </table:table-cell>
          <table:table-cell table:number-columns-repeated="2"/>
          <table:table-cell table:formula="of:=IF(ISTEXT([.E64]);[.E64];&quot;&quot;)" office:value-type="string" office:string-value="are practiced" calcext:value-type="string">
            <text:p>are practiced</text:p>
          </table:table-cell>
          <table:table-cell table:formula="of:=CONCATENATE([.F64]; IF(ISTEXT([.B64]); CONCATENATE(&quot; {&quot;;[.B64];&quot;}&quot;);&quot;&quot;))" office:value-type="string" office:string-value="praktikitaj" calcext:value-type="string">
            <text:p>praktikitaj</text:p>
          </table:table-cell>
          <table:table-cell table:formula="of:=IF(ISTEXT([.G64]);[.G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round</text:p>
          </table:table-cell>
          <table:table-cell office:value-type="string" calcext:value-type="string">
            <text:p>ĉirkaŭ</text:p>
          </table:table-cell>
          <table:table-cell office:value-type="string" calcext:value-type="string">
            <text:p>around something</text:p>
          </table:table-cell>
          <table:table-cell/>
          <table:table-cell table:formula="of:=IF(ISTEXT([.E65]);[.E65];&quot;&quot;)" office:value-type="string" office:string-value="around" calcext:value-type="string">
            <text:p>around</text:p>
          </table:table-cell>
          <table:table-cell table:formula="of:=CONCATENATE([.F65]; IF(ISTEXT([.B65]); CONCATENATE(&quot; {&quot;;[.B65];&quot;}&quot;);&quot;&quot;))" office:value-type="string" office:string-value="ĉirkaŭ" calcext:value-type="string">
            <text:p>ĉirkaŭ</text:p>
          </table:table-cell>
          <table:table-cell table:formula="of:=IF(ISTEXT([.G65]);[.G65];&quot;&quot;)" office:value-type="string" office:string-value="around something" calcext:value-type="string">
            <text:p>around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rrange</text:p>
          </table:table-cell>
          <table:table-cell office:value-type="string" calcext:value-type="string">
            <text:p>aranĝi</text:p>
          </table:table-cell>
          <table:table-cell table:number-columns-repeated="2"/>
          <table:table-cell table:formula="of:=IF(ISTEXT([.E66]);[.E66];&quot;&quot;)" office:value-type="string" office:string-value="arrange" calcext:value-type="string">
            <text:p>arrange</text:p>
          </table:table-cell>
          <table:table-cell table:formula="of:=CONCATENATE([.F66]; IF(ISTEXT([.B66]); CONCATENATE(&quot; {&quot;;[.B66];&quot;}&quot;);&quot;&quot;))" office:value-type="string" office:string-value="aranĝi {tr}" calcext:value-type="string">
            <text:p>aranĝi {tr}</text:p>
          </table:table-cell>
          <table:table-cell table:formula="of:=IF(ISTEXT([.G66]);[.G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s far as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E67]);[.E67];&quot;&quot;)" office:value-type="string" office:string-value="as far as" calcext:value-type="string">
            <text:p>as far as</text:p>
          </table:table-cell>
          <table:table-cell table:formula="of:=CONCATENATE([.F67]; IF(ISTEXT([.B67]); CONCATENATE(&quot; {&quot;;[.B67];&quot;}&quot;);&quot;&quot;))" office:value-type="string" office:string-value="ĝis" calcext:value-type="string">
            <text:p>ĝis</text:p>
          </table:table-cell>
          <table:table-cell table:formula="of:=IF(ISTEXT([.G67]);[.G67];&quot;&quot;)" office:value-type="string" office:string-value="destination" calcext:value-type="string">
            <text:p>dest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s follows</text:p>
          </table:table-cell>
          <table:table-cell office:value-type="string" calcext:value-type="string">
            <text:p>jene </text:p>
          </table:table-cell>
          <table:table-cell table:number-columns-repeated="2"/>
          <table:table-cell table:formula="of:=IF(ISTEXT([.E68]);[.E68];&quot;&quot;)" office:value-type="string" office:string-value="as follows" calcext:value-type="string">
            <text:p>as follows</text:p>
          </table:table-cell>
          <table:table-cell table:formula="of:=CONCATENATE([.F68]; IF(ISTEXT([.B68]); CONCATENATE(&quot; {&quot;;[.B68];&quot;}&quot;);&quot;&quot;))" office:value-type="string" office:string-value="jene " calcext:value-type="string">
            <text:p>jene </text:p>
          </table:table-cell>
          <table:table-cell table:formula="of:=IF(ISTEXT([.G68]);[.G68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s well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E69]);[.E69];&quot;&quot;)" office:value-type="string" office:string-value="as well" calcext:value-type="string">
            <text:p>as well</text:p>
          </table:table-cell>
          <table:table-cell table:formula="of:=CONCATENATE([.F69]; IF(ISTEXT([.B69]); CONCATENATE(&quot; {&quot;;[.B69];&quot;}&quot;);&quot;&quot;))" office:value-type="string" office:string-value="ankaŭ" calcext:value-type="string">
            <text:p>ankaŭ</text:p>
          </table:table-cell>
          <table:table-cell table:formula="of:=IF(ISTEXT([.G69]);[.G69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sleep</text:p>
          </table:table-cell>
          <table:table-cell office:value-type="string" calcext:value-type="string">
            <text:p>dormanta</text:p>
          </table:table-cell>
          <table:table-cell table:number-columns-repeated="2"/>
          <table:table-cell table:formula="of:=IF(ISTEXT([.E70]);[.E70];&quot;&quot;)" office:value-type="string" office:string-value="asleep" calcext:value-type="string">
            <text:p>asleep</text:p>
          </table:table-cell>
          <table:table-cell table:formula="of:=CONCATENATE([.F70]; IF(ISTEXT([.B70]); CONCATENATE(&quot; {&quot;;[.B70];&quot;}&quot;);&quot;&quot;))" office:value-type="string" office:string-value="dormanta" calcext:value-type="string">
            <text:p>dormanta</text:p>
          </table:table-cell>
          <table:table-cell table:formula="of:=IF(ISTEXT([.G70]);[.G7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</text:p>
          </table:table-cell>
          <table:table-cell office:value-type="string" calcext:value-type="string">
            <text:p>azeno</text:p>
          </table:table-cell>
          <table:table-cell office:value-type="string" calcext:value-type="string">
            <text:p>donkey</text:p>
          </table:table-cell>
          <table:table-cell/>
          <table:table-cell table:formula="of:=IF(ISTEXT([.E71]);[.E71];&quot;&quot;)" office:value-type="string" office:string-value="ass" calcext:value-type="string">
            <text:p>ass</text:p>
          </table:table-cell>
          <table:table-cell table:formula="of:=CONCATENATE([.F71]; IF(ISTEXT([.B71]); CONCATENATE(&quot; {&quot;;[.B71];&quot;}&quot;);&quot;&quot;))" office:value-type="string" office:string-value="azeno" calcext:value-type="string">
            <text:p>azeno</text:p>
          </table:table-cell>
          <table:table-cell table:formula="of:=IF(ISTEXT([.G71]);[.G71];&quot;&quot;)" office:value-type="string" office:string-value="donkey" calcext:value-type="string">
            <text:p>donk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ssociated with</text:p>
          </table:table-cell>
          <table:table-cell office:value-type="string" calcext:value-type="string">
            <text:p>asociita kun</text:p>
          </table:table-cell>
          <table:table-cell table:number-columns-repeated="2"/>
          <table:table-cell table:formula="of:=IF(ISTEXT([.E72]);[.E72];&quot;&quot;)" office:value-type="string" office:string-value="associated with" calcext:value-type="string">
            <text:p>associated with</text:p>
          </table:table-cell>
          <table:table-cell table:formula="of:=CONCATENATE([.F72]; IF(ISTEXT([.B72]); CONCATENATE(&quot; {&quot;;[.B72];&quot;}&quot;);&quot;&quot;))" office:value-type="string" office:string-value="asociita kun" calcext:value-type="string">
            <text:p>asociita kun</text:p>
          </table:table-cell>
          <table:table-cell table:formula="of:=IF(ISTEXT([.G72]);[.G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E73]);[.E73];&quot;&quot;)" office:value-type="string" office:string-value="at" calcext:value-type="string">
            <text:p>at</text:p>
          </table:table-cell>
          <table:table-cell table:formula="of:=CONCATENATE([.F73]; IF(ISTEXT([.B73]); CONCATENATE(&quot; {&quot;;[.B73];&quot;}&quot;);&quot;&quot;))" office:value-type="string" office:string-value="ĉe" calcext:value-type="string">
            <text:p>ĉe</text:p>
          </table:table-cell>
          <table:table-cell table:formula="of:=IF(ISTEXT([.G73]);[.G73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 particular time</text:p>
          </table:table-cell>
          <table:table-cell/>
          <table:table-cell table:formula="of:=IF(ISTEXT([.E74]);[.E74];&quot;&quot;)" office:value-type="string" office:string-value="at" calcext:value-type="string">
            <text:p>at</text:p>
          </table:table-cell>
          <table:table-cell table:formula="of:=CONCATENATE([.F74]; IF(ISTEXT([.B74]); CONCATENATE(&quot; {&quot;;[.B74];&quot;}&quot;);&quot;&quot;))" office:value-type="string" office:string-value="je" calcext:value-type="string">
            <text:p>je</text:p>
          </table:table-cell>
          <table:table-cell table:formula="of:=IF(ISTEXT([.G74]);[.G74];&quot;&quot;)" office:value-type="string" office:string-value="a particular time" calcext:value-type="string">
            <text:p>a particular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t your service</text:p>
          </table:table-cell>
          <table:table-cell office:value-type="string" calcext:value-type="string">
            <text:p>je via servo</text:p>
          </table:table-cell>
          <table:table-cell table:number-columns-repeated="2"/>
          <table:table-cell table:formula="of:=IF(ISTEXT([.E75]);[.E75];&quot;&quot;)" office:value-type="string" office:string-value="at your service" calcext:value-type="string">
            <text:p>at your service</text:p>
          </table:table-cell>
          <table:table-cell table:formula="of:=CONCATENATE([.F75]; IF(ISTEXT([.B75]); CONCATENATE(&quot; {&quot;;[.B75];&quot;}&quot;);&quot;&quot;))" office:value-type="string" office:string-value="je via servo" calcext:value-type="string">
            <text:p>je via servo</text:p>
          </table:table-cell>
          <table:table-cell table:formula="of:=IF(ISTEXT([.G75]);[.G7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mosphere</text:p>
          </table:table-cell>
          <table:table-cell office:value-type="string" calcext:value-type="string">
            <text:p>atmosfero</text:p>
          </table:table-cell>
          <table:table-cell table:number-columns-repeated="2"/>
          <table:table-cell table:formula="of:=IF(ISTEXT([.E76]);[.E76];&quot;&quot;)" office:value-type="string" office:string-value="atmosphere" calcext:value-type="string">
            <text:p>atmosphere</text:p>
          </table:table-cell>
          <table:table-cell table:formula="of:=CONCATENATE([.F76]; IF(ISTEXT([.B76]); CONCATENATE(&quot; {&quot;;[.B76];&quot;}&quot;);&quot;&quot;))" office:value-type="string" office:string-value="atmosfero" calcext:value-type="string">
            <text:p>atmosfero</text:p>
          </table:table-cell>
          <table:table-cell table:formula="of:=IF(ISTEXT([.G76]);[.G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ack</text:p>
          </table:table-cell>
          <table:table-cell office:value-type="string" calcext:value-type="string">
            <text:p>atako</text:p>
          </table:table-cell>
          <table:table-cell table:number-columns-repeated="2"/>
          <table:table-cell table:formula="of:=IF(ISTEXT([.E77]);[.E77];&quot;&quot;)" office:value-type="string" office:string-value="attack" calcext:value-type="string">
            <text:p>attack</text:p>
          </table:table-cell>
          <table:table-cell table:formula="of:=CONCATENATE([.F77]; IF(ISTEXT([.B77]); CONCATENATE(&quot; {&quot;;[.B77];&quot;}&quot;);&quot;&quot;))" office:value-type="string" office:string-value="atako" calcext:value-type="string">
            <text:p>atako</text:p>
          </table:table-cell>
          <table:table-cell table:formula="of:=IF(ISTEXT([.G77]);[.G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dance</text:p>
          </table:table-cell>
          <table:table-cell office:value-type="string" calcext:value-type="string">
            <text:p>ĉeestado</text:p>
          </table:table-cell>
          <table:table-cell table:number-columns-repeated="2"/>
          <table:table-cell table:formula="of:=IF(ISTEXT([.E78]);[.E78];&quot;&quot;)" office:value-type="string" office:string-value="attendance" calcext:value-type="string">
            <text:p>attendance</text:p>
          </table:table-cell>
          <table:table-cell table:formula="of:=CONCATENATE([.F78]; IF(ISTEXT([.B78]); CONCATENATE(&quot; {&quot;;[.B78];&quot;}&quot;);&quot;&quot;))" office:value-type="string" office:string-value="ĉeestado" calcext:value-type="string">
            <text:p>ĉeestado</text:p>
          </table:table-cell>
          <table:table-cell table:formula="of:=IF(ISTEXT([.G78]);[.G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tion</text:p>
          </table:table-cell>
          <table:table-cell office:value-type="string" calcext:value-type="string">
            <text:p>atento</text:p>
          </table:table-cell>
          <table:table-cell table:number-columns-repeated="2"/>
          <table:table-cell table:formula="of:=IF(ISTEXT([.E79]);[.E79];&quot;&quot;)" office:value-type="string" office:string-value="attention" calcext:value-type="string">
            <text:p>attention</text:p>
          </table:table-cell>
          <table:table-cell table:formula="of:=CONCATENATE([.F79]; IF(ISTEXT([.B79]); CONCATENATE(&quot; {&quot;;[.B79];&quot;}&quot;);&quot;&quot;))" office:value-type="string" office:string-value="atento" calcext:value-type="string">
            <text:p>atento</text:p>
          </table:table-cell>
          <table:table-cell table:formula="of:=IF(ISTEXT([.G79]);[.G7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 office:value-type="string" calcext:value-type="string">
            <text:p>atenta</text:p>
          </table:table-cell>
          <table:table-cell table:number-columns-repeated="2"/>
          <table:table-cell table:formula="of:=IF(ISTEXT([.E80]);[.E80];&quot;&quot;)" office:value-type="string" office:string-value="attentive" calcext:value-type="string">
            <text:p>attentive</text:p>
          </table:table-cell>
          <table:table-cell table:formula="of:=CONCATENATE([.F80]; IF(ISTEXT([.B80]); CONCATENATE(&quot; {&quot;;[.B80];&quot;}&quot;);&quot;&quot;))" office:value-type="string" office:string-value="atenta" calcext:value-type="string">
            <text:p>atenta</text:p>
          </table:table-cell>
          <table:table-cell table:formula="of:=IF(ISTEXT([.G80]);[.G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 office:value-type="string" calcext:value-type="string">
            <text:p>atentema</text:p>
          </table:table-cell>
          <table:table-cell table:number-columns-repeated="2"/>
          <table:table-cell table:formula="of:=IF(ISTEXT([.E81]);[.E81];&quot;&quot;)" office:value-type="string" office:string-value="attentive" calcext:value-type="string">
            <text:p>attentive</text:p>
          </table:table-cell>
          <table:table-cell table:formula="of:=CONCATENATE([.F81]; IF(ISTEXT([.B81]); CONCATENATE(&quot; {&quot;;[.B81];&quot;}&quot;);&quot;&quot;))" office:value-type="string" office:string-value="atentema" calcext:value-type="string">
            <text:p>atentema</text:p>
          </table:table-cell>
          <table:table-cell table:formula="of:=IF(ISTEXT([.G81]);[.G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aŭgusto</text:p>
          </table:table-cell>
          <table:table-cell table:number-columns-repeated="2"/>
          <table:table-cell table:formula="of:=IF(ISTEXT([.E82]);[.E82];&quot;&quot;)" office:value-type="string" office:string-value="August" calcext:value-type="string">
            <text:p>August</text:p>
          </table:table-cell>
          <table:table-cell table:formula="of:=CONCATENATE([.F82]; IF(ISTEXT([.B82]); CONCATENATE(&quot; {&quot;;[.B82];&quot;}&quot;);&quot;&quot;))" office:value-type="string" office:string-value="aŭgusto" calcext:value-type="string">
            <text:p>aŭgusto</text:p>
          </table:table-cell>
          <table:table-cell table:formula="of:=IF(ISTEXT([.G82]);[.G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uspicious</text:p>
          </table:table-cell>
          <table:table-cell office:value-type="string" calcext:value-type="string">
            <text:p>aŭspicia</text:p>
          </table:table-cell>
          <table:table-cell table:number-columns-repeated="2"/>
          <table:table-cell table:formula="of:=IF(ISTEXT([.E83]);[.E83];&quot;&quot;)" office:value-type="string" office:string-value="auspicious" calcext:value-type="string">
            <text:p>auspicious</text:p>
          </table:table-cell>
          <table:table-cell table:formula="of:=CONCATENATE([.F83]; IF(ISTEXT([.B83]); CONCATENATE(&quot; {&quot;;[.B83];&quot;}&quot;);&quot;&quot;))" office:value-type="string" office:string-value="aŭspicia" calcext:value-type="string">
            <text:p>aŭspicia</text:p>
          </table:table-cell>
          <table:table-cell table:formula="of:=IF(ISTEXT([.G83]);[.G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ck</text:p>
          </table:table-cell>
          <table:table-cell office:value-type="string" calcext:value-type="string">
            <text:p>dorso</text:p>
          </table:table-cell>
          <table:table-cell office:value-type="string" calcext:value-type="string">
            <text:p>anatomical</text:p>
          </table:table-cell>
          <table:table-cell/>
          <table:table-cell table:formula="of:=IF(ISTEXT([.E84]);[.E84];&quot;&quot;)" office:value-type="string" office:string-value="back" calcext:value-type="string">
            <text:p>back</text:p>
          </table:table-cell>
          <table:table-cell table:formula="of:=CONCATENATE([.F84]; IF(ISTEXT([.B84]); CONCATENATE(&quot; {&quot;;[.B84];&quot;}&quot;);&quot;&quot;))" office:value-type="string" office:string-value="dorso" calcext:value-type="string">
            <text:p>dorso</text:p>
          </table:table-cell>
          <table:table-cell table:formula="of:=IF(ISTEXT([.G84]);[.G84];&quot;&quot;)" office:value-type="string" office:string-value="anatomical" calcext:value-type="string">
            <text:p>anatomic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lustrade</text:p>
          </table:table-cell>
          <table:table-cell office:value-type="string" calcext:value-type="string">
            <text:p>balustrado</text:p>
          </table:table-cell>
          <table:table-cell table:number-columns-repeated="2"/>
          <table:table-cell table:formula="of:=IF(ISTEXT([.E85]);[.E85];&quot;&quot;)" office:value-type="string" office:string-value="balustrade" calcext:value-type="string">
            <text:p>balustrade</text:p>
          </table:table-cell>
          <table:table-cell table:formula="of:=CONCATENATE([.F85]; IF(ISTEXT([.B85]); CONCATENATE(&quot; {&quot;;[.B85];&quot;}&quot;);&quot;&quot;))" office:value-type="string" office:string-value="balustrado" calcext:value-type="string">
            <text:p>balustrado</text:p>
          </table:table-cell>
          <table:table-cell table:formula="of:=IF(ISTEXT([.G85]);[.G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bordo</text:p>
          </table:table-cell>
          <table:table-cell office:value-type="string" calcext:value-type="string">
            <text:p>as in river-banks</text:p>
          </table:table-cell>
          <table:table-cell/>
          <table:table-cell table:formula="of:=IF(ISTEXT([.E86]);[.E86];&quot;&quot;)" office:value-type="string" office:string-value="bank" calcext:value-type="string">
            <text:p>bank</text:p>
          </table:table-cell>
          <table:table-cell table:formula="of:=CONCATENATE([.F86]; IF(ISTEXT([.B86]); CONCATENATE(&quot; {&quot;;[.B86];&quot;}&quot;);&quot;&quot;))" office:value-type="string" office:string-value="bordo" calcext:value-type="string">
            <text:p>bordo</text:p>
          </table:table-cell>
          <table:table-cell table:formula="of:=IF(ISTEXT([.G86]);[.G86];&quot;&quot;)" office:value-type="string" office:string-value="as in river-banks" calcext:value-type="string">
            <text:p>as in river-bank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th</text:p>
          </table:table-cell>
          <table:table-cell office:value-type="string" calcext:value-type="string">
            <text:p>bano</text:p>
          </table:table-cell>
          <table:table-cell table:number-columns-repeated="2"/>
          <table:table-cell table:formula="of:=IF(ISTEXT([.E87]);[.E87];&quot;&quot;)" office:value-type="string" office:string-value="bath" calcext:value-type="string">
            <text:p>bath</text:p>
          </table:table-cell>
          <table:table-cell table:formula="of:=CONCATENATE([.F87]; IF(ISTEXT([.B87]); CONCATENATE(&quot; {&quot;;[.B87];&quot;}&quot;);&quot;&quot;))" office:value-type="string" office:string-value="bano" calcext:value-type="string">
            <text:p>bano</text:p>
          </table:table-cell>
          <table:table-cell table:formula="of:=IF(ISTEXT([.G87]);[.G8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athe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or baniĝi to bathe oneself</text:p>
          </table:table-cell>
          <table:table-cell/>
          <table:table-cell table:formula="of:=IF(ISTEXT([.E88]);[.E88];&quot;&quot;)" office:value-type="string" office:string-value="bathe" calcext:value-type="string">
            <text:p>bathe</text:p>
          </table:table-cell>
          <table:table-cell table:formula="of:=CONCATENATE([.F88]; IF(ISTEXT([.B88]); CONCATENATE(&quot; {&quot;;[.B88];&quot;}&quot;);&quot;&quot;))" office:value-type="string" office:string-value="bani {tr}" calcext:value-type="string">
            <text:p>bani {tr}</text:p>
          </table:table-cell>
          <table:table-cell table:formula="of:=IF(ISTEXT([.G88]);[.G88];&quot;&quot;)" office:value-type="string" office:string-value="or baniĝi to bathe oneself" calcext:value-type="string">
            <text:p>or baniĝi to bathe onese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office:value-type="string" calcext:value-type="string">
            <text:p>kastoro</text:p>
          </table:table-cell>
          <table:table-cell table:number-columns-repeated="2"/>
          <table:table-cell table:formula="of:=IF(ISTEXT([.E89]);[.E89];&quot;&quot;)" office:value-type="string" office:string-value="beaver" calcext:value-type="string">
            <text:p>beaver</text:p>
          </table:table-cell>
          <table:table-cell table:formula="of:=CONCATENATE([.F89]; IF(ISTEXT([.B89]); CONCATENATE(&quot; {&quot;;[.B89];&quot;}&quot;);&quot;&quot;))" office:value-type="string" office:string-value="kastoro" calcext:value-type="string">
            <text:p>kastoro</text:p>
          </table:table-cell>
          <table:table-cell table:formula="of:=IF(ISTEXT([.G89]);[.G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cause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ecause of someone/thing</text:p>
          </table:table-cell>
          <table:table-cell/>
          <table:table-cell table:formula="of:=IF(ISTEXT([.E90]);[.E90];&quot;&quot;)" office:value-type="string" office:string-value="because of" calcext:value-type="string">
            <text:p>because of</text:p>
          </table:table-cell>
          <table:table-cell table:formula="of:=CONCATENATE([.F90]; IF(ISTEXT([.B90]); CONCATENATE(&quot; {&quot;;[.B90];&quot;}&quot;);&quot;&quot;))" office:value-type="string" office:string-value="pro" calcext:value-type="string">
            <text:p>pro</text:p>
          </table:table-cell>
          <table:table-cell table:formula="of:=IF(ISTEXT([.G90]);[.G90];&quot;&quot;)" office:value-type="string" office:string-value="because of someone/thing" calcext:value-type="string">
            <text:p>because of someone/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come</text:p>
          </table:table-cell>
          <table:table-cell office:value-type="string" calcext:value-type="string">
            <text:p>iĝi</text:p>
          </table:table-cell>
          <table:table-cell table:number-columns-repeated="2"/>
          <table:table-cell table:formula="of:=IF(ISTEXT([.E91]);[.E91];&quot;&quot;)" office:value-type="string" office:string-value="become" calcext:value-type="string">
            <text:p>become</text:p>
          </table:table-cell>
          <table:table-cell table:formula="of:=CONCATENATE([.F91]; IF(ISTEXT([.B91]); CONCATENATE(&quot; {&quot;;[.B91];&quot;}&quot;);&quot;&quot;))" office:value-type="string" office:string-value="iĝi {ntr}" calcext:value-type="string">
            <text:p>iĝi {ntr}</text:p>
          </table:table-cell>
          <table:table-cell table:formula="of:=IF(ISTEXT([.G91]);[.G9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coming extinct</text:p>
          </table:table-cell>
          <table:table-cell office:value-type="string" calcext:value-type="string">
            <text:p>formortas</text:p>
          </table:table-cell>
          <table:table-cell table:number-columns-repeated="2"/>
          <table:table-cell table:formula="of:=IF(ISTEXT([.E92]);[.E92];&quot;&quot;)" office:value-type="string" office:string-value="becoming extinct" calcext:value-type="string">
            <text:p>becoming extinct</text:p>
          </table:table-cell>
          <table:table-cell table:formula="of:=CONCATENATE([.F92]; IF(ISTEXT([.B92]); CONCATENATE(&quot; {&quot;;[.B92];&quot;}&quot;);&quot;&quot;))" office:value-type="string" office:string-value="formortas" calcext:value-type="string">
            <text:p>formortas</text:p>
          </table:table-cell>
          <table:table-cell table:formula="of:=IF(ISTEXT([.G92]);[.G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ef</text:p>
          </table:table-cell>
          <table:table-cell office:value-type="string" calcext:value-type="string">
            <text:p>bovaĵo</text:p>
          </table:table-cell>
          <table:table-cell table:number-columns-repeated="2"/>
          <table:table-cell table:formula="of:=IF(ISTEXT([.E93]);[.E93];&quot;&quot;)" office:value-type="string" office:string-value="beef" calcext:value-type="string">
            <text:p>beef</text:p>
          </table:table-cell>
          <table:table-cell table:formula="of:=CONCATENATE([.F93]; IF(ISTEXT([.B93]); CONCATENATE(&quot; {&quot;;[.B93];&quot;}&quot;);&quot;&quot;))" office:value-type="string" office:string-value="bovaĵo" calcext:value-type="string">
            <text:p>bovaĵo</text:p>
          </table:table-cell>
          <table:table-cell table:formula="of:=IF(ISTEXT([.G93]);[.G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E94]);[.E94];&quot;&quot;)" office:value-type="string" office:string-value="before" calcext:value-type="string">
            <text:p>before</text:p>
          </table:table-cell>
          <table:table-cell table:formula="of:=CONCATENATE([.F94]; IF(ISTEXT([.B94]); CONCATENATE(&quot; {&quot;;[.B94];&quot;}&quot;);&quot;&quot;))" office:value-type="string" office:string-value="antaŭ" calcext:value-type="string">
            <text:p>antaŭ</text:p>
          </table:table-cell>
          <table:table-cell table:formula="of:=IF(ISTEXT([.G94]);[.G94];&quot;&quot;)" office:value-type="string" office:string-value="at or during a earlier time" calcext:value-type="string">
            <text:p>at or during a earlier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g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beg someone or something</text:p>
          </table:table-cell>
          <table:table-cell/>
          <table:table-cell table:formula="of:=IF(ISTEXT([.E95]);[.E95];&quot;&quot;)" office:value-type="string" office:string-value="beg" calcext:value-type="string">
            <text:p>beg</text:p>
          </table:table-cell>
          <table:table-cell table:formula="of:=CONCATENATE([.F95]; IF(ISTEXT([.B95]); CONCATENATE(&quot; {&quot;;[.B95];&quot;}&quot;);&quot;&quot;))" office:value-type="string" office:string-value="petegi {tr}" calcext:value-type="string">
            <text:p>petegi {tr}</text:p>
          </table:table-cell>
          <table:table-cell table:formula="of:=IF(ISTEXT([.G95]);[.G95];&quot;&quot;)" office:value-type="string" office:string-value="beg someone or something" calcext:value-type="string">
            <text:p>beg someone o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ginning</text:p>
          </table:table-cell>
          <table:table-cell office:value-type="string" calcext:value-type="string">
            <text:p>komenco</text:p>
          </table:table-cell>
          <table:table-cell table:number-columns-repeated="2"/>
          <table:table-cell table:formula="of:=IF(ISTEXT([.E96]);[.E96];&quot;&quot;)" office:value-type="string" office:string-value="beginning" calcext:value-type="string">
            <text:p>beginning</text:p>
          </table:table-cell>
          <table:table-cell table:formula="of:=CONCATENATE([.F96]; IF(ISTEXT([.B96]); CONCATENATE(&quot; {&quot;;[.B96];&quot;}&quot;);&quot;&quot;))" office:value-type="string" office:string-value="komenco" calcext:value-type="string">
            <text:p>komenco</text:p>
          </table:table-cell>
          <table:table-cell table:formula="of:=IF(ISTEXT([.G96]);[.G9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</text:p>
          </table:table-cell>
          <table:table-cell office:value-type="string" calcext:value-type="string">
            <text:p>at the far side of something (hidden)</text:p>
          </table:table-cell>
          <table:table-cell/>
          <table:table-cell table:formula="of:=IF(ISTEXT([.E97]);[.E97];&quot;&quot;)" office:value-type="string" office:string-value="behind" calcext:value-type="string">
            <text:p>behind</text:p>
          </table:table-cell>
          <table:table-cell table:formula="of:=CONCATENATE([.F97]; IF(ISTEXT([.B97]); CONCATENATE(&quot; {&quot;;[.B97];&quot;}&quot;);&quot;&quot;))" office:value-type="string" office:string-value="malantaŭ" calcext:value-type="string">
            <text:p>malantaŭ</text:p>
          </table:table-cell>
          <table:table-cell table:formula="of:=IF(ISTEXT([.G97]);[.G97];&quot;&quot;)" office:value-type="string" office:string-value="at the far side of something (hidden)" calcext:value-type="string">
            <text:p>at the far side of something (hidde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e </text:p>
          </table:table-cell>
          <table:table-cell table:number-columns-repeated="2"/>
          <table:table-cell table:formula="of:=IF(ISTEXT([.E98]);[.E98];&quot;&quot;)" office:value-type="string" office:string-value="behind" calcext:value-type="string">
            <text:p>behind</text:p>
          </table:table-cell>
          <table:table-cell table:formula="of:=CONCATENATE([.F98]; IF(ISTEXT([.B98]); CONCATENATE(&quot; {&quot;;[.B98];&quot;}&quot;);&quot;&quot;))" office:value-type="string" office:string-value="malantaŭe " calcext:value-type="string">
            <text:p>malantaŭe </text:p>
          </table:table-cell>
          <table:table-cell table:formula="of:=IF(ISTEXT([.G98]);[.G9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ing</text:p>
          </table:table-cell>
          <table:table-cell office:value-type="string" calcext:value-type="string">
            <text:p>estante</text:p>
          </table:table-cell>
          <table:table-cell table:number-columns-repeated="2"/>
          <table:table-cell table:formula="of:=IF(ISTEXT([.E99]);[.E99];&quot;&quot;)" office:value-type="string" office:string-value="being" calcext:value-type="string">
            <text:p>being</text:p>
          </table:table-cell>
          <table:table-cell table:formula="of:=CONCATENATE([.F99]; IF(ISTEXT([.B99]); CONCATENATE(&quot; {&quot;;[.B99];&quot;}&quot;);&quot;&quot;))" office:value-type="string" office:string-value="estante" calcext:value-type="string">
            <text:p>estante</text:p>
          </table:table-cell>
          <table:table-cell table:formula="of:=IF(ISTEXT([.G99]);[.G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lieve</text:p>
          </table:table-cell>
          <table:table-cell office:value-type="string" calcext:value-type="string">
            <text:p>kredi</text:p>
          </table:table-cell>
          <table:table-cell table:number-columns-repeated="2"/>
          <table:table-cell table:formula="of:=IF(ISTEXT([.E100]);[.E100];&quot;&quot;)" office:value-type="string" office:string-value="believe" calcext:value-type="string">
            <text:p>believe</text:p>
          </table:table-cell>
          <table:table-cell table:formula="of:=CONCATENATE([.F100]; IF(ISTEXT([.B100]); CONCATENATE(&quot; {&quot;;[.B100];&quot;}&quot;);&quot;&quot;))" office:value-type="string" office:string-value="kredi {tr}" calcext:value-type="string">
            <text:p>kredi {tr}</text:p>
          </table:table-cell>
          <table:table-cell table:formula="of:=IF(ISTEXT([.G100]);[.G1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ll</text:p>
          </table:table-cell>
          <table:table-cell office:value-type="string" calcext:value-type="string">
            <text:p>sonorilo</text:p>
          </table:table-cell>
          <table:table-cell table:number-columns-repeated="2"/>
          <table:table-cell table:formula="of:=IF(ISTEXT([.E101]);[.E101];&quot;&quot;)" office:value-type="string" office:string-value="bell" calcext:value-type="string">
            <text:p>bell</text:p>
          </table:table-cell>
          <table:table-cell table:formula="of:=CONCATENATE([.F101]; IF(ISTEXT([.B101]); CONCATENATE(&quot; {&quot;;[.B101];&quot;}&quot;);&quot;&quot;))" office:value-type="string" office:string-value="sonorilo" calcext:value-type="string">
            <text:p>sonorilo</text:p>
          </table:table-cell>
          <table:table-cell table:formula="of:=IF(ISTEXT([.G101]);[.G1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longs</text:p>
          </table:table-cell>
          <table:table-cell office:value-type="string" calcext:value-type="string">
            <text:p>aparteni</text:p>
          </table:table-cell>
          <table:table-cell table:number-columns-repeated="2"/>
          <table:table-cell table:formula="of:=IF(ISTEXT([.E102]);[.E102];&quot;&quot;)" office:value-type="string" office:string-value="belongs" calcext:value-type="string">
            <text:p>belongs</text:p>
          </table:table-cell>
          <table:table-cell table:formula="of:=CONCATENATE([.F102]; IF(ISTEXT([.B102]); CONCATENATE(&quot; {&quot;;[.B102];&quot;}&quot;);&quot;&quot;))" office:value-type="string" office:string-value="aparteni {ntr}" calcext:value-type="string">
            <text:p>aparteni {ntr}</text:p>
          </table:table-cell>
          <table:table-cell table:formula="of:=IF(ISTEXT([.G102]);[.G1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low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E103]);[.E103];&quot;&quot;)" office:value-type="string" office:string-value="below" calcext:value-type="string">
            <text:p>below</text:p>
          </table:table-cell>
          <table:table-cell table:formula="of:=CONCATENATE([.F103]; IF(ISTEXT([.B103]); CONCATENATE(&quot; {&quot;;[.B103];&quot;}&quot;);&quot;&quot;))" office:value-type="string" office:string-value="sub" calcext:value-type="string">
            <text:p>sub</text:p>
          </table:table-cell>
          <table:table-cell table:formula="of:=IF(ISTEXT([.G103]);[.G103];&quot;&quot;)" office:value-type="string" office:string-value="under something" calcext:value-type="string">
            <text:p>unde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neath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E104]);[.E104];&quot;&quot;)" office:value-type="string" office:string-value="beneath" calcext:value-type="string">
            <text:p>beneath</text:p>
          </table:table-cell>
          <table:table-cell table:formula="of:=CONCATENATE([.F104]; IF(ISTEXT([.B104]); CONCATENATE(&quot; {&quot;;[.B104];&quot;}&quot;);&quot;&quot;))" office:value-type="string" office:string-value="sub" calcext:value-type="string">
            <text:p>sub</text:p>
          </table:table-cell>
          <table:table-cell table:formula="of:=IF(ISTEXT([.G104]);[.G104];&quot;&quot;)" office:value-type="string" office:string-value="under something" calcext:value-type="string">
            <text:p>unde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enighted</text:p>
          </table:table-cell>
          <table:table-cell office:value-type="string" calcext:value-type="string">
            <text:p>nokte kaptita</text:p>
          </table:table-cell>
          <table:table-cell table:number-columns-repeated="2"/>
          <table:table-cell table:formula="of:=IF(ISTEXT([.E105]);[.E105];&quot;&quot;)" office:value-type="string" office:string-value="benighted" calcext:value-type="string">
            <text:p>benighted</text:p>
          </table:table-cell>
          <table:table-cell table:formula="of:=CONCATENATE([.F105]; IF(ISTEXT([.B105]); CONCATENATE(&quot; {&quot;;[.B105];&quot;}&quot;);&quot;&quot;))" office:value-type="string" office:string-value="nokte kaptita" calcext:value-type="string">
            <text:p>nokte kaptita</text:p>
          </table:table-cell>
          <table:table-cell table:formula="of:=IF(ISTEXT([.G105]);[.G1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rry</text:p>
          </table:table-cell>
          <table:table-cell office:value-type="string" calcext:value-type="string">
            <text:p>bero</text:p>
          </table:table-cell>
          <table:table-cell table:number-columns-repeated="2"/>
          <table:table-cell table:formula="of:=IF(ISTEXT([.E106]);[.E106];&quot;&quot;)" office:value-type="string" office:string-value="berry" calcext:value-type="string">
            <text:p>berry</text:p>
          </table:table-cell>
          <table:table-cell table:formula="of:=CONCATENATE([.F106]; IF(ISTEXT([.B106]); CONCATENATE(&quot; {&quot;;[.B106];&quot;}&quot;);&quot;&quot;))" office:value-type="string" office:string-value="bero" calcext:value-type="string">
            <text:p>bero</text:p>
          </table:table-cell>
          <table:table-cell table:formula="of:=IF(ISTEXT([.G106]);[.G1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E107]);[.E107];&quot;&quot;)" office:value-type="string" office:string-value="beside" calcext:value-type="string">
            <text:p>beside</text:p>
          </table:table-cell>
          <table:table-cell table:formula="of:=CONCATENATE([.F107]; IF(ISTEXT([.B107]); CONCATENATE(&quot; {&quot;;[.B107];&quot;}&quot;);&quot;&quot;))" office:value-type="string" office:string-value="apud" calcext:value-type="string">
            <text:p>apud</text:p>
          </table:table-cell>
          <table:table-cell table:formula="of:=IF(ISTEXT([.G107]);[.G107];&quot;&quot;)" office:value-type="string" office:string-value="next to (without touching)" calcext:value-type="string">
            <text:p>next to (without touching)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table:number-columns-repeated="2"/>
          <table:table-cell table:formula="of:=IF(ISTEXT([.E108]);[.E108];&quot;&quot;)" office:value-type="string" office:string-value="beside" calcext:value-type="string">
            <text:p>beside</text:p>
          </table:table-cell>
          <table:table-cell table:formula="of:=CONCATENATE([.F108]; IF(ISTEXT([.B108]); CONCATENATE(&quot; {&quot;;[.B108];&quot;}&quot;);&quot;&quot;))" office:value-type="string" office:string-value="apud" calcext:value-type="string">
            <text:p>apud</text:p>
          </table:table-cell>
          <table:table-cell table:formula="of:=IF(ISTEXT([.G108]);[.G1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tray</text:p>
          </table:table-cell>
          <table:table-cell office:value-type="string" calcext:value-type="string">
            <text:p>perfidi</text:p>
          </table:table-cell>
          <table:table-cell table:number-columns-repeated="2"/>
          <table:table-cell table:formula="of:=IF(ISTEXT([.E109]);[.E109];&quot;&quot;)" office:value-type="string" office:string-value="betray" calcext:value-type="string">
            <text:p>betray</text:p>
          </table:table-cell>
          <table:table-cell table:formula="of:=CONCATENATE([.F109]; IF(ISTEXT([.B109]); CONCATENATE(&quot; {&quot;;[.B109];&quot;}&quot;);&quot;&quot;))" office:value-type="string" office:string-value="perfidi {tr}" calcext:value-type="string">
            <text:p>perfidi {tr}</text:p>
          </table:table-cell>
          <table:table-cell table:formula="of:=IF(ISTEXT([.G109]);[.G1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there is something on either side</text:p>
          </table:table-cell>
          <table:table-cell/>
          <table:table-cell table:formula="of:=IF(ISTEXT([.E110]);[.E110];&quot;&quot;)" office:value-type="string" office:string-value="between" calcext:value-type="string">
            <text:p>between</text:p>
          </table:table-cell>
          <table:table-cell table:formula="of:=CONCATENATE([.F110]; IF(ISTEXT([.B110]); CONCATENATE(&quot; {&quot;;[.B110];&quot;}&quot;);&quot;&quot;))" office:value-type="string" office:string-value="inter" calcext:value-type="string">
            <text:p>inter</text:p>
          </table:table-cell>
          <table:table-cell table:formula="of:=IF(ISTEXT([.G110]);[.G110];&quot;&quot;)" office:value-type="string" office:string-value="there is something on either side" calcext:value-type="string">
            <text:p>there is something on either s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action between two people</text:p>
          </table:table-cell>
          <table:table-cell/>
          <table:table-cell table:formula="of:=IF(ISTEXT([.E111]);[.E111];&quot;&quot;)" office:value-type="string" office:string-value="between" calcext:value-type="string">
            <text:p>between</text:p>
          </table:table-cell>
          <table:table-cell table:formula="of:=CONCATENATE([.F111]; IF(ISTEXT([.B111]); CONCATENATE(&quot; {&quot;;[.B111];&quot;}&quot;);&quot;&quot;))" office:value-type="string" office:string-value="inter" calcext:value-type="string">
            <text:p>inter</text:p>
          </table:table-cell>
          <table:table-cell table:formula="of:=IF(ISTEXT([.G111]);[.G111];&quot;&quot;)" office:value-type="string" office:string-value="interaction between two people" calcext:value-type="string">
            <text:p>interaction between two peo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wilderment</text:p>
          </table:table-cell>
          <table:table-cell office:value-type="string" calcext:value-type="string">
            <text:p>konfuzo</text:p>
          </table:table-cell>
          <table:table-cell table:number-columns-repeated="2"/>
          <table:table-cell table:formula="of:=IF(ISTEXT([.E112]);[.E112];&quot;&quot;)" office:value-type="string" office:string-value="bewilderment" calcext:value-type="string">
            <text:p>bewilderment</text:p>
          </table:table-cell>
          <table:table-cell table:formula="of:=CONCATENATE([.F112]; IF(ISTEXT([.B112]); CONCATENATE(&quot; {&quot;;[.B112];&quot;}&quot;);&quot;&quot;))" office:value-type="string" office:string-value="konfuzo" calcext:value-type="string">
            <text:p>konfuzo</text:p>
          </table:table-cell>
          <table:table-cell table:formula="of:=IF(ISTEXT([.G112]);[.G1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ewitched</text:p>
          </table:table-cell>
          <table:table-cell office:value-type="string" calcext:value-type="string">
            <text:p>sorĉita</text:p>
          </table:table-cell>
          <table:table-cell table:number-columns-repeated="2"/>
          <table:table-cell table:formula="of:=IF(ISTEXT([.E113]);[.E113];&quot;&quot;)" office:value-type="string" office:string-value="bewitched" calcext:value-type="string">
            <text:p>bewitched</text:p>
          </table:table-cell>
          <table:table-cell table:formula="of:=CONCATENATE([.F113]; IF(ISTEXT([.B113]); CONCATENATE(&quot; {&quot;;[.B113];&quot;}&quot;);&quot;&quot;))" office:value-type="string" office:string-value="sorĉita" calcext:value-type="string">
            <text:p>sorĉita</text:p>
          </table:table-cell>
          <table:table-cell table:formula="of:=IF(ISTEXT([.G113]);[.G1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-boned</text:p>
          </table:table-cell>
          <table:table-cell office:value-type="string" calcext:value-type="string">
            <text:p>grand’osta</text:p>
          </table:table-cell>
          <table:table-cell table:number-columns-repeated="2"/>
          <table:table-cell table:formula="of:=IF(ISTEXT([.E114]);[.E114];&quot;&quot;)" office:value-type="string" office:string-value="big-boned" calcext:value-type="string">
            <text:p>big-boned</text:p>
          </table:table-cell>
          <table:table-cell table:formula="of:=CONCATENATE([.F114]; IF(ISTEXT([.B114]); CONCATENATE(&quot; {&quot;;[.B114];&quot;}&quot;);&quot;&quot;))" office:value-type="string" office:string-value="grand’osta" calcext:value-type="string">
            <text:p>grand’osta</text:p>
          </table:table-cell>
          <table:table-cell table:formula="of:=IF(ISTEXT([.G114]);[.G1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gest</text:p>
          </table:table-cell>
          <table:table-cell office:value-type="string" calcext:value-type="string">
            <text:p>plej granda</text:p>
          </table:table-cell>
          <table:table-cell table:number-columns-repeated="2"/>
          <table:table-cell table:formula="of:=IF(ISTEXT([.E115]);[.E115];&quot;&quot;)" office:value-type="string" office:string-value="biggest" calcext:value-type="string">
            <text:p>biggest</text:p>
          </table:table-cell>
          <table:table-cell table:formula="of:=CONCATENATE([.F115]; IF(ISTEXT([.B115]); CONCATENATE(&quot; {&quot;;[.B115];&quot;}&quot;);&quot;&quot;))" office:value-type="string" office:string-value="plej granda" calcext:value-type="string">
            <text:p>plej granda</text:p>
          </table:table-cell>
          <table:table-cell table:formula="of:=IF(ISTEXT([.G115]);[.G1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wig</text:p>
          </table:table-cell>
          <table:table-cell office:value-type="string" calcext:value-type="string">
            <text:p>grandulo</text:p>
          </table:table-cell>
          <table:table-cell table:number-columns-repeated="2"/>
          <table:table-cell table:formula="of:=IF(ISTEXT([.E116]);[.E116];&quot;&quot;)" office:value-type="string" office:string-value="bigwig" calcext:value-type="string">
            <text:p>bigwig</text:p>
          </table:table-cell>
          <table:table-cell table:formula="of:=CONCATENATE([.F116]; IF(ISTEXT([.B116]); CONCATENATE(&quot; {&quot;;[.B116];&quot;}&quot;);&quot;&quot;))" office:value-type="string" office:string-value="grandulo" calcext:value-type="string">
            <text:p>grandulo</text:p>
          </table:table-cell>
          <table:table-cell table:formula="of:=IF(ISTEXT([.G116]);[.G11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</text:p>
          </table:table-cell>
          <table:table-cell office:value-type="string" calcext:value-type="string">
            <text:p>ligi</text:p>
          </table:table-cell>
          <table:table-cell table:number-columns-repeated="2"/>
          <table:table-cell table:formula="of:=IF(ISTEXT([.E117]);[.E117];&quot;&quot;)" office:value-type="string" office:string-value="bind" calcext:value-type="string">
            <text:p>bind</text:p>
          </table:table-cell>
          <table:table-cell table:formula="of:=CONCATENATE([.F117]; IF(ISTEXT([.B117]); CONCATENATE(&quot; {&quot;;[.B117];&quot;}&quot;);&quot;&quot;))" office:value-type="string" office:string-value="ligi {tr}" calcext:value-type="string">
            <text:p>ligi {tr}</text:p>
          </table:table-cell>
          <table:table-cell table:formula="of:=IF(ISTEXT([.G117]);[.G1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tter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literal or figurative</text:p>
          </table:table-cell>
          <table:table-cell/>
          <table:table-cell table:formula="of:=IF(ISTEXT([.E118]);[.E118];&quot;&quot;)" office:value-type="string" office:string-value="bitter" calcext:value-type="string">
            <text:p>bitter</text:p>
          </table:table-cell>
          <table:table-cell table:formula="of:=CONCATENATE([.F118]; IF(ISTEXT([.B118]); CONCATENATE(&quot; {&quot;;[.B118];&quot;}&quot;);&quot;&quot;))" office:value-type="string" office:string-value="amara" calcext:value-type="string">
            <text:p>amara</text:p>
          </table:table-cell>
          <table:table-cell table:formula="of:=IF(ISTEXT([.G118]);[.G118];&quot;&quot;)" office:value-type="string" office:string-value="literal or figurative" calcext:value-type="string">
            <text:p>literal or figur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itterly</text:p>
          </table:table-cell>
          <table:table-cell office:value-type="string" calcext:value-type="string">
            <text:p>amare</text:p>
          </table:table-cell>
          <table:table-cell table:number-columns-repeated="2"/>
          <table:table-cell table:formula="of:=IF(ISTEXT([.E119]);[.E119];&quot;&quot;)" office:value-type="string" office:string-value="bitterly" calcext:value-type="string">
            <text:p>bitterly</text:p>
          </table:table-cell>
          <table:table-cell table:formula="of:=CONCATENATE([.F119]; IF(ISTEXT([.B119]); CONCATENATE(&quot; {&quot;;[.B119];&quot;}&quot;);&quot;&quot;))" office:value-type="string" office:string-value="amare" calcext:value-type="string">
            <text:p>amare</text:p>
          </table:table-cell>
          <table:table-cell table:formula="of:=IF(ISTEXT([.G119]);[.G1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formula="of:=IF(ISTEXT([.E120]);[.E120];&quot;&quot;)" office:value-type="string" office:string-value="black" calcext:value-type="string">
            <text:p>black</text:p>
          </table:table-cell>
          <table:table-cell table:formula="of:=CONCATENATE([.F120]; IF(ISTEXT([.B120]); CONCATENATE(&quot; {&quot;;[.B120];&quot;}&quot;);&quot;&quot;))" office:value-type="string" office:string-value="nigra" calcext:value-type="string">
            <text:p>nigra</text:p>
          </table:table-cell>
          <table:table-cell table:formula="of:=IF(ISTEXT([.G120]);[.G1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lackened</text:p>
          </table:table-cell>
          <table:table-cell office:value-type="string" calcext:value-type="string">
            <text:p>nigrita</text:p>
          </table:table-cell>
          <table:table-cell table:number-columns-repeated="2"/>
          <table:table-cell table:formula="of:=IF(ISTEXT([.E121]);[.E121];&quot;&quot;)" office:value-type="string" office:string-value="blackened" calcext:value-type="string">
            <text:p>blackened</text:p>
          </table:table-cell>
          <table:table-cell table:formula="of:=CONCATENATE([.F121]; IF(ISTEXT([.B121]); CONCATENATE(&quot; {&quot;;[.B121];&quot;}&quot;);&quot;&quot;))" office:value-type="string" office:string-value="nigrita" calcext:value-type="string">
            <text:p>nigrita</text:p>
          </table:table-cell>
          <table:table-cell table:formula="of:=IF(ISTEXT([.G121]);[.G1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linded you</text:p>
          </table:table-cell>
          <table:table-cell office:value-type="string" calcext:value-type="string">
            <text:p>blindigis vin</text:p>
          </table:table-cell>
          <table:table-cell table:number-columns-repeated="2"/>
          <table:table-cell table:formula="of:=IF(ISTEXT([.E122]);[.E122];&quot;&quot;)" office:value-type="string" office:string-value="blinded you" calcext:value-type="string">
            <text:p>blinded you</text:p>
          </table:table-cell>
          <table:table-cell table:formula="of:=CONCATENATE([.F122]; IF(ISTEXT([.B122]); CONCATENATE(&quot; {&quot;;[.B122];&quot;}&quot;);&quot;&quot;))" office:value-type="string" office:string-value="blindigis vin" calcext:value-type="string">
            <text:p>blindigis vin</text:p>
          </table:table-cell>
          <table:table-cell table:formula="of:=IF(ISTEXT([.G122]);[.G1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linds</text:p>
          </table:table-cell>
          <table:table-cell office:value-type="string" calcext:value-type="string">
            <text:p>blindigas</text:p>
          </table:table-cell>
          <table:table-cell table:number-columns-repeated="2"/>
          <table:table-cell table:formula="of:=IF(ISTEXT([.E123]);[.E123];&quot;&quot;)" office:value-type="string" office:string-value="blinds" calcext:value-type="string">
            <text:p>blinds</text:p>
          </table:table-cell>
          <table:table-cell table:formula="of:=CONCATENATE([.F123]; IF(ISTEXT([.B123]); CONCATENATE(&quot; {&quot;;[.B123];&quot;}&quot;);&quot;&quot;))" office:value-type="string" office:string-value="blindigas {tr}" calcext:value-type="string">
            <text:p>blindigas {tr}</text:p>
          </table:table-cell>
          <table:table-cell table:formula="of:=IF(ISTEXT([.G123]);[.G12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om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E124]);[.E124];&quot;&quot;)" office:value-type="string" office:string-value="bloom" calcext:value-type="string">
            <text:p>bloom</text:p>
          </table:table-cell>
          <table:table-cell table:formula="of:=CONCATENATE([.F124]; IF(ISTEXT([.B124]); CONCATENATE(&quot; {&quot;;[.B124];&quot;}&quot;);&quot;&quot;))" office:value-type="string" office:string-value="floro" calcext:value-type="string">
            <text:p>floro</text:p>
          </table:table-cell>
          <table:table-cell table:formula="of:=IF(ISTEXT([.G124]);[.G12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lua</text:p>
          </table:table-cell>
          <table:table-cell table:number-columns-repeated="2"/>
          <table:table-cell table:formula="of:=IF(ISTEXT([.E125]);[.E125];&quot;&quot;)" office:value-type="string" office:string-value="blue" calcext:value-type="string">
            <text:p>blue</text:p>
          </table:table-cell>
          <table:table-cell table:formula="of:=CONCATENATE([.F125]; IF(ISTEXT([.B125]); CONCATENATE(&quot; {&quot;;[.B125];&quot;}&quot;);&quot;&quot;))" office:value-type="string" office:string-value="blua" calcext:value-type="string">
            <text:p>blua</text:p>
          </table:table-cell>
          <table:table-cell table:formula="of:=IF(ISTEXT([.G125]);[.G1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</text:p>
          </table:table-cell>
          <table:table-cell office:value-type="string" calcext:value-type="string">
            <text:p>apro</text:p>
          </table:table-cell>
          <table:table-cell table:number-columns-repeated="2"/>
          <table:table-cell table:formula="of:=IF(ISTEXT([.E126]);[.E126];&quot;&quot;)" office:value-type="string" office:string-value="boar" calcext:value-type="string">
            <text:p>boar</text:p>
          </table:table-cell>
          <table:table-cell table:formula="of:=CONCATENATE([.F126]; IF(ISTEXT([.B126]); CONCATENATE(&quot; {&quot;;[.B126];&quot;}&quot;);&quot;&quot;))" office:value-type="string" office:string-value="apro" calcext:value-type="string">
            <text:p>apro</text:p>
          </table:table-cell>
          <table:table-cell table:formula="of:=IF(ISTEXT([.G126]);[.G12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oar's Head</text:p>
          </table:table-cell>
          <table:table-cell office:value-type="string" calcext:value-type="string">
            <text:p>Kapo de Apro</text:p>
          </table:table-cell>
          <table:table-cell table:number-columns-repeated="2"/>
          <table:table-cell table:formula="of:=IF(ISTEXT([.E127]);[.E127];&quot;&quot;)" office:value-type="string" office:string-value="Boar's Head" calcext:value-type="string">
            <text:p>Boar's Head</text:p>
          </table:table-cell>
          <table:table-cell table:formula="of:=CONCATENATE([.F127]; IF(ISTEXT([.B127]); CONCATENATE(&quot; {&quot;;[.B127];&quot;}&quot;);&quot;&quot;))" office:value-type="string" office:string-value="Kapo de Apro" calcext:value-type="string">
            <text:p>Kapo de Apro</text:p>
          </table:table-cell>
          <table:table-cell table:formula="of:=IF(ISTEXT([.G127]);[.G1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festen’tablo</text:p>
          </table:table-cell>
          <table:table-cell office:value-type="string" calcext:value-type="string">
            <text:p>def. long, narrow table, as used in a medieval dining hall</text:p>
          </table:table-cell>
          <table:table-cell/>
          <table:table-cell table:formula="of:=IF(ISTEXT([.E128]);[.E128];&quot;&quot;)" office:value-type="string" office:string-value="board" calcext:value-type="string">
            <text:p>board</text:p>
          </table:table-cell>
          <table:table-cell table:formula="of:=CONCATENATE([.F128]; IF(ISTEXT([.B128]); CONCATENATE(&quot; {&quot;;[.B128];&quot;}&quot;);&quot;&quot;))" office:value-type="string" office:string-value="festen’tablo" calcext:value-type="string">
            <text:p>festen’tablo</text:p>
          </table:table-cell>
          <table:table-cell table:formula="of:=IF(ISTEXT([.G128]);[.G128];&quot;&quot;)" office:value-type="string" office:string-value="def. long, narrow table, as used in a medieval dining hall" calcext:value-type="string">
            <text:p>def. long, narrow table, as used in a medieval dining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leian</text:p>
          </table:table-cell>
          <table:table-cell office:value-type="string" calcext:value-type="string">
            <text:p>de Bodlejo</text:p>
          </table:table-cell>
          <table:table-cell table:number-columns-repeated="2"/>
          <table:table-cell table:formula="of:=IF(ISTEXT([.E129]);[.E129];&quot;&quot;)" office:value-type="string" office:string-value="Bodleian" calcext:value-type="string">
            <text:p>Bodleian</text:p>
          </table:table-cell>
          <table:table-cell table:formula="of:=CONCATENATE([.F129]; IF(ISTEXT([.B129]); CONCATENATE(&quot; {&quot;;[.B129];&quot;}&quot;);&quot;&quot;))" office:value-type="string" office:string-value="de Bodlejo" calcext:value-type="string">
            <text:p>de Bodlejo</text:p>
          </table:table-cell>
          <table:table-cell table:formula="of:=IF(ISTEXT([.G129]);[.G1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ugh</text:p>
          </table:table-cell>
          <table:table-cell office:value-type="string" calcext:value-type="string">
            <text:p>branĉo</text:p>
          </table:table-cell>
          <table:table-cell table:number-columns-repeated="2"/>
          <table:table-cell table:formula="of:=IF(ISTEXT([.E130]);[.E130];&quot;&quot;)" office:value-type="string" office:string-value="bough" calcext:value-type="string">
            <text:p>bough</text:p>
          </table:table-cell>
          <table:table-cell table:formula="of:=CONCATENATE([.F130]; IF(ISTEXT([.B130]); CONCATENATE(&quot; {&quot;;[.B130];&quot;}&quot;);&quot;&quot;))" office:value-type="string" office:string-value="branĉo" calcext:value-type="string">
            <text:p>branĉo</text:p>
          </table:table-cell>
          <table:table-cell table:formula="of:=IF(ISTEXT([.G130]);[.G1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ide</text:p>
          </table:table-cell>
          <table:table-cell office:value-type="string" calcext:value-type="string">
            <text:p>novedzino</text:p>
          </table:table-cell>
          <table:table-cell table:number-columns-repeated="2"/>
          <table:table-cell table:formula="of:=IF(ISTEXT([.E131]);[.E131];&quot;&quot;)" office:value-type="string" office:string-value="bride" calcext:value-type="string">
            <text:p>bride</text:p>
          </table:table-cell>
          <table:table-cell table:formula="of:=CONCATENATE([.F131]; IF(ISTEXT([.B131]); CONCATENATE(&quot; {&quot;;[.B131];&quot;}&quot;);&quot;&quot;))" office:value-type="string" office:string-value="novedzino" calcext:value-type="string">
            <text:p>novedzino</text:p>
          </table:table-cell>
          <table:table-cell table:formula="of:=IF(ISTEXT([.G131]);[.G1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ef</text:p>
          </table:table-cell>
          <table:table-cell office:value-type="string" calcext:value-type="string">
            <text:p>mallonga</text:p>
          </table:table-cell>
          <table:table-cell table:number-columns-repeated="2"/>
          <table:table-cell table:formula="of:=IF(ISTEXT([.E132]);[.E132];&quot;&quot;)" office:value-type="string" office:string-value="brief" calcext:value-type="string">
            <text:p>brief</text:p>
          </table:table-cell>
          <table:table-cell table:formula="of:=CONCATENATE([.F132]; IF(ISTEXT([.B132]); CONCATENATE(&quot; {&quot;;[.B132];&quot;}&quot;);&quot;&quot;))" office:value-type="string" office:string-value="mallonga" calcext:value-type="string">
            <text:p>mallonga</text:p>
          </table:table-cell>
          <table:table-cell table:formula="of:=IF(ISTEXT([.G132]);[.G1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ring</text:p>
          </table:table-cell>
          <table:table-cell office:value-type="string" calcext:value-type="string">
            <text:p>alporti</text:p>
          </table:table-cell>
          <table:table-cell table:number-columns-repeated="2"/>
          <table:table-cell table:formula="of:=IF(ISTEXT([.E133]);[.E133];&quot;&quot;)" office:value-type="string" office:string-value="bring" calcext:value-type="string">
            <text:p>bring</text:p>
          </table:table-cell>
          <table:table-cell table:formula="of:=CONCATENATE([.F133]; IF(ISTEXT([.B133]); CONCATENATE(&quot; {&quot;;[.B133];&quot;}&quot;);&quot;&quot;))" office:value-type="string" office:string-value="alporti {tr}" calcext:value-type="string">
            <text:p>alporti {tr}</text:p>
          </table:table-cell>
          <table:table-cell table:formula="of:=IF(ISTEXT([.G133]);[.G1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ing in </text:p>
          </table:table-cell>
          <table:table-cell office:value-type="string" calcext:value-type="string">
            <text:p>enporti</text:p>
          </table:table-cell>
          <table:table-cell table:number-columns-repeated="2"/>
          <table:table-cell table:formula="of:=IF(ISTEXT([.E134]);[.E134];&quot;&quot;)" office:value-type="string" office:string-value="bring in " calcext:value-type="string">
            <text:p>bring in </text:p>
          </table:table-cell>
          <table:table-cell table:formula="of:=CONCATENATE([.F134]; IF(ISTEXT([.B134]); CONCATENATE(&quot; {&quot;;[.B134];&quot;}&quot;);&quot;&quot;))" office:value-type="string" office:string-value="enporti" calcext:value-type="string">
            <text:p>enporti</text:p>
          </table:table-cell>
          <table:table-cell table:formula="of:=IF(ISTEXT([.G134]);[.G1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 office:value-type="string" calcext:value-type="string">
            <text:p>brita</text:p>
          </table:table-cell>
          <table:table-cell table:number-columns-repeated="2"/>
          <table:table-cell table:formula="of:=IF(ISTEXT([.E135]);[.E135];&quot;&quot;)" office:value-type="string" office:string-value="british" calcext:value-type="string">
            <text:p>british</text:p>
          </table:table-cell>
          <table:table-cell table:formula="of:=CONCATENATE([.F135]; IF(ISTEXT([.B135]); CONCATENATE(&quot; {&quot;;[.B135];&quot;}&quot;);&quot;&quot;))" office:value-type="string" office:string-value="brita" calcext:value-type="string">
            <text:p>brita</text:p>
          </table:table-cell>
          <table:table-cell table:formula="of:=IF(ISTEXT([.G135]);[.G1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runa</text:p>
          </table:table-cell>
          <table:table-cell table:number-columns-repeated="2"/>
          <table:table-cell table:formula="of:=IF(ISTEXT([.E136]);[.E136];&quot;&quot;)" office:value-type="string" office:string-value="brown" calcext:value-type="string">
            <text:p>brown</text:p>
          </table:table-cell>
          <table:table-cell table:formula="of:=CONCATENATE([.F136]; IF(ISTEXT([.B136]); CONCATENATE(&quot; {&quot;;[.B136];&quot;}&quot;);&quot;&quot;))" office:value-type="string" office:string-value="bruna" calcext:value-type="string">
            <text:p>bruna</text:p>
          </table:table-cell>
          <table:table-cell table:formula="of:=IF(ISTEXT([.G136]);[.G1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rusquely</text:p>
          </table:table-cell>
          <table:table-cell office:value-type="string" calcext:value-type="string">
            <text:p>bruske</text:p>
          </table:table-cell>
          <table:table-cell table:number-columns-repeated="2"/>
          <table:table-cell table:formula="of:=IF(ISTEXT([.E137]);[.E137];&quot;&quot;)" office:value-type="string" office:string-value="brusquely" calcext:value-type="string">
            <text:p>brusquely</text:p>
          </table:table-cell>
          <table:table-cell table:formula="of:=CONCATENATE([.F137]; IF(ISTEXT([.B137]); CONCATENATE(&quot; {&quot;;[.B137];&quot;}&quot;);&quot;&quot;))" office:value-type="string" office:string-value="bruske" calcext:value-type="string">
            <text:p>bruske</text:p>
          </table:table-cell>
          <table:table-cell table:formula="of:=IF(ISTEXT([.G137]);[.G1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nch</text:p>
          </table:table-cell>
          <table:table-cell office:value-type="string" calcext:value-type="string">
            <text:p>fasko</text:p>
          </table:table-cell>
          <table:table-cell table:number-columns-repeated="2"/>
          <table:table-cell table:formula="of:=IF(ISTEXT([.E138]);[.E138];&quot;&quot;)" office:value-type="string" office:string-value="bunch" calcext:value-type="string">
            <text:p>bunch</text:p>
          </table:table-cell>
          <table:table-cell table:formula="of:=CONCATENATE([.F138]; IF(ISTEXT([.B138]); CONCATENATE(&quot; {&quot;;[.B138];&quot;}&quot;);&quot;&quot;))" office:value-type="string" office:string-value="fasko" calcext:value-type="string">
            <text:p>fasko</text:p>
          </table:table-cell>
          <table:table-cell table:formula="of:=IF(ISTEXT([.G138]);[.G1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rial</text:p>
          </table:table-cell>
          <table:table-cell office:value-type="string" calcext:value-type="string">
            <text:p>entombigo</text:p>
          </table:table-cell>
          <table:table-cell table:number-columns-repeated="2"/>
          <table:table-cell table:formula="of:=IF(ISTEXT([.E139]);[.E139];&quot;&quot;)" office:value-type="string" office:string-value="burial" calcext:value-type="string">
            <text:p>burial</text:p>
          </table:table-cell>
          <table:table-cell table:formula="of:=CONCATENATE([.F139]; IF(ISTEXT([.B139]); CONCATENATE(&quot; {&quot;;[.B139];&quot;}&quot;);&quot;&quot;))" office:value-type="string" office:string-value="entombigo" calcext:value-type="string">
            <text:p>entombigo</text:p>
          </table:table-cell>
          <table:table-cell table:formula="of:=IF(ISTEXT([.G139]);[.G13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urn</text:p>
          </table:table-cell>
          <table:table-cell office:value-type="string" calcext:value-type="string">
            <text:p>bruli</text:p>
          </table:table-cell>
          <table:table-cell office:value-type="string" calcext:value-type="string">
            <text:p>bruiligi: burn something else</text:p>
          </table:table-cell>
          <table:table-cell/>
          <table:table-cell table:formula="of:=IF(ISTEXT([.E140]);[.E140];&quot;&quot;)" office:value-type="string" office:string-value="burn" calcext:value-type="string">
            <text:p>burn</text:p>
          </table:table-cell>
          <table:table-cell table:formula="of:=CONCATENATE([.F140]; IF(ISTEXT([.B140]); CONCATENATE(&quot; {&quot;;[.B140];&quot;}&quot;);&quot;&quot;))" office:value-type="string" office:string-value="bruli {ntr}" calcext:value-type="string">
            <text:p>bruli {ntr}</text:p>
          </table:table-cell>
          <table:table-cell table:formula="of:=IF(ISTEXT([.G140]);[.G140];&quot;&quot;)" office:value-type="string" office:string-value="bruiligi: burn something else" calcext:value-type="string">
            <text:p>bruiligi: burn something e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enterigi</text:p>
          </table:table-cell>
          <table:table-cell table:number-columns-repeated="2"/>
          <table:table-cell table:formula="of:=IF(ISTEXT([.E141]);[.E141];&quot;&quot;)" office:value-type="string" office:string-value="bury" calcext:value-type="string">
            <text:p>bury</text:p>
          </table:table-cell>
          <table:table-cell table:formula="of:=CONCATENATE([.F141]; IF(ISTEXT([.B141]); CONCATENATE(&quot; {&quot;;[.B141];&quot;}&quot;);&quot;&quot;))" office:value-type="string" office:string-value="enterigi {tr}" calcext:value-type="string">
            <text:p>enterigi {tr}</text:p>
          </table:table-cell>
          <table:table-cell table:formula="of:=IF(ISTEXT([.G141]);[.G1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u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E142]);[.E142];&quot;&quot;)" office:value-type="string" office:string-value="but for" calcext:value-type="string">
            <text:p>but for</text:p>
          </table:table-cell>
          <table:table-cell table:formula="of:=CONCATENATE([.F142]; IF(ISTEXT([.B142]); CONCATENATE(&quot; {&quot;;[.B142];&quot;}&quot;);&quot;&quot;))" office:value-type="string" office:string-value="krom" calcext:value-type="string">
            <text:p>krom</text:p>
          </table:table-cell>
          <table:table-cell table:formula="of:=IF(ISTEXT([.G142]);[.G142];&quot;&quot;)" office:value-type="string" office:string-value="not considering" calcext:value-type="string">
            <text:p>not conside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E143]);[.E143];&quot;&quot;)" office:value-type="string" office:string-value="by" calcext:value-type="string">
            <text:p>by</text:p>
          </table:table-cell>
          <table:table-cell table:formula="of:=CONCATENATE([.F143]; IF(ISTEXT([.B143]); CONCATENATE(&quot; {&quot;;[.B143];&quot;}&quot;);&quot;&quot;))" office:value-type="string" office:string-value="ĉe" calcext:value-type="string">
            <text:p>ĉe</text:p>
          </table:table-cell>
          <table:table-cell table:formula="of:=IF(ISTEXT([.G143]);[.G143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E144]);[.E144];&quot;&quot;)" office:value-type="string" office:string-value="by" calcext:value-type="string">
            <text:p>by</text:p>
          </table:table-cell>
          <table:table-cell table:formula="of:=CONCATENATE([.F144]; IF(ISTEXT([.B144]); CONCATENATE(&quot; {&quot;;[.B144];&quot;}&quot;);&quot;&quot;))" office:value-type="string" office:string-value="de" calcext:value-type="string">
            <text:p>de</text:p>
          </table:table-cell>
          <table:table-cell table:formula="of:=IF(ISTEXT([.G144]);[.G144];&quot;&quot;)" office:value-type="string" office:string-value="from a place or by somebody" calcext:value-type="string">
            <text:p>from a place or by somebo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E145]);[.E145];&quot;&quot;)" office:value-type="string" office:string-value="by" calcext:value-type="string">
            <text:p>by</text:p>
          </table:table-cell>
          <table:table-cell table:formula="of:=CONCATENATE([.F145]; IF(ISTEXT([.B145]); CONCATENATE(&quot; {&quot;;[.B145];&quot;}&quot;);&quot;&quot;))" office:value-type="string" office:string-value="de" calcext:value-type="string">
            <text:p>de</text:p>
          </table:table-cell>
          <table:table-cell table:formula="of:=IF(ISTEXT([.G145]);[.G145];&quot;&quot;)" office:value-type="string" office:string-value="expresses possession" calcext:value-type="string">
            <text:p>expresses possess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E146]);[.E146];&quot;&quot;)" office:value-type="string" office:string-value="by" calcext:value-type="string">
            <text:p>by</text:p>
          </table:table-cell>
          <table:table-cell table:formula="of:=CONCATENATE([.F146]; IF(ISTEXT([.B146]); CONCATENATE(&quot; {&quot;;[.B146];&quot;}&quot;);&quot;&quot;))" office:value-type="string" office:string-value="ĝis" calcext:value-type="string">
            <text:p>ĝis</text:p>
          </table:table-cell>
          <table:table-cell table:formula="of:=IF(ISTEXT([.G146]);[.G146];&quot;&quot;)" office:value-type="string" office:string-value="up to/by a specific time" calcext:value-type="string">
            <text:p>up to/by a specific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 means of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E147]);[.E147];&quot;&quot;)" office:value-type="string" office:string-value="by means of" calcext:value-type="string">
            <text:p>by means of</text:p>
          </table:table-cell>
          <table:table-cell table:formula="of:=CONCATENATE([.F147]; IF(ISTEXT([.B147]); CONCATENATE(&quot; {&quot;;[.B147];&quot;}&quot;);&quot;&quot;))" office:value-type="string" office:string-value="per" calcext:value-type="string">
            <text:p>per</text:p>
          </table:table-cell>
          <table:table-cell table:formula="of:=IF(ISTEXT([.G147]);[.G147];&quot;&quot;)" office:value-type="string" office:string-value="with the use of something" calcext:value-type="string">
            <text:p>with the use of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alculate</text:p>
          </table:table-cell>
          <table:table-cell office:value-type="string" calcext:value-type="string">
            <text:p>kalkuli</text:p>
          </table:table-cell>
          <table:table-cell table:number-columns-repeated="2"/>
          <table:table-cell table:formula="of:=IF(ISTEXT([.E148]);[.E148];&quot;&quot;)" office:value-type="string" office:string-value="calculate" calcext:value-type="string">
            <text:p>calculate</text:p>
          </table:table-cell>
          <table:table-cell table:formula="of:=CONCATENATE([.F148]; IF(ISTEXT([.B148]); CONCATENATE(&quot; {&quot;;[.B148];&quot;}&quot;);&quot;&quot;))" office:value-type="string" office:string-value="kalkuli {tr|ntr}" calcext:value-type="string">
            <text:p>kalkuli {tr|ntr}</text:p>
          </table:table-cell>
          <table:table-cell table:formula="of:=IF(ISTEXT([.G148]);[.G1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Candlemas</text:p>
          </table:table-cell>
          <table:table-cell office:value-type="string" calcext:value-type="string">
            <text:p>Kandelfesto</text:p>
          </table:table-cell>
          <table:table-cell table:number-columns-repeated="2"/>
          <table:table-cell table:formula="of:=IF(ISTEXT([.E149]);[.E149];&quot;&quot;)" office:value-type="string" office:string-value="Candlemas" calcext:value-type="string">
            <text:p>Candlemas</text:p>
          </table:table-cell>
          <table:table-cell table:formula="of:=CONCATENATE([.F149]; IF(ISTEXT([.B149]); CONCATENATE(&quot; {&quot;;[.B149];&quot;}&quot;);&quot;&quot;))" office:value-type="string" office:string-value="Kandelfesto" calcext:value-type="string">
            <text:p>Kandelfesto</text:p>
          </table:table-cell>
          <table:table-cell table:formula="of:=IF(ISTEXT([.G149]);[.G1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ol</text:p>
          </table:table-cell>
          <table:table-cell office:value-type="string" calcext:value-type="string">
            <text:p>karolo</text:p>
          </table:table-cell>
          <table:table-cell office:value-type="string" calcext:value-type="string">
            <text:p>Christmas song</text:p>
          </table:table-cell>
          <table:table-cell/>
          <table:table-cell table:formula="of:=IF(ISTEXT([.E150]);[.E150];&quot;&quot;)" office:value-type="string" office:string-value="carol" calcext:value-type="string">
            <text:p>carol</text:p>
          </table:table-cell>
          <table:table-cell table:formula="of:=CONCATENATE([.F150]; IF(ISTEXT([.B150]); CONCATENATE(&quot; {&quot;;[.B150];&quot;}&quot;);&quot;&quot;))" office:value-type="string" office:string-value="karolo" calcext:value-type="string">
            <text:p>karolo</text:p>
          </table:table-cell>
          <table:table-cell table:formula="of:=IF(ISTEXT([.G150]);[.G150];&quot;&quot;)" office:value-type="string" office:string-value="Christmas song" calcext:value-type="string">
            <text:p>Christmas so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rries</text:p>
          </table:table-cell>
          <table:table-cell office:value-type="string" calcext:value-type="string">
            <text:p>portas</text:p>
          </table:table-cell>
          <table:table-cell table:number-columns-repeated="2"/>
          <table:table-cell table:formula="of:=IF(ISTEXT([.E151]);[.E151];&quot;&quot;)" office:value-type="string" office:string-value="carries" calcext:value-type="string">
            <text:p>carries</text:p>
          </table:table-cell>
          <table:table-cell table:formula="of:=CONCATENATE([.F151]; IF(ISTEXT([.B151]); CONCATENATE(&quot; {&quot;;[.B151];&quot;}&quot;);&quot;&quot;))" office:value-type="string" office:string-value="portas {tr}" calcext:value-type="string">
            <text:p>portas {tr}</text:p>
          </table:table-cell>
          <table:table-cell table:formula="of:=IF(ISTEXT([.G151]);[.G1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utious</text:p>
          </table:table-cell>
          <table:table-cell office:value-type="string" calcext:value-type="string">
            <text:p>singarda</text:p>
          </table:table-cell>
          <table:table-cell office:value-type="string" calcext:value-type="string">
            <text:p>lit. self-guarding</text:p>
          </table:table-cell>
          <table:table-cell/>
          <table:table-cell table:formula="of:=IF(ISTEXT([.E152]);[.E152];&quot;&quot;)" office:value-type="string" office:string-value="cautious" calcext:value-type="string">
            <text:p>cautious</text:p>
          </table:table-cell>
          <table:table-cell table:formula="of:=CONCATENATE([.F152]; IF(ISTEXT([.B152]); CONCATENATE(&quot; {&quot;;[.B152];&quot;}&quot;);&quot;&quot;))" office:value-type="string" office:string-value="singarda" calcext:value-type="string">
            <text:p>singarda</text:p>
          </table:table-cell>
          <table:table-cell table:formula="of:=IF(ISTEXT([.G152]);[.G152];&quot;&quot;)" office:value-type="string" office:string-value="lit. self-guarding" calcext:value-type="string">
            <text:p>lit. self-guar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utiously</text:p>
          </table:table-cell>
          <table:table-cell office:value-type="string" calcext:value-type="string">
            <text:p>singarde</text:p>
          </table:table-cell>
          <table:table-cell table:number-columns-repeated="2"/>
          <table:table-cell table:formula="of:=IF(ISTEXT([.E153]);[.E153];&quot;&quot;)" office:value-type="string" office:string-value="cautiously" calcext:value-type="string">
            <text:p>cautiously</text:p>
          </table:table-cell>
          <table:table-cell table:formula="of:=CONCATENATE([.F153]; IF(ISTEXT([.B153]); CONCATENATE(&quot; {&quot;;[.B153];&quot;}&quot;);&quot;&quot;))" office:value-type="string" office:string-value="singarde" calcext:value-type="string">
            <text:p>singarde</text:p>
          </table:table-cell>
          <table:table-cell table:formula="of:=IF(ISTEXT([.G153]);[.G1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iling</text:p>
          </table:table-cell>
          <table:table-cell office:value-type="string" calcext:value-type="string">
            <text:p>plafono</text:p>
          </table:table-cell>
          <table:table-cell table:number-columns-repeated="2"/>
          <table:table-cell table:formula="of:=IF(ISTEXT([.E154]);[.E154];&quot;&quot;)" office:value-type="string" office:string-value="ceiling" calcext:value-type="string">
            <text:p>ceiling</text:p>
          </table:table-cell>
          <table:table-cell table:formula="of:=CONCATENATE([.F154]; IF(ISTEXT([.B154]); CONCATENATE(&quot; {&quot;;[.B154];&quot;}&quot;);&quot;&quot;))" office:value-type="string" office:string-value="plafono" calcext:value-type="string">
            <text:p>plafono</text:p>
          </table:table-cell>
          <table:table-cell table:formula="of:=IF(ISTEXT([.G154]);[.G1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elebrate</text:p>
          </table:table-cell>
          <table:table-cell office:value-type="string" calcext:value-type="string">
            <text:p>festi</text:p>
          </table:table-cell>
          <table:table-cell table:number-columns-repeated="2"/>
          <table:table-cell table:formula="of:=IF(ISTEXT([.E155]);[.E155];&quot;&quot;)" office:value-type="string" office:string-value="celebrate" calcext:value-type="string">
            <text:p>celebrate</text:p>
          </table:table-cell>
          <table:table-cell table:formula="of:=CONCATENATE([.F155]; IF(ISTEXT([.B155]); CONCATENATE(&quot; {&quot;;[.B155];&quot;}&quot;);&quot;&quot;))" office:value-type="string" office:string-value="festi" calcext:value-type="string">
            <text:p>festi</text:p>
          </table:table-cell>
          <table:table-cell table:formula="of:=IF(ISTEXT([.G155]);[.G1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ebration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E156]);[.E156];&quot;&quot;)" office:value-type="string" office:string-value="celebration" calcext:value-type="string">
            <text:p>celebration</text:p>
          </table:table-cell>
          <table:table-cell table:formula="of:=CONCATENATE([.F156]; IF(ISTEXT([.B156]); CONCATENATE(&quot; {&quot;;[.B156];&quot;}&quot;);&quot;&quot;))" office:value-type="string" office:string-value="festo" calcext:value-type="string">
            <text:p>festo</text:p>
          </table:table-cell>
          <table:table-cell table:formula="of:=IF(ISTEXT([.G156]);[.G1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l</text:p>
          </table:table-cell>
          <table:table-cell office:value-type="string" calcext:value-type="string">
            <text:p>ĉelo</text:p>
          </table:table-cell>
          <table:table-cell office:value-type="string" calcext:value-type="string">
            <text:p>solo room</text:p>
          </table:table-cell>
          <table:table-cell/>
          <table:table-cell table:formula="of:=IF(ISTEXT([.E157]);[.E157];&quot;&quot;)" office:value-type="string" office:string-value="cell" calcext:value-type="string">
            <text:p>cell</text:p>
          </table:table-cell>
          <table:table-cell table:formula="of:=CONCATENATE([.F157]; IF(ISTEXT([.B157]); CONCATENATE(&quot; {&quot;;[.B157];&quot;}&quot;);&quot;&quot;))" office:value-type="string" office:string-value="ĉelo" calcext:value-type="string">
            <text:p>ĉelo</text:p>
          </table:table-cell>
          <table:table-cell table:formula="of:=IF(ISTEXT([.G157]);[.G157];&quot;&quot;)" office:value-type="string" office:string-value="solo room" calcext:value-type="string">
            <text:p>solo r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ntre</text:p>
          </table:table-cell>
          <table:table-cell office:value-type="string" calcext:value-type="string">
            <text:p>centro</text:p>
          </table:table-cell>
          <table:table-cell table:number-columns-repeated="2"/>
          <table:table-cell table:formula="of:=IF(ISTEXT([.E158]);[.E158];&quot;&quot;)" office:value-type="string" office:string-value="centre" calcext:value-type="string">
            <text:p>centre</text:p>
          </table:table-cell>
          <table:table-cell table:formula="of:=CONCATENATE([.F158]; IF(ISTEXT([.B158]); CONCATENATE(&quot; {&quot;;[.B158];&quot;}&quot;);&quot;&quot;))" office:value-type="string" office:string-value="centro" calcext:value-type="string">
            <text:p>centro</text:p>
          </table:table-cell>
          <table:table-cell table:formula="of:=IF(ISTEXT([.G158]);[.G1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entury</text:p>
          </table:table-cell>
          <table:table-cell office:value-type="string" calcext:value-type="string">
            <text:p>jarcento</text:p>
          </table:table-cell>
          <table:table-cell table:number-columns-repeated="2"/>
          <table:table-cell table:formula="of:=IF(ISTEXT([.E159]);[.E159];&quot;&quot;)" office:value-type="string" office:string-value="century" calcext:value-type="string">
            <text:p>century</text:p>
          </table:table-cell>
          <table:table-cell table:formula="of:=CONCATENATE([.F159]; IF(ISTEXT([.B159]); CONCATENATE(&quot; {&quot;;[.B159];&quot;}&quot;);&quot;&quot;))" office:value-type="string" office:string-value="jarcento" calcext:value-type="string">
            <text:p>jarcento</text:p>
          </table:table-cell>
          <table:table-cell table:formula="of:=IF(ISTEXT([.G159]);[.G1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emony</text:p>
          </table:table-cell>
          <table:table-cell office:value-type="string" calcext:value-type="string">
            <text:p>ceremonio</text:p>
          </table:table-cell>
          <table:table-cell table:number-columns-repeated="2"/>
          <table:table-cell table:formula="of:=IF(ISTEXT([.E160]);[.E160];&quot;&quot;)" office:value-type="string" office:string-value="ceremony" calcext:value-type="string">
            <text:p>ceremony</text:p>
          </table:table-cell>
          <table:table-cell table:formula="of:=CONCATENATE([.F160]; IF(ISTEXT([.B160]); CONCATENATE(&quot; {&quot;;[.B160];&quot;}&quot;);&quot;&quot;))" office:value-type="string" office:string-value="ceremonio" calcext:value-type="string">
            <text:p>ceremonio</text:p>
          </table:table-cell>
          <table:table-cell table:formula="of:=IF(ISTEXT([.G160]);[.G1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office:value-type="string" calcext:value-type="string">
            <text:p>karakteron</text:p>
          </table:table-cell>
          <table:table-cell table:number-columns-repeated="2"/>
          <table:table-cell table:formula="of:=IF(ISTEXT([.E161]);[.E161];&quot;&quot;)" office:value-type="string" office:string-value="character" calcext:value-type="string">
            <text:p>character</text:p>
          </table:table-cell>
          <table:table-cell table:formula="of:=CONCATENATE([.F161]; IF(ISTEXT([.B161]); CONCATENATE(&quot; {&quot;;[.B161];&quot;}&quot;);&quot;&quot;))" office:value-type="string" office:string-value="karakteron" calcext:value-type="string">
            <text:p>karakteron</text:p>
          </table:table-cell>
          <table:table-cell table:formula="of:=IF(ISTEXT([.G161]);[.G1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heerful</text:p>
          </table:table-cell>
          <table:table-cell office:value-type="string" calcext:value-type="string">
            <text:p>gajiga</text:p>
          </table:table-cell>
          <table:table-cell office:value-type="string" calcext:value-type="string">
            <text:p>cheerfulness causing</text:p>
          </table:table-cell>
          <table:table-cell/>
          <table:table-cell table:formula="of:=IF(ISTEXT([.E162]);[.E162];&quot;&quot;)" office:value-type="string" office:string-value="cheerful" calcext:value-type="string">
            <text:p>cheerful</text:p>
          </table:table-cell>
          <table:table-cell table:formula="of:=CONCATENATE([.F162]; IF(ISTEXT([.B162]); CONCATENATE(&quot; {&quot;;[.B162];&quot;}&quot;);&quot;&quot;))" office:value-type="string" office:string-value="gajiga" calcext:value-type="string">
            <text:p>gajiga</text:p>
          </table:table-cell>
          <table:table-cell table:formula="of:=IF(ISTEXT([.G162]);[.G162];&quot;&quot;)" office:value-type="string" office:string-value="cheerfulness causing" calcext:value-type="string">
            <text:p>cheerfulness caus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ir</text:p>
          </table:table-cell>
          <table:table-cell office:value-type="string" calcext:value-type="string">
            <text:p>koruso</text:p>
          </table:table-cell>
          <table:table-cell office:value-type="string" calcext:value-type="string">
            <text:p>syn. ĥoro</text:p>
          </table:table-cell>
          <table:table-cell/>
          <table:table-cell table:formula="of:=IF(ISTEXT([.E163]);[.E163];&quot;&quot;)" office:value-type="string" office:string-value="choir" calcext:value-type="string">
            <text:p>choir</text:p>
          </table:table-cell>
          <table:table-cell table:formula="of:=CONCATENATE([.F163]; IF(ISTEXT([.B163]); CONCATENATE(&quot; {&quot;;[.B163];&quot;}&quot;);&quot;&quot;))" office:value-type="string" office:string-value="koruso" calcext:value-type="string">
            <text:p>koruso</text:p>
          </table:table-cell>
          <table:table-cell table:formula="of:=IF(ISTEXT([.G163]);[.G163];&quot;&quot;)" office:value-type="string" office:string-value="syn. ĥoro" calcext:value-type="string">
            <text:p>syn. ĥo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rus</text:p>
          </table:table-cell>
          <table:table-cell office:value-type="string" calcext:value-type="string">
            <text:p>ĥoro</text:p>
          </table:table-cell>
          <table:table-cell table:number-columns-repeated="2"/>
          <table:table-cell table:formula="of:=IF(ISTEXT([.E164]);[.E164];&quot;&quot;)" office:value-type="string" office:string-value="chorus" calcext:value-type="string">
            <text:p>chorus</text:p>
          </table:table-cell>
          <table:table-cell table:formula="of:=CONCATENATE([.F164]; IF(ISTEXT([.B164]); CONCATENATE(&quot; {&quot;;[.B164];&quot;}&quot;);&quot;&quot;))" office:value-type="string" office:string-value="ĥoro" calcext:value-type="string">
            <text:p>ĥoro</text:p>
          </table:table-cell>
          <table:table-cell table:formula="of:=IF(ISTEXT([.G164]);[.G1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masse Carolles</text:p>
          </table:table-cell>
          <table:table-cell office:value-type="string" calcext:value-type="string">
            <text:p>Kristnaskaj Karoloj</text:p>
          </table:table-cell>
          <table:table-cell table:number-columns-repeated="2"/>
          <table:table-cell table:formula="of:=IF(ISTEXT([.E165]);[.E165];&quot;&quot;)" office:value-type="string" office:string-value="Chrismasse Carolles" calcext:value-type="string">
            <text:p>Chrismasse Carolles</text:p>
          </table:table-cell>
          <table:table-cell table:formula="of:=CONCATENATE([.F165]; IF(ISTEXT([.B165]); CONCATENATE(&quot; {&quot;;[.B165];&quot;}&quot;);&quot;&quot;))" office:value-type="string" office:string-value="Kristnaskaj Karoloj" calcext:value-type="string">
            <text:p>Kristnaskaj Karoloj</text:p>
          </table:table-cell>
          <table:table-cell table:formula="of:=IF(ISTEXT([.G165]);[.G1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Kristnasko</text:p>
          </table:table-cell>
          <table:table-cell table:number-columns-repeated="2"/>
          <table:table-cell table:formula="of:=IF(ISTEXT([.E166]);[.E166];&quot;&quot;)" office:value-type="string" office:string-value="Christmas" calcext:value-type="string">
            <text:p>Christmas</text:p>
          </table:table-cell>
          <table:table-cell table:formula="of:=CONCATENATE([.F166]; IF(ISTEXT([.B166]); CONCATENATE(&quot; {&quot;;[.B166];&quot;}&quot;);&quot;&quot;))" office:value-type="string" office:string-value="Kristnasko" calcext:value-type="string">
            <text:p>Kristnasko</text:p>
          </table:table-cell>
          <table:table-cell table:formula="of:=IF(ISTEXT([.G166]);[.G1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 Morning</text:p>
          </table:table-cell>
          <table:table-cell office:value-type="string" calcext:value-type="string">
            <text:p>Kristnask’mateno</text:p>
          </table:table-cell>
          <table:table-cell table:number-columns-repeated="2"/>
          <table:table-cell table:formula="of:=IF(ISTEXT([.E167]);[.E167];&quot;&quot;)" office:value-type="string" office:string-value="Christmas Morning" calcext:value-type="string">
            <text:p>Christmas Morning</text:p>
          </table:table-cell>
          <table:table-cell table:formula="of:=CONCATENATE([.F167]; IF(ISTEXT([.B167]); CONCATENATE(&quot; {&quot;;[.B167];&quot;}&quot;);&quot;&quot;))" office:value-type="string" office:string-value="Kristnask’mateno" calcext:value-type="string">
            <text:p>Kristnask’mateno</text:p>
          </table:table-cell>
          <table:table-cell table:formula="of:=IF(ISTEXT([.G167]);[.G16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day</text:p>
          </table:table-cell>
          <table:table-cell office:value-type="string" calcext:value-type="string">
            <text:p>Kristnask’tago</text:p>
          </table:table-cell>
          <table:table-cell table:number-columns-repeated="2"/>
          <table:table-cell table:formula="of:=IF(ISTEXT([.E168]);[.E168];&quot;&quot;)" office:value-type="string" office:string-value="Christmas-day" calcext:value-type="string">
            <text:p>Christmas-day</text:p>
          </table:table-cell>
          <table:table-cell table:formula="of:=CONCATENATE([.F168]; IF(ISTEXT([.B168]); CONCATENATE(&quot; {&quot;;[.B168];&quot;}&quot;);&quot;&quot;))" office:value-type="string" office:string-value="Kristnask’tago" calcext:value-type="string">
            <text:p>Kristnask’tago</text:p>
          </table:table-cell>
          <table:table-cell table:formula="of:=IF(ISTEXT([.G168]);[.G1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eve</text:p>
          </table:table-cell>
          <table:table-cell office:value-type="string" calcext:value-type="string">
            <text:p>Kristnask’vespero</text:p>
          </table:table-cell>
          <table:table-cell table:number-columns-repeated="2"/>
          <table:table-cell table:formula="of:=IF(ISTEXT([.E169]);[.E169];&quot;&quot;)" office:value-type="string" office:string-value="Christmas-eve" calcext:value-type="string">
            <text:p>Christmas-eve</text:p>
          </table:table-cell>
          <table:table-cell table:formula="of:=CONCATENATE([.F169]; IF(ISTEXT([.B169]); CONCATENATE(&quot; {&quot;;[.B169];&quot;}&quot;);&quot;&quot;))" office:value-type="string" office:string-value="Kristnask’vespero" calcext:value-type="string">
            <text:p>Kristnask’vespero</text:p>
          </table:table-cell>
          <table:table-cell table:formula="of:=IF(ISTEXT([.G169]);[.G16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tide</text:p>
          </table:table-cell>
          <table:table-cell office:value-type="string" calcext:value-type="string">
            <text:p>Kristnask’tempo</text:p>
          </table:table-cell>
          <table:table-cell table:number-columns-repeated="2"/>
          <table:table-cell table:formula="of:=IF(ISTEXT([.E170]);[.E170];&quot;&quot;)" office:value-type="string" office:string-value="Christmas-tide" calcext:value-type="string">
            <text:p>Christmas-tide</text:p>
          </table:table-cell>
          <table:table-cell table:formula="of:=CONCATENATE([.F170]; IF(ISTEXT([.B170]); CONCATENATE(&quot; {&quot;;[.B170];&quot;}&quot;);&quot;&quot;))" office:value-type="string" office:string-value="Kristnask’tempo" calcext:value-type="string">
            <text:p>Kristnask’tempo</text:p>
          </table:table-cell>
          <table:table-cell table:formula="of:=IF(ISTEXT([.G170]);[.G17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 office:value-type="string" calcext:value-type="string">
            <text:p>preĝejo</text:p>
          </table:table-cell>
          <table:table-cell table:number-columns-repeated="2"/>
          <table:table-cell table:formula="of:=IF(ISTEXT([.E171]);[.E171];&quot;&quot;)" office:value-type="string" office:string-value="church" calcext:value-type="string">
            <text:p>church</text:p>
          </table:table-cell>
          <table:table-cell table:formula="of:=CONCATENATE([.F171]; IF(ISTEXT([.B171]); CONCATENATE(&quot; {&quot;;[.B171];&quot;}&quot;);&quot;&quot;))" office:value-type="string" office:string-value="preĝejo" calcext:value-type="string">
            <text:p>preĝejo</text:p>
          </table:table-cell>
          <table:table-cell table:formula="of:=IF(ISTEXT([.G171]);[.G17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rcumstances</text:p>
          </table:table-cell>
          <table:table-cell office:value-type="string" calcext:value-type="string">
            <text:p>cirkonstancoj</text:p>
          </table:table-cell>
          <table:table-cell table:number-columns-repeated="2"/>
          <table:table-cell table:formula="of:=IF(ISTEXT([.E172]);[.E172];&quot;&quot;)" office:value-type="string" office:string-value="circumstances" calcext:value-type="string">
            <text:p>circumstances</text:p>
          </table:table-cell>
          <table:table-cell table:formula="of:=CONCATENATE([.F172]; IF(ISTEXT([.B172]); CONCATENATE(&quot; {&quot;;[.B172];&quot;}&quot;);&quot;&quot;))" office:value-type="string" office:string-value="cirkonstancoj" calcext:value-type="string">
            <text:p>cirkonstancoj</text:p>
          </table:table-cell>
          <table:table-cell table:formula="of:=IF(ISTEXT([.G172]);[.G1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ang</text:p>
          </table:table-cell>
          <table:table-cell office:value-type="string" calcext:value-type="string">
            <text:p>sonoro</text:p>
          </table:table-cell>
          <table:table-cell table:number-columns-repeated="2"/>
          <table:table-cell table:formula="of:=IF(ISTEXT([.E173]);[.E173];&quot;&quot;)" office:value-type="string" office:string-value="clang" calcext:value-type="string">
            <text:p>clang</text:p>
          </table:table-cell>
          <table:table-cell table:formula="of:=CONCATENATE([.F173]; IF(ISTEXT([.B173]); CONCATENATE(&quot; {&quot;;[.B173];&quot;}&quot;);&quot;&quot;))" office:value-type="string" office:string-value="sonoro" calcext:value-type="string">
            <text:p>sonoro</text:p>
          </table:table-cell>
          <table:table-cell table:formula="of:=IF(ISTEXT([.G173]);[.G17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ping</text:p>
          </table:table-cell>
          <table:table-cell office:value-type="string" calcext:value-type="string">
            <text:p>kunprema</text:p>
          </table:table-cell>
          <table:table-cell table:number-columns-repeated="2"/>
          <table:table-cell table:formula="of:=IF(ISTEXT([.E174]);[.E174];&quot;&quot;)" office:value-type="string" office:string-value="clasping" calcext:value-type="string">
            <text:p>clasping</text:p>
          </table:table-cell>
          <table:table-cell table:formula="of:=CONCATENATE([.F174]; IF(ISTEXT([.B174]); CONCATENATE(&quot; {&quot;;[.B174];&quot;}&quot;);&quot;&quot;))" office:value-type="string" office:string-value="kunprema" calcext:value-type="string">
            <text:p>kunprema</text:p>
          </table:table-cell>
          <table:table-cell table:formula="of:=IF(ISTEXT([.G174]);[.G17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E175]);[.E175];&quot;&quot;)" office:value-type="string" office:string-value="classic" calcext:value-type="string">
            <text:p>classic</text:p>
          </table:table-cell>
          <table:table-cell table:formula="of:=CONCATENATE([.F175]; IF(ISTEXT([.B175]); CONCATENATE(&quot; {&quot;;[.B175];&quot;}&quot;);&quot;&quot;))" office:value-type="string" office:string-value="klasika" calcext:value-type="string">
            <text:p>klasika</text:p>
          </table:table-cell>
          <table:table-cell table:formula="of:=IF(ISTEXT([.G175]);[.G17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al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E176]);[.E176];&quot;&quot;)" office:value-type="string" office:string-value="classical" calcext:value-type="string">
            <text:p>classical</text:p>
          </table:table-cell>
          <table:table-cell table:formula="of:=CONCATENATE([.F176]; IF(ISTEXT([.B176]); CONCATENATE(&quot; {&quot;;[.B176];&quot;}&quot;);&quot;&quot;))" office:value-type="string" office:string-value="klasika" calcext:value-type="string">
            <text:p>klasika</text:p>
          </table:table-cell>
          <table:table-cell table:formula="of:=IF(ISTEXT([.G176]);[.G1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ever</text:p>
          </table:table-cell>
          <table:table-cell office:value-type="string" calcext:value-type="string">
            <text:p>lerta</text:p>
          </table:table-cell>
          <table:table-cell table:number-columns-repeated="2"/>
          <table:table-cell table:formula="of:=IF(ISTEXT([.E177]);[.E177];&quot;&quot;)" office:value-type="string" office:string-value="clever" calcext:value-type="string">
            <text:p>clever</text:p>
          </table:table-cell>
          <table:table-cell table:formula="of:=CONCATENATE([.F177]; IF(ISTEXT([.B177]); CONCATENATE(&quot; {&quot;;[.B177];&quot;}&quot;);&quot;&quot;))" office:value-type="string" office:string-value="lerta" calcext:value-type="string">
            <text:p>lerta</text:p>
          </table:table-cell>
          <table:table-cell table:formula="of:=IF(ISTEXT([.G177]);[.G1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leverly</text:p>
          </table:table-cell>
          <table:table-cell office:value-type="string" calcext:value-type="string">
            <text:p>lerte</text:p>
          </table:table-cell>
          <table:table-cell table:number-columns-repeated="2"/>
          <table:table-cell table:formula="of:=IF(ISTEXT([.E178]);[.E178];&quot;&quot;)" office:value-type="string" office:string-value="cleverly" calcext:value-type="string">
            <text:p>cleverly</text:p>
          </table:table-cell>
          <table:table-cell table:formula="of:=CONCATENATE([.F178]; IF(ISTEXT([.B178]); CONCATENATE(&quot; {&quot;;[.B178];&quot;}&quot;);&quot;&quot;))" office:value-type="string" office:string-value="lerte" calcext:value-type="string">
            <text:p>lerte</text:p>
          </table:table-cell>
          <table:table-cell table:formula="of:=IF(ISTEXT([.G178]);[.G1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oth</text:p>
          </table:table-cell>
          <table:table-cell office:value-type="string" calcext:value-type="string">
            <text:p>ŝtofo</text:p>
          </table:table-cell>
          <table:table-cell table:number-columns-repeated="2"/>
          <table:table-cell table:formula="of:=IF(ISTEXT([.E179]);[.E179];&quot;&quot;)" office:value-type="string" office:string-value="cloth" calcext:value-type="string">
            <text:p>cloth</text:p>
          </table:table-cell>
          <table:table-cell table:formula="of:=CONCATENATE([.F179]; IF(ISTEXT([.B179]); CONCATENATE(&quot; {&quot;;[.B179];&quot;}&quot;);&quot;&quot;))" office:value-type="string" office:string-value="ŝtofo" calcext:value-type="string">
            <text:p>ŝtofo</text:p>
          </table:table-cell>
          <table:table-cell table:formula="of:=IF(ISTEXT([.G179]);[.G17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ction</text:p>
          </table:table-cell>
          <table:table-cell office:value-type="string" calcext:value-type="string">
            <text:p>kolekto</text:p>
          </table:table-cell>
          <table:table-cell table:number-columns-repeated="2"/>
          <table:table-cell table:formula="of:=IF(ISTEXT([.E180]);[.E180];&quot;&quot;)" office:value-type="string" office:string-value="collection" calcext:value-type="string">
            <text:p>collection</text:p>
          </table:table-cell>
          <table:table-cell table:formula="of:=CONCATENATE([.F180]; IF(ISTEXT([.B180]); CONCATENATE(&quot; {&quot;;[.B180];&quot;}&quot;);&quot;&quot;))" office:value-type="string" office:string-value="kolekto" calcext:value-type="string">
            <text:p>kolekto</text:p>
          </table:table-cell>
          <table:table-cell table:formula="of:=IF(ISTEXT([.G180]);[.G1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ge</text:p>
          </table:table-cell>
          <table:table-cell office:value-type="string" calcext:value-type="string">
            <text:p>kolegio</text:p>
          </table:table-cell>
          <table:table-cell table:number-columns-repeated="2"/>
          <table:table-cell table:formula="of:=IF(ISTEXT([.E181]);[.E181];&quot;&quot;)" office:value-type="string" office:string-value="college" calcext:value-type="string">
            <text:p>college</text:p>
          </table:table-cell>
          <table:table-cell table:formula="of:=CONCATENATE([.F181]; IF(ISTEXT([.B181]); CONCATENATE(&quot; {&quot;;[.B181];&quot;}&quot;);&quot;&quot;))" office:value-type="string" office:string-value="kolegio" calcext:value-type="string">
            <text:p>kolegio</text:p>
          </table:table-cell>
          <table:table-cell table:formula="of:=IF(ISTEXT([.G181]);[.G1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e</text:p>
          </table:table-cell>
          <table:table-cell office:value-type="string" calcext:value-type="string">
            <text:p>veni</text:p>
          </table:table-cell>
          <table:table-cell table:number-columns-repeated="2"/>
          <table:table-cell table:formula="of:=IF(ISTEXT([.E182]);[.E182];&quot;&quot;)" office:value-type="string" office:string-value="come" calcext:value-type="string">
            <text:p>come</text:p>
          </table:table-cell>
          <table:table-cell table:formula="of:=CONCATENATE([.F182]; IF(ISTEXT([.B182]); CONCATENATE(&quot; {&quot;;[.B182];&quot;}&quot;);&quot;&quot;))" office:value-type="string" office:string-value="veni {ntr}" calcext:value-type="string">
            <text:p>veni {ntr}</text:p>
          </table:table-cell>
          <table:table-cell table:formula="of:=IF(ISTEXT([.G182]);[.G1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munity</text:p>
          </table:table-cell>
          <table:table-cell office:value-type="string" calcext:value-type="string">
            <text:p>komunumo</text:p>
          </table:table-cell>
          <table:table-cell table:number-columns-repeated="2"/>
          <table:table-cell table:formula="of:=IF(ISTEXT([.E183]);[.E183];&quot;&quot;)" office:value-type="string" office:string-value="community" calcext:value-type="string">
            <text:p>community</text:p>
          </table:table-cell>
          <table:table-cell table:formula="of:=CONCATENATE([.F183]; IF(ISTEXT([.B183]); CONCATENATE(&quot; {&quot;;[.B183];&quot;}&quot;);&quot;&quot;))" office:value-type="string" office:string-value="komunumo" calcext:value-type="string">
            <text:p>komunumo</text:p>
          </table:table-cell>
          <table:table-cell table:formula="of:=IF(ISTEXT([.G183]);[.G1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plain</text:p>
          </table:table-cell>
          <table:table-cell office:value-type="string" calcext:value-type="string">
            <text:p>plendi</text:p>
          </table:table-cell>
          <table:table-cell table:number-columns-repeated="2"/>
          <table:table-cell table:formula="of:=IF(ISTEXT([.E184]);[.E184];&quot;&quot;)" office:value-type="string" office:string-value="complain" calcext:value-type="string">
            <text:p>complain</text:p>
          </table:table-cell>
          <table:table-cell table:formula="of:=CONCATENATE([.F184]; IF(ISTEXT([.B184]); CONCATENATE(&quot; {&quot;;[.B184];&quot;}&quot;);&quot;&quot;))" office:value-type="string" office:string-value="plendi {ntr}" calcext:value-type="string">
            <text:p>plendi {ntr}</text:p>
          </table:table-cell>
          <table:table-cell table:formula="of:=IF(ISTEXT([.G184]);[.G18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completely</text:p>
          </table:table-cell>
          <table:table-cell office:value-type="string" calcext:value-type="string">
            <text:p>tute </text:p>
          </table:table-cell>
          <table:table-cell table:number-columns-repeated="2"/>
          <table:table-cell table:formula="of:=IF(ISTEXT([.E185]);[.E185];&quot;&quot;)" office:value-type="string" office:string-value="completely" calcext:value-type="string">
            <text:p>completely</text:p>
          </table:table-cell>
          <table:table-cell table:formula="of:=CONCATENATE([.F185]; IF(ISTEXT([.B185]); CONCATENATE(&quot; {&quot;;[.B185];&quot;}&quot;);&quot;&quot;))" office:value-type="string" office:string-value="tute " calcext:value-type="string">
            <text:p>tute </text:p>
          </table:table-cell>
          <table:table-cell table:formula="of:=IF(ISTEXT([.G185]);[.G1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ceit</text:p>
          </table:table-cell>
          <table:table-cell office:value-type="string" calcext:value-type="string">
            <text:p>fantazio</text:p>
          </table:table-cell>
          <table:table-cell office:value-type="string" calcext:value-type="string">
            <text:p>a sort of thought</text:p>
          </table:table-cell>
          <table:table-cell/>
          <table:table-cell table:formula="of:=IF(ISTEXT([.E186]);[.E186];&quot;&quot;)" office:value-type="string" office:string-value="conceit" calcext:value-type="string">
            <text:p>conceit</text:p>
          </table:table-cell>
          <table:table-cell table:formula="of:=CONCATENATE([.F186]; IF(ISTEXT([.B186]); CONCATENATE(&quot; {&quot;;[.B186];&quot;}&quot;);&quot;&quot;))" office:value-type="string" office:string-value="fantazio" calcext:value-type="string">
            <text:p>fantazio</text:p>
          </table:table-cell>
          <table:table-cell table:formula="of:=IF(ISTEXT([.G186]);[.G186];&quot;&quot;)" office:value-type="string" office:string-value="a sort of thought" calcext:value-type="string">
            <text:p>a sort of thou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cerni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E187]);[.E187];&quot;&quot;)" office:value-type="string" office:string-value="concerning" calcext:value-type="string">
            <text:p>concerning</text:p>
          </table:table-cell>
          <table:table-cell table:formula="of:=CONCATENATE([.F187]; IF(ISTEXT([.B187]); CONCATENATE(&quot; {&quot;;[.B187];&quot;}&quot;);&quot;&quot;))" office:value-type="string" office:string-value="pri" calcext:value-type="string">
            <text:p>pri</text:p>
          </table:table-cell>
          <table:table-cell table:formula="of:=IF(ISTEXT([.G187]);[.G187];&quot;&quot;)" office:value-type="string" office:string-value="talk about something" calcext:value-type="string">
            <text:p>talk about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gregation</text:p>
          </table:table-cell>
          <table:table-cell office:value-type="string" calcext:value-type="string">
            <text:p>paroĥanaro</text:p>
          </table:table-cell>
          <table:table-cell office:value-type="string" calcext:value-type="string">
            <text:p>collective parishioners</text:p>
          </table:table-cell>
          <table:table-cell/>
          <table:table-cell table:formula="of:=IF(ISTEXT([.E188]);[.E188];&quot;&quot;)" office:value-type="string" office:string-value="congregation" calcext:value-type="string">
            <text:p>congregation</text:p>
          </table:table-cell>
          <table:table-cell table:formula="of:=CONCATENATE([.F188]; IF(ISTEXT([.B188]); CONCATENATE(&quot; {&quot;;[.B188];&quot;}&quot;);&quot;&quot;))" office:value-type="string" office:string-value="paroĥanaro" calcext:value-type="string">
            <text:p>paroĥanaro</text:p>
          </table:table-cell>
          <table:table-cell table:formula="of:=IF(ISTEXT([.G188]);[.G188];&quot;&quot;)" office:value-type="string" office:string-value="collective parishioners" calcext:value-type="string">
            <text:p>collective parishion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nected</text:p>
          </table:table-cell>
          <table:table-cell office:value-type="string" calcext:value-type="string">
            <text:p>ligitaj</text:p>
          </table:table-cell>
          <table:table-cell table:number-columns-repeated="2"/>
          <table:table-cell table:formula="of:=IF(ISTEXT([.E189]);[.E189];&quot;&quot;)" office:value-type="string" office:string-value="connected" calcext:value-type="string">
            <text:p>connected</text:p>
          </table:table-cell>
          <table:table-cell table:formula="of:=CONCATENATE([.F189]; IF(ISTEXT([.B189]); CONCATENATE(&quot; {&quot;;[.B189];&quot;}&quot;);&quot;&quot;))" office:value-type="string" office:string-value="ligitaj" calcext:value-type="string">
            <text:p>ligitaj</text:p>
          </table:table-cell>
          <table:table-cell table:formula="of:=IF(ISTEXT([.G189]);[.G1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ent</text:p>
          </table:table-cell>
          <table:table-cell office:value-type="string" calcext:value-type="string">
            <text:p>konsento</text:p>
          </table:table-cell>
          <table:table-cell table:number-columns-repeated="2"/>
          <table:table-cell table:formula="of:=IF(ISTEXT([.E190]);[.E190];&quot;&quot;)" office:value-type="string" office:string-value="consent" calcext:value-type="string">
            <text:p>consent</text:p>
          </table:table-cell>
          <table:table-cell table:formula="of:=CONCATENATE([.F190]; IF(ISTEXT([.B190]); CONCATENATE(&quot; {&quot;;[.B190];&quot;}&quot;);&quot;&quot;))" office:value-type="string" office:string-value="konsento" calcext:value-type="string">
            <text:p>konsento</text:p>
          </table:table-cell>
          <table:table-cell table:formula="of:=IF(ISTEXT([.G190]);[.G1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E191]);[.E191];&quot;&quot;)" office:value-type="string" office:string-value="consequently" calcext:value-type="string">
            <text:p>consequently</text:p>
          </table:table-cell>
          <table:table-cell table:formula="of:=CONCATENATE([.F191]; IF(ISTEXT([.B191]); CONCATENATE(&quot; {&quot;;[.B191];&quot;}&quot;);&quot;&quot;))" office:value-type="string" office:string-value="konsekvence " calcext:value-type="string">
            <text:p>konsekvence </text:p>
          </table:table-cell>
          <table:table-cell table:formula="of:=IF(ISTEXT([.G191]);[.G19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E192]);[.E192];&quot;&quot;)" office:value-type="string" office:string-value="consequently" calcext:value-type="string">
            <text:p>consequently</text:p>
          </table:table-cell>
          <table:table-cell table:formula="of:=CONCATENATE([.F192]; IF(ISTEXT([.B192]); CONCATENATE(&quot; {&quot;;[.B192];&quot;}&quot;);&quot;&quot;))" office:value-type="string" office:string-value="sekve " calcext:value-type="string">
            <text:p>sekve </text:p>
          </table:table-cell>
          <table:table-cell table:formula="of:=IF(ISTEXT([.G192]);[.G1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ist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E193]);[.E193];&quot;&quot;)" office:value-type="string" office:string-value="consistently" calcext:value-type="string">
            <text:p>consistently</text:p>
          </table:table-cell>
          <table:table-cell table:formula="of:=CONCATENATE([.F193]; IF(ISTEXT([.B193]); CONCATENATE(&quot; {&quot;;[.B193];&quot;}&quot;);&quot;&quot;))" office:value-type="string" office:string-value="konsekvence " calcext:value-type="string">
            <text:p>konsekvence </text:p>
          </table:table-cell>
          <table:table-cell table:formula="of:=IF(ISTEXT([.G193]);[.G1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temptuous</text:p>
          </table:table-cell>
          <table:table-cell office:value-type="string" calcext:value-type="string">
            <text:p>malestima</text:p>
          </table:table-cell>
          <table:table-cell table:number-columns-repeated="2"/>
          <table:table-cell table:formula="of:=IF(ISTEXT([.E194]);[.E194];&quot;&quot;)" office:value-type="string" office:string-value="contemptuous" calcext:value-type="string">
            <text:p>contemptuous</text:p>
          </table:table-cell>
          <table:table-cell table:formula="of:=CONCATENATE([.F194]; IF(ISTEXT([.B194]); CONCATENATE(&quot; {&quot;;[.B194];&quot;}&quot;);&quot;&quot;))" office:value-type="string" office:string-value="malestima" calcext:value-type="string">
            <text:p>malestima</text:p>
          </table:table-cell>
          <table:table-cell table:formula="of:=IF(ISTEXT([.G194]);[.G1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daŭri</text:p>
          </table:table-cell>
          <table:table-cell table:number-columns-repeated="2"/>
          <table:table-cell table:formula="of:=IF(ISTEXT([.E195]);[.E195];&quot;&quot;)" office:value-type="string" office:string-value="continue" calcext:value-type="string">
            <text:p>continue</text:p>
          </table:table-cell>
          <table:table-cell table:formula="of:=CONCATENATE([.F195]; IF(ISTEXT([.B195]); CONCATENATE(&quot; {&quot;;[.B195];&quot;}&quot;);&quot;&quot;))" office:value-type="string" office:string-value="daŭri {ntr}" calcext:value-type="string">
            <text:p>daŭri {ntr}</text:p>
          </table:table-cell>
          <table:table-cell table:formula="of:=IF(ISTEXT([.G195]);[.G1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simo</text:p>
          </table:table-cell>
          <table:table-cell office:value-type="string" calcext:value-type="string">
            <text:p>Kosimo</text:p>
          </table:table-cell>
          <table:table-cell office:value-type="string" calcext:value-type="string">
            <text:p>personal-name</text:p>
          </table:table-cell>
          <table:table-cell/>
          <table:table-cell table:formula="of:=IF(ISTEXT([.E196]);[.E196];&quot;&quot;)" office:value-type="string" office:string-value="Cosimo" calcext:value-type="string">
            <text:p>Cosimo</text:p>
          </table:table-cell>
          <table:table-cell table:formula="of:=CONCATENATE([.F196]; IF(ISTEXT([.B196]); CONCATENATE(&quot; {&quot;;[.B196];&quot;}&quot;);&quot;&quot;))" office:value-type="string" office:string-value="Kosimo" calcext:value-type="string">
            <text:p>Kosimo</text:p>
          </table:table-cell>
          <table:table-cell table:formula="of:=IF(ISTEXT([.G196]);[.G196];&quot;&quot;)" office:value-type="string" office:string-value="personal-name" calcext:value-type="string">
            <text:p>personal-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ch</text:p>
          </table:table-cell>
          <table:table-cell office:value-type="string" calcext:value-type="string">
            <text:p>kanapo</text:p>
          </table:table-cell>
          <table:table-cell table:number-columns-repeated="2"/>
          <table:table-cell table:formula="of:=IF(ISTEXT([.E197]);[.E197];&quot;&quot;)" office:value-type="string" office:string-value="couch" calcext:value-type="string">
            <text:p>couch</text:p>
          </table:table-cell>
          <table:table-cell table:formula="of:=CONCATENATE([.F197]; IF(ISTEXT([.B197]); CONCATENATE(&quot; {&quot;;[.B197];&quot;}&quot;);&quot;&quot;))" office:value-type="string" office:string-value="kanapo" calcext:value-type="string">
            <text:p>kanapo</text:p>
          </table:table-cell>
          <table:table-cell table:formula="of:=IF(ISTEXT([.G197]);[.G19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 office:value-type="string" calcext:value-type="string">
            <text:p>konsilio</text:p>
          </table:table-cell>
          <table:table-cell office:value-type="string" calcext:value-type="string">
            <text:p>a leading body of people</text:p>
          </table:table-cell>
          <table:table-cell/>
          <table:table-cell table:formula="of:=IF(ISTEXT([.E198]);[.E198];&quot;&quot;)" office:value-type="string" office:string-value="council" calcext:value-type="string">
            <text:p>council</text:p>
          </table:table-cell>
          <table:table-cell table:formula="of:=CONCATENATE([.F198]; IF(ISTEXT([.B198]); CONCATENATE(&quot; {&quot;;[.B198];&quot;}&quot;);&quot;&quot;))" office:value-type="string" office:string-value="konsilio" calcext:value-type="string">
            <text:p>konsilio</text:p>
          </table:table-cell>
          <table:table-cell table:formula="of:=IF(ISTEXT([.G198]);[.G198];&quot;&quot;)" office:value-type="string" office:string-value="a leading body of people" calcext:value-type="string">
            <text:p>a leading body of peo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ounsel</text:p>
          </table:table-cell>
          <table:table-cell office:value-type="string" calcext:value-type="string">
            <text:p>konsili</text:p>
          </table:table-cell>
          <table:table-cell table:number-columns-repeated="2"/>
          <table:table-cell table:formula="of:=IF(ISTEXT([.E199]);[.E199];&quot;&quot;)" office:value-type="string" office:string-value="counsel" calcext:value-type="string">
            <text:p>counsel</text:p>
          </table:table-cell>
          <table:table-cell table:formula="of:=CONCATENATE([.F199]; IF(ISTEXT([.B199]); CONCATENATE(&quot; {&quot;;[.B199];&quot;}&quot;);&quot;&quot;))" office:value-type="string" office:string-value="konsili {tr}" calcext:value-type="string">
            <text:p>konsili {tr}</text:p>
          </table:table-cell>
          <table:table-cell table:formula="of:=IF(ISTEXT([.G199]);[.G1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ies</text:p>
          </table:table-cell>
          <table:table-cell office:value-type="string" calcext:value-type="string">
            <text:p>graflandoj</text:p>
          </table:table-cell>
          <table:table-cell table:number-columns-repeated="2"/>
          <table:table-cell table:formula="of:=IF(ISTEXT([.E200]);[.E200];&quot;&quot;)" office:value-type="string" office:string-value="counties" calcext:value-type="string">
            <text:p>counties</text:p>
          </table:table-cell>
          <table:table-cell table:formula="of:=CONCATENATE([.F200]; IF(ISTEXT([.B200]); CONCATENATE(&quot; {&quot;;[.B200];&quot;}&quot;);&quot;&quot;))" office:value-type="string" office:string-value="graflandoj" calcext:value-type="string">
            <text:p>graflandoj</text:p>
          </table:table-cell>
          <table:table-cell table:formula="of:=IF(ISTEXT([.G200]);[.G2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kamparo</text:p>
          </table:table-cell>
          <table:table-cell office:value-type="string" calcext:value-type="string">
            <text:p>as in countryside, not city</text:p>
          </table:table-cell>
          <table:table-cell/>
          <table:table-cell table:formula="of:=IF(ISTEXT([.E201]);[.E201];&quot;&quot;)" office:value-type="string" office:string-value="country" calcext:value-type="string">
            <text:p>country</text:p>
          </table:table-cell>
          <table:table-cell table:formula="of:=CONCATENATE([.F201]; IF(ISTEXT([.B201]); CONCATENATE(&quot; {&quot;;[.B201];&quot;}&quot;);&quot;&quot;))" office:value-type="string" office:string-value="kamparo" calcext:value-type="string">
            <text:p>kamparo</text:p>
          </table:table-cell>
          <table:table-cell table:formula="of:=IF(ISTEXT([.G201]);[.G201];&quot;&quot;)" office:value-type="string" office:string-value="as in countryside, not city" calcext:value-type="string">
            <text:p>as in countryside, not c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 people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E202]);[.E202];&quot;&quot;)" office:value-type="string" office:string-value="country people" calcext:value-type="string">
            <text:p>country people</text:p>
          </table:table-cell>
          <table:table-cell table:formula="of:=CONCATENATE([.F202]; IF(ISTEXT([.B202]); CONCATENATE(&quot; {&quot;;[.B202];&quot;}&quot;);&quot;&quot;))" office:value-type="string" office:string-value="kamparanoj" calcext:value-type="string">
            <text:p>kamparanoj</text:p>
          </table:table-cell>
          <table:table-cell table:formula="of:=IF(ISTEXT([.G202]);[.G2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rtyard</text:p>
          </table:table-cell>
          <table:table-cell office:value-type="string" calcext:value-type="string">
            <text:p>korto</text:p>
          </table:table-cell>
          <table:table-cell table:number-columns-repeated="2"/>
          <table:table-cell table:formula="of:=IF(ISTEXT([.E203]);[.E203];&quot;&quot;)" office:value-type="string" office:string-value="courtyard" calcext:value-type="string">
            <text:p>courtyard</text:p>
          </table:table-cell>
          <table:table-cell table:formula="of:=CONCATENATE([.F203]; IF(ISTEXT([.B203]); CONCATENATE(&quot; {&quot;;[.B203];&quot;}&quot;);&quot;&quot;))" office:value-type="string" office:string-value="korto" calcext:value-type="string">
            <text:p>korto</text:p>
          </table:table-cell>
          <table:table-cell table:formula="of:=IF(ISTEXT([.G203]);[.G2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sin</text:p>
          </table:table-cell>
          <table:table-cell office:value-type="string" calcext:value-type="string">
            <text:p>kuzino</text:p>
          </table:table-cell>
          <table:table-cell office:value-type="string" calcext:value-type="string">
            <text:p>female</text:p>
          </table:table-cell>
          <table:table-cell/>
          <table:table-cell table:formula="of:=IF(ISTEXT([.E204]);[.E204];&quot;&quot;)" office:value-type="string" office:string-value="cousin" calcext:value-type="string">
            <text:p>cousin</text:p>
          </table:table-cell>
          <table:table-cell table:formula="of:=CONCATENATE([.F204]; IF(ISTEXT([.B204]); CONCATENATE(&quot; {&quot;;[.B204];&quot;}&quot;);&quot;&quot;))" office:value-type="string" office:string-value="kuzino" calcext:value-type="string">
            <text:p>kuzino</text:p>
          </table:table-cell>
          <table:table-cell table:formula="of:=IF(ISTEXT([.G204]);[.G204];&quot;&quot;)" office:value-type="string" office:string-value="female" calcext:value-type="string">
            <text:p>fem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ackle</text:p>
          </table:table-cell>
          <table:table-cell office:value-type="string" calcext:value-type="string">
            <text:p>kraketi</text:p>
          </table:table-cell>
          <table:table-cell table:number-columns-repeated="2"/>
          <table:table-cell table:formula="of:=IF(ISTEXT([.E205]);[.E205];&quot;&quot;)" office:value-type="string" office:string-value="crackle" calcext:value-type="string">
            <text:p>crackle</text:p>
          </table:table-cell>
          <table:table-cell table:formula="of:=CONCATENATE([.F205]; IF(ISTEXT([.B205]); CONCATENATE(&quot; {&quot;;[.B205];&quot;}&quot;);&quot;&quot;))" office:value-type="string" office:string-value="kraketi" calcext:value-type="string">
            <text:p>kraketi</text:p>
          </table:table-cell>
          <table:table-cell table:formula="of:=IF(ISTEXT([.G205]);[.G205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radled</text:p>
          </table:table-cell>
          <table:table-cell office:value-type="string" calcext:value-type="string">
            <text:p>lulita</text:p>
          </table:table-cell>
          <table:table-cell table:number-columns-repeated="2"/>
          <table:table-cell table:formula="of:=IF(ISTEXT([.E206]);[.E206];&quot;&quot;)" office:value-type="string" office:string-value="cradled" calcext:value-type="string">
            <text:p>cradled</text:p>
          </table:table-cell>
          <table:table-cell table:formula="of:=CONCATENATE([.F206]; IF(ISTEXT([.B206]); CONCATENATE(&quot; {&quot;;[.B206];&quot;}&quot;);&quot;&quot;))" office:value-type="string" office:string-value="lulita" calcext:value-type="string">
            <text:p>lulita</text:p>
          </table:table-cell>
          <table:table-cell table:formula="of:=IF(ISTEXT([.G206]);[.G2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rave</text:p>
          </table:table-cell>
          <table:table-cell office:value-type="string" calcext:value-type="string">
            <text:p>avidi</text:p>
          </table:table-cell>
          <table:table-cell table:number-columns-repeated="2"/>
          <table:table-cell table:formula="of:=IF(ISTEXT([.E207]);[.E207];&quot;&quot;)" office:value-type="string" office:string-value="crave" calcext:value-type="string">
            <text:p>crave</text:p>
          </table:table-cell>
          <table:table-cell table:formula="of:=CONCATENATE([.F207]; IF(ISTEXT([.B207]); CONCATENATE(&quot; {&quot;;[.B207];&quot;}&quot;);&quot;&quot;))" office:value-type="string" office:string-value="avidi {tr}" calcext:value-type="string">
            <text:p>avidi {tr}</text:p>
          </table:table-cell>
          <table:table-cell table:formula="of:=IF(ISTEXT([.G207]);[.G2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eature</text:p>
          </table:table-cell>
          <table:table-cell office:value-type="string" calcext:value-type="string">
            <text:p>estaĵo</text:p>
          </table:table-cell>
          <table:table-cell table:number-columns-repeated="2"/>
          <table:table-cell table:formula="of:=IF(ISTEXT([.E208]);[.E208];&quot;&quot;)" office:value-type="string" office:string-value="creature" calcext:value-type="string">
            <text:p>creature</text:p>
          </table:table-cell>
          <table:table-cell table:formula="of:=CONCATENATE([.F208]; IF(ISTEXT([.B208]); CONCATENATE(&quot; {&quot;;[.B208];&quot;}&quot;);&quot;&quot;))" office:value-type="string" office:string-value="estaĵo" calcext:value-type="string">
            <text:p>estaĵo</text:p>
          </table:table-cell>
          <table:table-cell table:formula="of:=IF(ISTEXT([.G208]);[.G2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 out</text:p>
          </table:table-cell>
          <table:table-cell office:value-type="string" calcext:value-type="string">
            <text:p>el'ŝtel'iri</text:p>
          </table:table-cell>
          <table:table-cell table:number-columns-repeated="2"/>
          <table:table-cell table:formula="of:=IF(ISTEXT([.E209]);[.E209];&quot;&quot;)" office:value-type="string" office:string-value="creep out" calcext:value-type="string">
            <text:p>creep out</text:p>
          </table:table-cell>
          <table:table-cell table:formula="of:=CONCATENATE([.F209]; IF(ISTEXT([.B209]); CONCATENATE(&quot; {&quot;;[.B209];&quot;}&quot;);&quot;&quot;))" office:value-type="string" office:string-value="el'ŝtel'iri {ntr}" calcext:value-type="string">
            <text:p>el'ŝtel'iri {ntr}</text:p>
          </table:table-cell>
          <table:table-cell table:formula="of:=IF(ISTEXT([.G209]);[.G209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reeping</text:p>
          </table:table-cell>
          <table:table-cell office:value-type="string" calcext:value-type="string">
            <text:p>ŝtel'ir'anta</text:p>
          </table:table-cell>
          <table:table-cell table:number-columns-repeated="2"/>
          <table:table-cell table:formula="of:=IF(ISTEXT([.E210]);[.E210];&quot;&quot;)" office:value-type="string" office:string-value="creeping" calcext:value-type="string">
            <text:p>creeping</text:p>
          </table:table-cell>
          <table:table-cell table:formula="of:=CONCATENATE([.F210]; IF(ISTEXT([.B210]); CONCATENATE(&quot; {&quot;;[.B210];&quot;}&quot;);&quot;&quot;))" office:value-type="string" office:string-value="ŝtel'ir'anta" calcext:value-type="string">
            <text:p>ŝtel'ir'anta</text:p>
          </table:table-cell>
          <table:table-cell table:formula="of:=IF(ISTEXT([.G210]);[.G2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</text:p>
          </table:table-cell>
          <table:table-cell office:value-type="string" calcext:value-type="string">
            <text:p>ŝtel'iri</text:p>
          </table:table-cell>
          <table:table-cell table:number-columns-repeated="2"/>
          <table:table-cell table:formula="of:=IF(ISTEXT([.E211]);[.E211];&quot;&quot;)" office:value-type="string" office:string-value="creeps" calcext:value-type="string">
            <text:p>creeps</text:p>
          </table:table-cell>
          <table:table-cell table:formula="of:=CONCATENATE([.F211]; IF(ISTEXT([.B211]); CONCATENATE(&quot; {&quot;;[.B211];&quot;}&quot;);&quot;&quot;))" office:value-type="string" office:string-value="ŝtel'iri {ntr}" calcext:value-type="string">
            <text:p>ŝtel'iri {ntr}</text:p>
          </table:table-cell>
          <table:table-cell table:formula="of:=IF(ISTEXT([.G211]);[.G21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 up</text:p>
          </table:table-cell>
          <table:table-cell office:value-type="string" calcext:value-type="string">
            <text:p>al'ŝtel'iras</text:p>
          </table:table-cell>
          <table:table-cell table:number-columns-repeated="2"/>
          <table:table-cell table:formula="of:=IF(ISTEXT([.E212]);[.E212];&quot;&quot;)" office:value-type="string" office:string-value="creeps up" calcext:value-type="string">
            <text:p>creeps up</text:p>
          </table:table-cell>
          <table:table-cell table:formula="of:=CONCATENATE([.F212]; IF(ISTEXT([.B212]); CONCATENATE(&quot; {&quot;;[.B212];&quot;}&quot;);&quot;&quot;))" office:value-type="string" office:string-value="al'ŝtel'iras {ntr}" calcext:value-type="string">
            <text:p>al'ŝtel'iras {ntr}</text:p>
          </table:table-cell>
          <table:table-cell table:formula="of:=IF(ISTEXT([.G212]);[.G2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 office:value-type="string" calcext:value-type="string">
            <text:p>krima</text:p>
          </table:table-cell>
          <table:table-cell office:value-type="string" calcext:value-type="string">
            <text:p>like a criminal</text:p>
          </table:table-cell>
          <table:table-cell/>
          <table:table-cell table:formula="of:=IF(ISTEXT([.E213]);[.E213];&quot;&quot;)" office:value-type="string" office:string-value="criminal" calcext:value-type="string">
            <text:p>criminal</text:p>
          </table:table-cell>
          <table:table-cell table:formula="of:=CONCATENATE([.F213]; IF(ISTEXT([.B213]); CONCATENATE(&quot; {&quot;;[.B213];&quot;}&quot;);&quot;&quot;))" office:value-type="string" office:string-value="krima" calcext:value-type="string">
            <text:p>krima</text:p>
          </table:table-cell>
          <table:table-cell table:formula="of:=IF(ISTEXT([.G213]);[.G213];&quot;&quot;)" office:value-type="string" office:string-value="like a criminal" calcext:value-type="string">
            <text:p>like a crimi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owd</text:p>
          </table:table-cell>
          <table:table-cell office:value-type="string" calcext:value-type="string">
            <text:p>homamaso</text:p>
          </table:table-cell>
          <table:table-cell table:number-columns-repeated="2"/>
          <table:table-cell table:formula="of:=IF(ISTEXT([.E214]);[.E214];&quot;&quot;)" office:value-type="string" office:string-value="crowd" calcext:value-type="string">
            <text:p>crowd</text:p>
          </table:table-cell>
          <table:table-cell table:formula="of:=CONCATENATE([.F214]; IF(ISTEXT([.B214]); CONCATENATE(&quot; {&quot;;[.B214];&quot;}&quot;);&quot;&quot;))" office:value-type="string" office:string-value="homamaso" calcext:value-type="string">
            <text:p>homamaso</text:p>
          </table:table-cell>
          <table:table-cell table:formula="of:=IF(ISTEXT([.G214]);[.G2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urious</text:p>
          </table:table-cell>
          <table:table-cell office:value-type="string" calcext:value-type="string">
            <text:p>kurioza</text:p>
          </table:table-cell>
          <table:table-cell office:value-type="string" calcext:value-type="string">
            <text:p>exciting interest</text:p>
          </table:table-cell>
          <table:table-cell/>
          <table:table-cell table:formula="of:=IF(ISTEXT([.E215]);[.E215];&quot;&quot;)" office:value-type="string" office:string-value="curious" calcext:value-type="string">
            <text:p>curious</text:p>
          </table:table-cell>
          <table:table-cell table:formula="of:=CONCATENATE([.F215]; IF(ISTEXT([.B215]); CONCATENATE(&quot; {&quot;;[.B215];&quot;}&quot;);&quot;&quot;))" office:value-type="string" office:string-value="kurioza" calcext:value-type="string">
            <text:p>kurioza</text:p>
          </table:table-cell>
          <table:table-cell table:formula="of:=IF(ISTEXT([.G215]);[.G215];&quot;&quot;)" office:value-type="string" office:string-value="exciting interest" calcext:value-type="string">
            <text:p>exciting inter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gger</text:p>
          </table:table-cell>
          <table:table-cell office:value-type="string" calcext:value-type="string">
            <text:p>ponardo</text:p>
          </table:table-cell>
          <table:table-cell table:number-columns-repeated="2"/>
          <table:table-cell table:formula="of:=IF(ISTEXT([.E216]);[.E216];&quot;&quot;)" office:value-type="string" office:string-value="dagger" calcext:value-type="string">
            <text:p>dagger</text:p>
          </table:table-cell>
          <table:table-cell table:formula="of:=CONCATENATE([.F216]; IF(ISTEXT([.B216]); CONCATENATE(&quot; {&quot;;[.B216];&quot;}&quot;);&quot;&quot;))" office:value-type="string" office:string-value="ponardo" calcext:value-type="string">
            <text:p>ponardo</text:p>
          </table:table-cell>
          <table:table-cell table:formula="of:=IF(ISTEXT([.G216]);[.G21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ĉiutage </text:p>
          </table:table-cell>
          <table:table-cell table:number-columns-repeated="2"/>
          <table:table-cell table:formula="of:=IF(ISTEXT([.E217]);[.E217];&quot;&quot;)" office:value-type="string" office:string-value="daily" calcext:value-type="string">
            <text:p>daily</text:p>
          </table:table-cell>
          <table:table-cell table:formula="of:=CONCATENATE([.F217]; IF(ISTEXT([.B217]); CONCATENATE(&quot; {&quot;;[.B217];&quot;}&quot;);&quot;&quot;))" office:value-type="string" office:string-value="ĉiutage " calcext:value-type="string">
            <text:p>ĉiutage </text:p>
          </table:table-cell>
          <table:table-cell table:formula="of:=IF(ISTEXT([.G217]);[.G2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ce</text:p>
          </table:table-cell>
          <table:table-cell office:value-type="string" calcext:value-type="string">
            <text:p>danci</text:p>
          </table:table-cell>
          <table:table-cell table:number-columns-repeated="2"/>
          <table:table-cell table:formula="of:=IF(ISTEXT([.E218]);[.E218];&quot;&quot;)" office:value-type="string" office:string-value="dance" calcext:value-type="string">
            <text:p>dance</text:p>
          </table:table-cell>
          <table:table-cell table:formula="of:=CONCATENATE([.F218]; IF(ISTEXT([.B218]); CONCATENATE(&quot; {&quot;;[.B218];&quot;}&quot;);&quot;&quot;))" office:value-type="string" office:string-value="danci" calcext:value-type="string">
            <text:p>danci</text:p>
          </table:table-cell>
          <table:table-cell table:formula="of:=IF(ISTEXT([.G218]);[.G2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angerous</text:p>
          </table:table-cell>
          <table:table-cell office:value-type="string" calcext:value-type="string">
            <text:p>danĝera</text:p>
          </table:table-cell>
          <table:table-cell table:number-columns-repeated="2"/>
          <table:table-cell table:formula="of:=IF(ISTEXT([.E219]);[.E219];&quot;&quot;)" office:value-type="string" office:string-value="dangerous" calcext:value-type="string">
            <text:p>dangerous</text:p>
          </table:table-cell>
          <table:table-cell table:formula="of:=CONCATENATE([.F219]; IF(ISTEXT([.B219]); CONCATENATE(&quot; {&quot;;[.B219];&quot;}&quot;);&quot;&quot;))" office:value-type="string" office:string-value="danĝera" calcext:value-type="string">
            <text:p>danĝera</text:p>
          </table:table-cell>
          <table:table-cell table:formula="of:=IF(ISTEXT([.G219]);[.G2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wn</text:p>
          </table:table-cell>
          <table:table-cell office:value-type="string" calcext:value-type="string">
            <text:p>matenkrepusko</text:p>
          </table:table-cell>
          <table:table-cell table:number-columns-repeated="2"/>
          <table:table-cell table:formula="of:=IF(ISTEXT([.E220]);[.E220];&quot;&quot;)" office:value-type="string" office:string-value="dawn" calcext:value-type="string">
            <text:p>dawn</text:p>
          </table:table-cell>
          <table:table-cell table:formula="of:=CONCATENATE([.F220]; IF(ISTEXT([.B220]); CONCATENATE(&quot; {&quot;;[.B220];&quot;}&quot;);&quot;&quot;))" office:value-type="string" office:string-value="matenkrepusko" calcext:value-type="string">
            <text:p>matenkrepusko</text:p>
          </table:table-cell>
          <table:table-cell table:formula="of:=IF(ISTEXT([.G220]);[.G2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cember</text:p>
          </table:table-cell>
          <table:table-cell office:value-type="string" calcext:value-type="string">
            <text:p>decembro</text:p>
          </table:table-cell>
          <table:table-cell table:number-columns-repeated="2"/>
          <table:table-cell table:formula="of:=IF(ISTEXT([.E221]);[.E221];&quot;&quot;)" office:value-type="string" office:string-value="December" calcext:value-type="string">
            <text:p>December</text:p>
          </table:table-cell>
          <table:table-cell table:formula="of:=CONCATENATE([.F221]; IF(ISTEXT([.B221]); CONCATENATE(&quot; {&quot;;[.B221];&quot;}&quot;);&quot;&quot;))" office:value-type="string" office:string-value="decembro" calcext:value-type="string">
            <text:p>decembro</text:p>
          </table:table-cell>
          <table:table-cell table:formula="of:=IF(ISTEXT([.G221]);[.G2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ed</text:p>
          </table:table-cell>
          <table:table-cell office:value-type="string" calcext:value-type="string">
            <text:p>ornamitaj</text:p>
          </table:table-cell>
          <table:table-cell table:number-columns-repeated="2"/>
          <table:table-cell table:formula="of:=IF(ISTEXT([.E222]);[.E222];&quot;&quot;)" office:value-type="string" office:string-value="decorated" calcext:value-type="string">
            <text:p>decorated</text:p>
          </table:table-cell>
          <table:table-cell table:formula="of:=CONCATENATE([.F222]; IF(ISTEXT([.B222]); CONCATENATE(&quot; {&quot;;[.B222];&quot;}&quot;);&quot;&quot;))" office:value-type="string" office:string-value="ornamitaj" calcext:value-type="string">
            <text:p>ornamitaj</text:p>
          </table:table-cell>
          <table:table-cell table:formula="of:=IF(ISTEXT([.G222]);[.G2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corations</text:p>
          </table:table-cell>
          <table:table-cell office:value-type="string" calcext:value-type="string">
            <text:p>ornamaĵoj</text:p>
          </table:table-cell>
          <table:table-cell table:number-columns-repeated="2"/>
          <table:table-cell table:formula="of:=IF(ISTEXT([.E223]);[.E223];&quot;&quot;)" office:value-type="string" office:string-value="decorations" calcext:value-type="string">
            <text:p>decorations</text:p>
          </table:table-cell>
          <table:table-cell table:formula="of:=CONCATENATE([.F223]; IF(ISTEXT([.B223]); CONCATENATE(&quot; {&quot;;[.B223];&quot;}&quot;);&quot;&quot;))" office:value-type="string" office:string-value="ornamaĵoj" calcext:value-type="string">
            <text:p>ornamaĵoj</text:p>
          </table:table-cell>
          <table:table-cell table:formula="of:=IF(ISTEXT([.G223]);[.G22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ive</text:p>
          </table:table-cell>
          <table:table-cell office:value-type="string" calcext:value-type="string">
            <text:p>dekoracia</text:p>
          </table:table-cell>
          <table:table-cell table:number-columns-repeated="2"/>
          <table:table-cell table:formula="of:=IF(ISTEXT([.E224]);[.E224];&quot;&quot;)" office:value-type="string" office:string-value="decorative" calcext:value-type="string">
            <text:p>decorative</text:p>
          </table:table-cell>
          <table:table-cell table:formula="of:=CONCATENATE([.F224]; IF(ISTEXT([.B224]); CONCATENATE(&quot; {&quot;;[.B224];&quot;}&quot;);&quot;&quot;))" office:value-type="string" office:string-value="dekoracia" calcext:value-type="string">
            <text:p>dekoracia</text:p>
          </table:table-cell>
          <table:table-cell table:formula="of:=IF(ISTEXT([.G224]);[.G22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ep</text:p>
          </table:table-cell>
          <table:table-cell office:value-type="string" calcext:value-type="string">
            <text:p>profunde</text:p>
          </table:table-cell>
          <table:table-cell office:value-type="string" calcext:value-type="string">
            <text:p>deeply</text:p>
          </table:table-cell>
          <table:table-cell/>
          <table:table-cell table:formula="of:=IF(ISTEXT([.E225]);[.E225];&quot;&quot;)" office:value-type="string" office:string-value="deep" calcext:value-type="string">
            <text:p>deep</text:p>
          </table:table-cell>
          <table:table-cell table:formula="of:=CONCATENATE([.F225]; IF(ISTEXT([.B225]); CONCATENATE(&quot; {&quot;;[.B225];&quot;}&quot;);&quot;&quot;))" office:value-type="string" office:string-value="profunde" calcext:value-type="string">
            <text:p>profunde</text:p>
          </table:table-cell>
          <table:table-cell table:formula="of:=IF(ISTEXT([.G225]);[.G225];&quot;&quot;)" office:value-type="string" office:string-value="deeply" calcext:value-type="string">
            <text:p>deep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fiant</text:p>
          </table:table-cell>
          <table:table-cell office:value-type="string" calcext:value-type="string">
            <text:p>defia</text:p>
          </table:table-cell>
          <table:table-cell table:number-columns-repeated="2"/>
          <table:table-cell table:formula="of:=IF(ISTEXT([.E226]);[.E226];&quot;&quot;)" office:value-type="string" office:string-value="defiant" calcext:value-type="string">
            <text:p>defiant</text:p>
          </table:table-cell>
          <table:table-cell table:formula="of:=CONCATENATE([.F226]; IF(ISTEXT([.B226]); CONCATENATE(&quot; {&quot;;[.B226];&quot;}&quot;);&quot;&quot;))" office:value-type="string" office:string-value="defia" calcext:value-type="string">
            <text:p>defia</text:p>
          </table:table-cell>
          <table:table-cell table:formula="of:=IF(ISTEXT([.G226]);[.G22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fies</text:p>
          </table:table-cell>
          <table:table-cell office:value-type="string" calcext:value-type="string">
            <text:p>defias</text:p>
          </table:table-cell>
          <table:table-cell table:number-columns-repeated="2"/>
          <table:table-cell table:formula="of:=IF(ISTEXT([.E227]);[.E227];&quot;&quot;)" office:value-type="string" office:string-value="defies" calcext:value-type="string">
            <text:p>defies</text:p>
          </table:table-cell>
          <table:table-cell table:formula="of:=CONCATENATE([.F227]; IF(ISTEXT([.B227]); CONCATENATE(&quot; {&quot;;[.B227];&quot;}&quot;);&quot;&quot;))" office:value-type="string" office:string-value="defias {tr}" calcext:value-type="string">
            <text:p>defias {tr}</text:p>
          </table:table-cell>
          <table:table-cell table:formula="of:=IF(ISTEXT([.G227]);[.G2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string" calcext:value-type="string">
            <text:p>prokrasto</text:p>
          </table:table-cell>
          <table:table-cell table:number-columns-repeated="2"/>
          <table:table-cell table:formula="of:=IF(ISTEXT([.E228]);[.E228];&quot;&quot;)" office:value-type="string" office:string-value="delay" calcext:value-type="string">
            <text:p>delay</text:p>
          </table:table-cell>
          <table:table-cell table:formula="of:=CONCATENATE([.F228]; IF(ISTEXT([.B228]); CONCATENATE(&quot; {&quot;;[.B228];&quot;}&quot;);&quot;&quot;))" office:value-type="string" office:string-value="prokrasto" calcext:value-type="string">
            <text:p>prokrasto</text:p>
          </table:table-cell>
          <table:table-cell table:formula="of:=IF(ISTEXT([.G228]);[.G2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mand</text:p>
          </table:table-cell>
          <table:table-cell office:value-type="string" calcext:value-type="string">
            <text:p>postuli</text:p>
          </table:table-cell>
          <table:table-cell table:number-columns-repeated="2"/>
          <table:table-cell table:formula="of:=IF(ISTEXT([.E229]);[.E229];&quot;&quot;)" office:value-type="string" office:string-value="demand" calcext:value-type="string">
            <text:p>demand</text:p>
          </table:table-cell>
          <table:table-cell table:formula="of:=CONCATENATE([.F229]; IF(ISTEXT([.B229]); CONCATENATE(&quot; {&quot;;[.B229];&quot;}&quot;);&quot;&quot;))" office:value-type="string" office:string-value="postuli" calcext:value-type="string">
            <text:p>postuli</text:p>
          </table:table-cell>
          <table:table-cell table:formula="of:=IF(ISTEXT([.G229]);[.G2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erve</text:p>
          </table:table-cell>
          <table:table-cell office:value-type="string" calcext:value-type="string">
            <text:p>meriti</text:p>
          </table:table-cell>
          <table:table-cell table:number-columns-repeated="2"/>
          <table:table-cell table:formula="of:=IF(ISTEXT([.E230]);[.E230];&quot;&quot;)" office:value-type="string" office:string-value="deserve" calcext:value-type="string">
            <text:p>deserve</text:p>
          </table:table-cell>
          <table:table-cell table:formula="of:=CONCATENATE([.F230]; IF(ISTEXT([.B230]); CONCATENATE(&quot; {&quot;;[.B230];&quot;}&quot;);&quot;&quot;))" office:value-type="string" office:string-value="meriti {tr}" calcext:value-type="string">
            <text:p>meriti {tr}</text:p>
          </table:table-cell>
          <table:table-cell table:formula="of:=IF(ISTEXT([.G230]);[.G2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despite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E231]);[.E231];&quot;&quot;)" office:value-type="string" office:string-value="despite" calcext:value-type="string">
            <text:p>despite</text:p>
          </table:table-cell>
          <table:table-cell table:formula="of:=CONCATENATE([.F231]; IF(ISTEXT([.B231]); CONCATENATE(&quot; {&quot;;[.B231];&quot;}&quot;);&quot;&quot;))" office:value-type="string" office:string-value="malgraŭ" calcext:value-type="string">
            <text:p>malgraŭ</text:p>
          </table:table-cell>
          <table:table-cell table:formula="of:=IF(ISTEXT([.G231]);[.G231];&quot;&quot;)" office:value-type="string" office:string-value="nevertheless, notwithstanding" calcext:value-type="string">
            <text:p>nevertheless, notwithstan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tiny</text:p>
          </table:table-cell>
          <table:table-cell office:value-type="string" calcext:value-type="string">
            <text:p>destino</text:p>
          </table:table-cell>
          <table:table-cell table:number-columns-repeated="2"/>
          <table:table-cell table:formula="of:=IF(ISTEXT([.E232]);[.E232];&quot;&quot;)" office:value-type="string" office:string-value="destiny" calcext:value-type="string">
            <text:p>destiny</text:p>
          </table:table-cell>
          <table:table-cell table:formula="of:=CONCATENATE([.F232]; IF(ISTEXT([.B232]); CONCATENATE(&quot; {&quot;;[.B232];&quot;}&quot;);&quot;&quot;))" office:value-type="string" office:string-value="destino" calcext:value-type="string">
            <text:p>destino</text:p>
          </table:table-cell>
          <table:table-cell table:formula="of:=IF(ISTEXT([.G232]);[.G2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troy</text:p>
          </table:table-cell>
          <table:table-cell office:value-type="string" calcext:value-type="string">
            <text:p>detrui</text:p>
          </table:table-cell>
          <table:table-cell table:number-columns-repeated="2"/>
          <table:table-cell table:formula="of:=IF(ISTEXT([.E233]);[.E233];&quot;&quot;)" office:value-type="string" office:string-value="destroy" calcext:value-type="string">
            <text:p>destroy</text:p>
          </table:table-cell>
          <table:table-cell table:formula="of:=CONCATENATE([.F233]; IF(ISTEXT([.B233]); CONCATENATE(&quot; {&quot;;[.B233];&quot;}&quot;);&quot;&quot;))" office:value-type="string" office:string-value="detrui {tr}" calcext:value-type="string">
            <text:p>detrui {tr}</text:p>
          </table:table-cell>
          <table:table-cell table:formula="of:=IF(ISTEXT([.G233]);[.G2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gnity</text:p>
          </table:table-cell>
          <table:table-cell office:value-type="string" calcext:value-type="string">
            <text:p>digno</text:p>
          </table:table-cell>
          <table:table-cell table:number-columns-repeated="2"/>
          <table:table-cell table:formula="of:=IF(ISTEXT([.E234]);[.E234];&quot;&quot;)" office:value-type="string" office:string-value="dignity" calcext:value-type="string">
            <text:p>dignity</text:p>
          </table:table-cell>
          <table:table-cell table:formula="of:=CONCATENATE([.F234]; IF(ISTEXT([.B234]); CONCATENATE(&quot; {&quot;;[.B234];&quot;}&quot;);&quot;&quot;))" office:value-type="string" office:string-value="digno" calcext:value-type="string">
            <text:p>digno</text:p>
          </table:table-cell>
          <table:table-cell table:formula="of:=IF(ISTEXT([.G234]);[.G2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minish</text:p>
          </table:table-cell>
          <table:table-cell office:value-type="string" calcext:value-type="string">
            <text:p>malpliigi</text:p>
          </table:table-cell>
          <table:table-cell table:number-columns-repeated="2"/>
          <table:table-cell table:formula="of:=IF(ISTEXT([.E235]);[.E235];&quot;&quot;)" office:value-type="string" office:string-value="diminish" calcext:value-type="string">
            <text:p>diminish</text:p>
          </table:table-cell>
          <table:table-cell table:formula="of:=CONCATENATE([.F235]; IF(ISTEXT([.B235]); CONCATENATE(&quot; {&quot;;[.B235];&quot;}&quot;);&quot;&quot;))" office:value-type="string" office:string-value="malpliigi" calcext:value-type="string">
            <text:p>malpliigi</text:p>
          </table:table-cell>
          <table:table-cell table:formula="of:=IF(ISTEXT([.G235]);[.G2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acement</text:p>
          </table:table-cell>
          <table:table-cell office:value-type="string" calcext:value-type="string">
            <text:p>delokeco</text:p>
          </table:table-cell>
          <table:table-cell table:number-columns-repeated="2"/>
          <table:table-cell table:formula="of:=IF(ISTEXT([.E236]);[.E236];&quot;&quot;)" office:value-type="string" office:string-value="displacement" calcext:value-type="string">
            <text:p>displacement</text:p>
          </table:table-cell>
          <table:table-cell table:formula="of:=CONCATENATE([.F236]; IF(ISTEXT([.B236]); CONCATENATE(&quot; {&quot;;[.B236];&quot;}&quot;);&quot;&quot;))" office:value-type="string" office:string-value="delokeco" calcext:value-type="string">
            <text:p>delokeco</text:p>
          </table:table-cell>
          <table:table-cell table:formula="of:=IF(ISTEXT([.G236]);[.G2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easure</text:p>
          </table:table-cell>
          <table:table-cell office:value-type="string" calcext:value-type="string">
            <text:p>malplezuro</text:p>
          </table:table-cell>
          <table:table-cell table:number-columns-repeated="2"/>
          <table:table-cell table:formula="of:=IF(ISTEXT([.E237]);[.E237];&quot;&quot;)" office:value-type="string" office:string-value="displeasure" calcext:value-type="string">
            <text:p>displeasure</text:p>
          </table:table-cell>
          <table:table-cell table:formula="of:=CONCATENATE([.F237]; IF(ISTEXT([.B237]); CONCATENATE(&quot; {&quot;;[.B237];&quot;}&quot;);&quot;&quot;))" office:value-type="string" office:string-value="malplezuro" calcext:value-type="string">
            <text:p>malplezuro</text:p>
          </table:table-cell>
          <table:table-cell table:formula="of:=IF(ISTEXT([.G237]);[.G2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turb</text:p>
          </table:table-cell>
          <table:table-cell office:value-type="string" calcext:value-type="string">
            <text:p>perturbi</text:p>
          </table:table-cell>
          <table:table-cell table:number-columns-repeated="2"/>
          <table:table-cell table:formula="of:=IF(ISTEXT([.E238]);[.E238];&quot;&quot;)" office:value-type="string" office:string-value="disturb" calcext:value-type="string">
            <text:p>disturb</text:p>
          </table:table-cell>
          <table:table-cell table:formula="of:=CONCATENATE([.F238]; IF(ISTEXT([.B238]); CONCATENATE(&quot; {&quot;;[.B238];&quot;}&quot;);&quot;&quot;))" office:value-type="string" office:string-value="perturbi {tr}" calcext:value-type="string">
            <text:p>perturbi {tr}</text:p>
          </table:table-cell>
          <table:table-cell table:formula="of:=IF(ISTEXT([.G238]);[.G2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ve</text:p>
          </table:table-cell>
          <table:table-cell office:value-type="string" calcext:value-type="string">
            <text:p>plonĝi</text:p>
          </table:table-cell>
          <table:table-cell table:number-columns-repeated="2"/>
          <table:table-cell table:formula="of:=IF(ISTEXT([.E239]);[.E239];&quot;&quot;)" office:value-type="string" office:string-value="dive" calcext:value-type="string">
            <text:p>dive</text:p>
          </table:table-cell>
          <table:table-cell table:formula="of:=CONCATENATE([.F239]; IF(ISTEXT([.B239]); CONCATENATE(&quot; {&quot;;[.B239];&quot;}&quot;);&quot;&quot;))" office:value-type="string" office:string-value="plonĝi {ntr}" calcext:value-type="string">
            <text:p>plonĝi {ntr}</text:p>
          </table:table-cell>
          <table:table-cell table:formula="of:=IF(ISTEXT([.G239]);[.G23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oubted</text:p>
          </table:table-cell>
          <table:table-cell office:value-type="string" calcext:value-type="string">
            <text:p>dubis</text:p>
          </table:table-cell>
          <table:table-cell table:number-columns-repeated="2"/>
          <table:table-cell table:formula="of:=IF(ISTEXT([.E240]);[.E240];&quot;&quot;)" office:value-type="string" office:string-value="doubted" calcext:value-type="string">
            <text:p>doubted</text:p>
          </table:table-cell>
          <table:table-cell table:formula="of:=CONCATENATE([.F240]; IF(ISTEXT([.B240]); CONCATENATE(&quot; {&quot;;[.B240];&quot;}&quot;);&quot;&quot;))" office:value-type="string" office:string-value="dubis {tr}" calcext:value-type="string">
            <text:p>dubis {tr}</text:p>
          </table:table-cell>
          <table:table-cell table:formula="of:=IF(ISTEXT([.G240]);[.G2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ramatic</text:p>
          </table:table-cell>
          <table:table-cell office:value-type="string" calcext:value-type="string">
            <text:p>drama</text:p>
          </table:table-cell>
          <table:table-cell table:number-columns-repeated="2"/>
          <table:table-cell table:formula="of:=IF(ISTEXT([.E241]);[.E241];&quot;&quot;)" office:value-type="string" office:string-value="dramatic" calcext:value-type="string">
            <text:p>dramatic</text:p>
          </table:table-cell>
          <table:table-cell table:formula="of:=CONCATENATE([.F241]; IF(ISTEXT([.B241]); CONCATENATE(&quot; {&quot;;[.B241];&quot;}&quot;);&quot;&quot;))" office:value-type="string" office:string-value="drama" calcext:value-type="string">
            <text:p>drama</text:p>
          </table:table-cell>
          <table:table-cell table:formula="of:=IF(ISTEXT([.G241]);[.G2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raw attention to</text:p>
          </table:table-cell>
          <table:table-cell office:value-type="string" calcext:value-type="string">
            <text:p>atentigi</text:p>
          </table:table-cell>
          <table:table-cell table:number-columns-repeated="2"/>
          <table:table-cell table:formula="of:=IF(ISTEXT([.E242]);[.E242];&quot;&quot;)" office:value-type="string" office:string-value="draw attention to" calcext:value-type="string">
            <text:p>draw attention to</text:p>
          </table:table-cell>
          <table:table-cell table:formula="of:=CONCATENATE([.F242]; IF(ISTEXT([.B242]); CONCATENATE(&quot; {&quot;;[.B242];&quot;}&quot;);&quot;&quot;))" office:value-type="string" office:string-value="atentigi {tr}" calcext:value-type="string">
            <text:p>atentigi {tr}</text:p>
          </table:table-cell>
          <table:table-cell table:formula="of:=IF(ISTEXT([.G242]);[.G2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as in “I have a dream”</text:p>
          </table:table-cell>
          <table:table-cell/>
          <table:table-cell table:formula="of:=IF(ISTEXT([.E243]);[.E243];&quot;&quot;)" office:value-type="string" office:string-value="dream" calcext:value-type="string">
            <text:p>dream</text:p>
          </table:table-cell>
          <table:table-cell table:formula="of:=CONCATENATE([.F243]; IF(ISTEXT([.B243]); CONCATENATE(&quot; {&quot;;[.B243];&quot;}&quot;);&quot;&quot;))" office:value-type="string" office:string-value="revo" calcext:value-type="string">
            <text:p>revo</text:p>
          </table:table-cell>
          <table:table-cell table:formula="of:=IF(ISTEXT([.G243]);[.G243];&quot;&quot;)" office:value-type="string" office:string-value="as in “I have a dream”" calcext:value-type="string">
            <text:p>as in “I have a dream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 office:value-type="string" calcext:value-type="string">
            <text:p>sonĝo</text:p>
          </table:table-cell>
          <table:table-cell office:value-type="string" calcext:value-type="string">
            <text:p>while sleeping</text:p>
          </table:table-cell>
          <table:table-cell/>
          <table:table-cell table:formula="of:=IF(ISTEXT([.E244]);[.E244];&quot;&quot;)" office:value-type="string" office:string-value="dream" calcext:value-type="string">
            <text:p>dream</text:p>
          </table:table-cell>
          <table:table-cell table:formula="of:=CONCATENATE([.F244]; IF(ISTEXT([.B244]); CONCATENATE(&quot; {&quot;;[.B244];&quot;}&quot;);&quot;&quot;))" office:value-type="string" office:string-value="sonĝo" calcext:value-type="string">
            <text:p>sonĝo</text:p>
          </table:table-cell>
          <table:table-cell table:formula="of:=IF(ISTEXT([.G244]);[.G244];&quot;&quot;)" office:value-type="string" office:string-value="while sleeping" calcext:value-type="string">
            <text:p>while slee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uri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E245]);[.E245];&quot;&quot;)" office:value-type="string" office:string-value="during" calcext:value-type="string">
            <text:p>during</text:p>
          </table:table-cell>
          <table:table-cell table:formula="of:=CONCATENATE([.F245]; IF(ISTEXT([.B245]); CONCATENATE(&quot; {&quot;;[.B245];&quot;}&quot;);&quot;&quot;))" office:value-type="string" office:string-value="en" calcext:value-type="string">
            <text:p>en</text:p>
          </table:table-cell>
          <table:table-cell table:formula="of:=IF(ISTEXT([.G245]);[.G245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sk</text:p>
          </table:table-cell>
          <table:table-cell office:value-type="string" calcext:value-type="string">
            <text:p>vesperkrepusko</text:p>
          </table:table-cell>
          <table:table-cell table:number-columns-repeated="2"/>
          <table:table-cell table:formula="of:=IF(ISTEXT([.E246]);[.E246];&quot;&quot;)" office:value-type="string" office:string-value="dusk" calcext:value-type="string">
            <text:p>dusk</text:p>
          </table:table-cell>
          <table:table-cell table:formula="of:=CONCATENATE([.F246]; IF(ISTEXT([.B246]); CONCATENATE(&quot; {&quot;;[.B246];&quot;}&quot;);&quot;&quot;))" office:value-type="string" office:string-value="vesperkrepusko" calcext:value-type="string">
            <text:p>vesperkrepusko</text:p>
          </table:table-cell>
          <table:table-cell table:formula="of:=IF(ISTEXT([.G246]);[.G2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ach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or a divided amount, followed by the nominative</text:p>
          </table:table-cell>
          <table:table-cell/>
          <table:table-cell table:formula="of:=IF(ISTEXT([.E247]);[.E247];&quot;&quot;)" office:value-type="string" office:string-value="each" calcext:value-type="string">
            <text:p>each</text:p>
          </table:table-cell>
          <table:table-cell table:formula="of:=CONCATENATE([.F247]; IF(ISTEXT([.B247]); CONCATENATE(&quot; {&quot;;[.B247];&quot;}&quot;);&quot;&quot;))" office:value-type="string" office:string-value="po" calcext:value-type="string">
            <text:p>po</text:p>
          </table:table-cell>
          <table:table-cell table:formula="of:=IF(ISTEXT([.G247]);[.G247];&quot;&quot;)" office:value-type="string" office:string-value="for a divided amount, followed by the nominative" calcext:value-type="string">
            <text:p>for a divided amount, followed by the nomin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gerness</text:p>
          </table:table-cell>
          <table:table-cell office:value-type="string" calcext:value-type="string">
            <text:p>entuziasmo</text:p>
          </table:table-cell>
          <table:table-cell table:number-columns-repeated="2"/>
          <table:table-cell table:formula="of:=IF(ISTEXT([.E248]);[.E248];&quot;&quot;)" office:value-type="string" office:string-value="eagerness" calcext:value-type="string">
            <text:p>eagerness</text:p>
          </table:table-cell>
          <table:table-cell table:formula="of:=CONCATENATE([.F248]; IF(ISTEXT([.B248]); CONCATENATE(&quot; {&quot;;[.B248];&quot;}&quot;);&quot;&quot;))" office:value-type="string" office:string-value="entuziasmo" calcext:value-type="string">
            <text:p>entuziasmo</text:p>
          </table:table-cell>
          <table:table-cell table:formula="of:=IF(ISTEXT([.G248]);[.G2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</text:p>
          </table:table-cell>
          <table:table-cell office:value-type="string" calcext:value-type="string">
            <text:p>orelo</text:p>
          </table:table-cell>
          <table:table-cell table:number-columns-repeated="2"/>
          <table:table-cell table:formula="of:=IF(ISTEXT([.E249]);[.E249];&quot;&quot;)" office:value-type="string" office:string-value="ear" calcext:value-type="string">
            <text:p>ear</text:p>
          </table:table-cell>
          <table:table-cell table:formula="of:=CONCATENATE([.F249]; IF(ISTEXT([.B249]); CONCATENATE(&quot; {&quot;;[.B249];&quot;}&quot;);&quot;&quot;))" office:value-type="string" office:string-value="orelo" calcext:value-type="string">
            <text:p>orelo</text:p>
          </table:table-cell>
          <table:table-cell table:formula="of:=IF(ISTEXT([.G249]);[.G2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rings</text:p>
          </table:table-cell>
          <table:table-cell office:value-type="string" calcext:value-type="string">
            <text:p>orelringoj</text:p>
          </table:table-cell>
          <table:table-cell table:number-columns-repeated="2"/>
          <table:table-cell table:formula="of:=IF(ISTEXT([.E250]);[.E250];&quot;&quot;)" office:value-type="string" office:string-value="earrings" calcext:value-type="string">
            <text:p>earrings</text:p>
          </table:table-cell>
          <table:table-cell table:formula="of:=CONCATENATE([.F250]; IF(ISTEXT([.B250]); CONCATENATE(&quot; {&quot;;[.B250];&quot;}&quot;);&quot;&quot;))" office:value-type="string" office:string-value="orelringoj" calcext:value-type="string">
            <text:p>orelringoj</text:p>
          </table:table-cell>
          <table:table-cell table:formula="of:=IF(ISTEXT([.G250]);[.G2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ebona</text:p>
          </table:table-cell>
          <table:table-cell table:number-columns-repeated="2"/>
          <table:table-cell table:formula="of:=IF(ISTEXT([.E251]);[.E251];&quot;&quot;)" office:value-type="string" office:string-value="ebony" calcext:value-type="string">
            <text:p>ebony</text:p>
          </table:table-cell>
          <table:table-cell table:formula="of:=CONCATENATE([.F251]; IF(ISTEXT([.B251]); CONCATENATE(&quot; {&quot;;[.B251];&quot;}&quot;);&quot;&quot;))" office:value-type="string" office:string-value="ebona" calcext:value-type="string">
            <text:p>ebona</text:p>
          </table:table-cell>
          <table:table-cell table:formula="of:=IF(ISTEXT([.G251]);[.G2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cho</text:p>
          </table:table-cell>
          <table:table-cell office:value-type="string" calcext:value-type="string">
            <text:p>eĥo</text:p>
          </table:table-cell>
          <table:table-cell table:number-columns-repeated="2"/>
          <table:table-cell table:formula="of:=IF(ISTEXT([.E252]);[.E252];&quot;&quot;)" office:value-type="string" office:string-value="echo" calcext:value-type="string">
            <text:p>echo</text:p>
          </table:table-cell>
          <table:table-cell table:formula="of:=CONCATENATE([.F252]; IF(ISTEXT([.B252]); CONCATENATE(&quot; {&quot;;[.B252];&quot;}&quot;);&quot;&quot;))" office:value-type="string" office:string-value="eĥo" calcext:value-type="string">
            <text:p>eĥo</text:p>
          </table:table-cell>
          <table:table-cell table:formula="of:=IF(ISTEXT([.G252]);[.G2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iptujo</text:p>
          </table:table-cell>
          <table:table-cell table:number-columns-repeated="2"/>
          <table:table-cell table:formula="of:=IF(ISTEXT([.E253]);[.E253];&quot;&quot;)" office:value-type="string" office:string-value="Egypt" calcext:value-type="string">
            <text:p>Egypt</text:p>
          </table:table-cell>
          <table:table-cell table:formula="of:=CONCATENATE([.F253]; IF(ISTEXT([.B253]); CONCATENATE(&quot; {&quot;;[.B253];&quot;}&quot;);&quot;&quot;))" office:value-type="string" office:string-value="Egiptujo" calcext:value-type="string">
            <text:p>Egiptujo</text:p>
          </table:table-cell>
          <table:table-cell table:formula="of:=IF(ISTEXT([.G253]);[.G2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mbrace</text:p>
          </table:table-cell>
          <table:table-cell office:value-type="string" calcext:value-type="string">
            <text:p>brakumi</text:p>
          </table:table-cell>
          <table:table-cell table:number-columns-repeated="2"/>
          <table:table-cell table:formula="of:=IF(ISTEXT([.E254]);[.E254];&quot;&quot;)" office:value-type="string" office:string-value="embrace" calcext:value-type="string">
            <text:p>embrace</text:p>
          </table:table-cell>
          <table:table-cell table:formula="of:=CONCATENATE([.F254]; IF(ISTEXT([.B254]); CONCATENATE(&quot; {&quot;;[.B254];&quot;}&quot;);&quot;&quot;))" office:value-type="string" office:string-value="brakumi {tr}" calcext:value-type="string">
            <text:p>brakumi {tr}</text:p>
          </table:table-cell>
          <table:table-cell table:formula="of:=IF(ISTEXT([.G254]);[.G2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Anglio</text:p>
          </table:table-cell>
          <table:table-cell table:number-columns-repeated="2"/>
          <table:table-cell table:formula="of:=IF(ISTEXT([.E255]);[.E255];&quot;&quot;)" office:value-type="string" office:string-value="England" calcext:value-type="string">
            <text:p>England</text:p>
          </table:table-cell>
          <table:table-cell table:formula="of:=CONCATENATE([.F255]; IF(ISTEXT([.B255]); CONCATENATE(&quot; {&quot;;[.B255];&quot;}&quot;);&quot;&quot;))" office:value-type="string" office:string-value="Anglio" calcext:value-type="string">
            <text:p>Anglio</text:p>
          </table:table-cell>
          <table:table-cell table:formula="of:=IF(ISTEXT([.G255]);[.G2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 office:value-type="string" calcext:value-type="string">
            <text:p>angla</text:p>
          </table:table-cell>
          <table:table-cell table:number-columns-repeated="2"/>
          <table:table-cell table:formula="of:=IF(ISTEXT([.E256]);[.E256];&quot;&quot;)" office:value-type="string" office:string-value="English" calcext:value-type="string">
            <text:p>English</text:p>
          </table:table-cell>
          <table:table-cell table:formula="of:=CONCATENATE([.F256]; IF(ISTEXT([.B256]); CONCATENATE(&quot; {&quot;;[.B256];&quot;}&quot;);&quot;&quot;))" office:value-type="string" office:string-value="angla" calcext:value-type="string">
            <text:p>angla</text:p>
          </table:table-cell>
          <table:table-cell table:formula="of:=IF(ISTEXT([.G256]);[.G2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nough</text:p>
          </table:table-cell>
          <table:table-cell office:value-type="string" calcext:value-type="string">
            <text:p>sufiĉe </text:p>
          </table:table-cell>
          <table:table-cell table:number-columns-repeated="2"/>
          <table:table-cell table:formula="of:=IF(ISTEXT([.E257]);[.E257];&quot;&quot;)" office:value-type="string" office:string-value="enough" calcext:value-type="string">
            <text:p>enough</text:p>
          </table:table-cell>
          <table:table-cell table:formula="of:=CONCATENATE([.F257]; IF(ISTEXT([.B257]); CONCATENATE(&quot; {&quot;;[.B257];&quot;}&quot;);&quot;&quot;))" office:value-type="string" office:string-value="sufiĉe " calcext:value-type="string">
            <text:p>sufiĉe </text:p>
          </table:table-cell>
          <table:table-cell table:formula="of:=IF(ISTEXT([.G257]);[.G2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E258]);[.E258];&quot;&quot;)" office:value-type="string" office:string-value="enters" calcext:value-type="string">
            <text:p>enters</text:p>
          </table:table-cell>
          <table:table-cell table:formula="of:=CONCATENATE([.F258]; IF(ISTEXT([.B258]); CONCATENATE(&quot; {&quot;;[.B258];&quot;}&quot;);&quot;&quot;))" office:value-type="string" office:string-value="eniras {tr}" calcext:value-type="string">
            <text:p>eniras {tr}</text:p>
          </table:table-cell>
          <table:table-cell table:formula="of:=IF(ISTEXT([.G258]);[.G2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E259]);[.E259];&quot;&quot;)" office:value-type="string" office:string-value="enters" calcext:value-type="string">
            <text:p>enters</text:p>
          </table:table-cell>
          <table:table-cell table:formula="of:=CONCATENATE([.F259]; IF(ISTEXT([.B259]); CONCATENATE(&quot; {&quot;;[.B259];&quot;}&quot;);&quot;&quot;))" office:value-type="string" office:string-value="eniras" calcext:value-type="string">
            <text:p>eniras</text:p>
          </table:table-cell>
          <table:table-cell table:formula="of:=IF(ISTEXT([.G259]);[.G2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titled</text:p>
          </table:table-cell>
          <table:table-cell office:value-type="string" calcext:value-type="string">
            <text:p>titolita</text:p>
          </table:table-cell>
          <table:table-cell office:value-type="string" calcext:value-type="string">
            <text:p>given the title of</text:p>
          </table:table-cell>
          <table:table-cell/>
          <table:table-cell table:formula="of:=IF(ISTEXT([.E260]);[.E260];&quot;&quot;)" office:value-type="string" office:string-value="entitled" calcext:value-type="string">
            <text:p>entitled</text:p>
          </table:table-cell>
          <table:table-cell table:formula="of:=CONCATENATE([.F260]; IF(ISTEXT([.B260]); CONCATENATE(&quot; {&quot;;[.B260];&quot;}&quot;);&quot;&quot;))" office:value-type="string" office:string-value="titolita" calcext:value-type="string">
            <text:p>titolita</text:p>
          </table:table-cell>
          <table:table-cell table:formula="of:=IF(ISTEXT([.G260]);[.G260];&quot;&quot;)" office:value-type="string" office:string-value="given the title of" calcext:value-type="string">
            <text:p>given the title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scort</text:p>
          </table:table-cell>
          <table:table-cell office:value-type="string" calcext:value-type="string">
            <text:p>eskorto</text:p>
          </table:table-cell>
          <table:table-cell table:number-columns-repeated="2"/>
          <table:table-cell table:formula="of:=IF(ISTEXT([.E261]);[.E261];&quot;&quot;)" office:value-type="string" office:string-value="escort" calcext:value-type="string">
            <text:p>escort</text:p>
          </table:table-cell>
          <table:table-cell table:formula="of:=CONCATENATE([.F261]; IF(ISTEXT([.B261]); CONCATENATE(&quot; {&quot;;[.B261];&quot;}&quot;);&quot;&quot;))" office:value-type="string" office:string-value="eskorto" calcext:value-type="string">
            <text:p>eskorto</text:p>
          </table:table-cell>
          <table:table-cell table:formula="of:=IF(ISTEXT([.G261]);[.G261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tc</text:p>
          </table:table-cell>
          <table:table-cell office:value-type="string" calcext:value-type="string">
            <text:p>ktp</text:p>
          </table:table-cell>
          <table:table-cell table:number-columns-repeated="2"/>
          <table:table-cell table:formula="of:=IF(ISTEXT([.E262]);[.E262];&quot;&quot;)" office:value-type="string" office:string-value="etc" calcext:value-type="string">
            <text:p>etc</text:p>
          </table:table-cell>
          <table:table-cell table:formula="of:=CONCATENATE([.F262]; IF(ISTEXT([.B262]); CONCATENATE(&quot; {&quot;;[.B262];&quot;}&quot;);&quot;&quot;))" office:value-type="string" office:string-value="ktp" calcext:value-type="string">
            <text:p>ktp</text:p>
          </table:table-cell>
          <table:table-cell table:formula="of:=IF(ISTEXT([.G262]);[.G2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ergreen</text:p>
          </table:table-cell>
          <table:table-cell office:value-type="string" calcext:value-type="string">
            <text:p>ĉiamverdo</text:p>
          </table:table-cell>
          <table:table-cell table:number-columns-repeated="2"/>
          <table:table-cell table:formula="of:=IF(ISTEXT([.E263]);[.E263];&quot;&quot;)" office:value-type="string" office:string-value="evergreen" calcext:value-type="string">
            <text:p>evergreen</text:p>
          </table:table-cell>
          <table:table-cell table:formula="of:=CONCATENATE([.F263]; IF(ISTEXT([.B263]); CONCATENATE(&quot; {&quot;;[.B263];&quot;}&quot;);&quot;&quot;))" office:value-type="string" office:string-value="ĉiamverdo" calcext:value-type="string">
            <text:p>ĉiamverdo</text:p>
          </table:table-cell>
          <table:table-cell table:formula="of:=IF(ISTEXT([.G263]);[.G2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ĉie </text:p>
          </table:table-cell>
          <table:table-cell table:number-columns-repeated="2"/>
          <table:table-cell table:formula="of:=IF(ISTEXT([.E264]);[.E264];&quot;&quot;)" office:value-type="string" office:string-value="everywhere" calcext:value-type="string">
            <text:p>everywhere</text:p>
          </table:table-cell>
          <table:table-cell table:formula="of:=CONCATENATE([.F264]; IF(ISTEXT([.B264]); CONCATENATE(&quot; {&quot;;[.B264];&quot;}&quot;);&quot;&quot;))" office:value-type="string" office:string-value="ĉie " calcext:value-type="string">
            <text:p>ĉie </text:p>
          </table:table-cell>
          <table:table-cell table:formula="of:=IF(ISTEXT([.G264]);[.G2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il</text:p>
          </table:table-cell>
          <table:table-cell office:value-type="string" calcext:value-type="string">
            <text:p>malbono</text:p>
          </table:table-cell>
          <table:table-cell table:number-columns-repeated="2"/>
          <table:table-cell table:formula="of:=IF(ISTEXT([.E265]);[.E265];&quot;&quot;)" office:value-type="string" office:string-value="evil" calcext:value-type="string">
            <text:p>evil</text:p>
          </table:table-cell>
          <table:table-cell table:formula="of:=CONCATENATE([.F265]; IF(ISTEXT([.B265]); CONCATENATE(&quot; {&quot;;[.B265];&quot;}&quot;);&quot;&quot;))" office:value-type="string" office:string-value="malbono" calcext:value-type="string">
            <text:p>malbono</text:p>
          </table:table-cell>
          <table:table-cell table:formula="of:=IF(ISTEXT([.G265]);[.G2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xaggerate</text:p>
          </table:table-cell>
          <table:table-cell office:value-type="string" calcext:value-type="string">
            <text:p>troigi</text:p>
          </table:table-cell>
          <table:table-cell table:number-columns-repeated="2"/>
          <table:table-cell table:formula="of:=IF(ISTEXT([.E266]);[.E266];&quot;&quot;)" office:value-type="string" office:string-value="exaggerate" calcext:value-type="string">
            <text:p>exaggerate</text:p>
          </table:table-cell>
          <table:table-cell table:formula="of:=CONCATENATE([.F266]; IF(ISTEXT([.B266]); CONCATENATE(&quot; {&quot;;[.B266];&quot;}&quot;);&quot;&quot;))" office:value-type="string" office:string-value="troigi {tr}" calcext:value-type="string">
            <text:p>troigi {tr}</text:p>
          </table:table-cell>
          <table:table-cell table:formula="of:=IF(ISTEXT([.G266]);[.G2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xcep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E267]);[.E267];&quot;&quot;)" office:value-type="string" office:string-value="except for" calcext:value-type="string">
            <text:p>except for</text:p>
          </table:table-cell>
          <table:table-cell table:formula="of:=CONCATENATE([.F267]; IF(ISTEXT([.B267]); CONCATENATE(&quot; {&quot;;[.B267];&quot;}&quot;);&quot;&quot;))" office:value-type="string" office:string-value="krom" calcext:value-type="string">
            <text:p>krom</text:p>
          </table:table-cell>
          <table:table-cell table:formula="of:=IF(ISTEXT([.G267]);[.G267];&quot;&quot;)" office:value-type="string" office:string-value="not considering" calcext:value-type="string">
            <text:p>not conside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cess</text:p>
          </table:table-cell>
          <table:table-cell office:value-type="string" calcext:value-type="string">
            <text:p>troo</text:p>
          </table:table-cell>
          <table:table-cell table:number-columns-repeated="2"/>
          <table:table-cell table:formula="of:=IF(ISTEXT([.E268]);[.E268];&quot;&quot;)" office:value-type="string" office:string-value="excess" calcext:value-type="string">
            <text:p>excess</text:p>
          </table:table-cell>
          <table:table-cell table:formula="of:=CONCATENATE([.F268]; IF(ISTEXT([.B268]); CONCATENATE(&quot; {&quot;;[.B268];&quot;}&quot;);&quot;&quot;))" office:value-type="string" office:string-value="troo" calcext:value-type="string">
            <text:p>troo</text:p>
          </table:table-cell>
          <table:table-cell table:formula="of:=IF(ISTEXT([.G268]);[.G2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istence</text:p>
          </table:table-cell>
          <table:table-cell office:value-type="string" calcext:value-type="string">
            <text:p>ekzisto</text:p>
          </table:table-cell>
          <table:table-cell table:number-columns-repeated="2"/>
          <table:table-cell table:formula="of:=IF(ISTEXT([.E269]);[.E269];&quot;&quot;)" office:value-type="string" office:string-value="existence" calcext:value-type="string">
            <text:p>existence</text:p>
          </table:table-cell>
          <table:table-cell table:formula="of:=CONCATENATE([.F269]; IF(ISTEXT([.B269]); CONCATENATE(&quot; {&quot;;[.B269];&quot;}&quot;);&quot;&quot;))" office:value-type="string" office:string-value="ekzisto" calcext:value-type="string">
            <text:p>ekzisto</text:p>
          </table:table-cell>
          <table:table-cell table:formula="of:=IF(ISTEXT([.G269]);[.G26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pression</text:p>
          </table:table-cell>
          <table:table-cell office:value-type="string" calcext:value-type="string">
            <text:p>esprimo</text:p>
          </table:table-cell>
          <table:table-cell table:number-columns-repeated="2"/>
          <table:table-cell table:formula="of:=IF(ISTEXT([.E270]);[.E270];&quot;&quot;)" office:value-type="string" office:string-value="expression" calcext:value-type="string">
            <text:p>expression</text:p>
          </table:table-cell>
          <table:table-cell table:formula="of:=CONCATENATE([.F270]; IF(ISTEXT([.B270]); CONCATENATE(&quot; {&quot;;[.B270];&quot;}&quot;);&quot;&quot;))" office:value-type="string" office:string-value="esprimo" calcext:value-type="string">
            <text:p>esprimo</text:p>
          </table:table-cell>
          <table:table-cell table:formula="of:=IF(ISTEXT([.G270]);[.G27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xtremely</text:p>
          </table:table-cell>
          <table:table-cell office:value-type="string" calcext:value-type="string">
            <text:p>ekstreme </text:p>
          </table:table-cell>
          <table:table-cell table:number-columns-repeated="2"/>
          <table:table-cell table:formula="of:=IF(ISTEXT([.E271]);[.E271];&quot;&quot;)" office:value-type="string" office:string-value="extremely" calcext:value-type="string">
            <text:p>extremely</text:p>
          </table:table-cell>
          <table:table-cell table:formula="of:=CONCATENATE([.F271]; IF(ISTEXT([.B271]); CONCATENATE(&quot; {&quot;;[.B271];&quot;}&quot;);&quot;&quot;))" office:value-type="string" office:string-value="ekstreme " calcext:value-type="string">
            <text:p>ekstreme </text:p>
          </table:table-cell>
          <table:table-cell table:formula="of:=IF(ISTEXT([.G271]);[.G27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ct</text:p>
          </table:table-cell>
          <table:table-cell office:value-type="string" calcext:value-type="string">
            <text:p>fakto</text:p>
          </table:table-cell>
          <table:table-cell table:number-columns-repeated="2"/>
          <table:table-cell table:formula="of:=IF(ISTEXT([.E272]);[.E272];&quot;&quot;)" office:value-type="string" office:string-value="fact" calcext:value-type="string">
            <text:p>fact</text:p>
          </table:table-cell>
          <table:table-cell table:formula="of:=CONCATENATE([.F272]; IF(ISTEXT([.B272]); CONCATENATE(&quot; {&quot;;[.B272];&quot;}&quot;);&quot;&quot;))" office:value-type="string" office:string-value="fakto" calcext:value-type="string">
            <text:p>fakto</text:p>
          </table:table-cell>
          <table:table-cell table:formula="of:=IF(ISTEXT([.G272]);[.G2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ir</text:p>
          </table:table-cell>
          <table:table-cell office:value-type="string" calcext:value-type="string">
            <text:p>blonda</text:p>
          </table:table-cell>
          <table:table-cell table:number-columns-repeated="2"/>
          <table:table-cell table:formula="of:=IF(ISTEXT([.E273]);[.E273];&quot;&quot;)" office:value-type="string" office:string-value="fair" calcext:value-type="string">
            <text:p>fair</text:p>
          </table:table-cell>
          <table:table-cell table:formula="of:=CONCATENATE([.F273]; IF(ISTEXT([.B273]); CONCATENATE(&quot; {&quot;;[.B273];&quot;}&quot;);&quot;&quot;))" office:value-type="string" office:string-value="blonda" calcext:value-type="string">
            <text:p>blonda</text:p>
          </table:table-cell>
          <table:table-cell table:formula="of:=IF(ISTEXT([.G273]);[.G27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a thing to fall flat like a cut tree</text:p>
          </table:table-cell>
          <table:table-cell/>
          <table:table-cell table:formula="of:=IF(ISTEXT([.E274]);[.E274];&quot;&quot;)" office:value-type="string" office:string-value="fall" calcext:value-type="string">
            <text:p>fall</text:p>
          </table:table-cell>
          <table:table-cell table:formula="of:=CONCATENATE([.F274]; IF(ISTEXT([.B274]); CONCATENATE(&quot; {&quot;;[.B274];&quot;}&quot;);&quot;&quot;))" office:value-type="string" office:string-value="kuŝiĝi {ntr}" calcext:value-type="string">
            <text:p>kuŝiĝi {ntr}</text:p>
          </table:table-cell>
          <table:table-cell table:formula="of:=IF(ISTEXT([.G274]);[.G274];&quot;&quot;)" office:value-type="string" office:string-value="a thing to fall flat like a cut tree" calcext:value-type="string">
            <text:p>a thing to fall flat like a cut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s</text:p>
          </table:table-cell>
          <table:table-cell office:value-type="string" calcext:value-type="string">
            <text:p>falas</text:p>
          </table:table-cell>
          <table:table-cell table:number-columns-repeated="2"/>
          <table:table-cell table:formula="of:=IF(ISTEXT([.E275]);[.E275];&quot;&quot;)" office:value-type="string" office:string-value="falls" calcext:value-type="string">
            <text:p>falls</text:p>
          </table:table-cell>
          <table:table-cell table:formula="of:=CONCATENATE([.F275]; IF(ISTEXT([.B275]); CONCATENATE(&quot; {&quot;;[.B275];&quot;}&quot;);&quot;&quot;))" office:value-type="string" office:string-value="falas {ntr}" calcext:value-type="string">
            <text:p>falas {ntr}</text:p>
          </table:table-cell>
          <table:table-cell table:formula="of:=IF(ISTEXT([.G275]);[.G27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 office:value-type="string" calcext:value-type="string">
            <text:p>familio</text:p>
          </table:table-cell>
          <table:table-cell table:number-columns-repeated="2"/>
          <table:table-cell table:formula="of:=IF(ISTEXT([.E276]);[.E276];&quot;&quot;)" office:value-type="string" office:string-value="family" calcext:value-type="string">
            <text:p>family</text:p>
          </table:table-cell>
          <table:table-cell table:formula="of:=CONCATENATE([.F276]; IF(ISTEXT([.B276]); CONCATENATE(&quot; {&quot;;[.B276];&quot;}&quot;);&quot;&quot;))" office:value-type="string" office:string-value="familio" calcext:value-type="string">
            <text:p>familio</text:p>
          </table:table-cell>
          <table:table-cell table:formula="of:=IF(ISTEXT([.G276]);[.G2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rmhouse</text:p>
          </table:table-cell>
          <table:table-cell office:value-type="string" calcext:value-type="string">
            <text:p>kampara domo</text:p>
          </table:table-cell>
          <table:table-cell office:value-type="string" calcext:value-type="string">
            <text:p>complicated by ownership &amp; serfdom</text:p>
          </table:table-cell>
          <table:table-cell/>
          <table:table-cell table:formula="of:=IF(ISTEXT([.E277]);[.E277];&quot;&quot;)" office:value-type="string" office:string-value="farmhouse" calcext:value-type="string">
            <text:p>farmhouse</text:p>
          </table:table-cell>
          <table:table-cell table:formula="of:=CONCATENATE([.F277]; IF(ISTEXT([.B277]); CONCATENATE(&quot; {&quot;;[.B277];&quot;}&quot;);&quot;&quot;))" office:value-type="string" office:string-value="kampara domo" calcext:value-type="string">
            <text:p>kampara domo</text:p>
          </table:table-cell>
          <table:table-cell table:formula="of:=IF(ISTEXT([.G277]);[.G277];&quot;&quot;)" office:value-type="string" office:string-value="complicated by ownership &amp; serfdom" calcext:value-type="string">
            <text:p>complicated by ownership &amp; serfd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te</text:p>
          </table:table-cell>
          <table:table-cell office:value-type="string" calcext:value-type="string">
            <text:p>sorto</text:p>
          </table:table-cell>
          <table:table-cell table:number-columns-repeated="2"/>
          <table:table-cell table:formula="of:=IF(ISTEXT([.E278]);[.E278];&quot;&quot;)" office:value-type="string" office:string-value="fate" calcext:value-type="string">
            <text:p>fate</text:p>
          </table:table-cell>
          <table:table-cell table:formula="of:=CONCATENATE([.F278]; IF(ISTEXT([.B278]); CONCATENATE(&quot; {&quot;;[.B278];&quot;}&quot;);&quot;&quot;))" office:value-type="string" office:string-value="sorto" calcext:value-type="string">
            <text:p>sorto</text:p>
          </table:table-cell>
          <table:table-cell table:formula="of:=IF(ISTEXT([.G278]);[.G2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vourable</text:p>
          </table:table-cell>
          <table:table-cell office:value-type="string" calcext:value-type="string">
            <text:p>favora</text:p>
          </table:table-cell>
          <table:table-cell office:value-type="string" calcext:value-type="string">
            <text:p>eager to grant advantage to</text:p>
          </table:table-cell>
          <table:table-cell/>
          <table:table-cell table:formula="of:=IF(ISTEXT([.E279]);[.E279];&quot;&quot;)" office:value-type="string" office:string-value="favourable" calcext:value-type="string">
            <text:p>favourable</text:p>
          </table:table-cell>
          <table:table-cell table:formula="of:=CONCATENATE([.F279]; IF(ISTEXT([.B279]); CONCATENATE(&quot; {&quot;;[.B279];&quot;}&quot;);&quot;&quot;))" office:value-type="string" office:string-value="favora" calcext:value-type="string">
            <text:p>favora</text:p>
          </table:table-cell>
          <table:table-cell table:formula="of:=IF(ISTEXT([.G279]);[.G279];&quot;&quot;)" office:value-type="string" office:string-value="eager to grant advantage to" calcext:value-type="string">
            <text:p>eager to grant advantage 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ars</text:p>
          </table:table-cell>
          <table:table-cell office:value-type="string" calcext:value-type="string">
            <text:p>timas</text:p>
          </table:table-cell>
          <table:table-cell table:number-columns-repeated="2"/>
          <table:table-cell table:formula="of:=IF(ISTEXT([.E280]);[.E280];&quot;&quot;)" office:value-type="string" office:string-value="fears" calcext:value-type="string">
            <text:p>fears</text:p>
          </table:table-cell>
          <table:table-cell table:formula="of:=CONCATENATE([.F280]; IF(ISTEXT([.B280]); CONCATENATE(&quot; {&quot;;[.B280];&quot;}&quot;);&quot;&quot;))" office:value-type="string" office:string-value="timas {tr}" calcext:value-type="string">
            <text:p>timas {tr}</text:p>
          </table:table-cell>
          <table:table-cell table:formula="of:=IF(ISTEXT([.G280]);[.G2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ast</text:p>
          </table:table-cell>
          <table:table-cell office:value-type="string" calcext:value-type="string">
            <text:p>festeno</text:p>
          </table:table-cell>
          <table:table-cell table:number-columns-repeated="2"/>
          <table:table-cell table:formula="of:=IF(ISTEXT([.E281]);[.E281];&quot;&quot;)" office:value-type="string" office:string-value="feast" calcext:value-type="string">
            <text:p>feast</text:p>
          </table:table-cell>
          <table:table-cell table:formula="of:=CONCATENATE([.F281]; IF(ISTEXT([.B281]); CONCATENATE(&quot; {&quot;;[.B281];&quot;}&quot;);&quot;&quot;))" office:value-type="string" office:string-value="festeno" calcext:value-type="string">
            <text:p>festeno</text:p>
          </table:table-cell>
          <table:table-cell table:formula="of:=IF(ISTEXT([.G281]);[.G2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ebruary</text:p>
          </table:table-cell>
          <table:table-cell office:value-type="string" calcext:value-type="string">
            <text:p>februaro</text:p>
          </table:table-cell>
          <table:table-cell table:number-columns-repeated="2"/>
          <table:table-cell table:formula="of:=IF(ISTEXT([.E282]);[.E282];&quot;&quot;)" office:value-type="string" office:string-value="February" calcext:value-type="string">
            <text:p>February</text:p>
          </table:table-cell>
          <table:table-cell table:formula="of:=CONCATENATE([.F282]; IF(ISTEXT([.B282]); CONCATENATE(&quot; {&quot;;[.B282];&quot;}&quot;);&quot;&quot;))" office:value-type="string" office:string-value="februaro" calcext:value-type="string">
            <text:p>februaro</text:p>
          </table:table-cell>
          <table:table-cell table:formula="of:=IF(ISTEXT([.G282]);[.G2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 office:value-type="string" calcext:value-type="string">
            <text:p>senti</text:p>
          </table:table-cell>
          <table:table-cell table:number-columns-repeated="2"/>
          <table:table-cell table:formula="of:=IF(ISTEXT([.E283]);[.E283];&quot;&quot;)" office:value-type="string" office:string-value="feel" calcext:value-type="string">
            <text:p>feel</text:p>
          </table:table-cell>
          <table:table-cell table:formula="of:=CONCATENATE([.F283]; IF(ISTEXT([.B283]); CONCATENATE(&quot; {&quot;;[.B283];&quot;}&quot;);&quot;&quot;))" office:value-type="string" office:string-value="senti {tr}" calcext:value-type="string">
            <text:p>senti {tr}</text:p>
          </table:table-cell>
          <table:table-cell table:formula="of:=IF(ISTEXT([.G283]);[.G2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estive</text:p>
          </table:table-cell>
          <table:table-cell office:value-type="string" calcext:value-type="string">
            <text:p>festa</text:p>
          </table:table-cell>
          <table:table-cell table:number-columns-repeated="2"/>
          <table:table-cell table:formula="of:=IF(ISTEXT([.E284]);[.E284];&quot;&quot;)" office:value-type="string" office:string-value="festive" calcext:value-type="string">
            <text:p>festive</text:p>
          </table:table-cell>
          <table:table-cell table:formula="of:=CONCATENATE([.F284]; IF(ISTEXT([.B284]); CONCATENATE(&quot; {&quot;;[.B284];&quot;}&quot;);&quot;&quot;))" office:value-type="string" office:string-value="festa" calcext:value-type="string">
            <text:p>festa</text:p>
          </table:table-cell>
          <table:table-cell table:formula="of:=IF(ISTEXT([.G284]);[.G28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ght</text:p>
          </table:table-cell>
          <table:table-cell office:value-type="string" calcext:value-type="string">
            <text:p>batali</text:p>
          </table:table-cell>
          <table:table-cell table:number-columns-repeated="2"/>
          <table:table-cell table:formula="of:=IF(ISTEXT([.E285]);[.E285];&quot;&quot;)" office:value-type="string" office:string-value="fight" calcext:value-type="string">
            <text:p>fight</text:p>
          </table:table-cell>
          <table:table-cell table:formula="of:=CONCATENATE([.F285]; IF(ISTEXT([.B285]); CONCATENATE(&quot; {&quot;;[.B285];&quot;}&quot;);&quot;&quot;))" office:value-type="string" office:string-value="batali {ntr}" calcext:value-type="string">
            <text:p>batali {ntr}</text:p>
          </table:table-cell>
          <table:table-cell table:formula="of:=IF(ISTEXT([.G285]);[.G2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ll</text:p>
          </table:table-cell>
          <table:table-cell office:value-type="string" calcext:value-type="string">
            <text:p>plenigi</text:p>
          </table:table-cell>
          <table:table-cell table:number-columns-repeated="2"/>
          <table:table-cell table:formula="of:=IF(ISTEXT([.E286]);[.E286];&quot;&quot;)" office:value-type="string" office:string-value="fill" calcext:value-type="string">
            <text:p>fill</text:p>
          </table:table-cell>
          <table:table-cell table:formula="of:=CONCATENATE([.F286]; IF(ISTEXT([.B286]); CONCATENATE(&quot; {&quot;;[.B286];&quot;}&quot;);&quot;&quot;))" office:value-type="string" office:string-value="plenigi" calcext:value-type="string">
            <text:p>plenigi</text:p>
          </table:table-cell>
          <table:table-cell table:formula="of:=IF(ISTEXT([.G286]);[.G28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fine </text:p>
          </table:table-cell>
          <table:table-cell table:number-columns-repeated="2"/>
          <table:table-cell table:formula="of:=IF(ISTEXT([.E287]);[.E287];&quot;&quot;)" office:value-type="string" office:string-value="finally" calcext:value-type="string">
            <text:p>finally</text:p>
          </table:table-cell>
          <table:table-cell table:formula="of:=CONCATENATE([.F287]; IF(ISTEXT([.B287]); CONCATENATE(&quot; {&quot;;[.B287];&quot;}&quot;);&quot;&quot;))" office:value-type="string" office:string-value="fine " calcext:value-type="string">
            <text:p>fine </text:p>
          </table:table-cell>
          <table:table-cell table:formula="of:=IF(ISTEXT([.G287]);[.G28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fajro</text:p>
          </table:table-cell>
          <table:table-cell table:number-columns-repeated="2"/>
          <table:table-cell table:formula="of:=IF(ISTEXT([.E288]);[.E288];&quot;&quot;)" office:value-type="string" office:string-value="fire" calcext:value-type="string">
            <text:p>fire</text:p>
          </table:table-cell>
          <table:table-cell table:formula="of:=CONCATENATE([.F288]; IF(ISTEXT([.B288]); CONCATENATE(&quot; {&quot;;[.B288];&quot;}&quot;);&quot;&quot;))" office:value-type="string" office:string-value="fajro" calcext:value-type="string">
            <text:p>fajro</text:p>
          </table:table-cell>
          <table:table-cell table:formula="of:=IF(ISTEXT([.G288]);[.G2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it</text:p>
          </table:table-cell>
          <table:table-cell office:value-type="string" calcext:value-type="string">
            <text:p>taŭga</text:p>
          </table:table-cell>
          <table:table-cell office:value-type="string" calcext:value-type="string">
            <text:p>suitable</text:p>
          </table:table-cell>
          <table:table-cell/>
          <table:table-cell table:formula="of:=IF(ISTEXT([.E289]);[.E289];&quot;&quot;)" office:value-type="string" office:string-value="fit" calcext:value-type="string">
            <text:p>fit</text:p>
          </table:table-cell>
          <table:table-cell table:formula="of:=CONCATENATE([.F289]; IF(ISTEXT([.B289]); CONCATENATE(&quot; {&quot;;[.B289];&quot;}&quot;);&quot;&quot;))" office:value-type="string" office:string-value="taŭga" calcext:value-type="string">
            <text:p>taŭga</text:p>
          </table:table-cell>
          <table:table-cell table:formula="of:=IF(ISTEXT([.G289]);[.G289];&quot;&quot;)" office:value-type="string" office:string-value="suitable" calcext:value-type="string">
            <text:p>suit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flamo</text:p>
          </table:table-cell>
          <table:table-cell table:number-columns-repeated="2"/>
          <table:table-cell table:formula="of:=IF(ISTEXT([.E290]);[.E290];&quot;&quot;)" office:value-type="string" office:string-value="flame" calcext:value-type="string">
            <text:p>flame</text:p>
          </table:table-cell>
          <table:table-cell table:formula="of:=CONCATENATE([.F290]; IF(ISTEXT([.B290]); CONCATENATE(&quot; {&quot;;[.B290];&quot;}&quot;);&quot;&quot;))" office:value-type="string" office:string-value="flamo" calcext:value-type="string">
            <text:p>flamo</text:p>
          </table:table-cell>
          <table:table-cell table:formula="of:=IF(ISTEXT([.G290]);[.G2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ed</text:p>
          </table:table-cell>
          <table:table-cell office:value-type="string" calcext:value-type="string">
            <text:p>fuĝis</text:p>
          </table:table-cell>
          <table:table-cell office:value-type="string" calcext:value-type="string">
            <text:p>flee from danger</text:p>
          </table:table-cell>
          <table:table-cell/>
          <table:table-cell table:formula="of:=IF(ISTEXT([.E291]);[.E291];&quot;&quot;)" office:value-type="string" office:string-value="fled" calcext:value-type="string">
            <text:p>fled</text:p>
          </table:table-cell>
          <table:table-cell table:formula="of:=CONCATENATE([.F291]; IF(ISTEXT([.B291]); CONCATENATE(&quot; {&quot;;[.B291];&quot;}&quot;);&quot;&quot;))" office:value-type="string" office:string-value="fuĝis {ntr}" calcext:value-type="string">
            <text:p>fuĝis {ntr}</text:p>
          </table:table-cell>
          <table:table-cell table:formula="of:=IF(ISTEXT([.G291]);[.G291];&quot;&quot;)" office:value-type="string" office:string-value="flee from danger" calcext:value-type="string">
            <text:p>flee from dang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ies</text:p>
          </table:table-cell>
          <table:table-cell office:value-type="string" calcext:value-type="string">
            <text:p>flugas</text:p>
          </table:table-cell>
          <table:table-cell table:number-columns-repeated="2"/>
          <table:table-cell table:formula="of:=IF(ISTEXT([.E292]);[.E292];&quot;&quot;)" office:value-type="string" office:string-value="flies" calcext:value-type="string">
            <text:p>flies</text:p>
          </table:table-cell>
          <table:table-cell table:formula="of:=CONCATENATE([.F292]; IF(ISTEXT([.B292]); CONCATENATE(&quot; {&quot;;[.B292];&quot;}&quot;);&quot;&quot;))" office:value-type="string" office:string-value="flugas {ntr}" calcext:value-type="string">
            <text:p>flugas {ntr}</text:p>
          </table:table-cell>
          <table:table-cell table:formula="of:=IF(ISTEXT([.G292]);[.G2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amasiĝi</text:p>
          </table:table-cell>
          <table:table-cell office:value-type="string" calcext:value-type="string">
            <text:p>to pile up or become a crowd</text:p>
          </table:table-cell>
          <table:table-cell/>
          <table:table-cell table:formula="of:=IF(ISTEXT([.E293]);[.E293];&quot;&quot;)" office:value-type="string" office:string-value="flock" calcext:value-type="string">
            <text:p>flock</text:p>
          </table:table-cell>
          <table:table-cell table:formula="of:=CONCATENATE([.F293]; IF(ISTEXT([.B293]); CONCATENATE(&quot; {&quot;;[.B293];&quot;}&quot;);&quot;&quot;))" office:value-type="string" office:string-value="amasiĝi" calcext:value-type="string">
            <text:p>amasiĝi</text:p>
          </table:table-cell>
          <table:table-cell table:formula="of:=IF(ISTEXT([.G293]);[.G293];&quot;&quot;)" office:value-type="string" office:string-value="to pile up or become a crowd" calcext:value-type="string">
            <text:p>to pile up or become a crow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or</text:p>
          </table:table-cell>
          <table:table-cell office:value-type="string" calcext:value-type="string">
            <text:p>planko</text:p>
          </table:table-cell>
          <table:table-cell table:number-columns-repeated="2"/>
          <table:table-cell table:formula="of:=IF(ISTEXT([.E294]);[.E294];&quot;&quot;)" office:value-type="string" office:string-value="floor" calcext:value-type="string">
            <text:p>floor</text:p>
          </table:table-cell>
          <table:table-cell table:formula="of:=CONCATENATE([.F294]; IF(ISTEXT([.B294]); CONCATENATE(&quot; {&quot;;[.B294];&quot;}&quot;);&quot;&quot;))" office:value-type="string" office:string-value="planko" calcext:value-type="string">
            <text:p>planko</text:p>
          </table:table-cell>
          <table:table-cell table:formula="of:=IF(ISTEXT([.G294]);[.G2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lorence</text:p>
          </table:table-cell>
          <table:table-cell office:value-type="string" calcext:value-type="string">
            <text:p>Florenco</text:p>
          </table:table-cell>
          <table:table-cell office:value-type="string" calcext:value-type="string">
            <text:p>Italian city</text:p>
          </table:table-cell>
          <table:table-cell/>
          <table:table-cell table:formula="of:=IF(ISTEXT([.E295]);[.E295];&quot;&quot;)" office:value-type="string" office:string-value="Florence" calcext:value-type="string">
            <text:p>Florence</text:p>
          </table:table-cell>
          <table:table-cell table:formula="of:=CONCATENATE([.F295]; IF(ISTEXT([.B295]); CONCATENATE(&quot; {&quot;;[.B295];&quot;}&quot;);&quot;&quot;))" office:value-type="string" office:string-value="Florenco" calcext:value-type="string">
            <text:p>Florenco</text:p>
          </table:table-cell>
          <table:table-cell table:formula="of:=IF(ISTEXT([.G295]);[.G295];&quot;&quot;)" office:value-type="string" office:string-value="Italian city" calcext:value-type="string">
            <text:p>Italian c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E296]);[.E296];&quot;&quot;)" office:value-type="string" office:string-value="flower" calcext:value-type="string">
            <text:p>flower</text:p>
          </table:table-cell>
          <table:table-cell table:formula="of:=CONCATENATE([.F296]; IF(ISTEXT([.B296]); CONCATENATE(&quot; {&quot;;[.B296];&quot;}&quot;);&quot;&quot;))" office:value-type="string" office:string-value="floro" calcext:value-type="string">
            <text:p>floro</text:p>
          </table:table-cell>
          <table:table-cell table:formula="of:=IF(ISTEXT([.G296]);[.G29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E297]);[.E297];&quot;&quot;)" office:value-type="string" office:string-value="flower" calcext:value-type="string">
            <text:p>flower</text:p>
          </table:table-cell>
          <table:table-cell table:formula="of:=CONCATENATE([.F297]; IF(ISTEXT([.B297]); CONCATENATE(&quot; {&quot;;[.B297];&quot;}&quot;);&quot;&quot;))" office:value-type="string" office:string-value="floro" calcext:value-type="string">
            <text:p>floro</text:p>
          </table:table-cell>
          <table:table-cell table:formula="of:=IF(ISTEXT([.G297]);[.G29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lower-seller</text:p>
          </table:table-cell>
          <table:table-cell office:value-type="string" calcext:value-type="string">
            <text:p>flor’vendisto</text:p>
          </table:table-cell>
          <table:table-cell table:number-columns-repeated="2"/>
          <table:table-cell table:formula="of:=IF(ISTEXT([.E298]);[.E298];&quot;&quot;)" office:value-type="string" office:string-value="flower-seller" calcext:value-type="string">
            <text:p>flower-seller</text:p>
          </table:table-cell>
          <table:table-cell table:formula="of:=CONCATENATE([.F298]; IF(ISTEXT([.B298]); CONCATENATE(&quot; {&quot;;[.B298];&quot;}&quot;);&quot;&quot;))" office:value-type="string" office:string-value="flor’vendisto" calcext:value-type="string">
            <text:p>flor’vendisto</text:p>
          </table:table-cell>
          <table:table-cell table:formula="of:=IF(ISTEXT([.G298]);[.G29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n</text:p>
          </table:table-cell>
          <table:table-cell office:value-type="string" calcext:value-type="string">
            <text:p>flugis</text:p>
          </table:table-cell>
          <table:table-cell table:number-columns-repeated="2"/>
          <table:table-cell table:formula="of:=IF(ISTEXT([.E299]);[.E299];&quot;&quot;)" office:value-type="string" office:string-value="flown" calcext:value-type="string">
            <text:p>flown</text:p>
          </table:table-cell>
          <table:table-cell table:formula="of:=CONCATENATE([.F299]; IF(ISTEXT([.B299]); CONCATENATE(&quot; {&quot;;[.B299];&quot;}&quot;);&quot;&quot;))" office:value-type="string" office:string-value="flugis {ntr}" calcext:value-type="string">
            <text:p>flugis {ntr}</text:p>
          </table:table-cell>
          <table:table-cell table:formula="of:=IF(ISTEXT([.G299]);[.G2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s</text:p>
          </table:table-cell>
          <table:table-cell office:value-type="string" calcext:value-type="string">
            <text:p>fluas</text:p>
          </table:table-cell>
          <table:table-cell table:number-columns-repeated="2"/>
          <table:table-cell table:formula="of:=IF(ISTEXT([.E300]);[.E300];&quot;&quot;)" office:value-type="string" office:string-value="flows" calcext:value-type="string">
            <text:p>flows</text:p>
          </table:table-cell>
          <table:table-cell table:formula="of:=CONCATENATE([.F300]; IF(ISTEXT([.B300]); CONCATENATE(&quot; {&quot;;[.B300];&quot;}&quot;);&quot;&quot;))" office:value-type="string" office:string-value="fluas {ntr}" calcext:value-type="string">
            <text:p>fluas {ntr}</text:p>
          </table:table-cell>
          <table:table-cell table:formula="of:=IF(ISTEXT([.G300]);[.G3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aming</text:p>
          </table:table-cell>
          <table:table-cell office:value-type="string" calcext:value-type="string">
            <text:p>ŝaŭma</text:p>
          </table:table-cell>
          <table:table-cell office:value-type="string" calcext:value-type="string">
            <text:p>frothy</text:p>
          </table:table-cell>
          <table:table-cell/>
          <table:table-cell table:formula="of:=IF(ISTEXT([.E301]);[.E301];&quot;&quot;)" office:value-type="string" office:string-value="foaming" calcext:value-type="string">
            <text:p>foaming</text:p>
          </table:table-cell>
          <table:table-cell table:formula="of:=CONCATENATE([.F301]; IF(ISTEXT([.B301]); CONCATENATE(&quot; {&quot;;[.B301];&quot;}&quot;);&quot;&quot;))" office:value-type="string" office:string-value="ŝaŭma" calcext:value-type="string">
            <text:p>ŝaŭma</text:p>
          </table:table-cell>
          <table:table-cell table:formula="of:=IF(ISTEXT([.G301]);[.G301];&quot;&quot;)" office:value-type="string" office:string-value="frothy" calcext:value-type="string">
            <text:p>froth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low</text:p>
          </table:table-cell>
          <table:table-cell office:value-type="string" calcext:value-type="string">
            <text:p>sekvi</text:p>
          </table:table-cell>
          <table:table-cell table:number-columns-repeated="2"/>
          <table:table-cell table:formula="of:=IF(ISTEXT([.E302]);[.E302];&quot;&quot;)" office:value-type="string" office:string-value="follow" calcext:value-type="string">
            <text:p>follow</text:p>
          </table:table-cell>
          <table:table-cell table:formula="of:=CONCATENATE([.F302]; IF(ISTEXT([.B302]); CONCATENATE(&quot; {&quot;;[.B302];&quot;}&quot;);&quot;&quot;))" office:value-type="string" office:string-value="sekvi {tr}" calcext:value-type="string">
            <text:p>sekvi {tr}</text:p>
          </table:table-cell>
          <table:table-cell table:formula="of:=IF(ISTEXT([.G302]);[.G3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ndly</text:p>
          </table:table-cell>
          <table:table-cell office:value-type="string" calcext:value-type="string">
            <text:p>ame</text:p>
          </table:table-cell>
          <table:table-cell table:number-columns-repeated="2"/>
          <table:table-cell table:formula="of:=IF(ISTEXT([.E303]);[.E303];&quot;&quot;)" office:value-type="string" office:string-value="fondly" calcext:value-type="string">
            <text:p>fondly</text:p>
          </table:table-cell>
          <table:table-cell table:formula="of:=CONCATENATE([.F303]; IF(ISTEXT([.B303]); CONCATENATE(&quot; {&quot;;[.B303];&quot;}&quot;);&quot;&quot;))" office:value-type="string" office:string-value="ame" calcext:value-type="string">
            <text:p>ame</text:p>
          </table:table-cell>
          <table:table-cell table:formula="of:=IF(ISTEXT([.G303]);[.G3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manĝaĵo</text:p>
          </table:table-cell>
          <table:table-cell table:number-columns-repeated="2"/>
          <table:table-cell table:formula="of:=IF(ISTEXT([.E304]);[.E304];&quot;&quot;)" office:value-type="string" office:string-value="food" calcext:value-type="string">
            <text:p>food</text:p>
          </table:table-cell>
          <table:table-cell table:formula="of:=CONCATENATE([.F304]; IF(ISTEXT([.B304]); CONCATENATE(&quot; {&quot;;[.B304];&quot;}&quot;);&quot;&quot;))" office:value-type="string" office:string-value="manĝaĵo" calcext:value-type="string">
            <text:p>manĝaĵo</text:p>
          </table:table-cell>
          <table:table-cell table:formula="of:=IF(ISTEXT([.G304]);[.G30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l</text:p>
          </table:table-cell>
          <table:table-cell office:value-type="string" calcext:value-type="string">
            <text:p>malsaĝulo</text:p>
          </table:table-cell>
          <table:table-cell table:number-columns-repeated="2"/>
          <table:table-cell table:formula="of:=IF(ISTEXT([.E305]);[.E305];&quot;&quot;)" office:value-type="string" office:string-value="fool" calcext:value-type="string">
            <text:p>fool</text:p>
          </table:table-cell>
          <table:table-cell table:formula="of:=CONCATENATE([.F305]; IF(ISTEXT([.B305]); CONCATENATE(&quot; {&quot;;[.B305];&quot;}&quot;);&quot;&quot;))" office:value-type="string" office:string-value="malsaĝulo" calcext:value-type="string">
            <text:p>malsaĝulo</text:p>
          </table:table-cell>
          <table:table-cell table:formula="of:=IF(ISTEXT([.G305]);[.G3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olish</text:p>
          </table:table-cell>
          <table:table-cell office:value-type="string" calcext:value-type="string">
            <text:p>malsaĝa</text:p>
          </table:table-cell>
          <table:table-cell table:number-columns-repeated="2"/>
          <table:table-cell table:formula="of:=IF(ISTEXT([.E306]);[.E306];&quot;&quot;)" office:value-type="string" office:string-value="foolish" calcext:value-type="string">
            <text:p>foolish</text:p>
          </table:table-cell>
          <table:table-cell table:formula="of:=CONCATENATE([.F306]; IF(ISTEXT([.B306]); CONCATENATE(&quot; {&quot;;[.B306];&quot;}&quot;);&quot;&quot;))" office:value-type="string" office:string-value="malsaĝa" calcext:value-type="string">
            <text:p>malsaĝa</text:p>
          </table:table-cell>
          <table:table-cell table:formula="of:=IF(ISTEXT([.G306]);[.G3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tstep</text:p>
          </table:table-cell>
          <table:table-cell office:value-type="string" calcext:value-type="string">
            <text:p>pied'paŝo</text:p>
          </table:table-cell>
          <table:table-cell table:number-columns-repeated="2"/>
          <table:table-cell table:formula="of:=IF(ISTEXT([.E307]);[.E307];&quot;&quot;)" office:value-type="string" office:string-value="footstep" calcext:value-type="string">
            <text:p>footstep</text:p>
          </table:table-cell>
          <table:table-cell table:formula="of:=CONCATENATE([.F307]; IF(ISTEXT([.B307]); CONCATENATE(&quot; {&quot;;[.B307];&quot;}&quot;);&quot;&quot;))" office:value-type="string" office:string-value="pied'paŝo" calcext:value-type="string">
            <text:p>pied'paŝo</text:p>
          </table:table-cell>
          <table:table-cell table:formula="of:=IF(ISTEXT([.G307]);[.G3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or a period of time</text:p>
          </table:table-cell>
          <table:table-cell/>
          <table:table-cell table:formula="of:=IF(ISTEXT([.E308]);[.E308];&quot;&quot;)" office:value-type="string" office:string-value="for" calcext:value-type="string">
            <text:p>for</text:p>
          </table:table-cell>
          <table:table-cell table:formula="of:=CONCATENATE([.F308]; IF(ISTEXT([.B308]); CONCATENATE(&quot; {&quot;;[.B308];&quot;}&quot;);&quot;&quot;))" office:value-type="string" office:string-value="de" calcext:value-type="string">
            <text:p>de</text:p>
          </table:table-cell>
          <table:table-cell table:formula="of:=IF(ISTEXT([.G308]);[.G308];&quot;&quot;)" office:value-type="string" office:string-value="for a period of time" calcext:value-type="string">
            <text:p>for a period of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spanning an entire duration of time</text:p>
          </table:table-cell>
          <table:table-cell/>
          <table:table-cell table:formula="of:=IF(ISTEXT([.E309]);[.E309];&quot;&quot;)" office:value-type="string" office:string-value="for" calcext:value-type="string">
            <text:p>for</text:p>
          </table:table-cell>
          <table:table-cell table:formula="of:=CONCATENATE([.F309]; IF(ISTEXT([.B309]); CONCATENATE(&quot; {&quot;;[.B309];&quot;}&quot;);&quot;&quot;))" office:value-type="string" office:string-value="dum" calcext:value-type="string">
            <text:p>dum</text:p>
          </table:table-cell>
          <table:table-cell table:formula="of:=IF(ISTEXT([.G309]);[.G309];&quot;&quot;)" office:value-type="string" office:string-value="spanning an entire duration of time" calcext:value-type="string">
            <text:p>spanning an entire duration of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outcome of an action</text:p>
          </table:table-cell>
          <table:table-cell/>
          <table:table-cell table:formula="of:=IF(ISTEXT([.E310]);[.E310];&quot;&quot;)" office:value-type="string" office:string-value="for" calcext:value-type="string">
            <text:p>for</text:p>
          </table:table-cell>
          <table:table-cell table:formula="of:=CONCATENATE([.F310]; IF(ISTEXT([.B310]); CONCATENATE(&quot; {&quot;;[.B310];&quot;}&quot;);&quot;&quot;))" office:value-type="string" office:string-value="por" calcext:value-type="string">
            <text:p>por</text:p>
          </table:table-cell>
          <table:table-cell table:formula="of:=IF(ISTEXT([.G310]);[.G310];&quot;&quot;)" office:value-type="string" office:string-value="outcome of an action" calcext:value-type="string">
            <text:p>outcome of an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some reason</text:p>
          </table:table-cell>
          <table:table-cell office:value-type="string" calcext:value-type="string">
            <text:p>ial</text:p>
          </table:table-cell>
          <table:table-cell table:number-columns-repeated="2"/>
          <table:table-cell table:formula="of:=IF(ISTEXT([.E311]);[.E311];&quot;&quot;)" office:value-type="string" office:string-value="for some reason" calcext:value-type="string">
            <text:p>for some reason</text:p>
          </table:table-cell>
          <table:table-cell table:formula="of:=CONCATENATE([.F311]; IF(ISTEXT([.B311]); CONCATENATE(&quot; {&quot;;[.B311];&quot;}&quot;);&quot;&quot;))" office:value-type="string" office:string-value="ial" calcext:value-type="string">
            <text:p>ial</text:p>
          </table:table-cell>
          <table:table-cell table:formula="of:=IF(ISTEXT([.G311]);[.G31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that reason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E312]);[.E312];&quot;&quot;)" office:value-type="string" office:string-value="for that reason" calcext:value-type="string">
            <text:p>for that reason</text:p>
          </table:table-cell>
          <table:table-cell table:formula="of:=CONCATENATE([.F312]; IF(ISTEXT([.B312]); CONCATENATE(&quot; {&quot;;[.B312];&quot;}&quot;);&quot;&quot;))" office:value-type="string" office:string-value="tial " calcext:value-type="string">
            <text:p>tial </text:p>
          </table:table-cell>
          <table:table-cell table:formula="of:=IF(ISTEXT([.G312]);[.G3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bid</text:p>
          </table:table-cell>
          <table:table-cell office:value-type="string" calcext:value-type="string">
            <text:p>malpermesi</text:p>
          </table:table-cell>
          <table:table-cell table:number-columns-repeated="2"/>
          <table:table-cell table:formula="of:=IF(ISTEXT([.E313]);[.E313];&quot;&quot;)" office:value-type="string" office:string-value="forbid" calcext:value-type="string">
            <text:p>forbid</text:p>
          </table:table-cell>
          <table:table-cell table:formula="of:=CONCATENATE([.F313]; IF(ISTEXT([.B313]); CONCATENATE(&quot; {&quot;;[.B313];&quot;}&quot;);&quot;&quot;))" office:value-type="string" office:string-value="malpermesi {tr}" calcext:value-type="string">
            <text:p>malpermesi {tr}</text:p>
          </table:table-cell>
          <table:table-cell table:formula="of:=IF(ISTEXT([.G313]);[.G3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efathers</text:p>
          </table:table-cell>
          <table:table-cell office:value-type="string" calcext:value-type="string">
            <text:p>prapatroj</text:p>
          </table:table-cell>
          <table:table-cell office:value-type="string" calcext:value-type="string">
            <text:p>if both sexes: prauloj</text:p>
          </table:table-cell>
          <table:table-cell/>
          <table:table-cell table:formula="of:=IF(ISTEXT([.E314]);[.E314];&quot;&quot;)" office:value-type="string" office:string-value="forefathers" calcext:value-type="string">
            <text:p>forefathers</text:p>
          </table:table-cell>
          <table:table-cell table:formula="of:=CONCATENATE([.F314]; IF(ISTEXT([.B314]); CONCATENATE(&quot; {&quot;;[.B314];&quot;}&quot;);&quot;&quot;))" office:value-type="string" office:string-value="prapatroj" calcext:value-type="string">
            <text:p>prapatroj</text:p>
          </table:table-cell>
          <table:table-cell table:formula="of:=IF(ISTEXT([.G314]);[.G314];&quot;&quot;)" office:value-type="string" office:string-value="if both sexes: prauloj" calcext:value-type="string">
            <text:p>if both sexes: praulo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orget</text:p>
          </table:table-cell>
          <table:table-cell office:value-type="string" calcext:value-type="string">
            <text:p>forgesi</text:p>
          </table:table-cell>
          <table:table-cell table:number-columns-repeated="2"/>
          <table:table-cell table:formula="of:=IF(ISTEXT([.E315]);[.E315];&quot;&quot;)" office:value-type="string" office:string-value="forget" calcext:value-type="string">
            <text:p>forget</text:p>
          </table:table-cell>
          <table:table-cell table:formula="of:=CONCATENATE([.F315]; IF(ISTEXT([.B315]); CONCATENATE(&quot; {&quot;;[.B315];&quot;}&quot;);&quot;&quot;))" office:value-type="string" office:string-value="forgesi" calcext:value-type="string">
            <text:p>forgesi</text:p>
          </table:table-cell>
          <table:table-cell table:formula="of:=IF(ISTEXT([.G315]);[.G3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give</text:p>
          </table:table-cell>
          <table:table-cell office:value-type="string" calcext:value-type="string">
            <text:p>pardoni</text:p>
          </table:table-cell>
          <table:table-cell office:value-type="string" calcext:value-type="string">
            <text:p>forgive someone or something</text:p>
          </table:table-cell>
          <table:table-cell/>
          <table:table-cell table:formula="of:=IF(ISTEXT([.E316]);[.E316];&quot;&quot;)" office:value-type="string" office:string-value="forgive" calcext:value-type="string">
            <text:p>forgive</text:p>
          </table:table-cell>
          <table:table-cell table:formula="of:=CONCATENATE([.F316]; IF(ISTEXT([.B316]); CONCATENATE(&quot; {&quot;;[.B316];&quot;}&quot;);&quot;&quot;))" office:value-type="string" office:string-value="pardoni {tr}" calcext:value-type="string">
            <text:p>pardoni {tr}</text:p>
          </table:table-cell>
          <table:table-cell table:formula="of:=IF(ISTEXT([.G316]);[.G316];&quot;&quot;)" office:value-type="string" office:string-value="forgive someone or something" calcext:value-type="string">
            <text:p>forgive someone or something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forgotten</text:p>
          </table:table-cell>
          <table:table-cell office:value-type="string" calcext:value-type="string">
            <text:p>forgesita</text:p>
          </table:table-cell>
          <table:table-cell table:number-columns-repeated="2"/>
          <table:table-cell table:formula="of:=IF(ISTEXT([.E317]);[.E317];&quot;&quot;)" office:value-type="string" office:string-value="forgotten" calcext:value-type="string">
            <text:p>forgotten</text:p>
          </table:table-cell>
          <table:table-cell table:formula="of:=CONCATENATE([.F317]; IF(ISTEXT([.B317]); CONCATENATE(&quot; {&quot;;[.B317];&quot;}&quot;);&quot;&quot;))" office:value-type="string" office:string-value="forgesita" calcext:value-type="string">
            <text:p>forgesita</text:p>
          </table:table-cell>
          <table:table-cell table:formula="of:=IF(ISTEXT([.G317]);[.G3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wards</text:p>
          </table:table-cell>
          <table:table-cell office:value-type="string" calcext:value-type="string">
            <text:p>antaŭen</text:p>
          </table:table-cell>
          <table:table-cell table:number-columns-repeated="2"/>
          <table:table-cell table:formula="of:=IF(ISTEXT([.E318]);[.E318];&quot;&quot;)" office:value-type="string" office:string-value="forwards" calcext:value-type="string">
            <text:p>forwards</text:p>
          </table:table-cell>
          <table:table-cell table:formula="of:=CONCATENATE([.F318]; IF(ISTEXT([.B318]); CONCATENATE(&quot; {&quot;;[.B318];&quot;}&quot;);&quot;&quot;))" office:value-type="string" office:string-value="antaŭen" calcext:value-type="string">
            <text:p>antaŭen</text:p>
          </table:table-cell>
          <table:table-cell table:formula="of:=IF(ISTEXT([.G318]);[.G3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batalis</text:p>
          </table:table-cell>
          <table:table-cell table:number-columns-repeated="2"/>
          <table:table-cell table:formula="of:=IF(ISTEXT([.E319]);[.E319];&quot;&quot;)" office:value-type="string" office:string-value="fought" calcext:value-type="string">
            <text:p>fought</text:p>
          </table:table-cell>
          <table:table-cell table:formula="of:=CONCATENATE([.F319]; IF(ISTEXT([.B319]); CONCATENATE(&quot; {&quot;;[.B319];&quot;}&quot;);&quot;&quot;))" office:value-type="string" office:string-value="batalis {ntr}" calcext:value-type="string">
            <text:p>batalis {ntr}</text:p>
          </table:table-cell>
          <table:table-cell table:formula="of:=IF(ISTEXT([.G319]);[.G3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und</text:p>
          </table:table-cell>
          <table:table-cell office:value-type="string" calcext:value-type="string">
            <text:p>trovis</text:p>
          </table:table-cell>
          <table:table-cell table:number-columns-repeated="2"/>
          <table:table-cell table:formula="of:=IF(ISTEXT([.E320]);[.E320];&quot;&quot;)" office:value-type="string" office:string-value="found" calcext:value-type="string">
            <text:p>found</text:p>
          </table:table-cell>
          <table:table-cell table:formula="of:=CONCATENATE([.F320]; IF(ISTEXT([.B320]); CONCATENATE(&quot; {&quot;;[.B320];&quot;}&quot;);&quot;&quot;))" office:value-type="string" office:string-value="trovis {tr}" calcext:value-type="string">
            <text:p>trovis {tr}</text:p>
          </table:table-cell>
          <table:table-cell table:formula="of:=IF(ISTEXT([.G320]);[.G3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vendredo</text:p>
          </table:table-cell>
          <table:table-cell table:number-columns-repeated="2"/>
          <table:table-cell table:formula="of:=IF(ISTEXT([.E321]);[.E321];&quot;&quot;)" office:value-type="string" office:string-value="Friday" calcext:value-type="string">
            <text:p>Friday</text:p>
          </table:table-cell>
          <table:table-cell table:formula="of:=CONCATENATE([.F321]; IF(ISTEXT([.B321]); CONCATENATE(&quot; {&quot;;[.B321];&quot;}&quot;);&quot;&quot;))" office:value-type="string" office:string-value="vendredo" calcext:value-type="string">
            <text:p>vendredo</text:p>
          </table:table-cell>
          <table:table-cell table:formula="of:=IF(ISTEXT([.G321]);[.G3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ightene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E322]);[.E322];&quot;&quot;)" office:value-type="string" office:string-value="frightened" calcext:value-type="string">
            <text:p>frightened</text:p>
          </table:table-cell>
          <table:table-cell table:formula="of:=CONCATENATE([.F322]; IF(ISTEXT([.B322]); CONCATENATE(&quot; {&quot;;[.B322];&quot;}&quot;);&quot;&quot;))" office:value-type="string" office:string-value="tima" calcext:value-type="string">
            <text:p>tima</text:p>
          </table:table-cell>
          <table:table-cell table:formula="of:=IF(ISTEXT([.G322]);[.G3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E323]);[.E323];&quot;&quot;)" office:value-type="string" office:string-value="from" calcext:value-type="string">
            <text:p>from</text:p>
          </table:table-cell>
          <table:table-cell table:formula="of:=CONCATENATE([.F323]; IF(ISTEXT([.B323]); CONCATENATE(&quot; {&quot;;[.B323];&quot;}&quot;);&quot;&quot;))" office:value-type="string" office:string-value="de" calcext:value-type="string">
            <text:p>de</text:p>
          </table:table-cell>
          <table:table-cell table:formula="of:=IF(ISTEXT([.G323]);[.G323];&quot;&quot;)" office:value-type="string" office:string-value="from a place or by somebody" calcext:value-type="string">
            <text:p>from a place or by somebo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E324]);[.E324];&quot;&quot;)" office:value-type="string" office:string-value="from" calcext:value-type="string">
            <text:p>from</text:p>
          </table:table-cell>
          <table:table-cell table:formula="of:=CONCATENATE([.F324]; IF(ISTEXT([.B324]); CONCATENATE(&quot; {&quot;;[.B324];&quot;}&quot;);&quot;&quot;))" office:value-type="string" office:string-value="de" calcext:value-type="string">
            <text:p>de</text:p>
          </table:table-cell>
          <table:table-cell table:formula="of:=IF(ISTEXT([.G324]);[.G324];&quot;&quot;)" office:value-type="string" office:string-value="expresses possession" calcext:value-type="string">
            <text:p>expresses possess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rom where</text:p>
          </table:table-cell>
          <table:table-cell/>
          <table:table-cell table:formula="of:=IF(ISTEXT([.E325]);[.E325];&quot;&quot;)" office:value-type="string" office:string-value="from" calcext:value-type="string">
            <text:p>from</text:p>
          </table:table-cell>
          <table:table-cell table:formula="of:=CONCATENATE([.F325]; IF(ISTEXT([.B325]); CONCATENATE(&quot; {&quot;;[.B325];&quot;}&quot;);&quot;&quot;))" office:value-type="string" office:string-value="el" calcext:value-type="string">
            <text:p>el</text:p>
          </table:table-cell>
          <table:table-cell table:formula="of:=IF(ISTEXT([.G325]);[.G325];&quot;&quot;)" office:value-type="string" office:string-value="from where" calcext:value-type="string">
            <text:p>from wh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IV-Z</text:p>
          </table:table-cell>
          <table:table-cell office:value-type="string" calcext:value-type="string">
            <text:p>from time immemorial</text:p>
          </table:table-cell>
          <table:table-cell office:value-type="string" calcext:value-type="string">
            <text:p>de post tempo nememorebla</text:p>
          </table:table-cell>
          <table:table-cell table:number-columns-repeated="2"/>
          <table:table-cell table:formula="of:=IF(ISTEXT([.E326]);[.E326];&quot;&quot;)" office:value-type="string" office:string-value="from time immemorial" calcext:value-type="string">
            <text:p>from time immemorial</text:p>
          </table:table-cell>
          <table:table-cell table:formula="of:=CONCATENATE([.F326]; IF(ISTEXT([.B326]); CONCATENATE(&quot; {&quot;;[.B326];&quot;}&quot;);&quot;&quot;))" office:value-type="string" office:string-value="de post tempo nememorebla" calcext:value-type="string">
            <text:p>de post tempo nememorebla</text:p>
          </table:table-cell>
          <table:table-cell table:formula="of:=IF(ISTEXT([.G326]);[.G32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rontispiece</text:p>
          </table:table-cell>
          <table:table-cell office:value-type="string" calcext:value-type="string">
            <text:p>frontispico</text:p>
          </table:table-cell>
          <table:table-cell table:number-columns-repeated="2"/>
          <table:table-cell table:formula="of:=IF(ISTEXT([.E327]);[.E327];&quot;&quot;)" office:value-type="string" office:string-value="frontispiece" calcext:value-type="string">
            <text:p>frontispiece</text:p>
          </table:table-cell>
          <table:table-cell table:formula="of:=CONCATENATE([.F327]; IF(ISTEXT([.B327]); CONCATENATE(&quot; {&quot;;[.B327];&quot;}&quot;);&quot;&quot;))" office:value-type="string" office:string-value="frontispico" calcext:value-type="string">
            <text:p>frontispico</text:p>
          </table:table-cell>
          <table:table-cell table:formula="of:=IF(ISTEXT([.G327]);[.G3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ulfil</text:p>
          </table:table-cell>
          <table:table-cell office:value-type="string" calcext:value-type="string">
            <text:p>plenumi</text:p>
          </table:table-cell>
          <table:table-cell table:number-columns-repeated="2"/>
          <table:table-cell table:formula="of:=IF(ISTEXT([.E328]);[.E328];&quot;&quot;)" office:value-type="string" office:string-value="fulfil" calcext:value-type="string">
            <text:p>fulfil</text:p>
          </table:table-cell>
          <table:table-cell table:formula="of:=CONCATENATE([.F328]; IF(ISTEXT([.B328]); CONCATENATE(&quot; {&quot;;[.B328];&quot;}&quot;);&quot;&quot;))" office:value-type="string" office:string-value="plenumi {tr}" calcext:value-type="string">
            <text:p>plenumi {tr}</text:p>
          </table:table-cell>
          <table:table-cell table:formula="of:=IF(ISTEXT([.G328]);[.G3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 office:value-type="string" calcext:value-type="string">
            <text:p>plua</text:p>
          </table:table-cell>
          <table:table-cell table:number-columns-repeated="2"/>
          <table:table-cell table:formula="of:=IF(ISTEXT([.E329]);[.E329];&quot;&quot;)" office:value-type="string" office:string-value="further" calcext:value-type="string">
            <text:p>further</text:p>
          </table:table-cell>
          <table:table-cell table:formula="of:=CONCATENATE([.F329]; IF(ISTEXT([.B329]); CONCATENATE(&quot; {&quot;;[.B329];&quot;}&quot;);&quot;&quot;))" office:value-type="string" office:string-value="plua" calcext:value-type="string">
            <text:p>plua</text:p>
          </table:table-cell>
          <table:table-cell table:formula="of:=IF(ISTEXT([.G329]);[.G3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 office:value-type="string" calcext:value-type="string">
            <text:p>plue</text:p>
          </table:table-cell>
          <table:table-cell table:number-columns-repeated="2"/>
          <table:table-cell table:formula="of:=IF(ISTEXT([.E330]);[.E330];&quot;&quot;)" office:value-type="string" office:string-value="further" calcext:value-type="string">
            <text:p>further</text:p>
          </table:table-cell>
          <table:table-cell table:formula="of:=CONCATENATE([.F330]; IF(ISTEXT([.B330]); CONCATENATE(&quot; {&quot;;[.B330];&quot;}&quot;);&quot;&quot;))" office:value-type="string" office:string-value="plue" calcext:value-type="string">
            <text:p>plue</text:p>
          </table:table-cell>
          <table:table-cell table:formula="of:=IF(ISTEXT([.G330]);[.G3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uture</text:p>
          </table:table-cell>
          <table:table-cell office:value-type="string" calcext:value-type="string">
            <text:p>estonteco</text:p>
          </table:table-cell>
          <table:table-cell table:number-columns-repeated="2"/>
          <table:table-cell table:formula="of:=IF(ISTEXT([.E331]);[.E331];&quot;&quot;)" office:value-type="string" office:string-value="future" calcext:value-type="string">
            <text:p>future</text:p>
          </table:table-cell>
          <table:table-cell table:formula="of:=CONCATENATE([.F331]; IF(ISTEXT([.B331]); CONCATENATE(&quot; {&quot;;[.B331];&quot;}&quot;);&quot;&quot;))" office:value-type="string" office:string-value="estonteco" calcext:value-type="string">
            <text:p>estonteco</text:p>
          </table:table-cell>
          <table:table-cell table:formula="of:=IF(ISTEXT([.G331]);[.G3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gajni</text:p>
          </table:table-cell>
          <table:table-cell table:number-columns-repeated="2"/>
          <table:table-cell table:formula="of:=IF(ISTEXT([.E332]);[.E332];&quot;&quot;)" office:value-type="string" office:string-value="gain" calcext:value-type="string">
            <text:p>gain</text:p>
          </table:table-cell>
          <table:table-cell table:formula="of:=CONCATENATE([.F332]; IF(ISTEXT([.B332]); CONCATENATE(&quot; {&quot;;[.B332];&quot;}&quot;);&quot;&quot;))" office:value-type="string" office:string-value="gajni {tr}" calcext:value-type="string">
            <text:p>gajni {tr}</text:p>
          </table:table-cell>
          <table:table-cell table:formula="of:=IF(ISTEXT([.G332]);[.G3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rden</text:p>
          </table:table-cell>
          <table:table-cell office:value-type="string" calcext:value-type="string">
            <text:p>ĝardeno</text:p>
          </table:table-cell>
          <table:table-cell table:number-columns-repeated="2"/>
          <table:table-cell table:formula="of:=IF(ISTEXT([.E333]);[.E333];&quot;&quot;)" office:value-type="string" office:string-value="garden" calcext:value-type="string">
            <text:p>garden</text:p>
          </table:table-cell>
          <table:table-cell table:formula="of:=CONCATENATE([.F333]; IF(ISTEXT([.B333]); CONCATENATE(&quot; {&quot;;[.B333];&quot;}&quot;);&quot;&quot;))" office:value-type="string" office:string-value="ĝardeno" calcext:value-type="string">
            <text:p>ĝardeno</text:p>
          </table:table-cell>
          <table:table-cell table:formula="of:=IF(ISTEXT([.G333]);[.G3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sthaus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E334]);[.E334];&quot;&quot;)" office:value-type="string" office:string-value="gasthaus" calcext:value-type="string">
            <text:p>gasthaus</text:p>
          </table:table-cell>
          <table:table-cell table:formula="of:=CONCATENATE([.F334]; IF(ISTEXT([.B334]); CONCATENATE(&quot; {&quot;;[.B334];&quot;}&quot;);&quot;&quot;))" office:value-type="string" office:string-value="gastejo" calcext:value-type="string">
            <text:p>gastejo</text:p>
          </table:table-cell>
          <table:table-cell table:formula="of:=IF(ISTEXT([.G334]);[.G3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E335]);[.E335];&quot;&quot;)" office:value-type="string" office:string-value="gate" calcext:value-type="string">
            <text:p>gate</text:p>
          </table:table-cell>
          <table:table-cell table:formula="of:=CONCATENATE([.F335]; IF(ISTEXT([.B335]); CONCATENATE(&quot; {&quot;;[.B335];&quot;}&quot;);&quot;&quot;))" office:value-type="string" office:string-value="pordego" calcext:value-type="string">
            <text:p>pordego</text:p>
          </table:table-cell>
          <table:table-cell table:formula="of:=IF(ISTEXT([.G335]);[.G3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E336]);[.E336];&quot;&quot;)" office:value-type="string" office:string-value="gate" calcext:value-type="string">
            <text:p>gate</text:p>
          </table:table-cell>
          <table:table-cell table:formula="of:=CONCATENATE([.F336]; IF(ISTEXT([.B336]); CONCATENATE(&quot; {&quot;;[.B336];&quot;}&quot;);&quot;&quot;))" office:value-type="string" office:string-value="pordego" calcext:value-type="string">
            <text:p>pordego</text:p>
          </table:table-cell>
          <table:table-cell table:formula="of:=IF(ISTEXT([.G336]);[.G3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udeamus Omnes</text:p>
          </table:table-cell>
          <table:table-cell office:value-type="string" calcext:value-type="string">
            <text:p>Ni Ĉiuj Ĝoju</text:p>
          </table:table-cell>
          <table:table-cell office:value-type="string" calcext:value-type="string">
            <text:p>“Let us all Rejoice,” Latin title of a chant</text:p>
          </table:table-cell>
          <table:table-cell/>
          <table:table-cell table:formula="of:=IF(ISTEXT([.E337]);[.E337];&quot;&quot;)" office:value-type="string" office:string-value="Gaudeamus Omnes" calcext:value-type="string">
            <text:p>Gaudeamus Omnes</text:p>
          </table:table-cell>
          <table:table-cell table:formula="of:=CONCATENATE([.F337]; IF(ISTEXT([.B337]); CONCATENATE(&quot; {&quot;;[.B337];&quot;}&quot;);&quot;&quot;))" office:value-type="string" office:string-value="Ni Ĉiuj Ĝoju" calcext:value-type="string">
            <text:p>Ni Ĉiuj Ĝoju</text:p>
          </table:table-cell>
          <table:table-cell table:formula="of:=IF(ISTEXT([.G337]);[.G337];&quot;&quot;)" office:value-type="string" office:string-value="“Let us all Rejoice,” Latin title of a chant" calcext:value-type="string">
            <text:p>“Let us all Rejoice,” Latin title of a ch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ze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E338]);[.E338];&quot;&quot;)" office:value-type="string" office:string-value="gaze" calcext:value-type="string">
            <text:p>gaze</text:p>
          </table:table-cell>
          <table:table-cell table:formula="of:=CONCATENATE([.F338]; IF(ISTEXT([.B338]); CONCATENATE(&quot; {&quot;;[.B338];&quot;}&quot;);&quot;&quot;))" office:value-type="string" office:string-value="rigardi {tr}" calcext:value-type="string">
            <text:p>rigardi {tr}</text:p>
          </table:table-cell>
          <table:table-cell table:formula="of:=IF(ISTEXT([.G338]);[.G3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enerally</text:p>
          </table:table-cell>
          <table:table-cell office:value-type="string" calcext:value-type="string">
            <text:p>ĝenerale</text:p>
          </table:table-cell>
          <table:table-cell office:value-type="string" calcext:value-type="string">
            <text:p>in general</text:p>
          </table:table-cell>
          <table:table-cell/>
          <table:table-cell table:formula="of:=IF(ISTEXT([.E339]);[.E339];&quot;&quot;)" office:value-type="string" office:string-value="generally" calcext:value-type="string">
            <text:p>generally</text:p>
          </table:table-cell>
          <table:table-cell table:formula="of:=CONCATENATE([.F339]; IF(ISTEXT([.B339]); CONCATENATE(&quot; {&quot;;[.B339];&quot;}&quot;);&quot;&quot;))" office:value-type="string" office:string-value="ĝenerale" calcext:value-type="string">
            <text:p>ĝenerale</text:p>
          </table:table-cell>
          <table:table-cell table:formula="of:=IF(ISTEXT([.G339]);[.G339];&quot;&quot;)" office:value-type="string" office:string-value="in general" calcext:value-type="string">
            <text:p>in gener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 table:number-columns-repeated="2"/>
          <table:table-cell table:formula="of:=IF(ISTEXT([.E340]);[.E340];&quot;&quot;)" office:value-type="string" office:string-value="gesture" calcext:value-type="string">
            <text:p>gesture</text:p>
          </table:table-cell>
          <table:table-cell table:formula="of:=CONCATENATE([.F340]; IF(ISTEXT([.B340]); CONCATENATE(&quot; {&quot;;[.B340];&quot;}&quot;);&quot;&quot;))" office:value-type="string" office:string-value="gesto" calcext:value-type="string">
            <text:p>gesto</text:p>
          </table:table-cell>
          <table:table-cell table:formula="of:=IF(ISTEXT([.G340]);[.G3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irl</text:p>
          </table:table-cell>
          <table:table-cell office:value-type="string" calcext:value-type="string">
            <text:p>fraŭlino</text:p>
          </table:table-cell>
          <table:table-cell office:value-type="string" calcext:value-type="string">
            <text:p>young lady, unmarried woman</text:p>
          </table:table-cell>
          <table:table-cell/>
          <table:table-cell table:formula="of:=IF(ISTEXT([.E341]);[.E341];&quot;&quot;)" office:value-type="string" office:string-value="girl" calcext:value-type="string">
            <text:p>girl</text:p>
          </table:table-cell>
          <table:table-cell table:formula="of:=CONCATENATE([.F341]; IF(ISTEXT([.B341]); CONCATENATE(&quot; {&quot;;[.B341];&quot;}&quot;);&quot;&quot;))" office:value-type="string" office:string-value="fraŭlino" calcext:value-type="string">
            <text:p>fraŭlino</text:p>
          </table:table-cell>
          <table:table-cell table:formula="of:=IF(ISTEXT([.G341]);[.G341];&quot;&quot;)" office:value-type="string" office:string-value="young lady, unmarried woman" calcext:value-type="string">
            <text:p>young lady, unmarried wo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ive</text:p>
          </table:table-cell>
          <table:table-cell office:value-type="string" calcext:value-type="string">
            <text:p>doni</text:p>
          </table:table-cell>
          <table:table-cell table:number-columns-repeated="2"/>
          <table:table-cell table:formula="of:=IF(ISTEXT([.E342]);[.E342];&quot;&quot;)" office:value-type="string" office:string-value="give" calcext:value-type="string">
            <text:p>give</text:p>
          </table:table-cell>
          <table:table-cell table:formula="of:=CONCATENATE([.F342]; IF(ISTEXT([.B342]); CONCATENATE(&quot; {&quot;;[.B342];&quot;}&quot;);&quot;&quot;))" office:value-type="string" office:string-value="doni {tr}" calcext:value-type="string">
            <text:p>doni {tr}</text:p>
          </table:table-cell>
          <table:table-cell table:formula="of:=IF(ISTEXT([.G342]);[.G3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gladly</text:p>
          </table:table-cell>
          <table:table-cell office:value-type="string" calcext:value-type="string">
            <text:p>volonte </text:p>
          </table:table-cell>
          <table:table-cell table:number-columns-repeated="2"/>
          <table:table-cell table:formula="of:=IF(ISTEXT([.E343]);[.E343];&quot;&quot;)" office:value-type="string" office:string-value="gladly" calcext:value-type="string">
            <text:p>gladly</text:p>
          </table:table-cell>
          <table:table-cell table:formula="of:=CONCATENATE([.F343]; IF(ISTEXT([.B343]); CONCATENATE(&quot; {&quot;;[.B343];&quot;}&quot;);&quot;&quot;))" office:value-type="string" office:string-value="volonte " calcext:value-type="string">
            <text:p>volonte </text:p>
          </table:table-cell>
          <table:table-cell table:formula="of:=IF(ISTEXT([.G343]);[.G3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leams</text:p>
          </table:table-cell>
          <table:table-cell office:value-type="string" calcext:value-type="string">
            <text:p>brilas</text:p>
          </table:table-cell>
          <table:table-cell table:number-columns-repeated="2"/>
          <table:table-cell table:formula="of:=IF(ISTEXT([.E344]);[.E344];&quot;&quot;)" office:value-type="string" office:string-value="gleams" calcext:value-type="string">
            <text:p>gleams</text:p>
          </table:table-cell>
          <table:table-cell table:formula="of:=CONCATENATE([.F344]; IF(ISTEXT([.B344]); CONCATENATE(&quot; {&quot;;[.B344];&quot;}&quot;);&quot;&quot;))" office:value-type="string" office:string-value="brilas" calcext:value-type="string">
            <text:p>brilas</text:p>
          </table:table-cell>
          <table:table-cell table:formula="of:=IF(ISTEXT([.G344]);[.G34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listening</text:p>
          </table:table-cell>
          <table:table-cell office:value-type="string" calcext:value-type="string">
            <text:p>fulmetada</text:p>
          </table:table-cell>
          <table:table-cell table:number-columns-repeated="2"/>
          <table:table-cell table:formula="of:=IF(ISTEXT([.E345]);[.E345];&quot;&quot;)" office:value-type="string" office:string-value="glistening" calcext:value-type="string">
            <text:p>glistening</text:p>
          </table:table-cell>
          <table:table-cell table:formula="of:=CONCATENATE([.F345]; IF(ISTEXT([.B345]); CONCATENATE(&quot; {&quot;;[.B345];&quot;}&quot;);&quot;&quot;))" office:value-type="string" office:string-value="fulmetada" calcext:value-type="string">
            <text:p>fulmetada</text:p>
          </table:table-cell>
          <table:table-cell table:formula="of:=IF(ISTEXT([.G345]);[.G34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ry</text:p>
          </table:table-cell>
          <table:table-cell office:value-type="string" calcext:value-type="string">
            <text:p>gloro</text:p>
          </table:table-cell>
          <table:table-cell table:number-columns-repeated="2"/>
          <table:table-cell table:formula="of:=IF(ISTEXT([.E346]);[.E346];&quot;&quot;)" office:value-type="string" office:string-value="glory" calcext:value-type="string">
            <text:p>glory</text:p>
          </table:table-cell>
          <table:table-cell table:formula="of:=CONCATENATE([.F346]; IF(ISTEXT([.B346]); CONCATENATE(&quot; {&quot;;[.B346];&quot;}&quot;);&quot;&quot;))" office:value-type="string" office:string-value="gloro" calcext:value-type="string">
            <text:p>gloro</text:p>
          </table:table-cell>
          <table:table-cell table:formula="of:=IF(ISTEXT([.G346]);[.G3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ss</text:p>
          </table:table-cell>
          <table:table-cell office:value-type="string" calcext:value-type="string">
            <text:p>poluro</text:p>
          </table:table-cell>
          <table:table-cell table:number-columns-repeated="2"/>
          <table:table-cell table:formula="of:=IF(ISTEXT([.E347]);[.E347];&quot;&quot;)" office:value-type="string" office:string-value="gloss" calcext:value-type="string">
            <text:p>gloss</text:p>
          </table:table-cell>
          <table:table-cell table:formula="of:=CONCATENATE([.F347]; IF(ISTEXT([.B347]); CONCATENATE(&quot; {&quot;;[.B347];&quot;}&quot;);&quot;&quot;))" office:value-type="string" office:string-value="poluro" calcext:value-type="string">
            <text:p>poluro</text:p>
          </table:table-cell>
          <table:table-cell table:formula="of:=IF(ISTEXT([.G347]);[.G3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w</text:p>
          </table:table-cell>
          <table:table-cell office:value-type="string" calcext:value-type="string">
            <text:p>brilo</text:p>
          </table:table-cell>
          <table:table-cell table:number-columns-repeated="2"/>
          <table:table-cell table:formula="of:=IF(ISTEXT([.E348]);[.E348];&quot;&quot;)" office:value-type="string" office:string-value="glow" calcext:value-type="string">
            <text:p>glow</text:p>
          </table:table-cell>
          <table:table-cell table:formula="of:=CONCATENATE([.F348]; IF(ISTEXT([.B348]); CONCATENATE(&quot; {&quot;;[.B348];&quot;}&quot;);&quot;&quot;))" office:value-type="string" office:string-value="brilo" calcext:value-type="string">
            <text:p>brilo</text:p>
          </table:table-cell>
          <table:table-cell table:formula="of:=IF(ISTEXT([.G348]);[.G3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o</text:p>
          </table:table-cell>
          <table:table-cell office:value-type="string" calcext:value-type="string">
            <text:p>iri</text:p>
          </table:table-cell>
          <table:table-cell table:number-columns-repeated="2"/>
          <table:table-cell table:formula="of:=IF(ISTEXT([.E349]);[.E349];&quot;&quot;)" office:value-type="string" office:string-value="go" calcext:value-type="string">
            <text:p>go</text:p>
          </table:table-cell>
          <table:table-cell table:formula="of:=CONCATENATE([.F349]; IF(ISTEXT([.B349]); CONCATENATE(&quot; {&quot;;[.B349];&quot;}&quot;);&quot;&quot;))" office:value-type="string" office:string-value="iri" calcext:value-type="string">
            <text:p>iri</text:p>
          </table:table-cell>
          <table:table-cell table:formula="of:=IF(ISTEXT([.G349]);[.G3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 forward</text:p>
          </table:table-cell>
          <table:table-cell office:value-type="string" calcext:value-type="string">
            <text:p>antaŭen'iru</text:p>
          </table:table-cell>
          <table:table-cell table:number-columns-repeated="2"/>
          <table:table-cell table:formula="of:=IF(ISTEXT([.E350]);[.E350];&quot;&quot;)" office:value-type="string" office:string-value="go forward" calcext:value-type="string">
            <text:p>go forward</text:p>
          </table:table-cell>
          <table:table-cell table:formula="of:=CONCATENATE([.F350]; IF(ISTEXT([.B350]); CONCATENATE(&quot; {&quot;;[.B350];&quot;}&quot;);&quot;&quot;))" office:value-type="string" office:string-value="antaŭen'iru {ntr}" calcext:value-type="string">
            <text:p>antaŭen'iru {ntr}</text:p>
          </table:table-cell>
          <table:table-cell table:formula="of:=IF(ISTEXT([.G350]);[.G3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table:number-columns-repeated="2" office:value-type="string" calcext:value-type="string">
            <text:p>gondola</text:p>
          </table:table-cell>
          <table:table-cell table:number-columns-repeated="2"/>
          <table:table-cell table:formula="of:=IF(ISTEXT([.E351]);[.E351];&quot;&quot;)" office:value-type="string" office:string-value="gondola" calcext:value-type="string">
            <text:p>gondola</text:p>
          </table:table-cell>
          <table:table-cell table:formula="of:=CONCATENATE([.F351]; IF(ISTEXT([.B351]); CONCATENATE(&quot; {&quot;;[.B351];&quot;}&quot;);&quot;&quot;))" office:value-type="string" office:string-value="gondola" calcext:value-type="string">
            <text:p>gondola</text:p>
          </table:table-cell>
          <table:table-cell table:formula="of:=IF(ISTEXT([.G351]);[.G3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ier</text:p>
          </table:table-cell>
          <table:table-cell office:value-type="string" calcext:value-type="string">
            <text:p>gondolisto</text:p>
          </table:table-cell>
          <table:table-cell table:number-columns-repeated="2"/>
          <table:table-cell table:formula="of:=IF(ISTEXT([.E352]);[.E352];&quot;&quot;)" office:value-type="string" office:string-value="gondolier" calcext:value-type="string">
            <text:p>gondolier</text:p>
          </table:table-cell>
          <table:table-cell table:formula="of:=CONCATENATE([.F352]; IF(ISTEXT([.B352]); CONCATENATE(&quot; {&quot;;[.B352];&quot;}&quot;);&quot;&quot;))" office:value-type="string" office:string-value="gondolisto" calcext:value-type="string">
            <text:p>gondolisto</text:p>
          </table:table-cell>
          <table:table-cell table:formula="of:=IF(ISTEXT([.G352]);[.G3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odwill</text:p>
          </table:table-cell>
          <table:table-cell office:value-type="string" calcext:value-type="string">
            <text:p>bonvolon</text:p>
          </table:table-cell>
          <table:table-cell table:number-columns-repeated="2"/>
          <table:table-cell table:formula="of:=IF(ISTEXT([.E353]);[.E353];&quot;&quot;)" office:value-type="string" office:string-value="goodwill" calcext:value-type="string">
            <text:p>goodwill</text:p>
          </table:table-cell>
          <table:table-cell table:formula="of:=CONCATENATE([.F353]; IF(ISTEXT([.B353]); CONCATENATE(&quot; {&quot;;[.B353];&quot;}&quot;);&quot;&quot;))" office:value-type="string" office:string-value="bonvolon" calcext:value-type="string">
            <text:p>bonvolon</text:p>
          </table:table-cell>
          <table:table-cell table:formula="of:=IF(ISTEXT([.G353]);[.G3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 office:value-type="string" calcext:value-type="string">
            <text:p>klaĉo</text:p>
          </table:table-cell>
          <table:table-cell office:value-type="string" calcext:value-type="string">
            <text:p>gossip, always negative</text:p>
          </table:table-cell>
          <table:table-cell/>
          <table:table-cell table:formula="of:=IF(ISTEXT([.E354]);[.E354];&quot;&quot;)" office:value-type="string" office:string-value="gossip" calcext:value-type="string">
            <text:p>gossip</text:p>
          </table:table-cell>
          <table:table-cell table:formula="of:=CONCATENATE([.F354]; IF(ISTEXT([.B354]); CONCATENATE(&quot; {&quot;;[.B354];&quot;}&quot;);&quot;&quot;))" office:value-type="string" office:string-value="klaĉo" calcext:value-type="string">
            <text:p>klaĉo</text:p>
          </table:table-cell>
          <table:table-cell table:formula="of:=IF(ISTEXT([.G354]);[.G354];&quot;&quot;)" office:value-type="string" office:string-value="gossip, always negative" calcext:value-type="string">
            <text:p>gossip, always neg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 office:value-type="string" calcext:value-type="string">
            <text:p>onidiro</text:p>
          </table:table-cell>
          <table:table-cell office:value-type="string" calcext:value-type="string">
            <text:p>rumor, positive or negative</text:p>
          </table:table-cell>
          <table:table-cell/>
          <table:table-cell table:formula="of:=IF(ISTEXT([.E355]);[.E355];&quot;&quot;)" office:value-type="string" office:string-value="gossip" calcext:value-type="string">
            <text:p>gossip</text:p>
          </table:table-cell>
          <table:table-cell table:formula="of:=CONCATENATE([.F355]; IF(ISTEXT([.B355]); CONCATENATE(&quot; {&quot;;[.B355];&quot;}&quot;);&quot;&quot;))" office:value-type="string" office:string-value="onidiro" calcext:value-type="string">
            <text:p>onidiro</text:p>
          </table:table-cell>
          <table:table-cell table:formula="of:=IF(ISTEXT([.G355]);[.G355];&quot;&quot;)" office:value-type="string" office:string-value="rumor, positive or negative" calcext:value-type="string">
            <text:p>rumor, positive or neg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 office:value-type="string" calcext:value-type="string">
            <text:p>tombo</text:p>
          </table:table-cell>
          <table:table-cell table:number-columns-repeated="2"/>
          <table:table-cell table:formula="of:=IF(ISTEXT([.E356]);[.E356];&quot;&quot;)" office:value-type="string" office:string-value="grave" calcext:value-type="string">
            <text:p>grave</text:p>
          </table:table-cell>
          <table:table-cell table:formula="of:=CONCATENATE([.F356]; IF(ISTEXT([.B356]); CONCATENATE(&quot; {&quot;;[.B356];&quot;}&quot;);&quot;&quot;))" office:value-type="string" office:string-value="tombo" calcext:value-type="string">
            <text:p>tombo</text:p>
          </table:table-cell>
          <table:table-cell table:formula="of:=IF(ISTEXT([.G356]);[.G3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l</text:p>
          </table:table-cell>
          <table:table-cell office:value-type="string" calcext:value-type="string">
            <text:p>gruzo</text:p>
          </table:table-cell>
          <table:table-cell table:number-columns-repeated="2"/>
          <table:table-cell table:formula="of:=IF(ISTEXT([.E357]);[.E357];&quot;&quot;)" office:value-type="string" office:string-value="gravel" calcext:value-type="string">
            <text:p>gravel</text:p>
          </table:table-cell>
          <table:table-cell table:formula="of:=CONCATENATE([.F357]; IF(ISTEXT([.B357]); CONCATENATE(&quot; {&quot;;[.B357];&quot;}&quot;);&quot;&quot;))" office:value-type="string" office:string-value="gruzo" calcext:value-type="string">
            <text:p>gruzo</text:p>
          </table:table-cell>
          <table:table-cell table:formula="of:=IF(ISTEXT([.G357]);[.G3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ecian</text:p>
          </table:table-cell>
          <table:table-cell office:value-type="string" calcext:value-type="string">
            <text:p>greka</text:p>
          </table:table-cell>
          <table:table-cell table:number-columns-repeated="2"/>
          <table:table-cell table:formula="of:=IF(ISTEXT([.E358]);[.E358];&quot;&quot;)" office:value-type="string" office:string-value="Grecian" calcext:value-type="string">
            <text:p>Grecian</text:p>
          </table:table-cell>
          <table:table-cell table:formula="of:=CONCATENATE([.F358]; IF(ISTEXT([.B358]); CONCATENATE(&quot; {&quot;;[.B358];&quot;}&quot;);&quot;&quot;))" office:value-type="string" office:string-value="greka" calcext:value-type="string">
            <text:p>greka</text:p>
          </table:table-cell>
          <table:table-cell table:formula="of:=IF(ISTEXT([.G358]);[.G3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ekio</text:p>
          </table:table-cell>
          <table:table-cell table:number-columns-repeated="2"/>
          <table:table-cell table:formula="of:=IF(ISTEXT([.E359]);[.E359];&quot;&quot;)" office:value-type="string" office:string-value="Greece" calcext:value-type="string">
            <text:p>Greece</text:p>
          </table:table-cell>
          <table:table-cell table:formula="of:=CONCATENATE([.F359]; IF(ISTEXT([.B359]); CONCATENATE(&quot; {&quot;;[.B359];&quot;}&quot;);&quot;&quot;))" office:value-type="string" office:string-value="Grekio" calcext:value-type="string">
            <text:p>Grekio</text:p>
          </table:table-cell>
          <table:table-cell table:formula="of:=IF(ISTEXT([.G359]);[.G3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a</text:p>
          </table:table-cell>
          <table:table-cell table:number-columns-repeated="2"/>
          <table:table-cell table:formula="of:=IF(ISTEXT([.E360]);[.E360];&quot;&quot;)" office:value-type="string" office:string-value="green" calcext:value-type="string">
            <text:p>green</text:p>
          </table:table-cell>
          <table:table-cell table:formula="of:=CONCATENATE([.F360]; IF(ISTEXT([.B360]); CONCATENATE(&quot; {&quot;;[.B360];&quot;}&quot;);&quot;&quot;))" office:value-type="string" office:string-value="verda" calcext:value-type="string">
            <text:p>verda</text:p>
          </table:table-cell>
          <table:table-cell table:formula="of:=IF(ISTEXT([.G360]);[.G3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reet</text:p>
          </table:table-cell>
          <table:table-cell office:value-type="string" calcext:value-type="string">
            <text:p>saluti</text:p>
          </table:table-cell>
          <table:table-cell table:number-columns-repeated="2"/>
          <table:table-cell table:formula="of:=IF(ISTEXT([.E361]);[.E361];&quot;&quot;)" office:value-type="string" office:string-value="greet" calcext:value-type="string">
            <text:p>greet</text:p>
          </table:table-cell>
          <table:table-cell table:formula="of:=CONCATENATE([.F361]; IF(ISTEXT([.B361]); CONCATENATE(&quot; {&quot;;[.B361];&quot;}&quot;);&quot;&quot;))" office:value-type="string" office:string-value="saluti" calcext:value-type="string">
            <text:p>saluti</text:p>
          </table:table-cell>
          <table:table-cell table:formula="of:=IF(ISTEXT([.G361]);[.G3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y</text:p>
          </table:table-cell>
          <table:table-cell office:value-type="string" calcext:value-type="string">
            <text:p>griza</text:p>
          </table:table-cell>
          <table:table-cell table:number-columns-repeated="2"/>
          <table:table-cell table:formula="of:=IF(ISTEXT([.E362]);[.E362];&quot;&quot;)" office:value-type="string" office:string-value="grey" calcext:value-type="string">
            <text:p>grey</text:p>
          </table:table-cell>
          <table:table-cell table:formula="of:=CONCATENATE([.F362]; IF(ISTEXT([.B362]); CONCATENATE(&quot; {&quot;;[.B362];&quot;}&quot;);&quot;&quot;))" office:value-type="string" office:string-value="griza" calcext:value-type="string">
            <text:p>griza</text:p>
          </table:table-cell>
          <table:table-cell table:formula="of:=IF(ISTEXT([.G362]);[.G3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greybeard</text:p>
          </table:table-cell>
          <table:table-cell office:value-type="string" calcext:value-type="string">
            <text:p>grizbarbo</text:p>
          </table:table-cell>
          <table:table-cell table:number-columns-repeated="2"/>
          <table:table-cell table:formula="of:=IF(ISTEXT([.E363]);[.E363];&quot;&quot;)" office:value-type="string" office:string-value="greybeard" calcext:value-type="string">
            <text:p>greybeard</text:p>
          </table:table-cell>
          <table:table-cell table:formula="of:=CONCATENATE([.F363]; IF(ISTEXT([.B363]); CONCATENATE(&quot; {&quot;;[.B363];&quot;}&quot;);&quot;&quot;))" office:value-type="string" office:string-value="grizbarbo" calcext:value-type="string">
            <text:p>grizbarbo</text:p>
          </table:table-cell>
          <table:table-cell table:formula="of:=IF(ISTEXT([.G363]);[.G3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otesque</text:p>
          </table:table-cell>
          <table:table-cell office:value-type="string" calcext:value-type="string">
            <text:p>groteska</text:p>
          </table:table-cell>
          <table:table-cell table:number-columns-repeated="2"/>
          <table:table-cell table:formula="of:=IF(ISTEXT([.E364]);[.E364];&quot;&quot;)" office:value-type="string" office:string-value="grotesque" calcext:value-type="string">
            <text:p>grotesque</text:p>
          </table:table-cell>
          <table:table-cell table:formula="of:=CONCATENATE([.F364]; IF(ISTEXT([.B364]); CONCATENATE(&quot; {&quot;;[.B364];&quot;}&quot;);&quot;&quot;))" office:value-type="string" office:string-value="groteska" calcext:value-type="string">
            <text:p>groteska</text:p>
          </table:table-cell>
          <table:table-cell table:formula="of:=IF(ISTEXT([.G364]);[.G3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ove</text:p>
          </table:table-cell>
          <table:table-cell office:value-type="string" calcext:value-type="string">
            <text:p>arbareto</text:p>
          </table:table-cell>
          <table:table-cell table:number-columns-repeated="2"/>
          <table:table-cell table:formula="of:=IF(ISTEXT([.E365]);[.E365];&quot;&quot;)" office:value-type="string" office:string-value="grove" calcext:value-type="string">
            <text:p>grove</text:p>
          </table:table-cell>
          <table:table-cell table:formula="of:=CONCATENATE([.F365]; IF(ISTEXT([.B365]); CONCATENATE(&quot; {&quot;;[.B365];&quot;}&quot;);&quot;&quot;))" office:value-type="string" office:string-value="arbareto" calcext:value-type="string">
            <text:p>arbareto</text:p>
          </table:table-cell>
          <table:table-cell table:formula="of:=IF(ISTEXT([.G365]);[.G3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s</text:p>
          </table:table-cell>
          <table:table-cell office:value-type="string" calcext:value-type="string">
            <text:p>kreskas</text:p>
          </table:table-cell>
          <table:table-cell table:number-columns-repeated="2"/>
          <table:table-cell table:formula="of:=IF(ISTEXT([.E366]);[.E366];&quot;&quot;)" office:value-type="string" office:string-value="grows" calcext:value-type="string">
            <text:p>grows</text:p>
          </table:table-cell>
          <table:table-cell table:formula="of:=CONCATENATE([.F366]; IF(ISTEXT([.B366]); CONCATENATE(&quot; {&quot;;[.B366];&quot;}&quot;);&quot;&quot;))" office:value-type="string" office:string-value="kreskas {ntr}" calcext:value-type="string">
            <text:p>kreskas {ntr}</text:p>
          </table:table-cell>
          <table:table-cell table:formula="of:=IF(ISTEXT([.G366]);[.G3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arantee</text:p>
          </table:table-cell>
          <table:table-cell office:value-type="string" calcext:value-type="string">
            <text:p>garantio</text:p>
          </table:table-cell>
          <table:table-cell table:number-columns-repeated="2"/>
          <table:table-cell table:formula="of:=IF(ISTEXT([.E367]);[.E367];&quot;&quot;)" office:value-type="string" office:string-value="guarantee" calcext:value-type="string">
            <text:p>guarantee</text:p>
          </table:table-cell>
          <table:table-cell table:formula="of:=CONCATENATE([.F367]; IF(ISTEXT([.B367]); CONCATENATE(&quot; {&quot;;[.B367];&quot;}&quot;);&quot;&quot;))" office:value-type="string" office:string-value="garantio" calcext:value-type="string">
            <text:p>garantio</text:p>
          </table:table-cell>
          <table:table-cell table:formula="of:=IF(ISTEXT([.G367]);[.G36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uaranteeing</text:p>
          </table:table-cell>
          <table:table-cell office:value-type="string" calcext:value-type="string">
            <text:p>garantiante</text:p>
          </table:table-cell>
          <table:table-cell table:number-columns-repeated="2"/>
          <table:table-cell table:formula="of:=IF(ISTEXT([.E368]);[.E368];&quot;&quot;)" office:value-type="string" office:string-value="guaranteeing" calcext:value-type="string">
            <text:p>guaranteeing</text:p>
          </table:table-cell>
          <table:table-cell table:formula="of:=CONCATENATE([.F368]; IF(ISTEXT([.B368]); CONCATENATE(&quot; {&quot;;[.B368];&quot;}&quot;);&quot;&quot;))" office:value-type="string" office:string-value="garantiante" calcext:value-type="string">
            <text:p>garantiante</text:p>
          </table:table-cell>
          <table:table-cell table:formula="of:=IF(ISTEXT([.G368]);[.G3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ad been filled</text:p>
          </table:table-cell>
          <table:table-cell office:value-type="string" calcext:value-type="string">
            <text:p>estis plenigitaj</text:p>
          </table:table-cell>
          <table:table-cell table:number-columns-repeated="2"/>
          <table:table-cell table:formula="of:=IF(ISTEXT([.E369]);[.E369];&quot;&quot;)" office:value-type="string" office:string-value="had been filled" calcext:value-type="string">
            <text:p>had been filled</text:p>
          </table:table-cell>
          <table:table-cell table:formula="of:=CONCATENATE([.F369]; IF(ISTEXT([.B369]); CONCATENATE(&quot; {&quot;;[.B369];&quot;}&quot;);&quot;&quot;))" office:value-type="string" office:string-value="estis plenigitaj" calcext:value-type="string">
            <text:p>estis plenigitaj</text:p>
          </table:table-cell>
          <table:table-cell table:formula="of:=IF(ISTEXT([.G369]);[.G36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ndsome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E370]);[.E370];&quot;&quot;)" office:value-type="string" office:string-value="handsome" calcext:value-type="string">
            <text:p>handsome</text:p>
          </table:table-cell>
          <table:table-cell table:formula="of:=CONCATENATE([.F370]; IF(ISTEXT([.B370]); CONCATENATE(&quot; {&quot;;[.B370];&quot;}&quot;);&quot;&quot;))" office:value-type="string" office:string-value="bela" calcext:value-type="string">
            <text:p>bela</text:p>
          </table:table-cell>
          <table:table-cell table:formula="of:=IF(ISTEXT([.G370]);[.G37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ngs</text:p>
          </table:table-cell>
          <table:table-cell office:value-type="string" calcext:value-type="string">
            <text:p>pendas</text:p>
          </table:table-cell>
          <table:table-cell table:number-columns-repeated="2"/>
          <table:table-cell table:formula="of:=IF(ISTEXT([.E371]);[.E371];&quot;&quot;)" office:value-type="string" office:string-value="hangs" calcext:value-type="string">
            <text:p>hangs</text:p>
          </table:table-cell>
          <table:table-cell table:formula="of:=CONCATENATE([.F371]; IF(ISTEXT([.B371]); CONCATENATE(&quot; {&quot;;[.B371];&quot;}&quot;);&quot;&quot;))" office:value-type="string" office:string-value="pendas {ntr}" calcext:value-type="string">
            <text:p>pendas {ntr}</text:p>
          </table:table-cell>
          <table:table-cell table:formula="of:=IF(ISTEXT([.G371]);[.G37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ppen</text:p>
          </table:table-cell>
          <table:table-cell office:value-type="string" calcext:value-type="string">
            <text:p>okazi</text:p>
          </table:table-cell>
          <table:table-cell table:number-columns-repeated="2"/>
          <table:table-cell table:formula="of:=IF(ISTEXT([.E372]);[.E372];&quot;&quot;)" office:value-type="string" office:string-value="happen" calcext:value-type="string">
            <text:p>happen</text:p>
          </table:table-cell>
          <table:table-cell table:formula="of:=CONCATENATE([.F372]; IF(ISTEXT([.B372]); CONCATENATE(&quot; {&quot;;[.B372];&quot;}&quot;);&quot;&quot;))" office:value-type="string" office:string-value="okazi {ntr}" calcext:value-type="string">
            <text:p>okazi {ntr}</text:p>
          </table:table-cell>
          <table:table-cell table:formula="of:=IF(ISTEXT([.G372]);[.G3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appily</text:p>
          </table:table-cell>
          <table:table-cell office:value-type="string" calcext:value-type="string">
            <text:p>feliĉe</text:p>
          </table:table-cell>
          <table:table-cell table:number-columns-repeated="2"/>
          <table:table-cell table:formula="of:=IF(ISTEXT([.E373]);[.E373];&quot;&quot;)" office:value-type="string" office:string-value="happily" calcext:value-type="string">
            <text:p>happily</text:p>
          </table:table-cell>
          <table:table-cell table:formula="of:=CONCATENATE([.F373]; IF(ISTEXT([.B373]); CONCATENATE(&quot; {&quot;;[.B373];&quot;}&quot;);&quot;&quot;))" office:value-type="string" office:string-value="feliĉe" calcext:value-type="string">
            <text:p>feliĉe</text:p>
          </table:table-cell>
          <table:table-cell table:formula="of:=IF(ISTEXT([.G373]);[.G37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ardly</text:p>
          </table:table-cell>
          <table:table-cell office:value-type="string" calcext:value-type="string">
            <text:p>apenaŭ </text:p>
          </table:table-cell>
          <table:table-cell table:number-columns-repeated="2"/>
          <table:table-cell table:formula="of:=IF(ISTEXT([.E374]);[.E374];&quot;&quot;)" office:value-type="string" office:string-value="hardly" calcext:value-type="string">
            <text:p>hardly</text:p>
          </table:table-cell>
          <table:table-cell table:formula="of:=CONCATENATE([.F374]; IF(ISTEXT([.B374]); CONCATENATE(&quot; {&quot;;[.B374];&quot;}&quot;);&quot;&quot;))" office:value-type="string" office:string-value="apenaŭ " calcext:value-type="string">
            <text:p>apenaŭ </text:p>
          </table:table-cell>
          <table:table-cell table:formula="of:=IF(ISTEXT([.G374]);[.G37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rdy</text:p>
          </table:table-cell>
          <table:table-cell office:value-type="string" calcext:value-type="string">
            <text:p>fortika</text:p>
          </table:table-cell>
          <table:table-cell table:number-columns-repeated="2"/>
          <table:table-cell table:formula="of:=IF(ISTEXT([.E375]);[.E375];&quot;&quot;)" office:value-type="string" office:string-value="hardy" calcext:value-type="string">
            <text:p>hardy</text:p>
          </table:table-cell>
          <table:table-cell table:formula="of:=CONCATENATE([.F375]; IF(ISTEXT([.B375]); CONCATENATE(&quot; {&quot;;[.B375];&quot;}&quot;);&quot;&quot;))" office:value-type="string" office:string-value="fortika" calcext:value-type="string">
            <text:p>fortika</text:p>
          </table:table-cell>
          <table:table-cell table:formula="of:=IF(ISTEXT([.G375]);[.G37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hark</text:p>
          </table:table-cell>
          <table:table-cell office:value-type="string" calcext:value-type="string">
            <text:p>aŭskultu</text:p>
          </table:table-cell>
          <table:table-cell table:number-columns-repeated="2"/>
          <table:table-cell table:formula="of:=IF(ISTEXT([.E376]);[.E376];&quot;&quot;)" office:value-type="string" office:string-value="hark" calcext:value-type="string">
            <text:p>hark</text:p>
          </table:table-cell>
          <table:table-cell table:formula="of:=CONCATENATE([.F376]; IF(ISTEXT([.B376]); CONCATENATE(&quot; {&quot;;[.B376];&quot;}&quot;);&quot;&quot;))" office:value-type="string" office:string-value="aŭskultu" calcext:value-type="string">
            <text:p>aŭskultu</text:p>
          </table:table-cell>
          <table:table-cell table:formula="of:=IF(ISTEXT([.G376]);[.G3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E377]);[.E377];&quot;&quot;)" office:value-type="string" office:string-value="has given" calcext:value-type="string">
            <text:p>has given</text:p>
          </table:table-cell>
          <table:table-cell table:formula="of:=CONCATENATE([.F377]; IF(ISTEXT([.B377]); CONCATENATE(&quot; {&quot;;[.B377];&quot;}&quot;);&quot;&quot;))" office:value-type="string" office:string-value="donis {tr}" calcext:value-type="string">
            <text:p>donis {tr}</text:p>
          </table:table-cell>
          <table:table-cell table:formula="of:=IF(ISTEXT([.G377]);[.G3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fulfilled</text:p>
          </table:table-cell>
          <table:table-cell office:value-type="string" calcext:value-type="string">
            <text:p>plenumis</text:p>
          </table:table-cell>
          <table:table-cell table:number-columns-repeated="2"/>
          <table:table-cell table:formula="of:=IF(ISTEXT([.E378]);[.E378];&quot;&quot;)" office:value-type="string" office:string-value="have fulfilled" calcext:value-type="string">
            <text:p>have fulfilled</text:p>
          </table:table-cell>
          <table:table-cell table:formula="of:=CONCATENATE([.F378]; IF(ISTEXT([.B378]); CONCATENATE(&quot; {&quot;;[.B378];&quot;}&quot;);&quot;&quot;))" office:value-type="string" office:string-value="plenumis {tr}" calcext:value-type="string">
            <text:p>plenumis {tr}</text:p>
          </table:table-cell>
          <table:table-cell table:formula="of:=IF(ISTEXT([.G378]);[.G3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E379]);[.E379];&quot;&quot;)" office:value-type="string" office:string-value="have given" calcext:value-type="string">
            <text:p>have given</text:p>
          </table:table-cell>
          <table:table-cell table:formula="of:=CONCATENATE([.F379]; IF(ISTEXT([.B379]); CONCATENATE(&quot; {&quot;;[.B379];&quot;}&quot;);&quot;&quot;))" office:value-type="string" office:string-value="donis {tr}" calcext:value-type="string">
            <text:p>donis {tr}</text:p>
          </table:table-cell>
          <table:table-cell table:formula="of:=IF(ISTEXT([.G379]);[.G37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known</text:p>
          </table:table-cell>
          <table:table-cell office:value-type="string" calcext:value-type="string">
            <text:p>konis</text:p>
          </table:table-cell>
          <table:table-cell table:number-columns-repeated="2"/>
          <table:table-cell table:formula="of:=IF(ISTEXT([.E380]);[.E380];&quot;&quot;)" office:value-type="string" office:string-value="have known" calcext:value-type="string">
            <text:p>have known</text:p>
          </table:table-cell>
          <table:table-cell table:formula="of:=CONCATENATE([.F380]; IF(ISTEXT([.B380]); CONCATENATE(&quot; {&quot;;[.B380];&quot;}&quot;);&quot;&quot;))" office:value-type="string" office:string-value="konis {tr}" calcext:value-type="string">
            <text:p>konis {tr}</text:p>
          </table:table-cell>
          <table:table-cell table:formula="of:=IF(ISTEXT([.G380]);[.G3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E381]);[.E381];&quot;&quot;)" office:value-type="string" office:string-value="have promised" calcext:value-type="string">
            <text:p>have promised</text:p>
          </table:table-cell>
          <table:table-cell table:formula="of:=CONCATENATE([.F381]; IF(ISTEXT([.B381]); CONCATENATE(&quot; {&quot;;[.B381];&quot;}&quot;);&quot;&quot;))" office:value-type="string" office:string-value="promesis {tr}" calcext:value-type="string">
            <text:p>promesis {tr}</text:p>
          </table:table-cell>
          <table:table-cell table:formula="of:=IF(ISTEXT([.G381]);[.G3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ve recovered</text:p>
          </table:table-cell>
          <table:table-cell office:value-type="string" calcext:value-type="string">
            <text:p>resaniĝis</text:p>
          </table:table-cell>
          <table:table-cell table:number-columns-repeated="2"/>
          <table:table-cell table:formula="of:=IF(ISTEXT([.E382]);[.E382];&quot;&quot;)" office:value-type="string" office:string-value="have recovered" calcext:value-type="string">
            <text:p>have recovered</text:p>
          </table:table-cell>
          <table:table-cell table:formula="of:=CONCATENATE([.F382]; IF(ISTEXT([.B382]); CONCATENATE(&quot; {&quot;;[.B382];&quot;}&quot;);&quot;&quot;))" office:value-type="string" office:string-value="resaniĝis {ntr}" calcext:value-type="string">
            <text:p>resaniĝis {ntr}</text:p>
          </table:table-cell>
          <table:table-cell table:formula="of:=IF(ISTEXT([.G382]);[.G3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</text:p>
          </table:table-cell>
          <table:table-cell office:value-type="string" calcext:value-type="string">
            <text:p>aŭdi</text:p>
          </table:table-cell>
          <table:table-cell table:number-columns-repeated="2"/>
          <table:table-cell table:formula="of:=IF(ISTEXT([.E383]);[.E383];&quot;&quot;)" office:value-type="string" office:string-value="hear" calcext:value-type="string">
            <text:p>hear</text:p>
          </table:table-cell>
          <table:table-cell table:formula="of:=CONCATENATE([.F383]; IF(ISTEXT([.B383]); CONCATENATE(&quot; {&quot;;[.B383];&quot;}&quot;);&quot;&quot;))" office:value-type="string" office:string-value="aŭdi {tr}" calcext:value-type="string">
            <text:p>aŭdi {tr}</text:p>
          </table:table-cell>
          <table:table-cell table:formula="of:=IF(ISTEXT([.G383]);[.G3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d</text:p>
          </table:table-cell>
          <table:table-cell office:value-type="string" calcext:value-type="string">
            <text:p>aŭdis</text:p>
          </table:table-cell>
          <table:table-cell table:number-columns-repeated="2"/>
          <table:table-cell table:formula="of:=IF(ISTEXT([.E384]);[.E384];&quot;&quot;)" office:value-type="string" office:string-value="heard" calcext:value-type="string">
            <text:p>heard</text:p>
          </table:table-cell>
          <table:table-cell table:formula="of:=CONCATENATE([.F384]; IF(ISTEXT([.B384]); CONCATENATE(&quot; {&quot;;[.B384];&quot;}&quot;);&quot;&quot;))" office:value-type="string" office:string-value="aŭdis {tr}" calcext:value-type="string">
            <text:p>aŭdis {tr}</text:p>
          </table:table-cell>
          <table:table-cell table:formula="of:=IF(ISTEXT([.G384]);[.G38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s</text:p>
          </table:table-cell>
          <table:table-cell office:value-type="string" calcext:value-type="string">
            <text:p>aŭdas</text:p>
          </table:table-cell>
          <table:table-cell table:number-columns-repeated="2"/>
          <table:table-cell table:formula="of:=IF(ISTEXT([.E385]);[.E385];&quot;&quot;)" office:value-type="string" office:string-value="hears" calcext:value-type="string">
            <text:p>hears</text:p>
          </table:table-cell>
          <table:table-cell table:formula="of:=CONCATENATE([.F385]; IF(ISTEXT([.B385]); CONCATENATE(&quot; {&quot;;[.B385];&quot;}&quot;);&quot;&quot;))" office:value-type="string" office:string-value="aŭdas {tr}" calcext:value-type="string">
            <text:p>aŭdas {tr}</text:p>
          </table:table-cell>
          <table:table-cell table:formula="of:=IF(ISTEXT([.G385]);[.G3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koro</text:p>
          </table:table-cell>
          <table:table-cell table:number-columns-repeated="2"/>
          <table:table-cell table:formula="of:=IF(ISTEXT([.E386]);[.E386];&quot;&quot;)" office:value-type="string" office:string-value="heart" calcext:value-type="string">
            <text:p>heart</text:p>
          </table:table-cell>
          <table:table-cell table:formula="of:=CONCATENATE([.F386]; IF(ISTEXT([.B386]); CONCATENATE(&quot; {&quot;;[.B386];&quot;}&quot;);&quot;&quot;))" office:value-type="string" office:string-value="koro" calcext:value-type="string">
            <text:p>koro</text:p>
          </table:table-cell>
          <table:table-cell table:formula="of:=IF(ISTEXT([.G386]);[.G38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h</text:p>
          </table:table-cell>
          <table:table-cell office:value-type="string" calcext:value-type="string">
            <text:p>kameno</text:p>
          </table:table-cell>
          <table:table-cell table:number-columns-repeated="2"/>
          <table:table-cell table:formula="of:=IF(ISTEXT([.E387]);[.E387];&quot;&quot;)" office:value-type="string" office:string-value="hearth" calcext:value-type="string">
            <text:p>hearth</text:p>
          </table:table-cell>
          <table:table-cell table:formula="of:=CONCATENATE([.F387]; IF(ISTEXT([.B387]); CONCATENATE(&quot; {&quot;;[.B387];&quot;}&quot;);&quot;&quot;))" office:value-type="string" office:string-value="kameno" calcext:value-type="string">
            <text:p>kameno</text:p>
          </table:table-cell>
          <table:table-cell table:formula="of:=IF(ISTEXT([.G387]);[.G38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eavy</text:p>
          </table:table-cell>
          <table:table-cell office:value-type="string" calcext:value-type="string">
            <text:p>peza</text:p>
          </table:table-cell>
          <table:table-cell table:number-columns-repeated="2"/>
          <table:table-cell table:formula="of:=IF(ISTEXT([.E388]);[.E388];&quot;&quot;)" office:value-type="string" office:string-value="heavy" calcext:value-type="string">
            <text:p>heavy</text:p>
          </table:table-cell>
          <table:table-cell table:formula="of:=CONCATENATE([.F388]; IF(ISTEXT([.B388]); CONCATENATE(&quot; {&quot;;[.B388];&quot;}&quot;);&quot;&quot;))" office:value-type="string" office:string-value="peza" calcext:value-type="string">
            <text:p>peza</text:p>
          </table:table-cell>
          <table:table-cell table:formula="of:=IF(ISTEXT([.G388]);[.G3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E389]);[.E389];&quot;&quot;)" office:value-type="string" office:string-value="help" calcext:value-type="string">
            <text:p>help</text:p>
          </table:table-cell>
          <table:table-cell table:formula="of:=CONCATENATE([.F389]; IF(ISTEXT([.B389]); CONCATENATE(&quot; {&quot;;[.B389];&quot;}&quot;);&quot;&quot;))" office:value-type="string" office:string-value="helpi {tr}" calcext:value-type="string">
            <text:p>helpi {tr}</text:p>
          </table:table-cell>
          <table:table-cell table:formula="of:=IF(ISTEXT([.G389]);[.G3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enceforth</text:p>
          </table:table-cell>
          <table:table-cell office:value-type="string" calcext:value-type="string">
            <text:p>de nun</text:p>
          </table:table-cell>
          <table:table-cell table:number-columns-repeated="2"/>
          <table:table-cell table:formula="of:=IF(ISTEXT([.E390]);[.E390];&quot;&quot;)" office:value-type="string" office:string-value="henceforth" calcext:value-type="string">
            <text:p>henceforth</text:p>
          </table:table-cell>
          <table:table-cell table:formula="of:=CONCATENATE([.F390]; IF(ISTEXT([.B390]); CONCATENATE(&quot; {&quot;;[.B390];&quot;}&quot;);&quot;&quot;))" office:value-type="string" office:string-value="de nun" calcext:value-type="string">
            <text:p>de nun</text:p>
          </table:table-cell>
          <table:table-cell table:formula="of:=IF(ISTEXT([.G390]);[.G3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ĉi tie </text:p>
          </table:table-cell>
          <table:table-cell table:number-columns-repeated="2"/>
          <table:table-cell table:formula="of:=IF(ISTEXT([.E391]);[.E391];&quot;&quot;)" office:value-type="string" office:string-value="here" calcext:value-type="string">
            <text:p>here</text:p>
          </table:table-cell>
          <table:table-cell table:formula="of:=CONCATENATE([.F391]; IF(ISTEXT([.B391]); CONCATENATE(&quot; {&quot;;[.B391];&quot;}&quot;);&quot;&quot;))" office:value-type="string" office:string-value="ĉi tie " calcext:value-type="string">
            <text:p>ĉi tie </text:p>
          </table:table-cell>
          <table:table-cell table:formula="of:=IF(ISTEXT([.G391]);[.G39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esitate</text:p>
          </table:table-cell>
          <table:table-cell office:value-type="string" calcext:value-type="string">
            <text:p>heziti</text:p>
          </table:table-cell>
          <table:table-cell table:number-columns-repeated="2"/>
          <table:table-cell table:formula="of:=IF(ISTEXT([.E392]);[.E392];&quot;&quot;)" office:value-type="string" office:string-value="hesitate" calcext:value-type="string">
            <text:p>hesitate</text:p>
          </table:table-cell>
          <table:table-cell table:formula="of:=CONCATENATE([.F392]; IF(ISTEXT([.B392]); CONCATENATE(&quot; {&quot;;[.B392];&quot;}&quot;);&quot;&quot;))" office:value-type="string" office:string-value="heziti {ntr}" calcext:value-type="string">
            <text:p>heziti {ntr}</text:p>
          </table:table-cell>
          <table:table-cell table:formula="of:=IF(ISTEXT([.G392]);[.G3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itation</text:p>
          </table:table-cell>
          <table:table-cell office:value-type="string" calcext:value-type="string">
            <text:p>hezito</text:p>
          </table:table-cell>
          <table:table-cell table:number-columns-repeated="2"/>
          <table:table-cell table:formula="of:=IF(ISTEXT([.E393]);[.E393];&quot;&quot;)" office:value-type="string" office:string-value="hesitation" calcext:value-type="string">
            <text:p>hesitation</text:p>
          </table:table-cell>
          <table:table-cell table:formula="of:=CONCATENATE([.F393]; IF(ISTEXT([.B393]); CONCATENATE(&quot; {&quot;;[.B393];&quot;}&quot;);&quot;&quot;))" office:value-type="string" office:string-value="hezito" calcext:value-type="string">
            <text:p>hezito</text:p>
          </table:table-cell>
          <table:table-cell table:formula="of:=IF(ISTEXT([.G393]);[.G3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perides</text:p>
          </table:table-cell>
          <table:table-cell office:value-type="string" calcext:value-type="string">
            <text:p>Hesperidoj</text:p>
          </table:table-cell>
          <table:table-cell table:number-columns-repeated="2"/>
          <table:table-cell table:formula="of:=IF(ISTEXT([.E394]);[.E394];&quot;&quot;)" office:value-type="string" office:string-value="Hesperides" calcext:value-type="string">
            <text:p>Hesperides</text:p>
          </table:table-cell>
          <table:table-cell table:formula="of:=CONCATENATE([.F394]; IF(ISTEXT([.B394]); CONCATENATE(&quot; {&quot;;[.B394];&quot;}&quot;);&quot;&quot;))" office:value-type="string" office:string-value="Hesperidoj" calcext:value-type="string">
            <text:p>Hesperidoj</text:p>
          </table:table-cell>
          <table:table-cell table:formula="of:=IF(ISTEXT([.G394]);[.G3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des</text:p>
          </table:table-cell>
          <table:table-cell office:value-type="string" calcext:value-type="string">
            <text:p>kaŝas</text:p>
          </table:table-cell>
          <table:table-cell table:number-columns-repeated="2"/>
          <table:table-cell table:formula="of:=IF(ISTEXT([.E395]);[.E395];&quot;&quot;)" office:value-type="string" office:string-value="hides" calcext:value-type="string">
            <text:p>hides</text:p>
          </table:table-cell>
          <table:table-cell table:formula="of:=CONCATENATE([.F395]; IF(ISTEXT([.B395]); CONCATENATE(&quot; {&quot;;[.B395];&quot;}&quot;);&quot;&quot;))" office:value-type="string" office:string-value="kaŝas {tr}" calcext:value-type="string">
            <text:p>kaŝas {tr}</text:p>
          </table:table-cell>
          <table:table-cell table:formula="of:=IF(ISTEXT([.G395]);[.G3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iding-place</text:p>
          </table:table-cell>
          <table:table-cell office:value-type="string" calcext:value-type="string">
            <text:p>kaŝejo</text:p>
          </table:table-cell>
          <table:table-cell table:number-columns-repeated="2"/>
          <table:table-cell table:formula="of:=IF(ISTEXT([.E396]);[.E396];&quot;&quot;)" office:value-type="string" office:string-value="hiding-place" calcext:value-type="string">
            <text:p>hiding-place</text:p>
          </table:table-cell>
          <table:table-cell table:formula="of:=CONCATENATE([.F396]; IF(ISTEXT([.B396]); CONCATENATE(&quot; {&quot;;[.B396];&quot;}&quot;);&quot;&quot;))" office:value-type="string" office:string-value="kaŝejo" calcext:value-type="string">
            <text:p>kaŝejo</text:p>
          </table:table-cell>
          <table:table-cell table:formula="of:=IF(ISTEXT([.G396]);[.G39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gh Priest</text:p>
          </table:table-cell>
          <table:table-cell office:value-type="string" calcext:value-type="string">
            <text:p>Ĉefpastro</text:p>
          </table:table-cell>
          <table:table-cell table:number-columns-repeated="2"/>
          <table:table-cell table:formula="of:=IF(ISTEXT([.E397]);[.E397];&quot;&quot;)" office:value-type="string" office:string-value="High Priest" calcext:value-type="string">
            <text:p>High Priest</text:p>
          </table:table-cell>
          <table:table-cell table:formula="of:=CONCATENATE([.F397]; IF(ISTEXT([.B397]); CONCATENATE(&quot; {&quot;;[.B397];&quot;}&quot;);&quot;&quot;))" office:value-type="string" office:string-value="Ĉefpastro" calcext:value-type="string">
            <text:p>Ĉefpastro</text:p>
          </table:table-cell>
          <table:table-cell table:formula="of:=IF(ISTEXT([.G397]);[.G39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igher</text:p>
          </table:table-cell>
          <table:table-cell office:value-type="string" calcext:value-type="string">
            <text:p>pli alta</text:p>
          </table:table-cell>
          <table:table-cell table:number-columns-repeated="2"/>
          <table:table-cell table:formula="of:=IF(ISTEXT([.E398]);[.E398];&quot;&quot;)" office:value-type="string" office:string-value="higher" calcext:value-type="string">
            <text:p>higher</text:p>
          </table:table-cell>
          <table:table-cell table:formula="of:=CONCATENATE([.F398]; IF(ISTEXT([.B398]); CONCATENATE(&quot; {&quot;;[.B398];&quot;}&quot;);&quot;&quot;))" office:value-type="string" office:string-value="pli alta" calcext:value-type="string">
            <text:p>pli alta</text:p>
          </table:table-cell>
          <table:table-cell table:formula="of:=IF(ISTEXT([.G398]);[.G39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nt</text:p>
          </table:table-cell>
          <table:table-cell office:value-type="string" calcext:value-type="string">
            <text:p>aludi</text:p>
          </table:table-cell>
          <table:table-cell table:number-columns-repeated="2"/>
          <table:table-cell table:formula="of:=IF(ISTEXT([.E399]);[.E399];&quot;&quot;)" office:value-type="string" office:string-value="hint" calcext:value-type="string">
            <text:p>hint</text:p>
          </table:table-cell>
          <table:table-cell table:formula="of:=CONCATENATE([.F399]; IF(ISTEXT([.B399]); CONCATENATE(&quot; {&quot;;[.B399];&quot;}&quot;);&quot;&quot;))" office:value-type="string" office:string-value="aludi {tr}" calcext:value-type="string">
            <text:p>aludi {tr}</text:p>
          </table:table-cell>
          <table:table-cell table:formula="of:=IF(ISTEXT([.G399]);[.G3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ither</text:p>
          </table:table-cell>
          <table:table-cell office:value-type="string" calcext:value-type="string">
            <text:p>ĉi tien</text:p>
          </table:table-cell>
          <table:table-cell table:number-columns-repeated="2"/>
          <table:table-cell table:formula="of:=IF(ISTEXT([.E400]);[.E400];&quot;&quot;)" office:value-type="string" office:string-value="hither" calcext:value-type="string">
            <text:p>hither</text:p>
          </table:table-cell>
          <table:table-cell table:formula="of:=CONCATENATE([.F400]; IF(ISTEXT([.B400]); CONCATENATE(&quot; {&quot;;[.B400];&quot;}&quot;);&quot;&quot;))" office:value-type="string" office:string-value="ĉi tien" calcext:value-type="string">
            <text:p>ĉi tien</text:p>
          </table:table-cell>
          <table:table-cell table:formula="of:=IF(ISTEXT([.G400]);[.G4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liday</text:p>
          </table:table-cell>
          <table:table-cell office:value-type="string" calcext:value-type="string">
            <text:p>ferio</text:p>
          </table:table-cell>
          <table:table-cell table:number-columns-repeated="2"/>
          <table:table-cell table:formula="of:=IF(ISTEXT([.E401]);[.E401];&quot;&quot;)" office:value-type="string" office:string-value="holiday" calcext:value-type="string">
            <text:p>holiday</text:p>
          </table:table-cell>
          <table:table-cell table:formula="of:=CONCATENATE([.F401]; IF(ISTEXT([.B401]); CONCATENATE(&quot; {&quot;;[.B401];&quot;}&quot;);&quot;&quot;))" office:value-type="string" office:string-value="ferio" calcext:value-type="string">
            <text:p>ferio</text:p>
          </table:table-cell>
          <table:table-cell table:formula="of:=IF(ISTEXT([.G401]);[.G4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ly</text:p>
          </table:table-cell>
          <table:table-cell office:value-type="string" calcext:value-type="string">
            <text:p>ileksa</text:p>
          </table:table-cell>
          <table:table-cell office:value-type="string" calcext:value-type="string">
            <text:p>bush</text:p>
          </table:table-cell>
          <table:table-cell/>
          <table:table-cell table:formula="of:=IF(ISTEXT([.E402]);[.E402];&quot;&quot;)" office:value-type="string" office:string-value="holly" calcext:value-type="string">
            <text:p>holly</text:p>
          </table:table-cell>
          <table:table-cell table:formula="of:=CONCATENATE([.F402]; IF(ISTEXT([.B402]); CONCATENATE(&quot; {&quot;;[.B402];&quot;}&quot;);&quot;&quot;))" office:value-type="string" office:string-value="ileksa" calcext:value-type="string">
            <text:p>ileksa</text:p>
          </table:table-cell>
          <table:table-cell table:formula="of:=IF(ISTEXT([.G402]);[.G402];&quot;&quot;)" office:value-type="string" office:string-value="bush" calcext:value-type="string">
            <text:p>bus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y</text:p>
          </table:table-cell>
          <table:table-cell office:value-type="string" calcext:value-type="string">
            <text:p>sankta</text:p>
          </table:table-cell>
          <table:table-cell table:number-columns-repeated="2"/>
          <table:table-cell table:formula="of:=IF(ISTEXT([.E403]);[.E403];&quot;&quot;)" office:value-type="string" office:string-value="holy" calcext:value-type="string">
            <text:p>holy</text:p>
          </table:table-cell>
          <table:table-cell table:formula="of:=CONCATENATE([.F403]; IF(ISTEXT([.B403]); CONCATENATE(&quot; {&quot;;[.B403];&quot;}&quot;);&quot;&quot;))" office:value-type="string" office:string-value="sankta" calcext:value-type="string">
            <text:p>sankta</text:p>
          </table:table-cell>
          <table:table-cell table:formula="of:=IF(ISTEXT([.G403]);[.G4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string" calcext:value-type="string">
            <text:p>hejmo</text:p>
          </table:table-cell>
          <table:table-cell office:value-type="string" calcext:value-type="string">
            <text:p>hejme-at home, hejmen-toward home</text:p>
          </table:table-cell>
          <table:table-cell/>
          <table:table-cell table:formula="of:=IF(ISTEXT([.E404]);[.E404];&quot;&quot;)" office:value-type="string" office:string-value="home" calcext:value-type="string">
            <text:p>home</text:p>
          </table:table-cell>
          <table:table-cell table:formula="of:=CONCATENATE([.F404]; IF(ISTEXT([.B404]); CONCATENATE(&quot; {&quot;;[.B404];&quot;}&quot;);&quot;&quot;))" office:value-type="string" office:string-value="hejmo" calcext:value-type="string">
            <text:p>hejmo</text:p>
          </table:table-cell>
          <table:table-cell table:formula="of:=IF(ISTEXT([.G404]);[.G404];&quot;&quot;)" office:value-type="string" office:string-value="hejme-at home, hejmen-toward home" calcext:value-type="string">
            <text:p>hejme-at home, hejmen-toward ho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ey</text:p>
          </table:table-cell>
          <table:table-cell office:value-type="string" calcext:value-type="string">
            <text:p>mielo</text:p>
          </table:table-cell>
          <table:table-cell table:number-columns-repeated="2"/>
          <table:table-cell table:formula="of:=IF(ISTEXT([.E405]);[.E405];&quot;&quot;)" office:value-type="string" office:string-value="honey" calcext:value-type="string">
            <text:p>honey</text:p>
          </table:table-cell>
          <table:table-cell table:formula="of:=CONCATENATE([.F405]; IF(ISTEXT([.B405]); CONCATENATE(&quot; {&quot;;[.B405];&quot;}&quot;);&quot;&quot;))" office:value-type="string" office:string-value="mielo" calcext:value-type="string">
            <text:p>mielo</text:p>
          </table:table-cell>
          <table:table-cell table:formula="of:=IF(ISTEXT([.G405]);[.G4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nour</text:p>
          </table:table-cell>
          <table:table-cell office:value-type="string" calcext:value-type="string">
            <text:p>honori</text:p>
          </table:table-cell>
          <table:table-cell office:value-type="string" calcext:value-type="string">
            <text:p>show respect</text:p>
          </table:table-cell>
          <table:table-cell/>
          <table:table-cell table:formula="of:=IF(ISTEXT([.E406]);[.E406];&quot;&quot;)" office:value-type="string" office:string-value="honour" calcext:value-type="string">
            <text:p>honour</text:p>
          </table:table-cell>
          <table:table-cell table:formula="of:=CONCATENATE([.F406]; IF(ISTEXT([.B406]); CONCATENATE(&quot; {&quot;;[.B406];&quot;}&quot;);&quot;&quot;))" office:value-type="string" office:string-value="honori {tr}" calcext:value-type="string">
            <text:p>honori {tr}</text:p>
          </table:table-cell>
          <table:table-cell table:formula="of:=IF(ISTEXT([.G406]);[.G406];&quot;&quot;)" office:value-type="string" office:string-value="show respect" calcext:value-type="string">
            <text:p>show resp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our</text:p>
          </table:table-cell>
          <table:table-cell office:value-type="string" calcext:value-type="string">
            <text:p>honoro</text:p>
          </table:table-cell>
          <table:table-cell table:number-columns-repeated="2"/>
          <table:table-cell table:formula="of:=IF(ISTEXT([.E407]);[.E407];&quot;&quot;)" office:value-type="string" office:string-value="honour" calcext:value-type="string">
            <text:p>honour</text:p>
          </table:table-cell>
          <table:table-cell table:formula="of:=CONCATENATE([.F407]; IF(ISTEXT([.B407]); CONCATENATE(&quot; {&quot;;[.B407];&quot;}&quot;);&quot;&quot;))" office:value-type="string" office:string-value="honoro" calcext:value-type="string">
            <text:p>honoro</text:p>
          </table:table-cell>
          <table:table-cell table:formula="of:=IF(ISTEXT([.G407]);[.G4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pe</text:p>
          </table:table-cell>
          <table:table-cell office:value-type="string" calcext:value-type="string">
            <text:p>esperi</text:p>
          </table:table-cell>
          <table:table-cell table:number-columns-repeated="2"/>
          <table:table-cell table:formula="of:=IF(ISTEXT([.E408]);[.E408];&quot;&quot;)" office:value-type="string" office:string-value="hope" calcext:value-type="string">
            <text:p>hope</text:p>
          </table:table-cell>
          <table:table-cell table:formula="of:=CONCATENATE([.F408]; IF(ISTEXT([.B408]); CONCATENATE(&quot; {&quot;;[.B408];&quot;}&quot;);&quot;&quot;))" office:value-type="string" office:string-value="esperi {tr}" calcext:value-type="string">
            <text:p>esperi {tr}</text:p>
          </table:table-cell>
          <table:table-cell table:formula="of:=IF(ISTEXT([.G408]);[.G4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opefully</text:p>
          </table:table-cell>
          <table:table-cell office:value-type="string" calcext:value-type="string">
            <text:p>espereble </text:p>
          </table:table-cell>
          <table:table-cell table:number-columns-repeated="2"/>
          <table:table-cell table:formula="of:=IF(ISTEXT([.E409]);[.E409];&quot;&quot;)" office:value-type="string" office:string-value="hopefully" calcext:value-type="string">
            <text:p>hopefully</text:p>
          </table:table-cell>
          <table:table-cell table:formula="of:=CONCATENATE([.F409]; IF(ISTEXT([.B409]); CONCATENATE(&quot; {&quot;;[.B409];&quot;}&quot;);&quot;&quot;))" office:value-type="string" office:string-value="espereble " calcext:value-type="string">
            <text:p>espereble </text:p>
          </table:table-cell>
          <table:table-cell table:formula="of:=IF(ISTEXT([.G409]);[.G4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spitable</text:p>
          </table:table-cell>
          <table:table-cell office:value-type="string" calcext:value-type="string">
            <text:p>gastama</text:p>
          </table:table-cell>
          <table:table-cell table:number-columns-repeated="2"/>
          <table:table-cell table:formula="of:=IF(ISTEXT([.E410]);[.E410];&quot;&quot;)" office:value-type="string" office:string-value="hospitable" calcext:value-type="string">
            <text:p>hospitable</text:p>
          </table:table-cell>
          <table:table-cell table:formula="of:=CONCATENATE([.F410]; IF(ISTEXT([.B410]); CONCATENATE(&quot; {&quot;;[.B410];&quot;}&quot;);&quot;&quot;))" office:value-type="string" office:string-value="gastama" calcext:value-type="string">
            <text:p>gastama</text:p>
          </table:table-cell>
          <table:table-cell table:formula="of:=IF(ISTEXT([.G410]);[.G4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st</text:p>
          </table:table-cell>
          <table:table-cell office:value-type="string" calcext:value-type="string">
            <text:p>gastiganto</text:p>
          </table:table-cell>
          <table:table-cell office:value-type="string" calcext:value-type="string">
            <text:p>also: gastiginto</text:p>
          </table:table-cell>
          <table:table-cell/>
          <table:table-cell table:formula="of:=IF(ISTEXT([.E411]);[.E411];&quot;&quot;)" office:value-type="string" office:string-value="host" calcext:value-type="string">
            <text:p>host</text:p>
          </table:table-cell>
          <table:table-cell table:formula="of:=CONCATENATE([.F411]; IF(ISTEXT([.B411]); CONCATENATE(&quot; {&quot;;[.B411];&quot;}&quot;);&quot;&quot;))" office:value-type="string" office:string-value="gastiganto" calcext:value-type="string">
            <text:p>gastiganto</text:p>
          </table:table-cell>
          <table:table-cell table:formula="of:=IF(ISTEXT([.G411]);[.G411];&quot;&quot;)" office:value-type="string" office:string-value="also: gastiginto" calcext:value-type="string">
            <text:p>also: gastigi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however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E412]);[.E412];&quot;&quot;)" office:value-type="string" office:string-value="however" calcext:value-type="string">
            <text:p>however</text:p>
          </table:table-cell>
          <table:table-cell table:formula="of:=CONCATENATE([.F412]; IF(ISTEXT([.B412]); CONCATENATE(&quot; {&quot;;[.B412];&quot;}&quot;);&quot;&quot;))" office:value-type="string" office:string-value="tamen " calcext:value-type="string">
            <text:p>tamen </text:p>
          </table:table-cell>
          <table:table-cell table:formula="of:=IF(ISTEXT([.G412]);[.G4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office:value-type="string" calcext:value-type="string">
            <text:p>homa</text:p>
          </table:table-cell>
          <table:table-cell table:number-columns-repeated="2"/>
          <table:table-cell table:formula="of:=IF(ISTEXT([.E413]);[.E413];&quot;&quot;)" office:value-type="string" office:string-value="human" calcext:value-type="string">
            <text:p>human</text:p>
          </table:table-cell>
          <table:table-cell table:formula="of:=CONCATENATE([.F413]; IF(ISTEXT([.B413]); CONCATENATE(&quot; {&quot;;[.B413];&quot;}&quot;);&quot;&quot;))" office:value-type="string" office:string-value="homa" calcext:value-type="string">
            <text:p>homa</text:p>
          </table:table-cell>
          <table:table-cell table:formula="of:=IF(ISTEXT([.G413]);[.G413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urries</text:p>
          </table:table-cell>
          <table:table-cell office:value-type="string" calcext:value-type="string">
            <text:p>rapidas</text:p>
          </table:table-cell>
          <table:table-cell table:number-columns-repeated="2"/>
          <table:table-cell table:formula="of:=IF(ISTEXT([.E414]);[.E414];&quot;&quot;)" office:value-type="string" office:string-value="hurries" calcext:value-type="string">
            <text:p>hurries</text:p>
          </table:table-cell>
          <table:table-cell table:formula="of:=CONCATENATE([.F414]; IF(ISTEXT([.B414]); CONCATENATE(&quot; {&quot;;[.B414];&quot;}&quot;);&quot;&quot;))" office:value-type="string" office:string-value="rapidas" calcext:value-type="string">
            <text:p>rapidas</text:p>
          </table:table-cell>
          <table:table-cell table:formula="of:=IF(ISTEXT([.G414]);[.G4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himno</text:p>
          </table:table-cell>
          <table:table-cell table:number-columns-repeated="2"/>
          <table:table-cell table:formula="of:=IF(ISTEXT([.E415]);[.E415];&quot;&quot;)" office:value-type="string" office:string-value="hymn" calcext:value-type="string">
            <text:p>hymn</text:p>
          </table:table-cell>
          <table:table-cell table:formula="of:=CONCATENATE([.F415]; IF(ISTEXT([.B415]); CONCATENATE(&quot; {&quot;;[.B415];&quot;}&quot;);&quot;&quot;))" office:value-type="string" office:string-value="himno" calcext:value-type="string">
            <text:p>himno</text:p>
          </table:table-cell>
          <table:table-cell table:formula="of:=IF(ISTEXT([.G415]);[.G4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office:value-type="string" calcext:value-type="string">
            <text:p>glacio</text:p>
          </table:table-cell>
          <table:table-cell table:number-columns-repeated="2"/>
          <table:table-cell table:formula="of:=IF(ISTEXT([.E416]);[.E416];&quot;&quot;)" office:value-type="string" office:string-value="ice" calcext:value-type="string">
            <text:p>ice</text:p>
          </table:table-cell>
          <table:table-cell table:formula="of:=CONCATENATE([.F416]; IF(ISTEXT([.B416]); CONCATENATE(&quot; {&quot;;[.B416];&quot;}&quot;);&quot;&quot;))" office:value-type="string" office:string-value="glacio" calcext:value-type="string">
            <text:p>glacio</text:p>
          </table:table-cell>
          <table:table-cell table:formula="of:=IF(ISTEXT([.G416]);[.G41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dea</text:p>
          </table:table-cell>
          <table:table-cell office:value-type="string" calcext:value-type="string">
            <text:p>ideo</text:p>
          </table:table-cell>
          <table:table-cell table:number-columns-repeated="2"/>
          <table:table-cell table:formula="of:=IF(ISTEXT([.E417]);[.E417];&quot;&quot;)" office:value-type="string" office:string-value="idea" calcext:value-type="string">
            <text:p>idea</text:p>
          </table:table-cell>
          <table:table-cell table:formula="of:=CONCATENATE([.F417]; IF(ISTEXT([.B417]); CONCATENATE(&quot; {&quot;;[.B417];&quot;}&quot;);&quot;&quot;))" office:value-type="string" office:string-value="ideo" calcext:value-type="string">
            <text:p>ideo</text:p>
          </table:table-cell>
          <table:table-cell table:formula="of:=IF(ISTEXT([.G417]);[.G4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diotic</text:p>
          </table:table-cell>
          <table:table-cell office:value-type="string" calcext:value-type="string">
            <text:p>idiota</text:p>
          </table:table-cell>
          <table:table-cell table:number-columns-repeated="2"/>
          <table:table-cell table:formula="of:=IF(ISTEXT([.E418]);[.E418];&quot;&quot;)" office:value-type="string" office:string-value="idiotic" calcext:value-type="string">
            <text:p>idiotic</text:p>
          </table:table-cell>
          <table:table-cell table:formula="of:=CONCATENATE([.F418]; IF(ISTEXT([.B418]); CONCATENATE(&quot; {&quot;;[.B418];&quot;}&quot;);&quot;&quot;))" office:value-type="string" office:string-value="idiota" calcext:value-type="string">
            <text:p>idiota</text:p>
          </table:table-cell>
          <table:table-cell table:formula="of:=IF(ISTEXT([.G418]);[.G4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 office:value-type="string" calcext:value-type="string">
            <text:p>malklera</text:p>
          </table:table-cell>
          <table:table-cell office:value-type="string" calcext:value-type="string">
            <text:p>uneducated</text:p>
          </table:table-cell>
          <table:table-cell/>
          <table:table-cell table:formula="of:=IF(ISTEXT([.E419]);[.E419];&quot;&quot;)" office:value-type="string" office:string-value="ignorant" calcext:value-type="string">
            <text:p>ignorant</text:p>
          </table:table-cell>
          <table:table-cell table:formula="of:=CONCATENATE([.F419]; IF(ISTEXT([.B419]); CONCATENATE(&quot; {&quot;;[.B419];&quot;}&quot;);&quot;&quot;))" office:value-type="string" office:string-value="malklera" calcext:value-type="string">
            <text:p>malklera</text:p>
          </table:table-cell>
          <table:table-cell table:formula="of:=IF(ISTEXT([.G419]);[.G419];&quot;&quot;)" office:value-type="string" office:string-value="uneducated" calcext:value-type="string">
            <text:p>uneduca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 office:value-type="string" calcext:value-type="string">
            <text:p>senscia</text:p>
          </table:table-cell>
          <table:table-cell office:value-type="string" calcext:value-type="string">
            <text:p>unknowing</text:p>
          </table:table-cell>
          <table:table-cell/>
          <table:table-cell table:formula="of:=IF(ISTEXT([.E420]);[.E420];&quot;&quot;)" office:value-type="string" office:string-value="ignorant" calcext:value-type="string">
            <text:p>ignorant</text:p>
          </table:table-cell>
          <table:table-cell table:formula="of:=CONCATENATE([.F420]; IF(ISTEXT([.B420]); CONCATENATE(&quot; {&quot;;[.B420];&quot;}&quot;);&quot;&quot;))" office:value-type="string" office:string-value="senscia" calcext:value-type="string">
            <text:p>senscia</text:p>
          </table:table-cell>
          <table:table-cell table:formula="of:=IF(ISTEXT([.G420]);[.G420];&quot;&quot;)" office:value-type="string" office:string-value="unknowing" calcext:value-type="string">
            <text:p>unkno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malatenti</text:p>
          </table:table-cell>
          <table:table-cell table:number-columns-repeated="2"/>
          <table:table-cell table:formula="of:=IF(ISTEXT([.E421]);[.E421];&quot;&quot;)" office:value-type="string" office:string-value="ignore" calcext:value-type="string">
            <text:p>ignore</text:p>
          </table:table-cell>
          <table:table-cell table:formula="of:=CONCATENATE([.F421]; IF(ISTEXT([.B421]); CONCATENATE(&quot; {&quot;;[.B421];&quot;}&quot;);&quot;&quot;))" office:value-type="string" office:string-value="malatenti {tr}" calcext:value-type="string">
            <text:p>malatenti {tr}</text:p>
          </table:table-cell>
          <table:table-cell table:formula="of:=IF(ISTEXT([.G421]);[.G4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ll-fortune</text:p>
          </table:table-cell>
          <table:table-cell office:value-type="string" calcext:value-type="string">
            <text:p>malbon'fortuno</text:p>
          </table:table-cell>
          <table:table-cell table:number-columns-repeated="2"/>
          <table:table-cell table:formula="of:=IF(ISTEXT([.E422]);[.E422];&quot;&quot;)" office:value-type="string" office:string-value="ill-fortune" calcext:value-type="string">
            <text:p>ill-fortune</text:p>
          </table:table-cell>
          <table:table-cell table:formula="of:=CONCATENATE([.F422]; IF(ISTEXT([.B422]); CONCATENATE(&quot; {&quot;;[.B422];&quot;}&quot;);&quot;&quot;))" office:value-type="string" office:string-value="malbon'fortuno" calcext:value-type="string">
            <text:p>malbon'fortuno</text:p>
          </table:table-cell>
          <table:table-cell table:formula="of:=IF(ISTEXT([.G422]);[.G4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aginative</text:p>
          </table:table-cell>
          <table:table-cell office:value-type="string" calcext:value-type="string">
            <text:p>imagema</text:p>
          </table:table-cell>
          <table:table-cell table:number-columns-repeated="2"/>
          <table:table-cell table:formula="of:=IF(ISTEXT([.E423]);[.E423];&quot;&quot;)" office:value-type="string" office:string-value="imaginative" calcext:value-type="string">
            <text:p>imaginative</text:p>
          </table:table-cell>
          <table:table-cell table:formula="of:=CONCATENATE([.F423]; IF(ISTEXT([.B423]); CONCATENATE(&quot; {&quot;;[.B423];&quot;}&quot;);&quot;&quot;))" office:value-type="string" office:string-value="imagema" calcext:value-type="string">
            <text:p>imagema</text:p>
          </table:table-cell>
          <table:table-cell table:formula="of:=IF(ISTEXT([.G423]);[.G42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tuj </text:p>
          </table:table-cell>
          <table:table-cell table:number-columns-repeated="2"/>
          <table:table-cell table:formula="of:=IF(ISTEXT([.E424]);[.E424];&quot;&quot;)" office:value-type="string" office:string-value="immediately" calcext:value-type="string">
            <text:p>immediately</text:p>
          </table:table-cell>
          <table:table-cell table:formula="of:=CONCATENATE([.F424]; IF(ISTEXT([.B424]); CONCATENATE(&quot; {&quot;;[.B424];&quot;}&quot;);&quot;&quot;))" office:value-type="string" office:string-value="tuj " calcext:value-type="string">
            <text:p>tuj </text:p>
          </table:table-cell>
          <table:table-cell table:formula="of:=IF(ISTEXT([.G424]);[.G42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patient</text:p>
          </table:table-cell>
          <table:table-cell office:value-type="string" calcext:value-type="string">
            <text:p>senpacienca</text:p>
          </table:table-cell>
          <table:table-cell table:number-columns-repeated="2"/>
          <table:table-cell table:formula="of:=IF(ISTEXT([.E425]);[.E425];&quot;&quot;)" office:value-type="string" office:string-value="impatient" calcext:value-type="string">
            <text:p>impatient</text:p>
          </table:table-cell>
          <table:table-cell table:formula="of:=CONCATENATE([.F425]; IF(ISTEXT([.B425]); CONCATENATE(&quot; {&quot;;[.B425];&quot;}&quot;);&quot;&quot;))" office:value-type="string" office:string-value="senpacienca" calcext:value-type="string">
            <text:p>senpacienca</text:p>
          </table:table-cell>
          <table:table-cell table:formula="of:=IF(ISTEXT([.G425]);[.G4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mplore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implore someone or something</text:p>
          </table:table-cell>
          <table:table-cell/>
          <table:table-cell table:formula="of:=IF(ISTEXT([.E426]);[.E426];&quot;&quot;)" office:value-type="string" office:string-value="implore" calcext:value-type="string">
            <text:p>implore</text:p>
          </table:table-cell>
          <table:table-cell table:formula="of:=CONCATENATE([.F426]; IF(ISTEXT([.B426]); CONCATENATE(&quot; {&quot;;[.B426];&quot;}&quot;);&quot;&quot;))" office:value-type="string" office:string-value="petegi {tr}" calcext:value-type="string">
            <text:p>petegi {tr}</text:p>
          </table:table-cell>
          <table:table-cell table:formula="of:=IF(ISTEXT([.G426]);[.G426];&quot;&quot;)" office:value-type="string" office:string-value="implore someone or something" calcext:value-type="string">
            <text:p>implore someone o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 a place, book, car, picture, world</text:p>
          </table:table-cell>
          <table:table-cell/>
          <table:table-cell table:formula="of:=IF(ISTEXT([.E427]);[.E427];&quot;&quot;)" office:value-type="string" office:string-value="in" calcext:value-type="string">
            <text:p>in</text:p>
          </table:table-cell>
          <table:table-cell table:formula="of:=CONCATENATE([.F427]; IF(ISTEXT([.B427]); CONCATENATE(&quot; {&quot;;[.B427];&quot;}&quot;);&quot;&quot;))" office:value-type="string" office:string-value="en" calcext:value-type="string">
            <text:p>en</text:p>
          </table:table-cell>
          <table:table-cell table:formula="of:=IF(ISTEXT([.G427]);[.G427];&quot;&quot;)" office:value-type="string" office:string-value="in a place, book, car, picture, world" calcext:value-type="string">
            <text:p>in a place, book, car, picture, wor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E428]);[.E428];&quot;&quot;)" office:value-type="string" office:string-value="in" calcext:value-type="string">
            <text:p>in</text:p>
          </table:table-cell>
          <table:table-cell table:formula="of:=CONCATENATE([.F428]; IF(ISTEXT([.B428]); CONCATENATE(&quot; {&quot;;[.B428];&quot;}&quot;);&quot;&quot;))" office:value-type="string" office:string-value="en" calcext:value-type="string">
            <text:p>en</text:p>
          </table:table-cell>
          <table:table-cell table:formula="of:=IF(ISTEXT([.G428]);[.G428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 days of yore</text:p>
          </table:table-cell>
          <table:table-cell office:value-type="string" calcext:value-type="string">
            <text:p>pra'antaŭe</text:p>
          </table:table-cell>
          <table:table-cell table:number-columns-repeated="2"/>
          <table:table-cell table:formula="of:=IF(ISTEXT([.E429]);[.E429];&quot;&quot;)" office:value-type="string" office:string-value="in days of yore" calcext:value-type="string">
            <text:p>in days of yore</text:p>
          </table:table-cell>
          <table:table-cell table:formula="of:=CONCATENATE([.F429]; IF(ISTEXT([.B429]); CONCATENATE(&quot; {&quot;;[.B429];&quot;}&quot;);&quot;&quot;))" office:value-type="string" office:string-value="pra'antaŭe" calcext:value-type="string">
            <text:p>pra'antaŭe</text:p>
          </table:table-cell>
          <table:table-cell table:formula="of:=IF(ISTEXT([.G429]);[.G4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every respect</text:p>
          </table:table-cell>
          <table:table-cell office:value-type="string" calcext:value-type="string">
            <text:p>ĉia'maniere</text:p>
          </table:table-cell>
          <table:table-cell table:number-columns-repeated="2"/>
          <table:table-cell table:formula="of:=IF(ISTEXT([.E430]);[.E430];&quot;&quot;)" office:value-type="string" office:string-value="in every respect" calcext:value-type="string">
            <text:p>in every respect</text:p>
          </table:table-cell>
          <table:table-cell table:formula="of:=CONCATENATE([.F430]; IF(ISTEXT([.B430]); CONCATENATE(&quot; {&quot;;[.B430];&quot;}&quot;);&quot;&quot;))" office:value-type="string" office:string-value="ĉia'maniere" calcext:value-type="string">
            <text:p>ĉia'maniere</text:p>
          </table:table-cell>
          <table:table-cell table:formula="of:=IF(ISTEXT([.G430]);[.G4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</text:p>
          </table:table-cell>
          <table:table-cell office:value-type="string" calcext:value-type="string">
            <text:p>antaŭe </text:p>
          </table:table-cell>
          <table:table-cell table:number-columns-repeated="2"/>
          <table:table-cell table:formula="of:=IF(ISTEXT([.E431]);[.E431];&quot;&quot;)" office:value-type="string" office:string-value="in front" calcext:value-type="string">
            <text:p>in front</text:p>
          </table:table-cell>
          <table:table-cell table:formula="of:=CONCATENATE([.F431]; IF(ISTEXT([.B431]); CONCATENATE(&quot; {&quot;;[.B431];&quot;}&quot;);&quot;&quot;))" office:value-type="string" office:string-value="antaŭe " calcext:value-type="string">
            <text:p>antaŭe </text:p>
          </table:table-cell>
          <table:table-cell table:formula="of:=IF(ISTEXT([.G431]);[.G4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 of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in front/before</text:p>
          </table:table-cell>
          <table:table-cell/>
          <table:table-cell table:formula="of:=IF(ISTEXT([.E432]);[.E432];&quot;&quot;)" office:value-type="string" office:string-value="in front of" calcext:value-type="string">
            <text:p>in front of</text:p>
          </table:table-cell>
          <table:table-cell table:formula="of:=CONCATENATE([.F432]; IF(ISTEXT([.B432]); CONCATENATE(&quot; {&quot;;[.B432];&quot;}&quot;);&quot;&quot;))" office:value-type="string" office:string-value="antaŭ" calcext:value-type="string">
            <text:p>antaŭ</text:p>
          </table:table-cell>
          <table:table-cell table:formula="of:=IF(ISTEXT([.G432]);[.G432];&quot;&quot;)" office:value-type="string" office:string-value="in front/before" calcext:value-type="string">
            <text:p>in front/bef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love</text:p>
          </table:table-cell>
          <table:table-cell office:value-type="string" calcext:value-type="string">
            <text:p>enamiĝinte</text:p>
          </table:table-cell>
          <table:table-cell table:number-columns-repeated="2"/>
          <table:table-cell table:formula="of:=IF(ISTEXT([.E433]);[.E433];&quot;&quot;)" office:value-type="string" office:string-value="in love" calcext:value-type="string">
            <text:p>in love</text:p>
          </table:table-cell>
          <table:table-cell table:formula="of:=CONCATENATE([.F433]; IF(ISTEXT([.B433]); CONCATENATE(&quot; {&quot;;[.B433];&quot;}&quot;);&quot;&quot;))" office:value-type="string" office:string-value="enamiĝinte" calcext:value-type="string">
            <text:p>enamiĝinte</text:p>
          </table:table-cell>
          <table:table-cell table:formula="of:=IF(ISTEXT([.G433]);[.G4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 spite of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E434]);[.E434];&quot;&quot;)" office:value-type="string" office:string-value="in spite of" calcext:value-type="string">
            <text:p>in spite of</text:p>
          </table:table-cell>
          <table:table-cell table:formula="of:=CONCATENATE([.F434]; IF(ISTEXT([.B434]); CONCATENATE(&quot; {&quot;;[.B434];&quot;}&quot;);&quot;&quot;))" office:value-type="string" office:string-value="malgraŭ" calcext:value-type="string">
            <text:p>malgraŭ</text:p>
          </table:table-cell>
          <table:table-cell table:formula="of:=IF(ISTEXT([.G434]);[.G434];&quot;&quot;)" office:value-type="string" office:string-value="nevertheless, notwithstanding" calcext:value-type="string">
            <text:p>nevertheless, notwithstan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such a fashion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E435]);[.E435];&quot;&quot;)" office:value-type="string" office:string-value="in such a fashion" calcext:value-type="string">
            <text:p>in such a fashion</text:p>
          </table:table-cell>
          <table:table-cell table:formula="of:=CONCATENATE([.F435]; IF(ISTEXT([.B435]); CONCATENATE(&quot; {&quot;;[.B435];&quot;}&quot;);&quot;&quot;))" office:value-type="string" office:string-value="tiel " calcext:value-type="string">
            <text:p>tiel </text:p>
          </table:table-cell>
          <table:table-cell table:formula="of:=IF(ISTEXT([.G435]);[.G4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manner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E436]);[.E436];&quot;&quot;)" office:value-type="string" office:string-value="in that manner" calcext:value-type="string">
            <text:p>in that manner</text:p>
          </table:table-cell>
          <table:table-cell table:formula="of:=CONCATENATE([.F436]; IF(ISTEXT([.B436]); CONCATENATE(&quot; {&quot;;[.B436];&quot;}&quot;);&quot;&quot;))" office:value-type="string" office:string-value="tiel " calcext:value-type="string">
            <text:p>tiel </text:p>
          </table:table-cell>
          <table:table-cell table:formula="of:=IF(ISTEXT([.G436]);[.G4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way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E437]);[.E437];&quot;&quot;)" office:value-type="string" office:string-value="in that way" calcext:value-type="string">
            <text:p>in that way</text:p>
          </table:table-cell>
          <table:table-cell table:formula="of:=CONCATENATE([.F437]; IF(ISTEXT([.B437]); CONCATENATE(&quot; {&quot;;[.B437];&quot;}&quot;);&quot;&quot;))" office:value-type="string" office:string-value="tiel " calcext:value-type="string">
            <text:p>tiel </text:p>
          </table:table-cell>
          <table:table-cell table:formula="of:=IF(ISTEXT([.G437]);[.G4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attentive</text:p>
          </table:table-cell>
          <table:table-cell office:value-type="string" calcext:value-type="string">
            <text:p>malatenta</text:p>
          </table:table-cell>
          <table:table-cell table:number-columns-repeated="2"/>
          <table:table-cell table:formula="of:=IF(ISTEXT([.E438]);[.E438];&quot;&quot;)" office:value-type="string" office:string-value="inattentive" calcext:value-type="string">
            <text:p>inattentive</text:p>
          </table:table-cell>
          <table:table-cell table:formula="of:=CONCATENATE([.F438]; IF(ISTEXT([.B438]); CONCATENATE(&quot; {&quot;;[.B438];&quot;}&quot;);&quot;&quot;))" office:value-type="string" office:string-value="malatenta" calcext:value-type="string">
            <text:p>malatenta</text:p>
          </table:table-cell>
          <table:table-cell table:formula="of:=IF(ISTEXT([.G438]);[.G4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 office:value-type="string" calcext:value-type="string">
            <text:p>pliigi</text:p>
          </table:table-cell>
          <table:table-cell office:value-type="string" calcext:value-type="string">
            <text:p>make something more</text:p>
          </table:table-cell>
          <table:table-cell/>
          <table:table-cell table:formula="of:=IF(ISTEXT([.E439]);[.E439];&quot;&quot;)" office:value-type="string" office:string-value="increase" calcext:value-type="string">
            <text:p>increase</text:p>
          </table:table-cell>
          <table:table-cell table:formula="of:=CONCATENATE([.F439]; IF(ISTEXT([.B439]); CONCATENATE(&quot; {&quot;;[.B439];&quot;}&quot;);&quot;&quot;))" office:value-type="string" office:string-value="pliigi {tr}" calcext:value-type="string">
            <text:p>pliigi {tr}</text:p>
          </table:table-cell>
          <table:table-cell table:formula="of:=IF(ISTEXT([.G439]);[.G439];&quot;&quot;)" office:value-type="string" office:string-value="make something more" calcext:value-type="string">
            <text:p>make something m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digestible</text:p>
          </table:table-cell>
          <table:table-cell office:value-type="string" calcext:value-type="string">
            <text:p>nedigestebla</text:p>
          </table:table-cell>
          <table:table-cell table:number-columns-repeated="2"/>
          <table:table-cell table:formula="of:=IF(ISTEXT([.E440]);[.E440];&quot;&quot;)" office:value-type="string" office:string-value="indigestible" calcext:value-type="string">
            <text:p>indigestible</text:p>
          </table:table-cell>
          <table:table-cell table:formula="of:=CONCATENATE([.F440]; IF(ISTEXT([.B440]); CONCATENATE(&quot; {&quot;;[.B440];&quot;}&quot;);&quot;&quot;))" office:value-type="string" office:string-value="nedigestebla" calcext:value-type="string">
            <text:p>nedigestebla</text:p>
          </table:table-cell>
          <table:table-cell table:formula="of:=IF(ISTEXT([.G440]);[.G4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jure</text:p>
          </table:table-cell>
          <table:table-cell office:value-type="string" calcext:value-type="string">
            <text:p>vundi</text:p>
          </table:table-cell>
          <table:table-cell table:number-columns-repeated="2"/>
          <table:table-cell table:formula="of:=IF(ISTEXT([.E441]);[.E441];&quot;&quot;)" office:value-type="string" office:string-value="injure" calcext:value-type="string">
            <text:p>injure</text:p>
          </table:table-cell>
          <table:table-cell table:formula="of:=CONCATENATE([.F441]; IF(ISTEXT([.B441]); CONCATENATE(&quot; {&quot;;[.B441];&quot;}&quot;);&quot;&quot;))" office:value-type="string" office:string-value="vundi {tr}" calcext:value-type="string">
            <text:p>vundi {tr}</text:p>
          </table:table-cell>
          <table:table-cell table:formula="of:=IF(ISTEXT([.G441]);[.G4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n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E442]);[.E442];&quot;&quot;)" office:value-type="string" office:string-value="inn" calcext:value-type="string">
            <text:p>inn</text:p>
          </table:table-cell>
          <table:table-cell table:formula="of:=CONCATENATE([.F442]; IF(ISTEXT([.B442]); CONCATENATE(&quot; {&quot;;[.B442];&quot;}&quot;);&quot;&quot;))" office:value-type="string" office:string-value="gastejo" calcext:value-type="string">
            <text:p>gastejo</text:p>
          </table:table-cell>
          <table:table-cell table:formula="of:=IF(ISTEXT([.G442]);[.G4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ene</text:p>
          </table:table-cell>
          <table:table-cell table:number-columns-repeated="2"/>
          <table:table-cell table:formula="of:=IF(ISTEXT([.E443]);[.E443];&quot;&quot;)" office:value-type="string" office:string-value="inside" calcext:value-type="string">
            <text:p>inside</text:p>
          </table:table-cell>
          <table:table-cell table:formula="of:=CONCATENATE([.F443]; IF(ISTEXT([.B443]); CONCATENATE(&quot; {&quot;;[.B443];&quot;}&quot;);&quot;&quot;))" office:value-type="string" office:string-value="ene" calcext:value-type="string">
            <text:p>ene</text:p>
          </table:table-cell>
          <table:table-cell table:formula="of:=IF(ISTEXT([.G443]);[.G4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interne </text:p>
          </table:table-cell>
          <table:table-cell table:number-columns-repeated="2"/>
          <table:table-cell table:formula="of:=IF(ISTEXT([.E444]);[.E444];&quot;&quot;)" office:value-type="string" office:string-value="inside" calcext:value-type="string">
            <text:p>inside</text:p>
          </table:table-cell>
          <table:table-cell table:formula="of:=CONCATENATE([.F444]; IF(ISTEXT([.B444]); CONCATENATE(&quot; {&quot;;[.B444];&quot;}&quot;);&quot;&quot;))" office:value-type="string" office:string-value="interne " calcext:value-type="string">
            <text:p>interne </text:p>
          </table:table-cell>
          <table:table-cell table:formula="of:=IF(ISTEXT([.G444]);[.G444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stantly</text:p>
          </table:table-cell>
          <table:table-cell office:value-type="string" calcext:value-type="string">
            <text:p>tuj</text:p>
          </table:table-cell>
          <table:table-cell table:number-columns-repeated="2"/>
          <table:table-cell table:formula="of:=IF(ISTEXT([.E445]);[.E445];&quot;&quot;)" office:value-type="string" office:string-value="instantly" calcext:value-type="string">
            <text:p>instantly</text:p>
          </table:table-cell>
          <table:table-cell table:formula="of:=CONCATENATE([.F445]; IF(ISTEXT([.B445]); CONCATENATE(&quot; {&quot;;[.B445];&quot;}&quot;);&quot;&quot;))" office:value-type="string" office:string-value="tuj" calcext:value-type="string">
            <text:p>tuj</text:p>
          </table:table-cell>
          <table:table-cell table:formula="of:=IF(ISTEXT([.G445]);[.G44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stead of</text:p>
          </table:table-cell>
          <table:table-cell office:value-type="string" calcext:value-type="string">
            <text:p>anstataŭ</text:p>
          </table:table-cell>
          <table:table-cell office:value-type="string" calcext:value-type="string">
            <text:p>replace something with something else</text:p>
          </table:table-cell>
          <table:table-cell/>
          <table:table-cell table:formula="of:=IF(ISTEXT([.E446]);[.E446];&quot;&quot;)" office:value-type="string" office:string-value="instead of" calcext:value-type="string">
            <text:p>instead of</text:p>
          </table:table-cell>
          <table:table-cell table:formula="of:=CONCATENATE([.F446]; IF(ISTEXT([.B446]); CONCATENATE(&quot; {&quot;;[.B446];&quot;}&quot;);&quot;&quot;))" office:value-type="string" office:string-value="anstataŭ" calcext:value-type="string">
            <text:p>anstataŭ</text:p>
          </table:table-cell>
          <table:table-cell table:formula="of:=IF(ISTEXT([.G446]);[.G446];&quot;&quot;)" office:value-type="string" office:string-value="replace something with something else" calcext:value-type="string">
            <text:p>replace something with something e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s described</text:p>
          </table:table-cell>
          <table:table-cell office:value-type="string" calcext:value-type="string">
            <text:p>estas priskribita</text:p>
          </table:table-cell>
          <table:table-cell table:number-columns-repeated="2"/>
          <table:table-cell table:formula="of:=IF(ISTEXT([.E447]);[.E447];&quot;&quot;)" office:value-type="string" office:string-value="Is described" calcext:value-type="string">
            <text:p>Is described</text:p>
          </table:table-cell>
          <table:table-cell table:formula="of:=CONCATENATE([.F447]; IF(ISTEXT([.B447]); CONCATENATE(&quot; {&quot;;[.B447];&quot;}&quot;);&quot;&quot;))" office:value-type="string" office:string-value="estas priskribita" calcext:value-type="string">
            <text:p>estas priskribita</text:p>
          </table:table-cell>
          <table:table-cell table:formula="of:=IF(ISTEXT([.G447]);[.G4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s everywhere rife</text:p>
          </table:table-cell>
          <table:table-cell office:value-type="string" calcext:value-type="string">
            <text:p>abundas</text:p>
          </table:table-cell>
          <table:table-cell table:number-columns-repeated="2"/>
          <table:table-cell table:formula="of:=IF(ISTEXT([.E448]);[.E448];&quot;&quot;)" office:value-type="string" office:string-value="is everywhere rife" calcext:value-type="string">
            <text:p>is everywhere rife</text:p>
          </table:table-cell>
          <table:table-cell table:formula="of:=CONCATENATE([.F448]; IF(ISTEXT([.B448]); CONCATENATE(&quot; {&quot;;[.B448];&quot;}&quot;);&quot;&quot;))" office:value-type="string" office:string-value="abundas" calcext:value-type="string">
            <text:p>abundas</text:p>
          </table:table-cell>
          <table:table-cell table:formula="of:=IF(ISTEXT([.G448]);[.G448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s given up</text:p>
          </table:table-cell>
          <table:table-cell office:value-type="string" calcext:value-type="string">
            <text:p>fordonita</text:p>
          </table:table-cell>
          <table:table-cell table:number-columns-repeated="2"/>
          <table:table-cell table:formula="of:=IF(ISTEXT([.E449]);[.E449];&quot;&quot;)" office:value-type="string" office:string-value="is given up" calcext:value-type="string">
            <text:p>is given up</text:p>
          </table:table-cell>
          <table:table-cell table:formula="of:=CONCATENATE([.F449]; IF(ISTEXT([.B449]); CONCATENATE(&quot; {&quot;;[.B449];&quot;}&quot;);&quot;&quot;))" office:value-type="string" office:string-value="fordonita" calcext:value-type="string">
            <text:p>fordonita</text:p>
          </table:table-cell>
          <table:table-cell table:formula="of:=IF(ISTEXT([.G449]);[.G449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s treated</text:p>
          </table:table-cell>
          <table:table-cell office:value-type="string" calcext:value-type="string">
            <text:p>traktita</text:p>
          </table:table-cell>
          <table:table-cell table:number-columns-repeated="2"/>
          <table:table-cell table:formula="of:=IF(ISTEXT([.E450]);[.E450];&quot;&quot;)" office:value-type="string" office:string-value="is treated" calcext:value-type="string">
            <text:p>is treated</text:p>
          </table:table-cell>
          <table:table-cell table:formula="of:=CONCATENATE([.F450]; IF(ISTEXT([.B450]); CONCATENATE(&quot; {&quot;;[.B450];&quot;}&quot;);&quot;&quot;))" office:value-type="string" office:string-value="traktita" calcext:value-type="string">
            <text:p>traktita</text:p>
          </table:table-cell>
          <table:table-cell table:formula="of:=IF(ISTEXT([.G450]);[.G4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it all</text:p>
          </table:table-cell>
          <table:table-cell office:value-type="string" calcext:value-type="string">
            <text:p>ĉio</text:p>
          </table:table-cell>
          <table:table-cell office:value-type="string" calcext:value-type="string">
            <text:p>everything</text:p>
          </table:table-cell>
          <table:table-cell/>
          <table:table-cell table:formula="of:=IF(ISTEXT([.E451]);[.E451];&quot;&quot;)" office:value-type="string" office:string-value="it all" calcext:value-type="string">
            <text:p>it all</text:p>
          </table:table-cell>
          <table:table-cell table:formula="of:=CONCATENATE([.F451]; IF(ISTEXT([.B451]); CONCATENATE(&quot; {&quot;;[.B451];&quot;}&quot;);&quot;&quot;))" office:value-type="string" office:string-value="ĉio" calcext:value-type="string">
            <text:p>ĉio</text:p>
          </table:table-cell>
          <table:table-cell table:formula="of:=IF(ISTEXT([.G451]);[.G451];&quot;&quot;)" office:value-type="string" office:string-value="everything" calcext:value-type="string">
            <text:p>every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t is used</text:p>
          </table:table-cell>
          <table:table-cell office:value-type="string" calcext:value-type="string">
            <text:p>ĝin uzitas</text:p>
          </table:table-cell>
          <table:table-cell table:number-columns-repeated="2"/>
          <table:table-cell table:formula="of:=IF(ISTEXT([.E452]);[.E452];&quot;&quot;)" office:value-type="string" office:string-value="it is used" calcext:value-type="string">
            <text:p>it is used</text:p>
          </table:table-cell>
          <table:table-cell table:formula="of:=CONCATENATE([.F452]; IF(ISTEXT([.B452]); CONCATENATE(&quot; {&quot;;[.B452];&quot;}&quot;);&quot;&quot;))" office:value-type="string" office:string-value="ĝin uzitas" calcext:value-type="string">
            <text:p>ĝin uzitas</text:p>
          </table:table-cell>
          <table:table-cell table:formula="of:=IF(ISTEXT([.G452]);[.G4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vy</text:p>
          </table:table-cell>
          <table:table-cell office:value-type="string" calcext:value-type="string">
            <text:p>hedero</text:p>
          </table:table-cell>
          <table:table-cell table:number-columns-repeated="2"/>
          <table:table-cell table:formula="of:=IF(ISTEXT([.E453]);[.E453];&quot;&quot;)" office:value-type="string" office:string-value="ivy" calcext:value-type="string">
            <text:p>ivy</text:p>
          </table:table-cell>
          <table:table-cell table:formula="of:=CONCATENATE([.F453]; IF(ISTEXT([.B453]); CONCATENATE(&quot; {&quot;;[.B453];&quot;}&quot;);&quot;&quot;))" office:value-type="string" office:string-value="hedero" calcext:value-type="string">
            <text:p>hedero</text:p>
          </table:table-cell>
          <table:table-cell table:formula="of:=IF(ISTEXT([.G453]);[.G4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januaro</text:p>
          </table:table-cell>
          <table:table-cell table:number-columns-repeated="2"/>
          <table:table-cell table:formula="of:=IF(ISTEXT([.E454]);[.E454];&quot;&quot;)" office:value-type="string" office:string-value="January" calcext:value-type="string">
            <text:p>January</text:p>
          </table:table-cell>
          <table:table-cell table:formula="of:=CONCATENATE([.F454]; IF(ISTEXT([.B454]); CONCATENATE(&quot; {&quot;;[.B454];&quot;}&quot;);&quot;&quot;))" office:value-type="string" office:string-value="januaro" calcext:value-type="string">
            <text:p>januaro</text:p>
          </table:table-cell>
          <table:table-cell table:formula="of:=IF(ISTEXT([.G454]);[.G4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esus</text:p>
          </table:table-cell>
          <table:table-cell office:value-type="string" calcext:value-type="string">
            <text:p>Jesuo</text:p>
          </table:table-cell>
          <table:table-cell table:number-columns-repeated="2"/>
          <table:table-cell table:formula="of:=IF(ISTEXT([.E455]);[.E455];&quot;&quot;)" office:value-type="string" office:string-value="Jesus" calcext:value-type="string">
            <text:p>Jesus</text:p>
          </table:table-cell>
          <table:table-cell table:formula="of:=CONCATENATE([.F455]; IF(ISTEXT([.B455]); CONCATENATE(&quot; {&quot;;[.B455];&quot;}&quot;);&quot;&quot;))" office:value-type="string" office:string-value="Jesuo" calcext:value-type="string">
            <text:p>Jesuo</text:p>
          </table:table-cell>
          <table:table-cell table:formula="of:=IF(ISTEXT([.G455]);[.G4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Johano</text:p>
          </table:table-cell>
          <table:table-cell office:value-type="string" calcext:value-type="string">
            <text:p>name</text:p>
          </table:table-cell>
          <table:table-cell/>
          <table:table-cell table:formula="of:=IF(ISTEXT([.E456]);[.E456];&quot;&quot;)" office:value-type="string" office:string-value="John" calcext:value-type="string">
            <text:p>John</text:p>
          </table:table-cell>
          <table:table-cell table:formula="of:=CONCATENATE([.F456]; IF(ISTEXT([.B456]); CONCATENATE(&quot; {&quot;;[.B456];&quot;}&quot;);&quot;&quot;))" office:value-type="string" office:string-value="Johano" calcext:value-type="string">
            <text:p>Johano</text:p>
          </table:table-cell>
          <table:table-cell table:formula="of:=IF(ISTEXT([.G456]);[.G456];&quot;&quot;)" office:value-type="string" office:string-value="name" calcext:value-type="string">
            <text:p>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John o’ Groats</text:p>
          </table:table-cell>
          <table:table-cell office:value-type="string" calcext:value-type="string">
            <text:p>Johano de Kvar'pencoj</text:p>
          </table:table-cell>
          <table:table-cell table:number-columns-repeated="2"/>
          <table:table-cell table:formula="of:=IF(ISTEXT([.E457]);[.E457];&quot;&quot;)" office:value-type="string" office:string-value="John o’ Groats" calcext:value-type="string">
            <text:p>John o’ Groats</text:p>
          </table:table-cell>
          <table:table-cell table:formula="of:=CONCATENATE([.F457]; IF(ISTEXT([.B457]); CONCATENATE(&quot; {&quot;;[.B457];&quot;}&quot;);&quot;&quot;))" office:value-type="string" office:string-value="Johano de Kvar'pencoj" calcext:value-type="string">
            <text:p>Johano de Kvar'pencoj</text:p>
          </table:table-cell>
          <table:table-cell table:formula="of:=IF(ISTEXT([.G457]);[.G4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ly</text:p>
          </table:table-cell>
          <table:table-cell office:value-type="string" calcext:value-type="string">
            <text:p>julio</text:p>
          </table:table-cell>
          <table:table-cell table:number-columns-repeated="2"/>
          <table:table-cell table:formula="of:=IF(ISTEXT([.E458]);[.E458];&quot;&quot;)" office:value-type="string" office:string-value="July" calcext:value-type="string">
            <text:p>July</text:p>
          </table:table-cell>
          <table:table-cell table:formula="of:=CONCATENATE([.F458]; IF(ISTEXT([.B458]); CONCATENATE(&quot; {&quot;;[.B458];&quot;}&quot;);&quot;&quot;))" office:value-type="string" office:string-value="julio" calcext:value-type="string">
            <text:p>julio</text:p>
          </table:table-cell>
          <table:table-cell table:formula="of:=IF(ISTEXT([.G458]);[.G4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junio</text:p>
          </table:table-cell>
          <table:table-cell table:number-columns-repeated="2"/>
          <table:table-cell table:formula="of:=IF(ISTEXT([.E459]);[.E459];&quot;&quot;)" office:value-type="string" office:string-value="June" calcext:value-type="string">
            <text:p>June</text:p>
          </table:table-cell>
          <table:table-cell table:formula="of:=CONCATENATE([.F459]; IF(ISTEXT([.B459]); CONCATENATE(&quot; {&quot;;[.B459];&quot;}&quot;);&quot;&quot;))" office:value-type="string" office:string-value="junio" calcext:value-type="string">
            <text:p>junio</text:p>
          </table:table-cell>
          <table:table-cell table:formula="of:=IF(ISTEXT([.G459]);[.G459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kept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E460]);[.E460];&quot;&quot;)" office:value-type="string" office:string-value="kept" calcext:value-type="string">
            <text:p>kept</text:p>
          </table:table-cell>
          <table:table-cell table:formula="of:=CONCATENATE([.F460]; IF(ISTEXT([.B460]); CONCATENATE(&quot; {&quot;;[.B460];&quot;}&quot;);&quot;&quot;))" office:value-type="string" office:string-value="konservita" calcext:value-type="string">
            <text:p>konservita</text:p>
          </table:table-cell>
          <table:table-cell table:formula="of:=IF(ISTEXT([.G460]);[.G4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iss</text:p>
          </table:table-cell>
          <table:table-cell office:value-type="string" calcext:value-type="string">
            <text:p>kisi</text:p>
          </table:table-cell>
          <table:table-cell table:number-columns-repeated="2"/>
          <table:table-cell table:formula="of:=IF(ISTEXT([.E461]);[.E461];&quot;&quot;)" office:value-type="string" office:string-value="kiss" calcext:value-type="string">
            <text:p>kiss</text:p>
          </table:table-cell>
          <table:table-cell table:formula="of:=CONCATENATE([.F461]; IF(ISTEXT([.B461]); CONCATENATE(&quot; {&quot;;[.B461];&quot;}&quot;);&quot;&quot;))" office:value-type="string" office:string-value="kisi {tr}" calcext:value-type="string">
            <text:p>kisi {tr}</text:p>
          </table:table-cell>
          <table:table-cell table:formula="of:=IF(ISTEXT([.G461]);[.G4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office:value-type="string" calcext:value-type="string">
            <text:p>genuo</text:p>
          </table:table-cell>
          <table:table-cell table:number-columns-repeated="2"/>
          <table:table-cell table:formula="of:=IF(ISTEXT([.E462]);[.E462];&quot;&quot;)" office:value-type="string" office:string-value="knee" calcext:value-type="string">
            <text:p>knee</text:p>
          </table:table-cell>
          <table:table-cell table:formula="of:=CONCATENATE([.F462]; IF(ISTEXT([.B462]); CONCATENATE(&quot; {&quot;;[.B462];&quot;}&quot;);&quot;&quot;))" office:value-type="string" office:string-value="genuo" calcext:value-type="string">
            <text:p>genuo</text:p>
          </table:table-cell>
          <table:table-cell table:formula="of:=IF(ISTEXT([.G462]);[.G4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known</text:p>
          </table:table-cell>
          <table:table-cell office:value-type="string" calcext:value-type="string">
            <text:p>konata</text:p>
          </table:table-cell>
          <table:table-cell table:number-columns-repeated="2"/>
          <table:table-cell table:formula="of:=IF(ISTEXT([.E463]);[.E463];&quot;&quot;)" office:value-type="string" office:string-value="known" calcext:value-type="string">
            <text:p>known</text:p>
          </table:table-cell>
          <table:table-cell table:formula="of:=CONCATENATE([.F463]; IF(ISTEXT([.B463]); CONCATENATE(&quot; {&quot;;[.B463];&quot;}&quot;);&quot;&quot;))" office:value-type="string" office:string-value="konata" calcext:value-type="string">
            <text:p>konata</text:p>
          </table:table-cell>
          <table:table-cell table:formula="of:=IF(ISTEXT([.G463]);[.G4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 office:value-type="string" calcext:value-type="string">
            <text:p>konas</text:p>
          </table:table-cell>
          <table:table-cell table:number-columns-repeated="2"/>
          <table:table-cell table:formula="of:=IF(ISTEXT([.E464]);[.E464];&quot;&quot;)" office:value-type="string" office:string-value="knows" calcext:value-type="string">
            <text:p>knows</text:p>
          </table:table-cell>
          <table:table-cell table:formula="of:=CONCATENATE([.F464]; IF(ISTEXT([.B464]); CONCATENATE(&quot; {&quot;;[.B464];&quot;}&quot;);&quot;&quot;))" office:value-type="string" office:string-value="konas {tr}" calcext:value-type="string">
            <text:p>konas {tr}</text:p>
          </table:table-cell>
          <table:table-cell table:formula="of:=IF(ISTEXT([.G464]);[.G4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 office:value-type="string" calcext:value-type="string">
            <text:p>scias</text:p>
          </table:table-cell>
          <table:table-cell table:number-columns-repeated="2"/>
          <table:table-cell table:formula="of:=IF(ISTEXT([.E465]);[.E465];&quot;&quot;)" office:value-type="string" office:string-value="knows" calcext:value-type="string">
            <text:p>knows</text:p>
          </table:table-cell>
          <table:table-cell table:formula="of:=CONCATENATE([.F465]; IF(ISTEXT([.B465]); CONCATENATE(&quot; {&quot;;[.B465];&quot;}&quot;);&quot;&quot;))" office:value-type="string" office:string-value="scias {tr}" calcext:value-type="string">
            <text:p>scias {tr}</text:p>
          </table:table-cell>
          <table:table-cell table:formula="of:=IF(ISTEXT([.G465]);[.G4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omencitas</text:p>
          </table:table-cell>
          <table:table-cell office:value-type="string" calcext:value-type="string">
            <text:p>is begun</text:p>
          </table:table-cell>
          <table:table-cell table:number-columns-repeated="2"/>
          <table:table-cell table:formula="of:=IF(ISTEXT([.E466]);[.E466];&quot;&quot;)" office:value-type="string" office:string-value="komencitas" calcext:value-type="string">
            <text:p>komencitas</text:p>
          </table:table-cell>
          <table:table-cell table:formula="of:=CONCATENATE([.F466]; IF(ISTEXT([.B466]); CONCATENATE(&quot; {&quot;;[.B466];&quot;}&quot;);&quot;&quot;))" office:value-type="string" office:string-value="is begun {tr}" calcext:value-type="string">
            <text:p>is begun {tr}</text:p>
          </table:table-cell>
          <table:table-cell table:formula="of:=IF(ISTEXT([.G466]);[.G4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bourer</text:p>
          </table:table-cell>
          <table:table-cell office:value-type="string" calcext:value-type="string">
            <text:p>laboristo</text:p>
          </table:table-cell>
          <table:table-cell table:number-columns-repeated="2"/>
          <table:table-cell table:formula="of:=IF(ISTEXT([.E467]);[.E467];&quot;&quot;)" office:value-type="string" office:string-value="labourer" calcext:value-type="string">
            <text:p>labourer</text:p>
          </table:table-cell>
          <table:table-cell table:formula="of:=CONCATENATE([.F467]; IF(ISTEXT([.B467]); CONCATENATE(&quot; {&quot;;[.B467];&quot;}&quot;);&quot;&quot;))" office:value-type="string" office:string-value="laboristo" calcext:value-type="string">
            <text:p>laboristo</text:p>
          </table:table-cell>
          <table:table-cell table:formula="of:=IF(ISTEXT([.G467]);[.G46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and’s End</text:p>
          </table:table-cell>
          <table:table-cell office:value-type="string" calcext:value-type="string">
            <text:p>Terfino</text:p>
          </table:table-cell>
          <table:table-cell table:number-columns-repeated="2"/>
          <table:table-cell table:formula="of:=IF(ISTEXT([.E468]);[.E468];&quot;&quot;)" office:value-type="string" office:string-value="Land’s End" calcext:value-type="string">
            <text:p>Land’s End</text:p>
          </table:table-cell>
          <table:table-cell table:formula="of:=CONCATENATE([.F468]; IF(ISTEXT([.B468]); CONCATENATE(&quot; {&quot;;[.B468];&quot;}&quot;);&quot;&quot;))" office:value-type="string" office:string-value="Terfino" calcext:value-type="string">
            <text:p>Terfino</text:p>
          </table:table-cell>
          <table:table-cell table:formula="of:=IF(ISTEXT([.G468]);[.G4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dscape</text:p>
          </table:table-cell>
          <table:table-cell office:value-type="string" calcext:value-type="string">
            <text:p>pejzaĝo</text:p>
          </table:table-cell>
          <table:table-cell table:number-columns-repeated="2"/>
          <table:table-cell table:formula="of:=IF(ISTEXT([.E469]);[.E469];&quot;&quot;)" office:value-type="string" office:string-value="landscape" calcext:value-type="string">
            <text:p>landscape</text:p>
          </table:table-cell>
          <table:table-cell table:formula="of:=CONCATENATE([.F469]; IF(ISTEXT([.B469]); CONCATENATE(&quot; {&quot;;[.B469];&quot;}&quot;);&quot;&quot;))" office:value-type="string" office:string-value="pejzaĝo" calcext:value-type="string">
            <text:p>pejzaĝo</text:p>
          </table:table-cell>
          <table:table-cell table:formula="of:=IF(ISTEXT([.G469]);[.G46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e</text:p>
          </table:table-cell>
          <table:table-cell office:value-type="string" calcext:value-type="string">
            <text:p>vojeto</text:p>
          </table:table-cell>
          <table:table-cell office:value-type="string" calcext:value-type="string">
            <text:p>small country road</text:p>
          </table:table-cell>
          <table:table-cell/>
          <table:table-cell table:formula="of:=IF(ISTEXT([.E470]);[.E470];&quot;&quot;)" office:value-type="string" office:string-value="lane" calcext:value-type="string">
            <text:p>lane</text:p>
          </table:table-cell>
          <table:table-cell table:formula="of:=CONCATENATE([.F470]; IF(ISTEXT([.B470]); CONCATENATE(&quot; {&quot;;[.B470];&quot;}&quot;);&quot;&quot;))" office:value-type="string" office:string-value="vojeto" calcext:value-type="string">
            <text:p>vojeto</text:p>
          </table:table-cell>
          <table:table-cell table:formula="of:=IF(ISTEXT([.G470]);[.G470];&quot;&quot;)" office:value-type="string" office:string-value="small country road" calcext:value-type="string">
            <text:p>small country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tern</text:p>
          </table:table-cell>
          <table:table-cell office:value-type="string" calcext:value-type="string">
            <text:p>lanterno</text:p>
          </table:table-cell>
          <table:table-cell table:number-columns-repeated="2"/>
          <table:table-cell table:formula="of:=IF(ISTEXT([.E471]);[.E471];&quot;&quot;)" office:value-type="string" office:string-value="lantern" calcext:value-type="string">
            <text:p>lantern</text:p>
          </table:table-cell>
          <table:table-cell table:formula="of:=CONCATENATE([.F471]; IF(ISTEXT([.B471]); CONCATENATE(&quot; {&quot;;[.B471];&quot;}&quot;);&quot;&quot;))" office:value-type="string" office:string-value="lanterno" calcext:value-type="string">
            <text:p>lanterno</text:p>
          </table:table-cell>
          <table:table-cell table:formula="of:=IF(ISTEXT([.G471]);[.G471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after all the others</text:p>
          </table:table-cell>
          <table:table-cell/>
          <table:table-cell table:formula="of:=IF(ISTEXT([.E472]);[.E472];&quot;&quot;)" office:value-type="string" office:string-value="last" calcext:value-type="string">
            <text:p>last</text:p>
          </table:table-cell>
          <table:table-cell table:formula="of:=CONCATENATE([.F472]; IF(ISTEXT([.B472]); CONCATENATE(&quot; {&quot;;[.B472];&quot;}&quot;);&quot;&quot;))" office:value-type="string" office:string-value="last" calcext:value-type="string">
            <text:p>last</text:p>
          </table:table-cell>
          <table:table-cell table:formula="of:=IF(ISTEXT([.G472]);[.G472];&quot;&quot;)" office:value-type="string" office:string-value="after all the others" calcext:value-type="string">
            <text:p>after all the oth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attice</text:p>
          </table:table-cell>
          <table:table-cell office:value-type="string" calcext:value-type="string">
            <text:p>kradita</text:p>
          </table:table-cell>
          <table:table-cell office:value-type="string" calcext:value-type="string">
            <text:p>covered by a lattice</text:p>
          </table:table-cell>
          <table:table-cell/>
          <table:table-cell table:formula="of:=IF(ISTEXT([.E473]);[.E473];&quot;&quot;)" office:value-type="string" office:string-value="lattice" calcext:value-type="string">
            <text:p>lattice</text:p>
          </table:table-cell>
          <table:table-cell table:formula="of:=CONCATENATE([.F473]; IF(ISTEXT([.B473]); CONCATENATE(&quot; {&quot;;[.B473];&quot;}&quot;);&quot;&quot;))" office:value-type="string" office:string-value="kradita" calcext:value-type="string">
            <text:p>kradita</text:p>
          </table:table-cell>
          <table:table-cell table:formula="of:=IF(ISTEXT([.G473]);[.G473];&quot;&quot;)" office:value-type="string" office:string-value="covered by a lattice" calcext:value-type="string">
            <text:p>covered by a latt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urel</text:p>
          </table:table-cell>
          <table:table-cell office:value-type="string" calcext:value-type="string">
            <text:p>laŭro</text:p>
          </table:table-cell>
          <table:table-cell table:number-columns-repeated="2"/>
          <table:table-cell table:formula="of:=IF(ISTEXT([.E474]);[.E474];&quot;&quot;)" office:value-type="string" office:string-value="laurel" calcext:value-type="string">
            <text:p>laurel</text:p>
          </table:table-cell>
          <table:table-cell table:formula="of:=CONCATENATE([.F474]; IF(ISTEXT([.B474]); CONCATENATE(&quot; {&quot;;[.B474];&quot;}&quot;);&quot;&quot;))" office:value-type="string" office:string-value="laŭro" calcext:value-type="string">
            <text:p>laŭro</text:p>
          </table:table-cell>
          <table:table-cell table:formula="of:=IF(ISTEXT([.G474]);[.G47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ay</text:p>
          </table:table-cell>
          <table:table-cell office:value-type="string" calcext:value-type="string">
            <text:p>kuŝigi</text:p>
          </table:table-cell>
          <table:table-cell office:value-type="string" calcext:value-type="string">
            <text:p>lay something down, make it lie</text:p>
          </table:table-cell>
          <table:table-cell/>
          <table:table-cell table:formula="of:=IF(ISTEXT([.E475]);[.E475];&quot;&quot;)" office:value-type="string" office:string-value="lay" calcext:value-type="string">
            <text:p>lay</text:p>
          </table:table-cell>
          <table:table-cell table:formula="of:=CONCATENATE([.F475]; IF(ISTEXT([.B475]); CONCATENATE(&quot; {&quot;;[.B475];&quot;}&quot;);&quot;&quot;))" office:value-type="string" office:string-value="kuŝigi {tr}" calcext:value-type="string">
            <text:p>kuŝigi {tr}</text:p>
          </table:table-cell>
          <table:table-cell table:formula="of:=IF(ISTEXT([.G475]);[.G475];&quot;&quot;)" office:value-type="string" office:string-value="lay something down, make it lie" calcext:value-type="string">
            <text:p>lay something down, make it l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arn</text:p>
          </table:table-cell>
          <table:table-cell office:value-type="string" calcext:value-type="string">
            <text:p>learni</text:p>
          </table:table-cell>
          <table:table-cell table:number-columns-repeated="2"/>
          <table:table-cell table:formula="of:=IF(ISTEXT([.E476]);[.E476];&quot;&quot;)" office:value-type="string" office:string-value="learn" calcext:value-type="string">
            <text:p>learn</text:p>
          </table:table-cell>
          <table:table-cell table:formula="of:=CONCATENATE([.F476]; IF(ISTEXT([.B476]); CONCATENATE(&quot; {&quot;;[.B476];&quot;}&quot;);&quot;&quot;))" office:value-type="string" office:string-value="learni {tr}" calcext:value-type="string">
            <text:p>learni {tr}</text:p>
          </table:table-cell>
          <table:table-cell table:formula="of:=IF(ISTEXT([.G476]);[.G4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foriris</text:p>
          </table:table-cell>
          <table:table-cell table:number-columns-repeated="2"/>
          <table:table-cell table:formula="of:=IF(ISTEXT([.E477]);[.E477];&quot;&quot;)" office:value-type="string" office:string-value="left" calcext:value-type="string">
            <text:p>left</text:p>
          </table:table-cell>
          <table:table-cell table:formula="of:=CONCATENATE([.F477]; IF(ISTEXT([.B477]); CONCATENATE(&quot; {&quot;;[.B477];&quot;}&quot;);&quot;&quot;))" office:value-type="string" office:string-value="foriris {ntr}" calcext:value-type="string">
            <text:p>foriris {ntr}</text:p>
          </table:table-cell>
          <table:table-cell table:formula="of:=IF(ISTEXT([.G477]);[.G4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asis</text:p>
          </table:table-cell>
          <table:table-cell office:value-type="string" calcext:value-type="string">
            <text:p>to leave behind</text:p>
          </table:table-cell>
          <table:table-cell/>
          <table:table-cell table:formula="of:=IF(ISTEXT([.E478]);[.E478];&quot;&quot;)" office:value-type="string" office:string-value="left" calcext:value-type="string">
            <text:p>left</text:p>
          </table:table-cell>
          <table:table-cell table:formula="of:=CONCATENATE([.F478]; IF(ISTEXT([.B478]); CONCATENATE(&quot; {&quot;;[.B478];&quot;}&quot;);&quot;&quot;))" office:value-type="string" office:string-value="lasis {tr}" calcext:value-type="string">
            <text:p>lasis {tr}</text:p>
          </table:table-cell>
          <table:table-cell table:formula="of:=IF(ISTEXT([.G478]);[.G478];&quot;&quot;)" office:value-type="string" office:string-value="to leave behind" calcext:value-type="string">
            <text:p>to leave behi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maldekstre </text:p>
          </table:table-cell>
          <table:table-cell table:number-columns-repeated="2"/>
          <table:table-cell table:formula="of:=IF(ISTEXT([.E479]);[.E479];&quot;&quot;)" office:value-type="string" office:string-value="left" calcext:value-type="string">
            <text:p>left</text:p>
          </table:table-cell>
          <table:table-cell table:formula="of:=CONCATENATE([.F479]; IF(ISTEXT([.B479]); CONCATENATE(&quot; {&quot;;[.B479];&quot;}&quot;);&quot;&quot;))" office:value-type="string" office:string-value="maldekstre " calcext:value-type="string">
            <text:p>maldekstre </text:p>
          </table:table-cell>
          <table:table-cell table:formula="of:=IF(ISTEXT([.G479]);[.G47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 office:value-type="string" calcext:value-type="string">
            <text:p>biblioteko</text:p>
          </table:table-cell>
          <table:table-cell table:number-columns-repeated="2"/>
          <table:table-cell table:formula="of:=IF(ISTEXT([.E480]);[.E480];&quot;&quot;)" office:value-type="string" office:string-value="library" calcext:value-type="string">
            <text:p>library</text:p>
          </table:table-cell>
          <table:table-cell table:formula="of:=CONCATENATE([.F480]; IF(ISTEXT([.B480]); CONCATENATE(&quot; {&quot;;[.B480];&quot;}&quot;);&quot;&quot;))" office:value-type="string" office:string-value="biblioteko" calcext:value-type="string">
            <text:p>biblioteko</text:p>
          </table:table-cell>
          <table:table-cell table:formula="of:=IF(ISTEXT([.G480]);[.G4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resting in a horizontal position</text:p>
          </table:table-cell>
          <table:table-cell/>
          <table:table-cell table:formula="of:=IF(ISTEXT([.E481]);[.E481];&quot;&quot;)" office:value-type="string" office:string-value="lie" calcext:value-type="string">
            <text:p>lie</text:p>
          </table:table-cell>
          <table:table-cell table:formula="of:=CONCATENATE([.F481]; IF(ISTEXT([.B481]); CONCATENATE(&quot; {&quot;;[.B481];&quot;}&quot;);&quot;&quot;))" office:value-type="string" office:string-value="kuŝi {ntr}" calcext:value-type="string">
            <text:p>kuŝi {ntr}</text:p>
          </table:table-cell>
          <table:table-cell table:formula="of:=IF(ISTEXT([.G481]);[.G481];&quot;&quot;)" office:value-type="string" office:string-value="to be resting in a horizontal position" calcext:value-type="string">
            <text:p>to be resting in a horizontal posi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having horizontal sexual intercourse</text:p>
          </table:table-cell>
          <table:table-cell/>
          <table:table-cell table:formula="of:=IF(ISTEXT([.E482]);[.E482];&quot;&quot;)" office:value-type="string" office:string-value="lie" calcext:value-type="string">
            <text:p>lie</text:p>
          </table:table-cell>
          <table:table-cell table:formula="of:=CONCATENATE([.F482]; IF(ISTEXT([.B482]); CONCATENATE(&quot; {&quot;;[.B482];&quot;}&quot;);&quot;&quot;))" office:value-type="string" office:string-value="kuŝi {ntr}" calcext:value-type="string">
            <text:p>kuŝi {ntr}</text:p>
          </table:table-cell>
          <table:table-cell table:formula="of:=IF(ISTEXT([.G482]);[.G482];&quot;&quot;)" office:value-type="string" office:string-value="to be having horizontal sexual intercourse" calcext:value-type="string">
            <text:p>to be having horizontal sexual intercou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occupy a space, "lies to the East"</text:p>
          </table:table-cell>
          <table:table-cell/>
          <table:table-cell table:formula="of:=IF(ISTEXT([.E483]);[.E483];&quot;&quot;)" office:value-type="string" office:string-value="lie" calcext:value-type="string">
            <text:p>lie</text:p>
          </table:table-cell>
          <table:table-cell table:formula="of:=CONCATENATE([.F483]; IF(ISTEXT([.B483]); CONCATENATE(&quot; {&quot;;[.B483];&quot;}&quot;);&quot;&quot;))" office:value-type="string" office:string-value="kuŝi {ntr}" calcext:value-type="string">
            <text:p>kuŝi {ntr}</text:p>
          </table:table-cell>
          <table:table-cell table:formula="of:=IF(ISTEXT([.G483]);[.G483];&quot;&quot;)" office:value-type="string" office:string-value="to occupy a space, &quot;lies to the East&quot;" calcext:value-type="string">
            <text:p>to occupy a space, "lies to the East"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to lie oneself down, become and become recumbent</text:p>
          </table:table-cell>
          <table:table-cell/>
          <table:table-cell table:formula="of:=IF(ISTEXT([.E484]);[.E484];&quot;&quot;)" office:value-type="string" office:string-value="lie" calcext:value-type="string">
            <text:p>lie</text:p>
          </table:table-cell>
          <table:table-cell table:formula="of:=CONCATENATE([.F484]; IF(ISTEXT([.B484]); CONCATENATE(&quot; {&quot;;[.B484];&quot;}&quot;);&quot;&quot;))" office:value-type="string" office:string-value="kuŝiĝi {ntr}" calcext:value-type="string">
            <text:p>kuŝiĝi {ntr}</text:p>
          </table:table-cell>
          <table:table-cell table:formula="of:=IF(ISTEXT([.G484]);[.G484];&quot;&quot;)" office:value-type="string" office:string-value="to lie oneself down, become and become recumbent" calcext:value-type="string">
            <text:p>to lie oneself down, become and become recumb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</text:p>
          </table:table-cell>
          <table:table-cell office:value-type="string" calcext:value-type="string">
            <text:p>mensogo</text:p>
          </table:table-cell>
          <table:table-cell office:value-type="string" calcext:value-type="string">
            <text:p>an untruth</text:p>
          </table:table-cell>
          <table:table-cell/>
          <table:table-cell table:formula="of:=IF(ISTEXT([.E485]);[.E485];&quot;&quot;)" office:value-type="string" office:string-value="lie" calcext:value-type="string">
            <text:p>lie</text:p>
          </table:table-cell>
          <table:table-cell table:formula="of:=CONCATENATE([.F485]; IF(ISTEXT([.B485]); CONCATENATE(&quot; {&quot;;[.B485];&quot;}&quot;);&quot;&quot;))" office:value-type="string" office:string-value="mensogo" calcext:value-type="string">
            <text:p>mensogo</text:p>
          </table:table-cell>
          <table:table-cell table:formula="of:=IF(ISTEXT([.G485]);[.G485];&quot;&quot;)" office:value-type="string" office:string-value="an untruth" calcext:value-type="string">
            <text:p>an untr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s</text:p>
          </table:table-cell>
          <table:table-cell office:value-type="string" calcext:value-type="string">
            <text:p>kuŝas</text:p>
          </table:table-cell>
          <table:table-cell table:number-columns-repeated="2"/>
          <table:table-cell table:formula="of:=IF(ISTEXT([.E486]);[.E486];&quot;&quot;)" office:value-type="string" office:string-value="lies" calcext:value-type="string">
            <text:p>lies</text:p>
          </table:table-cell>
          <table:table-cell table:formula="of:=CONCATENATE([.F486]; IF(ISTEXT([.B486]); CONCATENATE(&quot; {&quot;;[.B486];&quot;}&quot;);&quot;&quot;))" office:value-type="string" office:string-value="kuŝas {ntr}" calcext:value-type="string">
            <text:p>kuŝas {ntr}</text:p>
          </table:table-cell>
          <table:table-cell table:formula="of:=IF(ISTEXT([.G486]);[.G48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s</text:p>
          </table:table-cell>
          <table:table-cell office:value-type="string" calcext:value-type="string">
            <text:p>mensogoj</text:p>
          </table:table-cell>
          <table:table-cell office:value-type="string" calcext:value-type="string">
            <text:p>pl. untruths</text:p>
          </table:table-cell>
          <table:table-cell/>
          <table:table-cell table:formula="of:=IF(ISTEXT([.E487]);[.E487];&quot;&quot;)" office:value-type="string" office:string-value="lies" calcext:value-type="string">
            <text:p>lies</text:p>
          </table:table-cell>
          <table:table-cell table:formula="of:=CONCATENATE([.F487]; IF(ISTEXT([.B487]); CONCATENATE(&quot; {&quot;;[.B487];&quot;}&quot;);&quot;&quot;))" office:value-type="string" office:string-value="mensogoj" calcext:value-type="string">
            <text:p>mensogoj</text:p>
          </table:table-cell>
          <table:table-cell table:formula="of:=IF(ISTEXT([.G487]);[.G487];&quot;&quot;)" office:value-type="string" office:string-value="pl. untruths" calcext:value-type="string">
            <text:p>pl. untruth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 that</text:p>
          </table:table-cell>
          <table:table-cell office:value-type="string" calcext:value-type="string">
            <text:p>tiel</text:p>
          </table:table-cell>
          <table:table-cell table:number-columns-repeated="2"/>
          <table:table-cell table:formula="of:=IF(ISTEXT([.E488]);[.E488];&quot;&quot;)" office:value-type="string" office:string-value="like that" calcext:value-type="string">
            <text:p>like that</text:p>
          </table:table-cell>
          <table:table-cell table:formula="of:=CONCATENATE([.F488]; IF(ISTEXT([.B488]); CONCATENATE(&quot; {&quot;;[.B488];&quot;}&quot;);&quot;&quot;))" office:value-type="string" office:string-value="tiel" calcext:value-type="string">
            <text:p>tiel</text:p>
          </table:table-cell>
          <table:table-cell table:formula="of:=IF(ISTEXT([.G488]);[.G4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likewise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E489]);[.E489];&quot;&quot;)" office:value-type="string" office:string-value="likewise" calcext:value-type="string">
            <text:p>likewise</text:p>
          </table:table-cell>
          <table:table-cell table:formula="of:=CONCATENATE([.F489]; IF(ISTEXT([.B489]); CONCATENATE(&quot; {&quot;;[.B489];&quot;}&quot;);&quot;&quot;))" office:value-type="string" office:string-value="ankaŭ " calcext:value-type="string">
            <text:p>ankaŭ </text:p>
          </table:table-cell>
          <table:table-cell table:formula="of:=IF(ISTEXT([.G489]);[.G4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on</text:p>
          </table:table-cell>
          <table:table-cell office:value-type="string" calcext:value-type="string">
            <text:p>leono</text:p>
          </table:table-cell>
          <table:table-cell table:number-columns-repeated="2"/>
          <table:table-cell table:formula="of:=IF(ISTEXT([.E490]);[.E490];&quot;&quot;)" office:value-type="string" office:string-value="lion" calcext:value-type="string">
            <text:p>lion</text:p>
          </table:table-cell>
          <table:table-cell table:formula="of:=CONCATENATE([.F490]; IF(ISTEXT([.B490]); CONCATENATE(&quot; {&quot;;[.B490];&quot;}&quot;);&quot;&quot;))" office:value-type="string" office:string-value="leono" calcext:value-type="string">
            <text:p>leono</text:p>
          </table:table-cell>
          <table:table-cell table:formula="of:=IF(ISTEXT([.G490]);[.G4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p</text:p>
          </table:table-cell>
          <table:table-cell office:value-type="string" calcext:value-type="string">
            <text:p>lipo</text:p>
          </table:table-cell>
          <table:table-cell table:number-columns-repeated="2"/>
          <table:table-cell table:formula="of:=IF(ISTEXT([.E491]);[.E491];&quot;&quot;)" office:value-type="string" office:string-value="lip" calcext:value-type="string">
            <text:p>lip</text:p>
          </table:table-cell>
          <table:table-cell table:formula="of:=CONCATENATE([.F491]; IF(ISTEXT([.B491]); CONCATENATE(&quot; {&quot;;[.B491];&quot;}&quot;);&quot;&quot;))" office:value-type="string" office:string-value="lipo" calcext:value-type="string">
            <text:p>lipo</text:p>
          </table:table-cell>
          <table:table-cell table:formula="of:=IF(ISTEXT([.G491]);[.G49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sten</text:p>
          </table:table-cell>
          <table:table-cell office:value-type="string" calcext:value-type="string">
            <text:p>aŭskulti</text:p>
          </table:table-cell>
          <table:table-cell table:number-columns-repeated="2"/>
          <table:table-cell table:formula="of:=IF(ISTEXT([.E492]);[.E492];&quot;&quot;)" office:value-type="string" office:string-value="listen" calcext:value-type="string">
            <text:p>listen</text:p>
          </table:table-cell>
          <table:table-cell table:formula="of:=CONCATENATE([.F492]; IF(ISTEXT([.B492]); CONCATENATE(&quot; {&quot;;[.B492];&quot;}&quot;);&quot;&quot;))" office:value-type="string" office:string-value="aŭskulti {tr}" calcext:value-type="string">
            <text:p>aŭskulti {tr}</text:p>
          </table:table-cell>
          <table:table-cell table:formula="of:=IF(ISTEXT([.G492]);[.G4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ttle</text:p>
          </table:table-cell>
          <table:table-cell office:value-type="string" calcext:value-type="string">
            <text:p>malmulte</text:p>
          </table:table-cell>
          <table:table-cell table:number-columns-repeated="2"/>
          <table:table-cell table:formula="of:=IF(ISTEXT([.E493]);[.E493];&quot;&quot;)" office:value-type="string" office:string-value="little" calcext:value-type="string">
            <text:p>little</text:p>
          </table:table-cell>
          <table:table-cell table:formula="of:=CONCATENATE([.F493]; IF(ISTEXT([.B493]); CONCATENATE(&quot; {&quot;;[.B493];&quot;}&quot;);&quot;&quot;))" office:value-type="string" office:string-value="malmulte" calcext:value-type="string">
            <text:p>malmulte</text:p>
          </table:table-cell>
          <table:table-cell table:formula="of:=IF(ISTEXT([.G493]);[.G4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neliness</text:p>
          </table:table-cell>
          <table:table-cell office:value-type="string" calcext:value-type="string">
            <text:p>soleco</text:p>
          </table:table-cell>
          <table:table-cell table:number-columns-repeated="2"/>
          <table:table-cell table:formula="of:=IF(ISTEXT([.E494]);[.E494];&quot;&quot;)" office:value-type="string" office:string-value="loneliness" calcext:value-type="string">
            <text:p>loneliness</text:p>
          </table:table-cell>
          <table:table-cell table:formula="of:=CONCATENATE([.F494]; IF(ISTEXT([.B494]); CONCATENATE(&quot; {&quot;;[.B494];&quot;}&quot;);&quot;&quot;))" office:value-type="string" office:string-value="soleco" calcext:value-type="string">
            <text:p>soleco</text:p>
          </table:table-cell>
          <table:table-cell table:formula="of:=IF(ISTEXT([.G494]);[.G4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onely</text:p>
          </table:table-cell>
          <table:table-cell office:value-type="string" calcext:value-type="string">
            <text:p>soleca</text:p>
          </table:table-cell>
          <table:table-cell table:number-columns-repeated="2"/>
          <table:table-cell table:formula="of:=IF(ISTEXT([.E495]);[.E495];&quot;&quot;)" office:value-type="string" office:string-value="lonely" calcext:value-type="string">
            <text:p>lonely</text:p>
          </table:table-cell>
          <table:table-cell table:formula="of:=CONCATENATE([.F495]; IF(ISTEXT([.B495]); CONCATENATE(&quot; {&quot;;[.B495];&quot;}&quot;);&quot;&quot;))" office:value-type="string" office:string-value="soleca" calcext:value-type="string">
            <text:p>soleca</text:p>
          </table:table-cell>
          <table:table-cell table:formula="of:=IF(ISTEXT([.G495]);[.G4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 office:value-type="string" calcext:value-type="string">
            <text:p>aspekti</text:p>
          </table:table-cell>
          <table:table-cell office:value-type="string" calcext:value-type="string">
            <text:p>appear as</text:p>
          </table:table-cell>
          <table:table-cell/>
          <table:table-cell table:formula="of:=IF(ISTEXT([.E496]);[.E496];&quot;&quot;)" office:value-type="string" office:string-value="look" calcext:value-type="string">
            <text:p>look</text:p>
          </table:table-cell>
          <table:table-cell table:formula="of:=CONCATENATE([.F496]; IF(ISTEXT([.B496]); CONCATENATE(&quot; {&quot;;[.B496];&quot;}&quot;);&quot;&quot;))" office:value-type="string" office:string-value="aspekti {ntr}" calcext:value-type="string">
            <text:p>aspekti {ntr}</text:p>
          </table:table-cell>
          <table:table-cell table:formula="of:=IF(ISTEXT([.G496]);[.G496];&quot;&quot;)" office:value-type="string" office:string-value="appear as" calcext:value-type="string">
            <text:p>appear 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 office:value-type="string" calcext:value-type="string">
            <text:p>rigardi</text:p>
          </table:table-cell>
          <table:table-cell office:value-type="string" calcext:value-type="string">
            <text:p>to look at with the eyes</text:p>
          </table:table-cell>
          <table:table-cell/>
          <table:table-cell table:formula="of:=IF(ISTEXT([.E497]);[.E497];&quot;&quot;)" office:value-type="string" office:string-value="look" calcext:value-type="string">
            <text:p>look</text:p>
          </table:table-cell>
          <table:table-cell table:formula="of:=CONCATENATE([.F497]; IF(ISTEXT([.B497]); CONCATENATE(&quot; {&quot;;[.B497];&quot;}&quot;);&quot;&quot;))" office:value-type="string" office:string-value="rigardi {tr}" calcext:value-type="string">
            <text:p>rigardi {tr}</text:p>
          </table:table-cell>
          <table:table-cell table:formula="of:=IF(ISTEXT([.G497]);[.G497];&quot;&quot;)" office:value-type="string" office:string-value="to look at with the eyes" calcext:value-type="string">
            <text:p>to look at with the eyes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looked forward to</text:p>
          </table:table-cell>
          <table:table-cell office:value-type="string" calcext:value-type="string">
            <text:p>antaŭĝojitaj</text:p>
          </table:table-cell>
          <table:table-cell office:value-type="string" calcext:value-type="string">
            <text:p>as in anticipated</text:p>
          </table:table-cell>
          <table:table-cell/>
          <table:table-cell table:formula="of:=IF(ISTEXT([.E498]);[.E498];&quot;&quot;)" office:value-type="string" office:string-value="looked forward to" calcext:value-type="string">
            <text:p>looked forward to</text:p>
          </table:table-cell>
          <table:table-cell table:formula="of:=CONCATENATE([.F498]; IF(ISTEXT([.B498]); CONCATENATE(&quot; {&quot;;[.B498];&quot;}&quot;);&quot;&quot;))" office:value-type="string" office:string-value="antaŭĝojitaj" calcext:value-type="string">
            <text:p>antaŭĝojitaj</text:p>
          </table:table-cell>
          <table:table-cell table:formula="of:=IF(ISTEXT([.G498]);[.G498];&quot;&quot;)" office:value-type="string" office:string-value="as in anticipated" calcext:value-type="string">
            <text:p>as in anticipa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sorto</text:p>
          </table:table-cell>
          <table:table-cell office:value-type="string" calcext:value-type="string">
            <text:p>lot in life, as in fate</text:p>
          </table:table-cell>
          <table:table-cell/>
          <table:table-cell table:formula="of:=IF(ISTEXT([.E499]);[.E499];&quot;&quot;)" office:value-type="string" office:string-value="lot" calcext:value-type="string">
            <text:p>lot</text:p>
          </table:table-cell>
          <table:table-cell table:formula="of:=CONCATENATE([.F499]; IF(ISTEXT([.B499]); CONCATENATE(&quot; {&quot;;[.B499];&quot;}&quot;);&quot;&quot;))" office:value-type="string" office:string-value="sorto" calcext:value-type="string">
            <text:p>sorto</text:p>
          </table:table-cell>
          <table:table-cell table:formula="of:=IF(ISTEXT([.G499]);[.G499];&quot;&quot;)" office:value-type="string" office:string-value="lot in life, as in fate" calcext:value-type="string">
            <text:p>lot in life, as in f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ver</text:p>
          </table:table-cell>
          <table:table-cell office:value-type="string" calcext:value-type="string">
            <text:p>amanto</text:p>
          </table:table-cell>
          <table:table-cell table:number-columns-repeated="2"/>
          <table:table-cell table:formula="of:=IF(ISTEXT([.E500]);[.E500];&quot;&quot;)" office:value-type="string" office:string-value="lover" calcext:value-type="string">
            <text:p>lover</text:p>
          </table:table-cell>
          <table:table-cell table:formula="of:=CONCATENATE([.F500]; IF(ISTEXT([.B500]); CONCATENATE(&quot; {&quot;;[.B500];&quot;}&quot;);&quot;&quot;))" office:value-type="string" office:string-value="amanto" calcext:value-type="string">
            <text:p>amanto</text:p>
          </table:table-cell>
          <table:table-cell table:formula="of:=IF(ISTEXT([.G500]);[.G5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ake</text:p>
          </table:table-cell>
          <table:table-cell office:value-type="string" calcext:value-type="string">
            <text:p>fari</text:p>
          </table:table-cell>
          <table:table-cell table:number-columns-repeated="2"/>
          <table:table-cell table:formula="of:=IF(ISTEXT([.E501]);[.E501];&quot;&quot;)" office:value-type="string" office:string-value="make" calcext:value-type="string">
            <text:p>make</text:p>
          </table:table-cell>
          <table:table-cell table:formula="of:=CONCATENATE([.F501]; IF(ISTEXT([.B501]); CONCATENATE(&quot; {&quot;;[.B501];&quot;}&quot;);&quot;&quot;))" office:value-type="string" office:string-value="fari {tr}" calcext:value-type="string">
            <text:p>fari {tr}</text:p>
          </table:table-cell>
          <table:table-cell table:formula="of:=IF(ISTEXT([.G501]);[.G5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kes a gesture</text:p>
          </table:table-cell>
          <table:table-cell office:value-type="string" calcext:value-type="string">
            <text:p>gesti</text:p>
          </table:table-cell>
          <table:table-cell table:number-columns-repeated="2"/>
          <table:table-cell table:formula="of:=IF(ISTEXT([.E502]);[.E502];&quot;&quot;)" office:value-type="string" office:string-value="makes a gesture" calcext:value-type="string">
            <text:p>makes a gesture</text:p>
          </table:table-cell>
          <table:table-cell table:formula="of:=CONCATENATE([.F502]; IF(ISTEXT([.B502]); CONCATENATE(&quot; {&quot;;[.B502];&quot;}&quot;);&quot;&quot;))" office:value-type="string" office:string-value="gesti {ntr}" calcext:value-type="string">
            <text:p>gesti {ntr}</text:p>
          </table:table-cell>
          <table:table-cell table:formula="of:=IF(ISTEXT([.G502]);[.G5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ger</text:p>
          </table:table-cell>
          <table:table-cell office:value-type="string" calcext:value-type="string">
            <text:p>staltrogo</text:p>
          </table:table-cell>
          <table:table-cell table:number-columns-repeated="2"/>
          <table:table-cell table:formula="of:=IF(ISTEXT([.E503]);[.E503];&quot;&quot;)" office:value-type="string" office:string-value="manger" calcext:value-type="string">
            <text:p>manger</text:p>
          </table:table-cell>
          <table:table-cell table:formula="of:=CONCATENATE([.F503]; IF(ISTEXT([.B503]); CONCATENATE(&quot; {&quot;;[.B503];&quot;}&quot;);&quot;&quot;))" office:value-type="string" office:string-value="staltrogo" calcext:value-type="string">
            <text:p>staltrogo</text:p>
          </table:table-cell>
          <table:table-cell table:formula="of:=IF(ISTEXT([.G503]);[.G5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E504]);[.E504];&quot;&quot;)" office:value-type="string" office:string-value="manor" calcext:value-type="string">
            <text:p>manor</text:p>
          </table:table-cell>
          <table:table-cell table:formula="of:=CONCATENATE([.F504]; IF(ISTEXT([.B504]); CONCATENATE(&quot; {&quot;;[.B504];&quot;}&quot;);&quot;&quot;))" office:value-type="string" office:string-value="domego" calcext:value-type="string">
            <text:p>domego</text:p>
          </table:table-cell>
          <table:table-cell table:formula="of:=IF(ISTEXT([.G504]);[.G50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 house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E505]);[.E505];&quot;&quot;)" office:value-type="string" office:string-value="manor house" calcext:value-type="string">
            <text:p>manor house</text:p>
          </table:table-cell>
          <table:table-cell table:formula="of:=CONCATENATE([.F505]; IF(ISTEXT([.B505]); CONCATENATE(&quot; {&quot;;[.B505];&quot;}&quot;);&quot;&quot;))" office:value-type="string" office:string-value="domego" calcext:value-type="string">
            <text:p>domego</text:p>
          </table:table-cell>
          <table:table-cell table:formula="of:=IF(ISTEXT([.G505]);[.G5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sion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E506]);[.E506];&quot;&quot;)" office:value-type="string" office:string-value="mansion" calcext:value-type="string">
            <text:p>mansion</text:p>
          </table:table-cell>
          <table:table-cell table:formula="of:=CONCATENATE([.F506]; IF(ISTEXT([.B506]); CONCATENATE(&quot; {&quot;;[.B506];&quot;}&quot;);&quot;&quot;))" office:value-type="string" office:string-value="domego" calcext:value-type="string">
            <text:p>domego</text:p>
          </table:table-cell>
          <table:table-cell table:formula="of:=IF(ISTEXT([.G506]);[.G5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marto</text:p>
          </table:table-cell>
          <table:table-cell table:number-columns-repeated="2"/>
          <table:table-cell table:formula="of:=IF(ISTEXT([.E507]);[.E507];&quot;&quot;)" office:value-type="string" office:string-value="March" calcext:value-type="string">
            <text:p>March</text:p>
          </table:table-cell>
          <table:table-cell table:formula="of:=CONCATENATE([.F507]; IF(ISTEXT([.B507]); CONCATENATE(&quot; {&quot;;[.B507];&quot;}&quot;);&quot;&quot;))" office:value-type="string" office:string-value="marto" calcext:value-type="string">
            <text:p>marto</text:p>
          </table:table-cell>
          <table:table-cell table:formula="of:=IF(ISTEXT([.G507]);[.G5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riage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E508]);[.E508];&quot;&quot;)" office:value-type="string" office:string-value="marriage" calcext:value-type="string">
            <text:p>marriage</text:p>
          </table:table-cell>
          <table:table-cell table:formula="of:=CONCATENATE([.F508]; IF(ISTEXT([.B508]); CONCATENATE(&quot; {&quot;;[.B508];&quot;}&quot;);&quot;&quot;))" office:value-type="string" office:string-value="geedziĝo" calcext:value-type="string">
            <text:p>geedziĝo</text:p>
          </table:table-cell>
          <table:table-cell table:formula="of:=IF(ISTEXT([.G508]);[.G5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k</text:p>
          </table:table-cell>
          <table:table-cell office:value-type="string" calcext:value-type="string">
            <text:p>masko</text:p>
          </table:table-cell>
          <table:table-cell table:number-columns-repeated="2"/>
          <table:table-cell table:formula="of:=IF(ISTEXT([.E509]);[.E509];&quot;&quot;)" office:value-type="string" office:string-value="mask" calcext:value-type="string">
            <text:p>mask</text:p>
          </table:table-cell>
          <table:table-cell table:formula="of:=CONCATENATE([.F509]; IF(ISTEXT([.B509]); CONCATENATE(&quot; {&quot;;[.B509];&quot;}&quot;);&quot;&quot;))" office:value-type="string" office:string-value="masko" calcext:value-type="string">
            <text:p>masko</text:p>
          </table:table-cell>
          <table:table-cell table:formula="of:=IF(ISTEXT([.G509]);[.G5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terpiece</text:p>
          </table:table-cell>
          <table:table-cell office:value-type="string" calcext:value-type="string">
            <text:p>ĉefverko</text:p>
          </table:table-cell>
          <table:table-cell table:number-columns-repeated="2"/>
          <table:table-cell table:formula="of:=IF(ISTEXT([.E510]);[.E510];&quot;&quot;)" office:value-type="string" office:string-value="masterpiece" calcext:value-type="string">
            <text:p>masterpiece</text:p>
          </table:table-cell>
          <table:table-cell table:formula="of:=CONCATENATE([.F510]; IF(ISTEXT([.B510]); CONCATENATE(&quot; {&quot;;[.B510];&quot;}&quot;);&quot;&quot;))" office:value-type="string" office:string-value="ĉefverko" calcext:value-type="string">
            <text:p>ĉefverko</text:p>
          </table:table-cell>
          <table:table-cell table:formula="of:=IF(ISTEXT([.G510]);[.G5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tters</text:p>
          </table:table-cell>
          <table:table-cell office:value-type="string" calcext:value-type="string">
            <text:p>gravas</text:p>
          </table:table-cell>
          <table:table-cell table:number-columns-repeated="2"/>
          <table:table-cell table:formula="of:=IF(ISTEXT([.E511]);[.E511];&quot;&quot;)" office:value-type="string" office:string-value="matters" calcext:value-type="string">
            <text:p>matters</text:p>
          </table:table-cell>
          <table:table-cell table:formula="of:=CONCATENATE([.F511]; IF(ISTEXT([.B511]); CONCATENATE(&quot; {&quot;;[.B511];&quot;}&quot;);&quot;&quot;))" office:value-type="string" office:string-value="gravas" calcext:value-type="string">
            <text:p>gravas</text:p>
          </table:table-cell>
          <table:table-cell table:formula="of:=IF(ISTEXT([.G511]);[.G51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majo</text:p>
          </table:table-cell>
          <table:table-cell table:number-columns-repeated="2"/>
          <table:table-cell table:formula="of:=IF(ISTEXT([.E512]);[.E512];&quot;&quot;)" office:value-type="string" office:string-value="May" calcext:value-type="string">
            <text:p>May</text:p>
          </table:table-cell>
          <table:table-cell table:formula="of:=CONCATENATE([.F512]; IF(ISTEXT([.B512]); CONCATENATE(&quot; {&quot;;[.B512];&quot;}&quot;);&quot;&quot;))" office:value-type="string" office:string-value="majo" calcext:value-type="string">
            <text:p>majo</text:p>
          </table:table-cell>
          <table:table-cell table:formula="of:=IF(ISTEXT([.G512]);[.G5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s</text:p>
          </table:table-cell>
          <table:table-cell office:value-type="string" calcext:value-type="string">
            <text:p>signifis</text:p>
          </table:table-cell>
          <table:table-cell office:value-type="string" calcext:value-type="string">
            <text:p>has the meaning of</text:p>
          </table:table-cell>
          <table:table-cell/>
          <table:table-cell table:formula="of:=IF(ISTEXT([.E513]);[.E513];&quot;&quot;)" office:value-type="string" office:string-value="means" calcext:value-type="string">
            <text:p>means</text:p>
          </table:table-cell>
          <table:table-cell table:formula="of:=CONCATENATE([.F513]; IF(ISTEXT([.B513]); CONCATENATE(&quot; {&quot;;[.B513];&quot;}&quot;);&quot;&quot;))" office:value-type="string" office:string-value="signifis {tr}" calcext:value-type="string">
            <text:p>signifis {tr}</text:p>
          </table:table-cell>
          <table:table-cell table:formula="of:=IF(ISTEXT([.G513]);[.G513];&quot;&quot;)" office:value-type="string" office:string-value="has the meaning of" calcext:value-type="string">
            <text:p>has the meaning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et</text:p>
          </table:table-cell>
          <table:table-cell office:value-type="string" calcext:value-type="string">
            <text:p>renkontas</text:p>
          </table:table-cell>
          <table:table-cell table:number-columns-repeated="2"/>
          <table:table-cell table:formula="of:=IF(ISTEXT([.E514]);[.E514];&quot;&quot;)" office:value-type="string" office:string-value="meet" calcext:value-type="string">
            <text:p>meet</text:p>
          </table:table-cell>
          <table:table-cell table:formula="of:=CONCATENATE([.F514]; IF(ISTEXT([.B514]); CONCATENATE(&quot; {&quot;;[.B514];&quot;}&quot;);&quot;&quot;))" office:value-type="string" office:string-value="renkontas" calcext:value-type="string">
            <text:p>renkontas</text:p>
          </table:table-cell>
          <table:table-cell table:formula="of:=IF(ISTEXT([.G514]);[.G5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Memfiso</text:p>
          </table:table-cell>
          <table:table-cell office:value-type="string" calcext:value-type="string">
            <text:p>city in Tennessee</text:p>
          </table:table-cell>
          <table:table-cell/>
          <table:table-cell table:formula="of:=IF(ISTEXT([.E515]);[.E515];&quot;&quot;)" office:value-type="string" office:string-value="Memphis" calcext:value-type="string">
            <text:p>Memphis</text:p>
          </table:table-cell>
          <table:table-cell table:formula="of:=CONCATENATE([.F515]; IF(ISTEXT([.B515]); CONCATENATE(&quot; {&quot;;[.B515];&quot;}&quot;);&quot;&quot;))" office:value-type="string" office:string-value="Memfiso" calcext:value-type="string">
            <text:p>Memfiso</text:p>
          </table:table-cell>
          <table:table-cell table:formula="of:=IF(ISTEXT([.G515]);[.G515];&quot;&quot;)" office:value-type="string" office:string-value="city in Tennessee" calcext:value-type="string">
            <text:p>city in Tenness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Menefro</text:p>
          </table:table-cell>
          <table:table-cell office:value-type="string" calcext:value-type="string">
            <text:p>city in ancient Egypt</text:p>
          </table:table-cell>
          <table:table-cell/>
          <table:table-cell table:formula="of:=IF(ISTEXT([.E516]);[.E516];&quot;&quot;)" office:value-type="string" office:string-value="Memphis" calcext:value-type="string">
            <text:p>Memphis</text:p>
          </table:table-cell>
          <table:table-cell table:formula="of:=CONCATENATE([.F516]; IF(ISTEXT([.B516]); CONCATENATE(&quot; {&quot;;[.B516];&quot;}&quot;);&quot;&quot;))" office:value-type="string" office:string-value="Menefro" calcext:value-type="string">
            <text:p>Menefro</text:p>
          </table:table-cell>
          <table:table-cell table:formula="of:=IF(ISTEXT([.G516]);[.G516];&quot;&quot;)" office:value-type="string" office:string-value="city in ancient Egypt" calcext:value-type="string">
            <text:p>city in ancient Egyp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ental</text:p>
          </table:table-cell>
          <table:table-cell office:value-type="string" calcext:value-type="string">
            <text:p>psika</text:p>
          </table:table-cell>
          <table:table-cell office:value-type="string" calcext:value-type="string">
            <text:p>psychological</text:p>
          </table:table-cell>
          <table:table-cell/>
          <table:table-cell table:formula="of:=IF(ISTEXT([.E517]);[.E517];&quot;&quot;)" office:value-type="string" office:string-value="mental" calcext:value-type="string">
            <text:p>mental</text:p>
          </table:table-cell>
          <table:table-cell table:formula="of:=CONCATENATE([.F517]; IF(ISTEXT([.B517]); CONCATENATE(&quot; {&quot;;[.B517];&quot;}&quot;);&quot;&quot;))" office:value-type="string" office:string-value="psika" calcext:value-type="string">
            <text:p>psika</text:p>
          </table:table-cell>
          <table:table-cell table:formula="of:=IF(ISTEXT([.G517]);[.G517];&quot;&quot;)" office:value-type="string" office:string-value="psychological" calcext:value-type="string">
            <text:p>psychologic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eran</text:p>
          </table:table-cell>
          <table:table-cell office:value-type="string" calcext:value-type="string">
            <text:p>Merano</text:p>
          </table:table-cell>
          <table:table-cell table:number-columns-repeated="2"/>
          <table:table-cell table:formula="of:=IF(ISTEXT([.E518]);[.E518];&quot;&quot;)" office:value-type="string" office:string-value="Meran" calcext:value-type="string">
            <text:p>Meran</text:p>
          </table:table-cell>
          <table:table-cell table:formula="of:=CONCATENATE([.F518]; IF(ISTEXT([.B518]); CONCATENATE(&quot; {&quot;;[.B518];&quot;}&quot;);&quot;&quot;))" office:value-type="string" office:string-value="Merano" calcext:value-type="string">
            <text:p>Merano</text:p>
          </table:table-cell>
          <table:table-cell table:formula="of:=IF(ISTEXT([.G518]);[.G5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hod</text:p>
          </table:table-cell>
          <table:table-cell office:value-type="string" calcext:value-type="string">
            <text:p>metodo</text:p>
          </table:table-cell>
          <table:table-cell table:number-columns-repeated="2"/>
          <table:table-cell table:formula="of:=IF(ISTEXT([.E519]);[.E519];&quot;&quot;)" office:value-type="string" office:string-value="method" calcext:value-type="string">
            <text:p>method</text:p>
          </table:table-cell>
          <table:table-cell table:formula="of:=CONCATENATE([.F519]; IF(ISTEXT([.B519]); CONCATENATE(&quot; {&quot;;[.B519];&quot;}&quot;);&quot;&quot;))" office:value-type="string" office:string-value="metodo" calcext:value-type="string">
            <text:p>metodo</text:p>
          </table:table-cell>
          <table:table-cell table:formula="of:=IF(ISTEXT([.G519]);[.G5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iddle Ages</text:p>
          </table:table-cell>
          <table:table-cell office:value-type="string" calcext:value-type="string">
            <text:p>Mezepoko</text:p>
          </table:table-cell>
          <table:table-cell table:number-columns-repeated="2"/>
          <table:table-cell table:formula="of:=IF(ISTEXT([.E520]);[.E520];&quot;&quot;)" office:value-type="string" office:string-value="Middle Ages" calcext:value-type="string">
            <text:p>Middle Ages</text:p>
          </table:table-cell>
          <table:table-cell table:formula="of:=CONCATENATE([.F520]; IF(ISTEXT([.B520]); CONCATENATE(&quot; {&quot;;[.B520];&quot;}&quot;);&quot;&quot;))" office:value-type="string" office:string-value="Mezepoko" calcext:value-type="string">
            <text:p>Mezepoko</text:p>
          </table:table-cell>
          <table:table-cell table:formula="of:=IF(ISTEXT([.G520]);[.G5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idland counties</text:p>
          </table:table-cell>
          <table:table-cell office:value-type="string" calcext:value-type="string">
            <text:p>mezlandaj graflandoj</text:p>
          </table:table-cell>
          <table:table-cell table:number-columns-repeated="2"/>
          <table:table-cell table:formula="of:=IF(ISTEXT([.E521]);[.E521];&quot;&quot;)" office:value-type="string" office:string-value="midland counties" calcext:value-type="string">
            <text:p>midland counties</text:p>
          </table:table-cell>
          <table:table-cell table:formula="of:=CONCATENATE([.F521]; IF(ISTEXT([.B521]); CONCATENATE(&quot; {&quot;;[.B521];&quot;}&quot;);&quot;&quot;))" office:value-type="string" office:string-value="mezlandaj graflandoj" calcext:value-type="string">
            <text:p>mezlandaj graflandoj</text:p>
          </table:table-cell>
          <table:table-cell table:formula="of:=IF(ISTEXT([.G521]);[.G5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dnight</text:p>
          </table:table-cell>
          <table:table-cell office:value-type="string" calcext:value-type="string">
            <text:p>noktomezo</text:p>
          </table:table-cell>
          <table:table-cell table:number-columns-repeated="2"/>
          <table:table-cell table:formula="of:=IF(ISTEXT([.E522]);[.E522];&quot;&quot;)" office:value-type="string" office:string-value="midnight" calcext:value-type="string">
            <text:p>midnight</text:p>
          </table:table-cell>
          <table:table-cell table:formula="of:=CONCATENATE([.F522]; IF(ISTEXT([.B522]); CONCATENATE(&quot; {&quot;;[.B522];&quot;}&quot;);&quot;&quot;))" office:value-type="string" office:string-value="noktomezo" calcext:value-type="string">
            <text:p>noktomezo</text:p>
          </table:table-cell>
          <table:table-cell table:formula="of:=IF(ISTEXT([.G522]);[.G5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ller</text:p>
          </table:table-cell>
          <table:table-cell office:value-type="string" calcext:value-type="string">
            <text:p>Milero</text:p>
          </table:table-cell>
          <table:table-cell office:value-type="string" calcext:value-type="string">
            <text:p>name</text:p>
          </table:table-cell>
          <table:table-cell/>
          <table:table-cell table:formula="of:=IF(ISTEXT([.E523]);[.E523];&quot;&quot;)" office:value-type="string" office:string-value="Miller" calcext:value-type="string">
            <text:p>Miller</text:p>
          </table:table-cell>
          <table:table-cell table:formula="of:=CONCATENATE([.F523]; IF(ISTEXT([.B523]); CONCATENATE(&quot; {&quot;;[.B523];&quot;}&quot;);&quot;&quot;))" office:value-type="string" office:string-value="Milero" calcext:value-type="string">
            <text:p>Milero</text:p>
          </table:table-cell>
          <table:table-cell table:formula="of:=IF(ISTEXT([.G523]);[.G523];&quot;&quot;)" office:value-type="string" office:string-value="name" calcext:value-type="string">
            <text:p>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E524]);[.E524];&quot;&quot;)" office:value-type="string" office:string-value="mind" calcext:value-type="string">
            <text:p>mind</text:p>
          </table:table-cell>
          <table:table-cell table:formula="of:=CONCATENATE([.F524]; IF(ISTEXT([.B524]); CONCATENATE(&quot; {&quot;;[.B524];&quot;}&quot;);&quot;&quot;))" office:value-type="string" office:string-value="menso" calcext:value-type="string">
            <text:p>menso</text:p>
          </table:table-cell>
          <table:table-cell table:formula="of:=IF(ISTEXT([.G524]);[.G52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gle</text:p>
          </table:table-cell>
          <table:table-cell office:value-type="string" calcext:value-type="string">
            <text:p>intermiksiĝi</text:p>
          </table:table-cell>
          <table:table-cell table:number-columns-repeated="2"/>
          <table:table-cell table:formula="of:=IF(ISTEXT([.E525]);[.E525];&quot;&quot;)" office:value-type="string" office:string-value="mingle" calcext:value-type="string">
            <text:p>mingle</text:p>
          </table:table-cell>
          <table:table-cell table:formula="of:=CONCATENATE([.F525]; IF(ISTEXT([.B525]); CONCATENATE(&quot; {&quot;;[.B525];&quot;}&quot;);&quot;&quot;))" office:value-type="string" office:string-value="intermiksiĝi" calcext:value-type="string">
            <text:p>intermiksiĝi</text:p>
          </table:table-cell>
          <table:table-cell table:formula="of:=IF(ISTEXT([.G525]);[.G5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strelsye</text:p>
          </table:table-cell>
          <table:table-cell office:value-type="string" calcext:value-type="string">
            <text:p>menestrelaĵo</text:p>
          </table:table-cell>
          <table:table-cell office:value-type="string" calcext:value-type="string">
            <text:p>music of minstrels</text:p>
          </table:table-cell>
          <table:table-cell/>
          <table:table-cell table:formula="of:=IF(ISTEXT([.E526]);[.E526];&quot;&quot;)" office:value-type="string" office:string-value="minstrelsye" calcext:value-type="string">
            <text:p>minstrelsye</text:p>
          </table:table-cell>
          <table:table-cell table:formula="of:=CONCATENATE([.F526]; IF(ISTEXT([.B526]); CONCATENATE(&quot; {&quot;;[.B526];&quot;}&quot;);&quot;&quot;))" office:value-type="string" office:string-value="menestrelaĵo" calcext:value-type="string">
            <text:p>menestrelaĵo</text:p>
          </table:table-cell>
          <table:table-cell table:formula="of:=IF(ISTEXT([.G526]);[.G526];&quot;&quot;)" office:value-type="string" office:string-value="music of minstrels" calcext:value-type="string">
            <text:p>music of minstre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rth</text:p>
          </table:table-cell>
          <table:table-cell office:value-type="string" calcext:value-type="string">
            <text:p>gajeco</text:p>
          </table:table-cell>
          <table:table-cell table:number-columns-repeated="2"/>
          <table:table-cell table:formula="of:=IF(ISTEXT([.E527]);[.E527];&quot;&quot;)" office:value-type="string" office:string-value="mirth" calcext:value-type="string">
            <text:p>mirth</text:p>
          </table:table-cell>
          <table:table-cell table:formula="of:=CONCATENATE([.F527]; IF(ISTEXT([.B527]); CONCATENATE(&quot; {&quot;;[.B527];&quot;}&quot;);&quot;&quot;))" office:value-type="string" office:string-value="gajeco" calcext:value-type="string">
            <text:p>gajeco</text:p>
          </table:table-cell>
          <table:table-cell table:formula="of:=IF(ISTEXT([.G527]);[.G5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erable</text:p>
          </table:table-cell>
          <table:table-cell office:value-type="string" calcext:value-type="string">
            <text:p>mizera</text:p>
          </table:table-cell>
          <table:table-cell table:number-columns-repeated="2"/>
          <table:table-cell table:formula="of:=IF(ISTEXT([.E528]);[.E528];&quot;&quot;)" office:value-type="string" office:string-value="miserable" calcext:value-type="string">
            <text:p>miserable</text:p>
          </table:table-cell>
          <table:table-cell table:formula="of:=CONCATENATE([.F528]; IF(ISTEXT([.B528]); CONCATENATE(&quot; {&quot;;[.B528];&quot;}&quot;);&quot;&quot;))" office:value-type="string" office:string-value="mizera" calcext:value-type="string">
            <text:p>mizera</text:p>
          </table:table-cell>
          <table:table-cell table:formula="of:=IF(ISTEXT([.G528]);[.G5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tletoe</text:p>
          </table:table-cell>
          <table:table-cell office:value-type="string" calcext:value-type="string">
            <text:p>visko</text:p>
          </table:table-cell>
          <table:table-cell table:number-columns-repeated="2"/>
          <table:table-cell table:formula="of:=IF(ISTEXT([.E529]);[.E529];&quot;&quot;)" office:value-type="string" office:string-value="mistletoe" calcext:value-type="string">
            <text:p>mistletoe</text:p>
          </table:table-cell>
          <table:table-cell table:formula="of:=CONCATENATE([.F529]; IF(ISTEXT([.B529]); CONCATENATE(&quot; {&quot;;[.B529];&quot;}&quot;);&quot;&quot;))" office:value-type="string" office:string-value="visko" calcext:value-type="string">
            <text:p>visko</text:p>
          </table:table-cell>
          <table:table-cell table:formula="of:=IF(ISTEXT([.G529]);[.G5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ckery</text:p>
          </table:table-cell>
          <table:table-cell office:value-type="string" calcext:value-type="string">
            <text:p>mokataĵo</text:p>
          </table:table-cell>
          <table:table-cell table:number-columns-repeated="2"/>
          <table:table-cell table:formula="of:=IF(ISTEXT([.E530]);[.E530];&quot;&quot;)" office:value-type="string" office:string-value="mockery" calcext:value-type="string">
            <text:p>mockery</text:p>
          </table:table-cell>
          <table:table-cell table:formula="of:=CONCATENATE([.F530]; IF(ISTEXT([.B530]); CONCATENATE(&quot; {&quot;;[.B530];&quot;}&quot;);&quot;&quot;))" office:value-type="string" office:string-value="mokataĵo" calcext:value-type="string">
            <text:p>mokataĵo</text:p>
          </table:table-cell>
          <table:table-cell table:formula="of:=IF(ISTEXT([.G530]);[.G5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table:formula="of:=IF(ISTEXT([.E531]);[.E531];&quot;&quot;)" office:value-type="string" office:string-value="model" calcext:value-type="string">
            <text:p>model</text:p>
          </table:table-cell>
          <table:table-cell table:formula="of:=CONCATENATE([.F531]; IF(ISTEXT([.B531]); CONCATENATE(&quot; {&quot;;[.B531];&quot;}&quot;);&quot;&quot;))" office:value-type="string" office:string-value="modelo" calcext:value-type="string">
            <text:p>modelo</text:p>
          </table:table-cell>
          <table:table-cell table:formula="of:=IF(ISTEXT([.G531]);[.G5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lundo</text:p>
          </table:table-cell>
          <table:table-cell table:number-columns-repeated="2"/>
          <table:table-cell table:formula="of:=IF(ISTEXT([.E532]);[.E532];&quot;&quot;)" office:value-type="string" office:string-value="Monday" calcext:value-type="string">
            <text:p>Monday</text:p>
          </table:table-cell>
          <table:table-cell table:formula="of:=CONCATENATE([.F532]; IF(ISTEXT([.B532]); CONCATENATE(&quot; {&quot;;[.B532];&quot;}&quot;);&quot;&quot;))" office:value-type="string" office:string-value="lundo" calcext:value-type="string">
            <text:p>lundo</text:p>
          </table:table-cell>
          <table:table-cell table:formula="of:=IF(ISTEXT([.G532]);[.G5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nk</text:p>
          </table:table-cell>
          <table:table-cell office:value-type="string" calcext:value-type="string">
            <text:p>monaĥo</text:p>
          </table:table-cell>
          <table:table-cell table:number-columns-repeated="2"/>
          <table:table-cell table:formula="of:=IF(ISTEXT([.E533]);[.E533];&quot;&quot;)" office:value-type="string" office:string-value="monk" calcext:value-type="string">
            <text:p>monk</text:p>
          </table:table-cell>
          <table:table-cell table:formula="of:=CONCATENATE([.F533]; IF(ISTEXT([.B533]); CONCATENATE(&quot; {&quot;;[.B533];&quot;}&quot;);&quot;&quot;))" office:value-type="string" office:string-value="monaĥo" calcext:value-type="string">
            <text:p>monaĥo</text:p>
          </table:table-cell>
          <table:table-cell table:formula="of:=IF(ISTEXT([.G533]);[.G5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th</text:p>
          </table:table-cell>
          <table:table-cell office:value-type="string" calcext:value-type="string">
            <text:p>buŝo</text:p>
          </table:table-cell>
          <table:table-cell table:number-columns-repeated="2"/>
          <table:table-cell table:formula="of:=IF(ISTEXT([.E534]);[.E534];&quot;&quot;)" office:value-type="string" office:string-value="mouth" calcext:value-type="string">
            <text:p>mouth</text:p>
          </table:table-cell>
          <table:table-cell table:formula="of:=CONCATENATE([.F534]; IF(ISTEXT([.B534]); CONCATENATE(&quot; {&quot;;[.B534];&quot;}&quot;);&quot;&quot;))" office:value-type="string" office:string-value="buŝo" calcext:value-type="string">
            <text:p>buŝo</text:p>
          </table:table-cell>
          <table:table-cell table:formula="of:=IF(ISTEXT([.G534]);[.G5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ysteries</text:p>
          </table:table-cell>
          <table:table-cell office:value-type="string" calcext:value-type="string">
            <text:p>misteroj</text:p>
          </table:table-cell>
          <table:table-cell table:number-columns-repeated="2"/>
          <table:table-cell table:formula="of:=IF(ISTEXT([.E535]);[.E535];&quot;&quot;)" office:value-type="string" office:string-value="mysteries" calcext:value-type="string">
            <text:p>mysteries</text:p>
          </table:table-cell>
          <table:table-cell table:formula="of:=CONCATENATE([.F535]; IF(ISTEXT([.B535]); CONCATENATE(&quot; {&quot;;[.B535];&quot;}&quot;);&quot;&quot;))" office:value-type="string" office:string-value="misteroj" calcext:value-type="string">
            <text:p>misteroj</text:p>
          </table:table-cell>
          <table:table-cell table:formula="of:=IF(ISTEXT([.G535]);[.G5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ysterious</text:p>
          </table:table-cell>
          <table:table-cell office:value-type="string" calcext:value-type="string">
            <text:p>mistera</text:p>
          </table:table-cell>
          <table:table-cell table:number-columns-repeated="2"/>
          <table:table-cell table:formula="of:=IF(ISTEXT([.E536]);[.E536];&quot;&quot;)" office:value-type="string" office:string-value="mysterious" calcext:value-type="string">
            <text:p>mysterious</text:p>
          </table:table-cell>
          <table:table-cell table:formula="of:=CONCATENATE([.F536]; IF(ISTEXT([.B536]); CONCATENATE(&quot; {&quot;;[.B536];&quot;}&quot;);&quot;&quot;))" office:value-type="string" office:string-value="mistera" calcext:value-type="string">
            <text:p>mistera</text:p>
          </table:table-cell>
          <table:table-cell table:formula="of:=IF(ISTEXT([.G536]);[.G5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on</text:p>
          </table:table-cell>
          <table:table-cell office:value-type="string" calcext:value-type="string">
            <text:p>nacio</text:p>
          </table:table-cell>
          <table:table-cell table:number-columns-repeated="2"/>
          <table:table-cell table:formula="of:=IF(ISTEXT([.E537]);[.E537];&quot;&quot;)" office:value-type="string" office:string-value="nation" calcext:value-type="string">
            <text:p>nation</text:p>
          </table:table-cell>
          <table:table-cell table:formula="of:=CONCATENATE([.F537]; IF(ISTEXT([.B537]); CONCATENATE(&quot; {&quot;;[.B537];&quot;}&quot;);&quot;&quot;))" office:value-type="string" office:string-value="nacio" calcext:value-type="string">
            <text:p>nacio</text:p>
          </table:table-cell>
          <table:table-cell table:formula="of:=IF(ISTEXT([.G537]);[.G5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ve</text:p>
          </table:table-cell>
          <table:table-cell office:value-type="string" calcext:value-type="string">
            <text:p>indiĝeno</text:p>
          </table:table-cell>
          <table:table-cell table:number-columns-repeated="2"/>
          <table:table-cell table:formula="of:=IF(ISTEXT([.E538]);[.E538];&quot;&quot;)" office:value-type="string" office:string-value="native" calcext:value-type="string">
            <text:p>native</text:p>
          </table:table-cell>
          <table:table-cell table:formula="of:=CONCATENATE([.F538]; IF(ISTEXT([.B538]); CONCATENATE(&quot; {&quot;;[.B538];&quot;}&quot;);&quot;&quot;))" office:value-type="string" office:string-value="indiĝeno" calcext:value-type="string">
            <text:p>indiĝeno</text:p>
          </table:table-cell>
          <table:table-cell table:formula="of:=IF(ISTEXT([.G538]);[.G5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ure</text:p>
          </table:table-cell>
          <table:table-cell office:value-type="string" calcext:value-type="string">
            <text:p>naturo</text:p>
          </table:table-cell>
          <table:table-cell table:number-columns-repeated="2"/>
          <table:table-cell table:formula="of:=IF(ISTEXT([.E539]);[.E539];&quot;&quot;)" office:value-type="string" office:string-value="nature" calcext:value-type="string">
            <text:p>nature</text:p>
          </table:table-cell>
          <table:table-cell table:formula="of:=CONCATENATE([.F539]; IF(ISTEXT([.B539]); CONCATENATE(&quot; {&quot;;[.B539];&quot;}&quot;);&quot;&quot;))" office:value-type="string" office:string-value="naturo" calcext:value-type="string">
            <text:p>naturo</text:p>
          </table:table-cell>
          <table:table-cell table:formula="of:=IF(ISTEXT([.G539]);[.G53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ear</text:p>
          </table:table-cell>
          <table:table-cell office:value-type="string" calcext:value-type="string">
            <text:p>proksima</text:p>
          </table:table-cell>
          <table:table-cell table:number-columns-repeated="2"/>
          <table:table-cell table:formula="of:=IF(ISTEXT([.E540]);[.E540];&quot;&quot;)" office:value-type="string" office:string-value="near" calcext:value-type="string">
            <text:p>near</text:p>
          </table:table-cell>
          <table:table-cell table:formula="of:=CONCATENATE([.F540]; IF(ISTEXT([.B540]); CONCATENATE(&quot; {&quot;;[.B540];&quot;}&quot;);&quot;&quot;))" office:value-type="string" office:string-value="proksima" calcext:value-type="string">
            <text:p>proksima</text:p>
          </table:table-cell>
          <table:table-cell table:formula="of:=IF(ISTEXT([.G540]);[.G5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eed</text:p>
          </table:table-cell>
          <table:table-cell office:value-type="string" calcext:value-type="string">
            <text:p>bezoni</text:p>
          </table:table-cell>
          <table:table-cell table:number-columns-repeated="2"/>
          <table:table-cell table:formula="of:=IF(ISTEXT([.E541]);[.E541];&quot;&quot;)" office:value-type="string" office:string-value="need" calcext:value-type="string">
            <text:p>need</text:p>
          </table:table-cell>
          <table:table-cell table:formula="of:=CONCATENATE([.F541]; IF(ISTEXT([.B541]); CONCATENATE(&quot; {&quot;;[.B541];&quot;}&quot;);&quot;&quot;))" office:value-type="string" office:string-value="bezoni {tr}" calcext:value-type="string">
            <text:p>bezoni {tr}</text:p>
          </table:table-cell>
          <table:table-cell table:formula="of:=IF(ISTEXT([.G541]);[.G5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ighbourhood</text:p>
          </table:table-cell>
          <table:table-cell office:value-type="string" calcext:value-type="string">
            <text:p>najbaraĵo</text:p>
          </table:table-cell>
          <table:table-cell office:value-type="string" calcext:value-type="string">
            <text:p>vs kvartalo (district)</text:p>
          </table:table-cell>
          <table:table-cell/>
          <table:table-cell table:formula="of:=IF(ISTEXT([.E542]);[.E542];&quot;&quot;)" office:value-type="string" office:string-value="neighbourhood" calcext:value-type="string">
            <text:p>neighbourhood</text:p>
          </table:table-cell>
          <table:table-cell table:formula="of:=CONCATENATE([.F542]; IF(ISTEXT([.B542]); CONCATENATE(&quot; {&quot;;[.B542];&quot;}&quot;);&quot;&quot;))" office:value-type="string" office:string-value="najbaraĵo" calcext:value-type="string">
            <text:p>najbaraĵo</text:p>
          </table:table-cell>
          <table:table-cell table:formula="of:=IF(ISTEXT([.G542]);[.G542];&quot;&quot;)" office:value-type="string" office:string-value="vs kvartalo (district)" calcext:value-type="string">
            <text:p>vs kvartalo (distric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ever</text:p>
          </table:table-cell>
          <table:table-cell office:value-type="string" calcext:value-type="string">
            <text:p>neniam </text:p>
          </table:table-cell>
          <table:table-cell table:number-columns-repeated="2"/>
          <table:table-cell table:formula="of:=IF(ISTEXT([.E543]);[.E543];&quot;&quot;)" office:value-type="string" office:string-value="never" calcext:value-type="string">
            <text:p>never</text:p>
          </table:table-cell>
          <table:table-cell table:formula="of:=CONCATENATE([.F543]; IF(ISTEXT([.B543]); CONCATENATE(&quot; {&quot;;[.B543];&quot;}&quot;);&quot;&quot;))" office:value-type="string" office:string-value="neniam " calcext:value-type="string">
            <text:p>neniam </text:p>
          </table:table-cell>
          <table:table-cell table:formula="of:=IF(ISTEXT([.G543]);[.G5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nevertheless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E544]);[.E544];&quot;&quot;)" office:value-type="string" office:string-value="nevertheless" calcext:value-type="string">
            <text:p>nevertheless</text:p>
          </table:table-cell>
          <table:table-cell table:formula="of:=CONCATENATE([.F544]; IF(ISTEXT([.B544]); CONCATENATE(&quot; {&quot;;[.B544];&quot;}&quot;);&quot;&quot;))" office:value-type="string" office:string-value="tamen " calcext:value-type="string">
            <text:p>tamen </text:p>
          </table:table-cell>
          <table:table-cell table:formula="of:=IF(ISTEXT([.G544]);[.G54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ext to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E545]);[.E545];&quot;&quot;)" office:value-type="string" office:string-value="next to" calcext:value-type="string">
            <text:p>next to</text:p>
          </table:table-cell>
          <table:table-cell table:formula="of:=CONCATENATE([.F545]; IF(ISTEXT([.B545]); CONCATENATE(&quot; {&quot;;[.B545];&quot;}&quot;);&quot;&quot;))" office:value-type="string" office:string-value="apud" calcext:value-type="string">
            <text:p>apud</text:p>
          </table:table-cell>
          <table:table-cell table:formula="of:=IF(ISTEXT([.G545]);[.G545];&quot;&quot;)" office:value-type="string" office:string-value="next to (without touching)" calcext:value-type="string">
            <text:p>next to (without touchin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 one</text:p>
          </table:table-cell>
          <table:table-cell office:value-type="string" calcext:value-type="string">
            <text:p>neniu</text:p>
          </table:table-cell>
          <table:table-cell table:number-columns-repeated="2"/>
          <table:table-cell table:formula="of:=IF(ISTEXT([.E546]);[.E546];&quot;&quot;)" office:value-type="string" office:string-value="no one" calcext:value-type="string">
            <text:p>no one</text:p>
          </table:table-cell>
          <table:table-cell table:formula="of:=CONCATENATE([.F546]; IF(ISTEXT([.B546]); CONCATENATE(&quot; {&quot;;[.B546];&quot;}&quot;);&quot;&quot;))" office:value-type="string" office:string-value="neniu" calcext:value-type="string">
            <text:p>neniu</text:p>
          </table:table-cell>
          <table:table-cell table:formula="of:=IF(ISTEXT([.G546]);[.G5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noti</text:p>
          </table:table-cell>
          <table:table-cell office:value-type="string" calcext:value-type="string">
            <text:p>make note of, written or mentally</text:p>
          </table:table-cell>
          <table:table-cell/>
          <table:table-cell table:formula="of:=IF(ISTEXT([.E547]);[.E547];&quot;&quot;)" office:value-type="string" office:string-value="note" calcext:value-type="string">
            <text:p>note</text:p>
          </table:table-cell>
          <table:table-cell table:formula="of:=CONCATENATE([.F547]; IF(ISTEXT([.B547]); CONCATENATE(&quot; {&quot;;[.B547];&quot;}&quot;);&quot;&quot;))" office:value-type="string" office:string-value="noti {tr}" calcext:value-type="string">
            <text:p>noti {tr}</text:p>
          </table:table-cell>
          <table:table-cell table:formula="of:=IF(ISTEXT([.G547]);[.G547];&quot;&quot;)" office:value-type="string" office:string-value="make note of, written or mentally" calcext:value-type="string">
            <text:p>make note of, written or menta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s</text:p>
          </table:table-cell>
          <table:table-cell office:value-type="string" calcext:value-type="string">
            <text:p>rimarkas</text:p>
          </table:table-cell>
          <table:table-cell table:number-columns-repeated="2"/>
          <table:table-cell table:formula="of:=IF(ISTEXT([.E548]);[.E548];&quot;&quot;)" office:value-type="string" office:string-value="notices" calcext:value-type="string">
            <text:p>notices</text:p>
          </table:table-cell>
          <table:table-cell table:formula="of:=CONCATENATE([.F548]; IF(ISTEXT([.B548]); CONCATENATE(&quot; {&quot;;[.B548];&quot;}&quot;);&quot;&quot;))" office:value-type="string" office:string-value="rimarkas {tr}" calcext:value-type="string">
            <text:p>rimarkas {tr}</text:p>
          </table:table-cell>
          <table:table-cell table:formula="of:=IF(ISTEXT([.G548]);[.G5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novembro</text:p>
          </table:table-cell>
          <table:table-cell table:number-columns-repeated="2"/>
          <table:table-cell table:formula="of:=IF(ISTEXT([.E549]);[.E549];&quot;&quot;)" office:value-type="string" office:string-value="November" calcext:value-type="string">
            <text:p>November</text:p>
          </table:table-cell>
          <table:table-cell table:formula="of:=CONCATENATE([.F549]; IF(ISTEXT([.B549]); CONCATENATE(&quot; {&quot;;[.B549];&quot;}&quot;);&quot;&quot;))" office:value-type="string" office:string-value="novembro" calcext:value-type="string">
            <text:p>novembro</text:p>
          </table:table-cell>
          <table:table-cell table:formula="of:=IF(ISTEXT([.G549]);[.G5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nenie </text:p>
          </table:table-cell>
          <table:table-cell table:number-columns-repeated="2"/>
          <table:table-cell table:formula="of:=IF(ISTEXT([.E550]);[.E550];&quot;&quot;)" office:value-type="string" office:string-value="nowhere" calcext:value-type="string">
            <text:p>nowhere</text:p>
          </table:table-cell>
          <table:table-cell table:formula="of:=CONCATENATE([.F550]; IF(ISTEXT([.B550]); CONCATENATE(&quot; {&quot;;[.B550];&quot;}&quot;);&quot;&quot;))" office:value-type="string" office:string-value="nenie " calcext:value-type="string">
            <text:p>nenie </text:p>
          </table:table-cell>
          <table:table-cell table:formula="of:=IF(ISTEXT([.G550]);[.G5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aken</text:p>
          </table:table-cell>
          <table:table-cell office:value-type="string" calcext:value-type="string">
            <text:p>kverkaj</text:p>
          </table:table-cell>
          <table:table-cell table:number-columns-repeated="2"/>
          <table:table-cell table:formula="of:=IF(ISTEXT([.E551]);[.E551];&quot;&quot;)" office:value-type="string" office:string-value="oaken" calcext:value-type="string">
            <text:p>oaken</text:p>
          </table:table-cell>
          <table:table-cell table:formula="of:=CONCATENATE([.F551]; IF(ISTEXT([.B551]); CONCATENATE(&quot; {&quot;;[.B551];&quot;}&quot;);&quot;&quot;))" office:value-type="string" office:string-value="kverkaj" calcext:value-type="string">
            <text:p>kverkaj</text:p>
          </table:table-cell>
          <table:table-cell table:formula="of:=IF(ISTEXT([.G551]);[.G5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ject</text:p>
          </table:table-cell>
          <table:table-cell office:value-type="string" calcext:value-type="string">
            <text:p>objekto</text:p>
          </table:table-cell>
          <table:table-cell table:number-columns-repeated="2"/>
          <table:table-cell table:formula="of:=IF(ISTEXT([.E552]);[.E552];&quot;&quot;)" office:value-type="string" office:string-value="object" calcext:value-type="string">
            <text:p>object</text:p>
          </table:table-cell>
          <table:table-cell table:formula="of:=CONCATENATE([.F552]; IF(ISTEXT([.B552]); CONCATENATE(&quot; {&quot;;[.B552];&quot;}&quot;);&quot;&quot;))" office:value-type="string" office:string-value="objekto" calcext:value-type="string">
            <text:p>objekto</text:p>
          </table:table-cell>
          <table:table-cell table:formula="of:=IF(ISTEXT([.G552]);[.G5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served</text:p>
          </table:table-cell>
          <table:table-cell office:value-type="string" calcext:value-type="string">
            <text:p>celebrita</text:p>
          </table:table-cell>
          <table:table-cell office:value-type="string" calcext:value-type="string">
            <text:p>ritual celebration</text:p>
          </table:table-cell>
          <table:table-cell/>
          <table:table-cell table:formula="of:=IF(ISTEXT([.E553]);[.E553];&quot;&quot;)" office:value-type="string" office:string-value="observed" calcext:value-type="string">
            <text:p>observed</text:p>
          </table:table-cell>
          <table:table-cell table:formula="of:=CONCATENATE([.F553]; IF(ISTEXT([.B553]); CONCATENATE(&quot; {&quot;;[.B553];&quot;}&quot;);&quot;&quot;))" office:value-type="string" office:string-value="celebrita" calcext:value-type="string">
            <text:p>celebrita</text:p>
          </table:table-cell>
          <table:table-cell table:formula="of:=IF(ISTEXT([.G553]);[.G553];&quot;&quot;)" office:value-type="string" office:string-value="ritual celebration" calcext:value-type="string">
            <text:p>ritual celeb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vious</text:p>
          </table:table-cell>
          <table:table-cell office:value-type="string" calcext:value-type="string">
            <text:p>evidenta</text:p>
          </table:table-cell>
          <table:table-cell table:number-columns-repeated="2"/>
          <table:table-cell table:formula="of:=IF(ISTEXT([.E554]);[.E554];&quot;&quot;)" office:value-type="string" office:string-value="obvious" calcext:value-type="string">
            <text:p>obvious</text:p>
          </table:table-cell>
          <table:table-cell table:formula="of:=CONCATENATE([.F554]; IF(ISTEXT([.B554]); CONCATENATE(&quot; {&quot;;[.B554];&quot;}&quot;);&quot;&quot;))" office:value-type="string" office:string-value="evidenta" calcext:value-type="string">
            <text:p>evidenta</text:p>
          </table:table-cell>
          <table:table-cell table:formula="of:=IF(ISTEXT([.G554]);[.G5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ccasions</text:p>
          </table:table-cell>
          <table:table-cell office:value-type="string" calcext:value-type="string">
            <text:p>okazoj</text:p>
          </table:table-cell>
          <table:table-cell table:number-columns-repeated="2"/>
          <table:table-cell table:formula="of:=IF(ISTEXT([.E555]);[.E555];&quot;&quot;)" office:value-type="string" office:string-value="occasions" calcext:value-type="string">
            <text:p>occasions</text:p>
          </table:table-cell>
          <table:table-cell table:formula="of:=CONCATENATE([.F555]; IF(ISTEXT([.B555]); CONCATENATE(&quot; {&quot;;[.B555];&quot;}&quot;);&quot;&quot;))" office:value-type="string" office:string-value="okazoj" calcext:value-type="string">
            <text:p>okazoj</text:p>
          </table:table-cell>
          <table:table-cell table:formula="of:=IF(ISTEXT([.G555]);[.G5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ctober</text:p>
          </table:table-cell>
          <table:table-cell office:value-type="string" calcext:value-type="string">
            <text:p>oktobro</text:p>
          </table:table-cell>
          <table:table-cell table:number-columns-repeated="2"/>
          <table:table-cell table:formula="of:=IF(ISTEXT([.E556]);[.E556];&quot;&quot;)" office:value-type="string" office:string-value="October" calcext:value-type="string">
            <text:p>October</text:p>
          </table:table-cell>
          <table:table-cell table:formula="of:=CONCATENATE([.F556]; IF(ISTEXT([.B556]); CONCATENATE(&quot; {&quot;;[.B556];&quot;}&quot;);&quot;&quot;))" office:value-type="string" office:string-value="oktobro" calcext:value-type="string">
            <text:p>oktobro</text:p>
          </table:table-cell>
          <table:table-cell table:formula="of:=IF(ISTEXT([.G556]);[.G5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ow much of something</text:p>
          </table:table-cell>
          <table:table-cell/>
          <table:table-cell table:formula="of:=IF(ISTEXT([.E557]);[.E557];&quot;&quot;)" office:value-type="string" office:string-value="of" calcext:value-type="string">
            <text:p>of</text:p>
          </table:table-cell>
          <table:table-cell table:formula="of:=CONCATENATE([.F557]; IF(ISTEXT([.B557]); CONCATENATE(&quot; {&quot;;[.B557];&quot;}&quot;);&quot;&quot;))" office:value-type="string" office:string-value="da" calcext:value-type="string">
            <text:p>da</text:p>
          </table:table-cell>
          <table:table-cell table:formula="of:=IF(ISTEXT([.G557]);[.G557];&quot;&quot;)" office:value-type="string" office:string-value="how much of something" calcext:value-type="string">
            <text:p>how much of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f a different sort</text:p>
          </table:table-cell>
          <table:table-cell office:value-type="string" calcext:value-type="string">
            <text:p>malsamaspeco</text:p>
          </table:table-cell>
          <table:table-cell table:number-columns-repeated="2"/>
          <table:table-cell table:formula="of:=IF(ISTEXT([.E558]);[.E558];&quot;&quot;)" office:value-type="string" office:string-value="of a different sort" calcext:value-type="string">
            <text:p>of a different sort</text:p>
          </table:table-cell>
          <table:table-cell table:formula="of:=CONCATENATE([.F558]; IF(ISTEXT([.B558]); CONCATENATE(&quot; {&quot;;[.B558];&quot;}&quot;);&quot;&quot;))" office:value-type="string" office:string-value="malsamaspeco" calcext:value-type="string">
            <text:p>malsamaspeco</text:p>
          </table:table-cell>
          <table:table-cell table:formula="of:=IF(ISTEXT([.G558]);[.G5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f course</text:p>
          </table:table-cell>
          <table:table-cell office:value-type="string" calcext:value-type="string">
            <text:p>kompreneble</text:p>
          </table:table-cell>
          <table:table-cell table:number-columns-repeated="2"/>
          <table:table-cell table:formula="of:=IF(ISTEXT([.E559]);[.E559];&quot;&quot;)" office:value-type="string" office:string-value="of course" calcext:value-type="string">
            <text:p>of course</text:p>
          </table:table-cell>
          <table:table-cell table:formula="of:=CONCATENATE([.F559]; IF(ISTEXT([.B559]); CONCATENATE(&quot; {&quot;;[.B559];&quot;}&quot;);&quot;&quot;))" office:value-type="string" office:string-value="kompreneble" calcext:value-type="string">
            <text:p>kompreneble</text:p>
          </table:table-cell>
          <table:table-cell table:formula="of:=IF(ISTEXT([.G559]);[.G5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f some sort</text:p>
          </table:table-cell>
          <table:table-cell office:value-type="string" calcext:value-type="string">
            <text:p>iaspeca</text:p>
          </table:table-cell>
          <table:table-cell table:number-columns-repeated="2"/>
          <table:table-cell table:formula="of:=IF(ISTEXT([.E560]);[.E560];&quot;&quot;)" office:value-type="string" office:string-value="of some sort" calcext:value-type="string">
            <text:p>of some sort</text:p>
          </table:table-cell>
          <table:table-cell table:formula="of:=CONCATENATE([.F560]; IF(ISTEXT([.B560]); CONCATENATE(&quot; {&quot;;[.B560];&quot;}&quot;);&quot;&quot;))" office:value-type="string" office:string-value="iaspeca" calcext:value-type="string">
            <text:p>iaspeca</text:p>
          </table:table-cell>
          <table:table-cell table:formula="of:=IF(ISTEXT([.G560]);[.G5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ffer</text:p>
          </table:table-cell>
          <table:table-cell office:value-type="string" calcext:value-type="string">
            <text:p>oferto</text:p>
          </table:table-cell>
          <table:table-cell office:value-type="string" calcext:value-type="string">
            <text:p>not used for gifts</text:p>
          </table:table-cell>
          <table:table-cell/>
          <table:table-cell table:formula="of:=IF(ISTEXT([.E561]);[.E561];&quot;&quot;)" office:value-type="string" office:string-value="offer" calcext:value-type="string">
            <text:p>offer</text:p>
          </table:table-cell>
          <table:table-cell table:formula="of:=CONCATENATE([.F561]; IF(ISTEXT([.B561]); CONCATENATE(&quot; {&quot;;[.B561];&quot;}&quot;);&quot;&quot;))" office:value-type="string" office:string-value="oferto {tr}" calcext:value-type="string">
            <text:p>oferto {tr}</text:p>
          </table:table-cell>
          <table:table-cell table:formula="of:=IF(ISTEXT([.G561]);[.G561];&quot;&quot;)" office:value-type="string" office:string-value="not used for gifts" calcext:value-type="string">
            <text:p>not used for gif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 office:value-type="string" calcext:value-type="string">
            <text:p>oficejo</text:p>
          </table:table-cell>
          <table:table-cell table:number-columns-repeated="2"/>
          <table:table-cell table:formula="of:=IF(ISTEXT([.E562]);[.E562];&quot;&quot;)" office:value-type="string" office:string-value="office" calcext:value-type="string">
            <text:p>office</text:p>
          </table:table-cell>
          <table:table-cell table:formula="of:=CONCATENATE([.F562]; IF(ISTEXT([.B562]); CONCATENATE(&quot; {&quot;;[.B562];&quot;}&quot;);&quot;&quot;))" office:value-type="string" office:string-value="oficejo" calcext:value-type="string">
            <text:p>oficejo</text:p>
          </table:table-cell>
          <table:table-cell table:formula="of:=IF(ISTEXT([.G562]);[.G5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ften</text:p>
          </table:table-cell>
          <table:table-cell office:value-type="string" calcext:value-type="string">
            <text:p>ofte </text:p>
          </table:table-cell>
          <table:table-cell table:number-columns-repeated="2"/>
          <table:table-cell table:formula="of:=IF(ISTEXT([.E563]);[.E563];&quot;&quot;)" office:value-type="string" office:string-value="often" calcext:value-type="string">
            <text:p>often</text:p>
          </table:table-cell>
          <table:table-cell table:formula="of:=CONCATENATE([.F563]; IF(ISTEXT([.B563]); CONCATENATE(&quot; {&quot;;[.B563];&quot;}&quot;);&quot;&quot;))" office:value-type="string" office:string-value="ofte " calcext:value-type="string">
            <text:p>ofte </text:p>
          </table:table-cell>
          <table:table-cell table:formula="of:=IF(ISTEXT([.G563]);[.G5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ld lady</text:p>
          </table:table-cell>
          <table:table-cell office:value-type="string" calcext:value-type="string">
            <text:p>maljunulino</text:p>
          </table:table-cell>
          <table:table-cell table:number-columns-repeated="2"/>
          <table:table-cell table:formula="of:=IF(ISTEXT([.E564]);[.E564];&quot;&quot;)" office:value-type="string" office:string-value="old lady" calcext:value-type="string">
            <text:p>old lady</text:p>
          </table:table-cell>
          <table:table-cell table:formula="of:=CONCATENATE([.F564]; IF(ISTEXT([.B564]); CONCATENATE(&quot; {&quot;;[.B564];&quot;}&quot;);&quot;&quot;))" office:value-type="string" office:string-value="maljunulino" calcext:value-type="string">
            <text:p>maljunulino</text:p>
          </table:table-cell>
          <table:table-cell table:formula="of:=IF(ISTEXT([.G564]);[.G5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fashioned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E565]);[.E565];&quot;&quot;)" office:value-type="string" office:string-value="old-fashioned" calcext:value-type="string">
            <text:p>old-fashioned</text:p>
          </table:table-cell>
          <table:table-cell table:formula="of:=CONCATENATE([.F565]; IF(ISTEXT([.B565]); CONCATENATE(&quot; {&quot;;[.B565];&quot;}&quot;);&quot;&quot;))" office:value-type="string" office:string-value="malmoderna" calcext:value-type="string">
            <text:p>malmoderna</text:p>
          </table:table-cell>
          <table:table-cell table:formula="of:=IF(ISTEXT([.G565]);[.G5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time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E566]);[.E566];&quot;&quot;)" office:value-type="string" office:string-value="old-time" calcext:value-type="string">
            <text:p>old-time</text:p>
          </table:table-cell>
          <table:table-cell table:formula="of:=CONCATENATE([.F566]; IF(ISTEXT([.B566]); CONCATENATE(&quot; {&quot;;[.B566];&quot;}&quot;);&quot;&quot;))" office:value-type="string" office:string-value="malmoderna" calcext:value-type="string">
            <text:p>malmoderna</text:p>
          </table:table-cell>
          <table:table-cell table:formula="of:=IF(ISTEXT([.G566]);[.G56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ixed to something &amp; in contact</text:p>
          </table:table-cell>
          <table:table-cell/>
          <table:table-cell table:formula="of:=IF(ISTEXT([.E567]);[.E567];&quot;&quot;)" office:value-type="string" office:string-value="on" calcext:value-type="string">
            <text:p>on</text:p>
          </table:table-cell>
          <table:table-cell table:formula="of:=CONCATENATE([.F567]; IF(ISTEXT([.B567]); CONCATENATE(&quot; {&quot;;[.B567];&quot;}&quot;);&quot;&quot;))" office:value-type="string" office:string-value="sur" calcext:value-type="string">
            <text:p>sur</text:p>
          </table:table-cell>
          <table:table-cell table:formula="of:=IF(ISTEXT([.G567]);[.G567];&quot;&quot;)" office:value-type="string" office:string-value="fixed to something &amp; in contact" calcext:value-type="string">
            <text:p>fixed to something &amp; in conta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n Fridays</text:p>
          </table:table-cell>
          <table:table-cell office:value-type="string" calcext:value-type="string">
            <text:p>vendrede </text:p>
          </table:table-cell>
          <table:table-cell table:number-columns-repeated="2"/>
          <table:table-cell table:formula="of:=IF(ISTEXT([.E568]);[.E568];&quot;&quot;)" office:value-type="string" office:string-value="on Fridays" calcext:value-type="string">
            <text:p>on Fridays</text:p>
          </table:table-cell>
          <table:table-cell table:formula="of:=CONCATENATE([.F568]; IF(ISTEXT([.B568]); CONCATENATE(&quot; {&quot;;[.B568];&quot;}&quot;);&quot;&quot;))" office:value-type="string" office:string-value="vendrede " calcext:value-type="string">
            <text:p>vendrede </text:p>
          </table:table-cell>
          <table:table-cell table:formula="of:=IF(ISTEXT([.G568]);[.G5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 the other side o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E569]);[.E569];&quot;&quot;)" office:value-type="string" office:string-value="on the other side of" calcext:value-type="string">
            <text:p>on the other side of</text:p>
          </table:table-cell>
          <table:table-cell table:formula="of:=CONCATENATE([.F569]; IF(ISTEXT([.B569]); CONCATENATE(&quot; {&quot;;[.B569];&quot;}&quot;);&quot;&quot;))" office:value-type="string" office:string-value="trans" calcext:value-type="string">
            <text:p>trans</text:p>
          </table:table-cell>
          <table:table-cell table:formula="of:=IF(ISTEXT([.G569]);[.G569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pinions</text:p>
          </table:table-cell>
          <table:table-cell office:value-type="string" calcext:value-type="string">
            <text:p>opinio</text:p>
          </table:table-cell>
          <table:table-cell table:number-columns-repeated="2"/>
          <table:table-cell table:formula="of:=IF(ISTEXT([.E570]);[.E570];&quot;&quot;)" office:value-type="string" office:string-value="opinions" calcext:value-type="string">
            <text:p>opinions</text:p>
          </table:table-cell>
          <table:table-cell table:formula="of:=CONCATENATE([.F570]; IF(ISTEXT([.B570]); CONCATENATE(&quot; {&quot;;[.B570];&quot;}&quot;);&quot;&quot;))" office:value-type="string" office:string-value="opinio" calcext:value-type="string">
            <text:p>opinio</text:p>
          </table:table-cell>
          <table:table-cell table:formula="of:=IF(ISTEXT([.G570]);[.G57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pposite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facing, on the other side</text:p>
          </table:table-cell>
          <table:table-cell/>
          <table:table-cell table:formula="of:=IF(ISTEXT([.E571]);[.E571];&quot;&quot;)" office:value-type="string" office:string-value="opposite" calcext:value-type="string">
            <text:p>opposite</text:p>
          </table:table-cell>
          <table:table-cell table:formula="of:=CONCATENATE([.F571]; IF(ISTEXT([.B571]); CONCATENATE(&quot; {&quot;;[.B571];&quot;}&quot;);&quot;&quot;))" office:value-type="string" office:string-value="kontraŭ" calcext:value-type="string">
            <text:p>kontraŭ</text:p>
          </table:table-cell>
          <table:table-cell table:formula="of:=IF(ISTEXT([.G571]);[.G571];&quot;&quot;)" office:value-type="string" office:string-value="facing, on the other side" calcext:value-type="string">
            <text:p>facing, on the other s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ĝa</text:p>
          </table:table-cell>
          <table:table-cell table:number-columns-repeated="2"/>
          <table:table-cell table:formula="of:=IF(ISTEXT([.E572]);[.E572];&quot;&quot;)" office:value-type="string" office:string-value="orange" calcext:value-type="string">
            <text:p>orange</text:p>
          </table:table-cell>
          <table:table-cell table:formula="of:=CONCATENATE([.F572]; IF(ISTEXT([.B572]); CONCATENATE(&quot; {&quot;;[.B572];&quot;}&quot;);&quot;&quot;))" office:value-type="string" office:string-value="oranĝa" calcext:value-type="string">
            <text:p>oranĝa</text:p>
          </table:table-cell>
          <table:table-cell table:formula="of:=IF(ISTEXT([.G572]);[.G5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otherwise</text:p>
          </table:table-cell>
          <table:table-cell office:value-type="string" calcext:value-type="string">
            <text:p>alie </text:p>
          </table:table-cell>
          <table:table-cell table:number-columns-repeated="2"/>
          <table:table-cell table:formula="of:=IF(ISTEXT([.E573]);[.E573];&quot;&quot;)" office:value-type="string" office:string-value="otherwise" calcext:value-type="string">
            <text:p>otherwise</text:p>
          </table:table-cell>
          <table:table-cell table:formula="of:=CONCATENATE([.F573]; IF(ISTEXT([.B573]); CONCATENATE(&quot; {&quot;;[.B573];&quot;}&quot;);&quot;&quot;))" office:value-type="string" office:string-value="alie " calcext:value-type="string">
            <text:p>alie </text:p>
          </table:table-cell>
          <table:table-cell table:formula="of:=IF(ISTEXT([.G573]);[.G57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urselves</text:p>
          </table:table-cell>
          <table:table-cell office:value-type="string" calcext:value-type="string">
            <text:p>ni mem</text:p>
          </table:table-cell>
          <table:table-cell table:number-columns-repeated="2"/>
          <table:table-cell table:formula="of:=IF(ISTEXT([.E574]);[.E574];&quot;&quot;)" office:value-type="string" office:string-value="ourselves" calcext:value-type="string">
            <text:p>ourselves</text:p>
          </table:table-cell>
          <table:table-cell table:formula="of:=CONCATENATE([.F574]; IF(ISTEXT([.B574]); CONCATENATE(&quot; {&quot;;[.B574];&quot;}&quot;);&quot;&quot;))" office:value-type="string" office:string-value="ni mem" calcext:value-type="string">
            <text:p>ni mem</text:p>
          </table:table-cell>
          <table:table-cell table:formula="of:=IF(ISTEXT([.G574]);[.G57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E575]);[.E575];&quot;&quot;)" office:value-type="string" office:string-value="out of" calcext:value-type="string">
            <text:p>out of</text:p>
          </table:table-cell>
          <table:table-cell table:formula="of:=CONCATENATE([.F575]; IF(ISTEXT([.B575]); CONCATENATE(&quot; {&quot;;[.B575];&quot;}&quot;);&quot;&quot;))" office:value-type="string" office:string-value="ekster" calcext:value-type="string">
            <text:p>ekster</text:p>
          </table:table-cell>
          <table:table-cell table:formula="of:=IF(ISTEXT([.G575]);[.G575];&quot;&quot;)" office:value-type="string" office:string-value="beyond a closed area" calcext:value-type="string">
            <text:p>beyond a closed ar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 office:value-type="string" calcext:value-type="string">
            <text:p>ekster’doma</text:p>
          </table:table-cell>
          <table:table-cell table:number-columns-repeated="2"/>
          <table:table-cell table:formula="of:=IF(ISTEXT([.E576]);[.E576];&quot;&quot;)" office:value-type="string" office:string-value="outdoor" calcext:value-type="string">
            <text:p>outdoor</text:p>
          </table:table-cell>
          <table:table-cell table:formula="of:=CONCATENATE([.F576]; IF(ISTEXT([.B576]); CONCATENATE(&quot; {&quot;;[.B576];&quot;}&quot;);&quot;&quot;))" office:value-type="string" office:string-value="ekster’doma" calcext:value-type="string">
            <text:p>ekster’doma</text:p>
          </table:table-cell>
          <table:table-cell table:formula="of:=IF(ISTEXT([.G576]);[.G57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 office:value-type="string" calcext:value-type="string">
            <text:p>subĉiela</text:p>
          </table:table-cell>
          <table:table-cell table:number-columns-repeated="2"/>
          <table:table-cell table:formula="of:=IF(ISTEXT([.E577]);[.E577];&quot;&quot;)" office:value-type="string" office:string-value="outdoor" calcext:value-type="string">
            <text:p>outdoor</text:p>
          </table:table-cell>
          <table:table-cell table:formula="of:=CONCATENATE([.F577]; IF(ISTEXT([.B577]); CONCATENATE(&quot; {&quot;;[.B577];&quot;}&quot;);&quot;&quot;))" office:value-type="string" office:string-value="subĉiela" calcext:value-type="string">
            <text:p>subĉiela</text:p>
          </table:table-cell>
          <table:table-cell table:formula="of:=IF(ISTEXT([.G577]);[.G5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side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E578]);[.E578];&quot;&quot;)" office:value-type="string" office:string-value="outside of" calcext:value-type="string">
            <text:p>outside of</text:p>
          </table:table-cell>
          <table:table-cell table:formula="of:=CONCATENATE([.F578]; IF(ISTEXT([.B578]); CONCATENATE(&quot; {&quot;;[.B578];&quot;}&quot;);&quot;&quot;))" office:value-type="string" office:string-value="ekster" calcext:value-type="string">
            <text:p>ekster</text:p>
          </table:table-cell>
          <table:table-cell table:formula="of:=IF(ISTEXT([.G578]);[.G578];&quot;&quot;)" office:value-type="string" office:string-value="beyond a closed area" calcext:value-type="string">
            <text:p>beyond a closed ar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E579]);[.E579];&quot;&quot;)" office:value-type="string" office:string-value="over" calcext:value-type="string">
            <text:p>over</text:p>
          </table:table-cell>
          <table:table-cell table:formula="of:=CONCATENATE([.F579]; IF(ISTEXT([.B579]); CONCATENATE(&quot; {&quot;;[.B579];&quot;}&quot;);&quot;&quot;))" office:value-type="string" office:string-value="super" calcext:value-type="string">
            <text:p>super</text:p>
          </table:table-cell>
          <table:table-cell table:formula="of:=IF(ISTEXT([.G579]);[.G579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E580]);[.E580];&quot;&quot;)" office:value-type="string" office:string-value="over" calcext:value-type="string">
            <text:p>over</text:p>
          </table:table-cell>
          <table:table-cell table:formula="of:=CONCATENATE([.F580]; IF(ISTEXT([.B580]); CONCATENATE(&quot; {&quot;;[.B580];&quot;}&quot;);&quot;&quot;))" office:value-type="string" office:string-value="trans" calcext:value-type="string">
            <text:p>trans</text:p>
          </table:table-cell>
          <table:table-cell table:formula="of:=IF(ISTEXT([.G580]);[.G580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verlook</text:p>
          </table:table-cell>
          <table:table-cell office:value-type="string" calcext:value-type="string">
            <text:p>preteratenti</text:p>
          </table:table-cell>
          <table:table-cell table:number-columns-repeated="2"/>
          <table:table-cell table:formula="of:=IF(ISTEXT([.E581]);[.E581];&quot;&quot;)" office:value-type="string" office:string-value="overlook" calcext:value-type="string">
            <text:p>overlook</text:p>
          </table:table-cell>
          <table:table-cell table:formula="of:=CONCATENATE([.F581]; IF(ISTEXT([.B581]); CONCATENATE(&quot; {&quot;;[.B581];&quot;}&quot;);&quot;&quot;))" office:value-type="string" office:string-value="preteratenti {tr}" calcext:value-type="string">
            <text:p>preteratenti {tr}</text:p>
          </table:table-cell>
          <table:table-cell table:formula="of:=IF(ISTEXT([.G581]);[.G5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ksfordo</text:p>
          </table:table-cell>
          <table:table-cell table:number-columns-repeated="2"/>
          <table:table-cell table:formula="of:=IF(ISTEXT([.E582]);[.E582];&quot;&quot;)" office:value-type="string" office:string-value="Oxford" calcext:value-type="string">
            <text:p>Oxford</text:p>
          </table:table-cell>
          <table:table-cell table:formula="of:=CONCATENATE([.F582]; IF(ISTEXT([.B582]); CONCATENATE(&quot; {&quot;;[.B582];&quot;}&quot;);&quot;&quot;))" office:value-type="string" office:string-value="Oksfordo" calcext:value-type="string">
            <text:p>Oksfordo</text:p>
          </table:table-cell>
          <table:table-cell table:formula="of:=IF(ISTEXT([.G582]);[.G5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geantry</text:p>
          </table:table-cell>
          <table:table-cell office:value-type="string" calcext:value-type="string">
            <text:p>spektaklo</text:p>
          </table:table-cell>
          <table:table-cell table:number-columns-repeated="2"/>
          <table:table-cell table:formula="of:=IF(ISTEXT([.E583]);[.E583];&quot;&quot;)" office:value-type="string" office:string-value="pageantry" calcext:value-type="string">
            <text:p>pageantry</text:p>
          </table:table-cell>
          <table:table-cell table:formula="of:=CONCATENATE([.F583]; IF(ISTEXT([.B583]); CONCATENATE(&quot; {&quot;;[.B583];&quot;}&quot;);&quot;&quot;))" office:value-type="string" office:string-value="spektaklo" calcext:value-type="string">
            <text:p>spektaklo</text:p>
          </table:table-cell>
          <table:table-cell table:formula="of:=IF(ISTEXT([.G583]);[.G5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letro</text:p>
          </table:table-cell>
          <table:table-cell table:number-columns-repeated="2"/>
          <table:table-cell table:formula="of:=IF(ISTEXT([.E584]);[.E584];&quot;&quot;)" office:value-type="string" office:string-value="palette" calcext:value-type="string">
            <text:p>palette</text:p>
          </table:table-cell>
          <table:table-cell table:formula="of:=CONCATENATE([.F584]; IF(ISTEXT([.B584]); CONCATENATE(&quot; {&quot;;[.B584];&quot;}&quot;);&quot;&quot;))" office:value-type="string" office:string-value="paletro" calcext:value-type="string">
            <text:p>paletro</text:p>
          </table:table-cell>
          <table:table-cell table:formula="of:=IF(ISTEXT([.G584]);[.G58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 office:value-type="string" calcext:value-type="string">
            <text:p>manplato</text:p>
          </table:table-cell>
          <table:table-cell office:value-type="string" calcext:value-type="string">
            <text:p>as in the palm of the hand</text:p>
          </table:table-cell>
          <table:table-cell/>
          <table:table-cell table:formula="of:=IF(ISTEXT([.E585]);[.E585];&quot;&quot;)" office:value-type="string" office:string-value="palm" calcext:value-type="string">
            <text:p>palm</text:p>
          </table:table-cell>
          <table:table-cell table:formula="of:=CONCATENATE([.F585]; IF(ISTEXT([.B585]); CONCATENATE(&quot; {&quot;;[.B585];&quot;}&quot;);&quot;&quot;))" office:value-type="string" office:string-value="manplato" calcext:value-type="string">
            <text:p>manplato</text:p>
          </table:table-cell>
          <table:table-cell table:formula="of:=IF(ISTEXT([.G585]);[.G585];&quot;&quot;)" office:value-type="string" office:string-value="as in the palm of the hand" calcext:value-type="string">
            <text:p>as in the palm of the h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 office:value-type="string" calcext:value-type="string">
            <text:p>palmo</text:p>
          </table:table-cell>
          <table:table-cell office:value-type="string" calcext:value-type="string">
            <text:p>the tree</text:p>
          </table:table-cell>
          <table:table-cell/>
          <table:table-cell table:formula="of:=IF(ISTEXT([.E586]);[.E586];&quot;&quot;)" office:value-type="string" office:string-value="palm" calcext:value-type="string">
            <text:p>palm</text:p>
          </table:table-cell>
          <table:table-cell table:formula="of:=CONCATENATE([.F586]; IF(ISTEXT([.B586]); CONCATENATE(&quot; {&quot;;[.B586];&quot;}&quot;);&quot;&quot;))" office:value-type="string" office:string-value="palmo" calcext:value-type="string">
            <text:p>palmo</text:p>
          </table:table-cell>
          <table:table-cell table:formula="of:=IF(ISTEXT([.G586]);[.G586];&quot;&quot;)" office:value-type="string" office:string-value="the tree" calcext:value-type="string">
            <text:p>th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articularly</text:p>
          </table:table-cell>
          <table:table-cell office:value-type="string" calcext:value-type="string">
            <text:p>precipe</text:p>
          </table:table-cell>
          <table:table-cell table:number-columns-repeated="2"/>
          <table:table-cell table:formula="of:=IF(ISTEXT([.E587]);[.E587];&quot;&quot;)" office:value-type="string" office:string-value="particularly" calcext:value-type="string">
            <text:p>particularly</text:p>
          </table:table-cell>
          <table:table-cell table:formula="of:=CONCATENATE([.F587]; IF(ISTEXT([.B587]); CONCATENATE(&quot; {&quot;;[.B587];&quot;}&quot;);&quot;&quot;))" office:value-type="string" office:string-value="precipe" calcext:value-type="string">
            <text:p>precipe</text:p>
          </table:table-cell>
          <table:table-cell table:formula="of:=IF(ISTEXT([.G587]);[.G58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E588]);[.E588];&quot;&quot;)" office:value-type="string" office:string-value="party" calcext:value-type="string">
            <text:p>party</text:p>
          </table:table-cell>
          <table:table-cell table:formula="of:=CONCATENATE([.F588]; IF(ISTEXT([.B588]); CONCATENATE(&quot; {&quot;;[.B588];&quot;}&quot;);&quot;&quot;))" office:value-type="string" office:string-value="festo" calcext:value-type="string">
            <text:p>festo</text:p>
          </table:table-cell>
          <table:table-cell table:formula="of:=IF(ISTEXT([.G588]);[.G5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assed me by</text:p>
          </table:table-cell>
          <table:table-cell office:value-type="string" calcext:value-type="string">
            <text:p>preterpasis min</text:p>
          </table:table-cell>
          <table:table-cell table:number-columns-repeated="2"/>
          <table:table-cell table:formula="of:=IF(ISTEXT([.E589]);[.E589];&quot;&quot;)" office:value-type="string" office:string-value="passed me by" calcext:value-type="string">
            <text:p>passed me by</text:p>
          </table:table-cell>
          <table:table-cell table:formula="of:=CONCATENATE([.F589]; IF(ISTEXT([.B589]); CONCATENATE(&quot; {&quot;;[.B589];&quot;}&quot;);&quot;&quot;))" office:value-type="string" office:string-value="preterpasis min" calcext:value-type="string">
            <text:p>preterpasis min</text:p>
          </table:table-cell>
          <table:table-cell table:formula="of:=IF(ISTEXT([.G589]);[.G5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sses</text:p>
          </table:table-cell>
          <table:table-cell office:value-type="string" calcext:value-type="string">
            <text:p>pasas</text:p>
          </table:table-cell>
          <table:table-cell table:number-columns-repeated="2"/>
          <table:table-cell table:formula="of:=IF(ISTEXT([.E590]);[.E590];&quot;&quot;)" office:value-type="string" office:string-value="passes" calcext:value-type="string">
            <text:p>passes</text:p>
          </table:table-cell>
          <table:table-cell table:formula="of:=CONCATENATE([.F590]; IF(ISTEXT([.B590]); CONCATENATE(&quot; {&quot;;[.B590];&quot;}&quot;);&quot;&quot;))" office:value-type="string" office:string-value="pasas" calcext:value-type="string">
            <text:p>pasas</text:p>
          </table:table-cell>
          <table:table-cell table:formula="of:=IF(ISTEXT([.G590]);[.G590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assing</text:p>
          </table:table-cell>
          <table:table-cell office:value-type="string" calcext:value-type="string">
            <text:p>pasantaj</text:p>
          </table:table-cell>
          <table:table-cell office:value-type="string" calcext:value-type="string">
            <text:p>as in: passing years</text:p>
          </table:table-cell>
          <table:table-cell/>
          <table:table-cell table:formula="of:=IF(ISTEXT([.E591]);[.E591];&quot;&quot;)" office:value-type="string" office:string-value="passing" calcext:value-type="string">
            <text:p>passing</text:p>
          </table:table-cell>
          <table:table-cell table:formula="of:=CONCATENATE([.F591]; IF(ISTEXT([.B591]); CONCATENATE(&quot; {&quot;;[.B591];&quot;}&quot;);&quot;&quot;))" office:value-type="string" office:string-value="pasantaj" calcext:value-type="string">
            <text:p>pasantaj</text:p>
          </table:table-cell>
          <table:table-cell table:formula="of:=IF(ISTEXT([.G591]);[.G591];&quot;&quot;)" office:value-type="string" office:string-value="as in: passing years" calcext:value-type="string">
            <text:p>as in: passing ye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preter</text:p>
          </table:table-cell>
          <table:table-cell office:value-type="string" calcext:value-type="string">
            <text:p>pass something/someone (go/drive/fly …)</text:p>
          </table:table-cell>
          <table:table-cell/>
          <table:table-cell table:formula="of:=IF(ISTEXT([.E592]);[.E592];&quot;&quot;)" office:value-type="string" office:string-value="past" calcext:value-type="string">
            <text:p>past</text:p>
          </table:table-cell>
          <table:table-cell table:formula="of:=CONCATENATE([.F592]; IF(ISTEXT([.B592]); CONCATENATE(&quot; {&quot;;[.B592];&quot;}&quot;);&quot;&quot;))" office:value-type="string" office:string-value="preter" calcext:value-type="string">
            <text:p>preter</text:p>
          </table:table-cell>
          <table:table-cell table:formula="of:=IF(ISTEXT([.G592]);[.G592];&quot;&quot;)" office:value-type="string" office:string-value="pass something/someone (go/drive/fly …)" calcext:value-type="string">
            <text:p>pass something/someone (go/drive/fly …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time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E593]);[.E593];&quot;&quot;)" office:value-type="string" office:string-value="pastime" calcext:value-type="string">
            <text:p>pastime</text:p>
          </table:table-cell>
          <table:table-cell table:formula="of:=CONCATENATE([.F593]; IF(ISTEXT([.B593]); CONCATENATE(&quot; {&quot;;[.B593];&quot;}&quot;);&quot;&quot;))" office:value-type="string" office:string-value="amuzaĵo" calcext:value-type="string">
            <text:p>amuzaĵo</text:p>
          </table:table-cell>
          <table:table-cell table:formula="of:=IF(ISTEXT([.G593]);[.G5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y attention to</text:p>
          </table:table-cell>
          <table:table-cell office:value-type="string" calcext:value-type="string">
            <text:p>priatenti</text:p>
          </table:table-cell>
          <table:table-cell table:number-columns-repeated="2"/>
          <table:table-cell table:formula="of:=IF(ISTEXT([.E594]);[.E594];&quot;&quot;)" office:value-type="string" office:string-value="pay attention to" calcext:value-type="string">
            <text:p>pay attention to</text:p>
          </table:table-cell>
          <table:table-cell table:formula="of:=CONCATENATE([.F594]; IF(ISTEXT([.B594]); CONCATENATE(&quot; {&quot;;[.B594];&quot;}&quot;);&quot;&quot;))" office:value-type="string" office:string-value="priatenti {tr}" calcext:value-type="string">
            <text:p>priatenti {tr}</text:p>
          </table:table-cell>
          <table:table-cell table:formula="of:=IF(ISTEXT([.G594]);[.G5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asant</text:p>
          </table:table-cell>
          <table:table-cell office:value-type="string" calcext:value-type="string">
            <text:p>kamparano</text:p>
          </table:table-cell>
          <table:table-cell table:number-columns-repeated="2"/>
          <table:table-cell table:formula="of:=IF(ISTEXT([.E595]);[.E595];&quot;&quot;)" office:value-type="string" office:string-value="peasant" calcext:value-type="string">
            <text:p>peasant</text:p>
          </table:table-cell>
          <table:table-cell table:formula="of:=CONCATENATE([.F595]; IF(ISTEXT([.B595]); CONCATENATE(&quot; {&quot;;[.B595];&quot;}&quot;);&quot;&quot;))" office:value-type="string" office:string-value="kamparano" calcext:value-type="string">
            <text:p>kamparano</text:p>
          </table:table-cell>
          <table:table-cell table:formula="of:=IF(ISTEXT([.G595]);[.G5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ople </text:p>
          </table:table-cell>
          <table:table-cell office:value-type="string" calcext:value-type="string">
            <text:p>popolo</text:p>
          </table:table-cell>
          <table:table-cell office:value-type="string" calcext:value-type="string">
            <text:p>populace</text:p>
          </table:table-cell>
          <table:table-cell/>
          <table:table-cell table:formula="of:=IF(ISTEXT([.E596]);[.E596];&quot;&quot;)" office:value-type="string" office:string-value="people " calcext:value-type="string">
            <text:p>people </text:p>
          </table:table-cell>
          <table:table-cell table:formula="of:=CONCATENATE([.F596]; IF(ISTEXT([.B596]); CONCATENATE(&quot; {&quot;;[.B596];&quot;}&quot;);&quot;&quot;))" office:value-type="string" office:string-value="popolo" calcext:value-type="string">
            <text:p>popolo</text:p>
          </table:table-cell>
          <table:table-cell table:formula="of:=IF(ISTEXT([.G596]);[.G596];&quot;&quot;)" office:value-type="string" office:string-value="populace" calcext:value-type="string">
            <text:p>popul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 office:value-type="string" calcext:value-type="string">
            <text:p>plenumi</text:p>
          </table:table-cell>
          <table:table-cell office:value-type="string" calcext:value-type="string">
            <text:p>fulfill</text:p>
          </table:table-cell>
          <table:table-cell/>
          <table:table-cell table:formula="of:=IF(ISTEXT([.E597]);[.E597];&quot;&quot;)" office:value-type="string" office:string-value="perform" calcext:value-type="string">
            <text:p>perform</text:p>
          </table:table-cell>
          <table:table-cell table:formula="of:=CONCATENATE([.F597]; IF(ISTEXT([.B597]); CONCATENATE(&quot; {&quot;;[.B597];&quot;}&quot;);&quot;&quot;))" office:value-type="string" office:string-value="plenumi {tr}" calcext:value-type="string">
            <text:p>plenumi {tr}</text:p>
          </table:table-cell>
          <table:table-cell table:formula="of:=IF(ISTEXT([.G597]);[.G597];&quot;&quot;)" office:value-type="string" office:string-value="fulfill" calcext:value-type="string">
            <text:p>fulf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 office:value-type="string" calcext:value-type="string">
            <text:p>roli</text:p>
          </table:table-cell>
          <table:table-cell office:value-type="string" calcext:value-type="string">
            <text:p>as an actor</text:p>
          </table:table-cell>
          <table:table-cell/>
          <table:table-cell table:formula="of:=IF(ISTEXT([.E598]);[.E598];&quot;&quot;)" office:value-type="string" office:string-value="perform" calcext:value-type="string">
            <text:p>perform</text:p>
          </table:table-cell>
          <table:table-cell table:formula="of:=CONCATENATE([.F598]; IF(ISTEXT([.B598]); CONCATENATE(&quot; {&quot;;[.B598];&quot;}&quot;);&quot;&quot;))" office:value-type="string" office:string-value="roli {tr}" calcext:value-type="string">
            <text:p>roli {tr}</text:p>
          </table:table-cell>
          <table:table-cell table:formula="of:=IF(ISTEXT([.G598]);[.G598];&quot;&quot;)" office:value-type="string" office:string-value="as an actor" calcext:value-type="string">
            <text:p>as an ac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sons</text:p>
          </table:table-cell>
          <table:table-cell office:value-type="string" calcext:value-type="string">
            <text:p>personoj</text:p>
          </table:table-cell>
          <table:table-cell table:number-columns-repeated="2"/>
          <table:table-cell table:formula="of:=IF(ISTEXT([.E599]);[.E599];&quot;&quot;)" office:value-type="string" office:string-value="persons" calcext:value-type="string">
            <text:p>persons</text:p>
          </table:table-cell>
          <table:table-cell table:formula="of:=CONCATENATE([.F599]; IF(ISTEXT([.B599]); CONCATENATE(&quot; {&quot;;[.B599];&quot;}&quot;);&quot;&quot;))" office:value-type="string" office:string-value="personoj" calcext:value-type="string">
            <text:p>personoj</text:p>
          </table:table-cell>
          <table:table-cell table:formula="of:=IF(ISTEXT([.G599]);[.G5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haraoh</text:p>
          </table:table-cell>
          <table:table-cell office:value-type="string" calcext:value-type="string">
            <text:p>Faraono</text:p>
          </table:table-cell>
          <table:table-cell table:number-columns-repeated="2"/>
          <table:table-cell table:formula="of:=IF(ISTEXT([.E600]);[.E600];&quot;&quot;)" office:value-type="string" office:string-value="Pharaoh" calcext:value-type="string">
            <text:p>Pharaoh</text:p>
          </table:table-cell>
          <table:table-cell table:formula="of:=CONCATENATE([.F600]; IF(ISTEXT([.B600]); CONCATENATE(&quot; {&quot;;[.B600];&quot;}&quot;);&quot;&quot;))" office:value-type="string" office:string-value="Faraono" calcext:value-type="string">
            <text:p>Faraono</text:p>
          </table:table-cell>
          <table:table-cell table:formula="of:=IF(ISTEXT([.G600]);[.G6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 office:value-type="string" calcext:value-type="string">
            <text:p>bildo</text:p>
          </table:table-cell>
          <table:table-cell table:number-columns-repeated="2"/>
          <table:table-cell table:formula="of:=IF(ISTEXT([.E601]);[.E601];&quot;&quot;)" office:value-type="string" office:string-value="picture" calcext:value-type="string">
            <text:p>picture</text:p>
          </table:table-cell>
          <table:table-cell table:formula="of:=CONCATENATE([.F601]; IF(ISTEXT([.B601]); CONCATENATE(&quot; {&quot;;[.B601];&quot;}&quot;);&quot;&quot;))" office:value-type="string" office:string-value="bildo" calcext:value-type="string">
            <text:p>bildo</text:p>
          </table:table-cell>
          <table:table-cell table:formula="of:=IF(ISTEXT([.G601]);[.G6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lainly</text:p>
          </table:table-cell>
          <table:table-cell office:value-type="string" calcext:value-type="string">
            <text:p>klare</text:p>
          </table:table-cell>
          <table:table-cell table:number-columns-repeated="2"/>
          <table:table-cell table:formula="of:=IF(ISTEXT([.E602]);[.E602];&quot;&quot;)" office:value-type="string" office:string-value="plainly" calcext:value-type="string">
            <text:p>plainly</text:p>
          </table:table-cell>
          <table:table-cell table:formula="of:=CONCATENATE([.F602]; IF(ISTEXT([.B602]); CONCATENATE(&quot; {&quot;;[.B602];&quot;}&quot;);&quot;&quot;))" office:value-type="string" office:string-value="klare" calcext:value-type="string">
            <text:p>klare</text:p>
          </table:table-cell>
          <table:table-cell table:formula="of:=IF(ISTEXT([.G602]);[.G6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tter</text:p>
          </table:table-cell>
          <table:table-cell office:value-type="string" calcext:value-type="string">
            <text:p>plado</text:p>
          </table:table-cell>
          <table:table-cell table:number-columns-repeated="2"/>
          <table:table-cell table:formula="of:=IF(ISTEXT([.E603]);[.E603];&quot;&quot;)" office:value-type="string" office:string-value="platter" calcext:value-type="string">
            <text:p>platter</text:p>
          </table:table-cell>
          <table:table-cell table:formula="of:=CONCATENATE([.F603]; IF(ISTEXT([.B603]); CONCATENATE(&quot; {&quot;;[.B603];&quot;}&quot;);&quot;&quot;))" office:value-type="string" office:string-value="plado" calcext:value-type="string">
            <text:p>plado</text:p>
          </table:table-cell>
          <table:table-cell table:formula="of:=IF(ISTEXT([.G603]);[.G6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plays</text:p>
          </table:table-cell>
          <table:table-cell office:value-type="string" calcext:value-type="string">
            <text:p>ludas</text:p>
          </table:table-cell>
          <table:table-cell table:number-columns-repeated="2"/>
          <table:table-cell table:formula="of:=IF(ISTEXT([.E604]);[.E604];&quot;&quot;)" office:value-type="string" office:string-value="plays" calcext:value-type="string">
            <text:p>plays</text:p>
          </table:table-cell>
          <table:table-cell table:formula="of:=CONCATENATE([.F604]; IF(ISTEXT([.B604]); CONCATENATE(&quot; {&quot;;[.B604];&quot;}&quot;);&quot;&quot;))" office:value-type="string" office:string-value="ludas {tr|ntr}" calcext:value-type="string">
            <text:p>ludas {tr|ntr}</text:p>
          </table:table-cell>
          <table:table-cell table:formula="of:=IF(ISTEXT([.G604]);[.G604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lease</text:p>
          </table:table-cell>
          <table:table-cell office:value-type="string" calcext:value-type="string">
            <text:p>bonvolu</text:p>
          </table:table-cell>
          <table:table-cell office:value-type="string" calcext:value-type="string">
            <text:p>please</text:p>
          </table:table-cell>
          <table:table-cell/>
          <table:table-cell table:formula="of:=IF(ISTEXT([.E605]);[.E605];&quot;&quot;)" office:value-type="string" office:string-value="please" calcext:value-type="string">
            <text:p>please</text:p>
          </table:table-cell>
          <table:table-cell table:formula="of:=CONCATENATE([.F605]; IF(ISTEXT([.B605]); CONCATENATE(&quot; {&quot;;[.B605];&quot;}&quot;);&quot;&quot;))" office:value-type="string" office:string-value="bonvolu" calcext:value-type="string">
            <text:p>bonvolu</text:p>
          </table:table-cell>
          <table:table-cell table:formula="of:=IF(ISTEXT([.G605]);[.G605];&quot;&quot;)" office:value-type="string" office:string-value="please" calcext:value-type="string">
            <text:p>p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leased</text:p>
          </table:table-cell>
          <table:table-cell office:value-type="string" calcext:value-type="string">
            <text:p>plaĉita</text:p>
          </table:table-cell>
          <table:table-cell table:number-columns-repeated="2"/>
          <table:table-cell table:formula="of:=IF(ISTEXT([.E606]);[.E606];&quot;&quot;)" office:value-type="string" office:string-value="pleased" calcext:value-type="string">
            <text:p>pleased</text:p>
          </table:table-cell>
          <table:table-cell table:formula="of:=CONCATENATE([.F606]; IF(ISTEXT([.B606]); CONCATENATE(&quot; {&quot;;[.B606];&quot;}&quot;);&quot;&quot;))" office:value-type="string" office:string-value="plaĉita" calcext:value-type="string">
            <text:p>plaĉita</text:p>
          </table:table-cell>
          <table:table-cell table:formula="of:=IF(ISTEXT([.G606]);[.G6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asure</text:p>
          </table:table-cell>
          <table:table-cell office:value-type="string" calcext:value-type="string">
            <text:p>plezuro</text:p>
          </table:table-cell>
          <table:table-cell table:number-columns-repeated="2"/>
          <table:table-cell table:formula="of:=IF(ISTEXT([.E607]);[.E607];&quot;&quot;)" office:value-type="string" office:string-value="pleasure" calcext:value-type="string">
            <text:p>pleasure</text:p>
          </table:table-cell>
          <table:table-cell table:formula="of:=CONCATENATE([.F607]; IF(ISTEXT([.B607]); CONCATENATE(&quot; {&quot;;[.B607];&quot;}&quot;);&quot;&quot;))" office:value-type="string" office:string-value="plezuro" calcext:value-type="string">
            <text:p>plezuro</text:p>
          </table:table-cell>
          <table:table-cell table:formula="of:=IF(ISTEXT([.G607]);[.G6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intrigo</text:p>
          </table:table-cell>
          <table:table-cell office:value-type="string" calcext:value-type="string">
            <text:p>cunning activity to make or break a cause</text:p>
          </table:table-cell>
          <table:table-cell/>
          <table:table-cell table:formula="of:=IF(ISTEXT([.E608]);[.E608];&quot;&quot;)" office:value-type="string" office:string-value="plot" calcext:value-type="string">
            <text:p>plot</text:p>
          </table:table-cell>
          <table:table-cell table:formula="of:=CONCATENATE([.F608]; IF(ISTEXT([.B608]); CONCATENATE(&quot; {&quot;;[.B608];&quot;}&quot;);&quot;&quot;))" office:value-type="string" office:string-value="intrigo" calcext:value-type="string">
            <text:p>intrigo</text:p>
          </table:table-cell>
          <table:table-cell table:formula="of:=IF(ISTEXT([.G608]);[.G608];&quot;&quot;)" office:value-type="string" office:string-value="cunning activity to make or break a cause" calcext:value-type="string">
            <text:p>cunning activity to make or break a cau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tting</text:p>
          </table:table-cell>
          <table:table-cell office:value-type="string" calcext:value-type="string">
            <text:p>intrigi</text:p>
          </table:table-cell>
          <table:table-cell table:number-columns-repeated="2"/>
          <table:table-cell table:formula="of:=IF(ISTEXT([.E609]);[.E609];&quot;&quot;)" office:value-type="string" office:string-value="plotting" calcext:value-type="string">
            <text:p>plotting</text:p>
          </table:table-cell>
          <table:table-cell table:formula="of:=CONCATENATE([.F609]; IF(ISTEXT([.B609]); CONCATENATE(&quot; {&quot;;[.B609];&quot;}&quot;);&quot;&quot;))" office:value-type="string" office:string-value="intrigi {ntr}" calcext:value-type="string">
            <text:p>intrigi {ntr}</text:p>
          </table:table-cell>
          <table:table-cell table:formula="of:=IF(ISTEXT([.G609]);[.G6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um-pudding</text:p>
          </table:table-cell>
          <table:table-cell office:value-type="string" calcext:value-type="string">
            <text:p>prun’pudingo</text:p>
          </table:table-cell>
          <table:table-cell table:number-columns-repeated="2"/>
          <table:table-cell table:formula="of:=IF(ISTEXT([.E610]);[.E610];&quot;&quot;)" office:value-type="string" office:string-value="plum-pudding" calcext:value-type="string">
            <text:p>plum-pudding</text:p>
          </table:table-cell>
          <table:table-cell table:formula="of:=CONCATENATE([.F610]; IF(ISTEXT([.B610]); CONCATENATE(&quot; {&quot;;[.B610];&quot;}&quot;);&quot;&quot;))" office:value-type="string" office:string-value="prun’pudingo" calcext:value-type="string">
            <text:p>prun’pudingo</text:p>
          </table:table-cell>
          <table:table-cell table:formula="of:=IF(ISTEXT([.G610]);[.G6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tip of sword or needle</text:p>
          </table:table-cell>
          <table:table-cell/>
          <table:table-cell table:formula="of:=IF(ISTEXT([.E611]);[.E611];&quot;&quot;)" office:value-type="string" office:string-value="point" calcext:value-type="string">
            <text:p>point</text:p>
          </table:table-cell>
          <table:table-cell table:formula="of:=CONCATENATE([.F611]; IF(ISTEXT([.B611]); CONCATENATE(&quot; {&quot;;[.B611];&quot;}&quot;);&quot;&quot;))" office:value-type="string" office:string-value="pinto" calcext:value-type="string">
            <text:p>pinto</text:p>
          </table:table-cell>
          <table:table-cell table:formula="of:=IF(ISTEXT([.G611]);[.G611];&quot;&quot;)" office:value-type="string" office:string-value="tip of sword or needle" calcext:value-type="string">
            <text:p>tip of sword or nee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 office:value-type="string" calcext:value-type="string">
            <text:p>punkto</text:p>
          </table:table-cell>
          <table:table-cell office:value-type="string" calcext:value-type="string">
            <text:p>exact location</text:p>
          </table:table-cell>
          <table:table-cell/>
          <table:table-cell table:formula="of:=IF(ISTEXT([.E612]);[.E612];&quot;&quot;)" office:value-type="string" office:string-value="point" calcext:value-type="string">
            <text:p>point</text:p>
          </table:table-cell>
          <table:table-cell table:formula="of:=CONCATENATE([.F612]; IF(ISTEXT([.B612]); CONCATENATE(&quot; {&quot;;[.B612];&quot;}&quot;);&quot;&quot;))" office:value-type="string" office:string-value="punkto" calcext:value-type="string">
            <text:p>punkto</text:p>
          </table:table-cell>
          <table:table-cell table:formula="of:=IF(ISTEXT([.G612]);[.G612];&quot;&quot;)" office:value-type="string" office:string-value="exact location" calcext:value-type="string">
            <text:p>exact loc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egranate</text:p>
          </table:table-cell>
          <table:table-cell office:value-type="string" calcext:value-type="string">
            <text:p>granato</text:p>
          </table:table-cell>
          <table:table-cell table:number-columns-repeated="2"/>
          <table:table-cell table:formula="of:=IF(ISTEXT([.E613]);[.E613];&quot;&quot;)" office:value-type="string" office:string-value="pomegranate" calcext:value-type="string">
            <text:p>pomegranate</text:p>
          </table:table-cell>
          <table:table-cell table:formula="of:=CONCATENATE([.F613]; IF(ISTEXT([.B613]); CONCATENATE(&quot; {&quot;;[.B613];&quot;}&quot;);&quot;&quot;))" office:value-type="string" office:string-value="granato" calcext:value-type="string">
            <text:p>granato</text:p>
          </table:table-cell>
          <table:table-cell table:formula="of:=IF(ISTEXT([.G613]);[.G6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</text:p>
          </table:table-cell>
          <table:table-cell office:value-type="string" calcext:value-type="string">
            <text:p>pompo</text:p>
          </table:table-cell>
          <table:table-cell table:number-columns-repeated="2"/>
          <table:table-cell table:formula="of:=IF(ISTEXT([.E614]);[.E614];&quot;&quot;)" office:value-type="string" office:string-value="pomp" calcext:value-type="string">
            <text:p>pomp</text:p>
          </table:table-cell>
          <table:table-cell table:formula="of:=CONCATENATE([.F614]; IF(ISTEXT([.B614]); CONCATENATE(&quot; {&quot;;[.B614];&quot;}&quot;);&quot;&quot;))" office:value-type="string" office:string-value="pompo" calcext:value-type="string">
            <text:p>pompo</text:p>
          </table:table-cell>
          <table:table-cell table:formula="of:=IF(ISTEXT([.G614]);[.G6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or</text:p>
          </table:table-cell>
          <table:table-cell office:value-type="string" calcext:value-type="string">
            <text:p>malriĉa</text:p>
          </table:table-cell>
          <table:table-cell table:number-columns-repeated="2"/>
          <table:table-cell table:formula="of:=IF(ISTEXT([.E615]);[.E615];&quot;&quot;)" office:value-type="string" office:string-value="poor" calcext:value-type="string">
            <text:p>poor</text:p>
          </table:table-cell>
          <table:table-cell table:formula="of:=CONCATENATE([.F615]; IF(ISTEXT([.B615]); CONCATENATE(&quot; {&quot;;[.B615];&quot;}&quot;);&quot;&quot;))" office:value-type="string" office:string-value="malriĉa" calcext:value-type="string">
            <text:p>malriĉa</text:p>
          </table:table-cell>
          <table:table-cell table:formula="of:=IF(ISTEXT([.G615]);[.G6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rtly</text:p>
          </table:table-cell>
          <table:table-cell office:value-type="string" calcext:value-type="string">
            <text:p>korpulenta</text:p>
          </table:table-cell>
          <table:table-cell table:number-columns-repeated="2"/>
          <table:table-cell table:formula="of:=IF(ISTEXT([.E616]);[.E616];&quot;&quot;)" office:value-type="string" office:string-value="portly" calcext:value-type="string">
            <text:p>portly</text:p>
          </table:table-cell>
          <table:table-cell table:formula="of:=CONCATENATE([.F616]; IF(ISTEXT([.B616]); CONCATENATE(&quot; {&quot;;[.B616];&quot;}&quot;);&quot;&quot;))" office:value-type="string" office:string-value="korpulenta" calcext:value-type="string">
            <text:p>korpulenta</text:p>
          </table:table-cell>
          <table:table-cell table:formula="of:=IF(ISTEXT([.G616]);[.G61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se</text:p>
          </table:table-cell>
          <table:table-cell office:value-type="string" calcext:value-type="string">
            <text:p>pozo</text:p>
          </table:table-cell>
          <table:table-cell table:number-columns-repeated="2"/>
          <table:table-cell table:formula="of:=IF(ISTEXT([.E617]);[.E617];&quot;&quot;)" office:value-type="string" office:string-value="pose" calcext:value-type="string">
            <text:p>pose</text:p>
          </table:table-cell>
          <table:table-cell table:formula="of:=CONCATENATE([.F617]; IF(ISTEXT([.B617]); CONCATENATE(&quot; {&quot;;[.B617];&quot;}&quot;);&quot;&quot;))" office:value-type="string" office:string-value="pozo" calcext:value-type="string">
            <text:p>pozo</text:p>
          </table:table-cell>
          <table:table-cell table:formula="of:=IF(ISTEXT([.G617]);[.G6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ossibly</text:p>
          </table:table-cell>
          <table:table-cell office:value-type="string" calcext:value-type="string">
            <text:p>eble</text:p>
          </table:table-cell>
          <table:table-cell table:number-columns-repeated="2"/>
          <table:table-cell table:formula="of:=IF(ISTEXT([.E618]);[.E618];&quot;&quot;)" office:value-type="string" office:string-value="possibly" calcext:value-type="string">
            <text:p>possibly</text:p>
          </table:table-cell>
          <table:table-cell table:formula="of:=CONCATENATE([.F618]; IF(ISTEXT([.B618]); CONCATENATE(&quot; {&quot;;[.B618];&quot;}&quot;);&quot;&quot;))" office:value-type="string" office:string-value="eble" calcext:value-type="string">
            <text:p>eble</text:p>
          </table:table-cell>
          <table:table-cell table:formula="of:=IF(ISTEXT([.G618]);[.G6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tation</text:p>
          </table:table-cell>
          <table:table-cell office:value-type="string" calcext:value-type="string">
            <text:p>trinkaĵo</text:p>
          </table:table-cell>
          <table:table-cell table:number-columns-repeated="2"/>
          <table:table-cell table:formula="of:=IF(ISTEXT([.E619]);[.E619];&quot;&quot;)" office:value-type="string" office:string-value="potation" calcext:value-type="string">
            <text:p>potation</text:p>
          </table:table-cell>
          <table:table-cell table:formula="of:=CONCATENATE([.F619]; IF(ISTEXT([.B619]); CONCATENATE(&quot; {&quot;;[.B619];&quot;}&quot;);&quot;&quot;))" office:value-type="string" office:string-value="trinkaĵo" calcext:value-type="string">
            <text:p>trinkaĵo</text:p>
          </table:table-cell>
          <table:table-cell table:formula="of:=IF(ISTEXT([.G619]);[.G6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 office:value-type="string" calcext:value-type="string">
            <text:p>praktika</text:p>
          </table:table-cell>
          <table:table-cell office:value-type="string" calcext:value-type="string">
            <text:p>not theoretical</text:p>
          </table:table-cell>
          <table:table-cell/>
          <table:table-cell table:formula="of:=IF(ISTEXT([.E620]);[.E620];&quot;&quot;)" office:value-type="string" office:string-value="practical" calcext:value-type="string">
            <text:p>practical</text:p>
          </table:table-cell>
          <table:table-cell table:formula="of:=CONCATENATE([.F620]; IF(ISTEXT([.B620]); CONCATENATE(&quot; {&quot;;[.B620];&quot;}&quot;);&quot;&quot;))" office:value-type="string" office:string-value="praktika" calcext:value-type="string">
            <text:p>praktika</text:p>
          </table:table-cell>
          <table:table-cell table:formula="of:=IF(ISTEXT([.G620]);[.G620];&quot;&quot;)" office:value-type="string" office:string-value="not theoretical" calcext:value-type="string">
            <text:p>not theoretic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existence</text:p>
          </table:table-cell>
          <table:table-cell office:value-type="string" calcext:value-type="string">
            <text:p>antaŭ'ekzisto</text:p>
          </table:table-cell>
          <table:table-cell table:number-columns-repeated="2"/>
          <table:table-cell table:formula="of:=IF(ISTEXT([.E621]);[.E621];&quot;&quot;)" office:value-type="string" office:string-value="preexistence" calcext:value-type="string">
            <text:p>preexistence</text:p>
          </table:table-cell>
          <table:table-cell table:formula="of:=CONCATENATE([.F621]; IF(ISTEXT([.B621]); CONCATENATE(&quot; {&quot;;[.B621];&quot;}&quot;);&quot;&quot;))" office:value-type="string" office:string-value="antaŭ'ekzisto" calcext:value-type="string">
            <text:p>antaŭ'ekzisto</text:p>
          </table:table-cell>
          <table:table-cell table:formula="of:=IF(ISTEXT([.G621]);[.G6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fer</text:p>
          </table:table-cell>
          <table:table-cell office:value-type="string" calcext:value-type="string">
            <text:p>preferi</text:p>
          </table:table-cell>
          <table:table-cell table:number-columns-repeated="2"/>
          <table:table-cell table:formula="of:=IF(ISTEXT([.E622]);[.E622];&quot;&quot;)" office:value-type="string" office:string-value="prefer" calcext:value-type="string">
            <text:p>prefer</text:p>
          </table:table-cell>
          <table:table-cell table:formula="of:=CONCATENATE([.F622]; IF(ISTEXT([.B622]); CONCATENATE(&quot; {&quot;;[.B622];&quot;}&quot;);&quot;&quot;))" office:value-type="string" office:string-value="preferi {tr}" calcext:value-type="string">
            <text:p>preferi {tr}</text:p>
          </table:table-cell>
          <table:table-cell table:formula="of:=IF(ISTEXT([.G622]);[.G62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E623]);[.E623];&quot;&quot;)" office:value-type="string" office:string-value="present" calcext:value-type="string">
            <text:p>present</text:p>
          </table:table-cell>
          <table:table-cell table:formula="of:=CONCATENATE([.F623]; IF(ISTEXT([.B623]); CONCATENATE(&quot; {&quot;;[.B623];&quot;}&quot;);&quot;&quot;))" office:value-type="string" office:string-value="donaco" calcext:value-type="string">
            <text:p>donaco</text:p>
          </table:table-cell>
          <table:table-cell table:formula="of:=IF(ISTEXT([.G623]);[.G623];&quot;&quot;)" office:value-type="string" office:string-value="gift" calcext:value-type="string">
            <text:p>g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 office:value-type="string" calcext:value-type="string">
            <text:p>la estanteco</text:p>
          </table:table-cell>
          <table:table-cell table:number-columns-repeated="2"/>
          <table:table-cell table:formula="of:=IF(ISTEXT([.E624]);[.E624];&quot;&quot;)" office:value-type="string" office:string-value="present day" calcext:value-type="string">
            <text:p>present day</text:p>
          </table:table-cell>
          <table:table-cell table:formula="of:=CONCATENATE([.F624]; IF(ISTEXT([.B624]); CONCATENATE(&quot; {&quot;;[.B624];&quot;}&quot;);&quot;&quot;))" office:value-type="string" office:string-value="la estanteco" calcext:value-type="string">
            <text:p>la estanteco</text:p>
          </table:table-cell>
          <table:table-cell table:formula="of:=IF(ISTEXT([.G624]);[.G62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 office:value-type="string" calcext:value-type="string">
            <text:p>nuneco</text:p>
          </table:table-cell>
          <table:table-cell table:number-columns-repeated="2"/>
          <table:table-cell table:formula="of:=IF(ISTEXT([.E625]);[.E625];&quot;&quot;)" office:value-type="string" office:string-value="present day" calcext:value-type="string">
            <text:p>present day</text:p>
          </table:table-cell>
          <table:table-cell table:formula="of:=CONCATENATE([.F625]; IF(ISTEXT([.B625]); CONCATENATE(&quot; {&quot;;[.B625];&quot;}&quot;);&quot;&quot;))" office:value-type="string" office:string-value="nuneco" calcext:value-type="string">
            <text:p>nuneco</text:p>
          </table:table-cell>
          <table:table-cell table:formula="of:=IF(ISTEXT([.G625]);[.G6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 office:value-type="string" calcext:value-type="string">
            <text:p>nuntempo</text:p>
          </table:table-cell>
          <table:table-cell table:number-columns-repeated="2"/>
          <table:table-cell table:formula="of:=IF(ISTEXT([.E626]);[.E626];&quot;&quot;)" office:value-type="string" office:string-value="present day" calcext:value-type="string">
            <text:p>present day</text:p>
          </table:table-cell>
          <table:table-cell table:formula="of:=CONCATENATE([.F626]; IF(ISTEXT([.B626]); CONCATENATE(&quot; {&quot;;[.B626];&quot;}&quot;);&quot;&quot;))" office:value-type="string" office:string-value="nuntempo" calcext:value-type="string">
            <text:p>nuntempo</text:p>
          </table:table-cell>
          <table:table-cell table:formula="of:=IF(ISTEXT([.G626]);[.G626];&quot;&quot;)">
            <text:p/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resently</text:p>
          </table:table-cell>
          <table:table-cell office:value-type="string" calcext:value-type="string">
            <text:p>baldaŭ</text:p>
          </table:table-cell>
          <table:table-cell office:value-type="string" calcext:value-type="string">
            <text:p>soon</text:p>
          </table:table-cell>
          <table:table-cell/>
          <table:table-cell table:formula="of:=IF(ISTEXT([.E627]);[.E627];&quot;&quot;)" office:value-type="string" office:string-value="presently" calcext:value-type="string">
            <text:p>presently</text:p>
          </table:table-cell>
          <table:table-cell table:formula="of:=CONCATENATE([.F627]; IF(ISTEXT([.B627]); CONCATENATE(&quot; {&quot;;[.B627];&quot;}&quot;);&quot;&quot;))" office:value-type="string" office:string-value="baldaŭ" calcext:value-type="string">
            <text:p>baldaŭ</text:p>
          </table:table-cell>
          <table:table-cell table:formula="of:=IF(ISTEXT([.G627]);[.G627];&quot;&quot;)" office:value-type="string" office:string-value="soon" calcext:value-type="string">
            <text:p>s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served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E628]);[.E628];&quot;&quot;)" office:value-type="string" office:string-value="preserved" calcext:value-type="string">
            <text:p>preserved</text:p>
          </table:table-cell>
          <table:table-cell table:formula="of:=CONCATENATE([.F628]; IF(ISTEXT([.B628]); CONCATENATE(&quot; {&quot;;[.B628];&quot;}&quot;);&quot;&quot;))" office:value-type="string" office:string-value="konservita" calcext:value-type="string">
            <text:p>konservita</text:p>
          </table:table-cell>
          <table:table-cell table:formula="of:=IF(ISTEXT([.G628]);[.G6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retend</text:p>
          </table:table-cell>
          <table:table-cell office:value-type="string" calcext:value-type="string">
            <text:p>ŝajnigi</text:p>
          </table:table-cell>
          <table:table-cell table:number-columns-repeated="2"/>
          <table:table-cell table:formula="of:=IF(ISTEXT([.E629]);[.E629];&quot;&quot;)" office:value-type="string" office:string-value="pretend" calcext:value-type="string">
            <text:p>pretend</text:p>
          </table:table-cell>
          <table:table-cell table:formula="of:=CONCATENATE([.F629]; IF(ISTEXT([.B629]); CONCATENATE(&quot; {&quot;;[.B629];&quot;}&quot;);&quot;&quot;))" office:value-type="string" office:string-value="ŝajnigi {ntr}" calcext:value-type="string">
            <text:p>ŝajnigi {ntr}</text:p>
          </table:table-cell>
          <table:table-cell table:formula="of:=IF(ISTEXT([.G629]);[.G6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E630]);[.E630];&quot;&quot;)" office:value-type="string" office:string-value="pretty" calcext:value-type="string">
            <text:p>pretty</text:p>
          </table:table-cell>
          <table:table-cell table:formula="of:=CONCATENATE([.F630]; IF(ISTEXT([.B630]); CONCATENATE(&quot; {&quot;;[.B630];&quot;}&quot;);&quot;&quot;))" office:value-type="string" office:string-value="bela" calcext:value-type="string">
            <text:p>bela</text:p>
          </table:table-cell>
          <table:table-cell table:formula="of:=IF(ISTEXT([.G630]);[.G6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vails</text:p>
          </table:table-cell>
          <table:table-cell office:value-type="string" calcext:value-type="string">
            <text:p>regas</text:p>
          </table:table-cell>
          <table:table-cell table:number-columns-repeated="2"/>
          <table:table-cell table:formula="of:=IF(ISTEXT([.E631]);[.E631];&quot;&quot;)" office:value-type="string" office:string-value="prevails" calcext:value-type="string">
            <text:p>prevails</text:p>
          </table:table-cell>
          <table:table-cell table:formula="of:=CONCATENATE([.F631]; IF(ISTEXT([.B631]); CONCATENATE(&quot; {&quot;;[.B631];&quot;}&quot;);&quot;&quot;))" office:value-type="string" office:string-value="regas" calcext:value-type="string">
            <text:p>regas</text:p>
          </table:table-cell>
          <table:table-cell table:formula="of:=IF(ISTEXT([.G631]);[.G6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vent</text:p>
          </table:table-cell>
          <table:table-cell office:value-type="string" calcext:value-type="string">
            <text:p>malhelpi</text:p>
          </table:table-cell>
          <table:table-cell table:number-columns-repeated="2"/>
          <table:table-cell table:formula="of:=IF(ISTEXT([.E632]);[.E632];&quot;&quot;)" office:value-type="string" office:string-value="prevent" calcext:value-type="string">
            <text:p>prevent</text:p>
          </table:table-cell>
          <table:table-cell table:formula="of:=CONCATENATE([.F632]; IF(ISTEXT([.B632]); CONCATENATE(&quot; {&quot;;[.B632];&quot;}&quot;);&quot;&quot;))" office:value-type="string" office:string-value="malhelpi {tr}" calcext:value-type="string">
            <text:p>malhelpi {tr}</text:p>
          </table:table-cell>
          <table:table-cell table:formula="of:=IF(ISTEXT([.G632]);[.G6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e</text:p>
          </table:table-cell>
          <table:table-cell office:value-type="string" calcext:value-type="string">
            <text:p>princo</text:p>
          </table:table-cell>
          <table:table-cell table:number-columns-repeated="2"/>
          <table:table-cell table:formula="of:=IF(ISTEXT([.E633]);[.E633];&quot;&quot;)" office:value-type="string" office:string-value="prince" calcext:value-type="string">
            <text:p>prince</text:p>
          </table:table-cell>
          <table:table-cell table:formula="of:=CONCATENATE([.F633]; IF(ISTEXT([.B633]); CONCATENATE(&quot; {&quot;;[.B633];&quot;}&quot;);&quot;&quot;))" office:value-type="string" office:string-value="princo" calcext:value-type="string">
            <text:p>princo</text:p>
          </table:table-cell>
          <table:table-cell table:formula="of:=IF(ISTEXT([.G633]);[.G6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nted</text:p>
          </table:table-cell>
          <table:table-cell office:value-type="string" calcext:value-type="string">
            <text:p>presita</text:p>
          </table:table-cell>
          <table:table-cell table:number-columns-repeated="2"/>
          <table:table-cell table:formula="of:=IF(ISTEXT([.E634]);[.E634];&quot;&quot;)" office:value-type="string" office:string-value="printed" calcext:value-type="string">
            <text:p>printed</text:p>
          </table:table-cell>
          <table:table-cell table:formula="of:=CONCATENATE([.F634]; IF(ISTEXT([.B634]); CONCATENATE(&quot; {&quot;;[.B634];&quot;}&quot;);&quot;&quot;))" office:value-type="string" office:string-value="presita" calcext:value-type="string">
            <text:p>presita</text:p>
          </table:table-cell>
          <table:table-cell table:formula="of:=IF(ISTEXT([.G634]);[.G6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ze</text:p>
          </table:table-cell>
          <table:table-cell office:value-type="string" calcext:value-type="string">
            <text:p>premi</text:p>
          </table:table-cell>
          <table:table-cell table:number-columns-repeated="2"/>
          <table:table-cell table:formula="of:=IF(ISTEXT([.E635]);[.E635];&quot;&quot;)" office:value-type="string" office:string-value="prize" calcext:value-type="string">
            <text:p>prize</text:p>
          </table:table-cell>
          <table:table-cell table:formula="of:=CONCATENATE([.F635]; IF(ISTEXT([.B635]); CONCATENATE(&quot; {&quot;;[.B635];&quot;}&quot;);&quot;&quot;))" office:value-type="string" office:string-value="premi" calcext:value-type="string">
            <text:p>premi</text:p>
          </table:table-cell>
          <table:table-cell table:formula="of:=IF(ISTEXT([.G635]);[.G6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robably</text:p>
          </table:table-cell>
          <table:table-cell office:value-type="string" calcext:value-type="string">
            <text:p>eventuale </text:p>
          </table:table-cell>
          <table:table-cell table:number-columns-repeated="2"/>
          <table:table-cell table:formula="of:=IF(ISTEXT([.E636]);[.E636];&quot;&quot;)" office:value-type="string" office:string-value="probably" calcext:value-type="string">
            <text:p>probably</text:p>
          </table:table-cell>
          <table:table-cell table:formula="of:=CONCATENATE([.F636]; IF(ISTEXT([.B636]); CONCATENATE(&quot; {&quot;;[.B636];&quot;}&quot;);&quot;&quot;))" office:value-type="string" office:string-value="eventuale " calcext:value-type="string">
            <text:p>eventuale </text:p>
          </table:table-cell>
          <table:table-cell table:formula="of:=IF(ISTEXT([.G636]);[.G6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cession</text:p>
          </table:table-cell>
          <table:table-cell office:value-type="string" calcext:value-type="string">
            <text:p>procesia</text:p>
          </table:table-cell>
          <table:table-cell table:number-columns-repeated="2"/>
          <table:table-cell table:formula="of:=IF(ISTEXT([.E637]);[.E637];&quot;&quot;)" office:value-type="string" office:string-value="procession" calcext:value-type="string">
            <text:p>procession</text:p>
          </table:table-cell>
          <table:table-cell table:formula="of:=CONCATENATE([.F637]; IF(ISTEXT([.B637]); CONCATENATE(&quot; {&quot;;[.B637];&quot;}&quot;);&quot;&quot;))" office:value-type="string" office:string-value="procesia" calcext:value-type="string">
            <text:p>procesia</text:p>
          </table:table-cell>
          <table:table-cell table:formula="of:=IF(ISTEXT([.G637]);[.G6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E638]);[.E638];&quot;&quot;)" office:value-type="string" office:string-value="promised" calcext:value-type="string">
            <text:p>promised</text:p>
          </table:table-cell>
          <table:table-cell table:formula="of:=CONCATENATE([.F638]; IF(ISTEXT([.B638]); CONCATENATE(&quot; {&quot;;[.B638];&quot;}&quot;);&quot;&quot;))" office:value-type="string" office:string-value="promesis {tr}" calcext:value-type="string">
            <text:p>promesis {tr}</text:p>
          </table:table-cell>
          <table:table-cell table:formula="of:=IF(ISTEXT([.G638]);[.G6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ophesies</text:p>
          </table:table-cell>
          <table:table-cell office:value-type="string" calcext:value-type="string">
            <text:p>profeti</text:p>
          </table:table-cell>
          <table:table-cell office:value-type="string" calcext:value-type="string">
            <text:p>make prophesy</text:p>
          </table:table-cell>
          <table:table-cell/>
          <table:table-cell table:formula="of:=IF(ISTEXT([.E639]);[.E639];&quot;&quot;)" office:value-type="string" office:string-value="prophesies" calcext:value-type="string">
            <text:p>prophesies</text:p>
          </table:table-cell>
          <table:table-cell table:formula="of:=CONCATENATE([.F639]; IF(ISTEXT([.B639]); CONCATENATE(&quot; {&quot;;[.B639];&quot;}&quot;);&quot;&quot;))" office:value-type="string" office:string-value="profeti" calcext:value-type="string">
            <text:p>profeti</text:p>
          </table:table-cell>
          <table:table-cell table:formula="of:=IF(ISTEXT([.G639]);[.G639];&quot;&quot;)" office:value-type="string" office:string-value="make prophesy" calcext:value-type="string">
            <text:p>make prophes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phetic</text:p>
          </table:table-cell>
          <table:table-cell office:value-type="string" calcext:value-type="string">
            <text:p>profeta</text:p>
          </table:table-cell>
          <table:table-cell table:number-columns-repeated="2"/>
          <table:table-cell table:formula="of:=IF(ISTEXT([.E640]);[.E640];&quot;&quot;)" office:value-type="string" office:string-value="prophetic" calcext:value-type="string">
            <text:p>prophetic</text:p>
          </table:table-cell>
          <table:table-cell table:formula="of:=CONCATENATE([.F640]; IF(ISTEXT([.B640]); CONCATENATE(&quot; {&quot;;[.B640];&quot;}&quot;);&quot;&quot;))" office:value-type="string" office:string-value="profeta" calcext:value-type="string">
            <text:p>profeta</text:p>
          </table:table-cell>
          <table:table-cell table:formula="of:=IF(ISTEXT([.G640]);[.G6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tect</text:p>
          </table:table-cell>
          <table:table-cell office:value-type="string" calcext:value-type="string">
            <text:p>protekti</text:p>
          </table:table-cell>
          <table:table-cell table:number-columns-repeated="2"/>
          <table:table-cell table:formula="of:=IF(ISTEXT([.E641]);[.E641];&quot;&quot;)" office:value-type="string" office:string-value="protect" calcext:value-type="string">
            <text:p>protect</text:p>
          </table:table-cell>
          <table:table-cell table:formula="of:=CONCATENATE([.F641]; IF(ISTEXT([.B641]); CONCATENATE(&quot; {&quot;;[.B641];&quot;}&quot;);&quot;&quot;))" office:value-type="string" office:string-value="protekti {tr}" calcext:value-type="string">
            <text:p>protekti {tr}</text:p>
          </table:table-cell>
          <table:table-cell table:formula="of:=IF(ISTEXT([.G641]);[.G6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tection</text:p>
          </table:table-cell>
          <table:table-cell office:value-type="string" calcext:value-type="string">
            <text:p>protekto</text:p>
          </table:table-cell>
          <table:table-cell table:number-columns-repeated="2"/>
          <table:table-cell table:formula="of:=IF(ISTEXT([.E642]);[.E642];&quot;&quot;)" office:value-type="string" office:string-value="protection" calcext:value-type="string">
            <text:p>protection</text:p>
          </table:table-cell>
          <table:table-cell table:formula="of:=CONCATENATE([.F642]; IF(ISTEXT([.B642]); CONCATENATE(&quot; {&quot;;[.B642];&quot;}&quot;);&quot;&quot;))" office:value-type="string" office:string-value="protekto" calcext:value-type="string">
            <text:p>protekto</text:p>
          </table:table-cell>
          <table:table-cell table:formula="of:=IF(ISTEXT([.G642]);[.G6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tective</text:p>
          </table:table-cell>
          <table:table-cell office:value-type="string" calcext:value-type="string">
            <text:p>protekta</text:p>
          </table:table-cell>
          <table:table-cell table:number-columns-repeated="2"/>
          <table:table-cell table:formula="of:=IF(ISTEXT([.E643]);[.E643];&quot;&quot;)" office:value-type="string" office:string-value="protective" calcext:value-type="string">
            <text:p>protective</text:p>
          </table:table-cell>
          <table:table-cell table:formula="of:=CONCATENATE([.F643]; IF(ISTEXT([.B643]); CONCATENATE(&quot; {&quot;;[.B643];&quot;}&quot;);&quot;&quot;))" office:value-type="string" office:string-value="protekta" calcext:value-type="string">
            <text:p>protekta</text:p>
          </table:table-cell>
          <table:table-cell table:formula="of:=IF(ISTEXT([.G643]);[.G6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rotectively</text:p>
          </table:table-cell>
          <table:table-cell office:value-type="string" calcext:value-type="string">
            <text:p>protekte</text:p>
          </table:table-cell>
          <table:table-cell table:number-columns-repeated="2"/>
          <table:table-cell table:formula="of:=IF(ISTEXT([.E644]);[.E644];&quot;&quot;)" office:value-type="string" office:string-value="protectively" calcext:value-type="string">
            <text:p>protectively</text:p>
          </table:table-cell>
          <table:table-cell table:formula="of:=CONCATENATE([.F644]; IF(ISTEXT([.B644]); CONCATENATE(&quot; {&quot;;[.B644];&quot;}&quot;);&quot;&quot;))" office:value-type="string" office:string-value="protekte" calcext:value-type="string">
            <text:p>protekte</text:p>
          </table:table-cell>
          <table:table-cell table:formula="of:=IF(ISTEXT([.G644]);[.G64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publika</text:p>
          </table:table-cell>
          <table:table-cell table:number-columns-repeated="2"/>
          <table:table-cell table:formula="of:=IF(ISTEXT([.E645]);[.E645];&quot;&quot;)" office:value-type="string" office:string-value="public" calcext:value-type="string">
            <text:p>public</text:p>
          </table:table-cell>
          <table:table-cell table:formula="of:=CONCATENATE([.F645]; IF(ISTEXT([.B645]); CONCATENATE(&quot; {&quot;;[.B645];&quot;}&quot;);&quot;&quot;))" office:value-type="string" office:string-value="publika" calcext:value-type="string">
            <text:p>publika</text:p>
          </table:table-cell>
          <table:table-cell table:formula="of:=IF(ISTEXT([.G645]);[.G64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urpura</text:p>
          </table:table-cell>
          <table:table-cell table:number-columns-repeated="2"/>
          <table:table-cell table:formula="of:=IF(ISTEXT([.E646]);[.E646];&quot;&quot;)" office:value-type="string" office:string-value="purple" calcext:value-type="string">
            <text:p>purple</text:p>
          </table:table-cell>
          <table:table-cell table:formula="of:=CONCATENATE([.F646]; IF(ISTEXT([.B646]); CONCATENATE(&quot; {&quot;;[.B646];&quot;}&quot;);&quot;&quot;))" office:value-type="string" office:string-value="purpura" calcext:value-type="string">
            <text:p>purpura</text:p>
          </table:table-cell>
          <table:table-cell table:formula="of:=IF(ISTEXT([.G646]);[.G6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meti</text:p>
          </table:table-cell>
          <table:table-cell table:number-columns-repeated="2"/>
          <table:table-cell table:formula="of:=IF(ISTEXT([.E647]);[.E647];&quot;&quot;)" office:value-type="string" office:string-value="put" calcext:value-type="string">
            <text:p>put</text:p>
          </table:table-cell>
          <table:table-cell table:formula="of:=CONCATENATE([.F647]; IF(ISTEXT([.B647]); CONCATENATE(&quot; {&quot;;[.B647];&quot;}&quot;);&quot;&quot;))" office:value-type="string" office:string-value="meti {tr}" calcext:value-type="string">
            <text:p>meti {tr}</text:p>
          </table:table-cell>
          <table:table-cell table:formula="of:=IF(ISTEXT([.G647]);[.G6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 aside</text:p>
          </table:table-cell>
          <table:table-cell office:value-type="string" calcext:value-type="string">
            <text:p>formeti</text:p>
          </table:table-cell>
          <table:table-cell table:number-columns-repeated="2"/>
          <table:table-cell table:formula="of:=IF(ISTEXT([.E648]);[.E648];&quot;&quot;)" office:value-type="string" office:string-value="put aside" calcext:value-type="string">
            <text:p>put aside</text:p>
          </table:table-cell>
          <table:table-cell table:formula="of:=CONCATENATE([.F648]; IF(ISTEXT([.B648]); CONCATENATE(&quot; {&quot;;[.B648];&quot;}&quot;);&quot;&quot;))" office:value-type="string" office:string-value="formeti {tr}" calcext:value-type="string">
            <text:p>formeti {tr}</text:p>
          </table:table-cell>
          <table:table-cell table:formula="of:=IF(ISTEXT([.G648]);[.G6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quaint</text:p>
          </table:table-cell>
          <table:table-cell office:value-type="string" calcext:value-type="string">
            <text:p>kuriozaj</text:p>
          </table:table-cell>
          <table:table-cell table:number-columns-repeated="2"/>
          <table:table-cell table:formula="of:=IF(ISTEXT([.E649]);[.E649];&quot;&quot;)" office:value-type="string" office:string-value="quaint" calcext:value-type="string">
            <text:p>quaint</text:p>
          </table:table-cell>
          <table:table-cell table:formula="of:=CONCATENATE([.F649]; IF(ISTEXT([.B649]); CONCATENATE(&quot; {&quot;;[.B649];&quot;}&quot;);&quot;&quot;))" office:value-type="string" office:string-value="kuriozaj" calcext:value-type="string">
            <text:p>kuriozaj</text:p>
          </table:table-cell>
          <table:table-cell table:formula="of:=IF(ISTEXT([.G649]);[.G6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estioningly</text:p>
          </table:table-cell>
          <table:table-cell office:value-type="string" calcext:value-type="string">
            <text:p>demande</text:p>
          </table:table-cell>
          <table:table-cell table:number-columns-repeated="2"/>
          <table:table-cell table:formula="of:=IF(ISTEXT([.E650]);[.E650];&quot;&quot;)" office:value-type="string" office:string-value="questioningly" calcext:value-type="string">
            <text:p>questioningly</text:p>
          </table:table-cell>
          <table:table-cell table:formula="of:=CONCATENATE([.F650]; IF(ISTEXT([.B650]); CONCATENATE(&quot; {&quot;;[.B650];&quot;}&quot;);&quot;&quot;))" office:value-type="string" office:string-value="demande" calcext:value-type="string">
            <text:p>demande</text:p>
          </table:table-cell>
          <table:table-cell table:formula="of:=IF(ISTEXT([.G650]);[.G6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ietly</text:p>
          </table:table-cell>
          <table:table-cell office:value-type="string" calcext:value-type="string">
            <text:p>kviete</text:p>
          </table:table-cell>
          <table:table-cell table:number-columns-repeated="2"/>
          <table:table-cell table:formula="of:=IF(ISTEXT([.E651]);[.E651];&quot;&quot;)" office:value-type="string" office:string-value="quietly" calcext:value-type="string">
            <text:p>quietly</text:p>
          </table:table-cell>
          <table:table-cell table:formula="of:=CONCATENATE([.F651]; IF(ISTEXT([.B651]); CONCATENATE(&quot; {&quot;;[.B651];&quot;}&quot;);&quot;&quot;))" office:value-type="string" office:string-value="kviete" calcext:value-type="string">
            <text:p>kviete</text:p>
          </table:table-cell>
          <table:table-cell table:formula="of:=IF(ISTEXT([.G651]);[.G6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afters</text:p>
          </table:table-cell>
          <table:table-cell office:value-type="string" calcext:value-type="string">
            <text:p>tegmenta trabaro</text:p>
          </table:table-cell>
          <table:table-cell table:number-columns-repeated="2"/>
          <table:table-cell table:formula="of:=IF(ISTEXT([.E652]);[.E652];&quot;&quot;)" office:value-type="string" office:string-value="rafters" calcext:value-type="string">
            <text:p>rafters</text:p>
          </table:table-cell>
          <table:table-cell table:formula="of:=CONCATENATE([.F652]; IF(ISTEXT([.B652]); CONCATENATE(&quot; {&quot;;[.B652];&quot;}&quot;);&quot;&quot;))" office:value-type="string" office:string-value="tegmenta trabaro" calcext:value-type="string">
            <text:p>tegmenta trabaro</text:p>
          </table:table-cell>
          <table:table-cell table:formula="of:=IF(ISTEXT([.G652]);[.G6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legi</text:p>
          </table:table-cell>
          <table:table-cell table:number-columns-repeated="2"/>
          <table:table-cell table:formula="of:=IF(ISTEXT([.E653]);[.E653];&quot;&quot;)" office:value-type="string" office:string-value="read" calcext:value-type="string">
            <text:p>read</text:p>
          </table:table-cell>
          <table:table-cell table:formula="of:=CONCATENATE([.F653]; IF(ISTEXT([.B653]); CONCATENATE(&quot; {&quot;;[.B653];&quot;}&quot;);&quot;&quot;))" office:value-type="string" office:string-value="legi {tr}" calcext:value-type="string">
            <text:p>legi {tr}</text:p>
          </table:table-cell>
          <table:table-cell table:formula="of:=IF(ISTEXT([.G653]);[.G6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reala</text:p>
          </table:table-cell>
          <table:table-cell office:value-type="string" calcext:value-type="string">
            <text:p>vs. imagata (imagined) &amp; ŝajna (apparent)</text:p>
          </table:table-cell>
          <table:table-cell/>
          <table:table-cell table:formula="of:=IF(ISTEXT([.E654]);[.E654];&quot;&quot;)" office:value-type="string" office:string-value="real" calcext:value-type="string">
            <text:p>real</text:p>
          </table:table-cell>
          <table:table-cell table:formula="of:=CONCATENATE([.F654]; IF(ISTEXT([.B654]); CONCATENATE(&quot; {&quot;;[.B654];&quot;}&quot;);&quot;&quot;))" office:value-type="string" office:string-value="reala" calcext:value-type="string">
            <text:p>reala</text:p>
          </table:table-cell>
          <table:table-cell table:formula="of:=IF(ISTEXT([.G654]);[.G654];&quot;&quot;)" office:value-type="string" office:string-value="vs. imagata (imagined) &amp; ŝajna (apparent)" calcext:value-type="string">
            <text:p>vs. imagata (imagined) &amp; ŝajna (apparen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to be aware</text:p>
          </table:table-cell>
          <table:table-cell/>
          <table:table-cell table:formula="of:=IF(ISTEXT([.E655]);[.E655];&quot;&quot;)" office:value-type="string" office:string-value="realise" calcext:value-type="string">
            <text:p>realise</text:p>
          </table:table-cell>
          <table:table-cell table:formula="of:=CONCATENATE([.F655]; IF(ISTEXT([.B655]); CONCATENATE(&quot; {&quot;;[.B655];&quot;}&quot;);&quot;&quot;))" office:value-type="string" office:string-value="konscii {tr|ntr}" calcext:value-type="string">
            <text:p>konscii {tr|ntr}</text:p>
          </table:table-cell>
          <table:table-cell table:formula="of:=IF(ISTEXT([.G655]);[.G655];&quot;&quot;)" office:value-type="string" office:string-value="to be aware" calcext:value-type="string">
            <text:p>to be a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ality</text:p>
          </table:table-cell>
          <table:table-cell office:value-type="string" calcext:value-type="string">
            <text:p>realo</text:p>
          </table:table-cell>
          <table:table-cell table:number-columns-repeated="2"/>
          <table:table-cell table:formula="of:=IF(ISTEXT([.E656]);[.E656];&quot;&quot;)" office:value-type="string" office:string-value="reality" calcext:value-type="string">
            <text:p>reality</text:p>
          </table:table-cell>
          <table:table-cell table:formula="of:=CONCATENATE([.F656]; IF(ISTEXT([.B656]); CONCATENATE(&quot; {&quot;;[.B656];&quot;}&quot;);&quot;&quot;))" office:value-type="string" office:string-value="realo" calcext:value-type="string">
            <text:p>realo</text:p>
          </table:table-cell>
          <table:table-cell table:formula="of:=IF(ISTEXT([.G656]);[.G6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efektive</text:p>
          </table:table-cell>
          <table:table-cell office:value-type="string" calcext:value-type="string">
            <text:p>in fact, real, in reality, not imagined</text:p>
          </table:table-cell>
          <table:table-cell/>
          <table:table-cell table:formula="of:=IF(ISTEXT([.E657]);[.E657];&quot;&quot;)" office:value-type="string" office:string-value="really" calcext:value-type="string">
            <text:p>really</text:p>
          </table:table-cell>
          <table:table-cell table:formula="of:=CONCATENATE([.F657]; IF(ISTEXT([.B657]); CONCATENATE(&quot; {&quot;;[.B657];&quot;}&quot;);&quot;&quot;))" office:value-type="string" office:string-value="efektive" calcext:value-type="string">
            <text:p>efektive</text:p>
          </table:table-cell>
          <table:table-cell table:formula="of:=IF(ISTEXT([.G657]);[.G657];&quot;&quot;)" office:value-type="string" office:string-value="in fact, real, in reality, not imagined" calcext:value-type="string">
            <text:p>in fact, real, in reality, not imagin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truth</text:p>
          </table:table-cell>
          <table:table-cell/>
          <table:table-cell table:formula="of:=IF(ISTEXT([.E658]);[.E658];&quot;&quot;)" office:value-type="string" office:string-value="really" calcext:value-type="string">
            <text:p>really</text:p>
          </table:table-cell>
          <table:table-cell table:formula="of:=CONCATENATE([.F658]; IF(ISTEXT([.B658]); CONCATENATE(&quot; {&quot;;[.B658];&quot;}&quot;);&quot;&quot;))" office:value-type="string" office:string-value="vere" calcext:value-type="string">
            <text:p>vere</text:p>
          </table:table-cell>
          <table:table-cell table:formula="of:=IF(ISTEXT([.G658]);[.G658];&quot;&quot;)" office:value-type="string" office:string-value="in truth" calcext:value-type="string">
            <text:p>in tr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reality</text:p>
          </table:table-cell>
          <table:table-cell/>
          <table:table-cell table:formula="of:=IF(ISTEXT([.E659]);[.E659];&quot;&quot;)" office:value-type="string" office:string-value="really" calcext:value-type="string">
            <text:p>really</text:p>
          </table:table-cell>
          <table:table-cell table:formula="of:=CONCATENATE([.F659]; IF(ISTEXT([.B659]); CONCATENATE(&quot; {&quot;;[.B659];&quot;}&quot;);&quot;&quot;))" office:value-type="string" office:string-value="vere" calcext:value-type="string">
            <text:p>vere</text:p>
          </table:table-cell>
          <table:table-cell table:formula="of:=IF(ISTEXT([.G659]);[.G659];&quot;&quot;)" office:value-type="string" office:string-value="in reality" calcext:value-type="string">
            <text:p>in re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 </text:p>
          </table:table-cell>
          <table:table-cell office:value-type="string" calcext:value-type="string">
            <text:p>true, not false</text:p>
          </table:table-cell>
          <table:table-cell/>
          <table:table-cell table:formula="of:=IF(ISTEXT([.E660]);[.E660];&quot;&quot;)" office:value-type="string" office:string-value="really" calcext:value-type="string">
            <text:p>really</text:p>
          </table:table-cell>
          <table:table-cell table:formula="of:=CONCATENATE([.F660]; IF(ISTEXT([.B660]); CONCATENATE(&quot; {&quot;;[.B660];&quot;}&quot;);&quot;&quot;))" office:value-type="string" office:string-value="vere " calcext:value-type="string">
            <text:p>vere </text:p>
          </table:table-cell>
          <table:table-cell table:formula="of:=IF(ISTEXT([.G660]);[.G660];&quot;&quot;)" office:value-type="string" office:string-value="true, not false" calcext:value-type="string">
            <text:p>true, not 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p</text:p>
          </table:table-cell>
          <table:table-cell office:value-type="string" calcext:value-type="string">
            <text:p>rikolti</text:p>
          </table:table-cell>
          <table:table-cell table:number-columns-repeated="2"/>
          <table:table-cell table:formula="of:=IF(ISTEXT([.E661]);[.E661];&quot;&quot;)" office:value-type="string" office:string-value="reap" calcext:value-type="string">
            <text:p>reap</text:p>
          </table:table-cell>
          <table:table-cell table:formula="of:=CONCATENATE([.F661]; IF(ISTEXT([.B661]); CONCATENATE(&quot; {&quot;;[.B661];&quot;}&quot;);&quot;&quot;))" office:value-type="string" office:string-value="rikolti {tr}" calcext:value-type="string">
            <text:p>rikolti {tr}</text:p>
          </table:table-cell>
          <table:table-cell table:formula="of:=IF(ISTEXT([.G661]);[.G6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ceives</text:p>
          </table:table-cell>
          <table:table-cell office:value-type="string" calcext:value-type="string">
            <text:p>ricevi</text:p>
          </table:table-cell>
          <table:table-cell table:number-columns-repeated="2"/>
          <table:table-cell table:formula="of:=IF(ISTEXT([.E662]);[.E662];&quot;&quot;)" office:value-type="string" office:string-value="receives" calcext:value-type="string">
            <text:p>receives</text:p>
          </table:table-cell>
          <table:table-cell table:formula="of:=CONCATENATE([.F662]; IF(ISTEXT([.B662]); CONCATENATE(&quot; {&quot;;[.B662];&quot;}&quot;);&quot;&quot;))" office:value-type="string" office:string-value="ricevi {tr}" calcext:value-type="string">
            <text:p>ricevi {tr}</text:p>
          </table:table-cell>
          <table:table-cell table:formula="of:=IF(ISTEXT([.G662]);[.G6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cumbent</text:p>
          </table:table-cell>
          <table:table-cell office:value-type="string" calcext:value-type="string">
            <text:p>kuŝa</text:p>
          </table:table-cell>
          <table:table-cell table:number-columns-repeated="2"/>
          <table:table-cell table:formula="of:=IF(ISTEXT([.E663]);[.E663];&quot;&quot;)" office:value-type="string" office:string-value="recumbent" calcext:value-type="string">
            <text:p>recumbent</text:p>
          </table:table-cell>
          <table:table-cell table:formula="of:=CONCATENATE([.F663]; IF(ISTEXT([.B663]); CONCATENATE(&quot; {&quot;;[.B663];&quot;}&quot;);&quot;&quot;))" office:value-type="string" office:string-value="kuŝa" calcext:value-type="string">
            <text:p>kuŝa</text:p>
          </table:table-cell>
          <table:table-cell table:formula="of:=IF(ISTEXT([.G663]);[.G6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ĝa</text:p>
          </table:table-cell>
          <table:table-cell table:number-columns-repeated="2"/>
          <table:table-cell table:formula="of:=IF(ISTEXT([.E664]);[.E664];&quot;&quot;)" office:value-type="string" office:string-value="red" calcext:value-type="string">
            <text:p>red</text:p>
          </table:table-cell>
          <table:table-cell table:formula="of:=CONCATENATE([.F664]; IF(ISTEXT([.B664]); CONCATENATE(&quot; {&quot;;[.B664];&quot;}&quot;);&quot;&quot;))" office:value-type="string" office:string-value="ruĝa" calcext:value-type="string">
            <text:p>ruĝa</text:p>
          </table:table-cell>
          <table:table-cell table:formula="of:=IF(ISTEXT([.G664]);[.G6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ferring to</text:p>
          </table:table-cell>
          <table:table-cell office:value-type="string" calcext:value-type="string">
            <text:p>aludante</text:p>
          </table:table-cell>
          <table:table-cell table:number-columns-repeated="2"/>
          <table:table-cell table:formula="of:=IF(ISTEXT([.E665]);[.E665];&quot;&quot;)" office:value-type="string" office:string-value="referring to" calcext:value-type="string">
            <text:p>referring to</text:p>
          </table:table-cell>
          <table:table-cell table:formula="of:=CONCATENATE([.F665]; IF(ISTEXT([.B665]); CONCATENATE(&quot; {&quot;;[.B665];&quot;}&quot;);&quot;&quot;))" office:value-type="string" office:string-value="aludante" calcext:value-type="string">
            <text:p>aludante</text:p>
          </table:table-cell>
          <table:table-cell table:formula="of:=IF(ISTEXT([.G665]);[.G66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regula</text:p>
          </table:table-cell>
          <table:table-cell office:value-type="string" calcext:value-type="string">
            <text:p>consistent</text:p>
          </table:table-cell>
          <table:table-cell/>
          <table:table-cell table:formula="of:=IF(ISTEXT([.E666]);[.E666];&quot;&quot;)" office:value-type="string" office:string-value="regular" calcext:value-type="string">
            <text:p>regular</text:p>
          </table:table-cell>
          <table:table-cell table:formula="of:=CONCATENATE([.F666]; IF(ISTEXT([.B666]); CONCATENATE(&quot; {&quot;;[.B666];&quot;}&quot;);&quot;&quot;))" office:value-type="string" office:string-value="regula" calcext:value-type="string">
            <text:p>regula</text:p>
          </table:table-cell>
          <table:table-cell table:formula="of:=IF(ISTEXT([.G666]);[.G666];&quot;&quot;)" office:value-type="string" office:string-value="consistent" calcext:value-type="string">
            <text:p>consist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ulation</text:p>
          </table:table-cell>
          <table:table-cell office:value-type="string" calcext:value-type="string">
            <text:p>regulo</text:p>
          </table:table-cell>
          <table:table-cell table:number-columns-repeated="2"/>
          <table:table-cell table:formula="of:=IF(ISTEXT([.E667]);[.E667];&quot;&quot;)" office:value-type="string" office:string-value="regulation" calcext:value-type="string">
            <text:p>regulation</text:p>
          </table:table-cell>
          <table:table-cell table:formula="of:=CONCATENATE([.F667]; IF(ISTEXT([.B667]); CONCATENATE(&quot; {&quot;;[.B667];&quot;}&quot;);&quot;&quot;))" office:value-type="string" office:string-value="regulo" calcext:value-type="string">
            <text:p>regulo</text:p>
          </table:table-cell>
          <table:table-cell table:formula="of:=IF(ISTEXT([.G667]);[.G66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joicings</text:p>
          </table:table-cell>
          <table:table-cell office:value-type="string" calcext:value-type="string">
            <text:p>jubiloj</text:p>
          </table:table-cell>
          <table:table-cell table:number-columns-repeated="2"/>
          <table:table-cell table:formula="of:=IF(ISTEXT([.E668]);[.E668];&quot;&quot;)" office:value-type="string" office:string-value="rejoicings" calcext:value-type="string">
            <text:p>rejoicings</text:p>
          </table:table-cell>
          <table:table-cell table:formula="of:=CONCATENATE([.F668]; IF(ISTEXT([.B668]); CONCATENATE(&quot; {&quot;;[.B668];&quot;}&quot;);&quot;&quot;))" office:value-type="string" office:string-value="jubiloj" calcext:value-type="string">
            <text:p>jubiloj</text:p>
          </table:table-cell>
          <table:table-cell table:formula="of:=IF(ISTEXT([.G668]);[.G66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parenco</text:p>
          </table:table-cell>
          <table:table-cell table:number-columns-repeated="2"/>
          <table:table-cell table:formula="of:=IF(ISTEXT([.E669]);[.E669];&quot;&quot;)" office:value-type="string" office:string-value="relative" calcext:value-type="string">
            <text:p>relative</text:p>
          </table:table-cell>
          <table:table-cell table:formula="of:=CONCATENATE([.F669]; IF(ISTEXT([.B669]); CONCATENATE(&quot; {&quot;;[.B669];&quot;}&quot;);&quot;&quot;))" office:value-type="string" office:string-value="parenco" calcext:value-type="string">
            <text:p>parenco</text:p>
          </table:table-cell>
          <table:table-cell table:formula="of:=IF(ISTEXT([.G669]);[.G66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 office:value-type="string" calcext:value-type="string">
            <text:p>memorigi</text:p>
          </table:table-cell>
          <table:table-cell office:value-type="string" calcext:value-type="string">
            <text:p>remind of something in the future</text:p>
          </table:table-cell>
          <table:table-cell/>
          <table:table-cell table:formula="of:=IF(ISTEXT([.E670]);[.E670];&quot;&quot;)" office:value-type="string" office:string-value="remind" calcext:value-type="string">
            <text:p>remind</text:p>
          </table:table-cell>
          <table:table-cell table:formula="of:=CONCATENATE([.F670]; IF(ISTEXT([.B670]); CONCATENATE(&quot; {&quot;;[.B670];&quot;}&quot;);&quot;&quot;))" office:value-type="string" office:string-value="memorigi {tr}" calcext:value-type="string">
            <text:p>memorigi {tr}</text:p>
          </table:table-cell>
          <table:table-cell table:formula="of:=IF(ISTEXT([.G670]);[.G670];&quot;&quot;)" office:value-type="string" office:string-value="remind of something in the future" calcext:value-type="string">
            <text:p>remind of something in the fu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 office:value-type="string" calcext:value-type="string">
            <text:p>rememorigi</text:p>
          </table:table-cell>
          <table:table-cell office:value-type="string" calcext:value-type="string">
            <text:p>remind of something in the past</text:p>
          </table:table-cell>
          <table:table-cell/>
          <table:table-cell table:formula="of:=IF(ISTEXT([.E671]);[.E671];&quot;&quot;)" office:value-type="string" office:string-value="remind" calcext:value-type="string">
            <text:p>remind</text:p>
          </table:table-cell>
          <table:table-cell table:formula="of:=CONCATENATE([.F671]; IF(ISTEXT([.B671]); CONCATENATE(&quot; {&quot;;[.B671];&quot;}&quot;);&quot;&quot;))" office:value-type="string" office:string-value="rememorigi {tr}" calcext:value-type="string">
            <text:p>rememorigi {tr}</text:p>
          </table:table-cell>
          <table:table-cell table:formula="of:=IF(ISTEXT([.G671]);[.G671];&quot;&quot;)" office:value-type="string" office:string-value="remind of something in the past" calcext:value-type="string">
            <text:p>remind of something in the pa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 office:value-type="string" calcext:value-type="string">
            <text:p>bedaŭro</text:p>
          </table:table-cell>
          <table:table-cell table:number-columns-repeated="2"/>
          <table:table-cell table:formula="of:=IF(ISTEXT([.E672]);[.E672];&quot;&quot;)" office:value-type="string" office:string-value="remorse" calcext:value-type="string">
            <text:p>remorse</text:p>
          </table:table-cell>
          <table:table-cell table:formula="of:=CONCATENATE([.F672]; IF(ISTEXT([.B672]); CONCATENATE(&quot; {&quot;;[.B672];&quot;}&quot;);&quot;&quot;))" office:value-type="string" office:string-value="bedaŭro" calcext:value-type="string">
            <text:p>bedaŭro</text:p>
          </table:table-cell>
          <table:table-cell table:formula="of:=IF(ISTEXT([.G672]);[.G6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 office:value-type="string" calcext:value-type="string">
            <text:p>pento</text:p>
          </table:table-cell>
          <table:table-cell office:value-type="string" calcext:value-type="string">
            <text:p>Remorse</text:p>
          </table:table-cell>
          <table:table-cell/>
          <table:table-cell table:formula="of:=IF(ISTEXT([.E673]);[.E673];&quot;&quot;)" office:value-type="string" office:string-value="remorse" calcext:value-type="string">
            <text:p>remorse</text:p>
          </table:table-cell>
          <table:table-cell table:formula="of:=CONCATENATE([.F673]; IF(ISTEXT([.B673]); CONCATENATE(&quot; {&quot;;[.B673];&quot;}&quot;);&quot;&quot;))" office:value-type="string" office:string-value="pento" calcext:value-type="string">
            <text:p>pento</text:p>
          </table:table-cell>
          <table:table-cell table:formula="of:=IF(ISTEXT([.G673]);[.G673];&quot;&quot;)" office:value-type="string" office:string-value="Remorse" calcext:value-type="string">
            <text:p>Remo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 office:value-type="string" calcext:value-type="string">
            <text:p>rimorso</text:p>
          </table:table-cell>
          <table:table-cell table:number-columns-repeated="2"/>
          <table:table-cell table:formula="of:=IF(ISTEXT([.E674]);[.E674];&quot;&quot;)" office:value-type="string" office:string-value="remorse" calcext:value-type="string">
            <text:p>remorse</text:p>
          </table:table-cell>
          <table:table-cell table:formula="of:=CONCATENATE([.F674]; IF(ISTEXT([.B674]); CONCATENATE(&quot; {&quot;;[.B674];&quot;}&quot;);&quot;&quot;))" office:value-type="string" office:string-value="rimorso" calcext:value-type="string">
            <text:p>rimorso</text:p>
          </table:table-cell>
          <table:table-cell table:formula="of:=IF(ISTEXT([.G674]);[.G67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nounce</text:p>
          </table:table-cell>
          <table:table-cell office:value-type="string" calcext:value-type="string">
            <text:p>rezigni</text:p>
          </table:table-cell>
          <table:table-cell table:number-columns-repeated="2"/>
          <table:table-cell table:formula="of:=IF(ISTEXT([.E675]);[.E675];&quot;&quot;)" office:value-type="string" office:string-value="renounce" calcext:value-type="string">
            <text:p>renounce</text:p>
          </table:table-cell>
          <table:table-cell table:formula="of:=CONCATENATE([.F675]; IF(ISTEXT([.B675]); CONCATENATE(&quot; {&quot;;[.B675];&quot;}&quot;);&quot;&quot;))" office:value-type="string" office:string-value="rezigni {tr}" calcext:value-type="string">
            <text:p>rezigni {tr}</text:p>
          </table:table-cell>
          <table:table-cell table:formula="of:=IF(ISTEXT([.G675]);[.G67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resentation</text:p>
          </table:table-cell>
          <table:table-cell office:value-type="string" calcext:value-type="string">
            <text:p>prezento</text:p>
          </table:table-cell>
          <table:table-cell office:value-type="string" calcext:value-type="string">
            <text:p>an image of</text:p>
          </table:table-cell>
          <table:table-cell/>
          <table:table-cell table:formula="of:=IF(ISTEXT([.E676]);[.E676];&quot;&quot;)" office:value-type="string" office:string-value="representation" calcext:value-type="string">
            <text:p>representation</text:p>
          </table:table-cell>
          <table:table-cell table:formula="of:=CONCATENATE([.F676]; IF(ISTEXT([.B676]); CONCATENATE(&quot; {&quot;;[.B676];&quot;}&quot;);&quot;&quot;))" office:value-type="string" office:string-value="prezento" calcext:value-type="string">
            <text:p>prezento</text:p>
          </table:table-cell>
          <table:table-cell table:formula="of:=IF(ISTEXT([.G676]);[.G676];&quot;&quot;)" office:value-type="string" office:string-value="an image of" calcext:value-type="string">
            <text:p>an image o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presented</text:p>
          </table:table-cell>
          <table:table-cell office:value-type="string" calcext:value-type="string">
            <text:p>montra</text:p>
          </table:table-cell>
          <table:table-cell office:value-type="string" calcext:value-type="string">
            <text:p>portrayed in a drawing note: reprezenti is act as representative</text:p>
          </table:table-cell>
          <table:table-cell/>
          <table:table-cell table:formula="of:=IF(ISTEXT([.E677]);[.E677];&quot;&quot;)" office:value-type="string" office:string-value="represented" calcext:value-type="string">
            <text:p>represented</text:p>
          </table:table-cell>
          <table:table-cell table:formula="of:=CONCATENATE([.F677]; IF(ISTEXT([.B677]); CONCATENATE(&quot; {&quot;;[.B677];&quot;}&quot;);&quot;&quot;))" office:value-type="string" office:string-value="montra" calcext:value-type="string">
            <text:p>montra</text:p>
          </table:table-cell>
          <table:table-cell table:formula="of:=IF(ISTEXT([.G677]);[.G677];&quot;&quot;)" office:value-type="string" office:string-value="portrayed in a drawing note: reprezenti is act as representative" calcext:value-type="string">
            <text:p>portrayed in a drawing note: reprezenti is act as represent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ute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E678]);[.E678];&quot;&quot;)" office:value-type="string" office:string-value="repute" calcext:value-type="string">
            <text:p>repute</text:p>
          </table:table-cell>
          <table:table-cell table:formula="of:=CONCATENATE([.F678]; IF(ISTEXT([.B678]); CONCATENATE(&quot; {&quot;;[.B678];&quot;}&quot;);&quot;&quot;))" office:value-type="string" office:string-value="reputacio" calcext:value-type="string">
            <text:p>reputacio</text:p>
          </table:table-cell>
          <table:table-cell table:formula="of:=IF(ISTEXT([.G678]);[.G6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mainder</text:p>
          </table:table-cell>
          <table:table-cell/>
          <table:table-cell table:formula="of:=IF(ISTEXT([.E679]);[.E679];&quot;&quot;)" office:value-type="string" office:string-value="rest" calcext:value-type="string">
            <text:p>rest</text:p>
          </table:table-cell>
          <table:table-cell table:formula="of:=CONCATENATE([.F679]; IF(ISTEXT([.B679]); CONCATENATE(&quot; {&quot;;[.B679];&quot;}&quot;);&quot;&quot;))" office:value-type="string" office:string-value="resto" calcext:value-type="string">
            <text:p>resto</text:p>
          </table:table-cell>
          <table:table-cell table:formula="of:=IF(ISTEXT([.G679]);[.G679];&quot;&quot;)" office:value-type="string" office:string-value="remainder" calcext:value-type="string">
            <text:p>remain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st</text:p>
          </table:table-cell>
          <table:table-cell office:value-type="string" calcext:value-type="string">
            <text:p>ripozi</text:p>
          </table:table-cell>
          <table:table-cell table:number-columns-repeated="2"/>
          <table:table-cell table:formula="of:=IF(ISTEXT([.E680]);[.E680];&quot;&quot;)" office:value-type="string" office:string-value="rest" calcext:value-type="string">
            <text:p>rest</text:p>
          </table:table-cell>
          <table:table-cell table:formula="of:=CONCATENATE([.F680]; IF(ISTEXT([.B680]); CONCATENATE(&quot; {&quot;;[.B680];&quot;}&quot;);&quot;&quot;))" office:value-type="string" office:string-value="ripozi {ntr}" calcext:value-type="string">
            <text:p>ripozi {ntr}</text:p>
          </table:table-cell>
          <table:table-cell table:formula="of:=IF(ISTEXT([.G680]);[.G6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lt</text:p>
          </table:table-cell>
          <table:table-cell office:value-type="string" calcext:value-type="string">
            <text:p>rezulto</text:p>
          </table:table-cell>
          <table:table-cell table:number-columns-repeated="2"/>
          <table:table-cell table:formula="of:=IF(ISTEXT([.E681]);[.E681];&quot;&quot;)" office:value-type="string" office:string-value="result" calcext:value-type="string">
            <text:p>result</text:p>
          </table:table-cell>
          <table:table-cell table:formula="of:=CONCATENATE([.F681]; IF(ISTEXT([.B681]); CONCATENATE(&quot; {&quot;;[.B681];&quot;}&quot;);&quot;&quot;))" office:value-type="string" office:string-value="rezulto" calcext:value-type="string">
            <text:p>rezulto</text:p>
          </table:table-cell>
          <table:table-cell table:formula="of:=IF(ISTEXT([.G681]);[.G6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rrection</text:p>
          </table:table-cell>
          <table:table-cell office:value-type="string" calcext:value-type="string">
            <text:p>resurekto</text:p>
          </table:table-cell>
          <table:table-cell table:number-columns-repeated="2"/>
          <table:table-cell table:formula="of:=IF(ISTEXT([.E682]);[.E682];&quot;&quot;)" office:value-type="string" office:string-value="resurrection" calcext:value-type="string">
            <text:p>resurrection</text:p>
          </table:table-cell>
          <table:table-cell table:formula="of:=CONCATENATE([.F682]; IF(ISTEXT([.B682]); CONCATENATE(&quot; {&quot;;[.B682];&quot;}&quot;);&quot;&quot;))" office:value-type="string" office:string-value="resurekto" calcext:value-type="string">
            <text:p>resurekto</text:p>
          </table:table-cell>
          <table:table-cell table:formula="of:=IF(ISTEXT([.G682]);[.G68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E683]);[.E683];&quot;&quot;)" office:value-type="string" office:string-value="return" calcext:value-type="string">
            <text:p>return</text:p>
          </table:table-cell>
          <table:table-cell table:formula="of:=CONCATENATE([.F683]; IF(ISTEXT([.B683]); CONCATENATE(&quot; {&quot;;[.B683];&quot;}&quot;);&quot;&quot;))" office:value-type="string" office:string-value="reveni {ntr}" calcext:value-type="string">
            <text:p>reveni {ntr}</text:p>
          </table:table-cell>
          <table:table-cell table:formula="of:=IF(ISTEXT([.G683]);[.G68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E684]);[.E684];&quot;&quot;)" office:value-type="string" office:string-value="return" calcext:value-type="string">
            <text:p>return</text:p>
          </table:table-cell>
          <table:table-cell table:formula="of:=CONCATENATE([.F684]; IF(ISTEXT([.B684]); CONCATENATE(&quot; {&quot;;[.B684];&quot;}&quot;);&quot;&quot;))" office:value-type="string" office:string-value="reveni {ntr}" calcext:value-type="string">
            <text:p>reveni {ntr}</text:p>
          </table:table-cell>
          <table:table-cell table:formula="of:=IF(ISTEXT([.G684]);[.G68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ich</text:p>
          </table:table-cell>
          <table:table-cell office:value-type="string" calcext:value-type="string">
            <text:p>riĉa</text:p>
          </table:table-cell>
          <table:table-cell table:number-columns-repeated="2"/>
          <table:table-cell table:formula="of:=IF(ISTEXT([.E685]);[.E685];&quot;&quot;)" office:value-type="string" office:string-value="rich" calcext:value-type="string">
            <text:p>rich</text:p>
          </table:table-cell>
          <table:table-cell table:formula="of:=CONCATENATE([.F685]; IF(ISTEXT([.B685]); CONCATENATE(&quot; {&quot;;[.B685];&quot;}&quot;);&quot;&quot;))" office:value-type="string" office:string-value="riĉa" calcext:value-type="string">
            <text:p>riĉa</text:p>
          </table:table-cell>
          <table:table-cell table:formula="of:=IF(ISTEXT([.G685]);[.G6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chness</text:p>
          </table:table-cell>
          <table:table-cell office:value-type="string" calcext:value-type="string">
            <text:p>riĉeco</text:p>
          </table:table-cell>
          <table:table-cell table:number-columns-repeated="2"/>
          <table:table-cell table:formula="of:=IF(ISTEXT([.E686]);[.E686];&quot;&quot;)" office:value-type="string" office:string-value="richness" calcext:value-type="string">
            <text:p>richness</text:p>
          </table:table-cell>
          <table:table-cell table:formula="of:=CONCATENATE([.F686]; IF(ISTEXT([.B686]); CONCATENATE(&quot; {&quot;;[.B686];&quot;}&quot;);&quot;&quot;))" office:value-type="string" office:string-value="riĉeco" calcext:value-type="string">
            <text:p>riĉeco</text:p>
          </table:table-cell>
          <table:table-cell table:formula="of:=IF(ISTEXT([.G686]);[.G68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dekstre </text:p>
          </table:table-cell>
          <table:table-cell table:number-columns-repeated="2"/>
          <table:table-cell table:formula="of:=IF(ISTEXT([.E687]);[.E687];&quot;&quot;)" office:value-type="string" office:string-value="right" calcext:value-type="string">
            <text:p>right</text:p>
          </table:table-cell>
          <table:table-cell table:formula="of:=CONCATENATE([.F687]; IF(ISTEXT([.B687]); CONCATENATE(&quot; {&quot;;[.B687];&quot;}&quot;);&quot;&quot;))" office:value-type="string" office:string-value="dekstre " calcext:value-type="string">
            <text:p>dekstre </text:p>
          </table:table-cell>
          <table:table-cell table:formula="of:=IF(ISTEXT([.G687]);[.G68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ng out</text:p>
          </table:table-cell>
          <table:table-cell office:value-type="string" calcext:value-type="string">
            <text:p>elsonori</text:p>
          </table:table-cell>
          <table:table-cell table:number-columns-repeated="2"/>
          <table:table-cell table:formula="of:=IF(ISTEXT([.E688]);[.E688];&quot;&quot;)" office:value-type="string" office:string-value="ring out" calcext:value-type="string">
            <text:p>ring out</text:p>
          </table:table-cell>
          <table:table-cell table:formula="of:=CONCATENATE([.F688]; IF(ISTEXT([.B688]); CONCATENATE(&quot; {&quot;;[.B688];&quot;}&quot;);&quot;&quot;))" office:value-type="string" office:string-value="elsonori {tr}" calcext:value-type="string">
            <text:p>elsonori {tr}</text:p>
          </table:table-cell>
          <table:table-cell table:formula="of:=IF(ISTEXT([.G688]);[.G6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oast</text:p>
          </table:table-cell>
          <table:table-cell office:value-type="string" calcext:value-type="string">
            <text:p>rostita</text:p>
          </table:table-cell>
          <table:table-cell office:value-type="string" calcext:value-type="string">
            <text:p>one that has been roasted</text:p>
          </table:table-cell>
          <table:table-cell/>
          <table:table-cell table:formula="of:=IF(ISTEXT([.E689]);[.E689];&quot;&quot;)" office:value-type="string" office:string-value="roast" calcext:value-type="string">
            <text:p>roast</text:p>
          </table:table-cell>
          <table:table-cell table:formula="of:=CONCATENATE([.F689]; IF(ISTEXT([.B689]); CONCATENATE(&quot; {&quot;;[.B689];&quot;}&quot;);&quot;&quot;))" office:value-type="string" office:string-value="rostita" calcext:value-type="string">
            <text:p>rostita</text:p>
          </table:table-cell>
          <table:table-cell table:formula="of:=IF(ISTEXT([.G689]);[.G689];&quot;&quot;)" office:value-type="string" office:string-value="one that has been roasted" calcext:value-type="string">
            <text:p>one that has been roas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be</text:p>
          </table:table-cell>
          <table:table-cell office:value-type="string" calcext:value-type="string">
            <text:p>robo</text:p>
          </table:table-cell>
          <table:table-cell table:number-columns-repeated="2"/>
          <table:table-cell table:formula="of:=IF(ISTEXT([.E690]);[.E690];&quot;&quot;)" office:value-type="string" office:string-value="robe" calcext:value-type="string">
            <text:p>robe</text:p>
          </table:table-cell>
          <table:table-cell table:formula="of:=CONCATENATE([.F690]; IF(ISTEXT([.B690]); CONCATENATE(&quot; {&quot;;[.B690];&quot;}&quot;);&quot;&quot;))" office:value-type="string" office:string-value="robo" calcext:value-type="string">
            <text:p>robo</text:p>
          </table:table-cell>
          <table:table-cell table:formula="of:=IF(ISTEXT([.G690]);[.G6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IF(ISTEXT([.E691]);[.E691];&quot;&quot;)" office:value-type="string" office:string-value="rose" calcext:value-type="string">
            <text:p>rose</text:p>
          </table:table-cell>
          <table:table-cell table:formula="of:=CONCATENATE([.F691]; IF(ISTEXT([.B691]); CONCATENATE(&quot; {&quot;;[.B691];&quot;}&quot;);&quot;&quot;))" office:value-type="string" office:string-value="roza" calcext:value-type="string">
            <text:p>roza</text:p>
          </table:table-cell>
          <table:table-cell table:formula="of:=IF(ISTEXT([.G691]);[.G69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</text:p>
          </table:table-cell>
          <table:table-cell office:value-type="string" calcext:value-type="string">
            <text:p>rosmareno</text:p>
          </table:table-cell>
          <table:table-cell table:number-columns-repeated="2"/>
          <table:table-cell table:formula="of:=IF(ISTEXT([.E692]);[.E692];&quot;&quot;)" office:value-type="string" office:string-value="rosemary" calcext:value-type="string">
            <text:p>rosemary</text:p>
          </table:table-cell>
          <table:table-cell table:formula="of:=CONCATENATE([.F692]; IF(ISTEXT([.B692]); CONCATENATE(&quot; {&quot;;[.B692];&quot;}&quot;);&quot;&quot;))" office:value-type="string" office:string-value="rosmareno" calcext:value-type="string">
            <text:p>rosmareno</text:p>
          </table:table-cell>
          <table:table-cell table:formula="of:=IF(ISTEXT([.G692]);[.G6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 plant</text:p>
          </table:table-cell>
          <table:table-cell office:value-type="string" calcext:value-type="string">
            <text:p>rosmaren’planto</text:p>
          </table:table-cell>
          <table:table-cell table:number-columns-repeated="2"/>
          <table:table-cell table:formula="of:=IF(ISTEXT([.E693]);[.E693];&quot;&quot;)" office:value-type="string" office:string-value="rosemary plant" calcext:value-type="string">
            <text:p>rosemary plant</text:p>
          </table:table-cell>
          <table:table-cell table:formula="of:=CONCATENATE([.F693]; IF(ISTEXT([.B693]); CONCATENATE(&quot; {&quot;;[.B693];&quot;}&quot;);&quot;&quot;))" office:value-type="string" office:string-value="rosmaren’planto" calcext:value-type="string">
            <text:p>rosmaren’planto</text:p>
          </table:table-cell>
          <table:table-cell table:formula="of:=IF(ISTEXT([.G693]);[.G6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unds</text:p>
          </table:table-cell>
          <table:table-cell office:value-type="string" calcext:value-type="string">
            <text:p>rundojn</text:p>
          </table:table-cell>
          <table:table-cell office:value-type="string" calcext:value-type="string">
            <text:p>as in, making the rounds</text:p>
          </table:table-cell>
          <table:table-cell/>
          <table:table-cell table:formula="of:=IF(ISTEXT([.E694]);[.E694];&quot;&quot;)" office:value-type="string" office:string-value="rounds" calcext:value-type="string">
            <text:p>rounds</text:p>
          </table:table-cell>
          <table:table-cell table:formula="of:=CONCATENATE([.F694]; IF(ISTEXT([.B694]); CONCATENATE(&quot; {&quot;;[.B694];&quot;}&quot;);&quot;&quot;))" office:value-type="string" office:string-value="rundojn" calcext:value-type="string">
            <text:p>rundojn</text:p>
          </table:table-cell>
          <table:table-cell table:formula="of:=IF(ISTEXT([.G694]);[.G694];&quot;&quot;)" office:value-type="string" office:string-value="as in, making the rounds" calcext:value-type="string">
            <text:p>as in, making the rou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stics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E695]);[.E695];&quot;&quot;)" office:value-type="string" office:string-value="rustics" calcext:value-type="string">
            <text:p>rustics</text:p>
          </table:table-cell>
          <table:table-cell table:formula="of:=CONCATENATE([.F695]; IF(ISTEXT([.B695]); CONCATENATE(&quot; {&quot;;[.B695];&quot;}&quot;);&quot;&quot;))" office:value-type="string" office:string-value="kamparanoj" calcext:value-type="string">
            <text:p>kamparanoj</text:p>
          </table:table-cell>
          <table:table-cell table:formula="of:=IF(ISTEXT([.G695]);[.G6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fe</text:p>
          </table:table-cell>
          <table:table-cell office:value-type="string" calcext:value-type="string">
            <text:p>sekura</text:p>
          </table:table-cell>
          <table:table-cell table:number-columns-repeated="2"/>
          <table:table-cell table:formula="of:=IF(ISTEXT([.E696]);[.E696];&quot;&quot;)" office:value-type="string" office:string-value="safe" calcext:value-type="string">
            <text:p>safe</text:p>
          </table:table-cell>
          <table:table-cell table:formula="of:=CONCATENATE([.F696]; IF(ISTEXT([.B696]); CONCATENATE(&quot; {&quot;;[.B696];&quot;}&quot;);&quot;&quot;))" office:value-type="string" office:string-value="sekura" calcext:value-type="string">
            <text:p>sekura</text:p>
          </table:table-cell>
          <table:table-cell table:formula="of:=IF(ISTEXT([.G696]);[.G69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Samoso</text:p>
          </table:table-cell>
          <table:table-cell office:value-type="string" calcext:value-type="string">
            <text:p>Greek Island</text:p>
          </table:table-cell>
          <table:table-cell/>
          <table:table-cell table:formula="of:=IF(ISTEXT([.E697]);[.E697];&quot;&quot;)" office:value-type="string" office:string-value="Samos" calcext:value-type="string">
            <text:p>Samos</text:p>
          </table:table-cell>
          <table:table-cell table:formula="of:=CONCATENATE([.F697]; IF(ISTEXT([.B697]); CONCATENATE(&quot; {&quot;;[.B697];&quot;}&quot;);&quot;&quot;))" office:value-type="string" office:string-value="Samoso" calcext:value-type="string">
            <text:p>Samoso</text:p>
          </table:table-cell>
          <table:table-cell table:formula="of:=IF(ISTEXT([.G697]);[.G697];&quot;&quot;)" office:value-type="string" office:string-value="Greek Island" calcext:value-type="string">
            <text:p>Greek Is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natorium</text:p>
          </table:table-cell>
          <table:table-cell office:value-type="string" calcext:value-type="string">
            <text:p>sanatorio</text:p>
          </table:table-cell>
          <table:table-cell office:value-type="string" calcext:value-type="string">
            <text:p>residential rehab, ≠hospitalo</text:p>
          </table:table-cell>
          <table:table-cell/>
          <table:table-cell table:formula="of:=IF(ISTEXT([.E698]);[.E698];&quot;&quot;)" office:value-type="string" office:string-value="sanatorium" calcext:value-type="string">
            <text:p>sanatorium</text:p>
          </table:table-cell>
          <table:table-cell table:formula="of:=CONCATENATE([.F698]; IF(ISTEXT([.B698]); CONCATENATE(&quot; {&quot;;[.B698];&quot;}&quot;);&quot;&quot;))" office:value-type="string" office:string-value="sanatorio" calcext:value-type="string">
            <text:p>sanatorio</text:p>
          </table:table-cell>
          <table:table-cell table:formula="of:=IF(ISTEXT([.G698]);[.G698];&quot;&quot;)" office:value-type="string" office:string-value="residential rehab, ≠hospitalo" calcext:value-type="string">
            <text:p>residential rehab, ≠hospital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sabato</text:p>
          </table:table-cell>
          <table:table-cell table:number-columns-repeated="2"/>
          <table:table-cell table:formula="of:=IF(ISTEXT([.E699]);[.E699];&quot;&quot;)" office:value-type="string" office:string-value="Saturday" calcext:value-type="string">
            <text:p>Saturday</text:p>
          </table:table-cell>
          <table:table-cell table:formula="of:=CONCATENATE([.F699]; IF(ISTEXT([.B699]); CONCATENATE(&quot; {&quot;;[.B699];&quot;}&quot;);&quot;&quot;))" office:value-type="string" office:string-value="sabato" calcext:value-type="string">
            <text:p>sabato</text:p>
          </table:table-cell>
          <table:table-cell table:formula="of:=IF(ISTEXT([.G699]);[.G69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turnalia</text:p>
          </table:table-cell>
          <table:table-cell office:value-type="string" calcext:value-type="string">
            <text:p>saturnalio</text:p>
          </table:table-cell>
          <table:table-cell table:number-columns-repeated="2"/>
          <table:table-cell table:formula="of:=IF(ISTEXT([.E700]);[.E700];&quot;&quot;)" office:value-type="string" office:string-value="saturnalia" calcext:value-type="string">
            <text:p>saturnalia</text:p>
          </table:table-cell>
          <table:table-cell table:formula="of:=CONCATENATE([.F700]; IF(ISTEXT([.B700]); CONCATENATE(&quot; {&quot;;[.B700];&quot;}&quot;);&quot;&quot;))" office:value-type="string" office:string-value="saturnalio" calcext:value-type="string">
            <text:p>saturnalio</text:p>
          </table:table-cell>
          <table:table-cell table:formula="of:=IF(ISTEXT([.G700]);[.G7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ay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E701]);[.E701];&quot;&quot;)" office:value-type="string" office:string-value="say" calcext:value-type="string">
            <text:p>say</text:p>
          </table:table-cell>
          <table:table-cell table:formula="of:=CONCATENATE([.F701]; IF(ISTEXT([.B701]); CONCATENATE(&quot; {&quot;;[.B701];&quot;}&quot;);&quot;&quot;))" office:value-type="string" office:string-value="diri {tr}" calcext:value-type="string">
            <text:p>diri {tr}</text:p>
          </table:table-cell>
          <table:table-cell table:formula="of:=IF(ISTEXT([.G701]);[.G7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carlet</text:p>
          </table:table-cell>
          <table:table-cell office:value-type="string" calcext:value-type="string">
            <text:p>skarlata</text:p>
          </table:table-cell>
          <table:table-cell table:number-columns-repeated="2"/>
          <table:table-cell table:formula="of:=IF(ISTEXT([.E702]);[.E702];&quot;&quot;)" office:value-type="string" office:string-value="scarlet" calcext:value-type="string">
            <text:p>scarlet</text:p>
          </table:table-cell>
          <table:table-cell table:formula="of:=CONCATENATE([.F702]; IF(ISTEXT([.B702]); CONCATENATE(&quot; {&quot;;[.B702];&quot;}&quot;);&quot;&quot;))" office:value-type="string" office:string-value="skarlata" calcext:value-type="string">
            <text:p>skarlata</text:p>
          </table:table-cell>
          <table:table-cell table:formula="of:=IF(ISTEXT([.G702]);[.G7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 office:value-type="string" calcext:value-type="string">
            <text:p>sezono</text:p>
          </table:table-cell>
          <table:table-cell table:number-columns-repeated="2"/>
          <table:table-cell table:formula="of:=IF(ISTEXT([.E703]);[.E703];&quot;&quot;)" office:value-type="string" office:string-value="season" calcext:value-type="string">
            <text:p>season</text:p>
          </table:table-cell>
          <table:table-cell table:formula="of:=CONCATENATE([.F703]; IF(ISTEXT([.B703]); CONCATENATE(&quot; {&quot;;[.B703];&quot;}&quot;);&quot;&quot;))" office:value-type="string" office:string-value="sezono" calcext:value-type="string">
            <text:p>sezono</text:p>
          </table:table-cell>
          <table:table-cell table:formula="of:=IF(ISTEXT([.G703]);[.G7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ua</text:p>
          </table:table-cell>
          <table:table-cell table:number-columns-repeated="2"/>
          <table:table-cell table:formula="of:=IF(ISTEXT([.E704]);[.E704];&quot;&quot;)" office:value-type="string" office:string-value="second" calcext:value-type="string">
            <text:p>second</text:p>
          </table:table-cell>
          <table:table-cell table:formula="of:=CONCATENATE([.F704]; IF(ISTEXT([.B704]); CONCATENATE(&quot; {&quot;;[.B704];&quot;}&quot;);&quot;&quot;))" office:value-type="string" office:string-value="dua" calcext:value-type="string">
            <text:p>dua</text:p>
          </table:table-cell>
          <table:table-cell table:formula="of:=IF(ISTEXT([.G704]);[.G70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ize</text:p>
          </table:table-cell>
          <table:table-cell office:value-type="string" calcext:value-type="string">
            <text:p>kapti</text:p>
          </table:table-cell>
          <table:table-cell table:number-columns-repeated="2"/>
          <table:table-cell table:formula="of:=IF(ISTEXT([.E705]);[.E705];&quot;&quot;)" office:value-type="string" office:string-value="seize" calcext:value-type="string">
            <text:p>seize</text:p>
          </table:table-cell>
          <table:table-cell table:formula="of:=CONCATENATE([.F705]; IF(ISTEXT([.B705]); CONCATENATE(&quot; {&quot;;[.B705];&quot;}&quot;);&quot;&quot;))" office:value-type="string" office:string-value="kapti {tr}" calcext:value-type="string">
            <text:p>kapti {tr}</text:p>
          </table:table-cell>
          <table:table-cell table:formula="of:=IF(ISTEXT([.G705]);[.G7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septembro</text:p>
          </table:table-cell>
          <table:table-cell table:number-columns-repeated="2"/>
          <table:table-cell table:formula="of:=IF(ISTEXT([.E706]);[.E706];&quot;&quot;)" office:value-type="string" office:string-value="September" calcext:value-type="string">
            <text:p>September</text:p>
          </table:table-cell>
          <table:table-cell table:formula="of:=CONCATENATE([.F706]; IF(ISTEXT([.B706]); CONCATENATE(&quot; {&quot;;[.B706];&quot;}&quot;);&quot;&quot;))" office:value-type="string" office:string-value="septembro" calcext:value-type="string">
            <text:p>septembro</text:p>
          </table:table-cell>
          <table:table-cell table:formula="of:=IF(ISTEXT([.G706]);[.G7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riously</text:p>
          </table:table-cell>
          <table:table-cell office:value-type="string" calcext:value-type="string">
            <text:p>serioze</text:p>
          </table:table-cell>
          <table:table-cell table:number-columns-repeated="2"/>
          <table:table-cell table:formula="of:=IF(ISTEXT([.E707]);[.E707];&quot;&quot;)" office:value-type="string" office:string-value="seriously" calcext:value-type="string">
            <text:p>seriously</text:p>
          </table:table-cell>
          <table:table-cell table:formula="of:=CONCATENATE([.F707]; IF(ISTEXT([.B707]); CONCATENATE(&quot; {&quot;;[.B707];&quot;}&quot;);&quot;&quot;))" office:value-type="string" office:string-value="serioze" calcext:value-type="string">
            <text:p>serioze</text:p>
          </table:table-cell>
          <table:table-cell table:formula="of:=IF(ISTEXT([.G707]);[.G7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hadow</text:p>
          </table:table-cell>
          <table:table-cell office:value-type="string" calcext:value-type="string">
            <text:p>ombro</text:p>
          </table:table-cell>
          <table:table-cell table:number-columns-repeated="2"/>
          <table:table-cell table:formula="of:=IF(ISTEXT([.E708]);[.E708];&quot;&quot;)" office:value-type="string" office:string-value="shadow" calcext:value-type="string">
            <text:p>shadow</text:p>
          </table:table-cell>
          <table:table-cell table:formula="of:=CONCATENATE([.F708]; IF(ISTEXT([.B708]); CONCATENATE(&quot; {&quot;;[.B708];&quot;}&quot;);&quot;&quot;))" office:value-type="string" office:string-value="ombro" calcext:value-type="string">
            <text:p>ombro</text:p>
          </table:table-cell>
          <table:table-cell table:formula="of:=IF(ISTEXT([.G708]);[.G7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are</text:p>
          </table:table-cell>
          <table:table-cell office:value-type="string" calcext:value-type="string">
            <text:p>kunhavigi</text:p>
          </table:table-cell>
          <table:table-cell table:number-columns-repeated="2"/>
          <table:table-cell table:formula="of:=IF(ISTEXT([.E709]);[.E709];&quot;&quot;)" office:value-type="string" office:string-value="share" calcext:value-type="string">
            <text:p>share</text:p>
          </table:table-cell>
          <table:table-cell table:formula="of:=CONCATENATE([.F709]; IF(ISTEXT([.B709]); CONCATENATE(&quot; {&quot;;[.B709];&quot;}&quot;);&quot;&quot;))" office:value-type="string" office:string-value="kunhavigi {tr}" calcext:value-type="string">
            <text:p>kunhavigi {tr}</text:p>
          </table:table-cell>
          <table:table-cell table:formula="of:=IF(ISTEXT([.G709]);[.G7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 office:value-type="string" calcext:value-type="string">
            <text:p>akra</text:p>
          </table:table-cell>
          <table:table-cell table:number-columns-repeated="2"/>
          <table:table-cell table:formula="of:=IF(ISTEXT([.E710]);[.E710];&quot;&quot;)" office:value-type="string" office:string-value="sharp" calcext:value-type="string">
            <text:p>sharp</text:p>
          </table:table-cell>
          <table:table-cell table:formula="of:=CONCATENATE([.F710]; IF(ISTEXT([.B710]); CONCATENATE(&quot; {&quot;;[.B710];&quot;}&quot;);&quot;&quot;))" office:value-type="string" office:string-value="akra" calcext:value-type="string">
            <text:p>akra</text:p>
          </table:table-cell>
          <table:table-cell table:formula="of:=IF(ISTEXT([.G710]);[.G7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montri</text:p>
          </table:table-cell>
          <table:table-cell table:number-columns-repeated="2"/>
          <table:table-cell table:formula="of:=IF(ISTEXT([.E711]);[.E711];&quot;&quot;)" office:value-type="string" office:string-value="show" calcext:value-type="string">
            <text:p>show</text:p>
          </table:table-cell>
          <table:table-cell table:formula="of:=CONCATENATE([.F711]; IF(ISTEXT([.B711]); CONCATENATE(&quot; {&quot;;[.B711];&quot;}&quot;);&quot;&quot;))" office:value-type="string" office:string-value="montri {tr}" calcext:value-type="string">
            <text:p>montri {tr}</text:p>
          </table:table-cell>
          <table:table-cell table:formula="of:=IF(ISTEXT([.G711]);[.G71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gnature</text:p>
          </table:table-cell>
          <table:table-cell office:value-type="string" calcext:value-type="string">
            <text:p>subskribo</text:p>
          </table:table-cell>
          <table:table-cell table:number-columns-repeated="2"/>
          <table:table-cell table:formula="of:=IF(ISTEXT([.E712]);[.E712];&quot;&quot;)" office:value-type="string" office:string-value="signature" calcext:value-type="string">
            <text:p>signature</text:p>
          </table:table-cell>
          <table:table-cell table:formula="of:=CONCATENATE([.F712]; IF(ISTEXT([.B712]); CONCATENATE(&quot; {&quot;;[.B712];&quot;}&quot;);&quot;&quot;))" office:value-type="string" office:string-value="subskribo" calcext:value-type="string">
            <text:p>subskribo</text:p>
          </table:table-cell>
          <table:table-cell table:formula="of:=IF(ISTEXT([.G712]);[.G7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ilken</text:p>
          </table:table-cell>
          <table:table-cell office:value-type="string" calcext:value-type="string">
            <text:p>silka</text:p>
          </table:table-cell>
          <table:table-cell table:number-columns-repeated="2"/>
          <table:table-cell table:formula="of:=IF(ISTEXT([.E713]);[.E713];&quot;&quot;)" office:value-type="string" office:string-value="silken" calcext:value-type="string">
            <text:p>silken</text:p>
          </table:table-cell>
          <table:table-cell table:formula="of:=CONCATENATE([.F713]; IF(ISTEXT([.B713]); CONCATENATE(&quot; {&quot;;[.B713];&quot;}&quot;);&quot;&quot;))" office:value-type="string" office:string-value="silka" calcext:value-type="string">
            <text:p>silka</text:p>
          </table:table-cell>
          <table:table-cell table:formula="of:=IF(ISTEXT([.G713]);[.G7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E714]);[.E714];&quot;&quot;)" office:value-type="string" office:string-value="silver" calcext:value-type="string">
            <text:p>silver</text:p>
          </table:table-cell>
          <table:table-cell table:formula="of:=CONCATENATE([.F714]; IF(ISTEXT([.B714]); CONCATENATE(&quot; {&quot;;[.B714];&quot;}&quot;);&quot;&quot;))" office:value-type="string" office:string-value="arĝenta" calcext:value-type="string">
            <text:p>arĝenta</text:p>
          </table:table-cell>
          <table:table-cell table:formula="of:=IF(ISTEXT([.G714]);[.G7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E715]);[.E715];&quot;&quot;)" office:value-type="string" office:string-value="silver" calcext:value-type="string">
            <text:p>silver</text:p>
          </table:table-cell>
          <table:table-cell table:formula="of:=CONCATENATE([.F715]; IF(ISTEXT([.B715]); CONCATENATE(&quot; {&quot;;[.B715];&quot;}&quot;);&quot;&quot;))" office:value-type="string" office:string-value="arĝenta" calcext:value-type="string">
            <text:p>arĝenta</text:p>
          </table:table-cell>
          <table:table-cell table:formula="of:=IF(ISTEXT([.G715]);[.G7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office:value-type="string" calcext:value-type="string">
            <text:p>from a specific point in time until now</text:p>
          </table:table-cell>
          <table:table-cell/>
          <table:table-cell table:formula="of:=IF(ISTEXT([.E716]);[.E716];&quot;&quot;)" office:value-type="string" office:string-value="since" calcext:value-type="string">
            <text:p>since</text:p>
          </table:table-cell>
          <table:table-cell table:formula="of:=CONCATENATE([.F716]; IF(ISTEXT([.B716]); CONCATENATE(&quot; {&quot;;[.B716];&quot;}&quot;);&quot;&quot;))" office:value-type="string" office:string-value="ekde" calcext:value-type="string">
            <text:p>ekde</text:p>
          </table:table-cell>
          <table:table-cell table:formula="of:=IF(ISTEXT([.G716]);[.G716];&quot;&quot;)" office:value-type="string" office:string-value="from a specific point in time until now" calcext:value-type="string">
            <text:p>from a specific point in time until now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table:number-columns-repeated="2"/>
          <table:table-cell table:formula="of:=IF(ISTEXT([.E717]);[.E717];&quot;&quot;)" office:value-type="string" office:string-value="since" calcext:value-type="string">
            <text:p>since</text:p>
          </table:table-cell>
          <table:table-cell table:formula="of:=CONCATENATE([.F717]; IF(ISTEXT([.B717]); CONCATENATE(&quot; {&quot;;[.B717];&quot;}&quot;);&quot;&quot;))" office:value-type="string" office:string-value="ekde" calcext:value-type="string">
            <text:p>ekde</text:p>
          </table:table-cell>
          <table:table-cell table:formula="of:=IF(ISTEXT([.G717]);[.G7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ster</text:p>
          </table:table-cell>
          <table:table-cell office:value-type="string" calcext:value-type="string">
            <text:p>fratino</text:p>
          </table:table-cell>
          <table:table-cell office:value-type="string" calcext:value-type="string">
            <text:p>nun</text:p>
          </table:table-cell>
          <table:table-cell/>
          <table:table-cell table:formula="of:=IF(ISTEXT([.E718]);[.E718];&quot;&quot;)" office:value-type="string" office:string-value="sister" calcext:value-type="string">
            <text:p>sister</text:p>
          </table:table-cell>
          <table:table-cell table:formula="of:=CONCATENATE([.F718]; IF(ISTEXT([.B718]); CONCATENATE(&quot; {&quot;;[.B718];&quot;}&quot;);&quot;&quot;))" office:value-type="string" office:string-value="fratino" calcext:value-type="string">
            <text:p>fratino</text:p>
          </table:table-cell>
          <table:table-cell table:formula="of:=IF(ISTEXT([.G718]);[.G718];&quot;&quot;)" office:value-type="string" office:string-value="nun" calcext:value-type="string">
            <text:p>n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etch</text:p>
          </table:table-cell>
          <table:table-cell office:value-type="string" calcext:value-type="string">
            <text:p>skizo</text:p>
          </table:table-cell>
          <table:table-cell table:number-columns-repeated="2"/>
          <table:table-cell table:formula="of:=IF(ISTEXT([.E719]);[.E719];&quot;&quot;)" office:value-type="string" office:string-value="sketch" calcext:value-type="string">
            <text:p>sketch</text:p>
          </table:table-cell>
          <table:table-cell table:formula="of:=CONCATENATE([.F719]; IF(ISTEXT([.B719]); CONCATENATE(&quot; {&quot;;[.B719];&quot;}&quot;);&quot;&quot;))" office:value-type="string" office:string-value="skizo" calcext:value-type="string">
            <text:p>skizo</text:p>
          </table:table-cell>
          <table:table-cell table:formula="of:=IF(ISTEXT([.G719]);[.G7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 office:value-type="string" calcext:value-type="string">
            <text:p>lerteco</text:p>
          </table:table-cell>
          <table:table-cell table:number-columns-repeated="2"/>
          <table:table-cell table:formula="of:=IF(ISTEXT([.E720]);[.E720];&quot;&quot;)" office:value-type="string" office:string-value="skill" calcext:value-type="string">
            <text:p>skill</text:p>
          </table:table-cell>
          <table:table-cell table:formula="of:=CONCATENATE([.F720]; IF(ISTEXT([.B720]); CONCATENATE(&quot; {&quot;;[.B720];&quot;}&quot;);&quot;&quot;))" office:value-type="string" office:string-value="lerteco" calcext:value-type="string">
            <text:p>lerteco</text:p>
          </table:table-cell>
          <table:table-cell table:formula="of:=IF(ISTEXT([.G720]);[.G7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 office:value-type="string" calcext:value-type="string">
            <text:p>dormi</text:p>
          </table:table-cell>
          <table:table-cell table:number-columns-repeated="2"/>
          <table:table-cell table:formula="of:=IF(ISTEXT([.E721]);[.E721];&quot;&quot;)" office:value-type="string" office:string-value="sleep" calcext:value-type="string">
            <text:p>sleep</text:p>
          </table:table-cell>
          <table:table-cell table:formula="of:=CONCATENATE([.F721]; IF(ISTEXT([.B721]); CONCATENATE(&quot; {&quot;;[.B721];&quot;}&quot;);&quot;&quot;))" office:value-type="string" office:string-value="dormi {ntr}" calcext:value-type="string">
            <text:p>dormi {ntr}</text:p>
          </table:table-cell>
          <table:table-cell table:formula="of:=IF(ISTEXT([.G721]);[.G7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light</text:p>
          </table:table-cell>
          <table:table-cell office:value-type="string" calcext:value-type="string">
            <text:p>malgrava</text:p>
          </table:table-cell>
          <table:table-cell office:value-type="string" calcext:value-type="string">
            <text:p>not serious</text:p>
          </table:table-cell>
          <table:table-cell/>
          <table:table-cell table:formula="of:=IF(ISTEXT([.E722]);[.E722];&quot;&quot;)" office:value-type="string" office:string-value="slight" calcext:value-type="string">
            <text:p>slight</text:p>
          </table:table-cell>
          <table:table-cell table:formula="of:=CONCATENATE([.F722]; IF(ISTEXT([.B722]); CONCATENATE(&quot; {&quot;;[.B722];&quot;}&quot;);&quot;&quot;))" office:value-type="string" office:string-value="malgrava" calcext:value-type="string">
            <text:p>malgrava</text:p>
          </table:table-cell>
          <table:table-cell table:formula="of:=IF(ISTEXT([.G722]);[.G722];&quot;&quot;)" office:value-type="string" office:string-value="not serious" calcext:value-type="string">
            <text:p>not seri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now on the ground</text:p>
          </table:table-cell>
          <table:table-cell office:value-type="string" calcext:value-type="string">
            <text:p>neĝo sur la tero</text:p>
          </table:table-cell>
          <table:table-cell table:number-columns-repeated="2"/>
          <table:table-cell table:formula="of:=IF(ISTEXT([.E723]);[.E723];&quot;&quot;)" office:value-type="string" office:string-value="snow on the ground" calcext:value-type="string">
            <text:p>snow on the ground</text:p>
          </table:table-cell>
          <table:table-cell table:formula="of:=CONCATENATE([.F723]; IF(ISTEXT([.B723]); CONCATENATE(&quot; {&quot;;[.B723];&quot;}&quot;);&quot;&quot;))" office:value-type="string" office:string-value="neĝo sur la tero" calcext:value-type="string">
            <text:p>neĝo sur la tero</text:p>
          </table:table-cell>
          <table:table-cell table:formula="of:=IF(ISTEXT([.G723]);[.G72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E724]);[.E724];&quot;&quot;)" office:value-type="string" office:string-value="so" calcext:value-type="string">
            <text:p>so</text:p>
          </table:table-cell>
          <table:table-cell table:formula="of:=CONCATENATE([.F724]; IF(ISTEXT([.B724]); CONCATENATE(&quot; {&quot;;[.B724];&quot;}&quot;);&quot;&quot;))" office:value-type="string" office:string-value="do " calcext:value-type="string">
            <text:p>do </text:p>
          </table:table-cell>
          <table:table-cell table:formula="of:=IF(ISTEXT([.G724]);[.G724];&quot;&quot;)" office:value-type="string" office:string-value="logical consequence" calcext:value-type="string">
            <text:p>logical consequenc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 that</text:p>
          </table:table-cell>
          <table:table-cell office:value-type="string" calcext:value-type="string">
            <text:p>por ke</text:p>
          </table:table-cell>
          <table:table-cell table:number-columns-repeated="2"/>
          <table:table-cell table:formula="of:=IF(ISTEXT([.E725]);[.E725];&quot;&quot;)" office:value-type="string" office:string-value="so that" calcext:value-type="string">
            <text:p>so that</text:p>
          </table:table-cell>
          <table:table-cell table:formula="of:=CONCATENATE([.F725]; IF(ISTEXT([.B725]); CONCATENATE(&quot; {&quot;;[.B725];&quot;}&quot;);&quot;&quot;))" office:value-type="string" office:string-value="por ke" calcext:value-type="string">
            <text:p>por ke</text:p>
          </table:table-cell>
          <table:table-cell table:formula="of:=IF(ISTEXT([.G725]);[.G7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rundo</text:p>
          </table:table-cell>
          <table:table-cell office:value-type="string" calcext:value-type="string">
            <text:p>soil</text:p>
          </table:table-cell>
          <table:table-cell/>
          <table:table-cell table:formula="of:=IF(ISTEXT([.E726]);[.E726];&quot;&quot;)" office:value-type="string" office:string-value="soil" calcext:value-type="string">
            <text:p>soil</text:p>
          </table:table-cell>
          <table:table-cell table:formula="of:=CONCATENATE([.F726]; IF(ISTEXT([.B726]); CONCATENATE(&quot; {&quot;;[.B726];&quot;}&quot;);&quot;&quot;))" office:value-type="string" office:string-value="grundo" calcext:value-type="string">
            <text:p>grundo</text:p>
          </table:table-cell>
          <table:table-cell table:formula="of:=IF(ISTEXT([.G726]);[.G726];&quot;&quot;)" office:value-type="string" office:string-value="soil" calcext:value-type="string">
            <text:p>so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lemn</text:p>
          </table:table-cell>
          <table:table-cell office:value-type="string" calcext:value-type="string">
            <text:p>solena</text:p>
          </table:table-cell>
          <table:table-cell table:number-columns-repeated="2"/>
          <table:table-cell table:formula="of:=IF(ISTEXT([.E727]);[.E727];&quot;&quot;)" office:value-type="string" office:string-value="solemn" calcext:value-type="string">
            <text:p>solemn</text:p>
          </table:table-cell>
          <table:table-cell table:formula="of:=CONCATENATE([.F727]; IF(ISTEXT([.B727]); CONCATENATE(&quot; {&quot;;[.B727];&quot;}&quot;);&quot;&quot;))" office:value-type="string" office:string-value="solena" calcext:value-type="string">
            <text:p>solena</text:p>
          </table:table-cell>
          <table:table-cell table:formula="of:=IF(ISTEXT([.G727]);[.G7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lemnity</text:p>
          </table:table-cell>
          <table:table-cell office:value-type="string" calcext:value-type="string">
            <text:p>seleno</text:p>
          </table:table-cell>
          <table:table-cell table:number-columns-repeated="2"/>
          <table:table-cell table:formula="of:=IF(ISTEXT([.E728]);[.E728];&quot;&quot;)" office:value-type="string" office:string-value="solemnity" calcext:value-type="string">
            <text:p>solemnity</text:p>
          </table:table-cell>
          <table:table-cell table:formula="of:=CONCATENATE([.F728]; IF(ISTEXT([.B728]); CONCATENATE(&quot; {&quot;;[.B728];&quot;}&quot;);&quot;&quot;))" office:value-type="string" office:string-value="seleno" calcext:value-type="string">
            <text:p>seleno</text:p>
          </table:table-cell>
          <table:table-cell table:formula="of:=IF(ISTEXT([.G728]);[.G7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</text:p>
          </table:table-cell>
          <table:table-cell office:value-type="string" calcext:value-type="string">
            <text:p>iuj</text:p>
          </table:table-cell>
          <table:table-cell office:value-type="string" calcext:value-type="string">
            <text:p>countable things</text:p>
          </table:table-cell>
          <table:table-cell/>
          <table:table-cell table:formula="of:=IF(ISTEXT([.E729]);[.E729];&quot;&quot;)" office:value-type="string" office:string-value="some" calcext:value-type="string">
            <text:p>some</text:p>
          </table:table-cell>
          <table:table-cell table:formula="of:=CONCATENATE([.F729]; IF(ISTEXT([.B729]); CONCATENATE(&quot; {&quot;;[.B729];&quot;}&quot;);&quot;&quot;))" office:value-type="string" office:string-value="iuj" calcext:value-type="string">
            <text:p>iuj</text:p>
          </table:table-cell>
          <table:table-cell table:formula="of:=IF(ISTEXT([.G729]);[.G729];&quot;&quot;)" office:value-type="string" office:string-value="countable things" calcext:value-type="string">
            <text:p>countable th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iam </text:p>
          </table:table-cell>
          <table:table-cell table:number-columns-repeated="2"/>
          <table:table-cell table:formula="of:=IF(ISTEXT([.E730]);[.E730];&quot;&quot;)" office:value-type="string" office:string-value="sometime" calcext:value-type="string">
            <text:p>sometime</text:p>
          </table:table-cell>
          <table:table-cell table:formula="of:=CONCATENATE([.F730]; IF(ISTEXT([.B730]); CONCATENATE(&quot; {&quot;;[.B730];&quot;}&quot;);&quot;&quot;))" office:value-type="string" office:string-value="iam " calcext:value-type="string">
            <text:p>iam </text:p>
          </table:table-cell>
          <table:table-cell table:formula="of:=IF(ISTEXT([.G730]);[.G7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ie </text:p>
          </table:table-cell>
          <table:table-cell table:number-columns-repeated="2"/>
          <table:table-cell table:formula="of:=IF(ISTEXT([.E731]);[.E731];&quot;&quot;)" office:value-type="string" office:string-value="somewhere" calcext:value-type="string">
            <text:p>somewhere</text:p>
          </table:table-cell>
          <table:table-cell table:formula="of:=CONCATENATE([.F731]; IF(ISTEXT([.B731]); CONCATENATE(&quot; {&quot;;[.B731];&quot;}&quot;);&quot;&quot;))" office:value-type="string" office:string-value="ie " calcext:value-type="string">
            <text:p>ie </text:p>
          </table:table-cell>
          <table:table-cell table:formula="of:=IF(ISTEXT([.G731]);[.G7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on</text:p>
          </table:table-cell>
          <table:table-cell office:value-type="string" calcext:value-type="string">
            <text:p>baldaŭ </text:p>
          </table:table-cell>
          <table:table-cell table:number-columns-repeated="2"/>
          <table:table-cell table:formula="of:=IF(ISTEXT([.E732]);[.E732];&quot;&quot;)" office:value-type="string" office:string-value="soon" calcext:value-type="string">
            <text:p>soon</text:p>
          </table:table-cell>
          <table:table-cell table:formula="of:=CONCATENATE([.F732]; IF(ISTEXT([.B732]); CONCATENATE(&quot; {&quot;;[.B732];&quot;}&quot;);&quot;&quot;))" office:value-type="string" office:string-value="baldaŭ " calcext:value-type="string">
            <text:p>baldaŭ </text:p>
          </table:table-cell>
          <table:table-cell table:formula="of:=IF(ISTEXT([.G732]);[.G73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ea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E733]);[.E733];&quot;&quot;)" office:value-type="string" office:string-value="speak" calcext:value-type="string">
            <text:p>speak</text:p>
          </table:table-cell>
          <table:table-cell table:formula="of:=CONCATENATE([.F733]; IF(ISTEXT([.B733]); CONCATENATE(&quot; {&quot;;[.B733];&quot;}&quot;);&quot;&quot;))" office:value-type="string" office:string-value="paroli {ntr}" calcext:value-type="string">
            <text:p>paroli {ntr}</text:p>
          </table:table-cell>
          <table:table-cell table:formula="of:=IF(ISTEXT([.G733]);[.G7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peech</text:p>
          </table:table-cell>
          <table:table-cell office:value-type="string" calcext:value-type="string">
            <text:p>parolado</text:p>
          </table:table-cell>
          <table:table-cell table:number-columns-repeated="2"/>
          <table:table-cell table:formula="of:=IF(ISTEXT([.E734]);[.E734];&quot;&quot;)" office:value-type="string" office:string-value="speech" calcext:value-type="string">
            <text:p>speech</text:p>
          </table:table-cell>
          <table:table-cell table:formula="of:=CONCATENATE([.F734]; IF(ISTEXT([.B734]); CONCATENATE(&quot; {&quot;;[.B734];&quot;}&quot;);&quot;&quot;))" office:value-type="string" office:string-value="parolado" calcext:value-type="string">
            <text:p>parolado</text:p>
          </table:table-cell>
          <table:table-cell table:formula="of:=IF(ISTEXT([.G734]);[.G7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quire</text:p>
          </table:table-cell>
          <table:table-cell office:value-type="string" calcext:value-type="string">
            <text:p>varleto</text:p>
          </table:table-cell>
          <table:table-cell table:number-columns-repeated="2"/>
          <table:table-cell table:formula="of:=IF(ISTEXT([.E735]);[.E735];&quot;&quot;)" office:value-type="string" office:string-value="squire" calcext:value-type="string">
            <text:p>squire</text:p>
          </table:table-cell>
          <table:table-cell table:formula="of:=CONCATENATE([.F735]; IF(ISTEXT([.B735]); CONCATENATE(&quot; {&quot;;[.B735];&quot;}&quot;);&quot;&quot;))" office:value-type="string" office:string-value="varleto" calcext:value-type="string">
            <text:p>varleto</text:p>
          </table:table-cell>
          <table:table-cell table:formula="of:=IF(ISTEXT([.G735]);[.G7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office:value-type="string" calcext:value-type="string">
            <text:p>stalo</text:p>
          </table:table-cell>
          <table:table-cell office:value-type="string" calcext:value-type="string">
            <text:p>horse house (or other animals)</text:p>
          </table:table-cell>
          <table:table-cell/>
          <table:table-cell table:formula="of:=IF(ISTEXT([.E736]);[.E736];&quot;&quot;)" office:value-type="string" office:string-value="stable" calcext:value-type="string">
            <text:p>stable</text:p>
          </table:table-cell>
          <table:table-cell table:formula="of:=CONCATENATE([.F736]; IF(ISTEXT([.B736]); CONCATENATE(&quot; {&quot;;[.B736];&quot;}&quot;);&quot;&quot;))" office:value-type="string" office:string-value="stalo" calcext:value-type="string">
            <text:p>stalo</text:p>
          </table:table-cell>
          <table:table-cell table:formula="of:=IF(ISTEXT([.G736]);[.G736];&quot;&quot;)" office:value-type="string" office:string-value="horse house (or other animals)" calcext:value-type="string">
            <text:p>horse house (or other animal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stelo</text:p>
          </table:table-cell>
          <table:table-cell office:value-type="string" calcext:value-type="string">
            <text:p>in the sky</text:p>
          </table:table-cell>
          <table:table-cell/>
          <table:table-cell table:formula="of:=IF(ISTEXT([.E737]);[.E737];&quot;&quot;)" office:value-type="string" office:string-value="star" calcext:value-type="string">
            <text:p>star</text:p>
          </table:table-cell>
          <table:table-cell table:formula="of:=CONCATENATE([.F737]; IF(ISTEXT([.B737]); CONCATENATE(&quot; {&quot;;[.B737];&quot;}&quot;);&quot;&quot;))" office:value-type="string" office:string-value="stelo" calcext:value-type="string">
            <text:p>stelo</text:p>
          </table:table-cell>
          <table:table-cell table:formula="of:=IF(ISTEXT([.G737]);[.G737];&quot;&quot;)" office:value-type="string" office:string-value="in the sky" calcext:value-type="string">
            <text:p>in the s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stato</text:p>
          </table:table-cell>
          <table:table-cell table:number-columns-repeated="2"/>
          <table:table-cell table:formula="of:=IF(ISTEXT([.E738]);[.E738];&quot;&quot;)" office:value-type="string" office:string-value="state" calcext:value-type="string">
            <text:p>state</text:p>
          </table:table-cell>
          <table:table-cell table:formula="of:=CONCATENATE([.F738]; IF(ISTEXT([.B738]); CONCATENATE(&quot; {&quot;;[.B738];&quot;}&quot;);&quot;&quot;))" office:value-type="string" office:string-value="stato" calcext:value-type="string">
            <text:p>stato</text:p>
          </table:table-cell>
          <table:table-cell table:formula="of:=IF(ISTEXT([.G738]);[.G7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paŝo</text:p>
          </table:table-cell>
          <table:table-cell office:value-type="string" calcext:value-type="string">
            <text:p>a step in walking</text:p>
          </table:table-cell>
          <table:table-cell/>
          <table:table-cell table:formula="of:=IF(ISTEXT([.E739]);[.E739];&quot;&quot;)" office:value-type="string" office:string-value="step" calcext:value-type="string">
            <text:p>step</text:p>
          </table:table-cell>
          <table:table-cell table:formula="of:=CONCATENATE([.F739]; IF(ISTEXT([.B739]); CONCATENATE(&quot; {&quot;;[.B739];&quot;}&quot;);&quot;&quot;))" office:value-type="string" office:string-value="paŝo" calcext:value-type="string">
            <text:p>paŝo</text:p>
          </table:table-cell>
          <table:table-cell table:formula="of:=IF(ISTEXT([.G739]);[.G739];&quot;&quot;)" office:value-type="string" office:string-value="a step in walking" calcext:value-type="string">
            <text:p>a step in wal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ŝtupo</text:p>
          </table:table-cell>
          <table:table-cell office:value-type="string" calcext:value-type="string">
            <text:p>steps of a staircase</text:p>
          </table:table-cell>
          <table:table-cell/>
          <table:table-cell table:formula="of:=IF(ISTEXT([.E740]);[.E740];&quot;&quot;)" office:value-type="string" office:string-value="step" calcext:value-type="string">
            <text:p>step</text:p>
          </table:table-cell>
          <table:table-cell table:formula="of:=CONCATENATE([.F740]; IF(ISTEXT([.B740]); CONCATENATE(&quot; {&quot;;[.B740];&quot;}&quot;);&quot;&quot;))" office:value-type="string" office:string-value="ŝtupo" calcext:value-type="string">
            <text:p>ŝtupo</text:p>
          </table:table-cell>
          <table:table-cell table:formula="of:=IF(ISTEXT([.G740]);[.G740];&quot;&quot;)" office:value-type="string" office:string-value="steps of a staircase" calcext:value-type="string">
            <text:p>steps of a stairc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till</text:p>
          </table:table-cell>
          <table:table-cell office:value-type="string" calcext:value-type="string">
            <text:p>senmove</text:p>
          </table:table-cell>
          <table:table-cell office:value-type="string" calcext:value-type="string">
            <text:p>not moving</text:p>
          </table:table-cell>
          <table:table-cell/>
          <table:table-cell table:formula="of:=IF(ISTEXT([.E741]);[.E741];&quot;&quot;)" office:value-type="string" office:string-value="still" calcext:value-type="string">
            <text:p>still</text:p>
          </table:table-cell>
          <table:table-cell table:formula="of:=CONCATENATE([.F741]; IF(ISTEXT([.B741]); CONCATENATE(&quot; {&quot;;[.B741];&quot;}&quot;);&quot;&quot;))" office:value-type="string" office:string-value="senmove" calcext:value-type="string">
            <text:p>senmove</text:p>
          </table:table-cell>
          <table:table-cell table:formula="of:=IF(ISTEXT([.G741]);[.G741];&quot;&quot;)" office:value-type="string" office:string-value="not moving" calcext:value-type="string">
            <text:p>not mov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E742]);[.E742];&quot;&quot;)" office:value-type="string" office:string-value="still" calcext:value-type="string">
            <text:p>still</text:p>
          </table:table-cell>
          <table:table-cell table:formula="of:=CONCATENATE([.F742]; IF(ISTEXT([.B742]); CONCATENATE(&quot; {&quot;;[.B742];&quot;}&quot;);&quot;&quot;))" office:value-type="string" office:string-value="tamen " calcext:value-type="string">
            <text:p>tamen </text:p>
          </table:table-cell>
          <table:table-cell table:formula="of:=IF(ISTEXT([.G742]);[.G7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ir</text:p>
          </table:table-cell>
          <table:table-cell office:value-type="string" calcext:value-type="string">
            <text:p>kirli</text:p>
          </table:table-cell>
          <table:table-cell table:number-columns-repeated="2"/>
          <table:table-cell table:formula="of:=IF(ISTEXT([.E743]);[.E743];&quot;&quot;)" office:value-type="string" office:string-value="stir" calcext:value-type="string">
            <text:p>stir</text:p>
          </table:table-cell>
          <table:table-cell table:formula="of:=CONCATENATE([.F743]; IF(ISTEXT([.B743]); CONCATENATE(&quot; {&quot;;[.B743];&quot;}&quot;);&quot;&quot;))" office:value-type="string" office:string-value="kirli {tr}" calcext:value-type="string">
            <text:p>kirli {tr}</text:p>
          </table:table-cell>
          <table:table-cell table:formula="of:=IF(ISTEXT([.G743]);[.G7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ne</text:p>
          </table:table-cell>
          <table:table-cell office:value-type="string" calcext:value-type="string">
            <text:p>ŝtona</text:p>
          </table:table-cell>
          <table:table-cell office:value-type="string" calcext:value-type="string">
            <text:p>made of stone</text:p>
          </table:table-cell>
          <table:table-cell/>
          <table:table-cell table:formula="of:=IF(ISTEXT([.E744]);[.E744];&quot;&quot;)" office:value-type="string" office:string-value="stone" calcext:value-type="string">
            <text:p>stone</text:p>
          </table:table-cell>
          <table:table-cell table:formula="of:=CONCATENATE([.F744]; IF(ISTEXT([.B744]); CONCATENATE(&quot; {&quot;;[.B744];&quot;}&quot;);&quot;&quot;))" office:value-type="string" office:string-value="ŝtona" calcext:value-type="string">
            <text:p>ŝtona</text:p>
          </table:table-cell>
          <table:table-cell table:formula="of:=IF(ISTEXT([.G744]);[.G744];&quot;&quot;)" office:value-type="string" office:string-value="made of stone" calcext:value-type="string">
            <text:p>made of st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tops</text:p>
          </table:table-cell>
          <table:table-cell office:value-type="string" calcext:value-type="string">
            <text:p>ĉesi</text:p>
          </table:table-cell>
          <table:table-cell office:value-type="string" calcext:value-type="string">
            <text:p>cease</text:p>
          </table:table-cell>
          <table:table-cell/>
          <table:table-cell table:formula="of:=IF(ISTEXT([.E745]);[.E745];&quot;&quot;)" office:value-type="string" office:string-value="stops" calcext:value-type="string">
            <text:p>stops</text:p>
          </table:table-cell>
          <table:table-cell table:formula="of:=CONCATENATE([.F745]; IF(ISTEXT([.B745]); CONCATENATE(&quot; {&quot;;[.B745];&quot;}&quot;);&quot;&quot;))" office:value-type="string" office:string-value="ĉesi" calcext:value-type="string">
            <text:p>ĉesi</text:p>
          </table:table-cell>
          <table:table-cell table:formula="of:=IF(ISTEXT([.G745]);[.G745];&quot;&quot;)" office:value-type="string" office:string-value="cease" calcext:value-type="string">
            <text:p>c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ut-legged</text:p>
          </table:table-cell>
          <table:table-cell office:value-type="string" calcext:value-type="string">
            <text:p>dike kruraj</text:p>
          </table:table-cell>
          <table:table-cell table:number-columns-repeated="2"/>
          <table:table-cell table:formula="of:=IF(ISTEXT([.E746]);[.E746];&quot;&quot;)" office:value-type="string" office:string-value="stout-legged" calcext:value-type="string">
            <text:p>stout-legged</text:p>
          </table:table-cell>
          <table:table-cell table:formula="of:=CONCATENATE([.F746]; IF(ISTEXT([.B746]); CONCATENATE(&quot; {&quot;;[.B746];&quot;}&quot;);&quot;&quot;))" office:value-type="string" office:string-value="dike kruraj" calcext:value-type="string">
            <text:p>dike kruraj</text:p>
          </table:table-cell>
          <table:table-cell table:formula="of:=IF(ISTEXT([.G746]);[.G7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eam</text:p>
          </table:table-cell>
          <table:table-cell office:value-type="string" calcext:value-type="string">
            <text:p>rivereto</text:p>
          </table:table-cell>
          <table:table-cell table:number-columns-repeated="2"/>
          <table:table-cell table:formula="of:=IF(ISTEXT([.E747]);[.E747];&quot;&quot;)" office:value-type="string" office:string-value="stream" calcext:value-type="string">
            <text:p>stream</text:p>
          </table:table-cell>
          <table:table-cell table:formula="of:=CONCATENATE([.F747]; IF(ISTEXT([.B747]); CONCATENATE(&quot; {&quot;;[.B747];&quot;}&quot;);&quot;&quot;))" office:value-type="string" office:string-value="rivereto" calcext:value-type="string">
            <text:p>rivereto</text:p>
          </table:table-cell>
          <table:table-cell table:formula="of:=IF(ISTEXT([.G747]);[.G7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onghold</text:p>
          </table:table-cell>
          <table:table-cell office:value-type="string" calcext:value-type="string">
            <text:p>fortikaĵo</text:p>
          </table:table-cell>
          <table:table-cell table:number-columns-repeated="2"/>
          <table:table-cell table:formula="of:=IF(ISTEXT([.E748]);[.E748];&quot;&quot;)" office:value-type="string" office:string-value="stronghold" calcext:value-type="string">
            <text:p>stronghold</text:p>
          </table:table-cell>
          <table:table-cell table:formula="of:=CONCATENATE([.F748]; IF(ISTEXT([.B748]); CONCATENATE(&quot; {&quot;;[.B748];&quot;}&quot;);&quot;&quot;))" office:value-type="string" office:string-value="fortikaĵo" calcext:value-type="string">
            <text:p>fortikaĵo</text:p>
          </table:table-cell>
          <table:table-cell table:formula="of:=IF(ISTEXT([.G748]);[.G7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ub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E749]);[.E749];&quot;&quot;)" office:value-type="string" office:string-value="subsequently" calcext:value-type="string">
            <text:p>subsequently</text:p>
          </table:table-cell>
          <table:table-cell table:formula="of:=CONCATENATE([.F749]; IF(ISTEXT([.B749]); CONCATENATE(&quot; {&quot;;[.B749];&quot;}&quot;);&quot;&quot;))" office:value-type="string" office:string-value="sekve " calcext:value-type="string">
            <text:p>sekve </text:p>
          </table:table-cell>
          <table:table-cell table:formula="of:=IF(ISTEXT([.G749]);[.G7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itable</text:p>
          </table:table-cell>
          <table:table-cell office:value-type="string" calcext:value-type="string">
            <text:p>taŭga</text:p>
          </table:table-cell>
          <table:table-cell table:number-columns-repeated="2"/>
          <table:table-cell table:formula="of:=IF(ISTEXT([.E750]);[.E750];&quot;&quot;)" office:value-type="string" office:string-value="suitable" calcext:value-type="string">
            <text:p>suitable</text:p>
          </table:table-cell>
          <table:table-cell table:formula="of:=CONCATENATE([.F750]; IF(ISTEXT([.B750]); CONCATENATE(&quot; {&quot;;[.B750];&quot;}&quot;);&quot;&quot;))" office:value-type="string" office:string-value="taŭga" calcext:value-type="string">
            <text:p>taŭga</text:p>
          </table:table-cell>
          <table:table-cell table:formula="of:=IF(ISTEXT([.G750]);[.G7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dimanĉo</text:p>
          </table:table-cell>
          <table:table-cell table:number-columns-repeated="2"/>
          <table:table-cell table:formula="of:=IF(ISTEXT([.E751]);[.E751];&quot;&quot;)" office:value-type="string" office:string-value="Sunday" calcext:value-type="string">
            <text:p>Sunday</text:p>
          </table:table-cell>
          <table:table-cell table:formula="of:=CONCATENATE([.F751]; IF(ISTEXT([.B751]); CONCATENATE(&quot; {&quot;;[.B751];&quot;}&quot;);&quot;&quot;))" office:value-type="string" office:string-value="dimanĉo" calcext:value-type="string">
            <text:p>dimanĉo</text:p>
          </table:table-cell>
          <table:table-cell table:formula="of:=IF(ISTEXT([.G751]);[.G75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nset</text:p>
          </table:table-cell>
          <table:table-cell office:value-type="string" calcext:value-type="string">
            <text:p>sunsubiro</text:p>
          </table:table-cell>
          <table:table-cell table:number-columns-repeated="2"/>
          <table:table-cell table:formula="of:=IF(ISTEXT([.E752]);[.E752];&quot;&quot;)" office:value-type="string" office:string-value="sunset" calcext:value-type="string">
            <text:p>sunset</text:p>
          </table:table-cell>
          <table:table-cell table:formula="of:=CONCATENATE([.F752]; IF(ISTEXT([.B752]); CONCATENATE(&quot; {&quot;;[.B752];&quot;}&quot;);&quot;&quot;))" office:value-type="string" office:string-value="sunsubiro" calcext:value-type="string">
            <text:p>sunsubiro</text:p>
          </table:table-cell>
          <table:table-cell table:formula="of:=IF(ISTEXT([.G752]);[.G75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perstition</text:p>
          </table:table-cell>
          <table:table-cell office:value-type="string" calcext:value-type="string">
            <text:p>superstiĉo</text:p>
          </table:table-cell>
          <table:table-cell table:number-columns-repeated="2"/>
          <table:table-cell table:formula="of:=IF(ISTEXT([.E753]);[.E753];&quot;&quot;)" office:value-type="string" office:string-value="superstition" calcext:value-type="string">
            <text:p>superstition</text:p>
          </table:table-cell>
          <table:table-cell table:formula="of:=CONCATENATE([.F753]; IF(ISTEXT([.B753]); CONCATENATE(&quot; {&quot;;[.B753];&quot;}&quot;);&quot;&quot;))" office:value-type="string" office:string-value="superstiĉo" calcext:value-type="string">
            <text:p>superstiĉo</text:p>
          </table:table-cell>
          <table:table-cell table:formula="of:=IF(ISTEXT([.G753]);[.G7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rplice</text:p>
          </table:table-cell>
          <table:table-cell office:value-type="string" calcext:value-type="string">
            <text:p>surpliso</text:p>
          </table:table-cell>
          <table:table-cell office:value-type="string" calcext:value-type="string">
            <text:p>liturgical garment</text:p>
          </table:table-cell>
          <table:table-cell/>
          <table:table-cell table:formula="of:=IF(ISTEXT([.E754]);[.E754];&quot;&quot;)" office:value-type="string" office:string-value="surplice" calcext:value-type="string">
            <text:p>surplice</text:p>
          </table:table-cell>
          <table:table-cell table:formula="of:=CONCATENATE([.F754]; IF(ISTEXT([.B754]); CONCATENATE(&quot; {&quot;;[.B754];&quot;}&quot;);&quot;&quot;))" office:value-type="string" office:string-value="surpliso" calcext:value-type="string">
            <text:p>surpliso</text:p>
          </table:table-cell>
          <table:table-cell table:formula="of:=IF(ISTEXT([.G754]);[.G754];&quot;&quot;)" office:value-type="string" office:string-value="liturgical garment" calcext:value-type="string">
            <text:p>liturgical gar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 office:value-type="string" calcext:value-type="string">
            <text:p>glavo</text:p>
          </table:table-cell>
          <table:table-cell table:number-columns-repeated="2"/>
          <table:table-cell table:formula="of:=IF(ISTEXT([.E755]);[.E755];&quot;&quot;)" office:value-type="string" office:string-value="sword" calcext:value-type="string">
            <text:p>sword</text:p>
          </table:table-cell>
          <table:table-cell table:formula="of:=CONCATENATE([.F755]; IF(ISTEXT([.B755]); CONCATENATE(&quot; {&quot;;[.B755];&quot;}&quot;);&quot;&quot;))" office:value-type="string" office:string-value="glavo" calcext:value-type="string">
            <text:p>glavo</text:p>
          </table:table-cell>
          <table:table-cell table:formula="of:=IF(ISTEXT([.G755]);[.G75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lo</text:p>
          </table:table-cell>
          <table:table-cell table:number-columns-repeated="2"/>
          <table:table-cell table:formula="of:=IF(ISTEXT([.E756]);[.E756];&quot;&quot;)" office:value-type="string" office:string-value="table" calcext:value-type="string">
            <text:p>table</text:p>
          </table:table-cell>
          <table:table-cell table:formula="of:=CONCATENATE([.F756]; IF(ISTEXT([.B756]); CONCATENATE(&quot; {&quot;;[.B756];&quot;}&quot;);&quot;&quot;))" office:value-type="string" office:string-value="tablo" calcext:value-type="string">
            <text:p>tablo</text:p>
          </table:table-cell>
          <table:table-cell table:formula="of:=IF(ISTEXT([.G756]);[.G7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akes no account of me</text:p>
          </table:table-cell>
          <table:table-cell office:value-type="string" calcext:value-type="string">
            <text:p>ne konsideras min</text:p>
          </table:table-cell>
          <table:table-cell table:number-columns-repeated="2"/>
          <table:table-cell table:formula="of:=IF(ISTEXT([.E757]);[.E757];&quot;&quot;)" office:value-type="string" office:string-value="takes no account of me" calcext:value-type="string">
            <text:p>takes no account of me</text:p>
          </table:table-cell>
          <table:table-cell table:formula="of:=CONCATENATE([.F757]; IF(ISTEXT([.B757]); CONCATENATE(&quot; {&quot;;[.B757];&quot;}&quot;);&quot;&quot;))" office:value-type="string" office:string-value="ne konsideras min" calcext:value-type="string">
            <text:p>ne konsideras min</text:p>
          </table:table-cell>
          <table:table-cell table:formula="of:=IF(ISTEXT([.G757]);[.G7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E758]);[.E758];&quot;&quot;)" office:value-type="string" office:string-value="talk" calcext:value-type="string">
            <text:p>talk</text:p>
          </table:table-cell>
          <table:table-cell table:formula="of:=CONCATENATE([.F758]; IF(ISTEXT([.B758]); CONCATENATE(&quot; {&quot;;[.B758];&quot;}&quot;);&quot;&quot;))" office:value-type="string" office:string-value="paroli {tr}" calcext:value-type="string">
            <text:p>paroli {tr}</text:p>
          </table:table-cell>
          <table:table-cell table:formula="of:=IF(ISTEXT([.G758]);[.G7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nkards</text:p>
          </table:table-cell>
          <table:table-cell office:value-type="string" calcext:value-type="string">
            <text:p>tasegoj</text:p>
          </table:table-cell>
          <table:table-cell table:number-columns-repeated="2"/>
          <table:table-cell table:formula="of:=IF(ISTEXT([.E759]);[.E759];&quot;&quot;)" office:value-type="string" office:string-value="tankards" calcext:value-type="string">
            <text:p>tankards</text:p>
          </table:table-cell>
          <table:table-cell table:formula="of:=CONCATENATE([.F759]; IF(ISTEXT([.B759]); CONCATENATE(&quot; {&quot;;[.B759];&quot;}&quot;);&quot;&quot;))" office:value-type="string" office:string-value="tasegoj" calcext:value-type="string">
            <text:p>tasegoj</text:p>
          </table:table-cell>
          <table:table-cell table:formula="of:=IF(ISTEXT([.G759]);[.G7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asty</text:p>
          </table:table-cell>
          <table:table-cell office:value-type="string" calcext:value-type="string">
            <text:p>bongusta</text:p>
          </table:table-cell>
          <table:table-cell table:number-columns-repeated="2"/>
          <table:table-cell table:formula="of:=IF(ISTEXT([.E760]);[.E760];&quot;&quot;)" office:value-type="string" office:string-value="tasty" calcext:value-type="string">
            <text:p>tasty</text:p>
          </table:table-cell>
          <table:table-cell table:formula="of:=CONCATENATE([.F760]; IF(ISTEXT([.B760]); CONCATENATE(&quot; {&quot;;[.B760];&quot;}&quot;);&quot;&quot;))" office:value-type="string" office:string-value="bongusta" calcext:value-type="string">
            <text:p>bongusta</text:p>
          </table:table-cell>
          <table:table-cell table:formula="of:=IF(ISTEXT([.G760]);[.G7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ach</text:p>
          </table:table-cell>
          <table:table-cell office:value-type="string" calcext:value-type="string">
            <text:p>instrui</text:p>
          </table:table-cell>
          <table:table-cell table:number-columns-repeated="2"/>
          <table:table-cell table:formula="of:=IF(ISTEXT([.E761]);[.E761];&quot;&quot;)" office:value-type="string" office:string-value="teach" calcext:value-type="string">
            <text:p>teach</text:p>
          </table:table-cell>
          <table:table-cell table:formula="of:=CONCATENATE([.F761]; IF(ISTEXT([.B761]); CONCATENATE(&quot; {&quot;;[.B761];&quot;}&quot;);&quot;&quot;))" office:value-type="string" office:string-value="instrui {tr}" calcext:value-type="string">
            <text:p>instrui {tr}</text:p>
          </table:table-cell>
          <table:table-cell table:formula="of:=IF(ISTEXT([.G761]);[.G7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ll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E762]);[.E762];&quot;&quot;)" office:value-type="string" office:string-value="tell" calcext:value-type="string">
            <text:p>tell</text:p>
          </table:table-cell>
          <table:table-cell table:formula="of:=CONCATENATE([.F762]; IF(ISTEXT([.B762]); CONCATENATE(&quot; {&quot;;[.B762];&quot;}&quot;);&quot;&quot;))" office:value-type="string" office:string-value="diri {tr}" calcext:value-type="string">
            <text:p>diri {tr}</text:p>
          </table:table-cell>
          <table:table-cell table:formula="of:=IF(ISTEXT([.G762]);[.G7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lls</text:p>
          </table:table-cell>
          <table:table-cell office:value-type="string" calcext:value-type="string">
            <text:p>rakontas</text:p>
          </table:table-cell>
          <table:table-cell table:number-columns-repeated="2"/>
          <table:table-cell table:formula="of:=IF(ISTEXT([.E763]);[.E763];&quot;&quot;)" office:value-type="string" office:string-value="tells" calcext:value-type="string">
            <text:p>tells</text:p>
          </table:table-cell>
          <table:table-cell table:formula="of:=CONCATENATE([.F763]; IF(ISTEXT([.B763]); CONCATENATE(&quot; {&quot;;[.B763];&quot;}&quot;);&quot;&quot;))" office:value-type="string" office:string-value="rakontas" calcext:value-type="string">
            <text:p>rakontas</text:p>
          </table:table-cell>
          <table:table-cell table:formula="of:=IF(ISTEXT([.G763]);[.G7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 office:value-type="string" calcext:value-type="string">
            <text:p>tenti</text:p>
          </table:table-cell>
          <table:table-cell table:number-columns-repeated="2"/>
          <table:table-cell table:formula="of:=IF(ISTEXT([.E764]);[.E764];&quot;&quot;)" office:value-type="string" office:string-value="tempt" calcext:value-type="string">
            <text:p>tempt</text:p>
          </table:table-cell>
          <table:table-cell table:formula="of:=CONCATENATE([.F764]; IF(ISTEXT([.B764]); CONCATENATE(&quot; {&quot;;[.B764];&quot;}&quot;);&quot;&quot;))" office:value-type="string" office:string-value="tenti {tr}" calcext:value-type="string">
            <text:p>tenti {tr}</text:p>
          </table:table-cell>
          <table:table-cell table:formula="of:=IF(ISTEXT([.G764]);[.G76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nd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has the tendency</text:p>
          </table:table-cell>
          <table:table-cell/>
          <table:table-cell table:formula="of:=IF(ISTEXT([.E765]);[.E765];&quot;&quot;)" office:value-type="string" office:string-value="tend" calcext:value-type="string">
            <text:p>tend</text:p>
          </table:table-cell>
          <table:table-cell table:formula="of:=CONCATENATE([.F765]; IF(ISTEXT([.B765]); CONCATENATE(&quot; {&quot;;[.B765];&quot;}&quot;);&quot;&quot;))" office:value-type="string" office:string-value="emas" calcext:value-type="string">
            <text:p>emas</text:p>
          </table:table-cell>
          <table:table-cell table:formula="of:=IF(ISTEXT([.G765]);[.G765];&quot;&quot;)" office:value-type="string" office:string-value="has the tendency" calcext:value-type="string">
            <text:p>has the tend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nder</text:p>
          </table:table-cell>
          <table:table-cell office:value-type="string" calcext:value-type="string">
            <text:p>molan</text:p>
          </table:table-cell>
          <table:table-cell office:value-type="string" calcext:value-type="string">
            <text:p>in regard to meat</text:p>
          </table:table-cell>
          <table:table-cell/>
          <table:table-cell table:formula="of:=IF(ISTEXT([.E766]);[.E766];&quot;&quot;)" office:value-type="string" office:string-value="tender" calcext:value-type="string">
            <text:p>tender</text:p>
          </table:table-cell>
          <table:table-cell table:formula="of:=CONCATENATE([.F766]; IF(ISTEXT([.B766]); CONCATENATE(&quot; {&quot;;[.B766];&quot;}&quot;);&quot;&quot;))" office:value-type="string" office:string-value="molan" calcext:value-type="string">
            <text:p>molan</text:p>
          </table:table-cell>
          <table:table-cell table:formula="of:=IF(ISTEXT([.G766]);[.G766];&quot;&quot;)" office:value-type="string" office:string-value="in regard to meat" calcext:value-type="string">
            <text:p>in regard to m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hank</text:p>
          </table:table-cell>
          <table:table-cell office:value-type="string" calcext:value-type="string">
            <text:p>danki</text:p>
          </table:table-cell>
          <table:table-cell table:number-columns-repeated="2"/>
          <table:table-cell table:formula="of:=IF(ISTEXT([.E767]);[.E767];&quot;&quot;)" office:value-type="string" office:string-value="thank" calcext:value-type="string">
            <text:p>thank</text:p>
          </table:table-cell>
          <table:table-cell table:formula="of:=CONCATENATE([.F767]; IF(ISTEXT([.B767]); CONCATENATE(&quot; {&quot;;[.B767];&quot;}&quot;);&quot;&quot;))" office:value-type="string" office:string-value="danki {tr}" calcext:value-type="string">
            <text:p>danki {tr}</text:p>
          </table:table-cell>
          <table:table-cell table:formula="of:=IF(ISTEXT([.G767]);[.G76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th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introduces a clause, if clause shows purpose, use ‘por ke’</text:p>
          </table:table-cell>
          <table:table-cell/>
          <table:table-cell table:formula="of:=IF(ISTEXT([.E768]);[.E768];&quot;&quot;)" office:value-type="string" office:string-value="that" calcext:value-type="string">
            <text:p>that</text:p>
          </table:table-cell>
          <table:table-cell table:formula="of:=CONCATENATE([.F768]; IF(ISTEXT([.B768]); CONCATENATE(&quot; {&quot;;[.B768];&quot;}&quot;);&quot;&quot;))" office:value-type="string" office:string-value="ke" calcext:value-type="string">
            <text:p>ke</text:p>
          </table:table-cell>
          <table:table-cell table:formula="of:=IF(ISTEXT([.G768]);[.G768];&quot;&quot;)" office:value-type="string" office:string-value="introduces a clause, if clause shows purpose, use ‘por ke’" calcext:value-type="string">
            <text:p>introduces a clause, if clause shows purpose, use ‘por ke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hat thing</text:p>
          </table:table-cell>
          <table:table-cell/>
          <table:table-cell table:formula="of:=IF(ISTEXT([.E769]);[.E769];&quot;&quot;)" office:value-type="string" office:string-value="that" calcext:value-type="string">
            <text:p>that</text:p>
          </table:table-cell>
          <table:table-cell table:formula="of:=CONCATENATE([.F769]; IF(ISTEXT([.B769]); CONCATENATE(&quot; {&quot;;[.B769];&quot;}&quot;);&quot;&quot;))" office:value-type="string" office:string-value="tio" calcext:value-type="string">
            <text:p>tio</text:p>
          </table:table-cell>
          <table:table-cell table:formula="of:=IF(ISTEXT([.G769]);[.G769];&quot;&quot;)" office:value-type="string" office:string-value="that thing" calcext:value-type="string">
            <text:p>that 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that one</text:p>
          </table:table-cell>
          <table:table-cell/>
          <table:table-cell table:formula="of:=IF(ISTEXT([.E770]);[.E770];&quot;&quot;)" office:value-type="string" office:string-value="that" calcext:value-type="string">
            <text:p>that</text:p>
          </table:table-cell>
          <table:table-cell table:formula="of:=CONCATENATE([.F770]; IF(ISTEXT([.B770]); CONCATENATE(&quot; {&quot;;[.B770];&quot;}&quot;);&quot;&quot;))" office:value-type="string" office:string-value="tiu" calcext:value-type="string">
            <text:p>tiu</text:p>
          </table:table-cell>
          <table:table-cell table:formula="of:=IF(ISTEXT([.G770]);[.G770];&quot;&quot;)" office:value-type="string" office:string-value="that one" calcext:value-type="string">
            <text:p>that 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hat’s</text:p>
          </table:table-cell>
          <table:table-cell office:value-type="string" calcext:value-type="string">
            <text:p>tio estas</text:p>
          </table:table-cell>
          <table:table-cell table:number-columns-repeated="2"/>
          <table:table-cell table:formula="of:=IF(ISTEXT([.E771]);[.E771];&quot;&quot;)" office:value-type="string" office:string-value="that’s" calcext:value-type="string">
            <text:p>that’s</text:p>
          </table:table-cell>
          <table:table-cell table:formula="of:=CONCATENATE([.F771]; IF(ISTEXT([.B771]); CONCATENATE(&quot; {&quot;;[.B771];&quot;}&quot;);&quot;&quot;))" office:value-type="string" office:string-value="tio estas" calcext:value-type="string">
            <text:p>tio estas</text:p>
          </table:table-cell>
          <table:table-cell table:formula="of:=IF(ISTEXT([.G771]);[.G77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E772]);[.E772];&quot;&quot;)" office:value-type="string" office:string-value="that’s why" calcext:value-type="string">
            <text:p>that’s why</text:p>
          </table:table-cell>
          <table:table-cell table:formula="of:=CONCATENATE([.F772]; IF(ISTEXT([.B772]); CONCATENATE(&quot; {&quot;;[.B772];&quot;}&quot;);&quot;&quot;))" office:value-type="string" office:string-value="pro kio " calcext:value-type="string">
            <text:p>pro kio </text:p>
          </table:table-cell>
          <table:table-cell table:formula="of:=IF(ISTEXT([.G772]);[.G77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E773]);[.E773];&quot;&quot;)" office:value-type="string" office:string-value="that’s why" calcext:value-type="string">
            <text:p>that’s why</text:p>
          </table:table-cell>
          <table:table-cell table:formula="of:=CONCATENATE([.F773]; IF(ISTEXT([.B773]); CONCATENATE(&quot; {&quot;;[.B773];&quot;}&quot;);&quot;&quot;))" office:value-type="string" office:string-value="tial " calcext:value-type="string">
            <text:p>tial </text:p>
          </table:table-cell>
          <table:table-cell table:formula="of:=IF(ISTEXT([.G773]);[.G77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e waits</text:p>
          </table:table-cell>
          <table:table-cell office:value-type="string" calcext:value-type="string">
            <text:p>karol’kantistoj</text:p>
          </table:table-cell>
          <table:table-cell office:value-type="string" calcext:value-type="string">
            <text:p>carol singers</text:p>
          </table:table-cell>
          <table:table-cell/>
          <table:table-cell table:formula="of:=IF(ISTEXT([.E774]);[.E774];&quot;&quot;)" office:value-type="string" office:string-value="the waits" calcext:value-type="string">
            <text:p>the waits</text:p>
          </table:table-cell>
          <table:table-cell table:formula="of:=CONCATENATE([.F774]; IF(ISTEXT([.B774]); CONCATENATE(&quot; {&quot;;[.B774];&quot;}&quot;);&quot;&quot;))" office:value-type="string" office:string-value="karol’kantistoj" calcext:value-type="string">
            <text:p>karol’kantistoj</text:p>
          </table:table-cell>
          <table:table-cell table:formula="of:=IF(ISTEXT([.G774]);[.G774];&quot;&quot;)" office:value-type="string" office:string-value="carol singers" calcext:value-type="string">
            <text:p>carol sing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E775]);[.E775];&quot;&quot;)" office:value-type="string" office:string-value="then" calcext:value-type="string">
            <text:p>then</text:p>
          </table:table-cell>
          <table:table-cell table:formula="of:=CONCATENATE([.F775]; IF(ISTEXT([.B775]); CONCATENATE(&quot; {&quot;;[.B775];&quot;}&quot;);&quot;&quot;))" office:value-type="string" office:string-value="do " calcext:value-type="string">
            <text:p>do </text:p>
          </table:table-cell>
          <table:table-cell table:formula="of:=IF(ISTEXT([.G775]);[.G775];&quot;&quot;)" office:value-type="string" office:string-value="logical consequence" calcext:value-type="string">
            <text:p>logical conseque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tiam </text:p>
          </table:table-cell>
          <table:table-cell office:value-type="string" calcext:value-type="string">
            <text:p>at that time "not earlier than then"</text:p>
          </table:table-cell>
          <table:table-cell/>
          <table:table-cell table:formula="of:=IF(ISTEXT([.E776]);[.E776];&quot;&quot;)" office:value-type="string" office:string-value="then" calcext:value-type="string">
            <text:p>then</text:p>
          </table:table-cell>
          <table:table-cell table:formula="of:=CONCATENATE([.F776]; IF(ISTEXT([.B776]); CONCATENATE(&quot; {&quot;;[.B776];&quot;}&quot;);&quot;&quot;))" office:value-type="string" office:string-value="tiam " calcext:value-type="string">
            <text:p>tiam </text:p>
          </table:table-cell>
          <table:table-cell table:formula="of:=IF(ISTEXT([.G776]);[.G776];&quot;&quot;)" office:value-type="string" office:string-value="at that time &quot;not earlier than then&quot;" calcext:value-type="string">
            <text:p>at that time "not earlier than then"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ie </text:p>
          </table:table-cell>
          <table:table-cell table:number-columns-repeated="2"/>
          <table:table-cell table:formula="of:=IF(ISTEXT([.E777]);[.E777];&quot;&quot;)" office:value-type="string" office:string-value="there" calcext:value-type="string">
            <text:p>there</text:p>
          </table:table-cell>
          <table:table-cell table:formula="of:=CONCATENATE([.F777]; IF(ISTEXT([.B777]); CONCATENATE(&quot; {&quot;;[.B777];&quot;}&quot;);&quot;&quot;))" office:value-type="string" office:string-value="tie " calcext:value-type="string">
            <text:p>tie </text:p>
          </table:table-cell>
          <table:table-cell table:formula="of:=IF(ISTEXT([.G777]);[.G77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E778]);[.E778];&quot;&quot;)" office:value-type="string" office:string-value="therefore" calcext:value-type="string">
            <text:p>therefore</text:p>
          </table:table-cell>
          <table:table-cell table:formula="of:=CONCATENATE([.F778]; IF(ISTEXT([.B778]); CONCATENATE(&quot; {&quot;;[.B778];&quot;}&quot;);&quot;&quot;))" office:value-type="string" office:string-value="konsekvence " calcext:value-type="string">
            <text:p>konsekvence </text:p>
          </table:table-cell>
          <table:table-cell table:formula="of:=IF(ISTEXT([.G778]);[.G77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E779]);[.E779];&quot;&quot;)" office:value-type="string" office:string-value="therefore" calcext:value-type="string">
            <text:p>therefore</text:p>
          </table:table-cell>
          <table:table-cell table:formula="of:=CONCATENATE([.F779]; IF(ISTEXT([.B779]); CONCATENATE(&quot; {&quot;;[.B779];&quot;}&quot;);&quot;&quot;))" office:value-type="string" office:string-value="pro kio " calcext:value-type="string">
            <text:p>pro kio </text:p>
          </table:table-cell>
          <table:table-cell table:formula="of:=IF(ISTEXT([.G779]);[.G77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E780]);[.E780];&quot;&quot;)" office:value-type="string" office:string-value="therefore" calcext:value-type="string">
            <text:p>therefore</text:p>
          </table:table-cell>
          <table:table-cell table:formula="of:=CONCATENATE([.F780]; IF(ISTEXT([.B780]); CONCATENATE(&quot; {&quot;;[.B780];&quot;}&quot;);&quot;&quot;))" office:value-type="string" office:string-value="tial " calcext:value-type="string">
            <text:p>tial </text:p>
          </table:table-cell>
          <table:table-cell table:formula="of:=IF(ISTEXT([.G780]);[.G78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ria</text:p>
          </table:table-cell>
          <table:table-cell table:number-columns-repeated="2"/>
          <table:table-cell table:formula="of:=IF(ISTEXT([.E781]);[.E781];&quot;&quot;)" office:value-type="string" office:string-value="third" calcext:value-type="string">
            <text:p>third</text:p>
          </table:table-cell>
          <table:table-cell table:formula="of:=CONCATENATE([.F781]; IF(ISTEXT([.B781]); CONCATENATE(&quot; {&quot;;[.B781];&quot;}&quot;);&quot;&quot;))" office:value-type="string" office:string-value="tria" calcext:value-type="string">
            <text:p>tria</text:p>
          </table:table-cell>
          <table:table-cell table:formula="of:=IF(ISTEXT([.G781]);[.G78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s.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name</text:p>
          </table:table-cell>
          <table:table-cell/>
          <table:table-cell table:formula="of:=IF(ISTEXT([.E782]);[.E782];&quot;&quot;)" office:value-type="string" office:string-value="Thos." calcext:value-type="string">
            <text:p>Thos.</text:p>
          </table:table-cell>
          <table:table-cell table:formula="of:=CONCATENATE([.F782]; IF(ISTEXT([.B782]); CONCATENATE(&quot; {&quot;;[.B782];&quot;}&quot;);&quot;&quot;))" office:value-type="string" office:string-value="Tomaso" calcext:value-type="string">
            <text:p>Tomaso</text:p>
          </table:table-cell>
          <table:table-cell table:formula="of:=IF(ISTEXT([.G782]);[.G782];&quot;&quot;)" office:value-type="string" office:string-value="name" calcext:value-type="string">
            <text:p>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E783]);[.E783];&quot;&quot;)" office:value-type="string" office:string-value="through" calcext:value-type="string">
            <text:p>through</text:p>
          </table:table-cell>
          <table:table-cell table:formula="of:=CONCATENATE([.F783]; IF(ISTEXT([.B783]); CONCATENATE(&quot; {&quot;;[.B783];&quot;}&quot;);&quot;&quot;))" office:value-type="string" office:string-value="per" calcext:value-type="string">
            <text:p>per</text:p>
          </table:table-cell>
          <table:table-cell table:formula="of:=IF(ISTEXT([.G783]);[.G783];&quot;&quot;)" office:value-type="string" office:string-value="with the use of something" calcext:value-type="string">
            <text:p>with the use of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limited from above, below and on the sides, from one side to the other</text:p>
          </table:table-cell>
          <table:table-cell/>
          <table:table-cell table:formula="of:=IF(ISTEXT([.E784]);[.E784];&quot;&quot;)" office:value-type="string" office:string-value="through" calcext:value-type="string">
            <text:p>through</text:p>
          </table:table-cell>
          <table:table-cell table:formula="of:=CONCATENATE([.F784]; IF(ISTEXT([.B784]); CONCATENATE(&quot; {&quot;;[.B784];&quot;}&quot;);&quot;&quot;))" office:value-type="string" office:string-value="tra" calcext:value-type="string">
            <text:p>tra</text:p>
          </table:table-cell>
          <table:table-cell table:formula="of:=IF(ISTEXT([.G784]);[.G784];&quot;&quot;)" office:value-type="string" office:string-value="limited from above, below and on the sides, from one side to the other" calcext:value-type="string">
            <text:p>limited from above, below and on the sides, from one side to the ot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ĵaŭdo</text:p>
          </table:table-cell>
          <table:table-cell table:number-columns-repeated="2"/>
          <table:table-cell table:formula="of:=IF(ISTEXT([.E785]);[.E785];&quot;&quot;)" office:value-type="string" office:string-value="Thursday" calcext:value-type="string">
            <text:p>Thursday</text:p>
          </table:table-cell>
          <table:table-cell table:formula="of:=CONCATENATE([.F785]; IF(ISTEXT([.B785]); CONCATENATE(&quot; {&quot;;[.B785];&quot;}&quot;);&quot;&quot;))" office:value-type="string" office:string-value="ĵaŭdo" calcext:value-type="string">
            <text:p>ĵaŭdo</text:p>
          </table:table-cell>
          <table:table-cell table:formula="of:=IF(ISTEXT([.G785]);[.G78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E786]);[.E786];&quot;&quot;)" office:value-type="string" office:string-value="thus" calcext:value-type="string">
            <text:p>thus</text:p>
          </table:table-cell>
          <table:table-cell table:formula="of:=CONCATENATE([.F786]; IF(ISTEXT([.B786]); CONCATENATE(&quot; {&quot;;[.B786];&quot;}&quot;);&quot;&quot;))" office:value-type="string" office:string-value="sekve " calcext:value-type="string">
            <text:p>sekve </text:p>
          </table:table-cell>
          <table:table-cell table:formula="of:=IF(ISTEXT([.G786]);[.G78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 a place, to a person</text:p>
          </table:table-cell>
          <table:table-cell/>
          <table:table-cell table:formula="of:=IF(ISTEXT([.E787]);[.E787];&quot;&quot;)" office:value-type="string" office:string-value="to" calcext:value-type="string">
            <text:p>to</text:p>
          </table:table-cell>
          <table:table-cell table:formula="of:=CONCATENATE([.F787]; IF(ISTEXT([.B787]); CONCATENATE(&quot; {&quot;;[.B787];&quot;}&quot;);&quot;&quot;))" office:value-type="string" office:string-value="al" calcext:value-type="string">
            <text:p>al</text:p>
          </table:table-cell>
          <table:table-cell table:formula="of:=IF(ISTEXT([.G787]);[.G787];&quot;&quot;)" office:value-type="string" office:string-value="to a place, to a person" calcext:value-type="string">
            <text:p>to a place, to a per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a great extent</text:p>
          </table:table-cell>
          <table:table-cell office:value-type="string" calcext:value-type="string">
            <text:p>multe</text:p>
          </table:table-cell>
          <table:table-cell table:number-columns-repeated="2"/>
          <table:table-cell table:formula="of:=IF(ISTEXT([.E788]);[.E788];&quot;&quot;)" office:value-type="string" office:string-value="to a great extent" calcext:value-type="string">
            <text:p>to a great extent</text:p>
          </table:table-cell>
          <table:table-cell table:formula="of:=CONCATENATE([.F788]; IF(ISTEXT([.B788]); CONCATENATE(&quot; {&quot;;[.B788];&quot;}&quot;);&quot;&quot;))" office:value-type="string" office:string-value="multe" calcext:value-type="string">
            <text:p>multe</text:p>
          </table:table-cell>
          <table:table-cell table:formula="of:=IF(ISTEXT([.G788]);[.G78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o aid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E789]);[.E789];&quot;&quot;)" office:value-type="string" office:string-value="to aid" calcext:value-type="string">
            <text:p>to aid</text:p>
          </table:table-cell>
          <table:table-cell table:formula="of:=CONCATENATE([.F789]; IF(ISTEXT([.B789]); CONCATENATE(&quot; {&quot;;[.B789];&quot;}&quot;);&quot;&quot;))" office:value-type="string" office:string-value="helpi" calcext:value-type="string">
            <text:p>helpi</text:p>
          </table:table-cell>
          <table:table-cell table:formula="of:=IF(ISTEXT([.G789]);[.G78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o be born</text:p>
          </table:table-cell>
          <table:table-cell office:value-type="string" calcext:value-type="string">
            <text:p>naskiĝi</text:p>
          </table:table-cell>
          <table:table-cell table:number-columns-repeated="2"/>
          <table:table-cell table:formula="of:=IF(ISTEXT([.E790]);[.E790];&quot;&quot;)" office:value-type="string" office:string-value="to be born" calcext:value-type="string">
            <text:p>to be born</text:p>
          </table:table-cell>
          <table:table-cell table:formula="of:=CONCATENATE([.F790]; IF(ISTEXT([.B790]); CONCATENATE(&quot; {&quot;;[.B790];&quot;}&quot;);&quot;&quot;))" office:value-type="string" office:string-value="naskiĝi {ntr}" calcext:value-type="string">
            <text:p>naskiĝi {ntr}</text:p>
          </table:table-cell>
          <table:table-cell table:formula="of:=IF(ISTEXT([.G790]);[.G79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be cured</text:p>
          </table:table-cell>
          <table:table-cell office:value-type="string" calcext:value-type="string">
            <text:p>por esti resanigita</text:p>
          </table:table-cell>
          <table:table-cell office:value-type="string" calcext:value-type="string">
            <text:p>lit. for the purpose of being restored to health</text:p>
          </table:table-cell>
          <table:table-cell/>
          <table:table-cell table:formula="of:=IF(ISTEXT([.E791]);[.E791];&quot;&quot;)" office:value-type="string" office:string-value="to be cured" calcext:value-type="string">
            <text:p>to be cured</text:p>
          </table:table-cell>
          <table:table-cell table:formula="of:=CONCATENATE([.F791]; IF(ISTEXT([.B791]); CONCATENATE(&quot; {&quot;;[.B791];&quot;}&quot;);&quot;&quot;))" office:value-type="string" office:string-value="por esti resanigita" calcext:value-type="string">
            <text:p>por esti resanigita</text:p>
          </table:table-cell>
          <table:table-cell table:formula="of:=IF(ISTEXT([.G791]);[.G791];&quot;&quot;)" office:value-type="string" office:string-value="lit. for the purpose of being restored to health" calcext:value-type="string">
            <text:p>lit. for the purpose of being restored to heal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o bloom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E792]);[.E792];&quot;&quot;)" office:value-type="string" office:string-value="to bloom" calcext:value-type="string">
            <text:p>to bloom</text:p>
          </table:table-cell>
          <table:table-cell table:formula="of:=CONCATENATE([.F792]; IF(ISTEXT([.B792]); CONCATENATE(&quot; {&quot;;[.B792];&quot;}&quot;);&quot;&quot;))" office:value-type="string" office:string-value="flori" calcext:value-type="string">
            <text:p>flori</text:p>
          </table:table-cell>
          <table:table-cell table:formula="of:=IF(ISTEXT([.G792]);[.G79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o exist</text:p>
          </table:table-cell>
          <table:table-cell office:value-type="string" calcext:value-type="string">
            <text:p>ekzisti</text:p>
          </table:table-cell>
          <table:table-cell table:number-columns-repeated="2"/>
          <table:table-cell table:formula="of:=IF(ISTEXT([.E793]);[.E793];&quot;&quot;)" office:value-type="string" office:string-value="to exist" calcext:value-type="string">
            <text:p>to exist</text:p>
          </table:table-cell>
          <table:table-cell table:formula="of:=CONCATENATE([.F793]; IF(ISTEXT([.B793]); CONCATENATE(&quot; {&quot;;[.B793];&quot;}&quot;);&quot;&quot;))" office:value-type="string" office:string-value="ekzisti {ntr}" calcext:value-type="string">
            <text:p>ekzisti {ntr}</text:p>
          </table:table-cell>
          <table:table-cell table:formula="of:=IF(ISTEXT([.G793]);[.G79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o flower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E794]);[.E794];&quot;&quot;)" office:value-type="string" office:string-value="to flower" calcext:value-type="string">
            <text:p>to flower</text:p>
          </table:table-cell>
          <table:table-cell table:formula="of:=CONCATENATE([.F794]; IF(ISTEXT([.B794]); CONCATENATE(&quot; {&quot;;[.B794];&quot;}&quot;);&quot;&quot;))" office:value-type="string" office:string-value="flori" calcext:value-type="string">
            <text:p>flori</text:p>
          </table:table-cell>
          <table:table-cell table:formula="of:=IF(ISTEXT([.G794]);[.G79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o light</text:p>
          </table:table-cell>
          <table:table-cell office:value-type="string" calcext:value-type="string">
            <text:p>ekbruligi</text:p>
          </table:table-cell>
          <table:table-cell table:number-columns-repeated="2"/>
          <table:table-cell table:formula="of:=IF(ISTEXT([.E795]);[.E795];&quot;&quot;)" office:value-type="string" office:string-value="to light" calcext:value-type="string">
            <text:p>to light</text:p>
          </table:table-cell>
          <table:table-cell table:formula="of:=CONCATENATE([.F795]; IF(ISTEXT([.B795]); CONCATENATE(&quot; {&quot;;[.B795];&quot;}&quot;);&quot;&quot;))" office:value-type="string" office:string-value="ekbruligi" calcext:value-type="string">
            <text:p>ekbruligi</text:p>
          </table:table-cell>
          <table:table-cell table:formula="of:=IF(ISTEXT([.G795]);[.G79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me</text:p>
          </table:table-cell>
          <table:table-cell office:value-type="string" calcext:value-type="string">
            <text:p>al mi</text:p>
          </table:table-cell>
          <table:table-cell table:number-columns-repeated="2"/>
          <table:table-cell table:formula="of:=IF(ISTEXT([.E796]);[.E796];&quot;&quot;)" office:value-type="string" office:string-value="to me" calcext:value-type="string">
            <text:p>to me</text:p>
          </table:table-cell>
          <table:table-cell table:formula="of:=CONCATENATE([.F796]; IF(ISTEXT([.B796]); CONCATENATE(&quot; {&quot;;[.B796];&quot;}&quot;);&quot;&quot;))" office:value-type="string" office:string-value="al mi" calcext:value-type="string">
            <text:p>al mi</text:p>
          </table:table-cell>
          <table:table-cell table:formula="of:=IF(ISTEXT([.G796]);[.G79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the end</text:p>
          </table:table-cell>
          <table:table-cell office:value-type="string" calcext:value-type="string">
            <text:p>ĝis la fino</text:p>
          </table:table-cell>
          <table:table-cell table:number-columns-repeated="2"/>
          <table:table-cell table:formula="of:=IF(ISTEXT([.E797]);[.E797];&quot;&quot;)" office:value-type="string" office:string-value="to the end" calcext:value-type="string">
            <text:p>to the end</text:p>
          </table:table-cell>
          <table:table-cell table:formula="of:=CONCATENATE([.F797]; IF(ISTEXT([.B797]); CONCATENATE(&quot; {&quot;;[.B797];&quot;}&quot;);&quot;&quot;))" office:value-type="string" office:string-value="ĝis la fino" calcext:value-type="string">
            <text:p>ĝis la fino</text:p>
          </table:table-cell>
          <table:table-cell table:formula="of:=IF(ISTEXT([.G797]);[.G79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the right</text:p>
          </table:table-cell>
          <table:table-cell office:value-type="string" calcext:value-type="string">
            <text:p>dekstren</text:p>
          </table:table-cell>
          <table:table-cell table:number-columns-repeated="2"/>
          <table:table-cell table:formula="of:=IF(ISTEXT([.E798]);[.E798];&quot;&quot;)" office:value-type="string" office:string-value="to the right" calcext:value-type="string">
            <text:p>to the right</text:p>
          </table:table-cell>
          <table:table-cell table:formula="of:=CONCATENATE([.F798]; IF(ISTEXT([.B798]); CONCATENATE(&quot; {&quot;;[.B798];&quot;}&quot;);&quot;&quot;))" office:value-type="string" office:string-value="dekstren" calcext:value-type="string">
            <text:p>dekstren</text:p>
          </table:table-cell>
          <table:table-cell table:formula="of:=IF(ISTEXT([.G798]);[.G79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 trace</text:p>
          </table:table-cell>
          <table:table-cell office:value-type="string" calcext:value-type="string">
            <text:p>spuri</text:p>
          </table:table-cell>
          <table:table-cell office:value-type="string" calcext:value-type="string">
            <text:p>to follow traces left by an action</text:p>
          </table:table-cell>
          <table:table-cell/>
          <table:table-cell table:formula="of:=IF(ISTEXT([.E799]);[.E799];&quot;&quot;)" office:value-type="string" office:string-value="to trace" calcext:value-type="string">
            <text:p>to trace</text:p>
          </table:table-cell>
          <table:table-cell table:formula="of:=CONCATENATE([.F799]; IF(ISTEXT([.B799]); CONCATENATE(&quot; {&quot;;[.B799];&quot;}&quot;);&quot;&quot;))" office:value-type="string" office:string-value="spuri {tr}" calcext:value-type="string">
            <text:p>spuri {tr}</text:p>
          </table:table-cell>
          <table:table-cell table:formula="of:=IF(ISTEXT([.G799]);[.G799];&quot;&quot;)" office:value-type="string" office:string-value="to follow traces left by an action" calcext:value-type="string">
            <text:p>to follow traces left by an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hodiaŭ </text:p>
          </table:table-cell>
          <table:table-cell table:number-columns-repeated="2"/>
          <table:table-cell table:formula="of:=IF(ISTEXT([.E800]);[.E800];&quot;&quot;)" office:value-type="string" office:string-value="today" calcext:value-type="string">
            <text:p>today</text:p>
          </table:table-cell>
          <table:table-cell table:formula="of:=CONCATENATE([.F800]; IF(ISTEXT([.B800]); CONCATENATE(&quot; {&quot;;[.B800];&quot;}&quot;);&quot;&quot;))" office:value-type="string" office:string-value="hodiaŭ " calcext:value-type="string">
            <text:p>hodiaŭ </text:p>
          </table:table-cell>
          <table:table-cell table:formula="of:=IF(ISTEXT([.G800]);[.G80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morgaŭ </text:p>
          </table:table-cell>
          <table:table-cell table:number-columns-repeated="2"/>
          <table:table-cell table:formula="of:=IF(ISTEXT([.E801]);[.E801];&quot;&quot;)" office:value-type="string" office:string-value="tomorrow" calcext:value-type="string">
            <text:p>tomorrow</text:p>
          </table:table-cell>
          <table:table-cell table:formula="of:=CONCATENATE([.F801]; IF(ISTEXT([.B801]); CONCATENATE(&quot; {&quot;;[.B801];&quot;}&quot;);&quot;&quot;))" office:value-type="string" office:string-value="morgaŭ " calcext:value-type="string">
            <text:p>morgaŭ </text:p>
          </table:table-cell>
          <table:table-cell table:formula="of:=IF(ISTEXT([.G801]);[.G80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ok</text:p>
          </table:table-cell>
          <table:table-cell office:value-type="string" calcext:value-type="string">
            <text:p>prenis</text:p>
          </table:table-cell>
          <table:table-cell table:number-columns-repeated="2"/>
          <table:table-cell table:formula="of:=IF(ISTEXT([.E802]);[.E802];&quot;&quot;)" office:value-type="string" office:string-value="took" calcext:value-type="string">
            <text:p>took</text:p>
          </table:table-cell>
          <table:table-cell table:formula="of:=CONCATENATE([.F802]; IF(ISTEXT([.B802]); CONCATENATE(&quot; {&quot;;[.B802];&quot;}&quot;);&quot;&quot;))" office:value-type="string" office:string-value="prenis {tr}" calcext:value-type="string">
            <text:p>prenis {tr}</text:p>
          </table:table-cell>
          <table:table-cell table:formula="of:=IF(ISTEXT([.G802]);[.G80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orches</text:p>
          </table:table-cell>
          <table:table-cell office:value-type="string" calcext:value-type="string">
            <text:p>torĉojn</text:p>
          </table:table-cell>
          <table:table-cell table:number-columns-repeated="2"/>
          <table:table-cell table:formula="of:=IF(ISTEXT([.E803]);[.E803];&quot;&quot;)" office:value-type="string" office:string-value="torches" calcext:value-type="string">
            <text:p>torches</text:p>
          </table:table-cell>
          <table:table-cell table:formula="of:=CONCATENATE([.F803]; IF(ISTEXT([.B803]); CONCATENATE(&quot; {&quot;;[.B803];&quot;}&quot;);&quot;&quot;))" office:value-type="string" office:string-value="torĉojn" calcext:value-type="string">
            <text:p>torĉojn</text:p>
          </table:table-cell>
          <table:table-cell table:formula="of:=IF(ISTEXT([.G803]);[.G80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ment</text:p>
          </table:table-cell>
          <table:table-cell office:value-type="string" calcext:value-type="string">
            <text:p>turmenti</text:p>
          </table:table-cell>
          <table:table-cell table:number-columns-repeated="2"/>
          <table:table-cell table:formula="of:=IF(ISTEXT([.E804]);[.E804];&quot;&quot;)" office:value-type="string" office:string-value="torment" calcext:value-type="string">
            <text:p>torment</text:p>
          </table:table-cell>
          <table:table-cell table:formula="of:=CONCATENATE([.F804]; IF(ISTEXT([.B804]); CONCATENATE(&quot; {&quot;;[.B804];&quot;}&quot;);&quot;&quot;))" office:value-type="string" office:string-value="turmenti {tr}" calcext:value-type="string">
            <text:p>turmenti {tr}</text:p>
          </table:table-cell>
          <table:table-cell table:formula="of:=IF(ISTEXT([.G804]);[.G80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ture</text:p>
          </table:table-cell>
          <table:table-cell office:value-type="string" calcext:value-type="string">
            <text:p>torturi</text:p>
          </table:table-cell>
          <table:table-cell table:number-columns-repeated="2"/>
          <table:table-cell table:formula="of:=IF(ISTEXT([.E805]);[.E805];&quot;&quot;)" office:value-type="string" office:string-value="torture" calcext:value-type="string">
            <text:p>torture</text:p>
          </table:table-cell>
          <table:table-cell table:formula="of:=CONCATENATE([.F805]; IF(ISTEXT([.B805]); CONCATENATE(&quot; {&quot;;[.B805];&quot;}&quot;);&quot;&quot;))" office:value-type="string" office:string-value="torturi {tr}" calcext:value-type="string">
            <text:p>torturi {tr}</text:p>
          </table:table-cell>
          <table:table-cell table:formula="of:=IF(ISTEXT([.G805]);[.G80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uŝi</text:p>
          </table:table-cell>
          <table:table-cell table:number-columns-repeated="2"/>
          <table:table-cell table:formula="of:=IF(ISTEXT([.E806]);[.E806];&quot;&quot;)" office:value-type="string" office:string-value="touch" calcext:value-type="string">
            <text:p>touch</text:p>
          </table:table-cell>
          <table:table-cell table:formula="of:=CONCATENATE([.F806]; IF(ISTEXT([.B806]); CONCATENATE(&quot; {&quot;;[.B806];&quot;}&quot;);&quot;&quot;))" office:value-type="string" office:string-value="tuŝi {tr}" calcext:value-type="string">
            <text:p>tuŝi {tr}</text:p>
          </table:table-cell>
          <table:table-cell table:formula="of:=IF(ISTEXT([.G806]);[.G80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aditions</text:p>
          </table:table-cell>
          <table:table-cell office:value-type="string" calcext:value-type="string">
            <text:p>tradicioj</text:p>
          </table:table-cell>
          <table:table-cell table:number-columns-repeated="2"/>
          <table:table-cell table:formula="of:=IF(ISTEXT([.E807]);[.E807];&quot;&quot;)" office:value-type="string" office:string-value="traditions" calcext:value-type="string">
            <text:p>traditions</text:p>
          </table:table-cell>
          <table:table-cell table:formula="of:=CONCATENATE([.F807]; IF(ISTEXT([.B807]); CONCATENATE(&quot; {&quot;;[.B807];&quot;}&quot;);&quot;&quot;))" office:value-type="string" office:string-value="tradicioj" calcext:value-type="string">
            <text:p>tradicioj</text:p>
          </table:table-cell>
          <table:table-cell table:formula="of:=IF(ISTEXT([.G807]);[.G80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achery</text:p>
          </table:table-cell>
          <table:table-cell office:value-type="string" calcext:value-type="string">
            <text:p>perfido</text:p>
          </table:table-cell>
          <table:table-cell table:number-columns-repeated="2"/>
          <table:table-cell table:formula="of:=IF(ISTEXT([.E808]);[.E808];&quot;&quot;)" office:value-type="string" office:string-value="treachery" calcext:value-type="string">
            <text:p>treachery</text:p>
          </table:table-cell>
          <table:table-cell table:formula="of:=CONCATENATE([.F808]; IF(ISTEXT([.B808]); CONCATENATE(&quot; {&quot;;[.B808];&quot;}&quot;);&quot;&quot;))" office:value-type="string" office:string-value="perfido" calcext:value-type="string">
            <text:p>perfido</text:p>
          </table:table-cell>
          <table:table-cell table:formula="of:=IF(ISTEXT([.G808]);[.G80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mardo</text:p>
          </table:table-cell>
          <table:table-cell table:number-columns-repeated="2"/>
          <table:table-cell table:formula="of:=IF(ISTEXT([.E809]);[.E809];&quot;&quot;)" office:value-type="string" office:string-value="Tuesday" calcext:value-type="string">
            <text:p>Tuesday</text:p>
          </table:table-cell>
          <table:table-cell table:formula="of:=CONCATENATE([.F809]; IF(ISTEXT([.B809]); CONCATENATE(&quot; {&quot;;[.B809];&quot;}&quot;);&quot;&quot;))" office:value-type="string" office:string-value="mardo" calcext:value-type="string">
            <text:p>mardo</text:p>
          </table:table-cell>
          <table:table-cell table:formula="of:=IF(ISTEXT([.G809]);[.G80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urkisa</text:p>
          </table:table-cell>
          <table:table-cell table:number-columns-repeated="2"/>
          <table:table-cell table:formula="of:=IF(ISTEXT([.E810]);[.E810];&quot;&quot;)" office:value-type="string" office:string-value="turquoise" calcext:value-type="string">
            <text:p>turquoise</text:p>
          </table:table-cell>
          <table:table-cell table:formula="of:=CONCATENATE([.F810]; IF(ISTEXT([.B810]); CONCATENATE(&quot; {&quot;;[.B810];&quot;}&quot;);&quot;&quot;))" office:value-type="string" office:string-value="turkisa" calcext:value-type="string">
            <text:p>turkisa</text:p>
          </table:table-cell>
          <table:table-cell table:formula="of:=IF(ISTEXT([.G810]);[.G81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fth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E811]);[.E811];&quot;&quot;)" office:value-type="string" office:string-value="twelfth" calcext:value-type="string">
            <text:p>twelfth</text:p>
          </table:table-cell>
          <table:table-cell table:formula="of:=CONCATENATE([.F811]; IF(ISTEXT([.B811]); CONCATENATE(&quot; {&quot;;[.B811];&quot;}&quot;);&quot;&quot;))" office:value-type="string" office:string-value="dekdua" calcext:value-type="string">
            <text:p>dekdua</text:p>
          </table:table-cell>
          <table:table-cell table:formula="of:=IF(ISTEXT([.G811]);[.G81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ve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E812]);[.E812];&quot;&quot;)" office:value-type="string" office:string-value="twelve" calcext:value-type="string">
            <text:p>twelve</text:p>
          </table:table-cell>
          <table:table-cell table:formula="of:=CONCATENATE([.F812]; IF(ISTEXT([.B812]); CONCATENATE(&quot; {&quot;;[.B812];&quot;}&quot;);&quot;&quot;))" office:value-type="string" office:string-value="dekdua" calcext:value-type="string">
            <text:p>dekdua</text:p>
          </table:table-cell>
          <table:table-cell table:formula="of:=IF(ISTEXT([.G812]);[.G81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wig</text:p>
          </table:table-cell>
          <table:table-cell office:value-type="string" calcext:value-type="string">
            <text:p>branĉeto</text:p>
          </table:table-cell>
          <table:table-cell table:number-columns-repeated="2"/>
          <table:table-cell table:formula="of:=IF(ISTEXT([.E813]);[.E813];&quot;&quot;)" office:value-type="string" office:string-value="twig" calcext:value-type="string">
            <text:p>twig</text:p>
          </table:table-cell>
          <table:table-cell table:formula="of:=CONCATENATE([.F813]; IF(ISTEXT([.B813]); CONCATENATE(&quot; {&quot;;[.B813];&quot;}&quot;);&quot;&quot;))" office:value-type="string" office:string-value="branĉeto" calcext:value-type="string">
            <text:p>branĉeto</text:p>
          </table:table-cell>
          <table:table-cell table:formula="of:=IF(ISTEXT([.G813]);[.G81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biquity</text:p>
          </table:table-cell>
          <table:table-cell office:value-type="string" calcext:value-type="string">
            <text:p>ĉieo</text:p>
          </table:table-cell>
          <table:table-cell table:number-columns-repeated="2"/>
          <table:table-cell table:formula="of:=IF(ISTEXT([.E814]);[.E814];&quot;&quot;)" office:value-type="string" office:string-value="ubiquity" calcext:value-type="string">
            <text:p>ubiquity</text:p>
          </table:table-cell>
          <table:table-cell table:formula="of:=CONCATENATE([.F814]; IF(ISTEXT([.B814]); CONCATENATE(&quot; {&quot;;[.B814];&quot;}&quot;);&quot;&quot;))" office:value-type="string" office:string-value="ĉieo" calcext:value-type="string">
            <text:p>ĉieo</text:p>
          </table:table-cell>
          <table:table-cell table:formula="of:=IF(ISTEXT([.G814]);[.G81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E815]);[.E815];&quot;&quot;)" office:value-type="string" office:string-value="under" calcext:value-type="string">
            <text:p>under</text:p>
          </table:table-cell>
          <table:table-cell table:formula="of:=CONCATENATE([.F815]; IF(ISTEXT([.B815]); CONCATENATE(&quot; {&quot;;[.B815];&quot;}&quot;);&quot;&quot;))" office:value-type="string" office:string-value="malsupre " calcext:value-type="string">
            <text:p>malsupre </text:p>
          </table:table-cell>
          <table:table-cell table:formula="of:=IF(ISTEXT([.G815]);[.G81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E816]);[.E816];&quot;&quot;)" office:value-type="string" office:string-value="under" calcext:value-type="string">
            <text:p>under</text:p>
          </table:table-cell>
          <table:table-cell table:formula="of:=CONCATENATE([.F816]; IF(ISTEXT([.B816]); CONCATENATE(&quot; {&quot;;[.B816];&quot;}&quot;);&quot;&quot;))" office:value-type="string" office:string-value="sub" calcext:value-type="string">
            <text:p>sub</text:p>
          </table:table-cell>
          <table:table-cell table:formula="of:=IF(ISTEXT([.G816]);[.G816];&quot;&quot;)" office:value-type="string" office:string-value="under something" calcext:value-type="string">
            <text:p>under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neath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E817]);[.E817];&quot;&quot;)" office:value-type="string" office:string-value="underneath" calcext:value-type="string">
            <text:p>underneath</text:p>
          </table:table-cell>
          <table:table-cell table:formula="of:=CONCATENATE([.F817]; IF(ISTEXT([.B817]); CONCATENATE(&quot; {&quot;;[.B817];&quot;}&quot;);&quot;&quot;))" office:value-type="string" office:string-value="malsupre " calcext:value-type="string">
            <text:p>malsupre </text:p>
          </table:table-cell>
          <table:table-cell table:formula="of:=IF(ISTEXT([.G817]);[.G81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malfari</text:p>
          </table:table-cell>
          <table:table-cell table:number-columns-repeated="2"/>
          <table:table-cell table:formula="of:=IF(ISTEXT([.E818]);[.E818];&quot;&quot;)" office:value-type="string" office:string-value="undo" calcext:value-type="string">
            <text:p>undo</text:p>
          </table:table-cell>
          <table:table-cell table:formula="of:=CONCATENATE([.F818]; IF(ISTEXT([.B818]); CONCATENATE(&quot; {&quot;;[.B818];&quot;}&quot;);&quot;&quot;))" office:value-type="string" office:string-value="malfari {tr}" calcext:value-type="string">
            <text:p>malfari {tr}</text:p>
          </table:table-cell>
          <table:table-cell table:formula="of:=IF(ISTEXT([.G818]);[.G81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unearths</text:p>
          </table:table-cell>
          <table:table-cell office:value-type="string" calcext:value-type="string">
            <text:p>el’terigas</text:p>
          </table:table-cell>
          <table:table-cell table:number-columns-repeated="2"/>
          <table:table-cell table:formula="of:=IF(ISTEXT([.E819]);[.E819];&quot;&quot;)" office:value-type="string" office:string-value="unearths" calcext:value-type="string">
            <text:p>unearths</text:p>
          </table:table-cell>
          <table:table-cell table:formula="of:=CONCATENATE([.F819]; IF(ISTEXT([.B819]); CONCATENATE(&quot; {&quot;;[.B819];&quot;}&quot;);&quot;&quot;))" office:value-type="string" office:string-value="el’terigas" calcext:value-type="string">
            <text:p>el’terigas</text:p>
          </table:table-cell>
          <table:table-cell table:formula="of:=IF(ISTEXT([.G819]);[.G81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neasiness</text:p>
          </table:table-cell>
          <table:table-cell office:value-type="string" calcext:value-type="string">
            <text:p>maltrankvilo</text:p>
          </table:table-cell>
          <table:table-cell table:number-columns-repeated="2"/>
          <table:table-cell table:formula="of:=IF(ISTEXT([.E820]);[.E820];&quot;&quot;)" office:value-type="string" office:string-value="uneasiness" calcext:value-type="string">
            <text:p>uneasiness</text:p>
          </table:table-cell>
          <table:table-cell table:formula="of:=CONCATENATE([.F820]; IF(ISTEXT([.B820]); CONCATENATE(&quot; {&quot;;[.B820];&quot;}&quot;);&quot;&quot;))" office:value-type="string" office:string-value="maltrankvilo" calcext:value-type="string">
            <text:p>maltrankvilo</text:p>
          </table:table-cell>
          <table:table-cell table:formula="of:=IF(ISTEXT([.G820]);[.G82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edaŭrinde </text:p>
          </table:table-cell>
          <table:table-cell table:number-columns-repeated="2"/>
          <table:table-cell table:formula="of:=IF(ISTEXT([.E821]);[.E821];&quot;&quot;)" office:value-type="string" office:string-value="unfortunately" calcext:value-type="string">
            <text:p>unfortunately</text:p>
          </table:table-cell>
          <table:table-cell table:formula="of:=CONCATENATE([.F821]; IF(ISTEXT([.B821]); CONCATENATE(&quot; {&quot;;[.B821];&quot;}&quot;);&quot;&quot;))" office:value-type="string" office:string-value="bedaŭrinde " calcext:value-type="string">
            <text:p>bedaŭrinde </text:p>
          </table:table-cell>
          <table:table-cell table:formula="of:=IF(ISTEXT([.G821]);[.G82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E822]);[.E822];&quot;&quot;)" office:value-type="string" office:string-value="until" calcext:value-type="string">
            <text:p>until</text:p>
          </table:table-cell>
          <table:table-cell table:formula="of:=CONCATENATE([.F822]; IF(ISTEXT([.B822]); CONCATENATE(&quot; {&quot;;[.B822];&quot;}&quot;);&quot;&quot;))" office:value-type="string" office:string-value="ĝis" calcext:value-type="string">
            <text:p>ĝis</text:p>
          </table:table-cell>
          <table:table-cell table:formula="of:=IF(ISTEXT([.G822]);[.G822];&quot;&quot;)" office:value-type="string" office:string-value="destination" calcext:value-type="string">
            <text:p>dest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E823]);[.E823];&quot;&quot;)" office:value-type="string" office:string-value="until" calcext:value-type="string">
            <text:p>until</text:p>
          </table:table-cell>
          <table:table-cell table:formula="of:=CONCATENATE([.F823]; IF(ISTEXT([.B823]); CONCATENATE(&quot; {&quot;;[.B823];&quot;}&quot;);&quot;&quot;))" office:value-type="string" office:string-value="ĝis" calcext:value-type="string">
            <text:p>ĝis</text:p>
          </table:table-cell>
          <table:table-cell table:formula="of:=IF(ISTEXT([.G823]);[.G823];&quot;&quot;)" office:value-type="string" office:string-value="up to/by a specific time" calcext:value-type="string">
            <text:p>up to/by a specific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 to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E824]);[.E824];&quot;&quot;)" office:value-type="string" office:string-value="up to" calcext:value-type="string">
            <text:p>up to</text:p>
          </table:table-cell>
          <table:table-cell table:formula="of:=CONCATENATE([.F824]; IF(ISTEXT([.B824]); CONCATENATE(&quot; {&quot;;[.B824];&quot;}&quot;);&quot;&quot;))" office:value-type="string" office:string-value="ĝis" calcext:value-type="string">
            <text:p>ĝis</text:p>
          </table:table-cell>
          <table:table-cell table:formula="of:=IF(ISTEXT([.G824]);[.G824];&quot;&quot;)" office:value-type="string" office:string-value="destination" calcext:value-type="string">
            <text:p>dest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stairs</text:p>
          </table:table-cell>
          <table:table-cell office:value-type="string" calcext:value-type="string">
            <text:p>supre </text:p>
          </table:table-cell>
          <table:table-cell table:number-columns-repeated="2"/>
          <table:table-cell table:formula="of:=IF(ISTEXT([.E825]);[.E825];&quot;&quot;)" office:value-type="string" office:string-value="upstairs" calcext:value-type="string">
            <text:p>upstairs</text:p>
          </table:table-cell>
          <table:table-cell table:formula="of:=CONCATENATE([.F825]; IF(ISTEXT([.B825]); CONCATENATE(&quot; {&quot;;[.B825];&quot;}&quot;);&quot;&quot;))" office:value-type="string" office:string-value="supre " calcext:value-type="string">
            <text:p>supre </text:p>
          </table:table-cell>
          <table:table-cell table:formula="of:=IF(ISTEXT([.G825]);[.G82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rious</text:p>
          </table:table-cell>
          <table:table-cell office:value-type="string" calcext:value-type="string">
            <text:p>diversa</text:p>
          </table:table-cell>
          <table:table-cell table:number-columns-repeated="2"/>
          <table:table-cell table:formula="of:=IF(ISTEXT([.E826]);[.E826];&quot;&quot;)" office:value-type="string" office:string-value="various" calcext:value-type="string">
            <text:p>various</text:p>
          </table:table-cell>
          <table:table-cell table:formula="of:=CONCATENATE([.F826]; IF(ISTEXT([.B826]); CONCATENATE(&quot; {&quot;;[.B826];&quot;}&quot;);&quot;&quot;))" office:value-type="string" office:string-value="diversa" calcext:value-type="string">
            <text:p>diversa</text:p>
          </table:table-cell>
          <table:table-cell table:formula="of:=IF(ISTEXT([.G826]);[.G82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Venecio</text:p>
          </table:table-cell>
          <table:table-cell table:number-columns-repeated="2"/>
          <table:table-cell table:formula="of:=IF(ISTEXT([.E827]);[.E827];&quot;&quot;)" office:value-type="string" office:string-value="Venice" calcext:value-type="string">
            <text:p>Venice</text:p>
          </table:table-cell>
          <table:table-cell table:formula="of:=CONCATENATE([.F827]; IF(ISTEXT([.B827]); CONCATENATE(&quot; {&quot;;[.B827];&quot;}&quot;);&quot;&quot;))" office:value-type="string" office:string-value="Venecio" calcext:value-type="string">
            <text:p>Venecio</text:p>
          </table:table-cell>
          <table:table-cell table:formula="of:=IF(ISTEXT([.G827]);[.G82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tre </text:p>
          </table:table-cell>
          <table:table-cell table:number-columns-repeated="2"/>
          <table:table-cell table:formula="of:=IF(ISTEXT([.E828]);[.E828];&quot;&quot;)" office:value-type="string" office:string-value="very" calcext:value-type="string">
            <text:p>very</text:p>
          </table:table-cell>
          <table:table-cell table:formula="of:=CONCATENATE([.F828]; IF(ISTEXT([.B828]); CONCATENATE(&quot; {&quot;;[.B828];&quot;}&quot;);&quot;&quot;))" office:value-type="string" office:string-value="tre " calcext:value-type="string">
            <text:p>tre </text:p>
          </table:table-cell>
          <table:table-cell table:formula="of:=IF(ISTEXT([.G828]);[.G82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llage</text:p>
          </table:table-cell>
          <table:table-cell office:value-type="string" calcext:value-type="string">
            <text:p>vilaĝo</text:p>
          </table:table-cell>
          <table:table-cell table:number-columns-repeated="2"/>
          <table:table-cell table:formula="of:=IF(ISTEXT([.E829]);[.E829];&quot;&quot;)" office:value-type="string" office:string-value="village" calcext:value-type="string">
            <text:p>village</text:p>
          </table:table-cell>
          <table:table-cell table:formula="of:=CONCATENATE([.F829]; IF(ISTEXT([.B829]); CONCATENATE(&quot; {&quot;;[.B829];&quot;}&quot;);&quot;&quot;))" office:value-type="string" office:string-value="vilaĝo" calcext:value-type="string">
            <text:p>vilaĝo</text:p>
          </table:table-cell>
          <table:table-cell table:formula="of:=IF(ISTEXT([.G829]);[.G82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violet</text:p>
          </table:table-cell>
          <table:table-cell office:value-type="string" calcext:value-type="string">
            <text:p>viola</text:p>
          </table:table-cell>
          <table:table-cell table:number-columns-repeated="2"/>
          <table:table-cell table:formula="of:=IF(ISTEXT([.E830]);[.E830];&quot;&quot;)" office:value-type="string" office:string-value="violet" calcext:value-type="string">
            <text:p>violet</text:p>
          </table:table-cell>
          <table:table-cell table:formula="of:=CONCATENATE([.F830]; IF(ISTEXT([.B830]); CONCATENATE(&quot; {&quot;;[.B830];&quot;}&quot;);&quot;&quot;))" office:value-type="string" office:string-value="viola" calcext:value-type="string">
            <text:p>viola</text:p>
          </table:table-cell>
          <table:table-cell table:formula="of:=IF(ISTEXT([.G830]);[.G83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ice</text:p>
          </table:table-cell>
          <table:table-cell office:value-type="string" calcext:value-type="string">
            <text:p>voĉo</text:p>
          </table:table-cell>
          <table:table-cell table:number-columns-repeated="2"/>
          <table:table-cell table:formula="of:=IF(ISTEXT([.E831]);[.E831];&quot;&quot;)" office:value-type="string" office:string-value="voice" calcext:value-type="string">
            <text:p>voice</text:p>
          </table:table-cell>
          <table:table-cell table:formula="of:=CONCATENATE([.F831]; IF(ISTEXT([.B831]); CONCATENATE(&quot; {&quot;;[.B831];&quot;}&quot;);&quot;&quot;))" office:value-type="string" office:string-value="voĉo" calcext:value-type="string">
            <text:p>voĉo</text:p>
          </table:table-cell>
          <table:table-cell table:formula="of:=IF(ISTEXT([.G831]);[.G83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volumo</text:p>
          </table:table-cell>
          <table:table-cell office:value-type="string" calcext:value-type="string">
            <text:p>book in a collection</text:p>
          </table:table-cell>
          <table:table-cell/>
          <table:table-cell table:formula="of:=IF(ISTEXT([.E832]);[.E832];&quot;&quot;)" office:value-type="string" office:string-value="volume" calcext:value-type="string">
            <text:p>volume</text:p>
          </table:table-cell>
          <table:table-cell table:formula="of:=CONCATENATE([.F832]; IF(ISTEXT([.B832]); CONCATENATE(&quot; {&quot;;[.B832];&quot;}&quot;);&quot;&quot;))" office:value-type="string" office:string-value="volumo" calcext:value-type="string">
            <text:p>volumo</text:p>
          </table:table-cell>
          <table:table-cell table:formula="of:=IF(ISTEXT([.G832]);[.G832];&quot;&quot;)" office:value-type="string" office:string-value="book in a collection" calcext:value-type="string">
            <text:p>book in a colle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goner</text:p>
          </table:table-cell>
          <table:table-cell office:value-type="string" calcext:value-type="string">
            <text:p>ĉaristo</text:p>
          </table:table-cell>
          <table:table-cell table:number-columns-repeated="2"/>
          <table:table-cell table:formula="of:=IF(ISTEXT([.E833]);[.E833];&quot;&quot;)" office:value-type="string" office:string-value="wagoner" calcext:value-type="string">
            <text:p>wagoner</text:p>
          </table:table-cell>
          <table:table-cell table:formula="of:=CONCATENATE([.F833]; IF(ISTEXT([.B833]); CONCATENATE(&quot; {&quot;;[.B833];&quot;}&quot;);&quot;&quot;))" office:value-type="string" office:string-value="ĉaristo" calcext:value-type="string">
            <text:p>ĉaristo</text:p>
          </table:table-cell>
          <table:table-cell table:formula="of:=IF(ISTEXT([.G833]);[.G83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nt</text:p>
          </table:table-cell>
          <table:table-cell office:value-type="string" calcext:value-type="string">
            <text:p>voli</text:p>
          </table:table-cell>
          <table:table-cell table:number-columns-repeated="2"/>
          <table:table-cell table:formula="of:=IF(ISTEXT([.E834]);[.E834];&quot;&quot;)" office:value-type="string" office:string-value="want" calcext:value-type="string">
            <text:p>want</text:p>
          </table:table-cell>
          <table:table-cell table:formula="of:=CONCATENATE([.F834]; IF(ISTEXT([.B834]); CONCATENATE(&quot; {&quot;;[.B834];&quot;}&quot;);&quot;&quot;))" office:value-type="string" office:string-value="voli {tr}" calcext:value-type="string">
            <text:p>voli {tr}</text:p>
          </table:table-cell>
          <table:table-cell table:formula="of:=IF(ISTEXT([.G834]);[.G83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as held in high repute</text:p>
          </table:table-cell>
          <table:table-cell office:value-type="string" calcext:value-type="string">
            <text:p>estis estimata</text:p>
          </table:table-cell>
          <table:table-cell table:number-columns-repeated="2"/>
          <table:table-cell table:formula="of:=IF(ISTEXT([.E835]);[.E835];&quot;&quot;)" office:value-type="string" office:string-value="was held in high repute" calcext:value-type="string">
            <text:p>was held in high repute</text:p>
          </table:table-cell>
          <table:table-cell table:formula="of:=CONCATENATE([.F835]; IF(ISTEXT([.B835]); CONCATENATE(&quot; {&quot;;[.B835];&quot;}&quot;);&quot;&quot;))" office:value-type="string" office:string-value="estis estimata" calcext:value-type="string">
            <text:p>estis estimata</text:p>
          </table:table-cell>
          <table:table-cell table:formula="of:=IF(ISTEXT([.G835]);[.G83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as not fixed</text:p>
          </table:table-cell>
          <table:table-cell office:value-type="string" calcext:value-type="string">
            <text:p>ne estis fiksita</text:p>
          </table:table-cell>
          <table:table-cell table:number-columns-repeated="2"/>
          <table:table-cell table:formula="of:=IF(ISTEXT([.E836]);[.E836];&quot;&quot;)" office:value-type="string" office:string-value="was not fixed" calcext:value-type="string">
            <text:p>was not fixed</text:p>
          </table:table-cell>
          <table:table-cell table:formula="of:=CONCATENATE([.F836]; IF(ISTEXT([.B836]); CONCATENATE(&quot; {&quot;;[.B836];&quot;}&quot;);&quot;&quot;))" office:value-type="string" office:string-value="ne estis fiksita" calcext:value-type="string">
            <text:p>ne estis fiksita</text:p>
          </table:table-cell>
          <table:table-cell table:formula="of:=IF(ISTEXT([.G836]);[.G83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tching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E837]);[.E837];&quot;&quot;)" office:value-type="string" office:string-value="watching" calcext:value-type="string">
            <text:p>watching</text:p>
          </table:table-cell>
          <table:table-cell table:formula="of:=CONCATENATE([.F837]; IF(ISTEXT([.B837]); CONCATENATE(&quot; {&quot;;[.B837];&quot;}&quot;);&quot;&quot;))" office:value-type="string" office:string-value="rigardi {tr}" calcext:value-type="string">
            <text:p>rigardi {tr}</text:p>
          </table:table-cell>
          <table:table-cell table:formula="of:=IF(ISTEXT([.G837]);[.G83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ary</text:p>
          </table:table-cell>
          <table:table-cell office:value-type="string" calcext:value-type="string">
            <text:p>laca</text:p>
          </table:table-cell>
          <table:table-cell table:number-columns-repeated="2"/>
          <table:table-cell table:formula="of:=IF(ISTEXT([.E838]);[.E838];&quot;&quot;)" office:value-type="string" office:string-value="weary" calcext:value-type="string">
            <text:p>weary</text:p>
          </table:table-cell>
          <table:table-cell table:formula="of:=CONCATENATE([.F838]; IF(ISTEXT([.B838]); CONCATENATE(&quot; {&quot;;[.B838];&quot;}&quot;);&quot;&quot;))" office:value-type="string" office:string-value="laca" calcext:value-type="string">
            <text:p>laca</text:p>
          </table:table-cell>
          <table:table-cell table:formula="of:=IF(ISTEXT([.G838]);[.G83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 office:value-type="string" calcext:value-type="string">
            <text:p>vetero</text:p>
          </table:table-cell>
          <table:table-cell table:number-columns-repeated="2"/>
          <table:table-cell table:formula="of:=IF(ISTEXT([.E839]);[.E839];&quot;&quot;)" office:value-type="string" office:string-value="weather" calcext:value-type="string">
            <text:p>weather</text:p>
          </table:table-cell>
          <table:table-cell table:formula="of:=CONCATENATE([.F839]; IF(ISTEXT([.B839]); CONCATENATE(&quot; {&quot;;[.B839];&quot;}&quot;);&quot;&quot;))" office:value-type="string" office:string-value="vetero" calcext:value-type="string">
            <text:p>vetero</text:p>
          </table:table-cell>
          <table:table-cell table:formula="of:=IF(ISTEXT([.G839]);[.G83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dding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E840]);[.E840];&quot;&quot;)" office:value-type="string" office:string-value="wedding" calcext:value-type="string">
            <text:p>wedding</text:p>
          </table:table-cell>
          <table:table-cell table:formula="of:=CONCATENATE([.F840]; IF(ISTEXT([.B840]); CONCATENATE(&quot; {&quot;;[.B840];&quot;}&quot;);&quot;&quot;))" office:value-type="string" office:string-value="geedziĝo" calcext:value-type="string">
            <text:p>geedziĝo</text:p>
          </table:table-cell>
          <table:table-cell table:formula="of:=IF(ISTEXT([.G840]);[.G84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merkredo</text:p>
          </table:table-cell>
          <table:table-cell table:number-columns-repeated="2"/>
          <table:table-cell table:formula="of:=IF(ISTEXT([.E841]);[.E841];&quot;&quot;)" office:value-type="string" office:string-value="Wednesday" calcext:value-type="string">
            <text:p>Wednesday</text:p>
          </table:table-cell>
          <table:table-cell table:formula="of:=CONCATENATE([.F841]; IF(ISTEXT([.B841]); CONCATENATE(&quot; {&quot;;[.B841];&quot;}&quot;);&quot;&quot;))" office:value-type="string" office:string-value="merkredo" calcext:value-type="string">
            <text:p>merkredo</text:p>
          </table:table-cell>
          <table:table-cell table:formula="of:=IF(ISTEXT([.G841]);[.G84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ird</text:p>
          </table:table-cell>
          <table:table-cell office:value-type="string" calcext:value-type="string">
            <text:p>stranga</text:p>
          </table:table-cell>
          <table:table-cell table:number-columns-repeated="2"/>
          <table:table-cell table:formula="of:=IF(ISTEXT([.E842]);[.E842];&quot;&quot;)" office:value-type="string" office:string-value="weird" calcext:value-type="string">
            <text:p>weird</text:p>
          </table:table-cell>
          <table:table-cell table:formula="of:=CONCATENATE([.F842]; IF(ISTEXT([.B842]); CONCATENATE(&quot; {&quot;;[.B842];&quot;}&quot;);&quot;&quot;))" office:value-type="string" office:string-value="stranga" calcext:value-type="string">
            <text:p>stranga</text:p>
          </table:table-cell>
          <table:table-cell table:formula="of:=IF(ISTEXT([.G842]);[.G84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ere absent</text:p>
          </table:table-cell>
          <table:table-cell office:value-type="string" calcext:value-type="string">
            <text:p>forestis</text:p>
          </table:table-cell>
          <table:table-cell table:number-columns-repeated="2"/>
          <table:table-cell table:formula="of:=IF(ISTEXT([.E843]);[.E843];&quot;&quot;)" office:value-type="string" office:string-value="were absent" calcext:value-type="string">
            <text:p>were absent</text:p>
          </table:table-cell>
          <table:table-cell table:formula="of:=CONCATENATE([.F843]; IF(ISTEXT([.B843]); CONCATENATE(&quot; {&quot;;[.B843];&quot;}&quot;);&quot;&quot;))" office:value-type="string" office:string-value="forestis {ntr}" calcext:value-type="string">
            <text:p>forestis {ntr}</text:p>
          </table:table-cell>
          <table:table-cell table:formula="of:=IF(ISTEXT([.G843]);[.G84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iam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E844]);[.E844];&quot;&quot;)" office:value-type="string" office:string-value="when" calcext:value-type="string">
            <text:p>when</text:p>
          </table:table-cell>
          <table:table-cell table:formula="of:=CONCATENATE([.F844]; IF(ISTEXT([.B844]); CONCATENATE(&quot; {&quot;;[.B844];&quot;}&quot;);&quot;&quot;))" office:value-type="string" office:string-value="kiam " calcext:value-type="string">
            <text:p>kiam </text:p>
          </table:table-cell>
          <table:table-cell table:formula="of:=IF(ISTEXT([.G844]);[.G844];&quot;&quot;)" office:value-type="string" office:string-value="relative" calcext:value-type="string">
            <text:p>rel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ie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E845]);[.E845];&quot;&quot;)" office:value-type="string" office:string-value="where" calcext:value-type="string">
            <text:p>where</text:p>
          </table:table-cell>
          <table:table-cell table:formula="of:=CONCATENATE([.F845]; IF(ISTEXT([.B845]); CONCATENATE(&quot; {&quot;;[.B845];&quot;}&quot;);&quot;&quot;))" office:value-type="string" office:string-value="kie " calcext:value-type="string">
            <text:p>kie </text:p>
          </table:table-cell>
          <table:table-cell table:formula="of:=IF(ISTEXT([.G845]);[.G845];&quot;&quot;)" office:value-type="string" office:string-value="relative" calcext:value-type="string">
            <text:p>rela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hisper</text:p>
          </table:table-cell>
          <table:table-cell office:value-type="string" calcext:value-type="string">
            <text:p>flustri</text:p>
          </table:table-cell>
          <table:table-cell table:number-columns-repeated="2"/>
          <table:table-cell table:formula="of:=IF(ISTEXT([.E846]);[.E846];&quot;&quot;)" office:value-type="string" office:string-value="whisper" calcext:value-type="string">
            <text:p>whisper</text:p>
          </table:table-cell>
          <table:table-cell table:formula="of:=CONCATENATE([.F846]; IF(ISTEXT([.B846]); CONCATENATE(&quot; {&quot;;[.B846];&quot;}&quot;);&quot;&quot;))" office:value-type="string" office:string-value="flustri {tr}" calcext:value-type="string">
            <text:p>flustri {tr}</text:p>
          </table:table-cell>
          <table:table-cell table:formula="of:=IF(ISTEXT([.G846]);[.G84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ka</text:p>
          </table:table-cell>
          <table:table-cell table:number-columns-repeated="2"/>
          <table:table-cell table:formula="of:=IF(ISTEXT([.E847]);[.E847];&quot;&quot;)" office:value-type="string" office:string-value="white" calcext:value-type="string">
            <text:p>white</text:p>
          </table:table-cell>
          <table:table-cell table:formula="of:=CONCATENATE([.F847]; IF(ISTEXT([.B847]); CONCATENATE(&quot; {&quot;;[.B847];&quot;}&quot;);&quot;&quot;))" office:value-type="string" office:string-value="blanka" calcext:value-type="string">
            <text:p>blanka</text:p>
          </table:table-cell>
          <table:table-cell table:formula="of:=IF(ISTEXT([.G847]);[.G84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eness</text:p>
          </table:table-cell>
          <table:table-cell office:value-type="string" calcext:value-type="string">
            <text:p>blankeco</text:p>
          </table:table-cell>
          <table:table-cell table:number-columns-repeated="2"/>
          <table:table-cell table:formula="of:=IF(ISTEXT([.E848]);[.E848];&quot;&quot;)" office:value-type="string" office:string-value="whiteness" calcext:value-type="string">
            <text:p>whiteness</text:p>
          </table:table-cell>
          <table:table-cell table:formula="of:=CONCATENATE([.F848]; IF(ISTEXT([.B848]); CONCATENATE(&quot; {&quot;;[.B848];&quot;}&quot;);&quot;&quot;))" office:value-type="string" office:string-value="blankeco" calcext:value-type="string">
            <text:p>blankeco</text:p>
          </table:table-cell>
          <table:table-cell table:formula="of:=IF(ISTEXT([.G848]);[.G84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tier</text:p>
          </table:table-cell>
          <table:table-cell office:value-type="string" calcext:value-type="string">
            <text:p>Vitiero</text:p>
          </table:table-cell>
          <table:table-cell table:number-columns-repeated="2"/>
          <table:table-cell table:formula="of:=IF(ISTEXT([.E849]);[.E849];&quot;&quot;)" office:value-type="string" office:string-value="Whittier" calcext:value-type="string">
            <text:p>Whittier</text:p>
          </table:table-cell>
          <table:table-cell table:formula="of:=CONCATENATE([.F849]; IF(ISTEXT([.B849]); CONCATENATE(&quot; {&quot;;[.B849];&quot;}&quot;);&quot;&quot;))" office:value-type="string" office:string-value="Vitiero" calcext:value-type="string">
            <text:p>Vitiero</text:p>
          </table:table-cell>
          <table:table-cell table:formula="of:=IF(ISTEXT([.G849]);[.G84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ild</text:p>
          </table:table-cell>
          <table:table-cell office:value-type="string" calcext:value-type="string">
            <text:p>sovaĝa</text:p>
          </table:table-cell>
          <table:table-cell table:number-columns-repeated="2"/>
          <table:table-cell table:formula="of:=IF(ISTEXT([.E850]);[.E850];&quot;&quot;)" office:value-type="string" office:string-value="wild" calcext:value-type="string">
            <text:p>wild</text:p>
          </table:table-cell>
          <table:table-cell table:formula="of:=CONCATENATE([.F850]; IF(ISTEXT([.B850]); CONCATENATE(&quot; {&quot;;[.B850];&quot;}&quot;);&quot;&quot;))" office:value-type="string" office:string-value="sovaĝa" calcext:value-type="string">
            <text:p>sovaĝa</text:p>
          </table:table-cell>
          <table:table-cell table:formula="of:=IF(ISTEXT([.G850]);[.G85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together with someone/thing</text:p>
          </table:table-cell>
          <table:table-cell/>
          <table:table-cell table:formula="of:=IF(ISTEXT([.E851]);[.E851];&quot;&quot;)" office:value-type="string" office:string-value="with" calcext:value-type="string">
            <text:p>with</text:p>
          </table:table-cell>
          <table:table-cell table:formula="of:=CONCATENATE([.F851]; IF(ISTEXT([.B851]); CONCATENATE(&quot; {&quot;;[.B851];&quot;}&quot;);&quot;&quot;))" office:value-type="string" office:string-value="kun" calcext:value-type="string">
            <text:p>kun</text:p>
          </table:table-cell>
          <table:table-cell table:formula="of:=IF(ISTEXT([.G851]);[.G851];&quot;&quot;)" office:value-type="string" office:string-value="together with someone/thing" calcext:value-type="string">
            <text:p>together with someone/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E852]);[.E852];&quot;&quot;)" office:value-type="string" office:string-value="with" calcext:value-type="string">
            <text:p>with</text:p>
          </table:table-cell>
          <table:table-cell table:formula="of:=CONCATENATE([.F852]; IF(ISTEXT([.B852]); CONCATENATE(&quot; {&quot;;[.B852];&quot;}&quot;);&quot;&quot;))" office:value-type="string" office:string-value="per" calcext:value-type="string">
            <text:p>per</text:p>
          </table:table-cell>
          <table:table-cell table:formula="of:=IF(ISTEXT([.G852]);[.G852];&quot;&quot;)" office:value-type="string" office:string-value="with the use of something" calcext:value-type="string">
            <text:p>with the use of some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with dignity</text:p>
          </table:table-cell>
          <table:table-cell office:value-type="string" calcext:value-type="string">
            <text:p>digne</text:p>
          </table:table-cell>
          <table:table-cell table:number-columns-repeated="2"/>
          <table:table-cell table:formula="of:=IF(ISTEXT([.E853]);[.E853];&quot;&quot;)" office:value-type="string" office:string-value="with dignity" calcext:value-type="string">
            <text:p>with dignity</text:p>
          </table:table-cell>
          <table:table-cell table:formula="of:=CONCATENATE([.F853]; IF(ISTEXT([.B853]); CONCATENATE(&quot; {&quot;;[.B853];&quot;}&quot;);&quot;&quot;))" office:value-type="string" office:string-value="digne" calcext:value-type="string">
            <text:p>digne</text:p>
          </table:table-cell>
          <table:table-cell table:formula="of:=IF(ISTEXT([.G853]);[.G85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ithin doors</text:p>
          </table:table-cell>
          <table:table-cell office:value-type="string" calcext:value-type="string">
            <text:p>Intern'dome</text:p>
          </table:table-cell>
          <table:table-cell table:number-columns-repeated="2"/>
          <table:table-cell table:formula="of:=IF(ISTEXT([.E854]);[.E854];&quot;&quot;)" office:value-type="string" office:string-value="within doors" calcext:value-type="string">
            <text:p>within doors</text:p>
          </table:table-cell>
          <table:table-cell table:formula="of:=CONCATENATE([.F854]; IF(ISTEXT([.B854]); CONCATENATE(&quot; {&quot;;[.B854];&quot;}&quot;);&quot;&quot;))" office:value-type="string" office:string-value="Intern'dome" calcext:value-type="string">
            <text:p>Intern'dome</text:p>
          </table:table-cell>
          <table:table-cell table:formula="of:=IF(ISTEXT([.G854]);[.G854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out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without someone/thing</text:p>
          </table:table-cell>
          <table:table-cell/>
          <table:table-cell table:formula="of:=IF(ISTEXT([.E855]);[.E855];&quot;&quot;)" office:value-type="string" office:string-value="without" calcext:value-type="string">
            <text:p>without</text:p>
          </table:table-cell>
          <table:table-cell table:formula="of:=CONCATENATE([.F855]; IF(ISTEXT([.B855]); CONCATENATE(&quot; {&quot;;[.B855];&quot;}&quot;);&quot;&quot;))" office:value-type="string" office:string-value="sen" calcext:value-type="string">
            <text:p>sen</text:p>
          </table:table-cell>
          <table:table-cell table:formula="of:=IF(ISTEXT([.G855]);[.G855];&quot;&quot;)" office:value-type="string" office:string-value="without someone/thing" calcext:value-type="string">
            <text:p>without someone/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ould bind</text:p>
          </table:table-cell>
          <table:table-cell office:value-type="string" calcext:value-type="string">
            <text:p>ligus</text:p>
          </table:table-cell>
          <table:table-cell table:number-columns-repeated="2"/>
          <table:table-cell table:formula="of:=IF(ISTEXT([.E856]);[.E856];&quot;&quot;)" office:value-type="string" office:string-value="would bind" calcext:value-type="string">
            <text:p>would bind</text:p>
          </table:table-cell>
          <table:table-cell table:formula="of:=CONCATENATE([.F856]; IF(ISTEXT([.B856]); CONCATENATE(&quot; {&quot;;[.B856];&quot;}&quot;);&quot;&quot;))" office:value-type="string" office:string-value="ligus {tr}" calcext:value-type="string">
            <text:p>ligus {tr}</text:p>
          </table:table-cell>
          <table:table-cell table:formula="of:=IF(ISTEXT([.G856]);[.G856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ould make <text:s/>ill</text:p>
          </table:table-cell>
          <table:table-cell office:value-type="string" calcext:value-type="string">
            <text:p>malsanigus</text:p>
          </table:table-cell>
          <table:table-cell table:number-columns-repeated="2"/>
          <table:table-cell table:formula="of:=IF(ISTEXT([.E857]);[.E857];&quot;&quot;)" office:value-type="string" office:string-value="would make  ill" calcext:value-type="string">
            <text:p>would make <text:s/>ill</text:p>
          </table:table-cell>
          <table:table-cell table:formula="of:=CONCATENATE([.F857]; IF(ISTEXT([.B857]); CONCATENATE(&quot; {&quot;;[.B857];&quot;}&quot;);&quot;&quot;))" office:value-type="string" office:string-value="malsanigus {tr}" calcext:value-type="string">
            <text:p>malsanigus {tr}</text:p>
          </table:table-cell>
          <table:table-cell table:formula="of:=IF(ISTEXT([.G857]);[.G857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ynkin de Worde</text:p>
          </table:table-cell>
          <table:table-cell office:value-type="string" calcext:value-type="string">
            <text:p>Vinko Devordo</text:p>
          </table:table-cell>
          <table:table-cell table:number-columns-repeated="2"/>
          <table:table-cell table:formula="of:=IF(ISTEXT([.E858]);[.E858];&quot;&quot;)" office:value-type="string" office:string-value="Wynkin de Worde" calcext:value-type="string">
            <text:p>Wynkin de Worde</text:p>
          </table:table-cell>
          <table:table-cell table:formula="of:=CONCATENATE([.F858]; IF(ISTEXT([.B858]); CONCATENATE(&quot; {&quot;;[.B858];&quot;}&quot;);&quot;&quot;))" office:value-type="string" office:string-value="Vinko Devordo" calcext:value-type="string">
            <text:p>Vinko Devordo</text:p>
          </table:table-cell>
          <table:table-cell table:formula="of:=IF(ISTEXT([.G858]);[.G858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arlong</text:p>
          </table:table-cell>
          <table:table-cell office:value-type="string" calcext:value-type="string">
            <text:p>jarlonga</text:p>
          </table:table-cell>
          <table:table-cell table:number-columns-repeated="2"/>
          <table:table-cell table:formula="of:=IF(ISTEXT([.E859]);[.E859];&quot;&quot;)" office:value-type="string" office:string-value="yearlong" calcext:value-type="string">
            <text:p>yearlong</text:p>
          </table:table-cell>
          <table:table-cell table:formula="of:=CONCATENATE([.F859]; IF(ISTEXT([.B859]); CONCATENATE(&quot; {&quot;;[.B859];&quot;}&quot;);&quot;&quot;))" office:value-type="string" office:string-value="jarlonga" calcext:value-type="string">
            <text:p>jarlonga</text:p>
          </table:table-cell>
          <table:table-cell table:formula="of:=IF(ISTEXT([.G859]);[.G859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years ago</text:p>
          </table:table-cell>
          <table:table-cell office:value-type="string" calcext:value-type="string">
            <text:p>antaŭ jaroj</text:p>
          </table:table-cell>
          <table:table-cell table:number-columns-repeated="2"/>
          <table:table-cell table:formula="of:=IF(ISTEXT([.E860]);[.E860];&quot;&quot;)" office:value-type="string" office:string-value="years ago" calcext:value-type="string">
            <text:p>years ago</text:p>
          </table:table-cell>
          <table:table-cell table:formula="of:=CONCATENATE([.F860]; IF(ISTEXT([.B860]); CONCATENATE(&quot; {&quot;;[.B860];&quot;}&quot;);&quot;&quot;))" office:value-type="string" office:string-value="antaŭ jaroj" calcext:value-type="string">
            <text:p>antaŭ jaroj</text:p>
          </table:table-cell>
          <table:table-cell table:formula="of:=IF(ISTEXT([.G860]);[.G860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flava</text:p>
          </table:table-cell>
          <table:table-cell table:number-columns-repeated="2"/>
          <table:table-cell table:formula="of:=IF(ISTEXT([.E861]);[.E861];&quot;&quot;)" office:value-type="string" office:string-value="yellow" calcext:value-type="string">
            <text:p>yellow</text:p>
          </table:table-cell>
          <table:table-cell table:formula="of:=CONCATENATE([.F861]; IF(ISTEXT([.B861]); CONCATENATE(&quot; {&quot;;[.B861];&quot;}&quot;);&quot;&quot;))" office:value-type="string" office:string-value="flava" calcext:value-type="string">
            <text:p>flava</text:p>
          </table:table-cell>
          <table:table-cell table:formula="of:=IF(ISTEXT([.G861]);[.G861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hieraŭ </text:p>
          </table:table-cell>
          <table:table-cell table:number-columns-repeated="2"/>
          <table:table-cell table:formula="of:=IF(ISTEXT([.E862]);[.E862];&quot;&quot;)" office:value-type="string" office:string-value="yesterday" calcext:value-type="string">
            <text:p>yesterday</text:p>
          </table:table-cell>
          <table:table-cell table:formula="of:=CONCATENATE([.F862]; IF(ISTEXT([.B862]); CONCATENATE(&quot; {&quot;;[.B862];&quot;}&quot;);&quot;&quot;))" office:value-type="string" office:string-value="hieraŭ " calcext:value-type="string">
            <text:p>hieraŭ </text:p>
          </table:table-cell>
          <table:table-cell table:formula="of:=IF(ISTEXT([.G862]);[.G862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yet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E863]);[.E863];&quot;&quot;)" office:value-type="string" office:string-value="yet" calcext:value-type="string">
            <text:p>yet</text:p>
          </table:table-cell>
          <table:table-cell table:formula="of:=CONCATENATE([.F863]; IF(ISTEXT([.B863]); CONCATENATE(&quot; {&quot;;[.B863];&quot;}&quot;);&quot;&quot;))" office:value-type="string" office:string-value="tamen " calcext:value-type="string">
            <text:p>tamen </text:p>
          </table:table-cell>
          <table:table-cell table:formula="of:=IF(ISTEXT([.G863]);[.G863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yule-log</text:p>
          </table:table-cell>
          <table:table-cell office:value-type="string" calcext:value-type="string">
            <text:p>Jul'ŝtipo</text:p>
          </table:table-cell>
          <table:table-cell table:number-columns-repeated="2"/>
          <table:table-cell table:formula="of:=IF(ISTEXT([.E864]);[.E864];&quot;&quot;)" office:value-type="string" office:string-value="yule-log" calcext:value-type="string">
            <text:p>yule-log</text:p>
          </table:table-cell>
          <table:table-cell table:formula="of:=CONCATENATE([.F864]; IF(ISTEXT([.B864]); CONCATENATE(&quot; {&quot;;[.B864];&quot;}&quot;);&quot;&quot;))" office:value-type="string" office:string-value="Jul'ŝtipo" calcext:value-type="string">
            <text:p>Jul'ŝtipo</text:p>
          </table:table-cell>
          <table:table-cell table:formula="of:=IF(ISTEXT([.G864]);[.G8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65]);[.E865];&quot;&quot;)">
            <text:p/>
          </table:table-cell>
          <table:table-cell table:formula="of:=CONCATENATE([.F865]; IF(ISTEXT([.B865]); CONCATENATE(&quot; {&quot;;[.B865];&quot;}&quot;);&quot;&quot;))">
            <text:p/>
          </table:table-cell>
          <table:table-cell table:formula="of:=IF(ISTEXT([.G865]);[.G8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66]);[.E866];&quot;&quot;)">
            <text:p/>
          </table:table-cell>
          <table:table-cell table:formula="of:=CONCATENATE([.F866]; IF(ISTEXT([.B866]); CONCATENATE(&quot; {&quot;;[.B866];&quot;}&quot;);&quot;&quot;))">
            <text:p/>
          </table:table-cell>
          <table:table-cell table:formula="of:=IF(ISTEXT([.G866]);[.G8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67]);[.E867];&quot;&quot;)">
            <text:p/>
          </table:table-cell>
          <table:table-cell table:formula="of:=CONCATENATE([.F867]; IF(ISTEXT([.B867]); CONCATENATE(&quot; {&quot;;[.B867];&quot;}&quot;);&quot;&quot;))">
            <text:p/>
          </table:table-cell>
          <table:table-cell table:formula="of:=IF(ISTEXT([.G867]);[.G8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68]);[.E868];&quot;&quot;)">
            <text:p/>
          </table:table-cell>
          <table:table-cell table:formula="of:=CONCATENATE([.F868]; IF(ISTEXT([.B868]); CONCATENATE(&quot; {&quot;;[.B868];&quot;}&quot;);&quot;&quot;))">
            <text:p/>
          </table:table-cell>
          <table:table-cell table:formula="of:=IF(ISTEXT([.G868]);[.G8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69]);[.E869];&quot;&quot;)">
            <text:p/>
          </table:table-cell>
          <table:table-cell table:formula="of:=CONCATENATE([.F869]; IF(ISTEXT([.B869]); CONCATENATE(&quot; {&quot;;[.B869];&quot;}&quot;);&quot;&quot;))">
            <text:p/>
          </table:table-cell>
          <table:table-cell table:formula="of:=IF(ISTEXT([.G869]);[.G8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0]);[.E870];&quot;&quot;)">
            <text:p/>
          </table:table-cell>
          <table:table-cell table:formula="of:=CONCATENATE([.F870]; IF(ISTEXT([.B870]); CONCATENATE(&quot; {&quot;;[.B870];&quot;}&quot;);&quot;&quot;))">
            <text:p/>
          </table:table-cell>
          <table:table-cell table:formula="of:=IF(ISTEXT([.G870]);[.G8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1]);[.E871];&quot;&quot;)">
            <text:p/>
          </table:table-cell>
          <table:table-cell table:formula="of:=CONCATENATE([.F871]; IF(ISTEXT([.B871]); CONCATENATE(&quot; {&quot;;[.B871];&quot;}&quot;);&quot;&quot;))">
            <text:p/>
          </table:table-cell>
          <table:table-cell table:formula="of:=IF(ISTEXT([.G871]);[.G8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2]);[.E872];&quot;&quot;)">
            <text:p/>
          </table:table-cell>
          <table:table-cell table:formula="of:=CONCATENATE([.F872]; IF(ISTEXT([.B872]); CONCATENATE(&quot; {&quot;;[.B872];&quot;}&quot;);&quot;&quot;))">
            <text:p/>
          </table:table-cell>
          <table:table-cell table:formula="of:=IF(ISTEXT([.G872]);[.G8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3]);[.E873];&quot;&quot;)">
            <text:p/>
          </table:table-cell>
          <table:table-cell table:formula="of:=CONCATENATE([.F873]; IF(ISTEXT([.B873]); CONCATENATE(&quot; {&quot;;[.B873];&quot;}&quot;);&quot;&quot;))">
            <text:p/>
          </table:table-cell>
          <table:table-cell table:formula="of:=IF(ISTEXT([.G873]);[.G8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4]);[.E874];&quot;&quot;)">
            <text:p/>
          </table:table-cell>
          <table:table-cell table:formula="of:=CONCATENATE([.F874]; IF(ISTEXT([.B874]); CONCATENATE(&quot; {&quot;;[.B874];&quot;}&quot;);&quot;&quot;))">
            <text:p/>
          </table:table-cell>
          <table:table-cell table:formula="of:=IF(ISTEXT([.G874]);[.G8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5]);[.E875];&quot;&quot;)">
            <text:p/>
          </table:table-cell>
          <table:table-cell table:formula="of:=CONCATENATE([.F875]; IF(ISTEXT([.B875]); CONCATENATE(&quot; {&quot;;[.B875];&quot;}&quot;);&quot;&quot;))">
            <text:p/>
          </table:table-cell>
          <table:table-cell table:formula="of:=IF(ISTEXT([.G875]);[.G8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6]);[.E876];&quot;&quot;)">
            <text:p/>
          </table:table-cell>
          <table:table-cell table:formula="of:=CONCATENATE([.F876]; IF(ISTEXT([.B876]); CONCATENATE(&quot; {&quot;;[.B876];&quot;}&quot;);&quot;&quot;))">
            <text:p/>
          </table:table-cell>
          <table:table-cell table:formula="of:=IF(ISTEXT([.G876]);[.G8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7]);[.E877];&quot;&quot;)">
            <text:p/>
          </table:table-cell>
          <table:table-cell table:formula="of:=CONCATENATE([.F877]; IF(ISTEXT([.B877]); CONCATENATE(&quot; {&quot;;[.B877];&quot;}&quot;);&quot;&quot;))">
            <text:p/>
          </table:table-cell>
          <table:table-cell table:formula="of:=IF(ISTEXT([.G877]);[.G8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8]);[.E878];&quot;&quot;)">
            <text:p/>
          </table:table-cell>
          <table:table-cell table:formula="of:=CONCATENATE([.F878]; IF(ISTEXT([.B878]); CONCATENATE(&quot; {&quot;;[.B878];&quot;}&quot;);&quot;&quot;))">
            <text:p/>
          </table:table-cell>
          <table:table-cell table:formula="of:=IF(ISTEXT([.G878]);[.G8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79]);[.E879];&quot;&quot;)">
            <text:p/>
          </table:table-cell>
          <table:table-cell table:formula="of:=CONCATENATE([.F879]; IF(ISTEXT([.B879]); CONCATENATE(&quot; {&quot;;[.B879];&quot;}&quot;);&quot;&quot;))">
            <text:p/>
          </table:table-cell>
          <table:table-cell table:formula="of:=IF(ISTEXT([.G879]);[.G8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0]);[.E880];&quot;&quot;)">
            <text:p/>
          </table:table-cell>
          <table:table-cell table:formula="of:=CONCATENATE([.F880]; IF(ISTEXT([.B880]); CONCATENATE(&quot; {&quot;;[.B880];&quot;}&quot;);&quot;&quot;))">
            <text:p/>
          </table:table-cell>
          <table:table-cell table:formula="of:=IF(ISTEXT([.G880]);[.G8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1]);[.E881];&quot;&quot;)">
            <text:p/>
          </table:table-cell>
          <table:table-cell table:formula="of:=CONCATENATE([.F881]; IF(ISTEXT([.B881]); CONCATENATE(&quot; {&quot;;[.B881];&quot;}&quot;);&quot;&quot;))">
            <text:p/>
          </table:table-cell>
          <table:table-cell table:formula="of:=IF(ISTEXT([.G881]);[.G8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2]);[.E882];&quot;&quot;)">
            <text:p/>
          </table:table-cell>
          <table:table-cell table:formula="of:=CONCATENATE([.F882]; IF(ISTEXT([.B882]); CONCATENATE(&quot; {&quot;;[.B882];&quot;}&quot;);&quot;&quot;))">
            <text:p/>
          </table:table-cell>
          <table:table-cell table:formula="of:=IF(ISTEXT([.G882]);[.G8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3]);[.E883];&quot;&quot;)">
            <text:p/>
          </table:table-cell>
          <table:table-cell table:formula="of:=CONCATENATE([.F883]; IF(ISTEXT([.B883]); CONCATENATE(&quot; {&quot;;[.B883];&quot;}&quot;);&quot;&quot;))">
            <text:p/>
          </table:table-cell>
          <table:table-cell table:formula="of:=IF(ISTEXT([.G883]);[.G8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4]);[.E884];&quot;&quot;)">
            <text:p/>
          </table:table-cell>
          <table:table-cell table:formula="of:=CONCATENATE([.F884]; IF(ISTEXT([.B884]); CONCATENATE(&quot; {&quot;;[.B884];&quot;}&quot;);&quot;&quot;))">
            <text:p/>
          </table:table-cell>
          <table:table-cell table:formula="of:=IF(ISTEXT([.G884]);[.G8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5]);[.E885];&quot;&quot;)">
            <text:p/>
          </table:table-cell>
          <table:table-cell table:formula="of:=CONCATENATE([.F885]; IF(ISTEXT([.B885]); CONCATENATE(&quot; {&quot;;[.B885];&quot;}&quot;);&quot;&quot;))">
            <text:p/>
          </table:table-cell>
          <table:table-cell table:formula="of:=IF(ISTEXT([.G885]);[.G8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6]);[.E886];&quot;&quot;)">
            <text:p/>
          </table:table-cell>
          <table:table-cell table:formula="of:=CONCATENATE([.F886]; IF(ISTEXT([.B886]); CONCATENATE(&quot; {&quot;;[.B886];&quot;}&quot;);&quot;&quot;))">
            <text:p/>
          </table:table-cell>
          <table:table-cell table:formula="of:=IF(ISTEXT([.G886]);[.G8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7]);[.E887];&quot;&quot;)">
            <text:p/>
          </table:table-cell>
          <table:table-cell table:formula="of:=CONCATENATE([.F887]; IF(ISTEXT([.B887]); CONCATENATE(&quot; {&quot;;[.B887];&quot;}&quot;);&quot;&quot;))">
            <text:p/>
          </table:table-cell>
          <table:table-cell table:formula="of:=IF(ISTEXT([.G887]);[.G8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8]);[.E888];&quot;&quot;)">
            <text:p/>
          </table:table-cell>
          <table:table-cell table:formula="of:=CONCATENATE([.F888]; IF(ISTEXT([.B888]); CONCATENATE(&quot; {&quot;;[.B888];&quot;}&quot;);&quot;&quot;))">
            <text:p/>
          </table:table-cell>
          <table:table-cell table:formula="of:=IF(ISTEXT([.G888]);[.G8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89]);[.E889];&quot;&quot;)">
            <text:p/>
          </table:table-cell>
          <table:table-cell table:formula="of:=CONCATENATE([.F889]; IF(ISTEXT([.B889]); CONCATENATE(&quot; {&quot;;[.B889];&quot;}&quot;);&quot;&quot;))">
            <text:p/>
          </table:table-cell>
          <table:table-cell table:formula="of:=IF(ISTEXT([.G889]);[.G8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0]);[.E890];&quot;&quot;)">
            <text:p/>
          </table:table-cell>
          <table:table-cell table:formula="of:=CONCATENATE([.F890]; IF(ISTEXT([.B890]); CONCATENATE(&quot; {&quot;;[.B890];&quot;}&quot;);&quot;&quot;))">
            <text:p/>
          </table:table-cell>
          <table:table-cell table:formula="of:=IF(ISTEXT([.G890]);[.G8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1]);[.E891];&quot;&quot;)">
            <text:p/>
          </table:table-cell>
          <table:table-cell table:formula="of:=CONCATENATE([.F891]; IF(ISTEXT([.B891]); CONCATENATE(&quot; {&quot;;[.B891];&quot;}&quot;);&quot;&quot;))">
            <text:p/>
          </table:table-cell>
          <table:table-cell table:formula="of:=IF(ISTEXT([.G891]);[.G8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2]);[.E892];&quot;&quot;)">
            <text:p/>
          </table:table-cell>
          <table:table-cell table:formula="of:=CONCATENATE([.F892]; IF(ISTEXT([.B892]); CONCATENATE(&quot; {&quot;;[.B892];&quot;}&quot;);&quot;&quot;))">
            <text:p/>
          </table:table-cell>
          <table:table-cell table:formula="of:=IF(ISTEXT([.G892]);[.G8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3]);[.E893];&quot;&quot;)">
            <text:p/>
          </table:table-cell>
          <table:table-cell table:formula="of:=CONCATENATE([.F893]; IF(ISTEXT([.B893]); CONCATENATE(&quot; {&quot;;[.B893];&quot;}&quot;);&quot;&quot;))">
            <text:p/>
          </table:table-cell>
          <table:table-cell table:formula="of:=IF(ISTEXT([.G893]);[.G8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4]);[.E894];&quot;&quot;)">
            <text:p/>
          </table:table-cell>
          <table:table-cell table:formula="of:=CONCATENATE([.F894]; IF(ISTEXT([.B894]); CONCATENATE(&quot; {&quot;;[.B894];&quot;}&quot;);&quot;&quot;))">
            <text:p/>
          </table:table-cell>
          <table:table-cell table:formula="of:=IF(ISTEXT([.G894]);[.G8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5]);[.E895];&quot;&quot;)">
            <text:p/>
          </table:table-cell>
          <table:table-cell table:formula="of:=CONCATENATE([.F895]; IF(ISTEXT([.B895]); CONCATENATE(&quot; {&quot;;[.B895];&quot;}&quot;);&quot;&quot;))">
            <text:p/>
          </table:table-cell>
          <table:table-cell table:formula="of:=IF(ISTEXT([.G895]);[.G8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6]);[.E896];&quot;&quot;)">
            <text:p/>
          </table:table-cell>
          <table:table-cell table:formula="of:=CONCATENATE([.F896]; IF(ISTEXT([.B896]); CONCATENATE(&quot; {&quot;;[.B896];&quot;}&quot;);&quot;&quot;))">
            <text:p/>
          </table:table-cell>
          <table:table-cell table:formula="of:=IF(ISTEXT([.G896]);[.G8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7]);[.E897];&quot;&quot;)">
            <text:p/>
          </table:table-cell>
          <table:table-cell table:formula="of:=CONCATENATE([.F897]; IF(ISTEXT([.B897]); CONCATENATE(&quot; {&quot;;[.B897];&quot;}&quot;);&quot;&quot;))">
            <text:p/>
          </table:table-cell>
          <table:table-cell table:formula="of:=IF(ISTEXT([.G897]);[.G8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8]);[.E898];&quot;&quot;)">
            <text:p/>
          </table:table-cell>
          <table:table-cell table:formula="of:=CONCATENATE([.F898]; IF(ISTEXT([.B898]); CONCATENATE(&quot; {&quot;;[.B898];&quot;}&quot;);&quot;&quot;))">
            <text:p/>
          </table:table-cell>
          <table:table-cell table:formula="of:=IF(ISTEXT([.G898]);[.G8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899]);[.E899];&quot;&quot;)">
            <text:p/>
          </table:table-cell>
          <table:table-cell table:formula="of:=CONCATENATE([.F899]; IF(ISTEXT([.B899]); CONCATENATE(&quot; {&quot;;[.B899];&quot;}&quot;);&quot;&quot;))">
            <text:p/>
          </table:table-cell>
          <table:table-cell table:formula="of:=IF(ISTEXT([.G899]);[.G8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0]);[.E900];&quot;&quot;)">
            <text:p/>
          </table:table-cell>
          <table:table-cell table:formula="of:=CONCATENATE([.F900]; IF(ISTEXT([.B900]); CONCATENATE(&quot; {&quot;;[.B900];&quot;}&quot;);&quot;&quot;))">
            <text:p/>
          </table:table-cell>
          <table:table-cell table:formula="of:=IF(ISTEXT([.G900]);[.G9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1]);[.E901];&quot;&quot;)">
            <text:p/>
          </table:table-cell>
          <table:table-cell table:formula="of:=CONCATENATE([.F901]; IF(ISTEXT([.B901]); CONCATENATE(&quot; {&quot;;[.B901];&quot;}&quot;);&quot;&quot;))">
            <text:p/>
          </table:table-cell>
          <table:table-cell table:formula="of:=IF(ISTEXT([.G901]);[.G9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2]);[.E902];&quot;&quot;)">
            <text:p/>
          </table:table-cell>
          <table:table-cell table:formula="of:=CONCATENATE([.F902]; IF(ISTEXT([.B902]); CONCATENATE(&quot; {&quot;;[.B902];&quot;}&quot;);&quot;&quot;))">
            <text:p/>
          </table:table-cell>
          <table:table-cell table:formula="of:=IF(ISTEXT([.G902]);[.G9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3]);[.E903];&quot;&quot;)">
            <text:p/>
          </table:table-cell>
          <table:table-cell table:formula="of:=CONCATENATE([.F903]; IF(ISTEXT([.B903]); CONCATENATE(&quot; {&quot;;[.B903];&quot;}&quot;);&quot;&quot;))">
            <text:p/>
          </table:table-cell>
          <table:table-cell table:formula="of:=IF(ISTEXT([.G903]);[.G9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4]);[.E904];&quot;&quot;)">
            <text:p/>
          </table:table-cell>
          <table:table-cell table:formula="of:=CONCATENATE([.F904]; IF(ISTEXT([.B904]); CONCATENATE(&quot; {&quot;;[.B904];&quot;}&quot;);&quot;&quot;))">
            <text:p/>
          </table:table-cell>
          <table:table-cell table:formula="of:=IF(ISTEXT([.G904]);[.G9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5]);[.E905];&quot;&quot;)">
            <text:p/>
          </table:table-cell>
          <table:table-cell table:formula="of:=CONCATENATE([.F905]; IF(ISTEXT([.B905]); CONCATENATE(&quot; {&quot;;[.B905];&quot;}&quot;);&quot;&quot;))">
            <text:p/>
          </table:table-cell>
          <table:table-cell table:formula="of:=IF(ISTEXT([.G905]);[.G9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6]);[.E906];&quot;&quot;)">
            <text:p/>
          </table:table-cell>
          <table:table-cell table:formula="of:=CONCATENATE([.F906]; IF(ISTEXT([.B906]); CONCATENATE(&quot; {&quot;;[.B906];&quot;}&quot;);&quot;&quot;))">
            <text:p/>
          </table:table-cell>
          <table:table-cell table:formula="of:=IF(ISTEXT([.G906]);[.G9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7]);[.E907];&quot;&quot;)">
            <text:p/>
          </table:table-cell>
          <table:table-cell table:formula="of:=CONCATENATE([.F907]; IF(ISTEXT([.B907]); CONCATENATE(&quot; {&quot;;[.B907];&quot;}&quot;);&quot;&quot;))">
            <text:p/>
          </table:table-cell>
          <table:table-cell table:formula="of:=IF(ISTEXT([.G907]);[.G9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8]);[.E908];&quot;&quot;)">
            <text:p/>
          </table:table-cell>
          <table:table-cell table:formula="of:=CONCATENATE([.F908]; IF(ISTEXT([.B908]); CONCATENATE(&quot; {&quot;;[.B908];&quot;}&quot;);&quot;&quot;))">
            <text:p/>
          </table:table-cell>
          <table:table-cell table:formula="of:=IF(ISTEXT([.G908]);[.G9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09]);[.E909];&quot;&quot;)">
            <text:p/>
          </table:table-cell>
          <table:table-cell table:formula="of:=CONCATENATE([.F909]; IF(ISTEXT([.B909]); CONCATENATE(&quot; {&quot;;[.B909];&quot;}&quot;);&quot;&quot;))">
            <text:p/>
          </table:table-cell>
          <table:table-cell table:formula="of:=IF(ISTEXT([.G909]);[.G9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0]);[.E910];&quot;&quot;)">
            <text:p/>
          </table:table-cell>
          <table:table-cell table:formula="of:=CONCATENATE([.F910]; IF(ISTEXT([.B910]); CONCATENATE(&quot; {&quot;;[.B910];&quot;}&quot;);&quot;&quot;))">
            <text:p/>
          </table:table-cell>
          <table:table-cell table:formula="of:=IF(ISTEXT([.G910]);[.G9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1]);[.E911];&quot;&quot;)">
            <text:p/>
          </table:table-cell>
          <table:table-cell table:formula="of:=CONCATENATE([.F911]; IF(ISTEXT([.B911]); CONCATENATE(&quot; {&quot;;[.B911];&quot;}&quot;);&quot;&quot;))">
            <text:p/>
          </table:table-cell>
          <table:table-cell table:formula="of:=IF(ISTEXT([.G911]);[.G9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2]);[.E912];&quot;&quot;)">
            <text:p/>
          </table:table-cell>
          <table:table-cell table:formula="of:=CONCATENATE([.F912]; IF(ISTEXT([.B912]); CONCATENATE(&quot; {&quot;;[.B912];&quot;}&quot;);&quot;&quot;))">
            <text:p/>
          </table:table-cell>
          <table:table-cell table:formula="of:=IF(ISTEXT([.G912]);[.G9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3]);[.E913];&quot;&quot;)">
            <text:p/>
          </table:table-cell>
          <table:table-cell table:formula="of:=CONCATENATE([.F913]; IF(ISTEXT([.B913]); CONCATENATE(&quot; {&quot;;[.B913];&quot;}&quot;);&quot;&quot;))">
            <text:p/>
          </table:table-cell>
          <table:table-cell table:formula="of:=IF(ISTEXT([.G913]);[.G9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4]);[.E914];&quot;&quot;)">
            <text:p/>
          </table:table-cell>
          <table:table-cell table:formula="of:=CONCATENATE([.F914]; IF(ISTEXT([.B914]); CONCATENATE(&quot; {&quot;;[.B914];&quot;}&quot;);&quot;&quot;))">
            <text:p/>
          </table:table-cell>
          <table:table-cell table:formula="of:=IF(ISTEXT([.G914]);[.G9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5]);[.E915];&quot;&quot;)">
            <text:p/>
          </table:table-cell>
          <table:table-cell table:formula="of:=CONCATENATE([.F915]; IF(ISTEXT([.B915]); CONCATENATE(&quot; {&quot;;[.B915];&quot;}&quot;);&quot;&quot;))">
            <text:p/>
          </table:table-cell>
          <table:table-cell table:formula="of:=IF(ISTEXT([.G915]);[.G9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6]);[.E916];&quot;&quot;)">
            <text:p/>
          </table:table-cell>
          <table:table-cell table:formula="of:=CONCATENATE([.F916]; IF(ISTEXT([.B916]); CONCATENATE(&quot; {&quot;;[.B916];&quot;}&quot;);&quot;&quot;))">
            <text:p/>
          </table:table-cell>
          <table:table-cell table:formula="of:=IF(ISTEXT([.G916]);[.G9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7]);[.E917];&quot;&quot;)">
            <text:p/>
          </table:table-cell>
          <table:table-cell table:formula="of:=CONCATENATE([.F917]; IF(ISTEXT([.B917]); CONCATENATE(&quot; {&quot;;[.B917];&quot;}&quot;);&quot;&quot;))">
            <text:p/>
          </table:table-cell>
          <table:table-cell table:formula="of:=IF(ISTEXT([.G917]);[.G9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8]);[.E918];&quot;&quot;)">
            <text:p/>
          </table:table-cell>
          <table:table-cell table:formula="of:=CONCATENATE([.F918]; IF(ISTEXT([.B918]); CONCATENATE(&quot; {&quot;;[.B918];&quot;}&quot;);&quot;&quot;))">
            <text:p/>
          </table:table-cell>
          <table:table-cell table:formula="of:=IF(ISTEXT([.G918]);[.G9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19]);[.E919];&quot;&quot;)">
            <text:p/>
          </table:table-cell>
          <table:table-cell table:formula="of:=CONCATENATE([.F919]; IF(ISTEXT([.B919]); CONCATENATE(&quot; {&quot;;[.B919];&quot;}&quot;);&quot;&quot;))">
            <text:p/>
          </table:table-cell>
          <table:table-cell table:formula="of:=IF(ISTEXT([.G919]);[.G9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0]);[.E920];&quot;&quot;)">
            <text:p/>
          </table:table-cell>
          <table:table-cell table:formula="of:=CONCATENATE([.F920]; IF(ISTEXT([.B920]); CONCATENATE(&quot; {&quot;;[.B920];&quot;}&quot;);&quot;&quot;))">
            <text:p/>
          </table:table-cell>
          <table:table-cell table:formula="of:=IF(ISTEXT([.G920]);[.G9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1]);[.E921];&quot;&quot;)">
            <text:p/>
          </table:table-cell>
          <table:table-cell table:formula="of:=CONCATENATE([.F921]; IF(ISTEXT([.B921]); CONCATENATE(&quot; {&quot;;[.B921];&quot;}&quot;);&quot;&quot;))">
            <text:p/>
          </table:table-cell>
          <table:table-cell table:formula="of:=IF(ISTEXT([.G921]);[.G9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2]);[.E922];&quot;&quot;)">
            <text:p/>
          </table:table-cell>
          <table:table-cell table:formula="of:=CONCATENATE([.F922]; IF(ISTEXT([.B922]); CONCATENATE(&quot; {&quot;;[.B922];&quot;}&quot;);&quot;&quot;))">
            <text:p/>
          </table:table-cell>
          <table:table-cell table:formula="of:=IF(ISTEXT([.G922]);[.G9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3]);[.E923];&quot;&quot;)">
            <text:p/>
          </table:table-cell>
          <table:table-cell table:formula="of:=CONCATENATE([.F923]; IF(ISTEXT([.B923]); CONCATENATE(&quot; {&quot;;[.B923];&quot;}&quot;);&quot;&quot;))">
            <text:p/>
          </table:table-cell>
          <table:table-cell table:formula="of:=IF(ISTEXT([.G923]);[.G9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4]);[.E924];&quot;&quot;)">
            <text:p/>
          </table:table-cell>
          <table:table-cell table:formula="of:=CONCATENATE([.F924]; IF(ISTEXT([.B924]); CONCATENATE(&quot; {&quot;;[.B924];&quot;}&quot;);&quot;&quot;))">
            <text:p/>
          </table:table-cell>
          <table:table-cell table:formula="of:=IF(ISTEXT([.G924]);[.G9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5]);[.E925];&quot;&quot;)">
            <text:p/>
          </table:table-cell>
          <table:table-cell table:formula="of:=CONCATENATE([.F925]; IF(ISTEXT([.B925]); CONCATENATE(&quot; {&quot;;[.B925];&quot;}&quot;);&quot;&quot;))">
            <text:p/>
          </table:table-cell>
          <table:table-cell table:formula="of:=IF(ISTEXT([.G925]);[.G9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6]);[.E926];&quot;&quot;)">
            <text:p/>
          </table:table-cell>
          <table:table-cell table:formula="of:=CONCATENATE([.F926]; IF(ISTEXT([.B926]); CONCATENATE(&quot; {&quot;;[.B926];&quot;}&quot;);&quot;&quot;))">
            <text:p/>
          </table:table-cell>
          <table:table-cell table:formula="of:=IF(ISTEXT([.G926]);[.G9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7]);[.E927];&quot;&quot;)">
            <text:p/>
          </table:table-cell>
          <table:table-cell table:formula="of:=CONCATENATE([.F927]; IF(ISTEXT([.B927]); CONCATENATE(&quot; {&quot;;[.B927];&quot;}&quot;);&quot;&quot;))">
            <text:p/>
          </table:table-cell>
          <table:table-cell table:formula="of:=IF(ISTEXT([.G927]);[.G9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8]);[.E928];&quot;&quot;)">
            <text:p/>
          </table:table-cell>
          <table:table-cell table:formula="of:=CONCATENATE([.F928]; IF(ISTEXT([.B928]); CONCATENATE(&quot; {&quot;;[.B928];&quot;}&quot;);&quot;&quot;))">
            <text:p/>
          </table:table-cell>
          <table:table-cell table:formula="of:=IF(ISTEXT([.G928]);[.G9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29]);[.E929];&quot;&quot;)">
            <text:p/>
          </table:table-cell>
          <table:table-cell table:formula="of:=CONCATENATE([.F929]; IF(ISTEXT([.B929]); CONCATENATE(&quot; {&quot;;[.B929];&quot;}&quot;);&quot;&quot;))">
            <text:p/>
          </table:table-cell>
          <table:table-cell table:formula="of:=IF(ISTEXT([.G929]);[.G9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0]);[.E930];&quot;&quot;)">
            <text:p/>
          </table:table-cell>
          <table:table-cell table:formula="of:=CONCATENATE([.F930]; IF(ISTEXT([.B930]); CONCATENATE(&quot; {&quot;;[.B930];&quot;}&quot;);&quot;&quot;))">
            <text:p/>
          </table:table-cell>
          <table:table-cell table:formula="of:=IF(ISTEXT([.G930]);[.G9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1]);[.E931];&quot;&quot;)">
            <text:p/>
          </table:table-cell>
          <table:table-cell table:formula="of:=CONCATENATE([.F931]; IF(ISTEXT([.B931]); CONCATENATE(&quot; {&quot;;[.B931];&quot;}&quot;);&quot;&quot;))">
            <text:p/>
          </table:table-cell>
          <table:table-cell table:formula="of:=IF(ISTEXT([.G931]);[.G9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2]);[.E932];&quot;&quot;)">
            <text:p/>
          </table:table-cell>
          <table:table-cell table:formula="of:=CONCATENATE([.F932]; IF(ISTEXT([.B932]); CONCATENATE(&quot; {&quot;;[.B932];&quot;}&quot;);&quot;&quot;))">
            <text:p/>
          </table:table-cell>
          <table:table-cell table:formula="of:=IF(ISTEXT([.G932]);[.G9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3]);[.E933];&quot;&quot;)">
            <text:p/>
          </table:table-cell>
          <table:table-cell table:formula="of:=CONCATENATE([.F933]; IF(ISTEXT([.B933]); CONCATENATE(&quot; {&quot;;[.B933];&quot;}&quot;);&quot;&quot;))">
            <text:p/>
          </table:table-cell>
          <table:table-cell table:formula="of:=IF(ISTEXT([.G933]);[.G9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4]);[.E934];&quot;&quot;)">
            <text:p/>
          </table:table-cell>
          <table:table-cell table:formula="of:=CONCATENATE([.F934]; IF(ISTEXT([.B934]); CONCATENATE(&quot; {&quot;;[.B934];&quot;}&quot;);&quot;&quot;))">
            <text:p/>
          </table:table-cell>
          <table:table-cell table:formula="of:=IF(ISTEXT([.G934]);[.G9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5]);[.E935];&quot;&quot;)">
            <text:p/>
          </table:table-cell>
          <table:table-cell table:formula="of:=CONCATENATE([.F935]; IF(ISTEXT([.B935]); CONCATENATE(&quot; {&quot;;[.B935];&quot;}&quot;);&quot;&quot;))">
            <text:p/>
          </table:table-cell>
          <table:table-cell table:formula="of:=IF(ISTEXT([.G935]);[.G9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6]);[.E936];&quot;&quot;)">
            <text:p/>
          </table:table-cell>
          <table:table-cell table:formula="of:=CONCATENATE([.F936]; IF(ISTEXT([.B936]); CONCATENATE(&quot; {&quot;;[.B936];&quot;}&quot;);&quot;&quot;))">
            <text:p/>
          </table:table-cell>
          <table:table-cell table:formula="of:=IF(ISTEXT([.G936]);[.G9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7]);[.E937];&quot;&quot;)">
            <text:p/>
          </table:table-cell>
          <table:table-cell table:formula="of:=CONCATENATE([.F937]; IF(ISTEXT([.B937]); CONCATENATE(&quot; {&quot;;[.B937];&quot;}&quot;);&quot;&quot;))">
            <text:p/>
          </table:table-cell>
          <table:table-cell table:formula="of:=IF(ISTEXT([.G937]);[.G9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8]);[.E938];&quot;&quot;)">
            <text:p/>
          </table:table-cell>
          <table:table-cell table:formula="of:=CONCATENATE([.F938]; IF(ISTEXT([.B938]); CONCATENATE(&quot; {&quot;;[.B938];&quot;}&quot;);&quot;&quot;))">
            <text:p/>
          </table:table-cell>
          <table:table-cell table:formula="of:=IF(ISTEXT([.G938]);[.G9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39]);[.E939];&quot;&quot;)">
            <text:p/>
          </table:table-cell>
          <table:table-cell table:formula="of:=CONCATENATE([.F939]; IF(ISTEXT([.B939]); CONCATENATE(&quot; {&quot;;[.B939];&quot;}&quot;);&quot;&quot;))">
            <text:p/>
          </table:table-cell>
          <table:table-cell table:formula="of:=IF(ISTEXT([.G939]);[.G9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0]);[.E940];&quot;&quot;)">
            <text:p/>
          </table:table-cell>
          <table:table-cell table:formula="of:=CONCATENATE([.F940]; IF(ISTEXT([.B940]); CONCATENATE(&quot; {&quot;;[.B940];&quot;}&quot;);&quot;&quot;))">
            <text:p/>
          </table:table-cell>
          <table:table-cell table:formula="of:=IF(ISTEXT([.G940]);[.G9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1]);[.E941];&quot;&quot;)">
            <text:p/>
          </table:table-cell>
          <table:table-cell table:formula="of:=CONCATENATE([.F941]; IF(ISTEXT([.B941]); CONCATENATE(&quot; {&quot;;[.B941];&quot;}&quot;);&quot;&quot;))">
            <text:p/>
          </table:table-cell>
          <table:table-cell table:formula="of:=IF(ISTEXT([.G941]);[.G9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2]);[.E942];&quot;&quot;)">
            <text:p/>
          </table:table-cell>
          <table:table-cell table:formula="of:=CONCATENATE([.F942]; IF(ISTEXT([.B942]); CONCATENATE(&quot; {&quot;;[.B942];&quot;}&quot;);&quot;&quot;))">
            <text:p/>
          </table:table-cell>
          <table:table-cell table:formula="of:=IF(ISTEXT([.G942]);[.G9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3]);[.E943];&quot;&quot;)">
            <text:p/>
          </table:table-cell>
          <table:table-cell table:formula="of:=CONCATENATE([.F943]; IF(ISTEXT([.B943]); CONCATENATE(&quot; {&quot;;[.B943];&quot;}&quot;);&quot;&quot;))">
            <text:p/>
          </table:table-cell>
          <table:table-cell table:formula="of:=IF(ISTEXT([.G943]);[.G9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4]);[.E944];&quot;&quot;)">
            <text:p/>
          </table:table-cell>
          <table:table-cell table:formula="of:=CONCATENATE([.F944]; IF(ISTEXT([.B944]); CONCATENATE(&quot; {&quot;;[.B944];&quot;}&quot;);&quot;&quot;))">
            <text:p/>
          </table:table-cell>
          <table:table-cell table:formula="of:=IF(ISTEXT([.G944]);[.G9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5]);[.E945];&quot;&quot;)">
            <text:p/>
          </table:table-cell>
          <table:table-cell table:formula="of:=CONCATENATE([.F945]; IF(ISTEXT([.B945]); CONCATENATE(&quot; {&quot;;[.B945];&quot;}&quot;);&quot;&quot;))">
            <text:p/>
          </table:table-cell>
          <table:table-cell table:formula="of:=IF(ISTEXT([.G945]);[.G9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6]);[.E946];&quot;&quot;)">
            <text:p/>
          </table:table-cell>
          <table:table-cell table:formula="of:=CONCATENATE([.F946]; IF(ISTEXT([.B946]); CONCATENATE(&quot; {&quot;;[.B946];&quot;}&quot;);&quot;&quot;))">
            <text:p/>
          </table:table-cell>
          <table:table-cell table:formula="of:=IF(ISTEXT([.G946]);[.G9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7]);[.E947];&quot;&quot;)">
            <text:p/>
          </table:table-cell>
          <table:table-cell table:formula="of:=CONCATENATE([.F947]; IF(ISTEXT([.B947]); CONCATENATE(&quot; {&quot;;[.B947];&quot;}&quot;);&quot;&quot;))">
            <text:p/>
          </table:table-cell>
          <table:table-cell table:formula="of:=IF(ISTEXT([.G947]);[.G9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8]);[.E948];&quot;&quot;)">
            <text:p/>
          </table:table-cell>
          <table:table-cell table:formula="of:=CONCATENATE([.F948]; IF(ISTEXT([.B948]); CONCATENATE(&quot; {&quot;;[.B948];&quot;}&quot;);&quot;&quot;))">
            <text:p/>
          </table:table-cell>
          <table:table-cell table:formula="of:=IF(ISTEXT([.G948]);[.G9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49]);[.E949];&quot;&quot;)">
            <text:p/>
          </table:table-cell>
          <table:table-cell table:formula="of:=CONCATENATE([.F949]; IF(ISTEXT([.B949]); CONCATENATE(&quot; {&quot;;[.B949];&quot;}&quot;);&quot;&quot;))">
            <text:p/>
          </table:table-cell>
          <table:table-cell table:formula="of:=IF(ISTEXT([.G949]);[.G9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0]);[.E950];&quot;&quot;)">
            <text:p/>
          </table:table-cell>
          <table:table-cell table:formula="of:=CONCATENATE([.F950]; IF(ISTEXT([.B950]); CONCATENATE(&quot; {&quot;;[.B950];&quot;}&quot;);&quot;&quot;))">
            <text:p/>
          </table:table-cell>
          <table:table-cell table:formula="of:=IF(ISTEXT([.G950]);[.G9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1]);[.E951];&quot;&quot;)">
            <text:p/>
          </table:table-cell>
          <table:table-cell table:formula="of:=CONCATENATE([.F951]; IF(ISTEXT([.B951]); CONCATENATE(&quot; {&quot;;[.B951];&quot;}&quot;);&quot;&quot;))">
            <text:p/>
          </table:table-cell>
          <table:table-cell table:formula="of:=IF(ISTEXT([.G951]);[.G9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2]);[.E952];&quot;&quot;)">
            <text:p/>
          </table:table-cell>
          <table:table-cell table:formula="of:=CONCATENATE([.F952]; IF(ISTEXT([.B952]); CONCATENATE(&quot; {&quot;;[.B952];&quot;}&quot;);&quot;&quot;))">
            <text:p/>
          </table:table-cell>
          <table:table-cell table:formula="of:=IF(ISTEXT([.G952]);[.G9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3]);[.E953];&quot;&quot;)">
            <text:p/>
          </table:table-cell>
          <table:table-cell table:formula="of:=CONCATENATE([.F953]; IF(ISTEXT([.B953]); CONCATENATE(&quot; {&quot;;[.B953];&quot;}&quot;);&quot;&quot;))">
            <text:p/>
          </table:table-cell>
          <table:table-cell table:formula="of:=IF(ISTEXT([.G953]);[.G9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4]);[.E954];&quot;&quot;)">
            <text:p/>
          </table:table-cell>
          <table:table-cell table:formula="of:=CONCATENATE([.F954]; IF(ISTEXT([.B954]); CONCATENATE(&quot; {&quot;;[.B954];&quot;}&quot;);&quot;&quot;))">
            <text:p/>
          </table:table-cell>
          <table:table-cell table:formula="of:=IF(ISTEXT([.G954]);[.G9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5]);[.E955];&quot;&quot;)">
            <text:p/>
          </table:table-cell>
          <table:table-cell table:formula="of:=CONCATENATE([.F955]; IF(ISTEXT([.B955]); CONCATENATE(&quot; {&quot;;[.B955];&quot;}&quot;);&quot;&quot;))">
            <text:p/>
          </table:table-cell>
          <table:table-cell table:formula="of:=IF(ISTEXT([.G955]);[.G9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6]);[.E956];&quot;&quot;)">
            <text:p/>
          </table:table-cell>
          <table:table-cell table:formula="of:=CONCATENATE([.F956]; IF(ISTEXT([.B956]); CONCATENATE(&quot; {&quot;;[.B956];&quot;}&quot;);&quot;&quot;))">
            <text:p/>
          </table:table-cell>
          <table:table-cell table:formula="of:=IF(ISTEXT([.G956]);[.G9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7]);[.E957];&quot;&quot;)">
            <text:p/>
          </table:table-cell>
          <table:table-cell table:formula="of:=CONCATENATE([.F957]; IF(ISTEXT([.B957]); CONCATENATE(&quot; {&quot;;[.B957];&quot;}&quot;);&quot;&quot;))">
            <text:p/>
          </table:table-cell>
          <table:table-cell table:formula="of:=IF(ISTEXT([.G957]);[.G9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8]);[.E958];&quot;&quot;)">
            <text:p/>
          </table:table-cell>
          <table:table-cell table:formula="of:=CONCATENATE([.F958]; IF(ISTEXT([.B958]); CONCATENATE(&quot; {&quot;;[.B958];&quot;}&quot;);&quot;&quot;))">
            <text:p/>
          </table:table-cell>
          <table:table-cell table:formula="of:=IF(ISTEXT([.G958]);[.G9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59]);[.E959];&quot;&quot;)">
            <text:p/>
          </table:table-cell>
          <table:table-cell table:formula="of:=CONCATENATE([.F959]; IF(ISTEXT([.B959]); CONCATENATE(&quot; {&quot;;[.B959];&quot;}&quot;);&quot;&quot;))">
            <text:p/>
          </table:table-cell>
          <table:table-cell table:formula="of:=IF(ISTEXT([.G959]);[.G9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0]);[.E960];&quot;&quot;)">
            <text:p/>
          </table:table-cell>
          <table:table-cell table:formula="of:=CONCATENATE([.F960]; IF(ISTEXT([.B960]); CONCATENATE(&quot; {&quot;;[.B960];&quot;}&quot;);&quot;&quot;))">
            <text:p/>
          </table:table-cell>
          <table:table-cell table:formula="of:=IF(ISTEXT([.G960]);[.G9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1]);[.E961];&quot;&quot;)">
            <text:p/>
          </table:table-cell>
          <table:table-cell table:formula="of:=CONCATENATE([.F961]; IF(ISTEXT([.B961]); CONCATENATE(&quot; {&quot;;[.B961];&quot;}&quot;);&quot;&quot;))">
            <text:p/>
          </table:table-cell>
          <table:table-cell table:formula="of:=IF(ISTEXT([.G961]);[.G9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2]);[.E962];&quot;&quot;)">
            <text:p/>
          </table:table-cell>
          <table:table-cell table:formula="of:=CONCATENATE([.F962]; IF(ISTEXT([.B962]); CONCATENATE(&quot; {&quot;;[.B962];&quot;}&quot;);&quot;&quot;))">
            <text:p/>
          </table:table-cell>
          <table:table-cell table:formula="of:=IF(ISTEXT([.G962]);[.G9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3]);[.E963];&quot;&quot;)">
            <text:p/>
          </table:table-cell>
          <table:table-cell table:formula="of:=CONCATENATE([.F963]; IF(ISTEXT([.B963]); CONCATENATE(&quot; {&quot;;[.B963];&quot;}&quot;);&quot;&quot;))">
            <text:p/>
          </table:table-cell>
          <table:table-cell table:formula="of:=IF(ISTEXT([.G963]);[.G9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4]);[.E964];&quot;&quot;)">
            <text:p/>
          </table:table-cell>
          <table:table-cell table:formula="of:=CONCATENATE([.F964]; IF(ISTEXT([.B964]); CONCATENATE(&quot; {&quot;;[.B964];&quot;}&quot;);&quot;&quot;))">
            <text:p/>
          </table:table-cell>
          <table:table-cell table:formula="of:=IF(ISTEXT([.G964]);[.G9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5]);[.E965];&quot;&quot;)">
            <text:p/>
          </table:table-cell>
          <table:table-cell table:formula="of:=CONCATENATE([.F965]; IF(ISTEXT([.B965]); CONCATENATE(&quot; {&quot;;[.B965];&quot;}&quot;);&quot;&quot;))">
            <text:p/>
          </table:table-cell>
          <table:table-cell table:formula="of:=IF(ISTEXT([.G965]);[.G9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6]);[.E966];&quot;&quot;)">
            <text:p/>
          </table:table-cell>
          <table:table-cell table:formula="of:=CONCATENATE([.F966]; IF(ISTEXT([.B966]); CONCATENATE(&quot; {&quot;;[.B966];&quot;}&quot;);&quot;&quot;))">
            <text:p/>
          </table:table-cell>
          <table:table-cell table:formula="of:=IF(ISTEXT([.G966]);[.G9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7]);[.E967];&quot;&quot;)">
            <text:p/>
          </table:table-cell>
          <table:table-cell table:formula="of:=CONCATENATE([.F967]; IF(ISTEXT([.B967]); CONCATENATE(&quot; {&quot;;[.B967];&quot;}&quot;);&quot;&quot;))">
            <text:p/>
          </table:table-cell>
          <table:table-cell table:formula="of:=IF(ISTEXT([.G967]);[.G9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8]);[.E968];&quot;&quot;)">
            <text:p/>
          </table:table-cell>
          <table:table-cell table:formula="of:=CONCATENATE([.F968]; IF(ISTEXT([.B968]); CONCATENATE(&quot; {&quot;;[.B968];&quot;}&quot;);&quot;&quot;))">
            <text:p/>
          </table:table-cell>
          <table:table-cell table:formula="of:=IF(ISTEXT([.G968]);[.G9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69]);[.E969];&quot;&quot;)">
            <text:p/>
          </table:table-cell>
          <table:table-cell table:formula="of:=CONCATENATE([.F969]; IF(ISTEXT([.B969]); CONCATENATE(&quot; {&quot;;[.B969];&quot;}&quot;);&quot;&quot;))">
            <text:p/>
          </table:table-cell>
          <table:table-cell table:formula="of:=IF(ISTEXT([.G969]);[.G9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0]);[.E970];&quot;&quot;)">
            <text:p/>
          </table:table-cell>
          <table:table-cell table:formula="of:=CONCATENATE([.F970]; IF(ISTEXT([.B970]); CONCATENATE(&quot; {&quot;;[.B970];&quot;}&quot;);&quot;&quot;))">
            <text:p/>
          </table:table-cell>
          <table:table-cell table:formula="of:=IF(ISTEXT([.G970]);[.G9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1]);[.E971];&quot;&quot;)">
            <text:p/>
          </table:table-cell>
          <table:table-cell table:formula="of:=CONCATENATE([.F971]; IF(ISTEXT([.B971]); CONCATENATE(&quot; {&quot;;[.B971];&quot;}&quot;);&quot;&quot;))">
            <text:p/>
          </table:table-cell>
          <table:table-cell table:formula="of:=IF(ISTEXT([.G971]);[.G9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2]);[.E972];&quot;&quot;)">
            <text:p/>
          </table:table-cell>
          <table:table-cell table:formula="of:=CONCATENATE([.F972]; IF(ISTEXT([.B972]); CONCATENATE(&quot; {&quot;;[.B972];&quot;}&quot;);&quot;&quot;))">
            <text:p/>
          </table:table-cell>
          <table:table-cell table:formula="of:=IF(ISTEXT([.G972]);[.G9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3]);[.E973];&quot;&quot;)">
            <text:p/>
          </table:table-cell>
          <table:table-cell table:formula="of:=CONCATENATE([.F973]; IF(ISTEXT([.B973]); CONCATENATE(&quot; {&quot;;[.B973];&quot;}&quot;);&quot;&quot;))">
            <text:p/>
          </table:table-cell>
          <table:table-cell table:formula="of:=IF(ISTEXT([.G973]);[.G9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4]);[.E974];&quot;&quot;)">
            <text:p/>
          </table:table-cell>
          <table:table-cell table:formula="of:=CONCATENATE([.F974]; IF(ISTEXT([.B974]); CONCATENATE(&quot; {&quot;;[.B974];&quot;}&quot;);&quot;&quot;))">
            <text:p/>
          </table:table-cell>
          <table:table-cell table:formula="of:=IF(ISTEXT([.G974]);[.G9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5]);[.E975];&quot;&quot;)">
            <text:p/>
          </table:table-cell>
          <table:table-cell table:formula="of:=CONCATENATE([.F975]; IF(ISTEXT([.B975]); CONCATENATE(&quot; {&quot;;[.B975];&quot;}&quot;);&quot;&quot;))">
            <text:p/>
          </table:table-cell>
          <table:table-cell table:formula="of:=IF(ISTEXT([.G975]);[.G9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6]);[.E976];&quot;&quot;)">
            <text:p/>
          </table:table-cell>
          <table:table-cell table:formula="of:=CONCATENATE([.F976]; IF(ISTEXT([.B976]); CONCATENATE(&quot; {&quot;;[.B976];&quot;}&quot;);&quot;&quot;))">
            <text:p/>
          </table:table-cell>
          <table:table-cell table:formula="of:=IF(ISTEXT([.G976]);[.G9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7]);[.E977];&quot;&quot;)">
            <text:p/>
          </table:table-cell>
          <table:table-cell table:formula="of:=CONCATENATE([.F977]; IF(ISTEXT([.B977]); CONCATENATE(&quot; {&quot;;[.B977];&quot;}&quot;);&quot;&quot;))">
            <text:p/>
          </table:table-cell>
          <table:table-cell table:formula="of:=IF(ISTEXT([.G977]);[.G9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8]);[.E978];&quot;&quot;)">
            <text:p/>
          </table:table-cell>
          <table:table-cell table:formula="of:=CONCATENATE([.F978]; IF(ISTEXT([.B978]); CONCATENATE(&quot; {&quot;;[.B978];&quot;}&quot;);&quot;&quot;))">
            <text:p/>
          </table:table-cell>
          <table:table-cell table:formula="of:=IF(ISTEXT([.G978]);[.G9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79]);[.E979];&quot;&quot;)">
            <text:p/>
          </table:table-cell>
          <table:table-cell table:formula="of:=CONCATENATE([.F979]; IF(ISTEXT([.B979]); CONCATENATE(&quot; {&quot;;[.B979];&quot;}&quot;);&quot;&quot;))">
            <text:p/>
          </table:table-cell>
          <table:table-cell table:formula="of:=IF(ISTEXT([.G979]);[.G9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0]);[.E980];&quot;&quot;)">
            <text:p/>
          </table:table-cell>
          <table:table-cell table:formula="of:=CONCATENATE([.F980]; IF(ISTEXT([.B980]); CONCATENATE(&quot; {&quot;;[.B980];&quot;}&quot;);&quot;&quot;))">
            <text:p/>
          </table:table-cell>
          <table:table-cell table:formula="of:=IF(ISTEXT([.G980]);[.G9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1]);[.E981];&quot;&quot;)">
            <text:p/>
          </table:table-cell>
          <table:table-cell table:formula="of:=CONCATENATE([.F981]; IF(ISTEXT([.B981]); CONCATENATE(&quot; {&quot;;[.B981];&quot;}&quot;);&quot;&quot;))">
            <text:p/>
          </table:table-cell>
          <table:table-cell table:formula="of:=IF(ISTEXT([.G981]);[.G9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2]);[.E982];&quot;&quot;)">
            <text:p/>
          </table:table-cell>
          <table:table-cell table:formula="of:=CONCATENATE([.F982]; IF(ISTEXT([.B982]); CONCATENATE(&quot; {&quot;;[.B982];&quot;}&quot;);&quot;&quot;))">
            <text:p/>
          </table:table-cell>
          <table:table-cell table:formula="of:=IF(ISTEXT([.G982]);[.G9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3]);[.E983];&quot;&quot;)">
            <text:p/>
          </table:table-cell>
          <table:table-cell table:formula="of:=CONCATENATE([.F983]; IF(ISTEXT([.B983]); CONCATENATE(&quot; {&quot;;[.B983];&quot;}&quot;);&quot;&quot;))">
            <text:p/>
          </table:table-cell>
          <table:table-cell table:formula="of:=IF(ISTEXT([.G983]);[.G9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4]);[.E984];&quot;&quot;)">
            <text:p/>
          </table:table-cell>
          <table:table-cell table:formula="of:=CONCATENATE([.F984]; IF(ISTEXT([.B984]); CONCATENATE(&quot; {&quot;;[.B984];&quot;}&quot;);&quot;&quot;))">
            <text:p/>
          </table:table-cell>
          <table:table-cell table:formula="of:=IF(ISTEXT([.G984]);[.G9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5]);[.E985];&quot;&quot;)">
            <text:p/>
          </table:table-cell>
          <table:table-cell table:formula="of:=CONCATENATE([.F985]; IF(ISTEXT([.B985]); CONCATENATE(&quot; {&quot;;[.B985];&quot;}&quot;);&quot;&quot;))">
            <text:p/>
          </table:table-cell>
          <table:table-cell table:formula="of:=IF(ISTEXT([.G985]);[.G9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6]);[.E986];&quot;&quot;)">
            <text:p/>
          </table:table-cell>
          <table:table-cell table:formula="of:=CONCATENATE([.F986]; IF(ISTEXT([.B986]); CONCATENATE(&quot; {&quot;;[.B986];&quot;}&quot;);&quot;&quot;))">
            <text:p/>
          </table:table-cell>
          <table:table-cell table:formula="of:=IF(ISTEXT([.G986]);[.G9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7]);[.E987];&quot;&quot;)">
            <text:p/>
          </table:table-cell>
          <table:table-cell table:formula="of:=CONCATENATE([.F987]; IF(ISTEXT([.B987]); CONCATENATE(&quot; {&quot;;[.B987];&quot;}&quot;);&quot;&quot;))">
            <text:p/>
          </table:table-cell>
          <table:table-cell table:formula="of:=IF(ISTEXT([.G987]);[.G9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8]);[.E988];&quot;&quot;)">
            <text:p/>
          </table:table-cell>
          <table:table-cell table:formula="of:=CONCATENATE([.F988]; IF(ISTEXT([.B988]); CONCATENATE(&quot; {&quot;;[.B988];&quot;}&quot;);&quot;&quot;))">
            <text:p/>
          </table:table-cell>
          <table:table-cell table:formula="of:=IF(ISTEXT([.G988]);[.G9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89]);[.E989];&quot;&quot;)">
            <text:p/>
          </table:table-cell>
          <table:table-cell table:formula="of:=CONCATENATE([.F989]; IF(ISTEXT([.B989]); CONCATENATE(&quot; {&quot;;[.B989];&quot;}&quot;);&quot;&quot;))">
            <text:p/>
          </table:table-cell>
          <table:table-cell table:formula="of:=IF(ISTEXT([.G989]);[.G9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0]);[.E990];&quot;&quot;)">
            <text:p/>
          </table:table-cell>
          <table:table-cell table:formula="of:=CONCATENATE([.F990]; IF(ISTEXT([.B990]); CONCATENATE(&quot; {&quot;;[.B990];&quot;}&quot;);&quot;&quot;))">
            <text:p/>
          </table:table-cell>
          <table:table-cell table:formula="of:=IF(ISTEXT([.G990]);[.G9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1]);[.E991];&quot;&quot;)">
            <text:p/>
          </table:table-cell>
          <table:table-cell table:formula="of:=CONCATENATE([.F991]; IF(ISTEXT([.B991]); CONCATENATE(&quot; {&quot;;[.B991];&quot;}&quot;);&quot;&quot;))">
            <text:p/>
          </table:table-cell>
          <table:table-cell table:formula="of:=IF(ISTEXT([.G991]);[.G9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2]);[.E992];&quot;&quot;)">
            <text:p/>
          </table:table-cell>
          <table:table-cell table:formula="of:=CONCATENATE([.F992]; IF(ISTEXT([.B992]); CONCATENATE(&quot; {&quot;;[.B992];&quot;}&quot;);&quot;&quot;))">
            <text:p/>
          </table:table-cell>
          <table:table-cell table:formula="of:=IF(ISTEXT([.G992]);[.G9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3]);[.E993];&quot;&quot;)">
            <text:p/>
          </table:table-cell>
          <table:table-cell table:formula="of:=CONCATENATE([.F993]; IF(ISTEXT([.B993]); CONCATENATE(&quot; {&quot;;[.B993];&quot;}&quot;);&quot;&quot;))">
            <text:p/>
          </table:table-cell>
          <table:table-cell table:formula="of:=IF(ISTEXT([.G993]);[.G9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4]);[.E994];&quot;&quot;)">
            <text:p/>
          </table:table-cell>
          <table:table-cell table:formula="of:=CONCATENATE([.F994]; IF(ISTEXT([.B994]); CONCATENATE(&quot; {&quot;;[.B994];&quot;}&quot;);&quot;&quot;))">
            <text:p/>
          </table:table-cell>
          <table:table-cell table:formula="of:=IF(ISTEXT([.G994]);[.G9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5]);[.E995];&quot;&quot;)">
            <text:p/>
          </table:table-cell>
          <table:table-cell table:formula="of:=CONCATENATE([.F995]; IF(ISTEXT([.B995]); CONCATENATE(&quot; {&quot;;[.B995];&quot;}&quot;);&quot;&quot;))">
            <text:p/>
          </table:table-cell>
          <table:table-cell table:formula="of:=IF(ISTEXT([.G995]);[.G9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6]);[.E996];&quot;&quot;)">
            <text:p/>
          </table:table-cell>
          <table:table-cell table:formula="of:=CONCATENATE([.F996]; IF(ISTEXT([.B996]); CONCATENATE(&quot; {&quot;;[.B996];&quot;}&quot;);&quot;&quot;))">
            <text:p/>
          </table:table-cell>
          <table:table-cell table:formula="of:=IF(ISTEXT([.G996]);[.G9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7]);[.E997];&quot;&quot;)">
            <text:p/>
          </table:table-cell>
          <table:table-cell table:formula="of:=CONCATENATE([.F997]; IF(ISTEXT([.B997]); CONCATENATE(&quot; {&quot;;[.B997];&quot;}&quot;);&quot;&quot;))">
            <text:p/>
          </table:table-cell>
          <table:table-cell table:formula="of:=IF(ISTEXT([.G997]);[.G9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8]);[.E998];&quot;&quot;)">
            <text:p/>
          </table:table-cell>
          <table:table-cell table:formula="of:=CONCATENATE([.F998]; IF(ISTEXT([.B998]); CONCATENATE(&quot; {&quot;;[.B998];&quot;}&quot;);&quot;&quot;))">
            <text:p/>
          </table:table-cell>
          <table:table-cell table:formula="of:=IF(ISTEXT([.G998]);[.G9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999]);[.E999];&quot;&quot;)">
            <text:p/>
          </table:table-cell>
          <table:table-cell table:formula="of:=CONCATENATE([.F999]; IF(ISTEXT([.B999]); CONCATENATE(&quot; {&quot;;[.B999];&quot;}&quot;);&quot;&quot;))">
            <text:p/>
          </table:table-cell>
          <table:table-cell table:formula="of:=IF(ISTEXT([.G999]);[.G9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0]);[.E1000];&quot;&quot;)">
            <text:p/>
          </table:table-cell>
          <table:table-cell table:formula="of:=CONCATENATE([.F1000]; IF(ISTEXT([.B1000]); CONCATENATE(&quot; {&quot;;[.B1000];&quot;}&quot;);&quot;&quot;))">
            <text:p/>
          </table:table-cell>
          <table:table-cell table:formula="of:=IF(ISTEXT([.G1000]);[.G10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1]);[.E1001];&quot;&quot;)">
            <text:p/>
          </table:table-cell>
          <table:table-cell table:formula="of:=CONCATENATE([.F1001]; IF(ISTEXT([.B1001]); CONCATENATE(&quot; {&quot;;[.B1001];&quot;}&quot;);&quot;&quot;))">
            <text:p/>
          </table:table-cell>
          <table:table-cell table:formula="of:=IF(ISTEXT([.G1001]);[.G10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2]);[.E1002];&quot;&quot;)">
            <text:p/>
          </table:table-cell>
          <table:table-cell table:formula="of:=CONCATENATE([.F1002]; IF(ISTEXT([.B1002]); CONCATENATE(&quot; {&quot;;[.B1002];&quot;}&quot;);&quot;&quot;))">
            <text:p/>
          </table:table-cell>
          <table:table-cell table:formula="of:=IF(ISTEXT([.G1002]);[.G10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3]);[.E1003];&quot;&quot;)">
            <text:p/>
          </table:table-cell>
          <table:table-cell table:formula="of:=CONCATENATE([.F1003]; IF(ISTEXT([.B1003]); CONCATENATE(&quot; {&quot;;[.B1003];&quot;}&quot;);&quot;&quot;))">
            <text:p/>
          </table:table-cell>
          <table:table-cell table:formula="of:=IF(ISTEXT([.G1003]);[.G10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4]);[.E1004];&quot;&quot;)">
            <text:p/>
          </table:table-cell>
          <table:table-cell table:formula="of:=CONCATENATE([.F1004]; IF(ISTEXT([.B1004]); CONCATENATE(&quot; {&quot;;[.B1004];&quot;}&quot;);&quot;&quot;))">
            <text:p/>
          </table:table-cell>
          <table:table-cell table:formula="of:=IF(ISTEXT([.G1004]);[.G10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5]);[.E1005];&quot;&quot;)">
            <text:p/>
          </table:table-cell>
          <table:table-cell table:formula="of:=CONCATENATE([.F1005]; IF(ISTEXT([.B1005]); CONCATENATE(&quot; {&quot;;[.B1005];&quot;}&quot;);&quot;&quot;))">
            <text:p/>
          </table:table-cell>
          <table:table-cell table:formula="of:=IF(ISTEXT([.G1005]);[.G10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6]);[.E1006];&quot;&quot;)">
            <text:p/>
          </table:table-cell>
          <table:table-cell table:formula="of:=CONCATENATE([.F1006]; IF(ISTEXT([.B1006]); CONCATENATE(&quot; {&quot;;[.B1006];&quot;}&quot;);&quot;&quot;))">
            <text:p/>
          </table:table-cell>
          <table:table-cell table:formula="of:=IF(ISTEXT([.G1006]);[.G10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7]);[.E1007];&quot;&quot;)">
            <text:p/>
          </table:table-cell>
          <table:table-cell table:formula="of:=CONCATENATE([.F1007]; IF(ISTEXT([.B1007]); CONCATENATE(&quot; {&quot;;[.B1007];&quot;}&quot;);&quot;&quot;))">
            <text:p/>
          </table:table-cell>
          <table:table-cell table:formula="of:=IF(ISTEXT([.G1007]);[.G10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8]);[.E1008];&quot;&quot;)">
            <text:p/>
          </table:table-cell>
          <table:table-cell table:formula="of:=CONCATENATE([.F1008]; IF(ISTEXT([.B1008]); CONCATENATE(&quot; {&quot;;[.B1008];&quot;}&quot;);&quot;&quot;))">
            <text:p/>
          </table:table-cell>
          <table:table-cell table:formula="of:=IF(ISTEXT([.G1008]);[.G10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09]);[.E1009];&quot;&quot;)">
            <text:p/>
          </table:table-cell>
          <table:table-cell table:formula="of:=CONCATENATE([.F1009]; IF(ISTEXT([.B1009]); CONCATENATE(&quot; {&quot;;[.B1009];&quot;}&quot;);&quot;&quot;))">
            <text:p/>
          </table:table-cell>
          <table:table-cell table:formula="of:=IF(ISTEXT([.G1009]);[.G10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0]);[.E1010];&quot;&quot;)">
            <text:p/>
          </table:table-cell>
          <table:table-cell table:formula="of:=CONCATENATE([.F1010]; IF(ISTEXT([.B1010]); CONCATENATE(&quot; {&quot;;[.B1010];&quot;}&quot;);&quot;&quot;))">
            <text:p/>
          </table:table-cell>
          <table:table-cell table:formula="of:=IF(ISTEXT([.G1010]);[.G10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1]);[.E1011];&quot;&quot;)">
            <text:p/>
          </table:table-cell>
          <table:table-cell table:formula="of:=CONCATENATE([.F1011]; IF(ISTEXT([.B1011]); CONCATENATE(&quot; {&quot;;[.B1011];&quot;}&quot;);&quot;&quot;))">
            <text:p/>
          </table:table-cell>
          <table:table-cell table:formula="of:=IF(ISTEXT([.G1011]);[.G10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2]);[.E1012];&quot;&quot;)">
            <text:p/>
          </table:table-cell>
          <table:table-cell table:formula="of:=CONCATENATE([.F1012]; IF(ISTEXT([.B1012]); CONCATENATE(&quot; {&quot;;[.B1012];&quot;}&quot;);&quot;&quot;))">
            <text:p/>
          </table:table-cell>
          <table:table-cell table:formula="of:=IF(ISTEXT([.G1012]);[.G10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3]);[.E1013];&quot;&quot;)">
            <text:p/>
          </table:table-cell>
          <table:table-cell table:formula="of:=CONCATENATE([.F1013]; IF(ISTEXT([.B1013]); CONCATENATE(&quot; {&quot;;[.B1013];&quot;}&quot;);&quot;&quot;))">
            <text:p/>
          </table:table-cell>
          <table:table-cell table:formula="of:=IF(ISTEXT([.G1013]);[.G10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4]);[.E1014];&quot;&quot;)">
            <text:p/>
          </table:table-cell>
          <table:table-cell table:formula="of:=CONCATENATE([.F1014]; IF(ISTEXT([.B1014]); CONCATENATE(&quot; {&quot;;[.B1014];&quot;}&quot;);&quot;&quot;))">
            <text:p/>
          </table:table-cell>
          <table:table-cell table:formula="of:=IF(ISTEXT([.G1014]);[.G10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5]);[.E1015];&quot;&quot;)">
            <text:p/>
          </table:table-cell>
          <table:table-cell table:formula="of:=CONCATENATE([.F1015]; IF(ISTEXT([.B1015]); CONCATENATE(&quot; {&quot;;[.B1015];&quot;}&quot;);&quot;&quot;))">
            <text:p/>
          </table:table-cell>
          <table:table-cell table:formula="of:=IF(ISTEXT([.G1015]);[.G10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6]);[.E1016];&quot;&quot;)">
            <text:p/>
          </table:table-cell>
          <table:table-cell table:formula="of:=CONCATENATE([.F1016]; IF(ISTEXT([.B1016]); CONCATENATE(&quot; {&quot;;[.B1016];&quot;}&quot;);&quot;&quot;))">
            <text:p/>
          </table:table-cell>
          <table:table-cell table:formula="of:=IF(ISTEXT([.G1016]);[.G10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7]);[.E1017];&quot;&quot;)">
            <text:p/>
          </table:table-cell>
          <table:table-cell table:formula="of:=CONCATENATE([.F1017]; IF(ISTEXT([.B1017]); CONCATENATE(&quot; {&quot;;[.B1017];&quot;}&quot;);&quot;&quot;))">
            <text:p/>
          </table:table-cell>
          <table:table-cell table:formula="of:=IF(ISTEXT([.G1017]);[.G10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8]);[.E1018];&quot;&quot;)">
            <text:p/>
          </table:table-cell>
          <table:table-cell table:formula="of:=CONCATENATE([.F1018]; IF(ISTEXT([.B1018]); CONCATENATE(&quot; {&quot;;[.B1018];&quot;}&quot;);&quot;&quot;))">
            <text:p/>
          </table:table-cell>
          <table:table-cell table:formula="of:=IF(ISTEXT([.G1018]);[.G10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19]);[.E1019];&quot;&quot;)">
            <text:p/>
          </table:table-cell>
          <table:table-cell table:formula="of:=CONCATENATE([.F1019]; IF(ISTEXT([.B1019]); CONCATENATE(&quot; {&quot;;[.B1019];&quot;}&quot;);&quot;&quot;))">
            <text:p/>
          </table:table-cell>
          <table:table-cell table:formula="of:=IF(ISTEXT([.G1019]);[.G10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0]);[.E1020];&quot;&quot;)">
            <text:p/>
          </table:table-cell>
          <table:table-cell table:formula="of:=CONCATENATE([.F1020]; IF(ISTEXT([.B1020]); CONCATENATE(&quot; {&quot;;[.B1020];&quot;}&quot;);&quot;&quot;))">
            <text:p/>
          </table:table-cell>
          <table:table-cell table:formula="of:=IF(ISTEXT([.G1020]);[.G10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1]);[.E1021];&quot;&quot;)">
            <text:p/>
          </table:table-cell>
          <table:table-cell table:formula="of:=CONCATENATE([.F1021]; IF(ISTEXT([.B1021]); CONCATENATE(&quot; {&quot;;[.B1021];&quot;}&quot;);&quot;&quot;))">
            <text:p/>
          </table:table-cell>
          <table:table-cell table:formula="of:=IF(ISTEXT([.G1021]);[.G10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2]);[.E1022];&quot;&quot;)">
            <text:p/>
          </table:table-cell>
          <table:table-cell table:formula="of:=CONCATENATE([.F1022]; IF(ISTEXT([.B1022]); CONCATENATE(&quot; {&quot;;[.B1022];&quot;}&quot;);&quot;&quot;))">
            <text:p/>
          </table:table-cell>
          <table:table-cell table:formula="of:=IF(ISTEXT([.G1022]);[.G10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3]);[.E1023];&quot;&quot;)">
            <text:p/>
          </table:table-cell>
          <table:table-cell table:formula="of:=CONCATENATE([.F1023]; IF(ISTEXT([.B1023]); CONCATENATE(&quot; {&quot;;[.B1023];&quot;}&quot;);&quot;&quot;))">
            <text:p/>
          </table:table-cell>
          <table:table-cell table:formula="of:=IF(ISTEXT([.G1023]);[.G10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4]);[.E1024];&quot;&quot;)">
            <text:p/>
          </table:table-cell>
          <table:table-cell table:formula="of:=CONCATENATE([.F1024]; IF(ISTEXT([.B1024]); CONCATENATE(&quot; {&quot;;[.B1024];&quot;}&quot;);&quot;&quot;))">
            <text:p/>
          </table:table-cell>
          <table:table-cell table:formula="of:=IF(ISTEXT([.G1024]);[.G10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5]);[.E1025];&quot;&quot;)">
            <text:p/>
          </table:table-cell>
          <table:table-cell table:formula="of:=CONCATENATE([.F1025]; IF(ISTEXT([.B1025]); CONCATENATE(&quot; {&quot;;[.B1025];&quot;}&quot;);&quot;&quot;))">
            <text:p/>
          </table:table-cell>
          <table:table-cell table:formula="of:=IF(ISTEXT([.G1025]);[.G10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6]);[.E1026];&quot;&quot;)">
            <text:p/>
          </table:table-cell>
          <table:table-cell table:formula="of:=CONCATENATE([.F1026]; IF(ISTEXT([.B1026]); CONCATENATE(&quot; {&quot;;[.B1026];&quot;}&quot;);&quot;&quot;))">
            <text:p/>
          </table:table-cell>
          <table:table-cell table:formula="of:=IF(ISTEXT([.G1026]);[.G10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7]);[.E1027];&quot;&quot;)">
            <text:p/>
          </table:table-cell>
          <table:table-cell table:formula="of:=CONCATENATE([.F1027]; IF(ISTEXT([.B1027]); CONCATENATE(&quot; {&quot;;[.B1027];&quot;}&quot;);&quot;&quot;))">
            <text:p/>
          </table:table-cell>
          <table:table-cell table:formula="of:=IF(ISTEXT([.G1027]);[.G10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8]);[.E1028];&quot;&quot;)">
            <text:p/>
          </table:table-cell>
          <table:table-cell table:formula="of:=CONCATENATE([.F1028]; IF(ISTEXT([.B1028]); CONCATENATE(&quot; {&quot;;[.B1028];&quot;}&quot;);&quot;&quot;))">
            <text:p/>
          </table:table-cell>
          <table:table-cell table:formula="of:=IF(ISTEXT([.G1028]);[.G10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29]);[.E1029];&quot;&quot;)">
            <text:p/>
          </table:table-cell>
          <table:table-cell table:formula="of:=CONCATENATE([.F1029]; IF(ISTEXT([.B1029]); CONCATENATE(&quot; {&quot;;[.B1029];&quot;}&quot;);&quot;&quot;))">
            <text:p/>
          </table:table-cell>
          <table:table-cell table:formula="of:=IF(ISTEXT([.G1029]);[.G10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0]);[.E1030];&quot;&quot;)">
            <text:p/>
          </table:table-cell>
          <table:table-cell table:formula="of:=CONCATENATE([.F1030]; IF(ISTEXT([.B1030]); CONCATENATE(&quot; {&quot;;[.B1030];&quot;}&quot;);&quot;&quot;))">
            <text:p/>
          </table:table-cell>
          <table:table-cell table:formula="of:=IF(ISTEXT([.G1030]);[.G10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1]);[.E1031];&quot;&quot;)">
            <text:p/>
          </table:table-cell>
          <table:table-cell table:formula="of:=CONCATENATE([.F1031]; IF(ISTEXT([.B1031]); CONCATENATE(&quot; {&quot;;[.B1031];&quot;}&quot;);&quot;&quot;))">
            <text:p/>
          </table:table-cell>
          <table:table-cell table:formula="of:=IF(ISTEXT([.G1031]);[.G10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2]);[.E1032];&quot;&quot;)">
            <text:p/>
          </table:table-cell>
          <table:table-cell table:formula="of:=CONCATENATE([.F1032]; IF(ISTEXT([.B1032]); CONCATENATE(&quot; {&quot;;[.B1032];&quot;}&quot;);&quot;&quot;))">
            <text:p/>
          </table:table-cell>
          <table:table-cell table:formula="of:=IF(ISTEXT([.G1032]);[.G10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3]);[.E1033];&quot;&quot;)">
            <text:p/>
          </table:table-cell>
          <table:table-cell table:formula="of:=CONCATENATE([.F1033]; IF(ISTEXT([.B1033]); CONCATENATE(&quot; {&quot;;[.B1033];&quot;}&quot;);&quot;&quot;))">
            <text:p/>
          </table:table-cell>
          <table:table-cell table:formula="of:=IF(ISTEXT([.G1033]);[.G10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4]);[.E1034];&quot;&quot;)">
            <text:p/>
          </table:table-cell>
          <table:table-cell table:formula="of:=CONCATENATE([.F1034]; IF(ISTEXT([.B1034]); CONCATENATE(&quot; {&quot;;[.B1034];&quot;}&quot;);&quot;&quot;))">
            <text:p/>
          </table:table-cell>
          <table:table-cell table:formula="of:=IF(ISTEXT([.G1034]);[.G10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5]);[.E1035];&quot;&quot;)">
            <text:p/>
          </table:table-cell>
          <table:table-cell table:formula="of:=CONCATENATE([.F1035]; IF(ISTEXT([.B1035]); CONCATENATE(&quot; {&quot;;[.B1035];&quot;}&quot;);&quot;&quot;))">
            <text:p/>
          </table:table-cell>
          <table:table-cell table:formula="of:=IF(ISTEXT([.G1035]);[.G10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6]);[.E1036];&quot;&quot;)">
            <text:p/>
          </table:table-cell>
          <table:table-cell table:formula="of:=CONCATENATE([.F1036]; IF(ISTEXT([.B1036]); CONCATENATE(&quot; {&quot;;[.B1036];&quot;}&quot;);&quot;&quot;))">
            <text:p/>
          </table:table-cell>
          <table:table-cell table:formula="of:=IF(ISTEXT([.G1036]);[.G10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7]);[.E1037];&quot;&quot;)">
            <text:p/>
          </table:table-cell>
          <table:table-cell table:formula="of:=CONCATENATE([.F1037]; IF(ISTEXT([.B1037]); CONCATENATE(&quot; {&quot;;[.B1037];&quot;}&quot;);&quot;&quot;))">
            <text:p/>
          </table:table-cell>
          <table:table-cell table:formula="of:=IF(ISTEXT([.G1037]);[.G10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8]);[.E1038];&quot;&quot;)">
            <text:p/>
          </table:table-cell>
          <table:table-cell table:formula="of:=CONCATENATE([.F1038]; IF(ISTEXT([.B1038]); CONCATENATE(&quot; {&quot;;[.B1038];&quot;}&quot;);&quot;&quot;))">
            <text:p/>
          </table:table-cell>
          <table:table-cell table:formula="of:=IF(ISTEXT([.G1038]);[.G10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39]);[.E1039];&quot;&quot;)">
            <text:p/>
          </table:table-cell>
          <table:table-cell table:formula="of:=CONCATENATE([.F1039]; IF(ISTEXT([.B1039]); CONCATENATE(&quot; {&quot;;[.B1039];&quot;}&quot;);&quot;&quot;))">
            <text:p/>
          </table:table-cell>
          <table:table-cell table:formula="of:=IF(ISTEXT([.G1039]);[.G10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0]);[.E1040];&quot;&quot;)">
            <text:p/>
          </table:table-cell>
          <table:table-cell table:formula="of:=CONCATENATE([.F1040]; IF(ISTEXT([.B1040]); CONCATENATE(&quot; {&quot;;[.B1040];&quot;}&quot;);&quot;&quot;))">
            <text:p/>
          </table:table-cell>
          <table:table-cell table:formula="of:=IF(ISTEXT([.G1040]);[.G10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1]);[.E1041];&quot;&quot;)">
            <text:p/>
          </table:table-cell>
          <table:table-cell table:formula="of:=CONCATENATE([.F1041]; IF(ISTEXT([.B1041]); CONCATENATE(&quot; {&quot;;[.B1041];&quot;}&quot;);&quot;&quot;))">
            <text:p/>
          </table:table-cell>
          <table:table-cell table:formula="of:=IF(ISTEXT([.G1041]);[.G10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2]);[.E1042];&quot;&quot;)">
            <text:p/>
          </table:table-cell>
          <table:table-cell table:formula="of:=CONCATENATE([.F1042]; IF(ISTEXT([.B1042]); CONCATENATE(&quot; {&quot;;[.B1042];&quot;}&quot;);&quot;&quot;))">
            <text:p/>
          </table:table-cell>
          <table:table-cell table:formula="of:=IF(ISTEXT([.G1042]);[.G10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3]);[.E1043];&quot;&quot;)">
            <text:p/>
          </table:table-cell>
          <table:table-cell table:formula="of:=CONCATENATE([.F1043]; IF(ISTEXT([.B1043]); CONCATENATE(&quot; {&quot;;[.B1043];&quot;}&quot;);&quot;&quot;))">
            <text:p/>
          </table:table-cell>
          <table:table-cell table:formula="of:=IF(ISTEXT([.G1043]);[.G10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4]);[.E1044];&quot;&quot;)">
            <text:p/>
          </table:table-cell>
          <table:table-cell table:formula="of:=CONCATENATE([.F1044]; IF(ISTEXT([.B1044]); CONCATENATE(&quot; {&quot;;[.B1044];&quot;}&quot;);&quot;&quot;))">
            <text:p/>
          </table:table-cell>
          <table:table-cell table:formula="of:=IF(ISTEXT([.G1044]);[.G10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5]);[.E1045];&quot;&quot;)">
            <text:p/>
          </table:table-cell>
          <table:table-cell table:formula="of:=CONCATENATE([.F1045]; IF(ISTEXT([.B1045]); CONCATENATE(&quot; {&quot;;[.B1045];&quot;}&quot;);&quot;&quot;))">
            <text:p/>
          </table:table-cell>
          <table:table-cell table:formula="of:=IF(ISTEXT([.G1045]);[.G10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6]);[.E1046];&quot;&quot;)">
            <text:p/>
          </table:table-cell>
          <table:table-cell table:formula="of:=CONCATENATE([.F1046]; IF(ISTEXT([.B1046]); CONCATENATE(&quot; {&quot;;[.B1046];&quot;}&quot;);&quot;&quot;))">
            <text:p/>
          </table:table-cell>
          <table:table-cell table:formula="of:=IF(ISTEXT([.G1046]);[.G10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7]);[.E1047];&quot;&quot;)">
            <text:p/>
          </table:table-cell>
          <table:table-cell table:formula="of:=CONCATENATE([.F1047]; IF(ISTEXT([.B1047]); CONCATENATE(&quot; {&quot;;[.B1047];&quot;}&quot;);&quot;&quot;))">
            <text:p/>
          </table:table-cell>
          <table:table-cell table:formula="of:=IF(ISTEXT([.G1047]);[.G10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8]);[.E1048];&quot;&quot;)">
            <text:p/>
          </table:table-cell>
          <table:table-cell table:formula="of:=CONCATENATE([.F1048]; IF(ISTEXT([.B1048]); CONCATENATE(&quot; {&quot;;[.B1048];&quot;}&quot;);&quot;&quot;))">
            <text:p/>
          </table:table-cell>
          <table:table-cell table:formula="of:=IF(ISTEXT([.G1048]);[.G10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49]);[.E1049];&quot;&quot;)">
            <text:p/>
          </table:table-cell>
          <table:table-cell table:formula="of:=CONCATENATE([.F1049]; IF(ISTEXT([.B1049]); CONCATENATE(&quot; {&quot;;[.B1049];&quot;}&quot;);&quot;&quot;))">
            <text:p/>
          </table:table-cell>
          <table:table-cell table:formula="of:=IF(ISTEXT([.G1049]);[.G10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0]);[.E1050];&quot;&quot;)">
            <text:p/>
          </table:table-cell>
          <table:table-cell table:formula="of:=CONCATENATE([.F1050]; IF(ISTEXT([.B1050]); CONCATENATE(&quot; {&quot;;[.B1050];&quot;}&quot;);&quot;&quot;))">
            <text:p/>
          </table:table-cell>
          <table:table-cell table:formula="of:=IF(ISTEXT([.G1050]);[.G10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1]);[.E1051];&quot;&quot;)">
            <text:p/>
          </table:table-cell>
          <table:table-cell table:formula="of:=CONCATENATE([.F1051]; IF(ISTEXT([.B1051]); CONCATENATE(&quot; {&quot;;[.B1051];&quot;}&quot;);&quot;&quot;))">
            <text:p/>
          </table:table-cell>
          <table:table-cell table:formula="of:=IF(ISTEXT([.G1051]);[.G10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2]);[.E1052];&quot;&quot;)">
            <text:p/>
          </table:table-cell>
          <table:table-cell table:formula="of:=CONCATENATE([.F1052]; IF(ISTEXT([.B1052]); CONCATENATE(&quot; {&quot;;[.B1052];&quot;}&quot;);&quot;&quot;))">
            <text:p/>
          </table:table-cell>
          <table:table-cell table:formula="of:=IF(ISTEXT([.G1052]);[.G10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3]);[.E1053];&quot;&quot;)">
            <text:p/>
          </table:table-cell>
          <table:table-cell table:formula="of:=CONCATENATE([.F1053]; IF(ISTEXT([.B1053]); CONCATENATE(&quot; {&quot;;[.B1053];&quot;}&quot;);&quot;&quot;))">
            <text:p/>
          </table:table-cell>
          <table:table-cell table:formula="of:=IF(ISTEXT([.G1053]);[.G10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4]);[.E1054];&quot;&quot;)">
            <text:p/>
          </table:table-cell>
          <table:table-cell table:formula="of:=CONCATENATE([.F1054]; IF(ISTEXT([.B1054]); CONCATENATE(&quot; {&quot;;[.B1054];&quot;}&quot;);&quot;&quot;))">
            <text:p/>
          </table:table-cell>
          <table:table-cell table:formula="of:=IF(ISTEXT([.G1054]);[.G10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5]);[.E1055];&quot;&quot;)">
            <text:p/>
          </table:table-cell>
          <table:table-cell table:formula="of:=CONCATENATE([.F1055]; IF(ISTEXT([.B1055]); CONCATENATE(&quot; {&quot;;[.B1055];&quot;}&quot;);&quot;&quot;))">
            <text:p/>
          </table:table-cell>
          <table:table-cell table:formula="of:=IF(ISTEXT([.G1055]);[.G10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6]);[.E1056];&quot;&quot;)">
            <text:p/>
          </table:table-cell>
          <table:table-cell table:formula="of:=CONCATENATE([.F1056]; IF(ISTEXT([.B1056]); CONCATENATE(&quot; {&quot;;[.B1056];&quot;}&quot;);&quot;&quot;))">
            <text:p/>
          </table:table-cell>
          <table:table-cell table:formula="of:=IF(ISTEXT([.G1056]);[.G10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7]);[.E1057];&quot;&quot;)">
            <text:p/>
          </table:table-cell>
          <table:table-cell table:formula="of:=CONCATENATE([.F1057]; IF(ISTEXT([.B1057]); CONCATENATE(&quot; {&quot;;[.B1057];&quot;}&quot;);&quot;&quot;))">
            <text:p/>
          </table:table-cell>
          <table:table-cell table:formula="of:=IF(ISTEXT([.G1057]);[.G10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8]);[.E1058];&quot;&quot;)">
            <text:p/>
          </table:table-cell>
          <table:table-cell table:formula="of:=CONCATENATE([.F1058]; IF(ISTEXT([.B1058]); CONCATENATE(&quot; {&quot;;[.B1058];&quot;}&quot;);&quot;&quot;))">
            <text:p/>
          </table:table-cell>
          <table:table-cell table:formula="of:=IF(ISTEXT([.G1058]);[.G10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59]);[.E1059];&quot;&quot;)">
            <text:p/>
          </table:table-cell>
          <table:table-cell table:formula="of:=CONCATENATE([.F1059]; IF(ISTEXT([.B1059]); CONCATENATE(&quot; {&quot;;[.B1059];&quot;}&quot;);&quot;&quot;))">
            <text:p/>
          </table:table-cell>
          <table:table-cell table:formula="of:=IF(ISTEXT([.G1059]);[.G10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0]);[.E1060];&quot;&quot;)">
            <text:p/>
          </table:table-cell>
          <table:table-cell table:formula="of:=CONCATENATE([.F1060]; IF(ISTEXT([.B1060]); CONCATENATE(&quot; {&quot;;[.B1060];&quot;}&quot;);&quot;&quot;))">
            <text:p/>
          </table:table-cell>
          <table:table-cell table:formula="of:=IF(ISTEXT([.G1060]);[.G10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1]);[.E1061];&quot;&quot;)">
            <text:p/>
          </table:table-cell>
          <table:table-cell table:formula="of:=CONCATENATE([.F1061]; IF(ISTEXT([.B1061]); CONCATENATE(&quot; {&quot;;[.B1061];&quot;}&quot;);&quot;&quot;))">
            <text:p/>
          </table:table-cell>
          <table:table-cell table:formula="of:=IF(ISTEXT([.G1061]);[.G10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2]);[.E1062];&quot;&quot;)">
            <text:p/>
          </table:table-cell>
          <table:table-cell table:formula="of:=CONCATENATE([.F1062]; IF(ISTEXT([.B1062]); CONCATENATE(&quot; {&quot;;[.B1062];&quot;}&quot;);&quot;&quot;))">
            <text:p/>
          </table:table-cell>
          <table:table-cell table:formula="of:=IF(ISTEXT([.G1062]);[.G10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3]);[.E1063];&quot;&quot;)">
            <text:p/>
          </table:table-cell>
          <table:table-cell table:formula="of:=CONCATENATE([.F1063]; IF(ISTEXT([.B1063]); CONCATENATE(&quot; {&quot;;[.B1063];&quot;}&quot;);&quot;&quot;))">
            <text:p/>
          </table:table-cell>
          <table:table-cell table:formula="of:=IF(ISTEXT([.G1063]);[.G10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4]);[.E1064];&quot;&quot;)">
            <text:p/>
          </table:table-cell>
          <table:table-cell table:formula="of:=CONCATENATE([.F1064]; IF(ISTEXT([.B1064]); CONCATENATE(&quot; {&quot;;[.B1064];&quot;}&quot;);&quot;&quot;))">
            <text:p/>
          </table:table-cell>
          <table:table-cell table:formula="of:=IF(ISTEXT([.G1064]);[.G10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5]);[.E1065];&quot;&quot;)">
            <text:p/>
          </table:table-cell>
          <table:table-cell table:formula="of:=CONCATENATE([.F1065]; IF(ISTEXT([.B1065]); CONCATENATE(&quot; {&quot;;[.B1065];&quot;}&quot;);&quot;&quot;))">
            <text:p/>
          </table:table-cell>
          <table:table-cell table:formula="of:=IF(ISTEXT([.G1065]);[.G10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6]);[.E1066];&quot;&quot;)">
            <text:p/>
          </table:table-cell>
          <table:table-cell table:formula="of:=CONCATENATE([.F1066]; IF(ISTEXT([.B1066]); CONCATENATE(&quot; {&quot;;[.B1066];&quot;}&quot;);&quot;&quot;))">
            <text:p/>
          </table:table-cell>
          <table:table-cell table:formula="of:=IF(ISTEXT([.G1066]);[.G10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7]);[.E1067];&quot;&quot;)">
            <text:p/>
          </table:table-cell>
          <table:table-cell table:formula="of:=CONCATENATE([.F1067]; IF(ISTEXT([.B1067]); CONCATENATE(&quot; {&quot;;[.B1067];&quot;}&quot;);&quot;&quot;))">
            <text:p/>
          </table:table-cell>
          <table:table-cell table:formula="of:=IF(ISTEXT([.G1067]);[.G10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8]);[.E1068];&quot;&quot;)">
            <text:p/>
          </table:table-cell>
          <table:table-cell table:formula="of:=CONCATENATE([.F1068]; IF(ISTEXT([.B1068]); CONCATENATE(&quot; {&quot;;[.B1068];&quot;}&quot;);&quot;&quot;))">
            <text:p/>
          </table:table-cell>
          <table:table-cell table:formula="of:=IF(ISTEXT([.G1068]);[.G10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69]);[.E1069];&quot;&quot;)">
            <text:p/>
          </table:table-cell>
          <table:table-cell table:formula="of:=CONCATENATE([.F1069]; IF(ISTEXT([.B1069]); CONCATENATE(&quot; {&quot;;[.B1069];&quot;}&quot;);&quot;&quot;))">
            <text:p/>
          </table:table-cell>
          <table:table-cell table:formula="of:=IF(ISTEXT([.G1069]);[.G10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0]);[.E1070];&quot;&quot;)">
            <text:p/>
          </table:table-cell>
          <table:table-cell table:formula="of:=CONCATENATE([.F1070]; IF(ISTEXT([.B1070]); CONCATENATE(&quot; {&quot;;[.B1070];&quot;}&quot;);&quot;&quot;))">
            <text:p/>
          </table:table-cell>
          <table:table-cell table:formula="of:=IF(ISTEXT([.G1070]);[.G10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1]);[.E1071];&quot;&quot;)">
            <text:p/>
          </table:table-cell>
          <table:table-cell table:formula="of:=CONCATENATE([.F1071]; IF(ISTEXT([.B1071]); CONCATENATE(&quot; {&quot;;[.B1071];&quot;}&quot;);&quot;&quot;))">
            <text:p/>
          </table:table-cell>
          <table:table-cell table:formula="of:=IF(ISTEXT([.G1071]);[.G10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2]);[.E1072];&quot;&quot;)">
            <text:p/>
          </table:table-cell>
          <table:table-cell table:formula="of:=CONCATENATE([.F1072]; IF(ISTEXT([.B1072]); CONCATENATE(&quot; {&quot;;[.B1072];&quot;}&quot;);&quot;&quot;))">
            <text:p/>
          </table:table-cell>
          <table:table-cell table:formula="of:=IF(ISTEXT([.G1072]);[.G10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3]);[.E1073];&quot;&quot;)">
            <text:p/>
          </table:table-cell>
          <table:table-cell table:formula="of:=CONCATENATE([.F1073]; IF(ISTEXT([.B1073]); CONCATENATE(&quot; {&quot;;[.B1073];&quot;}&quot;);&quot;&quot;))">
            <text:p/>
          </table:table-cell>
          <table:table-cell table:formula="of:=IF(ISTEXT([.G1073]);[.G10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4]);[.E1074];&quot;&quot;)">
            <text:p/>
          </table:table-cell>
          <table:table-cell table:formula="of:=CONCATENATE([.F1074]; IF(ISTEXT([.B1074]); CONCATENATE(&quot; {&quot;;[.B1074];&quot;}&quot;);&quot;&quot;))">
            <text:p/>
          </table:table-cell>
          <table:table-cell table:formula="of:=IF(ISTEXT([.G1074]);[.G10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5]);[.E1075];&quot;&quot;)">
            <text:p/>
          </table:table-cell>
          <table:table-cell table:formula="of:=CONCATENATE([.F1075]; IF(ISTEXT([.B1075]); CONCATENATE(&quot; {&quot;;[.B1075];&quot;}&quot;);&quot;&quot;))">
            <text:p/>
          </table:table-cell>
          <table:table-cell table:formula="of:=IF(ISTEXT([.G1075]);[.G10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6]);[.E1076];&quot;&quot;)">
            <text:p/>
          </table:table-cell>
          <table:table-cell table:formula="of:=CONCATENATE([.F1076]; IF(ISTEXT([.B1076]); CONCATENATE(&quot; {&quot;;[.B1076];&quot;}&quot;);&quot;&quot;))">
            <text:p/>
          </table:table-cell>
          <table:table-cell table:formula="of:=IF(ISTEXT([.G1076]);[.G10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7]);[.E1077];&quot;&quot;)">
            <text:p/>
          </table:table-cell>
          <table:table-cell table:formula="of:=CONCATENATE([.F1077]; IF(ISTEXT([.B1077]); CONCATENATE(&quot; {&quot;;[.B1077];&quot;}&quot;);&quot;&quot;))">
            <text:p/>
          </table:table-cell>
          <table:table-cell table:formula="of:=IF(ISTEXT([.G1077]);[.G10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8]);[.E1078];&quot;&quot;)">
            <text:p/>
          </table:table-cell>
          <table:table-cell table:formula="of:=CONCATENATE([.F1078]; IF(ISTEXT([.B1078]); CONCATENATE(&quot; {&quot;;[.B1078];&quot;}&quot;);&quot;&quot;))">
            <text:p/>
          </table:table-cell>
          <table:table-cell table:formula="of:=IF(ISTEXT([.G1078]);[.G10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79]);[.E1079];&quot;&quot;)">
            <text:p/>
          </table:table-cell>
          <table:table-cell table:formula="of:=CONCATENATE([.F1079]; IF(ISTEXT([.B1079]); CONCATENATE(&quot; {&quot;;[.B1079];&quot;}&quot;);&quot;&quot;))">
            <text:p/>
          </table:table-cell>
          <table:table-cell table:formula="of:=IF(ISTEXT([.G1079]);[.G10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0]);[.E1080];&quot;&quot;)">
            <text:p/>
          </table:table-cell>
          <table:table-cell table:formula="of:=CONCATENATE([.F1080]; IF(ISTEXT([.B1080]); CONCATENATE(&quot; {&quot;;[.B1080];&quot;}&quot;);&quot;&quot;))">
            <text:p/>
          </table:table-cell>
          <table:table-cell table:formula="of:=IF(ISTEXT([.G1080]);[.G10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1]);[.E1081];&quot;&quot;)">
            <text:p/>
          </table:table-cell>
          <table:table-cell table:formula="of:=CONCATENATE([.F1081]; IF(ISTEXT([.B1081]); CONCATENATE(&quot; {&quot;;[.B1081];&quot;}&quot;);&quot;&quot;))">
            <text:p/>
          </table:table-cell>
          <table:table-cell table:formula="of:=IF(ISTEXT([.G1081]);[.G10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2]);[.E1082];&quot;&quot;)">
            <text:p/>
          </table:table-cell>
          <table:table-cell table:formula="of:=CONCATENATE([.F1082]; IF(ISTEXT([.B1082]); CONCATENATE(&quot; {&quot;;[.B1082];&quot;}&quot;);&quot;&quot;))">
            <text:p/>
          </table:table-cell>
          <table:table-cell table:formula="of:=IF(ISTEXT([.G1082]);[.G10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3]);[.E1083];&quot;&quot;)">
            <text:p/>
          </table:table-cell>
          <table:table-cell table:formula="of:=CONCATENATE([.F1083]; IF(ISTEXT([.B1083]); CONCATENATE(&quot; {&quot;;[.B1083];&quot;}&quot;);&quot;&quot;))">
            <text:p/>
          </table:table-cell>
          <table:table-cell table:formula="of:=IF(ISTEXT([.G1083]);[.G10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4]);[.E1084];&quot;&quot;)">
            <text:p/>
          </table:table-cell>
          <table:table-cell table:formula="of:=CONCATENATE([.F1084]; IF(ISTEXT([.B1084]); CONCATENATE(&quot; {&quot;;[.B1084];&quot;}&quot;);&quot;&quot;))">
            <text:p/>
          </table:table-cell>
          <table:table-cell table:formula="of:=IF(ISTEXT([.G1084]);[.G10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5]);[.E1085];&quot;&quot;)">
            <text:p/>
          </table:table-cell>
          <table:table-cell table:formula="of:=CONCATENATE([.F1085]; IF(ISTEXT([.B1085]); CONCATENATE(&quot; {&quot;;[.B1085];&quot;}&quot;);&quot;&quot;))">
            <text:p/>
          </table:table-cell>
          <table:table-cell table:formula="of:=IF(ISTEXT([.G1085]);[.G10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6]);[.E1086];&quot;&quot;)">
            <text:p/>
          </table:table-cell>
          <table:table-cell table:formula="of:=CONCATENATE([.F1086]; IF(ISTEXT([.B1086]); CONCATENATE(&quot; {&quot;;[.B1086];&quot;}&quot;);&quot;&quot;))">
            <text:p/>
          </table:table-cell>
          <table:table-cell table:formula="of:=IF(ISTEXT([.G1086]);[.G10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7]);[.E1087];&quot;&quot;)">
            <text:p/>
          </table:table-cell>
          <table:table-cell table:formula="of:=CONCATENATE([.F1087]; IF(ISTEXT([.B1087]); CONCATENATE(&quot; {&quot;;[.B1087];&quot;}&quot;);&quot;&quot;))">
            <text:p/>
          </table:table-cell>
          <table:table-cell table:formula="of:=IF(ISTEXT([.G1087]);[.G10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8]);[.E1088];&quot;&quot;)">
            <text:p/>
          </table:table-cell>
          <table:table-cell table:formula="of:=CONCATENATE([.F1088]; IF(ISTEXT([.B1088]); CONCATENATE(&quot; {&quot;;[.B1088];&quot;}&quot;);&quot;&quot;))">
            <text:p/>
          </table:table-cell>
          <table:table-cell table:formula="of:=IF(ISTEXT([.G1088]);[.G10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89]);[.E1089];&quot;&quot;)">
            <text:p/>
          </table:table-cell>
          <table:table-cell table:formula="of:=CONCATENATE([.F1089]; IF(ISTEXT([.B1089]); CONCATENATE(&quot; {&quot;;[.B1089];&quot;}&quot;);&quot;&quot;))">
            <text:p/>
          </table:table-cell>
          <table:table-cell table:formula="of:=IF(ISTEXT([.G1089]);[.G10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0]);[.E1090];&quot;&quot;)">
            <text:p/>
          </table:table-cell>
          <table:table-cell table:formula="of:=CONCATENATE([.F1090]; IF(ISTEXT([.B1090]); CONCATENATE(&quot; {&quot;;[.B1090];&quot;}&quot;);&quot;&quot;))">
            <text:p/>
          </table:table-cell>
          <table:table-cell table:formula="of:=IF(ISTEXT([.G1090]);[.G10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1]);[.E1091];&quot;&quot;)">
            <text:p/>
          </table:table-cell>
          <table:table-cell table:formula="of:=CONCATENATE([.F1091]; IF(ISTEXT([.B1091]); CONCATENATE(&quot; {&quot;;[.B1091];&quot;}&quot;);&quot;&quot;))">
            <text:p/>
          </table:table-cell>
          <table:table-cell table:formula="of:=IF(ISTEXT([.G1091]);[.G10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2]);[.E1092];&quot;&quot;)">
            <text:p/>
          </table:table-cell>
          <table:table-cell table:formula="of:=CONCATENATE([.F1092]; IF(ISTEXT([.B1092]); CONCATENATE(&quot; {&quot;;[.B1092];&quot;}&quot;);&quot;&quot;))">
            <text:p/>
          </table:table-cell>
          <table:table-cell table:formula="of:=IF(ISTEXT([.G1092]);[.G10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3]);[.E1093];&quot;&quot;)">
            <text:p/>
          </table:table-cell>
          <table:table-cell table:formula="of:=CONCATENATE([.F1093]; IF(ISTEXT([.B1093]); CONCATENATE(&quot; {&quot;;[.B1093];&quot;}&quot;);&quot;&quot;))">
            <text:p/>
          </table:table-cell>
          <table:table-cell table:formula="of:=IF(ISTEXT([.G1093]);[.G10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4]);[.E1094];&quot;&quot;)">
            <text:p/>
          </table:table-cell>
          <table:table-cell table:formula="of:=CONCATENATE([.F1094]; IF(ISTEXT([.B1094]); CONCATENATE(&quot; {&quot;;[.B1094];&quot;}&quot;);&quot;&quot;))">
            <text:p/>
          </table:table-cell>
          <table:table-cell table:formula="of:=IF(ISTEXT([.G1094]);[.G10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5]);[.E1095];&quot;&quot;)">
            <text:p/>
          </table:table-cell>
          <table:table-cell table:formula="of:=CONCATENATE([.F1095]; IF(ISTEXT([.B1095]); CONCATENATE(&quot; {&quot;;[.B1095];&quot;}&quot;);&quot;&quot;))">
            <text:p/>
          </table:table-cell>
          <table:table-cell table:formula="of:=IF(ISTEXT([.G1095]);[.G10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6]);[.E1096];&quot;&quot;)">
            <text:p/>
          </table:table-cell>
          <table:table-cell table:formula="of:=CONCATENATE([.F1096]; IF(ISTEXT([.B1096]); CONCATENATE(&quot; {&quot;;[.B1096];&quot;}&quot;);&quot;&quot;))">
            <text:p/>
          </table:table-cell>
          <table:table-cell table:formula="of:=IF(ISTEXT([.G1096]);[.G10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7]);[.E1097];&quot;&quot;)">
            <text:p/>
          </table:table-cell>
          <table:table-cell table:formula="of:=CONCATENATE([.F1097]; IF(ISTEXT([.B1097]); CONCATENATE(&quot; {&quot;;[.B1097];&quot;}&quot;);&quot;&quot;))">
            <text:p/>
          </table:table-cell>
          <table:table-cell table:formula="of:=IF(ISTEXT([.G1097]);[.G10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8]);[.E1098];&quot;&quot;)">
            <text:p/>
          </table:table-cell>
          <table:table-cell table:formula="of:=CONCATENATE([.F1098]; IF(ISTEXT([.B1098]); CONCATENATE(&quot; {&quot;;[.B1098];&quot;}&quot;);&quot;&quot;))">
            <text:p/>
          </table:table-cell>
          <table:table-cell table:formula="of:=IF(ISTEXT([.G1098]);[.G10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099]);[.E1099];&quot;&quot;)">
            <text:p/>
          </table:table-cell>
          <table:table-cell table:formula="of:=CONCATENATE([.F1099]; IF(ISTEXT([.B1099]); CONCATENATE(&quot; {&quot;;[.B1099];&quot;}&quot;);&quot;&quot;))">
            <text:p/>
          </table:table-cell>
          <table:table-cell table:formula="of:=IF(ISTEXT([.G1099]);[.G10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0]);[.E1100];&quot;&quot;)">
            <text:p/>
          </table:table-cell>
          <table:table-cell table:formula="of:=CONCATENATE([.F1100]; IF(ISTEXT([.B1100]); CONCATENATE(&quot; {&quot;;[.B1100];&quot;}&quot;);&quot;&quot;))">
            <text:p/>
          </table:table-cell>
          <table:table-cell table:formula="of:=IF(ISTEXT([.G1100]);[.G11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1]);[.E1101];&quot;&quot;)">
            <text:p/>
          </table:table-cell>
          <table:table-cell table:formula="of:=CONCATENATE([.F1101]; IF(ISTEXT([.B1101]); CONCATENATE(&quot; {&quot;;[.B1101];&quot;}&quot;);&quot;&quot;))">
            <text:p/>
          </table:table-cell>
          <table:table-cell table:formula="of:=IF(ISTEXT([.G1101]);[.G11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2]);[.E1102];&quot;&quot;)">
            <text:p/>
          </table:table-cell>
          <table:table-cell table:formula="of:=CONCATENATE([.F1102]; IF(ISTEXT([.B1102]); CONCATENATE(&quot; {&quot;;[.B1102];&quot;}&quot;);&quot;&quot;))">
            <text:p/>
          </table:table-cell>
          <table:table-cell table:formula="of:=IF(ISTEXT([.G1102]);[.G11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3]);[.E1103];&quot;&quot;)">
            <text:p/>
          </table:table-cell>
          <table:table-cell table:formula="of:=CONCATENATE([.F1103]; IF(ISTEXT([.B1103]); CONCATENATE(&quot; {&quot;;[.B1103];&quot;}&quot;);&quot;&quot;))">
            <text:p/>
          </table:table-cell>
          <table:table-cell table:formula="of:=IF(ISTEXT([.G1103]);[.G11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4]);[.E1104];&quot;&quot;)">
            <text:p/>
          </table:table-cell>
          <table:table-cell table:formula="of:=CONCATENATE([.F1104]; IF(ISTEXT([.B1104]); CONCATENATE(&quot; {&quot;;[.B1104];&quot;}&quot;);&quot;&quot;))">
            <text:p/>
          </table:table-cell>
          <table:table-cell table:formula="of:=IF(ISTEXT([.G1104]);[.G11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5]);[.E1105];&quot;&quot;)">
            <text:p/>
          </table:table-cell>
          <table:table-cell table:formula="of:=CONCATENATE([.F1105]; IF(ISTEXT([.B1105]); CONCATENATE(&quot; {&quot;;[.B1105];&quot;}&quot;);&quot;&quot;))">
            <text:p/>
          </table:table-cell>
          <table:table-cell table:formula="of:=IF(ISTEXT([.G1105]);[.G11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6]);[.E1106];&quot;&quot;)">
            <text:p/>
          </table:table-cell>
          <table:table-cell table:formula="of:=CONCATENATE([.F1106]; IF(ISTEXT([.B1106]); CONCATENATE(&quot; {&quot;;[.B1106];&quot;}&quot;);&quot;&quot;))">
            <text:p/>
          </table:table-cell>
          <table:table-cell table:formula="of:=IF(ISTEXT([.G1106]);[.G11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7]);[.E1107];&quot;&quot;)">
            <text:p/>
          </table:table-cell>
          <table:table-cell table:formula="of:=CONCATENATE([.F1107]; IF(ISTEXT([.B1107]); CONCATENATE(&quot; {&quot;;[.B1107];&quot;}&quot;);&quot;&quot;))">
            <text:p/>
          </table:table-cell>
          <table:table-cell table:formula="of:=IF(ISTEXT([.G1107]);[.G11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8]);[.E1108];&quot;&quot;)">
            <text:p/>
          </table:table-cell>
          <table:table-cell table:formula="of:=CONCATENATE([.F1108]; IF(ISTEXT([.B1108]); CONCATENATE(&quot; {&quot;;[.B1108];&quot;}&quot;);&quot;&quot;))">
            <text:p/>
          </table:table-cell>
          <table:table-cell table:formula="of:=IF(ISTEXT([.G1108]);[.G11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09]);[.E1109];&quot;&quot;)">
            <text:p/>
          </table:table-cell>
          <table:table-cell table:formula="of:=CONCATENATE([.F1109]; IF(ISTEXT([.B1109]); CONCATENATE(&quot; {&quot;;[.B1109];&quot;}&quot;);&quot;&quot;))">
            <text:p/>
          </table:table-cell>
          <table:table-cell table:formula="of:=IF(ISTEXT([.G1109]);[.G11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0]);[.E1110];&quot;&quot;)">
            <text:p/>
          </table:table-cell>
          <table:table-cell table:formula="of:=CONCATENATE([.F1110]; IF(ISTEXT([.B1110]); CONCATENATE(&quot; {&quot;;[.B1110];&quot;}&quot;);&quot;&quot;))">
            <text:p/>
          </table:table-cell>
          <table:table-cell table:formula="of:=IF(ISTEXT([.G1110]);[.G11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1]);[.E1111];&quot;&quot;)">
            <text:p/>
          </table:table-cell>
          <table:table-cell table:formula="of:=CONCATENATE([.F1111]; IF(ISTEXT([.B1111]); CONCATENATE(&quot; {&quot;;[.B1111];&quot;}&quot;);&quot;&quot;))">
            <text:p/>
          </table:table-cell>
          <table:table-cell table:formula="of:=IF(ISTEXT([.G1111]);[.G11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2]);[.E1112];&quot;&quot;)">
            <text:p/>
          </table:table-cell>
          <table:table-cell table:formula="of:=CONCATENATE([.F1112]; IF(ISTEXT([.B1112]); CONCATENATE(&quot; {&quot;;[.B1112];&quot;}&quot;);&quot;&quot;))">
            <text:p/>
          </table:table-cell>
          <table:table-cell table:formula="of:=IF(ISTEXT([.G1112]);[.G11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3]);[.E1113];&quot;&quot;)">
            <text:p/>
          </table:table-cell>
          <table:table-cell table:formula="of:=CONCATENATE([.F1113]; IF(ISTEXT([.B1113]); CONCATENATE(&quot; {&quot;;[.B1113];&quot;}&quot;);&quot;&quot;))">
            <text:p/>
          </table:table-cell>
          <table:table-cell table:formula="of:=IF(ISTEXT([.G1113]);[.G11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4]);[.E1114];&quot;&quot;)">
            <text:p/>
          </table:table-cell>
          <table:table-cell table:formula="of:=CONCATENATE([.F1114]; IF(ISTEXT([.B1114]); CONCATENATE(&quot; {&quot;;[.B1114];&quot;}&quot;);&quot;&quot;))">
            <text:p/>
          </table:table-cell>
          <table:table-cell table:formula="of:=IF(ISTEXT([.G1114]);[.G11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5]);[.E1115];&quot;&quot;)">
            <text:p/>
          </table:table-cell>
          <table:table-cell table:formula="of:=CONCATENATE([.F1115]; IF(ISTEXT([.B1115]); CONCATENATE(&quot; {&quot;;[.B1115];&quot;}&quot;);&quot;&quot;))">
            <text:p/>
          </table:table-cell>
          <table:table-cell table:formula="of:=IF(ISTEXT([.G1115]);[.G11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6]);[.E1116];&quot;&quot;)">
            <text:p/>
          </table:table-cell>
          <table:table-cell table:formula="of:=CONCATENATE([.F1116]; IF(ISTEXT([.B1116]); CONCATENATE(&quot; {&quot;;[.B1116];&quot;}&quot;);&quot;&quot;))">
            <text:p/>
          </table:table-cell>
          <table:table-cell table:formula="of:=IF(ISTEXT([.G1116]);[.G11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7]);[.E1117];&quot;&quot;)">
            <text:p/>
          </table:table-cell>
          <table:table-cell table:formula="of:=CONCATENATE([.F1117]; IF(ISTEXT([.B1117]); CONCATENATE(&quot; {&quot;;[.B1117];&quot;}&quot;);&quot;&quot;))">
            <text:p/>
          </table:table-cell>
          <table:table-cell table:formula="of:=IF(ISTEXT([.G1117]);[.G11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8]);[.E1118];&quot;&quot;)">
            <text:p/>
          </table:table-cell>
          <table:table-cell table:formula="of:=CONCATENATE([.F1118]; IF(ISTEXT([.B1118]); CONCATENATE(&quot; {&quot;;[.B1118];&quot;}&quot;);&quot;&quot;))">
            <text:p/>
          </table:table-cell>
          <table:table-cell table:formula="of:=IF(ISTEXT([.G1118]);[.G11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19]);[.E1119];&quot;&quot;)">
            <text:p/>
          </table:table-cell>
          <table:table-cell table:formula="of:=CONCATENATE([.F1119]; IF(ISTEXT([.B1119]); CONCATENATE(&quot; {&quot;;[.B1119];&quot;}&quot;);&quot;&quot;))">
            <text:p/>
          </table:table-cell>
          <table:table-cell table:formula="of:=IF(ISTEXT([.G1119]);[.G11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0]);[.E1120];&quot;&quot;)">
            <text:p/>
          </table:table-cell>
          <table:table-cell table:formula="of:=CONCATENATE([.F1120]; IF(ISTEXT([.B1120]); CONCATENATE(&quot; {&quot;;[.B1120];&quot;}&quot;);&quot;&quot;))">
            <text:p/>
          </table:table-cell>
          <table:table-cell table:formula="of:=IF(ISTEXT([.G1120]);[.G11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1]);[.E1121];&quot;&quot;)">
            <text:p/>
          </table:table-cell>
          <table:table-cell table:formula="of:=CONCATENATE([.F1121]; IF(ISTEXT([.B1121]); CONCATENATE(&quot; {&quot;;[.B1121];&quot;}&quot;);&quot;&quot;))">
            <text:p/>
          </table:table-cell>
          <table:table-cell table:formula="of:=IF(ISTEXT([.G1121]);[.G11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2]);[.E1122];&quot;&quot;)">
            <text:p/>
          </table:table-cell>
          <table:table-cell table:formula="of:=CONCATENATE([.F1122]; IF(ISTEXT([.B1122]); CONCATENATE(&quot; {&quot;;[.B1122];&quot;}&quot;);&quot;&quot;))">
            <text:p/>
          </table:table-cell>
          <table:table-cell table:formula="of:=IF(ISTEXT([.G1122]);[.G11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3]);[.E1123];&quot;&quot;)">
            <text:p/>
          </table:table-cell>
          <table:table-cell table:formula="of:=CONCATENATE([.F1123]; IF(ISTEXT([.B1123]); CONCATENATE(&quot; {&quot;;[.B1123];&quot;}&quot;);&quot;&quot;))">
            <text:p/>
          </table:table-cell>
          <table:table-cell table:formula="of:=IF(ISTEXT([.G1123]);[.G11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4]);[.E1124];&quot;&quot;)">
            <text:p/>
          </table:table-cell>
          <table:table-cell table:formula="of:=CONCATENATE([.F1124]; IF(ISTEXT([.B1124]); CONCATENATE(&quot; {&quot;;[.B1124];&quot;}&quot;);&quot;&quot;))">
            <text:p/>
          </table:table-cell>
          <table:table-cell table:formula="of:=IF(ISTEXT([.G1124]);[.G11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5]);[.E1125];&quot;&quot;)">
            <text:p/>
          </table:table-cell>
          <table:table-cell table:formula="of:=CONCATENATE([.F1125]; IF(ISTEXT([.B1125]); CONCATENATE(&quot; {&quot;;[.B1125];&quot;}&quot;);&quot;&quot;))">
            <text:p/>
          </table:table-cell>
          <table:table-cell table:formula="of:=IF(ISTEXT([.G1125]);[.G11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6]);[.E1126];&quot;&quot;)">
            <text:p/>
          </table:table-cell>
          <table:table-cell table:formula="of:=CONCATENATE([.F1126]; IF(ISTEXT([.B1126]); CONCATENATE(&quot; {&quot;;[.B1126];&quot;}&quot;);&quot;&quot;))">
            <text:p/>
          </table:table-cell>
          <table:table-cell table:formula="of:=IF(ISTEXT([.G1126]);[.G11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7]);[.E1127];&quot;&quot;)">
            <text:p/>
          </table:table-cell>
          <table:table-cell table:formula="of:=CONCATENATE([.F1127]; IF(ISTEXT([.B1127]); CONCATENATE(&quot; {&quot;;[.B1127];&quot;}&quot;);&quot;&quot;))">
            <text:p/>
          </table:table-cell>
          <table:table-cell table:formula="of:=IF(ISTEXT([.G1127]);[.G11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8]);[.E1128];&quot;&quot;)">
            <text:p/>
          </table:table-cell>
          <table:table-cell table:formula="of:=CONCATENATE([.F1128]; IF(ISTEXT([.B1128]); CONCATENATE(&quot; {&quot;;[.B1128];&quot;}&quot;);&quot;&quot;))">
            <text:p/>
          </table:table-cell>
          <table:table-cell table:formula="of:=IF(ISTEXT([.G1128]);[.G11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29]);[.E1129];&quot;&quot;)">
            <text:p/>
          </table:table-cell>
          <table:table-cell table:formula="of:=CONCATENATE([.F1129]; IF(ISTEXT([.B1129]); CONCATENATE(&quot; {&quot;;[.B1129];&quot;}&quot;);&quot;&quot;))">
            <text:p/>
          </table:table-cell>
          <table:table-cell table:formula="of:=IF(ISTEXT([.G1129]);[.G11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0]);[.E1130];&quot;&quot;)">
            <text:p/>
          </table:table-cell>
          <table:table-cell table:formula="of:=CONCATENATE([.F1130]; IF(ISTEXT([.B1130]); CONCATENATE(&quot; {&quot;;[.B1130];&quot;}&quot;);&quot;&quot;))">
            <text:p/>
          </table:table-cell>
          <table:table-cell table:formula="of:=IF(ISTEXT([.G1130]);[.G11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1]);[.E1131];&quot;&quot;)">
            <text:p/>
          </table:table-cell>
          <table:table-cell table:formula="of:=CONCATENATE([.F1131]; IF(ISTEXT([.B1131]); CONCATENATE(&quot; {&quot;;[.B1131];&quot;}&quot;);&quot;&quot;))">
            <text:p/>
          </table:table-cell>
          <table:table-cell table:formula="of:=IF(ISTEXT([.G1131]);[.G11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2]);[.E1132];&quot;&quot;)">
            <text:p/>
          </table:table-cell>
          <table:table-cell table:formula="of:=CONCATENATE([.F1132]; IF(ISTEXT([.B1132]); CONCATENATE(&quot; {&quot;;[.B1132];&quot;}&quot;);&quot;&quot;))">
            <text:p/>
          </table:table-cell>
          <table:table-cell table:formula="of:=IF(ISTEXT([.G1132]);[.G11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3]);[.E1133];&quot;&quot;)">
            <text:p/>
          </table:table-cell>
          <table:table-cell table:formula="of:=CONCATENATE([.F1133]; IF(ISTEXT([.B1133]); CONCATENATE(&quot; {&quot;;[.B1133];&quot;}&quot;);&quot;&quot;))">
            <text:p/>
          </table:table-cell>
          <table:table-cell table:formula="of:=IF(ISTEXT([.G1133]);[.G11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4]);[.E1134];&quot;&quot;)">
            <text:p/>
          </table:table-cell>
          <table:table-cell table:formula="of:=CONCATENATE([.F1134]; IF(ISTEXT([.B1134]); CONCATENATE(&quot; {&quot;;[.B1134];&quot;}&quot;);&quot;&quot;))">
            <text:p/>
          </table:table-cell>
          <table:table-cell table:formula="of:=IF(ISTEXT([.G1134]);[.G11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5]);[.E1135];&quot;&quot;)">
            <text:p/>
          </table:table-cell>
          <table:table-cell table:formula="of:=CONCATENATE([.F1135]; IF(ISTEXT([.B1135]); CONCATENATE(&quot; {&quot;;[.B1135];&quot;}&quot;);&quot;&quot;))">
            <text:p/>
          </table:table-cell>
          <table:table-cell table:formula="of:=IF(ISTEXT([.G1135]);[.G11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6]);[.E1136];&quot;&quot;)">
            <text:p/>
          </table:table-cell>
          <table:table-cell table:formula="of:=CONCATENATE([.F1136]; IF(ISTEXT([.B1136]); CONCATENATE(&quot; {&quot;;[.B1136];&quot;}&quot;);&quot;&quot;))">
            <text:p/>
          </table:table-cell>
          <table:table-cell table:formula="of:=IF(ISTEXT([.G1136]);[.G11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7]);[.E1137];&quot;&quot;)">
            <text:p/>
          </table:table-cell>
          <table:table-cell table:formula="of:=CONCATENATE([.F1137]; IF(ISTEXT([.B1137]); CONCATENATE(&quot; {&quot;;[.B1137];&quot;}&quot;);&quot;&quot;))">
            <text:p/>
          </table:table-cell>
          <table:table-cell table:formula="of:=IF(ISTEXT([.G1137]);[.G11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8]);[.E1138];&quot;&quot;)">
            <text:p/>
          </table:table-cell>
          <table:table-cell table:formula="of:=CONCATENATE([.F1138]; IF(ISTEXT([.B1138]); CONCATENATE(&quot; {&quot;;[.B1138];&quot;}&quot;);&quot;&quot;))">
            <text:p/>
          </table:table-cell>
          <table:table-cell table:formula="of:=IF(ISTEXT([.G1138]);[.G11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39]);[.E1139];&quot;&quot;)">
            <text:p/>
          </table:table-cell>
          <table:table-cell table:formula="of:=CONCATENATE([.F1139]; IF(ISTEXT([.B1139]); CONCATENATE(&quot; {&quot;;[.B1139];&quot;}&quot;);&quot;&quot;))">
            <text:p/>
          </table:table-cell>
          <table:table-cell table:formula="of:=IF(ISTEXT([.G1139]);[.G11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0]);[.E1140];&quot;&quot;)">
            <text:p/>
          </table:table-cell>
          <table:table-cell table:formula="of:=CONCATENATE([.F1140]; IF(ISTEXT([.B1140]); CONCATENATE(&quot; {&quot;;[.B1140];&quot;}&quot;);&quot;&quot;))">
            <text:p/>
          </table:table-cell>
          <table:table-cell table:formula="of:=IF(ISTEXT([.G1140]);[.G11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1]);[.E1141];&quot;&quot;)">
            <text:p/>
          </table:table-cell>
          <table:table-cell table:formula="of:=CONCATENATE([.F1141]; IF(ISTEXT([.B1141]); CONCATENATE(&quot; {&quot;;[.B1141];&quot;}&quot;);&quot;&quot;))">
            <text:p/>
          </table:table-cell>
          <table:table-cell table:formula="of:=IF(ISTEXT([.G1141]);[.G11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2]);[.E1142];&quot;&quot;)">
            <text:p/>
          </table:table-cell>
          <table:table-cell table:formula="of:=CONCATENATE([.F1142]; IF(ISTEXT([.B1142]); CONCATENATE(&quot; {&quot;;[.B1142];&quot;}&quot;);&quot;&quot;))">
            <text:p/>
          </table:table-cell>
          <table:table-cell table:formula="of:=IF(ISTEXT([.G1142]);[.G11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3]);[.E1143];&quot;&quot;)">
            <text:p/>
          </table:table-cell>
          <table:table-cell table:formula="of:=CONCATENATE([.F1143]; IF(ISTEXT([.B1143]); CONCATENATE(&quot; {&quot;;[.B1143];&quot;}&quot;);&quot;&quot;))">
            <text:p/>
          </table:table-cell>
          <table:table-cell table:formula="of:=IF(ISTEXT([.G1143]);[.G11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4]);[.E1144];&quot;&quot;)">
            <text:p/>
          </table:table-cell>
          <table:table-cell table:formula="of:=CONCATENATE([.F1144]; IF(ISTEXT([.B1144]); CONCATENATE(&quot; {&quot;;[.B1144];&quot;}&quot;);&quot;&quot;))">
            <text:p/>
          </table:table-cell>
          <table:table-cell table:formula="of:=IF(ISTEXT([.G1144]);[.G11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5]);[.E1145];&quot;&quot;)">
            <text:p/>
          </table:table-cell>
          <table:table-cell table:formula="of:=CONCATENATE([.F1145]; IF(ISTEXT([.B1145]); CONCATENATE(&quot; {&quot;;[.B1145];&quot;}&quot;);&quot;&quot;))">
            <text:p/>
          </table:table-cell>
          <table:table-cell table:formula="of:=IF(ISTEXT([.G1145]);[.G11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6]);[.E1146];&quot;&quot;)">
            <text:p/>
          </table:table-cell>
          <table:table-cell table:formula="of:=CONCATENATE([.F1146]; IF(ISTEXT([.B1146]); CONCATENATE(&quot; {&quot;;[.B1146];&quot;}&quot;);&quot;&quot;))">
            <text:p/>
          </table:table-cell>
          <table:table-cell table:formula="of:=IF(ISTEXT([.G1146]);[.G11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7]);[.E1147];&quot;&quot;)">
            <text:p/>
          </table:table-cell>
          <table:table-cell table:formula="of:=CONCATENATE([.F1147]; IF(ISTEXT([.B1147]); CONCATENATE(&quot; {&quot;;[.B1147];&quot;}&quot;);&quot;&quot;))">
            <text:p/>
          </table:table-cell>
          <table:table-cell table:formula="of:=IF(ISTEXT([.G1147]);[.G11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8]);[.E1148];&quot;&quot;)">
            <text:p/>
          </table:table-cell>
          <table:table-cell table:formula="of:=CONCATENATE([.F1148]; IF(ISTEXT([.B1148]); CONCATENATE(&quot; {&quot;;[.B1148];&quot;}&quot;);&quot;&quot;))">
            <text:p/>
          </table:table-cell>
          <table:table-cell table:formula="of:=IF(ISTEXT([.G1148]);[.G11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49]);[.E1149];&quot;&quot;)">
            <text:p/>
          </table:table-cell>
          <table:table-cell table:formula="of:=CONCATENATE([.F1149]; IF(ISTEXT([.B1149]); CONCATENATE(&quot; {&quot;;[.B1149];&quot;}&quot;);&quot;&quot;))">
            <text:p/>
          </table:table-cell>
          <table:table-cell table:formula="of:=IF(ISTEXT([.G1149]);[.G11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0]);[.E1150];&quot;&quot;)">
            <text:p/>
          </table:table-cell>
          <table:table-cell table:formula="of:=CONCATENATE([.F1150]; IF(ISTEXT([.B1150]); CONCATENATE(&quot; {&quot;;[.B1150];&quot;}&quot;);&quot;&quot;))">
            <text:p/>
          </table:table-cell>
          <table:table-cell table:formula="of:=IF(ISTEXT([.G1150]);[.G11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1]);[.E1151];&quot;&quot;)">
            <text:p/>
          </table:table-cell>
          <table:table-cell table:formula="of:=CONCATENATE([.F1151]; IF(ISTEXT([.B1151]); CONCATENATE(&quot; {&quot;;[.B1151];&quot;}&quot;);&quot;&quot;))">
            <text:p/>
          </table:table-cell>
          <table:table-cell table:formula="of:=IF(ISTEXT([.G1151]);[.G11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2]);[.E1152];&quot;&quot;)">
            <text:p/>
          </table:table-cell>
          <table:table-cell table:formula="of:=CONCATENATE([.F1152]; IF(ISTEXT([.B1152]); CONCATENATE(&quot; {&quot;;[.B1152];&quot;}&quot;);&quot;&quot;))">
            <text:p/>
          </table:table-cell>
          <table:table-cell table:formula="of:=IF(ISTEXT([.G1152]);[.G11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3]);[.E1153];&quot;&quot;)">
            <text:p/>
          </table:table-cell>
          <table:table-cell table:formula="of:=CONCATENATE([.F1153]; IF(ISTEXT([.B1153]); CONCATENATE(&quot; {&quot;;[.B1153];&quot;}&quot;);&quot;&quot;))">
            <text:p/>
          </table:table-cell>
          <table:table-cell table:formula="of:=IF(ISTEXT([.G1153]);[.G11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4]);[.E1154];&quot;&quot;)">
            <text:p/>
          </table:table-cell>
          <table:table-cell table:formula="of:=CONCATENATE([.F1154]; IF(ISTEXT([.B1154]); CONCATENATE(&quot; {&quot;;[.B1154];&quot;}&quot;);&quot;&quot;))">
            <text:p/>
          </table:table-cell>
          <table:table-cell table:formula="of:=IF(ISTEXT([.G1154]);[.G11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5]);[.E1155];&quot;&quot;)">
            <text:p/>
          </table:table-cell>
          <table:table-cell table:formula="of:=CONCATENATE([.F1155]; IF(ISTEXT([.B1155]); CONCATENATE(&quot; {&quot;;[.B1155];&quot;}&quot;);&quot;&quot;))">
            <text:p/>
          </table:table-cell>
          <table:table-cell table:formula="of:=IF(ISTEXT([.G1155]);[.G11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6]);[.E1156];&quot;&quot;)">
            <text:p/>
          </table:table-cell>
          <table:table-cell table:formula="of:=CONCATENATE([.F1156]; IF(ISTEXT([.B1156]); CONCATENATE(&quot; {&quot;;[.B1156];&quot;}&quot;);&quot;&quot;))">
            <text:p/>
          </table:table-cell>
          <table:table-cell table:formula="of:=IF(ISTEXT([.G1156]);[.G11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7]);[.E1157];&quot;&quot;)">
            <text:p/>
          </table:table-cell>
          <table:table-cell table:formula="of:=CONCATENATE([.F1157]; IF(ISTEXT([.B1157]); CONCATENATE(&quot; {&quot;;[.B1157];&quot;}&quot;);&quot;&quot;))">
            <text:p/>
          </table:table-cell>
          <table:table-cell table:formula="of:=IF(ISTEXT([.G1157]);[.G11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8]);[.E1158];&quot;&quot;)">
            <text:p/>
          </table:table-cell>
          <table:table-cell table:formula="of:=CONCATENATE([.F1158]; IF(ISTEXT([.B1158]); CONCATENATE(&quot; {&quot;;[.B1158];&quot;}&quot;);&quot;&quot;))">
            <text:p/>
          </table:table-cell>
          <table:table-cell table:formula="of:=IF(ISTEXT([.G1158]);[.G11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59]);[.E1159];&quot;&quot;)">
            <text:p/>
          </table:table-cell>
          <table:table-cell table:formula="of:=CONCATENATE([.F1159]; IF(ISTEXT([.B1159]); CONCATENATE(&quot; {&quot;;[.B1159];&quot;}&quot;);&quot;&quot;))">
            <text:p/>
          </table:table-cell>
          <table:table-cell table:formula="of:=IF(ISTEXT([.G1159]);[.G11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0]);[.E1160];&quot;&quot;)">
            <text:p/>
          </table:table-cell>
          <table:table-cell table:formula="of:=CONCATENATE([.F1160]; IF(ISTEXT([.B1160]); CONCATENATE(&quot; {&quot;;[.B1160];&quot;}&quot;);&quot;&quot;))">
            <text:p/>
          </table:table-cell>
          <table:table-cell table:formula="of:=IF(ISTEXT([.G1160]);[.G11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1]);[.E1161];&quot;&quot;)">
            <text:p/>
          </table:table-cell>
          <table:table-cell table:formula="of:=CONCATENATE([.F1161]; IF(ISTEXT([.B1161]); CONCATENATE(&quot; {&quot;;[.B1161];&quot;}&quot;);&quot;&quot;))">
            <text:p/>
          </table:table-cell>
          <table:table-cell table:formula="of:=IF(ISTEXT([.G1161]);[.G11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2]);[.E1162];&quot;&quot;)">
            <text:p/>
          </table:table-cell>
          <table:table-cell table:formula="of:=CONCATENATE([.F1162]; IF(ISTEXT([.B1162]); CONCATENATE(&quot; {&quot;;[.B1162];&quot;}&quot;);&quot;&quot;))">
            <text:p/>
          </table:table-cell>
          <table:table-cell table:formula="of:=IF(ISTEXT([.G1162]);[.G11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3]);[.E1163];&quot;&quot;)">
            <text:p/>
          </table:table-cell>
          <table:table-cell table:formula="of:=CONCATENATE([.F1163]; IF(ISTEXT([.B1163]); CONCATENATE(&quot; {&quot;;[.B1163];&quot;}&quot;);&quot;&quot;))">
            <text:p/>
          </table:table-cell>
          <table:table-cell table:formula="of:=IF(ISTEXT([.G1163]);[.G11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4]);[.E1164];&quot;&quot;)">
            <text:p/>
          </table:table-cell>
          <table:table-cell table:formula="of:=CONCATENATE([.F1164]; IF(ISTEXT([.B1164]); CONCATENATE(&quot; {&quot;;[.B1164];&quot;}&quot;);&quot;&quot;))">
            <text:p/>
          </table:table-cell>
          <table:table-cell table:formula="of:=IF(ISTEXT([.G1164]);[.G11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5]);[.E1165];&quot;&quot;)">
            <text:p/>
          </table:table-cell>
          <table:table-cell table:formula="of:=CONCATENATE([.F1165]; IF(ISTEXT([.B1165]); CONCATENATE(&quot; {&quot;;[.B1165];&quot;}&quot;);&quot;&quot;))">
            <text:p/>
          </table:table-cell>
          <table:table-cell table:formula="of:=IF(ISTEXT([.G1165]);[.G11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6]);[.E1166];&quot;&quot;)">
            <text:p/>
          </table:table-cell>
          <table:table-cell table:formula="of:=CONCATENATE([.F1166]; IF(ISTEXT([.B1166]); CONCATENATE(&quot; {&quot;;[.B1166];&quot;}&quot;);&quot;&quot;))">
            <text:p/>
          </table:table-cell>
          <table:table-cell table:formula="of:=IF(ISTEXT([.G1166]);[.G11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7]);[.E1167];&quot;&quot;)">
            <text:p/>
          </table:table-cell>
          <table:table-cell table:formula="of:=CONCATENATE([.F1167]; IF(ISTEXT([.B1167]); CONCATENATE(&quot; {&quot;;[.B1167];&quot;}&quot;);&quot;&quot;))">
            <text:p/>
          </table:table-cell>
          <table:table-cell table:formula="of:=IF(ISTEXT([.G1167]);[.G11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8]);[.E1168];&quot;&quot;)">
            <text:p/>
          </table:table-cell>
          <table:table-cell table:formula="of:=CONCATENATE([.F1168]; IF(ISTEXT([.B1168]); CONCATENATE(&quot; {&quot;;[.B1168];&quot;}&quot;);&quot;&quot;))">
            <text:p/>
          </table:table-cell>
          <table:table-cell table:formula="of:=IF(ISTEXT([.G1168]);[.G11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69]);[.E1169];&quot;&quot;)">
            <text:p/>
          </table:table-cell>
          <table:table-cell table:formula="of:=CONCATENATE([.F1169]; IF(ISTEXT([.B1169]); CONCATENATE(&quot; {&quot;;[.B1169];&quot;}&quot;);&quot;&quot;))">
            <text:p/>
          </table:table-cell>
          <table:table-cell table:formula="of:=IF(ISTEXT([.G1169]);[.G11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0]);[.E1170];&quot;&quot;)">
            <text:p/>
          </table:table-cell>
          <table:table-cell table:formula="of:=CONCATENATE([.F1170]; IF(ISTEXT([.B1170]); CONCATENATE(&quot; {&quot;;[.B1170];&quot;}&quot;);&quot;&quot;))">
            <text:p/>
          </table:table-cell>
          <table:table-cell table:formula="of:=IF(ISTEXT([.G1170]);[.G11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1]);[.E1171];&quot;&quot;)">
            <text:p/>
          </table:table-cell>
          <table:table-cell table:formula="of:=CONCATENATE([.F1171]; IF(ISTEXT([.B1171]); CONCATENATE(&quot; {&quot;;[.B1171];&quot;}&quot;);&quot;&quot;))">
            <text:p/>
          </table:table-cell>
          <table:table-cell table:formula="of:=IF(ISTEXT([.G1171]);[.G11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2]);[.E1172];&quot;&quot;)">
            <text:p/>
          </table:table-cell>
          <table:table-cell table:formula="of:=CONCATENATE([.F1172]; IF(ISTEXT([.B1172]); CONCATENATE(&quot; {&quot;;[.B1172];&quot;}&quot;);&quot;&quot;))">
            <text:p/>
          </table:table-cell>
          <table:table-cell table:formula="of:=IF(ISTEXT([.G1172]);[.G11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3]);[.E1173];&quot;&quot;)">
            <text:p/>
          </table:table-cell>
          <table:table-cell table:formula="of:=CONCATENATE([.F1173]; IF(ISTEXT([.B1173]); CONCATENATE(&quot; {&quot;;[.B1173];&quot;}&quot;);&quot;&quot;))">
            <text:p/>
          </table:table-cell>
          <table:table-cell table:formula="of:=IF(ISTEXT([.G1173]);[.G11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4]);[.E1174];&quot;&quot;)">
            <text:p/>
          </table:table-cell>
          <table:table-cell table:formula="of:=CONCATENATE([.F1174]; IF(ISTEXT([.B1174]); CONCATENATE(&quot; {&quot;;[.B1174];&quot;}&quot;);&quot;&quot;))">
            <text:p/>
          </table:table-cell>
          <table:table-cell table:formula="of:=IF(ISTEXT([.G1174]);[.G11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5]);[.E1175];&quot;&quot;)">
            <text:p/>
          </table:table-cell>
          <table:table-cell table:formula="of:=CONCATENATE([.F1175]; IF(ISTEXT([.B1175]); CONCATENATE(&quot; {&quot;;[.B1175];&quot;}&quot;);&quot;&quot;))">
            <text:p/>
          </table:table-cell>
          <table:table-cell table:formula="of:=IF(ISTEXT([.G1175]);[.G11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6]);[.E1176];&quot;&quot;)">
            <text:p/>
          </table:table-cell>
          <table:table-cell table:formula="of:=CONCATENATE([.F1176]; IF(ISTEXT([.B1176]); CONCATENATE(&quot; {&quot;;[.B1176];&quot;}&quot;);&quot;&quot;))">
            <text:p/>
          </table:table-cell>
          <table:table-cell table:formula="of:=IF(ISTEXT([.G1176]);[.G11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7]);[.E1177];&quot;&quot;)">
            <text:p/>
          </table:table-cell>
          <table:table-cell table:formula="of:=CONCATENATE([.F1177]; IF(ISTEXT([.B1177]); CONCATENATE(&quot; {&quot;;[.B1177];&quot;}&quot;);&quot;&quot;))">
            <text:p/>
          </table:table-cell>
          <table:table-cell table:formula="of:=IF(ISTEXT([.G1177]);[.G11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8]);[.E1178];&quot;&quot;)">
            <text:p/>
          </table:table-cell>
          <table:table-cell table:formula="of:=CONCATENATE([.F1178]; IF(ISTEXT([.B1178]); CONCATENATE(&quot; {&quot;;[.B1178];&quot;}&quot;);&quot;&quot;))">
            <text:p/>
          </table:table-cell>
          <table:table-cell table:formula="of:=IF(ISTEXT([.G1178]);[.G11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79]);[.E1179];&quot;&quot;)">
            <text:p/>
          </table:table-cell>
          <table:table-cell table:formula="of:=CONCATENATE([.F1179]; IF(ISTEXT([.B1179]); CONCATENATE(&quot; {&quot;;[.B1179];&quot;}&quot;);&quot;&quot;))">
            <text:p/>
          </table:table-cell>
          <table:table-cell table:formula="of:=IF(ISTEXT([.G1179]);[.G11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0]);[.E1180];&quot;&quot;)">
            <text:p/>
          </table:table-cell>
          <table:table-cell table:formula="of:=CONCATENATE([.F1180]; IF(ISTEXT([.B1180]); CONCATENATE(&quot; {&quot;;[.B1180];&quot;}&quot;);&quot;&quot;))">
            <text:p/>
          </table:table-cell>
          <table:table-cell table:formula="of:=IF(ISTEXT([.G1180]);[.G11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1]);[.E1181];&quot;&quot;)">
            <text:p/>
          </table:table-cell>
          <table:table-cell table:formula="of:=CONCATENATE([.F1181]; IF(ISTEXT([.B1181]); CONCATENATE(&quot; {&quot;;[.B1181];&quot;}&quot;);&quot;&quot;))">
            <text:p/>
          </table:table-cell>
          <table:table-cell table:formula="of:=IF(ISTEXT([.G1181]);[.G11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2]);[.E1182];&quot;&quot;)">
            <text:p/>
          </table:table-cell>
          <table:table-cell table:formula="of:=CONCATENATE([.F1182]; IF(ISTEXT([.B1182]); CONCATENATE(&quot; {&quot;;[.B1182];&quot;}&quot;);&quot;&quot;))">
            <text:p/>
          </table:table-cell>
          <table:table-cell table:formula="of:=IF(ISTEXT([.G1182]);[.G11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3]);[.E1183];&quot;&quot;)">
            <text:p/>
          </table:table-cell>
          <table:table-cell table:formula="of:=CONCATENATE([.F1183]; IF(ISTEXT([.B1183]); CONCATENATE(&quot; {&quot;;[.B1183];&quot;}&quot;);&quot;&quot;))">
            <text:p/>
          </table:table-cell>
          <table:table-cell table:formula="of:=IF(ISTEXT([.G1183]);[.G11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4]);[.E1184];&quot;&quot;)">
            <text:p/>
          </table:table-cell>
          <table:table-cell table:formula="of:=CONCATENATE([.F1184]; IF(ISTEXT([.B1184]); CONCATENATE(&quot; {&quot;;[.B1184];&quot;}&quot;);&quot;&quot;))">
            <text:p/>
          </table:table-cell>
          <table:table-cell table:formula="of:=IF(ISTEXT([.G1184]);[.G11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5]);[.E1185];&quot;&quot;)">
            <text:p/>
          </table:table-cell>
          <table:table-cell table:formula="of:=CONCATENATE([.F1185]; IF(ISTEXT([.B1185]); CONCATENATE(&quot; {&quot;;[.B1185];&quot;}&quot;);&quot;&quot;))">
            <text:p/>
          </table:table-cell>
          <table:table-cell table:formula="of:=IF(ISTEXT([.G1185]);[.G11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6]);[.E1186];&quot;&quot;)">
            <text:p/>
          </table:table-cell>
          <table:table-cell table:formula="of:=CONCATENATE([.F1186]; IF(ISTEXT([.B1186]); CONCATENATE(&quot; {&quot;;[.B1186];&quot;}&quot;);&quot;&quot;))">
            <text:p/>
          </table:table-cell>
          <table:table-cell table:formula="of:=IF(ISTEXT([.G1186]);[.G11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7]);[.E1187];&quot;&quot;)">
            <text:p/>
          </table:table-cell>
          <table:table-cell table:formula="of:=CONCATENATE([.F1187]; IF(ISTEXT([.B1187]); CONCATENATE(&quot; {&quot;;[.B1187];&quot;}&quot;);&quot;&quot;))">
            <text:p/>
          </table:table-cell>
          <table:table-cell table:formula="of:=IF(ISTEXT([.G1187]);[.G11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8]);[.E1188];&quot;&quot;)">
            <text:p/>
          </table:table-cell>
          <table:table-cell table:formula="of:=CONCATENATE([.F1188]; IF(ISTEXT([.B1188]); CONCATENATE(&quot; {&quot;;[.B1188];&quot;}&quot;);&quot;&quot;))">
            <text:p/>
          </table:table-cell>
          <table:table-cell table:formula="of:=IF(ISTEXT([.G1188]);[.G11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89]);[.E1189];&quot;&quot;)">
            <text:p/>
          </table:table-cell>
          <table:table-cell table:formula="of:=CONCATENATE([.F1189]; IF(ISTEXT([.B1189]); CONCATENATE(&quot; {&quot;;[.B1189];&quot;}&quot;);&quot;&quot;))">
            <text:p/>
          </table:table-cell>
          <table:table-cell table:formula="of:=IF(ISTEXT([.G1189]);[.G11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0]);[.E1190];&quot;&quot;)">
            <text:p/>
          </table:table-cell>
          <table:table-cell table:formula="of:=CONCATENATE([.F1190]; IF(ISTEXT([.B1190]); CONCATENATE(&quot; {&quot;;[.B1190];&quot;}&quot;);&quot;&quot;))">
            <text:p/>
          </table:table-cell>
          <table:table-cell table:formula="of:=IF(ISTEXT([.G1190]);[.G11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1]);[.E1191];&quot;&quot;)">
            <text:p/>
          </table:table-cell>
          <table:table-cell table:formula="of:=CONCATENATE([.F1191]; IF(ISTEXT([.B1191]); CONCATENATE(&quot; {&quot;;[.B1191];&quot;}&quot;);&quot;&quot;))">
            <text:p/>
          </table:table-cell>
          <table:table-cell table:formula="of:=IF(ISTEXT([.G1191]);[.G11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2]);[.E1192];&quot;&quot;)">
            <text:p/>
          </table:table-cell>
          <table:table-cell table:formula="of:=CONCATENATE([.F1192]; IF(ISTEXT([.B1192]); CONCATENATE(&quot; {&quot;;[.B1192];&quot;}&quot;);&quot;&quot;))">
            <text:p/>
          </table:table-cell>
          <table:table-cell table:formula="of:=IF(ISTEXT([.G1192]);[.G11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3]);[.E1193];&quot;&quot;)">
            <text:p/>
          </table:table-cell>
          <table:table-cell table:formula="of:=CONCATENATE([.F1193]; IF(ISTEXT([.B1193]); CONCATENATE(&quot; {&quot;;[.B1193];&quot;}&quot;);&quot;&quot;))">
            <text:p/>
          </table:table-cell>
          <table:table-cell table:formula="of:=IF(ISTEXT([.G1193]);[.G11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4]);[.E1194];&quot;&quot;)">
            <text:p/>
          </table:table-cell>
          <table:table-cell table:formula="of:=CONCATENATE([.F1194]; IF(ISTEXT([.B1194]); CONCATENATE(&quot; {&quot;;[.B1194];&quot;}&quot;);&quot;&quot;))">
            <text:p/>
          </table:table-cell>
          <table:table-cell table:formula="of:=IF(ISTEXT([.G1194]);[.G11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5]);[.E1195];&quot;&quot;)">
            <text:p/>
          </table:table-cell>
          <table:table-cell table:formula="of:=CONCATENATE([.F1195]; IF(ISTEXT([.B1195]); CONCATENATE(&quot; {&quot;;[.B1195];&quot;}&quot;);&quot;&quot;))">
            <text:p/>
          </table:table-cell>
          <table:table-cell table:formula="of:=IF(ISTEXT([.G1195]);[.G11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6]);[.E1196];&quot;&quot;)">
            <text:p/>
          </table:table-cell>
          <table:table-cell table:formula="of:=CONCATENATE([.F1196]; IF(ISTEXT([.B1196]); CONCATENATE(&quot; {&quot;;[.B1196];&quot;}&quot;);&quot;&quot;))">
            <text:p/>
          </table:table-cell>
          <table:table-cell table:formula="of:=IF(ISTEXT([.G1196]);[.G11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7]);[.E1197];&quot;&quot;)">
            <text:p/>
          </table:table-cell>
          <table:table-cell table:formula="of:=CONCATENATE([.F1197]; IF(ISTEXT([.B1197]); CONCATENATE(&quot; {&quot;;[.B1197];&quot;}&quot;);&quot;&quot;))">
            <text:p/>
          </table:table-cell>
          <table:table-cell table:formula="of:=IF(ISTEXT([.G1197]);[.G11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8]);[.E1198];&quot;&quot;)">
            <text:p/>
          </table:table-cell>
          <table:table-cell table:formula="of:=CONCATENATE([.F1198]; IF(ISTEXT([.B1198]); CONCATENATE(&quot; {&quot;;[.B1198];&quot;}&quot;);&quot;&quot;))">
            <text:p/>
          </table:table-cell>
          <table:table-cell table:formula="of:=IF(ISTEXT([.G1198]);[.G11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199]);[.E1199];&quot;&quot;)">
            <text:p/>
          </table:table-cell>
          <table:table-cell table:formula="of:=CONCATENATE([.F1199]; IF(ISTEXT([.B1199]); CONCATENATE(&quot; {&quot;;[.B1199];&quot;}&quot;);&quot;&quot;))">
            <text:p/>
          </table:table-cell>
          <table:table-cell table:formula="of:=IF(ISTEXT([.G1199]);[.G11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0]);[.E1200];&quot;&quot;)">
            <text:p/>
          </table:table-cell>
          <table:table-cell table:formula="of:=CONCATENATE([.F1200]; IF(ISTEXT([.B1200]); CONCATENATE(&quot; {&quot;;[.B1200];&quot;}&quot;);&quot;&quot;))">
            <text:p/>
          </table:table-cell>
          <table:table-cell table:formula="of:=IF(ISTEXT([.G1200]);[.G12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1]);[.E1201];&quot;&quot;)">
            <text:p/>
          </table:table-cell>
          <table:table-cell table:formula="of:=CONCATENATE([.F1201]; IF(ISTEXT([.B1201]); CONCATENATE(&quot; {&quot;;[.B1201];&quot;}&quot;);&quot;&quot;))">
            <text:p/>
          </table:table-cell>
          <table:table-cell table:formula="of:=IF(ISTEXT([.G1201]);[.G12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2]);[.E1202];&quot;&quot;)">
            <text:p/>
          </table:table-cell>
          <table:table-cell table:formula="of:=CONCATENATE([.F1202]; IF(ISTEXT([.B1202]); CONCATENATE(&quot; {&quot;;[.B1202];&quot;}&quot;);&quot;&quot;))">
            <text:p/>
          </table:table-cell>
          <table:table-cell table:formula="of:=IF(ISTEXT([.G1202]);[.G12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3]);[.E1203];&quot;&quot;)">
            <text:p/>
          </table:table-cell>
          <table:table-cell table:formula="of:=CONCATENATE([.F1203]; IF(ISTEXT([.B1203]); CONCATENATE(&quot; {&quot;;[.B1203];&quot;}&quot;);&quot;&quot;))">
            <text:p/>
          </table:table-cell>
          <table:table-cell table:formula="of:=IF(ISTEXT([.G1203]);[.G12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4]);[.E1204];&quot;&quot;)">
            <text:p/>
          </table:table-cell>
          <table:table-cell table:formula="of:=CONCATENATE([.F1204]; IF(ISTEXT([.B1204]); CONCATENATE(&quot; {&quot;;[.B1204];&quot;}&quot;);&quot;&quot;))">
            <text:p/>
          </table:table-cell>
          <table:table-cell table:formula="of:=IF(ISTEXT([.G1204]);[.G12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5]);[.E1205];&quot;&quot;)">
            <text:p/>
          </table:table-cell>
          <table:table-cell table:formula="of:=CONCATENATE([.F1205]; IF(ISTEXT([.B1205]); CONCATENATE(&quot; {&quot;;[.B1205];&quot;}&quot;);&quot;&quot;))">
            <text:p/>
          </table:table-cell>
          <table:table-cell table:formula="of:=IF(ISTEXT([.G1205]);[.G12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6]);[.E1206];&quot;&quot;)">
            <text:p/>
          </table:table-cell>
          <table:table-cell table:formula="of:=CONCATENATE([.F1206]; IF(ISTEXT([.B1206]); CONCATENATE(&quot; {&quot;;[.B1206];&quot;}&quot;);&quot;&quot;))">
            <text:p/>
          </table:table-cell>
          <table:table-cell table:formula="of:=IF(ISTEXT([.G1206]);[.G12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7]);[.E1207];&quot;&quot;)">
            <text:p/>
          </table:table-cell>
          <table:table-cell table:formula="of:=CONCATENATE([.F1207]; IF(ISTEXT([.B1207]); CONCATENATE(&quot; {&quot;;[.B1207];&quot;}&quot;);&quot;&quot;))">
            <text:p/>
          </table:table-cell>
          <table:table-cell table:formula="of:=IF(ISTEXT([.G1207]);[.G12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8]);[.E1208];&quot;&quot;)">
            <text:p/>
          </table:table-cell>
          <table:table-cell table:formula="of:=CONCATENATE([.F1208]; IF(ISTEXT([.B1208]); CONCATENATE(&quot; {&quot;;[.B1208];&quot;}&quot;);&quot;&quot;))">
            <text:p/>
          </table:table-cell>
          <table:table-cell table:formula="of:=IF(ISTEXT([.G1208]);[.G12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09]);[.E1209];&quot;&quot;)">
            <text:p/>
          </table:table-cell>
          <table:table-cell table:formula="of:=CONCATENATE([.F1209]; IF(ISTEXT([.B1209]); CONCATENATE(&quot; {&quot;;[.B1209];&quot;}&quot;);&quot;&quot;))">
            <text:p/>
          </table:table-cell>
          <table:table-cell table:formula="of:=IF(ISTEXT([.G1209]);[.G12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0]);[.E1210];&quot;&quot;)">
            <text:p/>
          </table:table-cell>
          <table:table-cell table:formula="of:=CONCATENATE([.F1210]; IF(ISTEXT([.B1210]); CONCATENATE(&quot; {&quot;;[.B1210];&quot;}&quot;);&quot;&quot;))">
            <text:p/>
          </table:table-cell>
          <table:table-cell table:formula="of:=IF(ISTEXT([.G1210]);[.G12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1]);[.E1211];&quot;&quot;)">
            <text:p/>
          </table:table-cell>
          <table:table-cell table:formula="of:=CONCATENATE([.F1211]; IF(ISTEXT([.B1211]); CONCATENATE(&quot; {&quot;;[.B1211];&quot;}&quot;);&quot;&quot;))">
            <text:p/>
          </table:table-cell>
          <table:table-cell table:formula="of:=IF(ISTEXT([.G1211]);[.G12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2]);[.E1212];&quot;&quot;)">
            <text:p/>
          </table:table-cell>
          <table:table-cell table:formula="of:=CONCATENATE([.F1212]; IF(ISTEXT([.B1212]); CONCATENATE(&quot; {&quot;;[.B1212];&quot;}&quot;);&quot;&quot;))">
            <text:p/>
          </table:table-cell>
          <table:table-cell table:formula="of:=IF(ISTEXT([.G1212]);[.G12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3]);[.E1213];&quot;&quot;)">
            <text:p/>
          </table:table-cell>
          <table:table-cell table:formula="of:=CONCATENATE([.F1213]; IF(ISTEXT([.B1213]); CONCATENATE(&quot; {&quot;;[.B1213];&quot;}&quot;);&quot;&quot;))">
            <text:p/>
          </table:table-cell>
          <table:table-cell table:formula="of:=IF(ISTEXT([.G1213]);[.G12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4]);[.E1214];&quot;&quot;)">
            <text:p/>
          </table:table-cell>
          <table:table-cell table:formula="of:=CONCATENATE([.F1214]; IF(ISTEXT([.B1214]); CONCATENATE(&quot; {&quot;;[.B1214];&quot;}&quot;);&quot;&quot;))">
            <text:p/>
          </table:table-cell>
          <table:table-cell table:formula="of:=IF(ISTEXT([.G1214]);[.G12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5]);[.E1215];&quot;&quot;)">
            <text:p/>
          </table:table-cell>
          <table:table-cell table:formula="of:=CONCATENATE([.F1215]; IF(ISTEXT([.B1215]); CONCATENATE(&quot; {&quot;;[.B1215];&quot;}&quot;);&quot;&quot;))">
            <text:p/>
          </table:table-cell>
          <table:table-cell table:formula="of:=IF(ISTEXT([.G1215]);[.G12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6]);[.E1216];&quot;&quot;)">
            <text:p/>
          </table:table-cell>
          <table:table-cell table:formula="of:=CONCATENATE([.F1216]; IF(ISTEXT([.B1216]); CONCATENATE(&quot; {&quot;;[.B1216];&quot;}&quot;);&quot;&quot;))">
            <text:p/>
          </table:table-cell>
          <table:table-cell table:formula="of:=IF(ISTEXT([.G1216]);[.G12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7]);[.E1217];&quot;&quot;)">
            <text:p/>
          </table:table-cell>
          <table:table-cell table:formula="of:=CONCATENATE([.F1217]; IF(ISTEXT([.B1217]); CONCATENATE(&quot; {&quot;;[.B1217];&quot;}&quot;);&quot;&quot;))">
            <text:p/>
          </table:table-cell>
          <table:table-cell table:formula="of:=IF(ISTEXT([.G1217]);[.G12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8]);[.E1218];&quot;&quot;)">
            <text:p/>
          </table:table-cell>
          <table:table-cell table:formula="of:=CONCATENATE([.F1218]; IF(ISTEXT([.B1218]); CONCATENATE(&quot; {&quot;;[.B1218];&quot;}&quot;);&quot;&quot;))">
            <text:p/>
          </table:table-cell>
          <table:table-cell table:formula="of:=IF(ISTEXT([.G1218]);[.G12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19]);[.E1219];&quot;&quot;)">
            <text:p/>
          </table:table-cell>
          <table:table-cell table:formula="of:=CONCATENATE([.F1219]; IF(ISTEXT([.B1219]); CONCATENATE(&quot; {&quot;;[.B1219];&quot;}&quot;);&quot;&quot;))">
            <text:p/>
          </table:table-cell>
          <table:table-cell table:formula="of:=IF(ISTEXT([.G1219]);[.G12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0]);[.E1220];&quot;&quot;)">
            <text:p/>
          </table:table-cell>
          <table:table-cell table:formula="of:=CONCATENATE([.F1220]; IF(ISTEXT([.B1220]); CONCATENATE(&quot; {&quot;;[.B1220];&quot;}&quot;);&quot;&quot;))">
            <text:p/>
          </table:table-cell>
          <table:table-cell table:formula="of:=IF(ISTEXT([.G1220]);[.G12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1]);[.E1221];&quot;&quot;)">
            <text:p/>
          </table:table-cell>
          <table:table-cell table:formula="of:=CONCATENATE([.F1221]; IF(ISTEXT([.B1221]); CONCATENATE(&quot; {&quot;;[.B1221];&quot;}&quot;);&quot;&quot;))">
            <text:p/>
          </table:table-cell>
          <table:table-cell table:formula="of:=IF(ISTEXT([.G1221]);[.G12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2]);[.E1222];&quot;&quot;)">
            <text:p/>
          </table:table-cell>
          <table:table-cell table:formula="of:=CONCATENATE([.F1222]; IF(ISTEXT([.B1222]); CONCATENATE(&quot; {&quot;;[.B1222];&quot;}&quot;);&quot;&quot;))">
            <text:p/>
          </table:table-cell>
          <table:table-cell table:formula="of:=IF(ISTEXT([.G1222]);[.G12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3]);[.E1223];&quot;&quot;)">
            <text:p/>
          </table:table-cell>
          <table:table-cell table:formula="of:=CONCATENATE([.F1223]; IF(ISTEXT([.B1223]); CONCATENATE(&quot; {&quot;;[.B1223];&quot;}&quot;);&quot;&quot;))">
            <text:p/>
          </table:table-cell>
          <table:table-cell table:formula="of:=IF(ISTEXT([.G1223]);[.G12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4]);[.E1224];&quot;&quot;)">
            <text:p/>
          </table:table-cell>
          <table:table-cell table:formula="of:=CONCATENATE([.F1224]; IF(ISTEXT([.B1224]); CONCATENATE(&quot; {&quot;;[.B1224];&quot;}&quot;);&quot;&quot;))">
            <text:p/>
          </table:table-cell>
          <table:table-cell table:formula="of:=IF(ISTEXT([.G1224]);[.G12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5]);[.E1225];&quot;&quot;)">
            <text:p/>
          </table:table-cell>
          <table:table-cell table:formula="of:=CONCATENATE([.F1225]; IF(ISTEXT([.B1225]); CONCATENATE(&quot; {&quot;;[.B1225];&quot;}&quot;);&quot;&quot;))">
            <text:p/>
          </table:table-cell>
          <table:table-cell table:formula="of:=IF(ISTEXT([.G1225]);[.G12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6]);[.E1226];&quot;&quot;)">
            <text:p/>
          </table:table-cell>
          <table:table-cell table:formula="of:=CONCATENATE([.F1226]; IF(ISTEXT([.B1226]); CONCATENATE(&quot; {&quot;;[.B1226];&quot;}&quot;);&quot;&quot;))">
            <text:p/>
          </table:table-cell>
          <table:table-cell table:formula="of:=IF(ISTEXT([.G1226]);[.G12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7]);[.E1227];&quot;&quot;)">
            <text:p/>
          </table:table-cell>
          <table:table-cell table:formula="of:=CONCATENATE([.F1227]; IF(ISTEXT([.B1227]); CONCATENATE(&quot; {&quot;;[.B1227];&quot;}&quot;);&quot;&quot;))">
            <text:p/>
          </table:table-cell>
          <table:table-cell table:formula="of:=IF(ISTEXT([.G1227]);[.G12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8]);[.E1228];&quot;&quot;)">
            <text:p/>
          </table:table-cell>
          <table:table-cell table:formula="of:=CONCATENATE([.F1228]; IF(ISTEXT([.B1228]); CONCATENATE(&quot; {&quot;;[.B1228];&quot;}&quot;);&quot;&quot;))">
            <text:p/>
          </table:table-cell>
          <table:table-cell table:formula="of:=IF(ISTEXT([.G1228]);[.G12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29]);[.E1229];&quot;&quot;)">
            <text:p/>
          </table:table-cell>
          <table:table-cell table:formula="of:=CONCATENATE([.F1229]; IF(ISTEXT([.B1229]); CONCATENATE(&quot; {&quot;;[.B1229];&quot;}&quot;);&quot;&quot;))">
            <text:p/>
          </table:table-cell>
          <table:table-cell table:formula="of:=IF(ISTEXT([.G1229]);[.G12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0]);[.E1230];&quot;&quot;)">
            <text:p/>
          </table:table-cell>
          <table:table-cell table:formula="of:=CONCATENATE([.F1230]; IF(ISTEXT([.B1230]); CONCATENATE(&quot; {&quot;;[.B1230];&quot;}&quot;);&quot;&quot;))">
            <text:p/>
          </table:table-cell>
          <table:table-cell table:formula="of:=IF(ISTEXT([.G1230]);[.G12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1]);[.E1231];&quot;&quot;)">
            <text:p/>
          </table:table-cell>
          <table:table-cell table:formula="of:=CONCATENATE([.F1231]; IF(ISTEXT([.B1231]); CONCATENATE(&quot; {&quot;;[.B1231];&quot;}&quot;);&quot;&quot;))">
            <text:p/>
          </table:table-cell>
          <table:table-cell table:formula="of:=IF(ISTEXT([.G1231]);[.G12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2]);[.E1232];&quot;&quot;)">
            <text:p/>
          </table:table-cell>
          <table:table-cell table:formula="of:=CONCATENATE([.F1232]; IF(ISTEXT([.B1232]); CONCATENATE(&quot; {&quot;;[.B1232];&quot;}&quot;);&quot;&quot;))">
            <text:p/>
          </table:table-cell>
          <table:table-cell table:formula="of:=IF(ISTEXT([.G1232]);[.G12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3]);[.E1233];&quot;&quot;)">
            <text:p/>
          </table:table-cell>
          <table:table-cell table:formula="of:=CONCATENATE([.F1233]; IF(ISTEXT([.B1233]); CONCATENATE(&quot; {&quot;;[.B1233];&quot;}&quot;);&quot;&quot;))">
            <text:p/>
          </table:table-cell>
          <table:table-cell table:formula="of:=IF(ISTEXT([.G1233]);[.G12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4]);[.E1234];&quot;&quot;)">
            <text:p/>
          </table:table-cell>
          <table:table-cell table:formula="of:=CONCATENATE([.F1234]; IF(ISTEXT([.B1234]); CONCATENATE(&quot; {&quot;;[.B1234];&quot;}&quot;);&quot;&quot;))">
            <text:p/>
          </table:table-cell>
          <table:table-cell table:formula="of:=IF(ISTEXT([.G1234]);[.G12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5]);[.E1235];&quot;&quot;)">
            <text:p/>
          </table:table-cell>
          <table:table-cell table:formula="of:=CONCATENATE([.F1235]; IF(ISTEXT([.B1235]); CONCATENATE(&quot; {&quot;;[.B1235];&quot;}&quot;);&quot;&quot;))">
            <text:p/>
          </table:table-cell>
          <table:table-cell table:formula="of:=IF(ISTEXT([.G1235]);[.G12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6]);[.E1236];&quot;&quot;)">
            <text:p/>
          </table:table-cell>
          <table:table-cell table:formula="of:=CONCATENATE([.F1236]; IF(ISTEXT([.B1236]); CONCATENATE(&quot; {&quot;;[.B1236];&quot;}&quot;);&quot;&quot;))">
            <text:p/>
          </table:table-cell>
          <table:table-cell table:formula="of:=IF(ISTEXT([.G1236]);[.G12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7]);[.E1237];&quot;&quot;)">
            <text:p/>
          </table:table-cell>
          <table:table-cell table:formula="of:=CONCATENATE([.F1237]; IF(ISTEXT([.B1237]); CONCATENATE(&quot; {&quot;;[.B1237];&quot;}&quot;);&quot;&quot;))">
            <text:p/>
          </table:table-cell>
          <table:table-cell table:formula="of:=IF(ISTEXT([.G1237]);[.G12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8]);[.E1238];&quot;&quot;)">
            <text:p/>
          </table:table-cell>
          <table:table-cell table:formula="of:=CONCATENATE([.F1238]; IF(ISTEXT([.B1238]); CONCATENATE(&quot; {&quot;;[.B1238];&quot;}&quot;);&quot;&quot;))">
            <text:p/>
          </table:table-cell>
          <table:table-cell table:formula="of:=IF(ISTEXT([.G1238]);[.G12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39]);[.E1239];&quot;&quot;)">
            <text:p/>
          </table:table-cell>
          <table:table-cell table:formula="of:=CONCATENATE([.F1239]; IF(ISTEXT([.B1239]); CONCATENATE(&quot; {&quot;;[.B1239];&quot;}&quot;);&quot;&quot;))">
            <text:p/>
          </table:table-cell>
          <table:table-cell table:formula="of:=IF(ISTEXT([.G1239]);[.G12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0]);[.E1240];&quot;&quot;)">
            <text:p/>
          </table:table-cell>
          <table:table-cell table:formula="of:=CONCATENATE([.F1240]; IF(ISTEXT([.B1240]); CONCATENATE(&quot; {&quot;;[.B1240];&quot;}&quot;);&quot;&quot;))">
            <text:p/>
          </table:table-cell>
          <table:table-cell table:formula="of:=IF(ISTEXT([.G1240]);[.G12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1]);[.E1241];&quot;&quot;)">
            <text:p/>
          </table:table-cell>
          <table:table-cell table:formula="of:=CONCATENATE([.F1241]; IF(ISTEXT([.B1241]); CONCATENATE(&quot; {&quot;;[.B1241];&quot;}&quot;);&quot;&quot;))">
            <text:p/>
          </table:table-cell>
          <table:table-cell table:formula="of:=IF(ISTEXT([.G1241]);[.G12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2]);[.E1242];&quot;&quot;)">
            <text:p/>
          </table:table-cell>
          <table:table-cell table:formula="of:=CONCATENATE([.F1242]; IF(ISTEXT([.B1242]); CONCATENATE(&quot; {&quot;;[.B1242];&quot;}&quot;);&quot;&quot;))">
            <text:p/>
          </table:table-cell>
          <table:table-cell table:formula="of:=IF(ISTEXT([.G1242]);[.G12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3]);[.E1243];&quot;&quot;)">
            <text:p/>
          </table:table-cell>
          <table:table-cell table:formula="of:=CONCATENATE([.F1243]; IF(ISTEXT([.B1243]); CONCATENATE(&quot; {&quot;;[.B1243];&quot;}&quot;);&quot;&quot;))">
            <text:p/>
          </table:table-cell>
          <table:table-cell table:formula="of:=IF(ISTEXT([.G1243]);[.G12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4]);[.E1244];&quot;&quot;)">
            <text:p/>
          </table:table-cell>
          <table:table-cell table:formula="of:=CONCATENATE([.F1244]; IF(ISTEXT([.B1244]); CONCATENATE(&quot; {&quot;;[.B1244];&quot;}&quot;);&quot;&quot;))">
            <text:p/>
          </table:table-cell>
          <table:table-cell table:formula="of:=IF(ISTEXT([.G1244]);[.G12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5]);[.E1245];&quot;&quot;)">
            <text:p/>
          </table:table-cell>
          <table:table-cell table:formula="of:=CONCATENATE([.F1245]; IF(ISTEXT([.B1245]); CONCATENATE(&quot; {&quot;;[.B1245];&quot;}&quot;);&quot;&quot;))">
            <text:p/>
          </table:table-cell>
          <table:table-cell table:formula="of:=IF(ISTEXT([.G1245]);[.G12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6]);[.E1246];&quot;&quot;)">
            <text:p/>
          </table:table-cell>
          <table:table-cell table:formula="of:=CONCATENATE([.F1246]; IF(ISTEXT([.B1246]); CONCATENATE(&quot; {&quot;;[.B1246];&quot;}&quot;);&quot;&quot;))">
            <text:p/>
          </table:table-cell>
          <table:table-cell table:formula="of:=IF(ISTEXT([.G1246]);[.G12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7]);[.E1247];&quot;&quot;)">
            <text:p/>
          </table:table-cell>
          <table:table-cell table:formula="of:=CONCATENATE([.F1247]; IF(ISTEXT([.B1247]); CONCATENATE(&quot; {&quot;;[.B1247];&quot;}&quot;);&quot;&quot;))">
            <text:p/>
          </table:table-cell>
          <table:table-cell table:formula="of:=IF(ISTEXT([.G1247]);[.G12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8]);[.E1248];&quot;&quot;)">
            <text:p/>
          </table:table-cell>
          <table:table-cell table:formula="of:=CONCATENATE([.F1248]; IF(ISTEXT([.B1248]); CONCATENATE(&quot; {&quot;;[.B1248];&quot;}&quot;);&quot;&quot;))">
            <text:p/>
          </table:table-cell>
          <table:table-cell table:formula="of:=IF(ISTEXT([.G1248]);[.G12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49]);[.E1249];&quot;&quot;)">
            <text:p/>
          </table:table-cell>
          <table:table-cell table:formula="of:=CONCATENATE([.F1249]; IF(ISTEXT([.B1249]); CONCATENATE(&quot; {&quot;;[.B1249];&quot;}&quot;);&quot;&quot;))">
            <text:p/>
          </table:table-cell>
          <table:table-cell table:formula="of:=IF(ISTEXT([.G1249]);[.G12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0]);[.E1250];&quot;&quot;)">
            <text:p/>
          </table:table-cell>
          <table:table-cell table:formula="of:=CONCATENATE([.F1250]; IF(ISTEXT([.B1250]); CONCATENATE(&quot; {&quot;;[.B1250];&quot;}&quot;);&quot;&quot;))">
            <text:p/>
          </table:table-cell>
          <table:table-cell table:formula="of:=IF(ISTEXT([.G1250]);[.G12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1]);[.E1251];&quot;&quot;)">
            <text:p/>
          </table:table-cell>
          <table:table-cell table:formula="of:=CONCATENATE([.F1251]; IF(ISTEXT([.B1251]); CONCATENATE(&quot; {&quot;;[.B1251];&quot;}&quot;);&quot;&quot;))">
            <text:p/>
          </table:table-cell>
          <table:table-cell table:formula="of:=IF(ISTEXT([.G1251]);[.G12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2]);[.E1252];&quot;&quot;)">
            <text:p/>
          </table:table-cell>
          <table:table-cell table:formula="of:=CONCATENATE([.F1252]; IF(ISTEXT([.B1252]); CONCATENATE(&quot; {&quot;;[.B1252];&quot;}&quot;);&quot;&quot;))">
            <text:p/>
          </table:table-cell>
          <table:table-cell table:formula="of:=IF(ISTEXT([.G1252]);[.G12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3]);[.E1253];&quot;&quot;)">
            <text:p/>
          </table:table-cell>
          <table:table-cell table:formula="of:=CONCATENATE([.F1253]; IF(ISTEXT([.B1253]); CONCATENATE(&quot; {&quot;;[.B1253];&quot;}&quot;);&quot;&quot;))">
            <text:p/>
          </table:table-cell>
          <table:table-cell table:formula="of:=IF(ISTEXT([.G1253]);[.G12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4]);[.E1254];&quot;&quot;)">
            <text:p/>
          </table:table-cell>
          <table:table-cell table:formula="of:=CONCATENATE([.F1254]; IF(ISTEXT([.B1254]); CONCATENATE(&quot; {&quot;;[.B1254];&quot;}&quot;);&quot;&quot;))">
            <text:p/>
          </table:table-cell>
          <table:table-cell table:formula="of:=IF(ISTEXT([.G1254]);[.G12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5]);[.E1255];&quot;&quot;)">
            <text:p/>
          </table:table-cell>
          <table:table-cell table:formula="of:=CONCATENATE([.F1255]; IF(ISTEXT([.B1255]); CONCATENATE(&quot; {&quot;;[.B1255];&quot;}&quot;);&quot;&quot;))">
            <text:p/>
          </table:table-cell>
          <table:table-cell table:formula="of:=IF(ISTEXT([.G1255]);[.G12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6]);[.E1256];&quot;&quot;)">
            <text:p/>
          </table:table-cell>
          <table:table-cell table:formula="of:=CONCATENATE([.F1256]; IF(ISTEXT([.B1256]); CONCATENATE(&quot; {&quot;;[.B1256];&quot;}&quot;);&quot;&quot;))">
            <text:p/>
          </table:table-cell>
          <table:table-cell table:formula="of:=IF(ISTEXT([.G1256]);[.G12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7]);[.E1257];&quot;&quot;)">
            <text:p/>
          </table:table-cell>
          <table:table-cell table:formula="of:=CONCATENATE([.F1257]; IF(ISTEXT([.B1257]); CONCATENATE(&quot; {&quot;;[.B1257];&quot;}&quot;);&quot;&quot;))">
            <text:p/>
          </table:table-cell>
          <table:table-cell table:formula="of:=IF(ISTEXT([.G1257]);[.G12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8]);[.E1258];&quot;&quot;)">
            <text:p/>
          </table:table-cell>
          <table:table-cell table:formula="of:=CONCATENATE([.F1258]; IF(ISTEXT([.B1258]); CONCATENATE(&quot; {&quot;;[.B1258];&quot;}&quot;);&quot;&quot;))">
            <text:p/>
          </table:table-cell>
          <table:table-cell table:formula="of:=IF(ISTEXT([.G1258]);[.G12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59]);[.E1259];&quot;&quot;)">
            <text:p/>
          </table:table-cell>
          <table:table-cell table:formula="of:=CONCATENATE([.F1259]; IF(ISTEXT([.B1259]); CONCATENATE(&quot; {&quot;;[.B1259];&quot;}&quot;);&quot;&quot;))">
            <text:p/>
          </table:table-cell>
          <table:table-cell table:formula="of:=IF(ISTEXT([.G1259]);[.G12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0]);[.E1260];&quot;&quot;)">
            <text:p/>
          </table:table-cell>
          <table:table-cell table:formula="of:=CONCATENATE([.F1260]; IF(ISTEXT([.B1260]); CONCATENATE(&quot; {&quot;;[.B1260];&quot;}&quot;);&quot;&quot;))">
            <text:p/>
          </table:table-cell>
          <table:table-cell table:formula="of:=IF(ISTEXT([.G1260]);[.G12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1]);[.E1261];&quot;&quot;)">
            <text:p/>
          </table:table-cell>
          <table:table-cell table:formula="of:=CONCATENATE([.F1261]; IF(ISTEXT([.B1261]); CONCATENATE(&quot; {&quot;;[.B1261];&quot;}&quot;);&quot;&quot;))">
            <text:p/>
          </table:table-cell>
          <table:table-cell table:formula="of:=IF(ISTEXT([.G1261]);[.G12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2]);[.E1262];&quot;&quot;)">
            <text:p/>
          </table:table-cell>
          <table:table-cell table:formula="of:=CONCATENATE([.F1262]; IF(ISTEXT([.B1262]); CONCATENATE(&quot; {&quot;;[.B1262];&quot;}&quot;);&quot;&quot;))">
            <text:p/>
          </table:table-cell>
          <table:table-cell table:formula="of:=IF(ISTEXT([.G1262]);[.G12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3]);[.E1263];&quot;&quot;)">
            <text:p/>
          </table:table-cell>
          <table:table-cell table:formula="of:=CONCATENATE([.F1263]; IF(ISTEXT([.B1263]); CONCATENATE(&quot; {&quot;;[.B1263];&quot;}&quot;);&quot;&quot;))">
            <text:p/>
          </table:table-cell>
          <table:table-cell table:formula="of:=IF(ISTEXT([.G1263]);[.G12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4]);[.E1264];&quot;&quot;)">
            <text:p/>
          </table:table-cell>
          <table:table-cell table:formula="of:=CONCATENATE([.F1264]; IF(ISTEXT([.B1264]); CONCATENATE(&quot; {&quot;;[.B1264];&quot;}&quot;);&quot;&quot;))">
            <text:p/>
          </table:table-cell>
          <table:table-cell table:formula="of:=IF(ISTEXT([.G1264]);[.G12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5]);[.E1265];&quot;&quot;)">
            <text:p/>
          </table:table-cell>
          <table:table-cell table:formula="of:=CONCATENATE([.F1265]; IF(ISTEXT([.B1265]); CONCATENATE(&quot; {&quot;;[.B1265];&quot;}&quot;);&quot;&quot;))">
            <text:p/>
          </table:table-cell>
          <table:table-cell table:formula="of:=IF(ISTEXT([.G1265]);[.G12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6]);[.E1266];&quot;&quot;)">
            <text:p/>
          </table:table-cell>
          <table:table-cell table:formula="of:=CONCATENATE([.F1266]; IF(ISTEXT([.B1266]); CONCATENATE(&quot; {&quot;;[.B1266];&quot;}&quot;);&quot;&quot;))">
            <text:p/>
          </table:table-cell>
          <table:table-cell table:formula="of:=IF(ISTEXT([.G1266]);[.G12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7]);[.E1267];&quot;&quot;)">
            <text:p/>
          </table:table-cell>
          <table:table-cell table:formula="of:=CONCATENATE([.F1267]; IF(ISTEXT([.B1267]); CONCATENATE(&quot; {&quot;;[.B1267];&quot;}&quot;);&quot;&quot;))">
            <text:p/>
          </table:table-cell>
          <table:table-cell table:formula="of:=IF(ISTEXT([.G1267]);[.G12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8]);[.E1268];&quot;&quot;)">
            <text:p/>
          </table:table-cell>
          <table:table-cell table:formula="of:=CONCATENATE([.F1268]; IF(ISTEXT([.B1268]); CONCATENATE(&quot; {&quot;;[.B1268];&quot;}&quot;);&quot;&quot;))">
            <text:p/>
          </table:table-cell>
          <table:table-cell table:formula="of:=IF(ISTEXT([.G1268]);[.G12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69]);[.E1269];&quot;&quot;)">
            <text:p/>
          </table:table-cell>
          <table:table-cell table:formula="of:=CONCATENATE([.F1269]; IF(ISTEXT([.B1269]); CONCATENATE(&quot; {&quot;;[.B1269];&quot;}&quot;);&quot;&quot;))">
            <text:p/>
          </table:table-cell>
          <table:table-cell table:formula="of:=IF(ISTEXT([.G1269]);[.G12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0]);[.E1270];&quot;&quot;)">
            <text:p/>
          </table:table-cell>
          <table:table-cell table:formula="of:=CONCATENATE([.F1270]; IF(ISTEXT([.B1270]); CONCATENATE(&quot; {&quot;;[.B1270];&quot;}&quot;);&quot;&quot;))">
            <text:p/>
          </table:table-cell>
          <table:table-cell table:formula="of:=IF(ISTEXT([.G1270]);[.G12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1]);[.E1271];&quot;&quot;)">
            <text:p/>
          </table:table-cell>
          <table:table-cell table:formula="of:=CONCATENATE([.F1271]; IF(ISTEXT([.B1271]); CONCATENATE(&quot; {&quot;;[.B1271];&quot;}&quot;);&quot;&quot;))">
            <text:p/>
          </table:table-cell>
          <table:table-cell table:formula="of:=IF(ISTEXT([.G1271]);[.G12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2]);[.E1272];&quot;&quot;)">
            <text:p/>
          </table:table-cell>
          <table:table-cell table:formula="of:=CONCATENATE([.F1272]; IF(ISTEXT([.B1272]); CONCATENATE(&quot; {&quot;;[.B1272];&quot;}&quot;);&quot;&quot;))">
            <text:p/>
          </table:table-cell>
          <table:table-cell table:formula="of:=IF(ISTEXT([.G1272]);[.G12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3]);[.E1273];&quot;&quot;)">
            <text:p/>
          </table:table-cell>
          <table:table-cell table:formula="of:=CONCATENATE([.F1273]; IF(ISTEXT([.B1273]); CONCATENATE(&quot; {&quot;;[.B1273];&quot;}&quot;);&quot;&quot;))">
            <text:p/>
          </table:table-cell>
          <table:table-cell table:formula="of:=IF(ISTEXT([.G1273]);[.G12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4]);[.E1274];&quot;&quot;)">
            <text:p/>
          </table:table-cell>
          <table:table-cell table:formula="of:=CONCATENATE([.F1274]; IF(ISTEXT([.B1274]); CONCATENATE(&quot; {&quot;;[.B1274];&quot;}&quot;);&quot;&quot;))">
            <text:p/>
          </table:table-cell>
          <table:table-cell table:formula="of:=IF(ISTEXT([.G1274]);[.G12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5]);[.E1275];&quot;&quot;)">
            <text:p/>
          </table:table-cell>
          <table:table-cell table:formula="of:=CONCATENATE([.F1275]; IF(ISTEXT([.B1275]); CONCATENATE(&quot; {&quot;;[.B1275];&quot;}&quot;);&quot;&quot;))">
            <text:p/>
          </table:table-cell>
          <table:table-cell table:formula="of:=IF(ISTEXT([.G1275]);[.G12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6]);[.E1276];&quot;&quot;)">
            <text:p/>
          </table:table-cell>
          <table:table-cell table:formula="of:=CONCATENATE([.F1276]; IF(ISTEXT([.B1276]); CONCATENATE(&quot; {&quot;;[.B1276];&quot;}&quot;);&quot;&quot;))">
            <text:p/>
          </table:table-cell>
          <table:table-cell table:formula="of:=IF(ISTEXT([.G1276]);[.G12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7]);[.E1277];&quot;&quot;)">
            <text:p/>
          </table:table-cell>
          <table:table-cell table:formula="of:=CONCATENATE([.F1277]; IF(ISTEXT([.B1277]); CONCATENATE(&quot; {&quot;;[.B1277];&quot;}&quot;);&quot;&quot;))">
            <text:p/>
          </table:table-cell>
          <table:table-cell table:formula="of:=IF(ISTEXT([.G1277]);[.G12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8]);[.E1278];&quot;&quot;)">
            <text:p/>
          </table:table-cell>
          <table:table-cell table:formula="of:=CONCATENATE([.F1278]; IF(ISTEXT([.B1278]); CONCATENATE(&quot; {&quot;;[.B1278];&quot;}&quot;);&quot;&quot;))">
            <text:p/>
          </table:table-cell>
          <table:table-cell table:formula="of:=IF(ISTEXT([.G1278]);[.G12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79]);[.E1279];&quot;&quot;)">
            <text:p/>
          </table:table-cell>
          <table:table-cell table:formula="of:=CONCATENATE([.F1279]; IF(ISTEXT([.B1279]); CONCATENATE(&quot; {&quot;;[.B1279];&quot;}&quot;);&quot;&quot;))">
            <text:p/>
          </table:table-cell>
          <table:table-cell table:formula="of:=IF(ISTEXT([.G1279]);[.G12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0]);[.E1280];&quot;&quot;)">
            <text:p/>
          </table:table-cell>
          <table:table-cell table:formula="of:=CONCATENATE([.F1280]; IF(ISTEXT([.B1280]); CONCATENATE(&quot; {&quot;;[.B1280];&quot;}&quot;);&quot;&quot;))">
            <text:p/>
          </table:table-cell>
          <table:table-cell table:formula="of:=IF(ISTEXT([.G1280]);[.G12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1]);[.E1281];&quot;&quot;)">
            <text:p/>
          </table:table-cell>
          <table:table-cell table:formula="of:=CONCATENATE([.F1281]; IF(ISTEXT([.B1281]); CONCATENATE(&quot; {&quot;;[.B1281];&quot;}&quot;);&quot;&quot;))">
            <text:p/>
          </table:table-cell>
          <table:table-cell table:formula="of:=IF(ISTEXT([.G1281]);[.G12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2]);[.E1282];&quot;&quot;)">
            <text:p/>
          </table:table-cell>
          <table:table-cell table:formula="of:=CONCATENATE([.F1282]; IF(ISTEXT([.B1282]); CONCATENATE(&quot; {&quot;;[.B1282];&quot;}&quot;);&quot;&quot;))">
            <text:p/>
          </table:table-cell>
          <table:table-cell table:formula="of:=IF(ISTEXT([.G1282]);[.G12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3]);[.E1283];&quot;&quot;)">
            <text:p/>
          </table:table-cell>
          <table:table-cell table:formula="of:=CONCATENATE([.F1283]; IF(ISTEXT([.B1283]); CONCATENATE(&quot; {&quot;;[.B1283];&quot;}&quot;);&quot;&quot;))">
            <text:p/>
          </table:table-cell>
          <table:table-cell table:formula="of:=IF(ISTEXT([.G1283]);[.G12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4]);[.E1284];&quot;&quot;)">
            <text:p/>
          </table:table-cell>
          <table:table-cell table:formula="of:=CONCATENATE([.F1284]; IF(ISTEXT([.B1284]); CONCATENATE(&quot; {&quot;;[.B1284];&quot;}&quot;);&quot;&quot;))">
            <text:p/>
          </table:table-cell>
          <table:table-cell table:formula="of:=IF(ISTEXT([.G1284]);[.G12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5]);[.E1285];&quot;&quot;)">
            <text:p/>
          </table:table-cell>
          <table:table-cell table:formula="of:=CONCATENATE([.F1285]; IF(ISTEXT([.B1285]); CONCATENATE(&quot; {&quot;;[.B1285];&quot;}&quot;);&quot;&quot;))">
            <text:p/>
          </table:table-cell>
          <table:table-cell table:formula="of:=IF(ISTEXT([.G1285]);[.G12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6]);[.E1286];&quot;&quot;)">
            <text:p/>
          </table:table-cell>
          <table:table-cell table:formula="of:=CONCATENATE([.F1286]; IF(ISTEXT([.B1286]); CONCATENATE(&quot; {&quot;;[.B1286];&quot;}&quot;);&quot;&quot;))">
            <text:p/>
          </table:table-cell>
          <table:table-cell table:formula="of:=IF(ISTEXT([.G1286]);[.G12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7]);[.E1287];&quot;&quot;)">
            <text:p/>
          </table:table-cell>
          <table:table-cell table:formula="of:=CONCATENATE([.F1287]; IF(ISTEXT([.B1287]); CONCATENATE(&quot; {&quot;;[.B1287];&quot;}&quot;);&quot;&quot;))">
            <text:p/>
          </table:table-cell>
          <table:table-cell table:formula="of:=IF(ISTEXT([.G1287]);[.G12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8]);[.E1288];&quot;&quot;)">
            <text:p/>
          </table:table-cell>
          <table:table-cell table:formula="of:=CONCATENATE([.F1288]; IF(ISTEXT([.B1288]); CONCATENATE(&quot; {&quot;;[.B1288];&quot;}&quot;);&quot;&quot;))">
            <text:p/>
          </table:table-cell>
          <table:table-cell table:formula="of:=IF(ISTEXT([.G1288]);[.G12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89]);[.E1289];&quot;&quot;)">
            <text:p/>
          </table:table-cell>
          <table:table-cell table:formula="of:=CONCATENATE([.F1289]; IF(ISTEXT([.B1289]); CONCATENATE(&quot; {&quot;;[.B1289];&quot;}&quot;);&quot;&quot;))">
            <text:p/>
          </table:table-cell>
          <table:table-cell table:formula="of:=IF(ISTEXT([.G1289]);[.G12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0]);[.E1290];&quot;&quot;)">
            <text:p/>
          </table:table-cell>
          <table:table-cell table:formula="of:=CONCATENATE([.F1290]; IF(ISTEXT([.B1290]); CONCATENATE(&quot; {&quot;;[.B1290];&quot;}&quot;);&quot;&quot;))">
            <text:p/>
          </table:table-cell>
          <table:table-cell table:formula="of:=IF(ISTEXT([.G1290]);[.G12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1]);[.E1291];&quot;&quot;)">
            <text:p/>
          </table:table-cell>
          <table:table-cell table:formula="of:=CONCATENATE([.F1291]; IF(ISTEXT([.B1291]); CONCATENATE(&quot; {&quot;;[.B1291];&quot;}&quot;);&quot;&quot;))">
            <text:p/>
          </table:table-cell>
          <table:table-cell table:formula="of:=IF(ISTEXT([.G1291]);[.G12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2]);[.E1292];&quot;&quot;)">
            <text:p/>
          </table:table-cell>
          <table:table-cell table:formula="of:=CONCATENATE([.F1292]; IF(ISTEXT([.B1292]); CONCATENATE(&quot; {&quot;;[.B1292];&quot;}&quot;);&quot;&quot;))">
            <text:p/>
          </table:table-cell>
          <table:table-cell table:formula="of:=IF(ISTEXT([.G1292]);[.G12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3]);[.E1293];&quot;&quot;)">
            <text:p/>
          </table:table-cell>
          <table:table-cell table:formula="of:=CONCATENATE([.F1293]; IF(ISTEXT([.B1293]); CONCATENATE(&quot; {&quot;;[.B1293];&quot;}&quot;);&quot;&quot;))">
            <text:p/>
          </table:table-cell>
          <table:table-cell table:formula="of:=IF(ISTEXT([.G1293]);[.G12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4]);[.E1294];&quot;&quot;)">
            <text:p/>
          </table:table-cell>
          <table:table-cell table:formula="of:=CONCATENATE([.F1294]; IF(ISTEXT([.B1294]); CONCATENATE(&quot; {&quot;;[.B1294];&quot;}&quot;);&quot;&quot;))">
            <text:p/>
          </table:table-cell>
          <table:table-cell table:formula="of:=IF(ISTEXT([.G1294]);[.G12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5]);[.E1295];&quot;&quot;)">
            <text:p/>
          </table:table-cell>
          <table:table-cell table:formula="of:=CONCATENATE([.F1295]; IF(ISTEXT([.B1295]); CONCATENATE(&quot; {&quot;;[.B1295];&quot;}&quot;);&quot;&quot;))">
            <text:p/>
          </table:table-cell>
          <table:table-cell table:formula="of:=IF(ISTEXT([.G1295]);[.G12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6]);[.E1296];&quot;&quot;)">
            <text:p/>
          </table:table-cell>
          <table:table-cell table:formula="of:=CONCATENATE([.F1296]; IF(ISTEXT([.B1296]); CONCATENATE(&quot; {&quot;;[.B1296];&quot;}&quot;);&quot;&quot;))">
            <text:p/>
          </table:table-cell>
          <table:table-cell table:formula="of:=IF(ISTEXT([.G1296]);[.G12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7]);[.E1297];&quot;&quot;)">
            <text:p/>
          </table:table-cell>
          <table:table-cell table:formula="of:=CONCATENATE([.F1297]; IF(ISTEXT([.B1297]); CONCATENATE(&quot; {&quot;;[.B1297];&quot;}&quot;);&quot;&quot;))">
            <text:p/>
          </table:table-cell>
          <table:table-cell table:formula="of:=IF(ISTEXT([.G1297]);[.G12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8]);[.E1298];&quot;&quot;)">
            <text:p/>
          </table:table-cell>
          <table:table-cell table:formula="of:=CONCATENATE([.F1298]; IF(ISTEXT([.B1298]); CONCATENATE(&quot; {&quot;;[.B1298];&quot;}&quot;);&quot;&quot;))">
            <text:p/>
          </table:table-cell>
          <table:table-cell table:formula="of:=IF(ISTEXT([.G1298]);[.G12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299]);[.E1299];&quot;&quot;)">
            <text:p/>
          </table:table-cell>
          <table:table-cell table:formula="of:=CONCATENATE([.F1299]; IF(ISTEXT([.B1299]); CONCATENATE(&quot; {&quot;;[.B1299];&quot;}&quot;);&quot;&quot;))">
            <text:p/>
          </table:table-cell>
          <table:table-cell table:formula="of:=IF(ISTEXT([.G1299]);[.G12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0]);[.E1300];&quot;&quot;)">
            <text:p/>
          </table:table-cell>
          <table:table-cell table:formula="of:=CONCATENATE([.F1300]; IF(ISTEXT([.B1300]); CONCATENATE(&quot; {&quot;;[.B1300];&quot;}&quot;);&quot;&quot;))">
            <text:p/>
          </table:table-cell>
          <table:table-cell table:formula="of:=IF(ISTEXT([.G1300]);[.G13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1]);[.E1301];&quot;&quot;)">
            <text:p/>
          </table:table-cell>
          <table:table-cell table:formula="of:=CONCATENATE([.F1301]; IF(ISTEXT([.B1301]); CONCATENATE(&quot; {&quot;;[.B1301];&quot;}&quot;);&quot;&quot;))">
            <text:p/>
          </table:table-cell>
          <table:table-cell table:formula="of:=IF(ISTEXT([.G1301]);[.G13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2]);[.E1302];&quot;&quot;)">
            <text:p/>
          </table:table-cell>
          <table:table-cell table:formula="of:=CONCATENATE([.F1302]; IF(ISTEXT([.B1302]); CONCATENATE(&quot; {&quot;;[.B1302];&quot;}&quot;);&quot;&quot;))">
            <text:p/>
          </table:table-cell>
          <table:table-cell table:formula="of:=IF(ISTEXT([.G1302]);[.G13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3]);[.E1303];&quot;&quot;)">
            <text:p/>
          </table:table-cell>
          <table:table-cell table:formula="of:=CONCATENATE([.F1303]; IF(ISTEXT([.B1303]); CONCATENATE(&quot; {&quot;;[.B1303];&quot;}&quot;);&quot;&quot;))">
            <text:p/>
          </table:table-cell>
          <table:table-cell table:formula="of:=IF(ISTEXT([.G1303]);[.G13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4]);[.E1304];&quot;&quot;)">
            <text:p/>
          </table:table-cell>
          <table:table-cell table:formula="of:=CONCATENATE([.F1304]; IF(ISTEXT([.B1304]); CONCATENATE(&quot; {&quot;;[.B1304];&quot;}&quot;);&quot;&quot;))">
            <text:p/>
          </table:table-cell>
          <table:table-cell table:formula="of:=IF(ISTEXT([.G1304]);[.G13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5]);[.E1305];&quot;&quot;)">
            <text:p/>
          </table:table-cell>
          <table:table-cell table:formula="of:=CONCATENATE([.F1305]; IF(ISTEXT([.B1305]); CONCATENATE(&quot; {&quot;;[.B1305];&quot;}&quot;);&quot;&quot;))">
            <text:p/>
          </table:table-cell>
          <table:table-cell table:formula="of:=IF(ISTEXT([.G1305]);[.G13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6]);[.E1306];&quot;&quot;)">
            <text:p/>
          </table:table-cell>
          <table:table-cell table:formula="of:=CONCATENATE([.F1306]; IF(ISTEXT([.B1306]); CONCATENATE(&quot; {&quot;;[.B1306];&quot;}&quot;);&quot;&quot;))">
            <text:p/>
          </table:table-cell>
          <table:table-cell table:formula="of:=IF(ISTEXT([.G1306]);[.G13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7]);[.E1307];&quot;&quot;)">
            <text:p/>
          </table:table-cell>
          <table:table-cell table:formula="of:=CONCATENATE([.F1307]; IF(ISTEXT([.B1307]); CONCATENATE(&quot; {&quot;;[.B1307];&quot;}&quot;);&quot;&quot;))">
            <text:p/>
          </table:table-cell>
          <table:table-cell table:formula="of:=IF(ISTEXT([.G1307]);[.G13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8]);[.E1308];&quot;&quot;)">
            <text:p/>
          </table:table-cell>
          <table:table-cell table:formula="of:=CONCATENATE([.F1308]; IF(ISTEXT([.B1308]); CONCATENATE(&quot; {&quot;;[.B1308];&quot;}&quot;);&quot;&quot;))">
            <text:p/>
          </table:table-cell>
          <table:table-cell table:formula="of:=IF(ISTEXT([.G1308]);[.G13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09]);[.E1309];&quot;&quot;)">
            <text:p/>
          </table:table-cell>
          <table:table-cell table:formula="of:=CONCATENATE([.F1309]; IF(ISTEXT([.B1309]); CONCATENATE(&quot; {&quot;;[.B1309];&quot;}&quot;);&quot;&quot;))">
            <text:p/>
          </table:table-cell>
          <table:table-cell table:formula="of:=IF(ISTEXT([.G1309]);[.G13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0]);[.E1310];&quot;&quot;)">
            <text:p/>
          </table:table-cell>
          <table:table-cell table:formula="of:=CONCATENATE([.F1310]; IF(ISTEXT([.B1310]); CONCATENATE(&quot; {&quot;;[.B1310];&quot;}&quot;);&quot;&quot;))">
            <text:p/>
          </table:table-cell>
          <table:table-cell table:formula="of:=IF(ISTEXT([.G1310]);[.G13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1]);[.E1311];&quot;&quot;)">
            <text:p/>
          </table:table-cell>
          <table:table-cell table:formula="of:=CONCATENATE([.F1311]; IF(ISTEXT([.B1311]); CONCATENATE(&quot; {&quot;;[.B1311];&quot;}&quot;);&quot;&quot;))">
            <text:p/>
          </table:table-cell>
          <table:table-cell table:formula="of:=IF(ISTEXT([.G1311]);[.G13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2]);[.E1312];&quot;&quot;)">
            <text:p/>
          </table:table-cell>
          <table:table-cell table:formula="of:=CONCATENATE([.F1312]; IF(ISTEXT([.B1312]); CONCATENATE(&quot; {&quot;;[.B1312];&quot;}&quot;);&quot;&quot;))">
            <text:p/>
          </table:table-cell>
          <table:table-cell table:formula="of:=IF(ISTEXT([.G1312]);[.G13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3]);[.E1313];&quot;&quot;)">
            <text:p/>
          </table:table-cell>
          <table:table-cell table:formula="of:=CONCATENATE([.F1313]; IF(ISTEXT([.B1313]); CONCATENATE(&quot; {&quot;;[.B1313];&quot;}&quot;);&quot;&quot;))">
            <text:p/>
          </table:table-cell>
          <table:table-cell table:formula="of:=IF(ISTEXT([.G1313]);[.G13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4]);[.E1314];&quot;&quot;)">
            <text:p/>
          </table:table-cell>
          <table:table-cell table:formula="of:=CONCATENATE([.F1314]; IF(ISTEXT([.B1314]); CONCATENATE(&quot; {&quot;;[.B1314];&quot;}&quot;);&quot;&quot;))">
            <text:p/>
          </table:table-cell>
          <table:table-cell table:formula="of:=IF(ISTEXT([.G1314]);[.G13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5]);[.E1315];&quot;&quot;)">
            <text:p/>
          </table:table-cell>
          <table:table-cell table:formula="of:=CONCATENATE([.F1315]; IF(ISTEXT([.B1315]); CONCATENATE(&quot; {&quot;;[.B1315];&quot;}&quot;);&quot;&quot;))">
            <text:p/>
          </table:table-cell>
          <table:table-cell table:formula="of:=IF(ISTEXT([.G1315]);[.G13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6]);[.E1316];&quot;&quot;)">
            <text:p/>
          </table:table-cell>
          <table:table-cell table:formula="of:=CONCATENATE([.F1316]; IF(ISTEXT([.B1316]); CONCATENATE(&quot; {&quot;;[.B1316];&quot;}&quot;);&quot;&quot;))">
            <text:p/>
          </table:table-cell>
          <table:table-cell table:formula="of:=IF(ISTEXT([.G1316]);[.G13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7]);[.E1317];&quot;&quot;)">
            <text:p/>
          </table:table-cell>
          <table:table-cell table:formula="of:=CONCATENATE([.F1317]; IF(ISTEXT([.B1317]); CONCATENATE(&quot; {&quot;;[.B1317];&quot;}&quot;);&quot;&quot;))">
            <text:p/>
          </table:table-cell>
          <table:table-cell table:formula="of:=IF(ISTEXT([.G1317]);[.G13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8]);[.E1318];&quot;&quot;)">
            <text:p/>
          </table:table-cell>
          <table:table-cell table:formula="of:=CONCATENATE([.F1318]; IF(ISTEXT([.B1318]); CONCATENATE(&quot; {&quot;;[.B1318];&quot;}&quot;);&quot;&quot;))">
            <text:p/>
          </table:table-cell>
          <table:table-cell table:formula="of:=IF(ISTEXT([.G1318]);[.G13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19]);[.E1319];&quot;&quot;)">
            <text:p/>
          </table:table-cell>
          <table:table-cell table:formula="of:=CONCATENATE([.F1319]; IF(ISTEXT([.B1319]); CONCATENATE(&quot; {&quot;;[.B1319];&quot;}&quot;);&quot;&quot;))">
            <text:p/>
          </table:table-cell>
          <table:table-cell table:formula="of:=IF(ISTEXT([.G1319]);[.G13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0]);[.E1320];&quot;&quot;)">
            <text:p/>
          </table:table-cell>
          <table:table-cell table:formula="of:=CONCATENATE([.F1320]; IF(ISTEXT([.B1320]); CONCATENATE(&quot; {&quot;;[.B1320];&quot;}&quot;);&quot;&quot;))">
            <text:p/>
          </table:table-cell>
          <table:table-cell table:formula="of:=IF(ISTEXT([.G1320]);[.G13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1]);[.E1321];&quot;&quot;)">
            <text:p/>
          </table:table-cell>
          <table:table-cell table:formula="of:=CONCATENATE([.F1321]; IF(ISTEXT([.B1321]); CONCATENATE(&quot; {&quot;;[.B1321];&quot;}&quot;);&quot;&quot;))">
            <text:p/>
          </table:table-cell>
          <table:table-cell table:formula="of:=IF(ISTEXT([.G1321]);[.G13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2]);[.E1322];&quot;&quot;)">
            <text:p/>
          </table:table-cell>
          <table:table-cell table:formula="of:=CONCATENATE([.F1322]; IF(ISTEXT([.B1322]); CONCATENATE(&quot; {&quot;;[.B1322];&quot;}&quot;);&quot;&quot;))">
            <text:p/>
          </table:table-cell>
          <table:table-cell table:formula="of:=IF(ISTEXT([.G1322]);[.G13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3]);[.E1323];&quot;&quot;)">
            <text:p/>
          </table:table-cell>
          <table:table-cell table:formula="of:=CONCATENATE([.F1323]; IF(ISTEXT([.B1323]); CONCATENATE(&quot; {&quot;;[.B1323];&quot;}&quot;);&quot;&quot;))">
            <text:p/>
          </table:table-cell>
          <table:table-cell table:formula="of:=IF(ISTEXT([.G1323]);[.G13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4]);[.E1324];&quot;&quot;)">
            <text:p/>
          </table:table-cell>
          <table:table-cell table:formula="of:=CONCATENATE([.F1324]; IF(ISTEXT([.B1324]); CONCATENATE(&quot; {&quot;;[.B1324];&quot;}&quot;);&quot;&quot;))">
            <text:p/>
          </table:table-cell>
          <table:table-cell table:formula="of:=IF(ISTEXT([.G1324]);[.G13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5]);[.E1325];&quot;&quot;)">
            <text:p/>
          </table:table-cell>
          <table:table-cell table:formula="of:=CONCATENATE([.F1325]; IF(ISTEXT([.B1325]); CONCATENATE(&quot; {&quot;;[.B1325];&quot;}&quot;);&quot;&quot;))">
            <text:p/>
          </table:table-cell>
          <table:table-cell table:formula="of:=IF(ISTEXT([.G1325]);[.G13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6]);[.E1326];&quot;&quot;)">
            <text:p/>
          </table:table-cell>
          <table:table-cell table:formula="of:=CONCATENATE([.F1326]; IF(ISTEXT([.B1326]); CONCATENATE(&quot; {&quot;;[.B1326];&quot;}&quot;);&quot;&quot;))">
            <text:p/>
          </table:table-cell>
          <table:table-cell table:formula="of:=IF(ISTEXT([.G1326]);[.G13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7]);[.E1327];&quot;&quot;)">
            <text:p/>
          </table:table-cell>
          <table:table-cell table:formula="of:=CONCATENATE([.F1327]; IF(ISTEXT([.B1327]); CONCATENATE(&quot; {&quot;;[.B1327];&quot;}&quot;);&quot;&quot;))">
            <text:p/>
          </table:table-cell>
          <table:table-cell table:formula="of:=IF(ISTEXT([.G1327]);[.G13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8]);[.E1328];&quot;&quot;)">
            <text:p/>
          </table:table-cell>
          <table:table-cell table:formula="of:=CONCATENATE([.F1328]; IF(ISTEXT([.B1328]); CONCATENATE(&quot; {&quot;;[.B1328];&quot;}&quot;);&quot;&quot;))">
            <text:p/>
          </table:table-cell>
          <table:table-cell table:formula="of:=IF(ISTEXT([.G1328]);[.G13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29]);[.E1329];&quot;&quot;)">
            <text:p/>
          </table:table-cell>
          <table:table-cell table:formula="of:=CONCATENATE([.F1329]; IF(ISTEXT([.B1329]); CONCATENATE(&quot; {&quot;;[.B1329];&quot;}&quot;);&quot;&quot;))">
            <text:p/>
          </table:table-cell>
          <table:table-cell table:formula="of:=IF(ISTEXT([.G1329]);[.G13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0]);[.E1330];&quot;&quot;)">
            <text:p/>
          </table:table-cell>
          <table:table-cell table:formula="of:=CONCATENATE([.F1330]; IF(ISTEXT([.B1330]); CONCATENATE(&quot; {&quot;;[.B1330];&quot;}&quot;);&quot;&quot;))">
            <text:p/>
          </table:table-cell>
          <table:table-cell table:formula="of:=IF(ISTEXT([.G1330]);[.G13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1]);[.E1331];&quot;&quot;)">
            <text:p/>
          </table:table-cell>
          <table:table-cell table:formula="of:=CONCATENATE([.F1331]; IF(ISTEXT([.B1331]); CONCATENATE(&quot; {&quot;;[.B1331];&quot;}&quot;);&quot;&quot;))">
            <text:p/>
          </table:table-cell>
          <table:table-cell table:formula="of:=IF(ISTEXT([.G1331]);[.G13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2]);[.E1332];&quot;&quot;)">
            <text:p/>
          </table:table-cell>
          <table:table-cell table:formula="of:=CONCATENATE([.F1332]; IF(ISTEXT([.B1332]); CONCATENATE(&quot; {&quot;;[.B1332];&quot;}&quot;);&quot;&quot;))">
            <text:p/>
          </table:table-cell>
          <table:table-cell table:formula="of:=IF(ISTEXT([.G1332]);[.G13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3]);[.E1333];&quot;&quot;)">
            <text:p/>
          </table:table-cell>
          <table:table-cell table:formula="of:=CONCATENATE([.F1333]; IF(ISTEXT([.B1333]); CONCATENATE(&quot; {&quot;;[.B1333];&quot;}&quot;);&quot;&quot;))">
            <text:p/>
          </table:table-cell>
          <table:table-cell table:formula="of:=IF(ISTEXT([.G1333]);[.G13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4]);[.E1334];&quot;&quot;)">
            <text:p/>
          </table:table-cell>
          <table:table-cell table:formula="of:=CONCATENATE([.F1334]; IF(ISTEXT([.B1334]); CONCATENATE(&quot; {&quot;;[.B1334];&quot;}&quot;);&quot;&quot;))">
            <text:p/>
          </table:table-cell>
          <table:table-cell table:formula="of:=IF(ISTEXT([.G1334]);[.G13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5]);[.E1335];&quot;&quot;)">
            <text:p/>
          </table:table-cell>
          <table:table-cell table:formula="of:=CONCATENATE([.F1335]; IF(ISTEXT([.B1335]); CONCATENATE(&quot; {&quot;;[.B1335];&quot;}&quot;);&quot;&quot;))">
            <text:p/>
          </table:table-cell>
          <table:table-cell table:formula="of:=IF(ISTEXT([.G1335]);[.G13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6]);[.E1336];&quot;&quot;)">
            <text:p/>
          </table:table-cell>
          <table:table-cell table:formula="of:=CONCATENATE([.F1336]; IF(ISTEXT([.B1336]); CONCATENATE(&quot; {&quot;;[.B1336];&quot;}&quot;);&quot;&quot;))">
            <text:p/>
          </table:table-cell>
          <table:table-cell table:formula="of:=IF(ISTEXT([.G1336]);[.G13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7]);[.E1337];&quot;&quot;)">
            <text:p/>
          </table:table-cell>
          <table:table-cell table:formula="of:=CONCATENATE([.F1337]; IF(ISTEXT([.B1337]); CONCATENATE(&quot; {&quot;;[.B1337];&quot;}&quot;);&quot;&quot;))">
            <text:p/>
          </table:table-cell>
          <table:table-cell table:formula="of:=IF(ISTEXT([.G1337]);[.G13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8]);[.E1338];&quot;&quot;)">
            <text:p/>
          </table:table-cell>
          <table:table-cell table:formula="of:=CONCATENATE([.F1338]; IF(ISTEXT([.B1338]); CONCATENATE(&quot; {&quot;;[.B1338];&quot;}&quot;);&quot;&quot;))">
            <text:p/>
          </table:table-cell>
          <table:table-cell table:formula="of:=IF(ISTEXT([.G1338]);[.G13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39]);[.E1339];&quot;&quot;)">
            <text:p/>
          </table:table-cell>
          <table:table-cell table:formula="of:=CONCATENATE([.F1339]; IF(ISTEXT([.B1339]); CONCATENATE(&quot; {&quot;;[.B1339];&quot;}&quot;);&quot;&quot;))">
            <text:p/>
          </table:table-cell>
          <table:table-cell table:formula="of:=IF(ISTEXT([.G1339]);[.G13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0]);[.E1340];&quot;&quot;)">
            <text:p/>
          </table:table-cell>
          <table:table-cell table:formula="of:=CONCATENATE([.F1340]; IF(ISTEXT([.B1340]); CONCATENATE(&quot; {&quot;;[.B1340];&quot;}&quot;);&quot;&quot;))">
            <text:p/>
          </table:table-cell>
          <table:table-cell table:formula="of:=IF(ISTEXT([.G1340]);[.G13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1]);[.E1341];&quot;&quot;)">
            <text:p/>
          </table:table-cell>
          <table:table-cell table:formula="of:=CONCATENATE([.F1341]; IF(ISTEXT([.B1341]); CONCATENATE(&quot; {&quot;;[.B1341];&quot;}&quot;);&quot;&quot;))">
            <text:p/>
          </table:table-cell>
          <table:table-cell table:formula="of:=IF(ISTEXT([.G1341]);[.G13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2]);[.E1342];&quot;&quot;)">
            <text:p/>
          </table:table-cell>
          <table:table-cell table:formula="of:=CONCATENATE([.F1342]; IF(ISTEXT([.B1342]); CONCATENATE(&quot; {&quot;;[.B1342];&quot;}&quot;);&quot;&quot;))">
            <text:p/>
          </table:table-cell>
          <table:table-cell table:formula="of:=IF(ISTEXT([.G1342]);[.G13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3]);[.E1343];&quot;&quot;)">
            <text:p/>
          </table:table-cell>
          <table:table-cell table:formula="of:=CONCATENATE([.F1343]; IF(ISTEXT([.B1343]); CONCATENATE(&quot; {&quot;;[.B1343];&quot;}&quot;);&quot;&quot;))">
            <text:p/>
          </table:table-cell>
          <table:table-cell table:formula="of:=IF(ISTEXT([.G1343]);[.G13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4]);[.E1344];&quot;&quot;)">
            <text:p/>
          </table:table-cell>
          <table:table-cell table:formula="of:=CONCATENATE([.F1344]; IF(ISTEXT([.B1344]); CONCATENATE(&quot; {&quot;;[.B1344];&quot;}&quot;);&quot;&quot;))">
            <text:p/>
          </table:table-cell>
          <table:table-cell table:formula="of:=IF(ISTEXT([.G1344]);[.G13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5]);[.E1345];&quot;&quot;)">
            <text:p/>
          </table:table-cell>
          <table:table-cell table:formula="of:=CONCATENATE([.F1345]; IF(ISTEXT([.B1345]); CONCATENATE(&quot; {&quot;;[.B1345];&quot;}&quot;);&quot;&quot;))">
            <text:p/>
          </table:table-cell>
          <table:table-cell table:formula="of:=IF(ISTEXT([.G1345]);[.G13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6]);[.E1346];&quot;&quot;)">
            <text:p/>
          </table:table-cell>
          <table:table-cell table:formula="of:=CONCATENATE([.F1346]; IF(ISTEXT([.B1346]); CONCATENATE(&quot; {&quot;;[.B1346];&quot;}&quot;);&quot;&quot;))">
            <text:p/>
          </table:table-cell>
          <table:table-cell table:formula="of:=IF(ISTEXT([.G1346]);[.G13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7]);[.E1347];&quot;&quot;)">
            <text:p/>
          </table:table-cell>
          <table:table-cell table:formula="of:=CONCATENATE([.F1347]; IF(ISTEXT([.B1347]); CONCATENATE(&quot; {&quot;;[.B1347];&quot;}&quot;);&quot;&quot;))">
            <text:p/>
          </table:table-cell>
          <table:table-cell table:formula="of:=IF(ISTEXT([.G1347]);[.G13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8]);[.E1348];&quot;&quot;)">
            <text:p/>
          </table:table-cell>
          <table:table-cell table:formula="of:=CONCATENATE([.F1348]; IF(ISTEXT([.B1348]); CONCATENATE(&quot; {&quot;;[.B1348];&quot;}&quot;);&quot;&quot;))">
            <text:p/>
          </table:table-cell>
          <table:table-cell table:formula="of:=IF(ISTEXT([.G1348]);[.G13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49]);[.E1349];&quot;&quot;)">
            <text:p/>
          </table:table-cell>
          <table:table-cell table:formula="of:=CONCATENATE([.F1349]; IF(ISTEXT([.B1349]); CONCATENATE(&quot; {&quot;;[.B1349];&quot;}&quot;);&quot;&quot;))">
            <text:p/>
          </table:table-cell>
          <table:table-cell table:formula="of:=IF(ISTEXT([.G1349]);[.G13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0]);[.E1350];&quot;&quot;)">
            <text:p/>
          </table:table-cell>
          <table:table-cell table:formula="of:=CONCATENATE([.F1350]; IF(ISTEXT([.B1350]); CONCATENATE(&quot; {&quot;;[.B1350];&quot;}&quot;);&quot;&quot;))">
            <text:p/>
          </table:table-cell>
          <table:table-cell table:formula="of:=IF(ISTEXT([.G1350]);[.G13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1]);[.E1351];&quot;&quot;)">
            <text:p/>
          </table:table-cell>
          <table:table-cell table:formula="of:=CONCATENATE([.F1351]; IF(ISTEXT([.B1351]); CONCATENATE(&quot; {&quot;;[.B1351];&quot;}&quot;);&quot;&quot;))">
            <text:p/>
          </table:table-cell>
          <table:table-cell table:formula="of:=IF(ISTEXT([.G1351]);[.G13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2]);[.E1352];&quot;&quot;)">
            <text:p/>
          </table:table-cell>
          <table:table-cell table:formula="of:=CONCATENATE([.F1352]; IF(ISTEXT([.B1352]); CONCATENATE(&quot; {&quot;;[.B1352];&quot;}&quot;);&quot;&quot;))">
            <text:p/>
          </table:table-cell>
          <table:table-cell table:formula="of:=IF(ISTEXT([.G1352]);[.G13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3]);[.E1353];&quot;&quot;)">
            <text:p/>
          </table:table-cell>
          <table:table-cell table:formula="of:=CONCATENATE([.F1353]; IF(ISTEXT([.B1353]); CONCATENATE(&quot; {&quot;;[.B1353];&quot;}&quot;);&quot;&quot;))">
            <text:p/>
          </table:table-cell>
          <table:table-cell table:formula="of:=IF(ISTEXT([.G1353]);[.G13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4]);[.E1354];&quot;&quot;)">
            <text:p/>
          </table:table-cell>
          <table:table-cell table:formula="of:=CONCATENATE([.F1354]; IF(ISTEXT([.B1354]); CONCATENATE(&quot; {&quot;;[.B1354];&quot;}&quot;);&quot;&quot;))">
            <text:p/>
          </table:table-cell>
          <table:table-cell table:formula="of:=IF(ISTEXT([.G1354]);[.G13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5]);[.E1355];&quot;&quot;)">
            <text:p/>
          </table:table-cell>
          <table:table-cell table:formula="of:=CONCATENATE([.F1355]; IF(ISTEXT([.B1355]); CONCATENATE(&quot; {&quot;;[.B1355];&quot;}&quot;);&quot;&quot;))">
            <text:p/>
          </table:table-cell>
          <table:table-cell table:formula="of:=IF(ISTEXT([.G1355]);[.G13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6]);[.E1356];&quot;&quot;)">
            <text:p/>
          </table:table-cell>
          <table:table-cell table:formula="of:=CONCATENATE([.F1356]; IF(ISTEXT([.B1356]); CONCATENATE(&quot; {&quot;;[.B1356];&quot;}&quot;);&quot;&quot;))">
            <text:p/>
          </table:table-cell>
          <table:table-cell table:formula="of:=IF(ISTEXT([.G1356]);[.G13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7]);[.E1357];&quot;&quot;)">
            <text:p/>
          </table:table-cell>
          <table:table-cell table:formula="of:=CONCATENATE([.F1357]; IF(ISTEXT([.B1357]); CONCATENATE(&quot; {&quot;;[.B1357];&quot;}&quot;);&quot;&quot;))">
            <text:p/>
          </table:table-cell>
          <table:table-cell table:formula="of:=IF(ISTEXT([.G1357]);[.G13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8]);[.E1358];&quot;&quot;)">
            <text:p/>
          </table:table-cell>
          <table:table-cell table:formula="of:=CONCATENATE([.F1358]; IF(ISTEXT([.B1358]); CONCATENATE(&quot; {&quot;;[.B1358];&quot;}&quot;);&quot;&quot;))">
            <text:p/>
          </table:table-cell>
          <table:table-cell table:formula="of:=IF(ISTEXT([.G1358]);[.G13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59]);[.E1359];&quot;&quot;)">
            <text:p/>
          </table:table-cell>
          <table:table-cell table:formula="of:=CONCATENATE([.F1359]; IF(ISTEXT([.B1359]); CONCATENATE(&quot; {&quot;;[.B1359];&quot;}&quot;);&quot;&quot;))">
            <text:p/>
          </table:table-cell>
          <table:table-cell table:formula="of:=IF(ISTEXT([.G1359]);[.G13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0]);[.E1360];&quot;&quot;)">
            <text:p/>
          </table:table-cell>
          <table:table-cell table:formula="of:=CONCATENATE([.F1360]; IF(ISTEXT([.B1360]); CONCATENATE(&quot; {&quot;;[.B1360];&quot;}&quot;);&quot;&quot;))">
            <text:p/>
          </table:table-cell>
          <table:table-cell table:formula="of:=IF(ISTEXT([.G1360]);[.G13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1]);[.E1361];&quot;&quot;)">
            <text:p/>
          </table:table-cell>
          <table:table-cell table:formula="of:=CONCATENATE([.F1361]; IF(ISTEXT([.B1361]); CONCATENATE(&quot; {&quot;;[.B1361];&quot;}&quot;);&quot;&quot;))">
            <text:p/>
          </table:table-cell>
          <table:table-cell table:formula="of:=IF(ISTEXT([.G1361]);[.G13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2]);[.E1362];&quot;&quot;)">
            <text:p/>
          </table:table-cell>
          <table:table-cell table:formula="of:=CONCATENATE([.F1362]; IF(ISTEXT([.B1362]); CONCATENATE(&quot; {&quot;;[.B1362];&quot;}&quot;);&quot;&quot;))">
            <text:p/>
          </table:table-cell>
          <table:table-cell table:formula="of:=IF(ISTEXT([.G1362]);[.G13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3]);[.E1363];&quot;&quot;)">
            <text:p/>
          </table:table-cell>
          <table:table-cell table:formula="of:=CONCATENATE([.F1363]; IF(ISTEXT([.B1363]); CONCATENATE(&quot; {&quot;;[.B1363];&quot;}&quot;);&quot;&quot;))">
            <text:p/>
          </table:table-cell>
          <table:table-cell table:formula="of:=IF(ISTEXT([.G1363]);[.G13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4]);[.E1364];&quot;&quot;)">
            <text:p/>
          </table:table-cell>
          <table:table-cell table:formula="of:=CONCATENATE([.F1364]; IF(ISTEXT([.B1364]); CONCATENATE(&quot; {&quot;;[.B1364];&quot;}&quot;);&quot;&quot;))">
            <text:p/>
          </table:table-cell>
          <table:table-cell table:formula="of:=IF(ISTEXT([.G1364]);[.G13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5]);[.E1365];&quot;&quot;)">
            <text:p/>
          </table:table-cell>
          <table:table-cell table:formula="of:=CONCATENATE([.F1365]; IF(ISTEXT([.B1365]); CONCATENATE(&quot; {&quot;;[.B1365];&quot;}&quot;);&quot;&quot;))">
            <text:p/>
          </table:table-cell>
          <table:table-cell table:formula="of:=IF(ISTEXT([.G1365]);[.G13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6]);[.E1366];&quot;&quot;)">
            <text:p/>
          </table:table-cell>
          <table:table-cell table:formula="of:=CONCATENATE([.F1366]; IF(ISTEXT([.B1366]); CONCATENATE(&quot; {&quot;;[.B1366];&quot;}&quot;);&quot;&quot;))">
            <text:p/>
          </table:table-cell>
          <table:table-cell table:formula="of:=IF(ISTEXT([.G1366]);[.G13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7]);[.E1367];&quot;&quot;)">
            <text:p/>
          </table:table-cell>
          <table:table-cell table:formula="of:=CONCATENATE([.F1367]; IF(ISTEXT([.B1367]); CONCATENATE(&quot; {&quot;;[.B1367];&quot;}&quot;);&quot;&quot;))">
            <text:p/>
          </table:table-cell>
          <table:table-cell table:formula="of:=IF(ISTEXT([.G1367]);[.G13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8]);[.E1368];&quot;&quot;)">
            <text:p/>
          </table:table-cell>
          <table:table-cell table:formula="of:=CONCATENATE([.F1368]; IF(ISTEXT([.B1368]); CONCATENATE(&quot; {&quot;;[.B1368];&quot;}&quot;);&quot;&quot;))">
            <text:p/>
          </table:table-cell>
          <table:table-cell table:formula="of:=IF(ISTEXT([.G1368]);[.G13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69]);[.E1369];&quot;&quot;)">
            <text:p/>
          </table:table-cell>
          <table:table-cell table:formula="of:=CONCATENATE([.F1369]; IF(ISTEXT([.B1369]); CONCATENATE(&quot; {&quot;;[.B1369];&quot;}&quot;);&quot;&quot;))">
            <text:p/>
          </table:table-cell>
          <table:table-cell table:formula="of:=IF(ISTEXT([.G1369]);[.G13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0]);[.E1370];&quot;&quot;)">
            <text:p/>
          </table:table-cell>
          <table:table-cell table:formula="of:=CONCATENATE([.F1370]; IF(ISTEXT([.B1370]); CONCATENATE(&quot; {&quot;;[.B1370];&quot;}&quot;);&quot;&quot;))">
            <text:p/>
          </table:table-cell>
          <table:table-cell table:formula="of:=IF(ISTEXT([.G1370]);[.G13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1]);[.E1371];&quot;&quot;)">
            <text:p/>
          </table:table-cell>
          <table:table-cell table:formula="of:=CONCATENATE([.F1371]; IF(ISTEXT([.B1371]); CONCATENATE(&quot; {&quot;;[.B1371];&quot;}&quot;);&quot;&quot;))">
            <text:p/>
          </table:table-cell>
          <table:table-cell table:formula="of:=IF(ISTEXT([.G1371]);[.G13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2]);[.E1372];&quot;&quot;)">
            <text:p/>
          </table:table-cell>
          <table:table-cell table:formula="of:=CONCATENATE([.F1372]; IF(ISTEXT([.B1372]); CONCATENATE(&quot; {&quot;;[.B1372];&quot;}&quot;);&quot;&quot;))">
            <text:p/>
          </table:table-cell>
          <table:table-cell table:formula="of:=IF(ISTEXT([.G1372]);[.G13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3]);[.E1373];&quot;&quot;)">
            <text:p/>
          </table:table-cell>
          <table:table-cell table:formula="of:=CONCATENATE([.F1373]; IF(ISTEXT([.B1373]); CONCATENATE(&quot; {&quot;;[.B1373];&quot;}&quot;);&quot;&quot;))">
            <text:p/>
          </table:table-cell>
          <table:table-cell table:formula="of:=IF(ISTEXT([.G1373]);[.G13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4]);[.E1374];&quot;&quot;)">
            <text:p/>
          </table:table-cell>
          <table:table-cell table:formula="of:=CONCATENATE([.F1374]; IF(ISTEXT([.B1374]); CONCATENATE(&quot; {&quot;;[.B1374];&quot;}&quot;);&quot;&quot;))">
            <text:p/>
          </table:table-cell>
          <table:table-cell table:formula="of:=IF(ISTEXT([.G1374]);[.G13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5]);[.E1375];&quot;&quot;)">
            <text:p/>
          </table:table-cell>
          <table:table-cell table:formula="of:=CONCATENATE([.F1375]; IF(ISTEXT([.B1375]); CONCATENATE(&quot; {&quot;;[.B1375];&quot;}&quot;);&quot;&quot;))">
            <text:p/>
          </table:table-cell>
          <table:table-cell table:formula="of:=IF(ISTEXT([.G1375]);[.G13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6]);[.E1376];&quot;&quot;)">
            <text:p/>
          </table:table-cell>
          <table:table-cell table:formula="of:=CONCATENATE([.F1376]; IF(ISTEXT([.B1376]); CONCATENATE(&quot; {&quot;;[.B1376];&quot;}&quot;);&quot;&quot;))">
            <text:p/>
          </table:table-cell>
          <table:table-cell table:formula="of:=IF(ISTEXT([.G1376]);[.G13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7]);[.E1377];&quot;&quot;)">
            <text:p/>
          </table:table-cell>
          <table:table-cell table:formula="of:=CONCATENATE([.F1377]; IF(ISTEXT([.B1377]); CONCATENATE(&quot; {&quot;;[.B1377];&quot;}&quot;);&quot;&quot;))">
            <text:p/>
          </table:table-cell>
          <table:table-cell table:formula="of:=IF(ISTEXT([.G1377]);[.G13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8]);[.E1378];&quot;&quot;)">
            <text:p/>
          </table:table-cell>
          <table:table-cell table:formula="of:=CONCATENATE([.F1378]; IF(ISTEXT([.B1378]); CONCATENATE(&quot; {&quot;;[.B1378];&quot;}&quot;);&quot;&quot;))">
            <text:p/>
          </table:table-cell>
          <table:table-cell table:formula="of:=IF(ISTEXT([.G1378]);[.G13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79]);[.E1379];&quot;&quot;)">
            <text:p/>
          </table:table-cell>
          <table:table-cell table:formula="of:=CONCATENATE([.F1379]; IF(ISTEXT([.B1379]); CONCATENATE(&quot; {&quot;;[.B1379];&quot;}&quot;);&quot;&quot;))">
            <text:p/>
          </table:table-cell>
          <table:table-cell table:formula="of:=IF(ISTEXT([.G1379]);[.G13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0]);[.E1380];&quot;&quot;)">
            <text:p/>
          </table:table-cell>
          <table:table-cell table:formula="of:=CONCATENATE([.F1380]; IF(ISTEXT([.B1380]); CONCATENATE(&quot; {&quot;;[.B1380];&quot;}&quot;);&quot;&quot;))">
            <text:p/>
          </table:table-cell>
          <table:table-cell table:formula="of:=IF(ISTEXT([.G1380]);[.G13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1]);[.E1381];&quot;&quot;)">
            <text:p/>
          </table:table-cell>
          <table:table-cell table:formula="of:=CONCATENATE([.F1381]; IF(ISTEXT([.B1381]); CONCATENATE(&quot; {&quot;;[.B1381];&quot;}&quot;);&quot;&quot;))">
            <text:p/>
          </table:table-cell>
          <table:table-cell table:formula="of:=IF(ISTEXT([.G1381]);[.G13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2]);[.E1382];&quot;&quot;)">
            <text:p/>
          </table:table-cell>
          <table:table-cell table:formula="of:=CONCATENATE([.F1382]; IF(ISTEXT([.B1382]); CONCATENATE(&quot; {&quot;;[.B1382];&quot;}&quot;);&quot;&quot;))">
            <text:p/>
          </table:table-cell>
          <table:table-cell table:formula="of:=IF(ISTEXT([.G1382]);[.G13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3]);[.E1383];&quot;&quot;)">
            <text:p/>
          </table:table-cell>
          <table:table-cell table:formula="of:=CONCATENATE([.F1383]; IF(ISTEXT([.B1383]); CONCATENATE(&quot; {&quot;;[.B1383];&quot;}&quot;);&quot;&quot;))">
            <text:p/>
          </table:table-cell>
          <table:table-cell table:formula="of:=IF(ISTEXT([.G1383]);[.G13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4]);[.E1384];&quot;&quot;)">
            <text:p/>
          </table:table-cell>
          <table:table-cell table:formula="of:=CONCATENATE([.F1384]; IF(ISTEXT([.B1384]); CONCATENATE(&quot; {&quot;;[.B1384];&quot;}&quot;);&quot;&quot;))">
            <text:p/>
          </table:table-cell>
          <table:table-cell table:formula="of:=IF(ISTEXT([.G1384]);[.G13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5]);[.E1385];&quot;&quot;)">
            <text:p/>
          </table:table-cell>
          <table:table-cell table:formula="of:=CONCATENATE([.F1385]; IF(ISTEXT([.B1385]); CONCATENATE(&quot; {&quot;;[.B1385];&quot;}&quot;);&quot;&quot;))">
            <text:p/>
          </table:table-cell>
          <table:table-cell table:formula="of:=IF(ISTEXT([.G1385]);[.G13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6]);[.E1386];&quot;&quot;)">
            <text:p/>
          </table:table-cell>
          <table:table-cell table:formula="of:=CONCATENATE([.F1386]; IF(ISTEXT([.B1386]); CONCATENATE(&quot; {&quot;;[.B1386];&quot;}&quot;);&quot;&quot;))">
            <text:p/>
          </table:table-cell>
          <table:table-cell table:formula="of:=IF(ISTEXT([.G1386]);[.G13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7]);[.E1387];&quot;&quot;)">
            <text:p/>
          </table:table-cell>
          <table:table-cell table:formula="of:=CONCATENATE([.F1387]; IF(ISTEXT([.B1387]); CONCATENATE(&quot; {&quot;;[.B1387];&quot;}&quot;);&quot;&quot;))">
            <text:p/>
          </table:table-cell>
          <table:table-cell table:formula="of:=IF(ISTEXT([.G1387]);[.G13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8]);[.E1388];&quot;&quot;)">
            <text:p/>
          </table:table-cell>
          <table:table-cell table:formula="of:=CONCATENATE([.F1388]; IF(ISTEXT([.B1388]); CONCATENATE(&quot; {&quot;;[.B1388];&quot;}&quot;);&quot;&quot;))">
            <text:p/>
          </table:table-cell>
          <table:table-cell table:formula="of:=IF(ISTEXT([.G1388]);[.G13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89]);[.E1389];&quot;&quot;)">
            <text:p/>
          </table:table-cell>
          <table:table-cell table:formula="of:=CONCATENATE([.F1389]; IF(ISTEXT([.B1389]); CONCATENATE(&quot; {&quot;;[.B1389];&quot;}&quot;);&quot;&quot;))">
            <text:p/>
          </table:table-cell>
          <table:table-cell table:formula="of:=IF(ISTEXT([.G1389]);[.G13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0]);[.E1390];&quot;&quot;)">
            <text:p/>
          </table:table-cell>
          <table:table-cell table:formula="of:=CONCATENATE([.F1390]; IF(ISTEXT([.B1390]); CONCATENATE(&quot; {&quot;;[.B1390];&quot;}&quot;);&quot;&quot;))">
            <text:p/>
          </table:table-cell>
          <table:table-cell table:formula="of:=IF(ISTEXT([.G1390]);[.G13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1]);[.E1391];&quot;&quot;)">
            <text:p/>
          </table:table-cell>
          <table:table-cell table:formula="of:=CONCATENATE([.F1391]; IF(ISTEXT([.B1391]); CONCATENATE(&quot; {&quot;;[.B1391];&quot;}&quot;);&quot;&quot;))">
            <text:p/>
          </table:table-cell>
          <table:table-cell table:formula="of:=IF(ISTEXT([.G1391]);[.G13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2]);[.E1392];&quot;&quot;)">
            <text:p/>
          </table:table-cell>
          <table:table-cell table:formula="of:=CONCATENATE([.F1392]; IF(ISTEXT([.B1392]); CONCATENATE(&quot; {&quot;;[.B1392];&quot;}&quot;);&quot;&quot;))">
            <text:p/>
          </table:table-cell>
          <table:table-cell table:formula="of:=IF(ISTEXT([.G1392]);[.G13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3]);[.E1393];&quot;&quot;)">
            <text:p/>
          </table:table-cell>
          <table:table-cell table:formula="of:=CONCATENATE([.F1393]; IF(ISTEXT([.B1393]); CONCATENATE(&quot; {&quot;;[.B1393];&quot;}&quot;);&quot;&quot;))">
            <text:p/>
          </table:table-cell>
          <table:table-cell table:formula="of:=IF(ISTEXT([.G1393]);[.G13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4]);[.E1394];&quot;&quot;)">
            <text:p/>
          </table:table-cell>
          <table:table-cell table:formula="of:=CONCATENATE([.F1394]; IF(ISTEXT([.B1394]); CONCATENATE(&quot; {&quot;;[.B1394];&quot;}&quot;);&quot;&quot;))">
            <text:p/>
          </table:table-cell>
          <table:table-cell table:formula="of:=IF(ISTEXT([.G1394]);[.G13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5]);[.E1395];&quot;&quot;)">
            <text:p/>
          </table:table-cell>
          <table:table-cell table:formula="of:=CONCATENATE([.F1395]; IF(ISTEXT([.B1395]); CONCATENATE(&quot; {&quot;;[.B1395];&quot;}&quot;);&quot;&quot;))">
            <text:p/>
          </table:table-cell>
          <table:table-cell table:formula="of:=IF(ISTEXT([.G1395]);[.G13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6]);[.E1396];&quot;&quot;)">
            <text:p/>
          </table:table-cell>
          <table:table-cell table:formula="of:=CONCATENATE([.F1396]; IF(ISTEXT([.B1396]); CONCATENATE(&quot; {&quot;;[.B1396];&quot;}&quot;);&quot;&quot;))">
            <text:p/>
          </table:table-cell>
          <table:table-cell table:formula="of:=IF(ISTEXT([.G1396]);[.G13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7]);[.E1397];&quot;&quot;)">
            <text:p/>
          </table:table-cell>
          <table:table-cell table:formula="of:=CONCATENATE([.F1397]; IF(ISTEXT([.B1397]); CONCATENATE(&quot; {&quot;;[.B1397];&quot;}&quot;);&quot;&quot;))">
            <text:p/>
          </table:table-cell>
          <table:table-cell table:formula="of:=IF(ISTEXT([.G1397]);[.G13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8]);[.E1398];&quot;&quot;)">
            <text:p/>
          </table:table-cell>
          <table:table-cell table:formula="of:=CONCATENATE([.F1398]; IF(ISTEXT([.B1398]); CONCATENATE(&quot; {&quot;;[.B1398];&quot;}&quot;);&quot;&quot;))">
            <text:p/>
          </table:table-cell>
          <table:table-cell table:formula="of:=IF(ISTEXT([.G1398]);[.G13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399]);[.E1399];&quot;&quot;)">
            <text:p/>
          </table:table-cell>
          <table:table-cell table:formula="of:=CONCATENATE([.F1399]; IF(ISTEXT([.B1399]); CONCATENATE(&quot; {&quot;;[.B1399];&quot;}&quot;);&quot;&quot;))">
            <text:p/>
          </table:table-cell>
          <table:table-cell table:formula="of:=IF(ISTEXT([.G1399]);[.G13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0]);[.E1400];&quot;&quot;)">
            <text:p/>
          </table:table-cell>
          <table:table-cell table:formula="of:=CONCATENATE([.F1400]; IF(ISTEXT([.B1400]); CONCATENATE(&quot; {&quot;;[.B1400];&quot;}&quot;);&quot;&quot;))">
            <text:p/>
          </table:table-cell>
          <table:table-cell table:formula="of:=IF(ISTEXT([.G1400]);[.G140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1]);[.E1401];&quot;&quot;)">
            <text:p/>
          </table:table-cell>
          <table:table-cell table:formula="of:=CONCATENATE([.F1401]; IF(ISTEXT([.B1401]); CONCATENATE(&quot; {&quot;;[.B1401];&quot;}&quot;);&quot;&quot;))">
            <text:p/>
          </table:table-cell>
          <table:table-cell table:formula="of:=IF(ISTEXT([.G1401]);[.G140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2]);[.E1402];&quot;&quot;)">
            <text:p/>
          </table:table-cell>
          <table:table-cell table:formula="of:=CONCATENATE([.F1402]; IF(ISTEXT([.B1402]); CONCATENATE(&quot; {&quot;;[.B1402];&quot;}&quot;);&quot;&quot;))">
            <text:p/>
          </table:table-cell>
          <table:table-cell table:formula="of:=IF(ISTEXT([.G1402]);[.G140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3]);[.E1403];&quot;&quot;)">
            <text:p/>
          </table:table-cell>
          <table:table-cell table:formula="of:=CONCATENATE([.F1403]; IF(ISTEXT([.B1403]); CONCATENATE(&quot; {&quot;;[.B1403];&quot;}&quot;);&quot;&quot;))">
            <text:p/>
          </table:table-cell>
          <table:table-cell table:formula="of:=IF(ISTEXT([.G1403]);[.G140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4]);[.E1404];&quot;&quot;)">
            <text:p/>
          </table:table-cell>
          <table:table-cell table:formula="of:=CONCATENATE([.F1404]; IF(ISTEXT([.B1404]); CONCATENATE(&quot; {&quot;;[.B1404];&quot;}&quot;);&quot;&quot;))">
            <text:p/>
          </table:table-cell>
          <table:table-cell table:formula="of:=IF(ISTEXT([.G1404]);[.G140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5]);[.E1405];&quot;&quot;)">
            <text:p/>
          </table:table-cell>
          <table:table-cell table:formula="of:=CONCATENATE([.F1405]; IF(ISTEXT([.B1405]); CONCATENATE(&quot; {&quot;;[.B1405];&quot;}&quot;);&quot;&quot;))">
            <text:p/>
          </table:table-cell>
          <table:table-cell table:formula="of:=IF(ISTEXT([.G1405]);[.G140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6]);[.E1406];&quot;&quot;)">
            <text:p/>
          </table:table-cell>
          <table:table-cell table:formula="of:=CONCATENATE([.F1406]; IF(ISTEXT([.B1406]); CONCATENATE(&quot; {&quot;;[.B1406];&quot;}&quot;);&quot;&quot;))">
            <text:p/>
          </table:table-cell>
          <table:table-cell table:formula="of:=IF(ISTEXT([.G1406]);[.G140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7]);[.E1407];&quot;&quot;)">
            <text:p/>
          </table:table-cell>
          <table:table-cell table:formula="of:=CONCATENATE([.F1407]; IF(ISTEXT([.B1407]); CONCATENATE(&quot; {&quot;;[.B1407];&quot;}&quot;);&quot;&quot;))">
            <text:p/>
          </table:table-cell>
          <table:table-cell table:formula="of:=IF(ISTEXT([.G1407]);[.G140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8]);[.E1408];&quot;&quot;)">
            <text:p/>
          </table:table-cell>
          <table:table-cell table:formula="of:=CONCATENATE([.F1408]; IF(ISTEXT([.B1408]); CONCATENATE(&quot; {&quot;;[.B1408];&quot;}&quot;);&quot;&quot;))">
            <text:p/>
          </table:table-cell>
          <table:table-cell table:formula="of:=IF(ISTEXT([.G1408]);[.G140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09]);[.E1409];&quot;&quot;)">
            <text:p/>
          </table:table-cell>
          <table:table-cell table:formula="of:=CONCATENATE([.F1409]; IF(ISTEXT([.B1409]); CONCATENATE(&quot; {&quot;;[.B1409];&quot;}&quot;);&quot;&quot;))">
            <text:p/>
          </table:table-cell>
          <table:table-cell table:formula="of:=IF(ISTEXT([.G1409]);[.G140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0]);[.E1410];&quot;&quot;)">
            <text:p/>
          </table:table-cell>
          <table:table-cell table:formula="of:=CONCATENATE([.F1410]; IF(ISTEXT([.B1410]); CONCATENATE(&quot; {&quot;;[.B1410];&quot;}&quot;);&quot;&quot;))">
            <text:p/>
          </table:table-cell>
          <table:table-cell table:formula="of:=IF(ISTEXT([.G1410]);[.G141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1]);[.E1411];&quot;&quot;)">
            <text:p/>
          </table:table-cell>
          <table:table-cell table:formula="of:=CONCATENATE([.F1411]; IF(ISTEXT([.B1411]); CONCATENATE(&quot; {&quot;;[.B1411];&quot;}&quot;);&quot;&quot;))">
            <text:p/>
          </table:table-cell>
          <table:table-cell table:formula="of:=IF(ISTEXT([.G1411]);[.G141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2]);[.E1412];&quot;&quot;)">
            <text:p/>
          </table:table-cell>
          <table:table-cell table:formula="of:=CONCATENATE([.F1412]; IF(ISTEXT([.B1412]); CONCATENATE(&quot; {&quot;;[.B1412];&quot;}&quot;);&quot;&quot;))">
            <text:p/>
          </table:table-cell>
          <table:table-cell table:formula="of:=IF(ISTEXT([.G1412]);[.G141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3]);[.E1413];&quot;&quot;)">
            <text:p/>
          </table:table-cell>
          <table:table-cell table:formula="of:=CONCATENATE([.F1413]; IF(ISTEXT([.B1413]); CONCATENATE(&quot; {&quot;;[.B1413];&quot;}&quot;);&quot;&quot;))">
            <text:p/>
          </table:table-cell>
          <table:table-cell table:formula="of:=IF(ISTEXT([.G1413]);[.G141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4]);[.E1414];&quot;&quot;)">
            <text:p/>
          </table:table-cell>
          <table:table-cell table:formula="of:=CONCATENATE([.F1414]; IF(ISTEXT([.B1414]); CONCATENATE(&quot; {&quot;;[.B1414];&quot;}&quot;);&quot;&quot;))">
            <text:p/>
          </table:table-cell>
          <table:table-cell table:formula="of:=IF(ISTEXT([.G1414]);[.G141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5]);[.E1415];&quot;&quot;)">
            <text:p/>
          </table:table-cell>
          <table:table-cell table:formula="of:=CONCATENATE([.F1415]; IF(ISTEXT([.B1415]); CONCATENATE(&quot; {&quot;;[.B1415];&quot;}&quot;);&quot;&quot;))">
            <text:p/>
          </table:table-cell>
          <table:table-cell table:formula="of:=IF(ISTEXT([.G1415]);[.G141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6]);[.E1416];&quot;&quot;)">
            <text:p/>
          </table:table-cell>
          <table:table-cell table:formula="of:=CONCATENATE([.F1416]; IF(ISTEXT([.B1416]); CONCATENATE(&quot; {&quot;;[.B1416];&quot;}&quot;);&quot;&quot;))">
            <text:p/>
          </table:table-cell>
          <table:table-cell table:formula="of:=IF(ISTEXT([.G1416]);[.G141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7]);[.E1417];&quot;&quot;)">
            <text:p/>
          </table:table-cell>
          <table:table-cell table:formula="of:=CONCATENATE([.F1417]; IF(ISTEXT([.B1417]); CONCATENATE(&quot; {&quot;;[.B1417];&quot;}&quot;);&quot;&quot;))">
            <text:p/>
          </table:table-cell>
          <table:table-cell table:formula="of:=IF(ISTEXT([.G1417]);[.G141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8]);[.E1418];&quot;&quot;)">
            <text:p/>
          </table:table-cell>
          <table:table-cell table:formula="of:=CONCATENATE([.F1418]; IF(ISTEXT([.B1418]); CONCATENATE(&quot; {&quot;;[.B1418];&quot;}&quot;);&quot;&quot;))">
            <text:p/>
          </table:table-cell>
          <table:table-cell table:formula="of:=IF(ISTEXT([.G1418]);[.G141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19]);[.E1419];&quot;&quot;)">
            <text:p/>
          </table:table-cell>
          <table:table-cell table:formula="of:=CONCATENATE([.F1419]; IF(ISTEXT([.B1419]); CONCATENATE(&quot; {&quot;;[.B1419];&quot;}&quot;);&quot;&quot;))">
            <text:p/>
          </table:table-cell>
          <table:table-cell table:formula="of:=IF(ISTEXT([.G1419]);[.G141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0]);[.E1420];&quot;&quot;)">
            <text:p/>
          </table:table-cell>
          <table:table-cell table:formula="of:=CONCATENATE([.F1420]; IF(ISTEXT([.B1420]); CONCATENATE(&quot; {&quot;;[.B1420];&quot;}&quot;);&quot;&quot;))">
            <text:p/>
          </table:table-cell>
          <table:table-cell table:formula="of:=IF(ISTEXT([.G1420]);[.G142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1]);[.E1421];&quot;&quot;)">
            <text:p/>
          </table:table-cell>
          <table:table-cell table:formula="of:=CONCATENATE([.F1421]; IF(ISTEXT([.B1421]); CONCATENATE(&quot; {&quot;;[.B1421];&quot;}&quot;);&quot;&quot;))">
            <text:p/>
          </table:table-cell>
          <table:table-cell table:formula="of:=IF(ISTEXT([.G1421]);[.G142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2]);[.E1422];&quot;&quot;)">
            <text:p/>
          </table:table-cell>
          <table:table-cell table:formula="of:=CONCATENATE([.F1422]; IF(ISTEXT([.B1422]); CONCATENATE(&quot; {&quot;;[.B1422];&quot;}&quot;);&quot;&quot;))">
            <text:p/>
          </table:table-cell>
          <table:table-cell table:formula="of:=IF(ISTEXT([.G1422]);[.G142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3]);[.E1423];&quot;&quot;)">
            <text:p/>
          </table:table-cell>
          <table:table-cell table:formula="of:=CONCATENATE([.F1423]; IF(ISTEXT([.B1423]); CONCATENATE(&quot; {&quot;;[.B1423];&quot;}&quot;);&quot;&quot;))">
            <text:p/>
          </table:table-cell>
          <table:table-cell table:formula="of:=IF(ISTEXT([.G1423]);[.G142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4]);[.E1424];&quot;&quot;)">
            <text:p/>
          </table:table-cell>
          <table:table-cell table:formula="of:=CONCATENATE([.F1424]; IF(ISTEXT([.B1424]); CONCATENATE(&quot; {&quot;;[.B1424];&quot;}&quot;);&quot;&quot;))">
            <text:p/>
          </table:table-cell>
          <table:table-cell table:formula="of:=IF(ISTEXT([.G1424]);[.G142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5]);[.E1425];&quot;&quot;)">
            <text:p/>
          </table:table-cell>
          <table:table-cell table:formula="of:=CONCATENATE([.F1425]; IF(ISTEXT([.B1425]); CONCATENATE(&quot; {&quot;;[.B1425];&quot;}&quot;);&quot;&quot;))">
            <text:p/>
          </table:table-cell>
          <table:table-cell table:formula="of:=IF(ISTEXT([.G1425]);[.G142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6]);[.E1426];&quot;&quot;)">
            <text:p/>
          </table:table-cell>
          <table:table-cell table:formula="of:=CONCATENATE([.F1426]; IF(ISTEXT([.B1426]); CONCATENATE(&quot; {&quot;;[.B1426];&quot;}&quot;);&quot;&quot;))">
            <text:p/>
          </table:table-cell>
          <table:table-cell table:formula="of:=IF(ISTEXT([.G1426]);[.G142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7]);[.E1427];&quot;&quot;)">
            <text:p/>
          </table:table-cell>
          <table:table-cell table:formula="of:=CONCATENATE([.F1427]; IF(ISTEXT([.B1427]); CONCATENATE(&quot; {&quot;;[.B1427];&quot;}&quot;);&quot;&quot;))">
            <text:p/>
          </table:table-cell>
          <table:table-cell table:formula="of:=IF(ISTEXT([.G1427]);[.G142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8]);[.E1428];&quot;&quot;)">
            <text:p/>
          </table:table-cell>
          <table:table-cell table:formula="of:=CONCATENATE([.F1428]; IF(ISTEXT([.B1428]); CONCATENATE(&quot; {&quot;;[.B1428];&quot;}&quot;);&quot;&quot;))">
            <text:p/>
          </table:table-cell>
          <table:table-cell table:formula="of:=IF(ISTEXT([.G1428]);[.G142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29]);[.E1429];&quot;&quot;)">
            <text:p/>
          </table:table-cell>
          <table:table-cell table:formula="of:=CONCATENATE([.F1429]; IF(ISTEXT([.B1429]); CONCATENATE(&quot; {&quot;;[.B1429];&quot;}&quot;);&quot;&quot;))">
            <text:p/>
          </table:table-cell>
          <table:table-cell table:formula="of:=IF(ISTEXT([.G1429]);[.G142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0]);[.E1430];&quot;&quot;)">
            <text:p/>
          </table:table-cell>
          <table:table-cell table:formula="of:=CONCATENATE([.F1430]; IF(ISTEXT([.B1430]); CONCATENATE(&quot; {&quot;;[.B1430];&quot;}&quot;);&quot;&quot;))">
            <text:p/>
          </table:table-cell>
          <table:table-cell table:formula="of:=IF(ISTEXT([.G1430]);[.G143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1]);[.E1431];&quot;&quot;)">
            <text:p/>
          </table:table-cell>
          <table:table-cell table:formula="of:=CONCATENATE([.F1431]; IF(ISTEXT([.B1431]); CONCATENATE(&quot; {&quot;;[.B1431];&quot;}&quot;);&quot;&quot;))">
            <text:p/>
          </table:table-cell>
          <table:table-cell table:formula="of:=IF(ISTEXT([.G1431]);[.G143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2]);[.E1432];&quot;&quot;)">
            <text:p/>
          </table:table-cell>
          <table:table-cell table:formula="of:=CONCATENATE([.F1432]; IF(ISTEXT([.B1432]); CONCATENATE(&quot; {&quot;;[.B1432];&quot;}&quot;);&quot;&quot;))">
            <text:p/>
          </table:table-cell>
          <table:table-cell table:formula="of:=IF(ISTEXT([.G1432]);[.G143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3]);[.E1433];&quot;&quot;)">
            <text:p/>
          </table:table-cell>
          <table:table-cell table:formula="of:=CONCATENATE([.F1433]; IF(ISTEXT([.B1433]); CONCATENATE(&quot; {&quot;;[.B1433];&quot;}&quot;);&quot;&quot;))">
            <text:p/>
          </table:table-cell>
          <table:table-cell table:formula="of:=IF(ISTEXT([.G1433]);[.G143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4]);[.E1434];&quot;&quot;)">
            <text:p/>
          </table:table-cell>
          <table:table-cell table:formula="of:=CONCATENATE([.F1434]; IF(ISTEXT([.B1434]); CONCATENATE(&quot; {&quot;;[.B1434];&quot;}&quot;);&quot;&quot;))">
            <text:p/>
          </table:table-cell>
          <table:table-cell table:formula="of:=IF(ISTEXT([.G1434]);[.G143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5]);[.E1435];&quot;&quot;)">
            <text:p/>
          </table:table-cell>
          <table:table-cell table:formula="of:=CONCATENATE([.F1435]; IF(ISTEXT([.B1435]); CONCATENATE(&quot; {&quot;;[.B1435];&quot;}&quot;);&quot;&quot;))">
            <text:p/>
          </table:table-cell>
          <table:table-cell table:formula="of:=IF(ISTEXT([.G1435]);[.G143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6]);[.E1436];&quot;&quot;)">
            <text:p/>
          </table:table-cell>
          <table:table-cell table:formula="of:=CONCATENATE([.F1436]; IF(ISTEXT([.B1436]); CONCATENATE(&quot; {&quot;;[.B1436];&quot;}&quot;);&quot;&quot;))">
            <text:p/>
          </table:table-cell>
          <table:table-cell table:formula="of:=IF(ISTEXT([.G1436]);[.G143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7]);[.E1437];&quot;&quot;)">
            <text:p/>
          </table:table-cell>
          <table:table-cell table:formula="of:=CONCATENATE([.F1437]; IF(ISTEXT([.B1437]); CONCATENATE(&quot; {&quot;;[.B1437];&quot;}&quot;);&quot;&quot;))">
            <text:p/>
          </table:table-cell>
          <table:table-cell table:formula="of:=IF(ISTEXT([.G1437]);[.G143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8]);[.E1438];&quot;&quot;)">
            <text:p/>
          </table:table-cell>
          <table:table-cell table:formula="of:=CONCATENATE([.F1438]; IF(ISTEXT([.B1438]); CONCATENATE(&quot; {&quot;;[.B1438];&quot;}&quot;);&quot;&quot;))">
            <text:p/>
          </table:table-cell>
          <table:table-cell table:formula="of:=IF(ISTEXT([.G1438]);[.G143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39]);[.E1439];&quot;&quot;)">
            <text:p/>
          </table:table-cell>
          <table:table-cell table:formula="of:=CONCATENATE([.F1439]; IF(ISTEXT([.B1439]); CONCATENATE(&quot; {&quot;;[.B1439];&quot;}&quot;);&quot;&quot;))">
            <text:p/>
          </table:table-cell>
          <table:table-cell table:formula="of:=IF(ISTEXT([.G1439]);[.G143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0]);[.E1440];&quot;&quot;)">
            <text:p/>
          </table:table-cell>
          <table:table-cell table:formula="of:=CONCATENATE([.F1440]; IF(ISTEXT([.B1440]); CONCATENATE(&quot; {&quot;;[.B1440];&quot;}&quot;);&quot;&quot;))">
            <text:p/>
          </table:table-cell>
          <table:table-cell table:formula="of:=IF(ISTEXT([.G1440]);[.G144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1]);[.E1441];&quot;&quot;)">
            <text:p/>
          </table:table-cell>
          <table:table-cell table:formula="of:=CONCATENATE([.F1441]; IF(ISTEXT([.B1441]); CONCATENATE(&quot; {&quot;;[.B1441];&quot;}&quot;);&quot;&quot;))">
            <text:p/>
          </table:table-cell>
          <table:table-cell table:formula="of:=IF(ISTEXT([.G1441]);[.G144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2]);[.E1442];&quot;&quot;)">
            <text:p/>
          </table:table-cell>
          <table:table-cell table:formula="of:=CONCATENATE([.F1442]; IF(ISTEXT([.B1442]); CONCATENATE(&quot; {&quot;;[.B1442];&quot;}&quot;);&quot;&quot;))">
            <text:p/>
          </table:table-cell>
          <table:table-cell table:formula="of:=IF(ISTEXT([.G1442]);[.G144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3]);[.E1443];&quot;&quot;)">
            <text:p/>
          </table:table-cell>
          <table:table-cell table:formula="of:=CONCATENATE([.F1443]; IF(ISTEXT([.B1443]); CONCATENATE(&quot; {&quot;;[.B1443];&quot;}&quot;);&quot;&quot;))">
            <text:p/>
          </table:table-cell>
          <table:table-cell table:formula="of:=IF(ISTEXT([.G1443]);[.G144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4]);[.E1444];&quot;&quot;)">
            <text:p/>
          </table:table-cell>
          <table:table-cell table:formula="of:=CONCATENATE([.F1444]; IF(ISTEXT([.B1444]); CONCATENATE(&quot; {&quot;;[.B1444];&quot;}&quot;);&quot;&quot;))">
            <text:p/>
          </table:table-cell>
          <table:table-cell table:formula="of:=IF(ISTEXT([.G1444]);[.G144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5]);[.E1445];&quot;&quot;)">
            <text:p/>
          </table:table-cell>
          <table:table-cell table:formula="of:=CONCATENATE([.F1445]; IF(ISTEXT([.B1445]); CONCATENATE(&quot; {&quot;;[.B1445];&quot;}&quot;);&quot;&quot;))">
            <text:p/>
          </table:table-cell>
          <table:table-cell table:formula="of:=IF(ISTEXT([.G1445]);[.G144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6]);[.E1446];&quot;&quot;)">
            <text:p/>
          </table:table-cell>
          <table:table-cell table:formula="of:=CONCATENATE([.F1446]; IF(ISTEXT([.B1446]); CONCATENATE(&quot; {&quot;;[.B1446];&quot;}&quot;);&quot;&quot;))">
            <text:p/>
          </table:table-cell>
          <table:table-cell table:formula="of:=IF(ISTEXT([.G1446]);[.G144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7]);[.E1447];&quot;&quot;)">
            <text:p/>
          </table:table-cell>
          <table:table-cell table:formula="of:=CONCATENATE([.F1447]; IF(ISTEXT([.B1447]); CONCATENATE(&quot; {&quot;;[.B1447];&quot;}&quot;);&quot;&quot;))">
            <text:p/>
          </table:table-cell>
          <table:table-cell table:formula="of:=IF(ISTEXT([.G1447]);[.G144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8]);[.E1448];&quot;&quot;)">
            <text:p/>
          </table:table-cell>
          <table:table-cell table:formula="of:=CONCATENATE([.F1448]; IF(ISTEXT([.B1448]); CONCATENATE(&quot; {&quot;;[.B1448];&quot;}&quot;);&quot;&quot;))">
            <text:p/>
          </table:table-cell>
          <table:table-cell table:formula="of:=IF(ISTEXT([.G1448]);[.G144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49]);[.E1449];&quot;&quot;)">
            <text:p/>
          </table:table-cell>
          <table:table-cell table:formula="of:=CONCATENATE([.F1449]; IF(ISTEXT([.B1449]); CONCATENATE(&quot; {&quot;;[.B1449];&quot;}&quot;);&quot;&quot;))">
            <text:p/>
          </table:table-cell>
          <table:table-cell table:formula="of:=IF(ISTEXT([.G1449]);[.G144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0]);[.E1450];&quot;&quot;)">
            <text:p/>
          </table:table-cell>
          <table:table-cell table:formula="of:=CONCATENATE([.F1450]; IF(ISTEXT([.B1450]); CONCATENATE(&quot; {&quot;;[.B1450];&quot;}&quot;);&quot;&quot;))">
            <text:p/>
          </table:table-cell>
          <table:table-cell table:formula="of:=IF(ISTEXT([.G1450]);[.G145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1]);[.E1451];&quot;&quot;)">
            <text:p/>
          </table:table-cell>
          <table:table-cell table:formula="of:=CONCATENATE([.F1451]; IF(ISTEXT([.B1451]); CONCATENATE(&quot; {&quot;;[.B1451];&quot;}&quot;);&quot;&quot;))">
            <text:p/>
          </table:table-cell>
          <table:table-cell table:formula="of:=IF(ISTEXT([.G1451]);[.G145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2]);[.E1452];&quot;&quot;)">
            <text:p/>
          </table:table-cell>
          <table:table-cell table:formula="of:=CONCATENATE([.F1452]; IF(ISTEXT([.B1452]); CONCATENATE(&quot; {&quot;;[.B1452];&quot;}&quot;);&quot;&quot;))">
            <text:p/>
          </table:table-cell>
          <table:table-cell table:formula="of:=IF(ISTEXT([.G1452]);[.G145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3]);[.E1453];&quot;&quot;)">
            <text:p/>
          </table:table-cell>
          <table:table-cell table:formula="of:=CONCATENATE([.F1453]; IF(ISTEXT([.B1453]); CONCATENATE(&quot; {&quot;;[.B1453];&quot;}&quot;);&quot;&quot;))">
            <text:p/>
          </table:table-cell>
          <table:table-cell table:formula="of:=IF(ISTEXT([.G1453]);[.G145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4]);[.E1454];&quot;&quot;)">
            <text:p/>
          </table:table-cell>
          <table:table-cell table:formula="of:=CONCATENATE([.F1454]; IF(ISTEXT([.B1454]); CONCATENATE(&quot; {&quot;;[.B1454];&quot;}&quot;);&quot;&quot;))">
            <text:p/>
          </table:table-cell>
          <table:table-cell table:formula="of:=IF(ISTEXT([.G1454]);[.G145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5]);[.E1455];&quot;&quot;)">
            <text:p/>
          </table:table-cell>
          <table:table-cell table:formula="of:=CONCATENATE([.F1455]; IF(ISTEXT([.B1455]); CONCATENATE(&quot; {&quot;;[.B1455];&quot;}&quot;);&quot;&quot;))">
            <text:p/>
          </table:table-cell>
          <table:table-cell table:formula="of:=IF(ISTEXT([.G1455]);[.G145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6]);[.E1456];&quot;&quot;)">
            <text:p/>
          </table:table-cell>
          <table:table-cell table:formula="of:=CONCATENATE([.F1456]; IF(ISTEXT([.B1456]); CONCATENATE(&quot; {&quot;;[.B1456];&quot;}&quot;);&quot;&quot;))">
            <text:p/>
          </table:table-cell>
          <table:table-cell table:formula="of:=IF(ISTEXT([.G1456]);[.G145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7]);[.E1457];&quot;&quot;)">
            <text:p/>
          </table:table-cell>
          <table:table-cell table:formula="of:=CONCATENATE([.F1457]; IF(ISTEXT([.B1457]); CONCATENATE(&quot; {&quot;;[.B1457];&quot;}&quot;);&quot;&quot;))">
            <text:p/>
          </table:table-cell>
          <table:table-cell table:formula="of:=IF(ISTEXT([.G1457]);[.G145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8]);[.E1458];&quot;&quot;)">
            <text:p/>
          </table:table-cell>
          <table:table-cell table:formula="of:=CONCATENATE([.F1458]; IF(ISTEXT([.B1458]); CONCATENATE(&quot; {&quot;;[.B1458];&quot;}&quot;);&quot;&quot;))">
            <text:p/>
          </table:table-cell>
          <table:table-cell table:formula="of:=IF(ISTEXT([.G1458]);[.G145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59]);[.E1459];&quot;&quot;)">
            <text:p/>
          </table:table-cell>
          <table:table-cell table:formula="of:=CONCATENATE([.F1459]; IF(ISTEXT([.B1459]); CONCATENATE(&quot; {&quot;;[.B1459];&quot;}&quot;);&quot;&quot;))">
            <text:p/>
          </table:table-cell>
          <table:table-cell table:formula="of:=IF(ISTEXT([.G1459]);[.G145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0]);[.E1460];&quot;&quot;)">
            <text:p/>
          </table:table-cell>
          <table:table-cell table:formula="of:=CONCATENATE([.F1460]; IF(ISTEXT([.B1460]); CONCATENATE(&quot; {&quot;;[.B1460];&quot;}&quot;);&quot;&quot;))">
            <text:p/>
          </table:table-cell>
          <table:table-cell table:formula="of:=IF(ISTEXT([.G1460]);[.G146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1]);[.E1461];&quot;&quot;)">
            <text:p/>
          </table:table-cell>
          <table:table-cell table:formula="of:=CONCATENATE([.F1461]; IF(ISTEXT([.B1461]); CONCATENATE(&quot; {&quot;;[.B1461];&quot;}&quot;);&quot;&quot;))">
            <text:p/>
          </table:table-cell>
          <table:table-cell table:formula="of:=IF(ISTEXT([.G1461]);[.G146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2]);[.E1462];&quot;&quot;)">
            <text:p/>
          </table:table-cell>
          <table:table-cell table:formula="of:=CONCATENATE([.F1462]; IF(ISTEXT([.B1462]); CONCATENATE(&quot; {&quot;;[.B1462];&quot;}&quot;);&quot;&quot;))">
            <text:p/>
          </table:table-cell>
          <table:table-cell table:formula="of:=IF(ISTEXT([.G1462]);[.G146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3]);[.E1463];&quot;&quot;)">
            <text:p/>
          </table:table-cell>
          <table:table-cell table:formula="of:=CONCATENATE([.F1463]; IF(ISTEXT([.B1463]); CONCATENATE(&quot; {&quot;;[.B1463];&quot;}&quot;);&quot;&quot;))">
            <text:p/>
          </table:table-cell>
          <table:table-cell table:formula="of:=IF(ISTEXT([.G1463]);[.G146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4]);[.E1464];&quot;&quot;)">
            <text:p/>
          </table:table-cell>
          <table:table-cell table:formula="of:=CONCATENATE([.F1464]; IF(ISTEXT([.B1464]); CONCATENATE(&quot; {&quot;;[.B1464];&quot;}&quot;);&quot;&quot;))">
            <text:p/>
          </table:table-cell>
          <table:table-cell table:formula="of:=IF(ISTEXT([.G1464]);[.G146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5]);[.E1465];&quot;&quot;)">
            <text:p/>
          </table:table-cell>
          <table:table-cell table:formula="of:=CONCATENATE([.F1465]; IF(ISTEXT([.B1465]); CONCATENATE(&quot; {&quot;;[.B1465];&quot;}&quot;);&quot;&quot;))">
            <text:p/>
          </table:table-cell>
          <table:table-cell table:formula="of:=IF(ISTEXT([.G1465]);[.G146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6]);[.E1466];&quot;&quot;)">
            <text:p/>
          </table:table-cell>
          <table:table-cell table:formula="of:=CONCATENATE([.F1466]; IF(ISTEXT([.B1466]); CONCATENATE(&quot; {&quot;;[.B1466];&quot;}&quot;);&quot;&quot;))">
            <text:p/>
          </table:table-cell>
          <table:table-cell table:formula="of:=IF(ISTEXT([.G1466]);[.G146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7]);[.E1467];&quot;&quot;)">
            <text:p/>
          </table:table-cell>
          <table:table-cell table:formula="of:=CONCATENATE([.F1467]; IF(ISTEXT([.B1467]); CONCATENATE(&quot; {&quot;;[.B1467];&quot;}&quot;);&quot;&quot;))">
            <text:p/>
          </table:table-cell>
          <table:table-cell table:formula="of:=IF(ISTEXT([.G1467]);[.G146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8]);[.E1468];&quot;&quot;)">
            <text:p/>
          </table:table-cell>
          <table:table-cell table:formula="of:=CONCATENATE([.F1468]; IF(ISTEXT([.B1468]); CONCATENATE(&quot; {&quot;;[.B1468];&quot;}&quot;);&quot;&quot;))">
            <text:p/>
          </table:table-cell>
          <table:table-cell table:formula="of:=IF(ISTEXT([.G1468]);[.G146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69]);[.E1469];&quot;&quot;)">
            <text:p/>
          </table:table-cell>
          <table:table-cell table:formula="of:=CONCATENATE([.F1469]; IF(ISTEXT([.B1469]); CONCATENATE(&quot; {&quot;;[.B1469];&quot;}&quot;);&quot;&quot;))">
            <text:p/>
          </table:table-cell>
          <table:table-cell table:formula="of:=IF(ISTEXT([.G1469]);[.G146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0]);[.E1470];&quot;&quot;)">
            <text:p/>
          </table:table-cell>
          <table:table-cell table:formula="of:=CONCATENATE([.F1470]; IF(ISTEXT([.B1470]); CONCATENATE(&quot; {&quot;;[.B1470];&quot;}&quot;);&quot;&quot;))">
            <text:p/>
          </table:table-cell>
          <table:table-cell table:formula="of:=IF(ISTEXT([.G1470]);[.G147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1]);[.E1471];&quot;&quot;)">
            <text:p/>
          </table:table-cell>
          <table:table-cell table:formula="of:=CONCATENATE([.F1471]; IF(ISTEXT([.B1471]); CONCATENATE(&quot; {&quot;;[.B1471];&quot;}&quot;);&quot;&quot;))">
            <text:p/>
          </table:table-cell>
          <table:table-cell table:formula="of:=IF(ISTEXT([.G1471]);[.G147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2]);[.E1472];&quot;&quot;)">
            <text:p/>
          </table:table-cell>
          <table:table-cell table:formula="of:=CONCATENATE([.F1472]; IF(ISTEXT([.B1472]); CONCATENATE(&quot; {&quot;;[.B1472];&quot;}&quot;);&quot;&quot;))">
            <text:p/>
          </table:table-cell>
          <table:table-cell table:formula="of:=IF(ISTEXT([.G1472]);[.G147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3]);[.E1473];&quot;&quot;)">
            <text:p/>
          </table:table-cell>
          <table:table-cell table:formula="of:=CONCATENATE([.F1473]; IF(ISTEXT([.B1473]); CONCATENATE(&quot; {&quot;;[.B1473];&quot;}&quot;);&quot;&quot;))">
            <text:p/>
          </table:table-cell>
          <table:table-cell table:formula="of:=IF(ISTEXT([.G1473]);[.G147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4]);[.E1474];&quot;&quot;)">
            <text:p/>
          </table:table-cell>
          <table:table-cell table:formula="of:=CONCATENATE([.F1474]; IF(ISTEXT([.B1474]); CONCATENATE(&quot; {&quot;;[.B1474];&quot;}&quot;);&quot;&quot;))">
            <text:p/>
          </table:table-cell>
          <table:table-cell table:formula="of:=IF(ISTEXT([.G1474]);[.G147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5]);[.E1475];&quot;&quot;)">
            <text:p/>
          </table:table-cell>
          <table:table-cell table:formula="of:=CONCATENATE([.F1475]; IF(ISTEXT([.B1475]); CONCATENATE(&quot; {&quot;;[.B1475];&quot;}&quot;);&quot;&quot;))">
            <text:p/>
          </table:table-cell>
          <table:table-cell table:formula="of:=IF(ISTEXT([.G1475]);[.G147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6]);[.E1476];&quot;&quot;)">
            <text:p/>
          </table:table-cell>
          <table:table-cell table:formula="of:=CONCATENATE([.F1476]; IF(ISTEXT([.B1476]); CONCATENATE(&quot; {&quot;;[.B1476];&quot;}&quot;);&quot;&quot;))">
            <text:p/>
          </table:table-cell>
          <table:table-cell table:formula="of:=IF(ISTEXT([.G1476]);[.G147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7]);[.E1477];&quot;&quot;)">
            <text:p/>
          </table:table-cell>
          <table:table-cell table:formula="of:=CONCATENATE([.F1477]; IF(ISTEXT([.B1477]); CONCATENATE(&quot; {&quot;;[.B1477];&quot;}&quot;);&quot;&quot;))">
            <text:p/>
          </table:table-cell>
          <table:table-cell table:formula="of:=IF(ISTEXT([.G1477]);[.G147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8]);[.E1478];&quot;&quot;)">
            <text:p/>
          </table:table-cell>
          <table:table-cell table:formula="of:=CONCATENATE([.F1478]; IF(ISTEXT([.B1478]); CONCATENATE(&quot; {&quot;;[.B1478];&quot;}&quot;);&quot;&quot;))">
            <text:p/>
          </table:table-cell>
          <table:table-cell table:formula="of:=IF(ISTEXT([.G1478]);[.G147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79]);[.E1479];&quot;&quot;)">
            <text:p/>
          </table:table-cell>
          <table:table-cell table:formula="of:=CONCATENATE([.F1479]; IF(ISTEXT([.B1479]); CONCATENATE(&quot; {&quot;;[.B1479];&quot;}&quot;);&quot;&quot;))">
            <text:p/>
          </table:table-cell>
          <table:table-cell table:formula="of:=IF(ISTEXT([.G1479]);[.G147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0]);[.E1480];&quot;&quot;)">
            <text:p/>
          </table:table-cell>
          <table:table-cell table:formula="of:=CONCATENATE([.F1480]; IF(ISTEXT([.B1480]); CONCATENATE(&quot; {&quot;;[.B1480];&quot;}&quot;);&quot;&quot;))">
            <text:p/>
          </table:table-cell>
          <table:table-cell table:formula="of:=IF(ISTEXT([.G1480]);[.G148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1]);[.E1481];&quot;&quot;)">
            <text:p/>
          </table:table-cell>
          <table:table-cell table:formula="of:=CONCATENATE([.F1481]; IF(ISTEXT([.B1481]); CONCATENATE(&quot; {&quot;;[.B1481];&quot;}&quot;);&quot;&quot;))">
            <text:p/>
          </table:table-cell>
          <table:table-cell table:formula="of:=IF(ISTEXT([.G1481]);[.G148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2]);[.E1482];&quot;&quot;)">
            <text:p/>
          </table:table-cell>
          <table:table-cell table:formula="of:=CONCATENATE([.F1482]; IF(ISTEXT([.B1482]); CONCATENATE(&quot; {&quot;;[.B1482];&quot;}&quot;);&quot;&quot;))">
            <text:p/>
          </table:table-cell>
          <table:table-cell table:formula="of:=IF(ISTEXT([.G1482]);[.G148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3]);[.E1483];&quot;&quot;)">
            <text:p/>
          </table:table-cell>
          <table:table-cell table:formula="of:=CONCATENATE([.F1483]; IF(ISTEXT([.B1483]); CONCATENATE(&quot; {&quot;;[.B1483];&quot;}&quot;);&quot;&quot;))">
            <text:p/>
          </table:table-cell>
          <table:table-cell table:formula="of:=IF(ISTEXT([.G1483]);[.G148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4]);[.E1484];&quot;&quot;)">
            <text:p/>
          </table:table-cell>
          <table:table-cell table:formula="of:=CONCATENATE([.F1484]; IF(ISTEXT([.B1484]); CONCATENATE(&quot; {&quot;;[.B1484];&quot;}&quot;);&quot;&quot;))">
            <text:p/>
          </table:table-cell>
          <table:table-cell table:formula="of:=IF(ISTEXT([.G1484]);[.G148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5]);[.E1485];&quot;&quot;)">
            <text:p/>
          </table:table-cell>
          <table:table-cell table:formula="of:=CONCATENATE([.F1485]; IF(ISTEXT([.B1485]); CONCATENATE(&quot; {&quot;;[.B1485];&quot;}&quot;);&quot;&quot;))">
            <text:p/>
          </table:table-cell>
          <table:table-cell table:formula="of:=IF(ISTEXT([.G1485]);[.G148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6]);[.E1486];&quot;&quot;)">
            <text:p/>
          </table:table-cell>
          <table:table-cell table:formula="of:=CONCATENATE([.F1486]; IF(ISTEXT([.B1486]); CONCATENATE(&quot; {&quot;;[.B1486];&quot;}&quot;);&quot;&quot;))">
            <text:p/>
          </table:table-cell>
          <table:table-cell table:formula="of:=IF(ISTEXT([.G1486]);[.G148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7]);[.E1487];&quot;&quot;)">
            <text:p/>
          </table:table-cell>
          <table:table-cell table:formula="of:=CONCATENATE([.F1487]; IF(ISTEXT([.B1487]); CONCATENATE(&quot; {&quot;;[.B1487];&quot;}&quot;);&quot;&quot;))">
            <text:p/>
          </table:table-cell>
          <table:table-cell table:formula="of:=IF(ISTEXT([.G1487]);[.G148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8]);[.E1488];&quot;&quot;)">
            <text:p/>
          </table:table-cell>
          <table:table-cell table:formula="of:=CONCATENATE([.F1488]; IF(ISTEXT([.B1488]); CONCATENATE(&quot; {&quot;;[.B1488];&quot;}&quot;);&quot;&quot;))">
            <text:p/>
          </table:table-cell>
          <table:table-cell table:formula="of:=IF(ISTEXT([.G1488]);[.G148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89]);[.E1489];&quot;&quot;)">
            <text:p/>
          </table:table-cell>
          <table:table-cell table:formula="of:=CONCATENATE([.F1489]; IF(ISTEXT([.B1489]); CONCATENATE(&quot; {&quot;;[.B1489];&quot;}&quot;);&quot;&quot;))">
            <text:p/>
          </table:table-cell>
          <table:table-cell table:formula="of:=IF(ISTEXT([.G1489]);[.G148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0]);[.E1490];&quot;&quot;)">
            <text:p/>
          </table:table-cell>
          <table:table-cell table:formula="of:=CONCATENATE([.F1490]; IF(ISTEXT([.B1490]); CONCATENATE(&quot; {&quot;;[.B1490];&quot;}&quot;);&quot;&quot;))">
            <text:p/>
          </table:table-cell>
          <table:table-cell table:formula="of:=IF(ISTEXT([.G1490]);[.G1490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1]);[.E1491];&quot;&quot;)">
            <text:p/>
          </table:table-cell>
          <table:table-cell table:formula="of:=CONCATENATE([.F1491]; IF(ISTEXT([.B1491]); CONCATENATE(&quot; {&quot;;[.B1491];&quot;}&quot;);&quot;&quot;))">
            <text:p/>
          </table:table-cell>
          <table:table-cell table:formula="of:=IF(ISTEXT([.G1491]);[.G1491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2]);[.E1492];&quot;&quot;)">
            <text:p/>
          </table:table-cell>
          <table:table-cell table:formula="of:=CONCATENATE([.F1492]; IF(ISTEXT([.B1492]); CONCATENATE(&quot; {&quot;;[.B1492];&quot;}&quot;);&quot;&quot;))">
            <text:p/>
          </table:table-cell>
          <table:table-cell table:formula="of:=IF(ISTEXT([.G1492]);[.G1492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3]);[.E1493];&quot;&quot;)">
            <text:p/>
          </table:table-cell>
          <table:table-cell table:formula="of:=CONCATENATE([.F1493]; IF(ISTEXT([.B1493]); CONCATENATE(&quot; {&quot;;[.B1493];&quot;}&quot;);&quot;&quot;))">
            <text:p/>
          </table:table-cell>
          <table:table-cell table:formula="of:=IF(ISTEXT([.G1493]);[.G1493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4]);[.E1494];&quot;&quot;)">
            <text:p/>
          </table:table-cell>
          <table:table-cell table:formula="of:=CONCATENATE([.F1494]; IF(ISTEXT([.B1494]); CONCATENATE(&quot; {&quot;;[.B1494];&quot;}&quot;);&quot;&quot;))">
            <text:p/>
          </table:table-cell>
          <table:table-cell table:formula="of:=IF(ISTEXT([.G1494]);[.G1494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5]);[.E1495];&quot;&quot;)">
            <text:p/>
          </table:table-cell>
          <table:table-cell table:formula="of:=CONCATENATE([.F1495]; IF(ISTEXT([.B1495]); CONCATENATE(&quot; {&quot;;[.B1495];&quot;}&quot;);&quot;&quot;))">
            <text:p/>
          </table:table-cell>
          <table:table-cell table:formula="of:=IF(ISTEXT([.G1495]);[.G1495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6]);[.E1496];&quot;&quot;)">
            <text:p/>
          </table:table-cell>
          <table:table-cell table:formula="of:=CONCATENATE([.F1496]; IF(ISTEXT([.B1496]); CONCATENATE(&quot; {&quot;;[.B1496];&quot;}&quot;);&quot;&quot;))">
            <text:p/>
          </table:table-cell>
          <table:table-cell table:formula="of:=IF(ISTEXT([.G1496]);[.G1496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7]);[.E1497];&quot;&quot;)">
            <text:p/>
          </table:table-cell>
          <table:table-cell table:formula="of:=CONCATENATE([.F1497]; IF(ISTEXT([.B1497]); CONCATENATE(&quot; {&quot;;[.B1497];&quot;}&quot;);&quot;&quot;))">
            <text:p/>
          </table:table-cell>
          <table:table-cell table:formula="of:=IF(ISTEXT([.G1497]);[.G1497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8]);[.E1498];&quot;&quot;)">
            <text:p/>
          </table:table-cell>
          <table:table-cell table:formula="of:=CONCATENATE([.F1498]; IF(ISTEXT([.B1498]); CONCATENATE(&quot; {&quot;;[.B1498];&quot;}&quot;);&quot;&quot;))">
            <text:p/>
          </table:table-cell>
          <table:table-cell table:formula="of:=IF(ISTEXT([.G1498]);[.G1498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499]);[.E1499];&quot;&quot;)">
            <text:p/>
          </table:table-cell>
          <table:table-cell table:formula="of:=CONCATENATE([.F1499]; IF(ISTEXT([.B1499]); CONCATENATE(&quot; {&quot;;[.B1499];&quot;}&quot;);&quot;&quot;))">
            <text:p/>
          </table:table-cell>
          <table:table-cell table:formula="of:=IF(ISTEXT([.G1499]);[.G1499];&quot;&quot;)">
            <text:p/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ISTEXT([.E1500]);[.E1500];&quot;&quot;)">
            <text:p/>
          </table:table-cell>
          <table:table-cell table:formula="of:=CONCATENATE([.F1500]; IF(ISTEXT([.B1500]); CONCATENATE(&quot; {&quot;;[.B1500];&quot;}&quot;);&quot;&quot;))">
            <text:p/>
          </table:table-cell>
          <table:table-cell table:formula="of:=IF(ISTEXT([.G1500]);[.G1500];&quot;&quot;)">
            <text:p/>
          </table:table-cell>
          <table:table-cell table:number-columns-repeated="1013"/>
        </table:table-row>
        <table:table-row table:style-name="ro1">
          <table:table-cell table:style-name="ce1" table:number-columns-repeated="7"/>
          <table:table-cell/>
          <table:table-cell table:style-name="ce3" table:number-columns-repeated="3"/>
          <table:table-cell table:style-name="ce1" table:number-columns-repeated="1013"/>
        </table:table-row>
        <table:table-row table:style-name="ro1">
          <table:table-cell table:number-columns-repeated="8"/>
          <table:table-cell table:number-columns-repeated="3" office:value-type="string" calcext:value-type="string">
            <text:p>&amp;&amp;&amp;&amp;&amp;&amp;&amp;&amp;&amp;</text:p>
          </table:table-cell>
          <table:table-cell table:number-columns-repeated="1013"/>
        </table:table-row>
        <table:table-row table:style-name="ro1" table:number-rows-repeated="10470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048576" table:contains-header="false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21:40.244982479</meta:creation-date>
    <dc:date>2024-06-07T14:27:05.922140064</dc:date>
    <meta:editing-duration>PT1H12M59S</meta:editing-duration>
    <meta:editing-cycles>12</meta:editing-cycles>
    <meta:generator>LibreOffice/7.3.7.2$Linux_X86_64 LibreOffice_project/30$Build-2</meta:generator>
    <meta:document-statistic meta:table-count="1" meta:cell-count="7611" meta:object-count="0"/>
  </office:meta>
</office:document-meta>
</file>